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w editor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editor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/>
          <table:table-cell table:formula="of:=COM.MICROSOFT.STDEV.S([.B2:.B13])" office:value-type="float" office:value="0.707106781186548" calcext:value-type="float">
            <text:p>0,707106781186548</text:p>
          </table:table-cell>
          <table:table-cell table:formula="of:=AVERAGE([.B2:.B13])" office:value-type="float" office:value="1.5" calcext:value-type="float">
            <text:p>1,5</text:p>
          </table:table-cell>
          <table:table-cell table:formula="of:=[.D13]-[.C13]" office:value-type="float" office:value="0.792893218813452" calcext:value-type="float">
            <text:p>0,792893218813452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/>
          <table:table-cell table:formula="of:=COM.MICROSOFT.STDEV.S([.B3:.B14])" office:value-type="string" office:string-value="" calcext:value-type="error">
            <text:p>#DIV/0!</text:p>
          </table:table-cell>
          <table:table-cell table:formula="of:=AVERAGE([.B3:.B14])" office:value-type="float" office:value="2" calcext:value-type="float">
            <text:p>2</text:p>
          </table:table-cell>
          <table:table-cell table:formula="of:=[.D14]-[.C1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/>
          <table:table-cell table:formula="of:=COM.MICROSOFT.STDEV.S([.B4:.B15])" office:value-type="string" office:string-value="" calcext:value-type="error">
            <text:p>#DIV/0!</text:p>
          </table:table-cell>
          <table:table-cell table:formula="of:=AVERAGE([.B4:.B15])" office:value-type="float" office:value="2" calcext:value-type="float">
            <text:p>2</text:p>
          </table:table-cell>
          <table:table-cell table:formula="of:=[.D15]-[.C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1" calcext:value-type="float">
            <text:p>1</text:p>
          </table:table-cell>
          <table:table-cell table:formula="of:=COM.MICROSOFT.STDEV.S([.B5:.B16])" office:value-type="float" office:value="0.707106781186548" calcext:value-type="float">
            <text:p>0,707106781186548</text:p>
          </table:table-cell>
          <table:table-cell table:formula="of:=AVERAGE([.B5:.B16])" office:value-type="float" office:value="1.5" calcext:value-type="float">
            <text:p>1,5</text:p>
          </table:table-cell>
          <table:table-cell table:formula="of:=[.D16]-[.C16]" office:value-type="float" office:value="0.792893218813452" calcext:value-type="float">
            <text:p>0,792893218813452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" calcext:value-type="float">
            <text:p>1</text:p>
          </table:table-cell>
          <table:table-cell table:formula="of:=COM.MICROSOFT.STDEV.S([.B6:.B17])" office:value-type="float" office:value="0" calcext:value-type="float">
            <text:p>0</text:p>
          </table:table-cell>
          <table:table-cell table:formula="of:=AVERAGE([.B6:.B17])" office:value-type="float" office:value="1" calcext:value-type="float">
            <text:p>1</text:p>
          </table:table-cell>
          <table:table-cell table:formula="of:=[.D17]-[.C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" calcext:value-type="float">
            <text:p>3</text:p>
          </table:table-cell>
          <table:table-cell table:formula="of:=COM.MICROSOFT.STDEV.S([.B7:.B18])" office:value-type="float" office:value="1.15470053837925" calcext:value-type="float">
            <text:p>1,15470053837925</text:p>
          </table:table-cell>
          <table:table-cell table:formula="of:=AVERAGE([.B7:.B18])" office:value-type="float" office:value="1.66666666666667" calcext:value-type="float">
            <text:p>1,66666666666667</text:p>
          </table:table-cell>
          <table:table-cell table:formula="of:=[.D18]-[.C18]" office:value-type="float" office:value="0.511966128287415" calcext:value-type="float">
            <text:p>0,511966128287415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table:formula="of:=COM.MICROSOFT.STDEV.S([.B8:.B19])" office:value-type="float" office:value="1.15470053837925" calcext:value-type="float">
            <text:p>1,15470053837925</text:p>
          </table:table-cell>
          <table:table-cell table:formula="of:=AVERAGE([.B8:.B19])" office:value-type="float" office:value="1.66666666666667" calcext:value-type="float">
            <text:p>1,66666666666667</text:p>
          </table:table-cell>
          <table:table-cell table:formula="of:=[.D19]-[.C19]" office:value-type="float" office:value="0.511966128287415" calcext:value-type="float">
            <text:p>0,511966128287415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formula="of:=COM.MICROSOFT.STDEV.S([.B9:.B20])" office:value-type="float" office:value="0.957427107756338" calcext:value-type="float">
            <text:p>0,957427107756338</text:p>
          </table:table-cell>
          <table:table-cell table:formula="of:=AVERAGE([.B9:.B20])" office:value-type="float" office:value="1.75" calcext:value-type="float">
            <text:p>1,75</text:p>
          </table:table-cell>
          <table:table-cell table:formula="of:=[.D20]-[.C20]" office:value-type="float" office:value="0.792572892243662" calcext:value-type="float">
            <text:p>0,792572892243662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/>
          <table:table-cell table:formula="of:=COM.MICROSOFT.STDEV.S([.B10:.B21])" office:value-type="float" office:value="0.957427107756338" calcext:value-type="float">
            <text:p>0,957427107756338</text:p>
          </table:table-cell>
          <table:table-cell table:formula="of:=AVERAGE([.B10:.B21])" office:value-type="float" office:value="1.75" calcext:value-type="float">
            <text:p>1,75</text:p>
          </table:table-cell>
          <table:table-cell table:formula="of:=[.D21]-[.C21]" office:value-type="float" office:value="0.792572892243662" calcext:value-type="float">
            <text:p>0,792572892243662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formula="of:=COM.MICROSOFT.STDEV.S([.B11:.B22])" office:value-type="float" office:value="0.836660026534076" calcext:value-type="float">
            <text:p>0,836660026534076</text:p>
          </table:table-cell>
          <table:table-cell table:formula="of:=AVERAGE([.B11:.B22])" office:value-type="float" office:value="1.8" calcext:value-type="float">
            <text:p>1,8</text:p>
          </table:table-cell>
          <table:table-cell table:formula="of:=[.D22]-[.C22]" office:value-type="float" office:value="0.963339973465924" calcext:value-type="float">
            <text:p>0,963339973465924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3" calcext:value-type="float">
            <text:p>3</text:p>
          </table:table-cell>
          <table:table-cell table:formula="of:=COM.MICROSOFT.STDEV.S([.B12:.B23])" office:value-type="float" office:value="0.894427190999916" calcext:value-type="float">
            <text:p>0,894427190999916</text:p>
          </table:table-cell>
          <table:table-cell table:formula="of:=AVERAGE([.B12:.B23])" office:value-type="float" office:value="2" calcext:value-type="float">
            <text:p>2</text:p>
          </table:table-cell>
          <table:table-cell table:formula="of:=[.D23]-[.C23]" office:value-type="float" office:value="1.10557280900008" calcext:value-type="float">
            <text:p>1,10557280900008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" calcext:value-type="float">
            <text:p>1</text:p>
          </table:table-cell>
          <table:table-cell table:formula="of:=COM.MICROSOFT.STDEV.S([.B13:.B24])" office:value-type="float" office:value="0.899735410842437" calcext:value-type="float">
            <text:p>0,899735410842437</text:p>
          </table:table-cell>
          <table:table-cell table:formula="of:=AVERAGE([.B13:.B24])" office:value-type="float" office:value="1.85714285714286" calcext:value-type="float">
            <text:p>1,85714285714286</text:p>
          </table:table-cell>
          <table:table-cell table:formula="of:=[.D24]-[.C24]" office:value-type="float" office:value="0.95740744630042" calcext:value-type="float">
            <text:p>0,95740744630042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/>
          <table:table-cell table:formula="of:=COM.MICROSOFT.STDEV.S([.B14:.B25])" office:value-type="float" office:value="0.899735410842437" calcext:value-type="float">
            <text:p>0,899735410842437</text:p>
          </table:table-cell>
          <table:table-cell table:formula="of:=AVERAGE([.B14:.B25])" office:value-type="float" office:value="1.85714285714286" calcext:value-type="float">
            <text:p>1,85714285714286</text:p>
          </table:table-cell>
          <table:table-cell table:formula="of:=[.D25]-[.C25]" office:value-type="float" office:value="0.95740744630042" calcext:value-type="float">
            <text:p>0,95740744630042</text:p>
          </table:table-cell>
          <table:table-cell table:formula="of:=[.D25]-[.D13]" office:value-type="float" office:value="0.357142857142857" calcext:value-type="float">
            <text:p>0,357142857142857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3" calcext:value-type="float">
            <text:p>3</text:p>
          </table:table-cell>
          <table:table-cell table:formula="of:=COM.MICROSOFT.STDEV.S([.B15:.B26])" office:value-type="float" office:value="0.925820099772551" calcext:value-type="float">
            <text:p>0,925820099772551</text:p>
          </table:table-cell>
          <table:table-cell table:formula="of:=AVERAGE([.B15:.B26])" office:value-type="float" office:value="2" calcext:value-type="float">
            <text:p>2</text:p>
          </table:table-cell>
          <table:table-cell table:formula="of:=[.D26]-[.C26]" office:value-type="float" office:value="1.07417990022745" calcext:value-type="float">
            <text:p>1,07417990022745</text:p>
          </table:table-cell>
          <table:table-cell table:formula="of:=[.D26]-[.D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" calcext:value-type="float">
            <text:p>2</text:p>
          </table:table-cell>
          <table:table-cell table:formula="of:=COM.MICROSOFT.STDEV.S([.B16:.B27])" office:value-type="float" office:value="0.866025403784439" calcext:value-type="float">
            <text:p>0,866025403784439</text:p>
          </table:table-cell>
          <table:table-cell table:formula="of:=AVERAGE([.B16:.B27])" office:value-type="float" office:value="2" calcext:value-type="float">
            <text:p>2</text:p>
          </table:table-cell>
          <table:table-cell table:formula="of:=[.D27]-[.C27]" office:value-type="float" office:value="1.13397459621556" calcext:value-type="float">
            <text:p>1,13397459621556</text:p>
          </table:table-cell>
          <table:table-cell table:formula="of:=[.D27]-[.D1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" calcext:value-type="float">
            <text:p>14</text:p>
          </table:table-cell>
          <table:table-cell table:formula="of:=COM.MICROSOFT.STDEV.S([.B17:.B28])" office:value-type="float" office:value="4.0345728123034" calcext:value-type="float">
            <text:p>4,0345728123034</text:p>
          </table:table-cell>
          <table:table-cell table:formula="of:=AVERAGE([.B17:.B28])" office:value-type="float" office:value="3.44444444444444" calcext:value-type="float">
            <text:p>3,44444444444444</text:p>
          </table:table-cell>
          <table:table-cell table:formula="of:=[.D28]-[.C28]" office:value-type="float" office:value="-0.590128367858957" calcext:value-type="float">
            <text:p>-0,590128367858957</text:p>
          </table:table-cell>
          <table:table-cell table:formula="of:=[.D28]-[.D16]" office:value-type="float" office:value="1.94444444444444" calcext:value-type="float">
            <text:p>1,94444444444444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7" calcext:value-type="float">
            <text:p>7</text:p>
          </table:table-cell>
          <table:table-cell table:formula="of:=COM.MICROSOFT.STDEV.S([.B18:.B29])" office:value-type="float" office:value="4.07567308687916" calcext:value-type="float">
            <text:p>4,07567308687916</text:p>
          </table:table-cell>
          <table:table-cell table:formula="of:=AVERAGE([.B18:.B29])" office:value-type="float" office:value="4.11111111111111" calcext:value-type="float">
            <text:p>4,11111111111111</text:p>
          </table:table-cell>
          <table:table-cell table:formula="of:=[.D29]-[.C29]" office:value-type="float" office:value="0.0354380242319499" calcext:value-type="float">
            <text:p>0,03543802423195</text:p>
          </table:table-cell>
          <table:table-cell table:formula="of:=[.D29]-[.D17]" office:value-type="float" office:value="3.11111111111111" calcext:value-type="float">
            <text:p>3,11111111111111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7" calcext:value-type="float">
            <text:p>7</text:p>
          </table:table-cell>
          <table:table-cell table:formula="of:=COM.MICROSOFT.STDEV.S([.B19:.B30])" office:value-type="float" office:value="4.15665463777998" calcext:value-type="float">
            <text:p>4,15665463777998</text:p>
          </table:table-cell>
          <table:table-cell table:formula="of:=AVERAGE([.B19:.B30])" office:value-type="float" office:value="4.55555555555556" calcext:value-type="float">
            <text:p>4,55555555555556</text:p>
          </table:table-cell>
          <table:table-cell table:formula="of:=[.D30]-[.C30]" office:value-type="float" office:value="0.39890091777558" calcext:value-type="float">
            <text:p>0,39890091777558</text:p>
          </table:table-cell>
          <table:table-cell table:formula="of:=[.D30]-[.D18]" office:value-type="float" office:value="2.88888888888889" calcext:value-type="float">
            <text:p>2,88888888888889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6" calcext:value-type="float">
            <text:p>26</text:p>
          </table:table-cell>
          <table:table-cell table:formula="of:=COM.MICROSOFT.STDEV.S([.B20:.B31])" office:value-type="float" office:value="7.83226943129796" calcext:value-type="float">
            <text:p>7,83226943129796</text:p>
          </table:table-cell>
          <table:table-cell table:formula="of:=AVERAGE([.B20:.B31])" office:value-type="float" office:value="6.7" calcext:value-type="float">
            <text:p>6,7</text:p>
          </table:table-cell>
          <table:table-cell table:formula="of:=[.D31]-[.C31]" office:value-type="float" office:value="-1.13226943129796" calcext:value-type="float">
            <text:p>-1,13226943129796</text:p>
          </table:table-cell>
          <table:table-cell table:formula="of:=[.D31]-[.D19]" office:value-type="float" office:value="5.03333333333333" calcext:value-type="float">
            <text:p>5,03333333333333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7" calcext:value-type="float">
            <text:p>7</text:p>
          </table:table-cell>
          <table:table-cell table:formula="of:=COM.MICROSOFT.STDEV.S([.B21:.B32])" office:value-type="float" office:value="7.65651501808899" calcext:value-type="float">
            <text:p>7,65651501808899</text:p>
          </table:table-cell>
          <table:table-cell table:formula="of:=AVERAGE([.B21:.B32])" office:value-type="float" office:value="7.2" calcext:value-type="float">
            <text:p>7,2</text:p>
          </table:table-cell>
          <table:table-cell table:formula="of:=[.D32]-[.C32]" office:value-type="float" office:value="-0.456515018088989" calcext:value-type="float">
            <text:p>-0,456515018088989</text:p>
          </table:table-cell>
          <table:table-cell table:formula="of:=[.D32]-[.D20]" office:value-type="float" office:value="5.45" calcext:value-type="float">
            <text:p>5,45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12" calcext:value-type="float">
            <text:p>12</text:p>
          </table:table-cell>
          <table:table-cell table:formula="of:=COM.MICROSOFT.STDEV.S([.B22:.B33])" office:value-type="float" office:value="7.40638545138892" calcext:value-type="float">
            <text:p>7,40638545138892</text:p>
          </table:table-cell>
          <table:table-cell table:formula="of:=AVERAGE([.B22:.B33])" office:value-type="float" office:value="7.63636363636364" calcext:value-type="float">
            <text:p>7,63636363636364</text:p>
          </table:table-cell>
          <table:table-cell table:formula="of:=[.D33]-[.C33]" office:value-type="float" office:value="0.229978184974716" calcext:value-type="float">
            <text:p>0,229978184974716</text:p>
          </table:table-cell>
          <table:table-cell table:formula="of:=[.D33]-[.D21]" office:value-type="float" office:value="5.88636363636364" calcext:value-type="float">
            <text:p>5,88636363636364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17" calcext:value-type="float">
            <text:p>17</text:p>
          </table:table-cell>
          <table:table-cell table:formula="of:=COM.MICROSOFT.STDEV.S([.B23:.B34])" office:value-type="float" office:value="7.64198926981712" calcext:value-type="float">
            <text:p>7,64198926981712</text:p>
          </table:table-cell>
          <table:table-cell table:formula="of:=AVERAGE([.B23:.B34])" office:value-type="float" office:value="9" calcext:value-type="float">
            <text:p>9</text:p>
          </table:table-cell>
          <table:table-cell table:formula="of:=[.D34]-[.C34]" office:value-type="float" office:value="1.35801073018288" calcext:value-type="float">
            <text:p>1,35801073018288</text:p>
          </table:table-cell>
          <table:table-cell table:formula="of:=[.D34]-[.D22]" office:value-type="float" office:value="7.2" calcext:value-type="float">
            <text:p>7,2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8" calcext:value-type="float">
            <text:p>18</text:p>
          </table:table-cell>
          <table:table-cell table:formula="of:=COM.MICROSOFT.STDEV.S([.B24:.B35])" office:value-type="float" office:value="7.80093234521012" calcext:value-type="float">
            <text:p>7,80093234521012</text:p>
          </table:table-cell>
          <table:table-cell table:formula="of:=AVERAGE([.B24:.B35])" office:value-type="float" office:value="10.3636363636364" calcext:value-type="float">
            <text:p>10,3636363636364</text:p>
          </table:table-cell>
          <table:table-cell table:formula="of:=[.D35]-[.C35]" office:value-type="float" office:value="2.56270401842624" calcext:value-type="float">
            <text:p>2,56270401842624</text:p>
          </table:table-cell>
          <table:table-cell table:formula="of:=[.D35]-[.D23]" office:value-type="float" office:value="8.36363636363636" calcext:value-type="float">
            <text:p>8,36363636363636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6" calcext:value-type="float">
            <text:p>16</text:p>
          </table:table-cell>
          <table:table-cell table:formula="of:=COM.MICROSOFT.STDEV.S([.B25:.B36])" office:value-type="float" office:value="7.2950792879983" calcext:value-type="float">
            <text:p>7,2950792879983</text:p>
          </table:table-cell>
          <table:table-cell table:formula="of:=AVERAGE([.B25:.B36])" office:value-type="float" office:value="11.7272727272727" calcext:value-type="float">
            <text:p>11,7272727272727</text:p>
          </table:table-cell>
          <table:table-cell table:formula="of:=[.D36]-[.C36]" office:value-type="float" office:value="4.43219343927443" calcext:value-type="float">
            <text:p>4,43219343927443</text:p>
          </table:table-cell>
          <table:table-cell table:formula="of:=[.D36]-[.D24]" office:value-type="float" office:value="9.87012987012987" calcext:value-type="float">
            <text:p>9,87012987012987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4" calcext:value-type="float">
            <text:p>14</text:p>
          </table:table-cell>
          <table:table-cell table:formula="of:=COM.MICROSOFT.STDEV.S([.B26:.B37])" office:value-type="float" office:value="6.98645876396663" calcext:value-type="float">
            <text:p>6,98645876396663</text:p>
          </table:table-cell>
          <table:table-cell table:formula="of:=AVERAGE([.B26:.B37])" office:value-type="float" office:value="11.9166666666667" calcext:value-type="float">
            <text:p>11,9166666666667</text:p>
          </table:table-cell>
          <table:table-cell table:formula="of:=[.D37]-[.C37]" office:value-type="float" office:value="4.93020790270004" calcext:value-type="float">
            <text:p>4,93020790270004</text:p>
          </table:table-cell>
          <table:table-cell table:formula="of:=[.D37]-[.D25]" office:value-type="float" office:value="10.0595238095238" calcext:value-type="float">
            <text:p>10,0595238095238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3" calcext:value-type="float">
            <text:p>43</text:p>
          </table:table-cell>
          <table:table-cell table:formula="of:=COM.MICROSOFT.STDEV.S([.B27:.B38])" office:value-type="float" office:value="10.8303026063658" calcext:value-type="float">
            <text:p>10,8303026063658</text:p>
          </table:table-cell>
          <table:table-cell table:formula="of:=AVERAGE([.B27:.B38])" office:value-type="float" office:value="15.25" calcext:value-type="float">
            <text:p>15,25</text:p>
          </table:table-cell>
          <table:table-cell table:formula="of:=[.D38]-[.C38]" office:value-type="float" office:value="4.41969739363417" calcext:value-type="float">
            <text:p>4,41969739363417</text:p>
          </table:table-cell>
          <table:table-cell table:formula="of:=[.D38]-[.D26]" office:value-type="float" office:value="13.25" calcext:value-type="float">
            <text:p>13,25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41" calcext:value-type="float">
            <text:p>41</text:p>
          </table:table-cell>
          <table:table-cell table:formula="of:=COM.MICROSOFT.STDEV.S([.B28:.B39])" office:value-type="float" office:value="12.2511594998559" calcext:value-type="float">
            <text:p>12,2511594998559</text:p>
          </table:table-cell>
          <table:table-cell table:formula="of:=AVERAGE([.B28:.B39])" office:value-type="float" office:value="18.5" calcext:value-type="float">
            <text:p>18,5</text:p>
          </table:table-cell>
          <table:table-cell table:formula="of:=[.D39]-[.C39]" office:value-type="float" office:value="6.24884050014412" calcext:value-type="float">
            <text:p>6,24884050014412</text:p>
          </table:table-cell>
          <table:table-cell table:formula="of:=[.D39]-[.D27]" office:value-type="float" office:value="16.5" calcext:value-type="float">
            <text:p>16,5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" calcext:value-type="float">
            <text:p>28</text:p>
          </table:table-cell>
          <table:table-cell table:formula="of:=COM.MICROSOFT.STDEV.S([.B29:.B40])" office:value-type="float" office:value="12.4486825395179" calcext:value-type="float">
            <text:p>12,4486825395179</text:p>
          </table:table-cell>
          <table:table-cell table:formula="of:=AVERAGE([.B29:.B40])" office:value-type="float" office:value="19.6666666666667" calcext:value-type="float">
            <text:p>19,6666666666667</text:p>
          </table:table-cell>
          <table:table-cell table:formula="of:=[.D40]-[.C40]" office:value-type="float" office:value="7.2179841271488" calcext:value-type="float">
            <text:p>7,2179841271488</text:p>
          </table:table-cell>
          <table:table-cell table:formula="of:=[.D40]-[.D28]" office:value-type="float" office:value="16.2222222222222" calcext:value-type="float">
            <text:p>16,2222222222222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6" calcext:value-type="float">
            <text:p>36</text:p>
          </table:table-cell>
          <table:table-cell table:formula="of:=COM.MICROSOFT.STDEV.S([.B30:.B41])" office:value-type="float" office:value="12.5803478296568" calcext:value-type="float">
            <text:p>12,5803478296568</text:p>
          </table:table-cell>
          <table:table-cell table:formula="of:=AVERAGE([.B30:.B41])" office:value-type="float" office:value="22.0833333333333" calcext:value-type="float">
            <text:p>22,0833333333333</text:p>
          </table:table-cell>
          <table:table-cell table:formula="of:=[.D41]-[.C41]" office:value-type="float" office:value="9.50298550367649" calcext:value-type="float">
            <text:p>9,50298550367649</text:p>
          </table:table-cell>
          <table:table-cell table:formula="of:=[.D41]-[.D29]" office:value-type="float" office:value="17.9722222222222" calcext:value-type="float">
            <text:p>17,9722222222222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5" calcext:value-type="float">
            <text:p>25</text:p>
          </table:table-cell>
          <table:table-cell table:formula="of:=COM.MICROSOFT.STDEV.S([.B31:.B42])" office:value-type="float" office:value="11.6576805219355" calcext:value-type="float">
            <text:p>11,6576805219355</text:p>
          </table:table-cell>
          <table:table-cell table:formula="of:=AVERAGE([.B31:.B42])" office:value-type="float" office:value="23.5833333333333" calcext:value-type="float">
            <text:p>23,5833333333333</text:p>
          </table:table-cell>
          <table:table-cell table:formula="of:=[.D42]-[.C42]" office:value-type="float" office:value="11.9256528113978" calcext:value-type="float">
            <text:p>11,9256528113978</text:p>
          </table:table-cell>
          <table:table-cell table:formula="of:=[.D42]-[.D30]" office:value-type="float" office:value="19.0277777777778" calcext:value-type="float">
            <text:p>19,0277777777778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51" calcext:value-type="float">
            <text:p>51</text:p>
          </table:table-cell>
          <table:table-cell table:formula="of:=COM.MICROSOFT.STDEV.S([.B32:.B43])" office:value-type="float" office:value="14.1056618763423" calcext:value-type="float">
            <text:p>14,1056618763423</text:p>
          </table:table-cell>
          <table:table-cell table:formula="of:=AVERAGE([.B32:.B43])" office:value-type="float" office:value="25.6666666666667" calcext:value-type="float">
            <text:p>25,6666666666667</text:p>
          </table:table-cell>
          <table:table-cell table:formula="of:=[.D43]-[.C43]" office:value-type="float" office:value="11.5610047903244" calcext:value-type="float">
            <text:p>11,5610047903244</text:p>
          </table:table-cell>
          <table:table-cell table:formula="of:=[.D43]-[.D31]" office:value-type="float" office:value="18.9666666666667" calcext:value-type="float">
            <text:p>18,9666666666667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3" calcext:value-type="float">
            <text:p>43</text:p>
          </table:table-cell>
          <table:table-cell table:formula="of:=COM.MICROSOFT.STDEV.S([.B33:.B44])" office:value-type="float" office:value="13.5936705413909" calcext:value-type="float">
            <text:p>13,5936705413909</text:p>
          </table:table-cell>
          <table:table-cell table:formula="of:=AVERAGE([.B33:.B44])" office:value-type="float" office:value="28.6666666666667" calcext:value-type="float">
            <text:p>28,6666666666667</text:p>
          </table:table-cell>
          <table:table-cell table:formula="of:=[.D44]-[.C44]" office:value-type="float" office:value="15.0729961252758" calcext:value-type="float">
            <text:p>15,0729961252758</text:p>
          </table:table-cell>
          <table:table-cell table:formula="of:=[.D44]-[.D32]" office:value-type="float" office:value="21.4666666666667" calcext:value-type="float">
            <text:p>21,46666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42" calcext:value-type="float">
            <text:p>42</text:p>
          </table:table-cell>
          <table:table-cell table:formula="of:=COM.MICROSOFT.STDEV.S([.B34:.B45])" office:value-type="float" office:value="12.9953371591039" calcext:value-type="float">
            <text:p>12,9953371591039</text:p>
          </table:table-cell>
          <table:table-cell table:formula="of:=AVERAGE([.B34:.B45])" office:value-type="float" office:value="31.1666666666667" calcext:value-type="float">
            <text:p>31,1666666666667</text:p>
          </table:table-cell>
          <table:table-cell table:formula="of:=[.D45]-[.C45]" office:value-type="float" office:value="18.1713295075627" calcext:value-type="float">
            <text:p>18,1713295075627</text:p>
          </table:table-cell>
          <table:table-cell table:formula="of:=[.D45]-[.D33]" office:value-type="float" office:value="23.530303030303" calcext:value-type="float">
            <text:p>23,530303030303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5" calcext:value-type="float">
            <text:p>45</text:p>
          </table:table-cell>
          <table:table-cell table:formula="of:=COM.MICROSOFT.STDEV.S([.B35:.B46])" office:value-type="float" office:value="12.7314928068514" calcext:value-type="float">
            <text:p>12,7314928068514</text:p>
          </table:table-cell>
          <table:table-cell table:formula="of:=AVERAGE([.B35:.B46])" office:value-type="float" office:value="33.5" calcext:value-type="float">
            <text:p>33,5</text:p>
          </table:table-cell>
          <table:table-cell table:formula="of:=[.D46]-[.C46]" office:value-type="float" office:value="20.7685071931486" calcext:value-type="float">
            <text:p>20,7685071931486</text:p>
          </table:table-cell>
          <table:table-cell table:formula="of:=[.D46]-[.D34]" office:value-type="float" office:value="24.5" calcext:value-type="float">
            <text:p>24,5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9" calcext:value-type="float">
            <text:p>39</text:p>
          </table:table-cell>
          <table:table-cell table:formula="of:=COM.MICROSOFT.STDEV.S([.B36:.B47])" office:value-type="float" office:value="11.8177447471627" calcext:value-type="float">
            <text:p>11,8177447471627</text:p>
          </table:table-cell>
          <table:table-cell table:formula="of:=AVERAGE([.B36:.B47])" office:value-type="float" office:value="35.25" calcext:value-type="float">
            <text:p>35,25</text:p>
          </table:table-cell>
          <table:table-cell table:formula="of:=[.D47]-[.C47]" office:value-type="float" office:value="23.4322552528373" calcext:value-type="float">
            <text:p>23,4322552528373</text:p>
          </table:table-cell>
          <table:table-cell table:formula="of:=[.D47]-[.D35]" office:value-type="float" office:value="24.8863636363636" calcext:value-type="float">
            <text:p>24,8863636363636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1" calcext:value-type="float">
            <text:p>71</text:p>
          </table:table-cell>
          <table:table-cell table:formula="of:=COM.MICROSOFT.STDEV.S([.B37:.B48])" office:value-type="float" office:value="14.1153258638412" calcext:value-type="float">
            <text:p>14,1153258638412</text:p>
          </table:table-cell>
          <table:table-cell table:formula="of:=AVERAGE([.B37:.B48])" office:value-type="float" office:value="39.8333333333333" calcext:value-type="float">
            <text:p>39,8333333333333</text:p>
          </table:table-cell>
          <table:table-cell table:formula="of:=[.D48]-[.C48]" office:value-type="float" office:value="25.7180074694921" calcext:value-type="float">
            <text:p>25,7180074694921</text:p>
          </table:table-cell>
          <table:table-cell table:formula="of:=[.D48]-[.D36]" office:value-type="float" office:value="28.1060606060606" calcext:value-type="float">
            <text:p>28,1060606060606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8" calcext:value-type="float">
            <text:p>38</text:p>
          </table:table-cell>
          <table:table-cell table:formula="of:=COM.MICROSOFT.STDEV.S([.B38:.B49])" office:value-type="float" office:value="11.59806671455" calcext:value-type="float">
            <text:p>11,59806671455</text:p>
          </table:table-cell>
          <table:table-cell table:formula="of:=AVERAGE([.B38:.B49])" office:value-type="float" office:value="41.8333333333333" calcext:value-type="float">
            <text:p>41,8333333333333</text:p>
          </table:table-cell>
          <table:table-cell table:formula="of:=[.D49]-[.C49]" office:value-type="float" office:value="30.2352666187834" calcext:value-type="float">
            <text:p>30,2352666187834</text:p>
          </table:table-cell>
          <table:table-cell table:formula="of:=[.D49]-[.D37]" office:value-type="float" office:value="29.9166666666667" calcext:value-type="float">
            <text:p>29,9166666666667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3" calcext:value-type="float">
            <text:p>53</text:p>
          </table:table-cell>
          <table:table-cell table:formula="of:=COM.MICROSOFT.STDEV.S([.B39:.B50])" office:value-type="float" office:value="12.0403362481991" calcext:value-type="float">
            <text:p>12,0403362481991</text:p>
          </table:table-cell>
          <table:table-cell table:formula="of:=AVERAGE([.B39:.B50])" office:value-type="float" office:value="42.6666666666667" calcext:value-type="float">
            <text:p>42,6666666666667</text:p>
          </table:table-cell>
          <table:table-cell table:formula="of:=[.D50]-[.C50]" office:value-type="float" office:value="30.6263304184676" calcext:value-type="float">
            <text:p>30,6263304184676</text:p>
          </table:table-cell>
          <table:table-cell table:formula="of:=[.D50]-[.D38]" office:value-type="float" office:value="27.4166666666667" calcext:value-type="float">
            <text:p>27,4166666666667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69" calcext:value-type="float">
            <text:p>69</text:p>
          </table:table-cell>
          <table:table-cell table:formula="of:=COM.MICROSOFT.STDEV.S([.B40:.B51])" office:value-type="float" office:value="14.2062726222673" calcext:value-type="float">
            <text:p>14,2062726222673</text:p>
          </table:table-cell>
          <table:table-cell table:formula="of:=AVERAGE([.B40:.B51])" office:value-type="float" office:value="45" calcext:value-type="float">
            <text:p>45</text:p>
          </table:table-cell>
          <table:table-cell table:formula="of:=[.D51]-[.C51]" office:value-type="float" office:value="30.7937273777327" calcext:value-type="float">
            <text:p>30,7937273777327</text:p>
          </table:table-cell>
          <table:table-cell table:formula="of:=[.D51]-[.D39]" office:value-type="float" office:value="26.5" calcext:value-type="float">
            <text:p>26,5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92" calcext:value-type="float">
            <text:p>92</text:p>
          </table:table-cell>
          <table:table-cell table:formula="of:=COM.MICROSOFT.STDEV.S([.B41:.B52])" office:value-type="float" office:value="18.5831464863551" calcext:value-type="float">
            <text:p>18,5831464863551</text:p>
          </table:table-cell>
          <table:table-cell table:formula="of:=AVERAGE([.B41:.B52])" office:value-type="float" office:value="50.3333333333333" calcext:value-type="float">
            <text:p>50,3333333333333</text:p>
          </table:table-cell>
          <table:table-cell table:formula="of:=[.D52]-[.C52]" office:value-type="float" office:value="31.7501868469782" calcext:value-type="float">
            <text:p>31,7501868469782</text:p>
          </table:table-cell>
          <table:table-cell table:formula="of:=[.D52]-[.D40]" office:value-type="float" office:value="30.6666666666667" calcext:value-type="float">
            <text:p>30,66666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83" calcext:value-type="float">
            <text:p>83</text:p>
          </table:table-cell>
          <table:table-cell table:formula="of:=COM.MICROSOFT.STDEV.S([.B42:.B53])" office:value-type="float" office:value="20.1725511074286" calcext:value-type="float">
            <text:p>20,1725511074286</text:p>
          </table:table-cell>
          <table:table-cell table:formula="of:=AVERAGE([.B42:.B53])" office:value-type="float" office:value="54.25" calcext:value-type="float">
            <text:p>54,25</text:p>
          </table:table-cell>
          <table:table-cell table:formula="of:=[.D53]-[.C53]" office:value-type="float" office:value="34.0774488925714" calcext:value-type="float">
            <text:p>34,0774488925714</text:p>
          </table:table-cell>
          <table:table-cell table:formula="of:=[.D53]-[.D41]" office:value-type="float" office:value="32.1666666666667" calcext:value-type="float">
            <text:p>32,1666666666667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80" calcext:value-type="float">
            <text:p>80</text:p>
          </table:table-cell>
          <table:table-cell table:formula="of:=COM.MICROSOFT.STDEV.S([.B43:.B54])" office:value-type="float" office:value="19.1445854359699" calcext:value-type="float">
            <text:p>19,1445854359699</text:p>
          </table:table-cell>
          <table:table-cell table:formula="of:=AVERAGE([.B43:.B54])" office:value-type="float" office:value="58.8333333333333" calcext:value-type="float">
            <text:p>58,8333333333333</text:p>
          </table:table-cell>
          <table:table-cell table:formula="of:=[.D54]-[.C54]" office:value-type="float" office:value="39.6887478973634" calcext:value-type="float">
            <text:p>39,6887478973634</text:p>
          </table:table-cell>
          <table:table-cell table:formula="of:=[.D54]-[.D42]" office:value-type="float" office:value="35.25" calcext:value-type="float">
            <text:p>35,25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5" calcext:value-type="float">
            <text:p>105</text:p>
          </table:table-cell>
          <table:table-cell table:formula="of:=COM.MICROSOFT.STDEV.S([.B44:.B55])" office:value-type="float" office:value="23.0782594795635" calcext:value-type="float">
            <text:p>23,0782594795635</text:p>
          </table:table-cell>
          <table:table-cell table:formula="of:=AVERAGE([.B44:.B55])" office:value-type="float" office:value="63.3333333333333" calcext:value-type="float">
            <text:p>63,3333333333333</text:p>
          </table:table-cell>
          <table:table-cell table:formula="of:=[.D55]-[.C55]" office:value-type="float" office:value="40.2550738537699" calcext:value-type="float">
            <text:p>40,2550738537699</text:p>
          </table:table-cell>
          <table:table-cell table:formula="of:=[.D55]-[.D43]" office:value-type="float" office:value="37.6666666666667" calcext:value-type="float">
            <text:p>37,66666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2" calcext:value-type="float">
            <text:p>102</text:p>
          </table:table-cell>
          <table:table-cell table:formula="of:=COM.MICROSOFT.STDEV.S([.B45:.B56])" office:value-type="float" office:value="24.5879682328203" calcext:value-type="float">
            <text:p>24,5879682328203</text:p>
          </table:table-cell>
          <table:table-cell table:formula="of:=AVERAGE([.B45:.B56])" office:value-type="float" office:value="68.25" calcext:value-type="float">
            <text:p>68,25</text:p>
          </table:table-cell>
          <table:table-cell table:formula="of:=[.D56]-[.C56]" office:value-type="float" office:value="43.6620317671797" calcext:value-type="float">
            <text:p>43,6620317671797</text:p>
          </table:table-cell>
          <table:table-cell table:formula="of:=[.D56]-[.D44]" office:value-type="float" office:value="39.5833333333333" calcext:value-type="float">
            <text:p>39,5833333333333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33" calcext:value-type="float">
            <text:p>133</text:p>
          </table:table-cell>
          <table:table-cell table:formula="of:=COM.MICROSOFT.STDEV.S([.B46:.B57])" office:value-type="float" office:value="29.3314393327933" calcext:value-type="float">
            <text:p>29,3314393327933</text:p>
          </table:table-cell>
          <table:table-cell table:formula="of:=AVERAGE([.B46:.B57])" office:value-type="float" office:value="75.8333333333333" calcext:value-type="float">
            <text:p>75,8333333333333</text:p>
          </table:table-cell>
          <table:table-cell table:formula="of:=[.D57]-[.C57]" office:value-type="float" office:value="46.50189400054" calcext:value-type="float">
            <text:p>46,50189400054</text:p>
          </table:table-cell>
          <table:table-cell table:formula="of:=[.D57]-[.D45]" office:value-type="float" office:value="44.6666666666667" calcext:value-type="float">
            <text:p>44,6666666666667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6" calcext:value-type="float">
            <text:p>126</text:p>
          </table:table-cell>
          <table:table-cell table:formula="of:=COM.MICROSOFT.STDEV.S([.B47:.B58])" office:value-type="float" office:value="30.8705753791928" calcext:value-type="float">
            <text:p>30,8705753791928</text:p>
          </table:table-cell>
          <table:table-cell table:formula="of:=AVERAGE([.B47:.B58])" office:value-type="float" office:value="82.5833333333333" calcext:value-type="float">
            <text:p>82,5833333333333</text:p>
          </table:table-cell>
          <table:table-cell table:formula="of:=[.D58]-[.C58]" office:value-type="float" office:value="51.7127579541405" calcext:value-type="float">
            <text:p>51,7127579541405</text:p>
          </table:table-cell>
          <table:table-cell table:formula="of:=[.D58]-[.D46]" office:value-type="float" office:value="49.0833333333333" calcext:value-type="float">
            <text:p>49,0833333333333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16" calcext:value-type="float">
            <text:p>116</text:p>
          </table:table-cell>
          <table:table-cell table:formula="of:=COM.MICROSOFT.STDEV.S([.B48:.B59])" office:value-type="float" office:value="28.9293811013836" calcext:value-type="float">
            <text:p>28,9293811013836</text:p>
          </table:table-cell>
          <table:table-cell table:formula="of:=AVERAGE([.B48:.B59])" office:value-type="float" office:value="89" calcext:value-type="float">
            <text:p>89</text:p>
          </table:table-cell>
          <table:table-cell table:formula="of:=[.D59]-[.C59]" office:value-type="float" office:value="60.0706188986164" calcext:value-type="float">
            <text:p>60,0706188986164</text:p>
          </table:table-cell>
          <table:table-cell table:formula="of:=[.D59]-[.D47]" office:value-type="float" office:value="53.75" calcext:value-type="float">
            <text:p>53,75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32" calcext:value-type="float">
            <text:p>132</text:p>
          </table:table-cell>
          <table:table-cell table:formula="of:=COM.MICROSOFT.STDEV.S([.B49:.B60])" office:value-type="float" office:value="30.7791497706818" calcext:value-type="float">
            <text:p>30,7791497706818</text:p>
          </table:table-cell>
          <table:table-cell table:formula="of:=AVERAGE([.B49:.B60])" office:value-type="float" office:value="94.0833333333333" calcext:value-type="float">
            <text:p>94,0833333333333</text:p>
          </table:table-cell>
          <table:table-cell table:formula="of:=[.D60]-[.C60]" office:value-type="float" office:value="63.3041835626515" calcext:value-type="float">
            <text:p>63,3041835626515</text:p>
          </table:table-cell>
          <table:table-cell table:formula="of:=[.D60]-[.D48]" office:value-type="float" office:value="54.25" calcext:value-type="float">
            <text:p>54,2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60" calcext:value-type="float">
            <text:p>160</text:p>
          </table:table-cell>
          <table:table-cell table:formula="of:=COM.MICROSOFT.STDEV.S([.B50:.B61])" office:value-type="float" office:value="30.7190346675981" calcext:value-type="float">
            <text:p>30,7190346675981</text:p>
          </table:table-cell>
          <table:table-cell table:formula="of:=AVERAGE([.B50:.B61])" office:value-type="float" office:value="104.25" calcext:value-type="float">
            <text:p>104,25</text:p>
          </table:table-cell>
          <table:table-cell table:formula="of:=[.D61]-[.C61]" office:value-type="float" office:value="73.530965332402" calcext:value-type="float">
            <text:p>73,530965332402</text:p>
          </table:table-cell>
          <table:table-cell table:formula="of:=[.D61]-[.D49]" office:value-type="float" office:value="62.4166666666667" calcext:value-type="float">
            <text:p>62,41666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6" calcext:value-type="float">
            <text:p>146</text:p>
          </table:table-cell>
          <table:table-cell table:formula="of:=COM.MICROSOFT.STDEV.S([.B51:.B62])" office:value-type="float" office:value="28.245675453389" calcext:value-type="float">
            <text:p>28,245675453389</text:p>
          </table:table-cell>
          <table:table-cell table:formula="of:=AVERAGE([.B51:.B62])" office:value-type="float" office:value="112" calcext:value-type="float">
            <text:p>112</text:p>
          </table:table-cell>
          <table:table-cell table:formula="of:=[.D62]-[.C62]" office:value-type="float" office:value="83.754324546611" calcext:value-type="float">
            <text:p>83,754324546611</text:p>
          </table:table-cell>
          <table:table-cell table:formula="of:=[.D62]-[.D50]" office:value-type="float" office:value="69.3333333333333" calcext:value-type="float">
            <text:p>69,3333333333333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99" calcext:value-type="float">
            <text:p>199</text:p>
          </table:table-cell>
          <table:table-cell table:formula="of:=COM.MICROSOFT.STDEV.S([.B52:.B63])" office:value-type="float" office:value="34.4933019409258" calcext:value-type="float">
            <text:p>34,4933019409258</text:p>
          </table:table-cell>
          <table:table-cell table:formula="of:=AVERAGE([.B52:.B63])" office:value-type="float" office:value="122.833333333333" calcext:value-type="float">
            <text:p>122,833333333333</text:p>
          </table:table-cell>
          <table:table-cell table:formula="of:=[.D63]-[.C63]" office:value-type="float" office:value="88.3400313924075" calcext:value-type="float">
            <text:p>88,3400313924075</text:p>
          </table:table-cell>
          <table:table-cell table:formula="of:=[.D63]-[.D51]" office:value-type="float" office:value="77.8333333333333" calcext:value-type="float">
            <text:p>77,8333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90" calcext:value-type="float">
            <text:p>190</text:p>
          </table:table-cell>
          <table:table-cell table:formula="of:=COM.MICROSOFT.STDEV.S([.B53:.B64])" office:value-type="float" office:value="37.9569133719705" calcext:value-type="float">
            <text:p>37,9569133719705</text:p>
          </table:table-cell>
          <table:table-cell table:formula="of:=AVERAGE([.B53:.B64])" office:value-type="float" office:value="131" calcext:value-type="float">
            <text:p>131</text:p>
          </table:table-cell>
          <table:table-cell table:formula="of:=[.D64]-[.C64]" office:value-type="float" office:value="93.0430866280295" calcext:value-type="float">
            <text:p>93,0430866280295</text:p>
          </table:table-cell>
          <table:table-cell table:formula="of:=[.D64]-[.D52]" office:value-type="float" office:value="80.6666666666667" calcext:value-type="float">
            <text:p>80,666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227" calcext:value-type="float">
            <text:p>227</text:p>
          </table:table-cell>
          <table:table-cell table:formula="of:=COM.MICROSOFT.STDEV.S([.B54:.B65])" office:value-type="float" office:value="43.7264222181509" calcext:value-type="float">
            <text:p>43,7264222181509</text:p>
          </table:table-cell>
          <table:table-cell table:formula="of:=AVERAGE([.B54:.B65])" office:value-type="float" office:value="143" calcext:value-type="float">
            <text:p>143</text:p>
          </table:table-cell>
          <table:table-cell table:formula="of:=[.D65]-[.C65]" office:value-type="float" office:value="99.2735777818491" calcext:value-type="float">
            <text:p>99,2735777818491</text:p>
          </table:table-cell>
          <table:table-cell table:formula="of:=[.D65]-[.D53]" office:value-type="float" office:value="88.75" calcext:value-type="float">
            <text:p>88,7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24" calcext:value-type="float">
            <text:p>224</text:p>
          </table:table-cell>
          <table:table-cell table:formula="of:=COM.MICROSOFT.STDEV.S([.B55:.B66])" office:value-type="float" office:value="44.6155292980533" calcext:value-type="float">
            <text:p>44,6155292980533</text:p>
          </table:table-cell>
          <table:table-cell table:formula="of:=AVERAGE([.B55:.B66])" office:value-type="float" office:value="155" calcext:value-type="float">
            <text:p>155</text:p>
          </table:table-cell>
          <table:table-cell table:formula="of:=[.D66]-[.C66]" office:value-type="float" office:value="110.384470701947" calcext:value-type="float">
            <text:p>110,384470701947</text:p>
          </table:table-cell>
          <table:table-cell table:formula="of:=[.D66]-[.D54]" office:value-type="float" office:value="96.1666666666667" calcext:value-type="float">
            <text:p>96,16666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32" calcext:value-type="float">
            <text:p>232</text:p>
          </table:table-cell>
          <table:table-cell table:formula="of:=COM.MICROSOFT.STDEV.S([.B56:.B67])" office:value-type="float" office:value="46.6913625131387" calcext:value-type="float">
            <text:p>46,6913625131387</text:p>
          </table:table-cell>
          <table:table-cell table:formula="of:=AVERAGE([.B56:.B67])" office:value-type="float" office:value="165.583333333333" calcext:value-type="float">
            <text:p>165,583333333333</text:p>
          </table:table-cell>
          <table:table-cell table:formula="of:=[.D67]-[.C67]" office:value-type="float" office:value="118.891970820195" calcext:value-type="float">
            <text:p>118,891970820195</text:p>
          </table:table-cell>
          <table:table-cell table:formula="of:=[.D67]-[.D55]" office:value-type="float" office:value="102.25" calcext:value-type="float">
            <text:p>102,2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6" calcext:value-type="float">
            <text:p>206</text:p>
          </table:table-cell>
          <table:table-cell table:formula="of:=COM.MICROSOFT.STDEV.S([.B57:.B68])" office:value-type="float" office:value="43.3487443458705" calcext:value-type="float">
            <text:p>43,3487443458705</text:p>
          </table:table-cell>
          <table:table-cell table:formula="of:=AVERAGE([.B57:.B68])" office:value-type="float" office:value="174.25" calcext:value-type="float">
            <text:p>174,25</text:p>
          </table:table-cell>
          <table:table-cell table:formula="of:=[.D68]-[.C68]" office:value-type="float" office:value="130.90125565413" calcext:value-type="float">
            <text:p>130,90125565413</text:p>
          </table:table-cell>
          <table:table-cell table:formula="of:=[.D68]-[.D56]"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92" calcext:value-type="float">
            <text:p>192</text:p>
          </table:table-cell>
          <table:table-cell table:formula="of:=COM.MICROSOFT.STDEV.S([.B58:.B69])" office:value-type="float" office:value="41.5535434072351" calcext:value-type="float">
            <text:p>41,5535434072351</text:p>
          </table:table-cell>
          <table:table-cell table:formula="of:=AVERAGE([.B58:.B69])" office:value-type="float" office:value="179.166666666667" calcext:value-type="float">
            <text:p>179,166666666667</text:p>
          </table:table-cell>
          <table:table-cell table:formula="of:=[.D69]-[.C69]" office:value-type="float" office:value="137.613123259432" calcext:value-type="float">
            <text:p>137,613123259432</text:p>
          </table:table-cell>
          <table:table-cell table:formula="of:=[.D69]-[.D57]" office:value-type="float" office:value="103.333333333333" calcext:value-type="float">
            <text:p>103,333333333333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66" calcext:value-type="float">
            <text:p>166</text:p>
          </table:table-cell>
          <table:table-cell table:formula="of:=COM.MICROSOFT.STDEV.S([.B59:.B70])" office:value-type="float" office:value="38.384419187525" calcext:value-type="float">
            <text:p>38,384419187525</text:p>
          </table:table-cell>
          <table:table-cell table:formula="of:=AVERAGE([.B59:.B70])" office:value-type="float" office:value="182.5" calcext:value-type="float">
            <text:p>182,5</text:p>
          </table:table-cell>
          <table:table-cell table:formula="of:=[.D70]-[.C70]" office:value-type="float" office:value="144.115580812475" calcext:value-type="float">
            <text:p>144,115580812475</text:p>
          </table:table-cell>
          <table:table-cell table:formula="of:=[.D70]-[.D58]" office:value-type="float" office:value="99.9166666666667" calcext:value-type="float">
            <text:p>99,916666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7" calcext:value-type="float">
            <text:p>127</text:p>
          </table:table-cell>
          <table:table-cell table:formula="of:=COM.MICROSOFT.STDEV.S([.B60:.B71])" office:value-type="float" office:value="36.7484281255263" calcext:value-type="float">
            <text:p>36,7484281255263</text:p>
          </table:table-cell>
          <table:table-cell table:formula="of:=AVERAGE([.B60:.B71])" office:value-type="float" office:value="183.416666666667" calcext:value-type="float">
            <text:p>183,416666666667</text:p>
          </table:table-cell>
          <table:table-cell table:formula="of:=[.D71]-[.C71]" office:value-type="float" office:value="146.66823854114" calcext:value-type="float">
            <text:p>146,66823854114</text:p>
          </table:table-cell>
          <table:table-cell table:formula="of:=[.D71]-[.D59]" office:value-type="float" office:value="94.4166666666667" calcext:value-type="float">
            <text:p>94,416666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46" calcext:value-type="float">
            <text:p>146</text:p>
          </table:table-cell>
          <table:table-cell table:formula="of:=COM.MICROSOFT.STDEV.S([.B61:.B72])" office:value-type="float" office:value="35.1553909827713" calcext:value-type="float">
            <text:p>35,1553909827713</text:p>
          </table:table-cell>
          <table:table-cell table:formula="of:=AVERAGE([.B61:.B72])" office:value-type="float" office:value="184.583333333333" calcext:value-type="float">
            <text:p>184,583333333333</text:p>
          </table:table-cell>
          <table:table-cell table:formula="of:=[.D72]-[.C72]" office:value-type="float" office:value="149.427942350562" calcext:value-type="float">
            <text:p>149,427942350562</text:p>
          </table:table-cell>
          <table:table-cell table:formula="of:=[.D72]-[.D60]" office:value-type="float" office:value="90.5" calcext:value-type="float">
            <text:p>90,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4" calcext:value-type="float">
            <text:p>154</text:p>
          </table:table-cell>
          <table:table-cell table:formula="of:=COM.MICROSOFT.STDEV.S([.B62:.B73])" office:value-type="float" office:value="35.5769545769406" calcext:value-type="float">
            <text:p>35,5769545769406</text:p>
          </table:table-cell>
          <table:table-cell table:formula="of:=AVERAGE([.B62:.B73])" office:value-type="float" office:value="184.083333333333" calcext:value-type="float">
            <text:p>184,083333333333</text:p>
          </table:table-cell>
          <table:table-cell table:formula="of:=[.D73]-[.C73]" office:value-type="float" office:value="148.506378756393" calcext:value-type="float">
            <text:p>148,506378756393</text:p>
          </table:table-cell>
          <table:table-cell table:formula="of:=[.D73]-[.D61]" office:value-type="float" office:value="79.8333333333333" calcext:value-type="float">
            <text:p>79,83333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54" calcext:value-type="float">
            <text:p>154</text:p>
          </table:table-cell>
          <table:table-cell table:formula="of:=COM.MICROSOFT.STDEV.S([.B63:.B74])" office:value-type="float" office:value="34.8663030863482" calcext:value-type="float">
            <text:p>34,8663030863482</text:p>
          </table:table-cell>
          <table:table-cell table:formula="of:=AVERAGE([.B63:.B74])" office:value-type="float" office:value="184.75" calcext:value-type="float">
            <text:p>184,75</text:p>
          </table:table-cell>
          <table:table-cell table:formula="of:=[.D74]-[.C74]" office:value-type="float" office:value="149.883696913652" calcext:value-type="float">
            <text:p>149,883696913652</text:p>
          </table:table-cell>
          <table:table-cell table:formula="of:=[.D74]-[.D62]" office:value-type="float" office:value="72.75" calcext:value-type="float">
            <text:p>72,75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79" calcext:value-type="float">
            <text:p>179</text:p>
          </table:table-cell>
          <table:table-cell table:formula="of:=COM.MICROSOFT.STDEV.S([.B64:.B75])" office:value-type="float" office:value="34.6002058147671" calcext:value-type="float">
            <text:p>34,6002058147671</text:p>
          </table:table-cell>
          <table:table-cell table:formula="of:=AVERAGE([.B64:.B75])" office:value-type="float" office:value="183.083333333333" calcext:value-type="float">
            <text:p>183,083333333333</text:p>
          </table:table-cell>
          <table:table-cell table:formula="of:=[.D75]-[.C75]" office:value-type="float" office:value="148.483127518566" calcext:value-type="float">
            <text:p>148,483127518566</text:p>
          </table:table-cell>
          <table:table-cell table:formula="of:=[.D75]-[.D63]" office:value-type="float" office:value="60.25" calcext:value-type="float">
            <text:p>60,25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53" calcext:value-type="float">
            <text:p>153</text:p>
          </table:table-cell>
          <table:table-cell table:formula="of:=COM.MICROSOFT.STDEV.S([.B65:.B76])" office:value-type="float" office:value="35.5630042702704" calcext:value-type="float">
            <text:p>35,5630042702704</text:p>
          </table:table-cell>
          <table:table-cell table:formula="of:=AVERAGE([.B65:.B76])" office:value-type="float" office:value="180" calcext:value-type="float">
            <text:p>180</text:p>
          </table:table-cell>
          <table:table-cell table:formula="of:=[.D76]-[.C76]" office:value-type="float" office:value="144.43699572973" calcext:value-type="float">
            <text:p>144,43699572973</text:p>
          </table:table-cell>
          <table:table-cell table:formula="of:=[.D76]-[.D64]"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9" calcext:value-type="float">
            <text:p>159</text:p>
          </table:table-cell>
          <table:table-cell table:formula="of:=COM.MICROSOFT.STDEV.S([.B66:.B77])" office:value-type="float" office:value="32.6951020333275" calcext:value-type="float">
            <text:p>32,6951020333275</text:p>
          </table:table-cell>
          <table:table-cell table:formula="of:=AVERAGE([.B66:.B77])" office:value-type="float" office:value="174.333333333333" calcext:value-type="float">
            <text:p>174,333333333333</text:p>
          </table:table-cell>
          <table:table-cell table:formula="of:=[.D77]-[.C77]" office:value-type="float" office:value="141.638231300006" calcext:value-type="float">
            <text:p>141,638231300006</text:p>
          </table:table-cell>
          <table:table-cell table:formula="of:=[.D77]-[.D65]" office:value-type="float" office:value="31.3333333333333" calcext:value-type="float">
            <text:p>31,3333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81" calcext:value-type="float">
            <text:p>181</text:p>
          </table:table-cell>
          <table:table-cell table:formula="of:=COM.MICROSOFT.STDEV.S([.B67:.B78])" office:value-type="float" office:value="28.8920404263873" calcext:value-type="float">
            <text:p>28,8920404263873</text:p>
          </table:table-cell>
          <table:table-cell table:formula="of:=AVERAGE([.B67:.B78])" office:value-type="float" office:value="170.75" calcext:value-type="float">
            <text:p>170,75</text:p>
          </table:table-cell>
          <table:table-cell table:formula="of:=[.D78]-[.C78]" office:value-type="float" office:value="141.857959573613" calcext:value-type="float">
            <text:p>141,857959573613</text:p>
          </table:table-cell>
          <table:table-cell table:formula="of:=[.D78]-[.D66]" office:value-type="float" office:value="15.75" calcext:value-type="float">
            <text:p>15,75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7" calcext:value-type="float">
            <text:p>177</text:p>
          </table:table-cell>
          <table:table-cell table:formula="of:=COM.MICROSOFT.STDEV.S([.B68:.B79])" office:value-type="float" office:value="21.7791949652262" calcext:value-type="float">
            <text:p>21,7791949652262</text:p>
          </table:table-cell>
          <table:table-cell table:formula="of:=AVERAGE([.B68:.B79])" office:value-type="float" office:value="166.166666666667" calcext:value-type="float">
            <text:p>166,166666666667</text:p>
          </table:table-cell>
          <table:table-cell table:formula="of:=[.D79]-[.C79]" office:value-type="float" office:value="144.38747170144" calcext:value-type="float">
            <text:p>144,38747170144</text:p>
          </table:table-cell>
          <table:table-cell table:formula="of:=[.D79]-[.D67]" office:value-type="float" office:value="0.583333333333343" calcext:value-type="float">
            <text:p>0,58333333333334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55" calcext:value-type="float">
            <text:p>155</text:p>
          </table:table-cell>
          <table:table-cell table:formula="of:=COM.MICROSOFT.STDEV.S([.B69:.B80])" office:value-type="float" office:value="17.9365464058636" calcext:value-type="float">
            <text:p>17,9365464058636</text:p>
          </table:table-cell>
          <table:table-cell table:formula="of:=AVERAGE([.B69:.B80])" office:value-type="float" office:value="161.916666666667" calcext:value-type="float">
            <text:p>161,916666666667</text:p>
          </table:table-cell>
          <table:table-cell table:formula="of:=[.D80]-[.C80]" office:value-type="float" office:value="143.980120260803" calcext:value-type="float">
            <text:p>143,980120260803</text:p>
          </table:table-cell>
          <table:table-cell table:formula="of:=[.D80]-[.D68]" office:value-type="float" office:value="-12.3333333333333" calcext:value-type="float">
            <text:p>-12,3333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55" calcext:value-type="float">
            <text:p>155</text:p>
          </table:table-cell>
          <table:table-cell table:formula="of:=COM.MICROSOFT.STDEV.S([.B70:.B81])" office:value-type="float" office:value="15.2782277252384" calcext:value-type="float">
            <text:p>15,2782277252384</text:p>
          </table:table-cell>
          <table:table-cell table:formula="of:=AVERAGE([.B70:.B81])" office:value-type="float" office:value="158.833333333333" calcext:value-type="float">
            <text:p>158,833333333333</text:p>
          </table:table-cell>
          <table:table-cell table:formula="of:=[.D81]-[.C81]" office:value-type="float" office:value="143.555105608095" calcext:value-type="float">
            <text:p>143,555105608095</text:p>
          </table:table-cell>
          <table:table-cell table:formula="of:=[.D81]-[.D69]" office:value-type="float" office:value="-20.3333333333333" calcext:value-type="float">
            <text:p>-20,33333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8" calcext:value-type="float">
            <text:p>138</text:p>
          </table:table-cell>
          <table:table-cell table:formula="of:=COM.MICROSOFT.STDEV.S([.B71:.B82])" office:value-type="float" office:value="16.1948364385914" calcext:value-type="float">
            <text:p>16,1948364385914</text:p>
          </table:table-cell>
          <table:table-cell table:formula="of:=AVERAGE([.B71:.B82])" office:value-type="float" office:value="156.5" calcext:value-type="float">
            <text:p>156,5</text:p>
          </table:table-cell>
          <table:table-cell table:formula="of:=[.D82]-[.C82]" office:value-type="float" office:value="140.305163561409" calcext:value-type="float">
            <text:p>140,305163561409</text:p>
          </table:table-cell>
          <table:table-cell table:formula="of:=[.D82]-[.D70]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47" calcext:value-type="float">
            <text:p>147</text:p>
          </table:table-cell>
          <table:table-cell table:formula="of:=COM.MICROSOFT.STDEV.S([.B72:.B83])" office:value-type="float" office:value="13.7234592334926" calcext:value-type="float">
            <text:p>13,7234592334926</text:p>
          </table:table-cell>
          <table:table-cell table:formula="of:=AVERAGE([.B72:.B83])" office:value-type="float" office:value="158.166666666667" calcext:value-type="float">
            <text:p>158,166666666667</text:p>
          </table:table-cell>
          <table:table-cell table:formula="of:=[.D83]-[.C83]" office:value-type="float" office:value="144.443207433174" calcext:value-type="float">
            <text:p>144,443207433174</text:p>
          </table:table-cell>
          <table:table-cell table:formula="of:=[.D83]-[.D71]" office:value-type="float" office:value="-25.25" calcext:value-type="float">
            <text:p>-25,25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52" calcext:value-type="float">
            <text:p>152</text:p>
          </table:table-cell>
          <table:table-cell table:formula="of:=COM.MICROSOFT.STDEV.S([.B73:.B84])" office:value-type="float" office:value="13.343935178972" calcext:value-type="float">
            <text:p>13,343935178972</text:p>
          </table:table-cell>
          <table:table-cell table:formula="of:=AVERAGE([.B73:.B84])" office:value-type="float" office:value="158.666666666667" calcext:value-type="float">
            <text:p>158,666666666667</text:p>
          </table:table-cell>
          <table:table-cell table:formula="of:=[.D84]-[.C84]" office:value-type="float" office:value="145.322731487695" calcext:value-type="float">
            <text:p>145,322731487695</text:p>
          </table:table-cell>
          <table:table-cell table:formula="of:=[.D84]-[.D72]" office:value-type="float" office:value="-25.9166666666667" calcext:value-type="float">
            <text:p>-25,91666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6" calcext:value-type="float">
            <text:p>186</text:p>
          </table:table-cell>
          <table:table-cell table:formula="of:=COM.MICROSOFT.STDEV.S([.B74:.B85])" office:value-type="float" office:value="15.3701797075514" calcext:value-type="float">
            <text:p>15,3701797075514</text:p>
          </table:table-cell>
          <table:table-cell table:formula="of:=AVERAGE([.B74:.B85])" office:value-type="float" office:value="161.333333333333" calcext:value-type="float">
            <text:p>161,333333333333</text:p>
          </table:table-cell>
          <table:table-cell table:formula="of:=[.D85]-[.C85]" office:value-type="float" office:value="145.963153625782" calcext:value-type="float">
            <text:p>145,963153625782</text:p>
          </table:table-cell>
          <table:table-cell table:formula="of:=[.D85]-[.D73]" office:value-type="float" office:value="-22.75" calcext:value-type="float">
            <text:p>-22,75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00" calcext:value-type="float">
            <text:p>200</text:p>
          </table:table-cell>
          <table:table-cell table:formula="of:=COM.MICROSOFT.STDEV.S([.B75:.B86])" office:value-type="float" office:value="18.7414627028528" calcext:value-type="float">
            <text:p>18,7414627028528</text:p>
          </table:table-cell>
          <table:table-cell table:formula="of:=AVERAGE([.B75:.B86])" office:value-type="float" office:value="165.166666666667" calcext:value-type="float">
            <text:p>165,166666666667</text:p>
          </table:table-cell>
          <table:table-cell table:formula="of:=[.D86]-[.C86]" office:value-type="float" office:value="146.425203963814" calcext:value-type="float">
            <text:p>146,425203963814</text:p>
          </table:table-cell>
          <table:table-cell table:formula="of:=[.D86]-[.D74]" office:value-type="float" office:value="-19.5833333333333" calcext:value-type="float">
            <text:p>-19,583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5" calcext:value-type="float">
            <text:p>185</text:p>
          </table:table-cell>
          <table:table-cell table:formula="of:=COM.MICROSOFT.STDEV.S([.B76:.B87])" office:value-type="float" office:value="19.2180470738661" calcext:value-type="float">
            <text:p>19,2180470738661</text:p>
          </table:table-cell>
          <table:table-cell table:formula="of:=AVERAGE([.B76:.B87])" office:value-type="float" office:value="165.666666666667" calcext:value-type="float">
            <text:p>165,666666666667</text:p>
          </table:table-cell>
          <table:table-cell table:formula="of:=[.D87]-[.C87]" office:value-type="float" office:value="146.448619592801" calcext:value-type="float">
            <text:p>146,448619592801</text:p>
          </table:table-cell>
          <table:table-cell table:formula="of:=[.D87]-[.D75]" office:value-type="float" office:value="-17.4166666666667" calcext:value-type="float">
            <text:p>-17,4166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68" calcext:value-type="float">
            <text:p>168</text:p>
          </table:table-cell>
          <table:table-cell table:formula="of:=COM.MICROSOFT.STDEV.S([.B77:.B88])" office:value-type="float" office:value="18.8026029790526" calcext:value-type="float">
            <text:p>18,8026029790526</text:p>
          </table:table-cell>
          <table:table-cell table:formula="of:=AVERAGE([.B77:.B88])" office:value-type="float" office:value="166.916666666667" calcext:value-type="float">
            <text:p>166,916666666667</text:p>
          </table:table-cell>
          <table:table-cell table:formula="of:=[.D88]-[.C88]" office:value-type="float" office:value="148.114063687614" calcext:value-type="float">
            <text:p>148,114063687614</text:p>
          </table:table-cell>
          <table:table-cell table:formula="of:=[.D88]-[.D76]" office:value-type="float" office:value="-13.0833333333333" calcext:value-type="float">
            <text:p>-13,0833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6" calcext:value-type="float">
            <text:p>206</text:p>
          </table:table-cell>
          <table:table-cell table:formula="of:=COM.MICROSOFT.STDEV.S([.B78:.B89])" office:value-type="float" office:value="21.6787844901345" calcext:value-type="float">
            <text:p>21,6787844901345</text:p>
          </table:table-cell>
          <table:table-cell table:formula="of:=AVERAGE([.B78:.B89])" office:value-type="float" office:value="170.833333333333" calcext:value-type="float">
            <text:p>170,833333333333</text:p>
          </table:table-cell>
          <table:table-cell table:formula="of:=[.D89]-[.C89]" office:value-type="float" office:value="149.154548843199" calcext:value-type="float">
            <text:p>149,154548843199</text:p>
          </table:table-cell>
          <table:table-cell table:formula="of:=[.D89]-[.D77]" office:value-type="float" office:value="-3.5" calcext:value-type="float">
            <text:p>-3,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67" calcext:value-type="float">
            <text:p>167</text:p>
          </table:table-cell>
          <table:table-cell table:formula="of:=COM.MICROSOFT.STDEV.S([.B79:.B90])" office:value-type="float" office:value="21.4574985127401" calcext:value-type="float">
            <text:p>21,4574985127401</text:p>
          </table:table-cell>
          <table:table-cell table:formula="of:=AVERAGE([.B79:.B90])" office:value-type="float" office:value="169.666666666667" calcext:value-type="float">
            <text:p>169,666666666667</text:p>
          </table:table-cell>
          <table:table-cell table:formula="of:=[.D90]-[.C90]" office:value-type="float" office:value="148.209168153927" calcext:value-type="float">
            <text:p>148,209168153927</text:p>
          </table:table-cell>
          <table:table-cell table:formula="of:=[.D90]-[.D78]" office:value-type="float" office:value="-1.08333333333334" calcext:value-type="float">
            <text:p>-1,08333333333334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8" calcext:value-type="float">
            <text:p>218</text:p>
          </table:table-cell>
          <table:table-cell table:formula="of:=COM.MICROSOFT.STDEV.S([.B80:.B91])" office:value-type="float" office:value="25.5963716652232" calcext:value-type="float">
            <text:p>25,5963716652232</text:p>
          </table:table-cell>
          <table:table-cell table:formula="of:=AVERAGE([.B80:.B91])" office:value-type="float" office:value="173.083333333333" calcext:value-type="float">
            <text:p>173,083333333333</text:p>
          </table:table-cell>
          <table:table-cell table:formula="of:=[.D91]-[.C91]" office:value-type="float" office:value="147.48696166811" calcext:value-type="float">
            <text:p>147,48696166811</text:p>
          </table:table-cell>
          <table:table-cell table:formula="of:=[.D91]-[.D79]" office:value-type="float" office:value="6.91666666666666" calcext:value-type="float">
            <text:p>6,91666666666666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5" calcext:value-type="float">
            <text:p>145</text:p>
          </table:table-cell>
          <table:table-cell table:formula="of:=COM.MICROSOFT.STDEV.S([.B81:.B92])" office:value-type="float" office:value="26.3891334385266" calcext:value-type="float">
            <text:p>26,3891334385266</text:p>
          </table:table-cell>
          <table:table-cell table:formula="of:=AVERAGE([.B81:.B92])" office:value-type="float" office:value="172.25" calcext:value-type="float">
            <text:p>172,25</text:p>
          </table:table-cell>
          <table:table-cell table:formula="of:=[.D92]-[.C92]" office:value-type="float" office:value="145.860866561473" calcext:value-type="float">
            <text:p>145,860866561473</text:p>
          </table:table-cell>
          <table:table-cell table:formula="of:=[.D92]-[.D80]" office:value-type="float" office:value="10.3333333333333" calcext:value-type="float">
            <text:p>10,33333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84" calcext:value-type="float">
            <text:p>184</text:p>
          </table:table-cell>
          <table:table-cell table:formula="of:=COM.MICROSOFT.STDEV.S([.B82:.B93])" office:value-type="float" office:value="25.9906743182079" calcext:value-type="float">
            <text:p>25,9906743182079</text:p>
          </table:table-cell>
          <table:table-cell table:formula="of:=AVERAGE([.B82:.B93])" office:value-type="float" office:value="174.666666666667" calcext:value-type="float">
            <text:p>174,666666666667</text:p>
          </table:table-cell>
          <table:table-cell table:formula="of:=[.D93]-[.C93]" office:value-type="float" office:value="148.675992348459" calcext:value-type="float">
            <text:p>148,675992348459</text:p>
          </table:table-cell>
          <table:table-cell table:formula="of:=[.D93]-[.D81]" office:value-type="float" office:value="15.8333333333333" calcext:value-type="float">
            <text:p>15,8333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50" calcext:value-type="float">
            <text:p>150</text:p>
          </table:table-cell>
          <table:table-cell table:formula="of:=COM.MICROSOFT.STDEV.S([.B83:.B94])" office:value-type="float" office:value="24.6478224497652" calcext:value-type="float">
            <text:p>24,6478224497652</text:p>
          </table:table-cell>
          <table:table-cell table:formula="of:=AVERAGE([.B83:.B94])" office:value-type="float" office:value="175.666666666667" calcext:value-type="float">
            <text:p>175,666666666667</text:p>
          </table:table-cell>
          <table:table-cell table:formula="of:=[.D94]-[.C94]" office:value-type="float" office:value="151.018844216901" calcext:value-type="float">
            <text:p>151,018844216901</text:p>
          </table:table-cell>
          <table:table-cell table:formula="of:=[.D94]-[.D82]" office:value-type="float" office:value="19.1666666666667" calcext:value-type="float">
            <text:p>19,16666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51" calcext:value-type="float">
            <text:p>151</text:p>
          </table:table-cell>
          <table:table-cell table:formula="of:=COM.MICROSOFT.STDEV.S([.B84:.B95])" office:value-type="float" office:value="24.2487113059643" calcext:value-type="float">
            <text:p>24,2487113059643</text:p>
          </table:table-cell>
          <table:table-cell table:formula="of:=AVERAGE([.B84:.B95])" office:value-type="float" office:value="176" calcext:value-type="float">
            <text:p>176</text:p>
          </table:table-cell>
          <table:table-cell table:formula="of:=[.D95]-[.C95]" office:value-type="float" office:value="151.751288694036" calcext:value-type="float">
            <text:p>151,751288694036</text:p>
          </table:table-cell>
          <table:table-cell table:formula="of:=[.D95]-[.D83]" office:value-type="float" office:value="17.8333333333333" calcext:value-type="float">
            <text:p>17,83333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57" calcext:value-type="float">
            <text:p>157</text:p>
          </table:table-cell>
          <table:table-cell table:formula="of:=COM.MICROSOFT.STDEV.S([.B85:.B96])" office:value-type="float" office:value="23.8383126817976" calcext:value-type="float">
            <text:p>23,8383126817976</text:p>
          </table:table-cell>
          <table:table-cell table:formula="of:=AVERAGE([.B85:.B96])" office:value-type="float" office:value="176.416666666667" calcext:value-type="float">
            <text:p>176,416666666667</text:p>
          </table:table-cell>
          <table:table-cell table:formula="of:=[.D96]-[.C96]" office:value-type="float" office:value="152.578353984869" calcext:value-type="float">
            <text:p>152,578353984869</text:p>
          </table:table-cell>
          <table:table-cell table:formula="of:=[.D96]-[.D84]" office:value-type="float" office:value="17.75" calcext:value-type="float">
            <text:p>17,7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51" calcext:value-type="float">
            <text:p>151</text:p>
          </table:table-cell>
          <table:table-cell table:formula="of:=COM.MICROSOFT.STDEV.S([.B86:.B97])" office:value-type="float" office:value="24.6852919035533" calcext:value-type="float">
            <text:p>24,6852919035533</text:p>
          </table:table-cell>
          <table:table-cell table:formula="of:=AVERAGE([.B86:.B97])" office:value-type="float" office:value="173.5" calcext:value-type="float">
            <text:p>173,5</text:p>
          </table:table-cell>
          <table:table-cell table:formula="of:=[.D97]-[.C97]" office:value-type="float" office:value="148.814708096447" calcext:value-type="float">
            <text:p>148,814708096447</text:p>
          </table:table-cell>
          <table:table-cell table:formula="of:=[.D97]-[.D85]" office:value-type="float" office:value="12.1666666666667" calcext:value-type="float">
            <text:p>12,166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71" calcext:value-type="float">
            <text:p>171</text:p>
          </table:table-cell>
          <table:table-cell table:formula="of:=COM.MICROSOFT.STDEV.S([.B87:.B98])" office:value-type="float" office:value="23.2318681334433" calcext:value-type="float">
            <text:p>23,2318681334433</text:p>
          </table:table-cell>
          <table:table-cell table:formula="of:=AVERAGE([.B87:.B98])" office:value-type="float" office:value="171.083333333333" calcext:value-type="float">
            <text:p>171,083333333333</text:p>
          </table:table-cell>
          <table:table-cell table:formula="of:=[.D98]-[.C98]" office:value-type="float" office:value="147.85146519989" calcext:value-type="float">
            <text:p>147,85146519989</text:p>
          </table:table-cell>
          <table:table-cell table:formula="of:=[.D98]-[.D86]" office:value-type="float" office:value="5.91666666666666" calcext:value-type="float">
            <text:p>5,91666666666666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98" calcext:value-type="float">
            <text:p>198</text:p>
          </table:table-cell>
          <table:table-cell table:formula="of:=COM.MICROSOFT.STDEV.S([.B88:.B99])" office:value-type="float" office:value="24.2218283722961" calcext:value-type="float">
            <text:p>24,2218283722961</text:p>
          </table:table-cell>
          <table:table-cell table:formula="of:=AVERAGE([.B88:.B99])" office:value-type="float" office:value="172.166666666667" calcext:value-type="float">
            <text:p>172,166666666667</text:p>
          </table:table-cell>
          <table:table-cell table:formula="of:=[.D99]-[.C99]" office:value-type="float" office:value="147.944838294371" calcext:value-type="float">
            <text:p>147,944838294371</text:p>
          </table:table-cell>
          <table:table-cell table:formula="of:=[.D99]-[.D87]" office:value-type="float" office:value="6.5" calcext:value-type="float">
            <text:p>6,5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9" calcext:value-type="float">
            <text:p>139</text:p>
          </table:table-cell>
          <table:table-cell table:formula="of:=COM.MICROSOFT.STDEV.S([.B89:.B100])" office:value-type="float" office:value="26.0528309402261" calcext:value-type="float">
            <text:p>26,0528309402261</text:p>
          </table:table-cell>
          <table:table-cell table:formula="of:=AVERAGE([.B89:.B100])" office:value-type="float" office:value="169.75" calcext:value-type="float">
            <text:p>169,75</text:p>
          </table:table-cell>
          <table:table-cell table:formula="of:=[.D100]-[.C100]" office:value-type="float" office:value="143.697169059774" calcext:value-type="float">
            <text:p>143,697169059774</text:p>
          </table:table-cell>
          <table:table-cell table:formula="of:=[.D100]-[.D88]" office:value-type="float" office:value="2.83333333333334" calcext:value-type="float">
            <text:p>2,83333333333334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3" calcext:value-type="float">
            <text:p>173</text:p>
          </table:table-cell>
          <table:table-cell table:formula="of:=COM.MICROSOFT.STDEV.S([.B90:.B101])" office:value-type="float" office:value="23.4946802489415" calcext:value-type="float">
            <text:p>23,4946802489415</text:p>
          </table:table-cell>
          <table:table-cell table:formula="of:=AVERAGE([.B90:.B101])" office:value-type="float" office:value="167" calcext:value-type="float">
            <text:p>167</text:p>
          </table:table-cell>
          <table:table-cell table:formula="of:=[.D101]-[.C101]" office:value-type="float" office:value="143.505319751059" calcext:value-type="float">
            <text:p>143,505319751059</text:p>
          </table:table-cell>
          <table:table-cell table:formula="of:=[.D101]-[.D89]" office:value-type="float" office:value="-3.83333333333331" calcext:value-type="float">
            <text:p>-3,83333333333331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69" calcext:value-type="float">
            <text:p>169</text:p>
          </table:table-cell>
          <table:table-cell table:formula="of:=COM.MICROSOFT.STDEV.S([.B91:.B102])" office:value-type="float" office:value="23.5017729827631" calcext:value-type="float">
            <text:p>23,5017729827631</text:p>
          </table:table-cell>
          <table:table-cell table:formula="of:=AVERAGE([.B91:.B102])" office:value-type="float" office:value="167.166666666667" calcext:value-type="float">
            <text:p>167,166666666667</text:p>
          </table:table-cell>
          <table:table-cell table:formula="of:=[.D102]-[.C102]" office:value-type="float" office:value="143.664893683904" calcext:value-type="float">
            <text:p>143,664893683904</text:p>
          </table:table-cell>
          <table:table-cell table:formula="of:=[.D102]-[.D90]" office:value-type="float" office:value="-2.5" calcext:value-type="float">
            <text:p>-2,5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84" calcext:value-type="float">
            <text:p>184</text:p>
          </table:table-cell>
          <table:table-cell table:formula="of:=COM.MICROSOFT.STDEV.S([.B92:.B103])" office:value-type="float" office:value="18.2872699554702" calcext:value-type="float">
            <text:p>18,2872699554702</text:p>
          </table:table-cell>
          <table:table-cell table:formula="of:=AVERAGE([.B92:.B103])" office:value-type="float" office:value="164.333333333333" calcext:value-type="float">
            <text:p>164,333333333333</text:p>
          </table:table-cell>
          <table:table-cell table:formula="of:=[.D103]-[.C103]" office:value-type="float" office:value="146.046063377863" calcext:value-type="float">
            <text:p>146,046063377863</text:p>
          </table:table-cell>
          <table:table-cell table:formula="of:=[.D103]-[.D91]" office:value-type="float" office:value="-8.75" calcext:value-type="float">
            <text:p>-8,7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94" calcext:value-type="float">
            <text:p>194</text:p>
          </table:table-cell>
          <table:table-cell table:formula="of:=COM.MICROSOFT.STDEV.S([.B93:.B104])" office:value-type="float" office:value="19.033264342071" calcext:value-type="float">
            <text:p>19,033264342071</text:p>
          </table:table-cell>
          <table:table-cell table:formula="of:=AVERAGE([.B93:.B104])" office:value-type="float" office:value="168.416666666667" calcext:value-type="float">
            <text:p>168,416666666667</text:p>
          </table:table-cell>
          <table:table-cell table:formula="of:=[.D104]-[.C104]" office:value-type="float" office:value="149.383402324596" calcext:value-type="float">
            <text:p>149,383402324596</text:p>
          </table:table-cell>
          <table:table-cell table:formula="of:=[.D104]-[.D92]" office:value-type="float" office:value="-3.83333333333334" calcext:value-type="float">
            <text:p>-3,83333333333334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74" calcext:value-type="float">
            <text:p>174</text:p>
          </table:table-cell>
          <table:table-cell table:formula="of:=COM.MICROSOFT.STDEV.S([.B94:.B105])" office:value-type="float" office:value="18.5004094958774" calcext:value-type="float">
            <text:p>18,5004094958774</text:p>
          </table:table-cell>
          <table:table-cell table:formula="of:=AVERAGE([.B94:.B105])" office:value-type="float" office:value="167.583333333333" calcext:value-type="float">
            <text:p>167,583333333333</text:p>
          </table:table-cell>
          <table:table-cell table:formula="of:=[.D105]-[.C105]" office:value-type="float" office:value="149.082923837456" calcext:value-type="float">
            <text:p>149,082923837456</text:p>
          </table:table-cell>
          <table:table-cell table:formula="of:=[.D105]-[.D93]" office:value-type="float" office:value="-7.08333333333334" calcext:value-type="float">
            <text:p>-7,08333333333334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3" calcext:value-type="float">
            <text:p>123</text:p>
          </table:table-cell>
          <table:table-cell table:formula="of:=COM.MICROSOFT.STDEV.S([.B95:.B106])" office:value-type="float" office:value="22.1208800307161" calcext:value-type="float">
            <text:p>22,1208800307161</text:p>
          </table:table-cell>
          <table:table-cell table:formula="of:=AVERAGE([.B95:.B106])" office:value-type="float" office:value="165.333333333333" calcext:value-type="float">
            <text:p>165,333333333333</text:p>
          </table:table-cell>
          <table:table-cell table:formula="of:=[.D106]-[.C106]" office:value-type="float" office:value="143.212453302617" calcext:value-type="float">
            <text:p>143,212453302617</text:p>
          </table:table-cell>
          <table:table-cell table:formula="of:=[.D106]-[.D94]" office:value-type="float" office:value="-10.3333333333333" calcext:value-type="float">
            <text:p>-10,33333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21" calcext:value-type="float">
            <text:p>121</text:p>
          </table:table-cell>
          <table:table-cell table:formula="of:=COM.MICROSOFT.STDEV.S([.B96:.B107])" office:value-type="float" office:value="25.3478825844517" calcext:value-type="float">
            <text:p>25,3478825844517</text:p>
          </table:table-cell>
          <table:table-cell table:formula="of:=AVERAGE([.B96:.B107])" office:value-type="float" office:value="162.833333333333" calcext:value-type="float">
            <text:p>162,833333333333</text:p>
          </table:table-cell>
          <table:table-cell table:formula="of:=[.D107]-[.C107]" office:value-type="float" office:value="137.485450748882" calcext:value-type="float">
            <text:p>137,485450748882</text:p>
          </table:table-cell>
          <table:table-cell table:formula="of:=[.D107]-[.D95]" office:value-type="float" office:value="-13.1666666666667" calcext:value-type="float">
            <text:p>-13,166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29" calcext:value-type="float">
            <text:p>129</text:p>
          </table:table-cell>
          <table:table-cell table:formula="of:=COM.MICROSOFT.STDEV.S([.B97:.B108])" office:value-type="float" office:value="27.1577881011222" calcext:value-type="float">
            <text:p>27,1577881011222</text:p>
          </table:table-cell>
          <table:table-cell table:formula="of:=AVERAGE([.B97:.B108])" office:value-type="float" office:value="160.5" calcext:value-type="float">
            <text:p>160,5</text:p>
          </table:table-cell>
          <table:table-cell table:formula="of:=[.D108]-[.C108]" office:value-type="float" office:value="133.342211898878" calcext:value-type="float">
            <text:p>133,342211898878</text:p>
          </table:table-cell>
          <table:table-cell table:formula="of:=[.D108]-[.D96]" office:value-type="float" office:value="-15.9166666666667" calcext:value-type="float">
            <text:p>-15,916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16" calcext:value-type="float">
            <text:p>116</text:p>
          </table:table-cell>
          <table:table-cell table:formula="of:=COM.MICROSOFT.STDEV.S([.B98:.B109])" office:value-type="float" office:value="30.0013888567402" calcext:value-type="float">
            <text:p>30,0013888567402</text:p>
          </table:table-cell>
          <table:table-cell table:formula="of:=AVERAGE([.B98:.B109])" office:value-type="float" office:value="157.583333333333" calcext:value-type="float">
            <text:p>157,583333333333</text:p>
          </table:table-cell>
          <table:table-cell table:formula="of:=[.D109]-[.C109]" office:value-type="float" office:value="127.581944476593" calcext:value-type="float">
            <text:p>127,581944476593</text:p>
          </table:table-cell>
          <table:table-cell table:formula="of:=[.D109]-[.D97]" office:value-type="float" office:value="-15.9166666666667" calcext:value-type="float">
            <text:p>-15,9166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" calcext:value-type="float">
            <text:p>149</text:p>
          </table:table-cell>
          <table:table-cell table:formula="of:=COM.MICROSOFT.STDEV.S([.B99:.B110])" office:value-type="float" office:value="29.7783478386562" calcext:value-type="float">
            <text:p>29,7783478386562</text:p>
          </table:table-cell>
          <table:table-cell table:formula="of:=AVERAGE([.B99:.B110])" office:value-type="float" office:value="155.75" calcext:value-type="float">
            <text:p>155,75</text:p>
          </table:table-cell>
          <table:table-cell table:formula="of:=[.D110]-[.C110]" office:value-type="float" office:value="125.971652161344" calcext:value-type="float">
            <text:p>125,971652161344</text:p>
          </table:table-cell>
          <table:table-cell table:formula="of:=[.D110]-[.D98]" office:value-type="float" office:value="-15.3333333333333" calcext:value-type="float">
            <text:p>-15,3333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47" calcext:value-type="float">
            <text:p>147</text:p>
          </table:table-cell>
          <table:table-cell table:formula="of:=COM.MICROSOFT.STDEV.S([.B100:.B111])" office:value-type="float" office:value="26.6782171954438" calcext:value-type="float">
            <text:p>26,6782171954438</text:p>
          </table:table-cell>
          <table:table-cell table:formula="of:=AVERAGE([.B100:.B111])" office:value-type="float" office:value="151.5" calcext:value-type="float">
            <text:p>151,5</text:p>
          </table:table-cell>
          <table:table-cell table:formula="of:=[.D111]-[.C111]" office:value-type="float" office:value="124.821782804556" calcext:value-type="float">
            <text:p>124,821782804556</text:p>
          </table:table-cell>
          <table:table-cell table:formula="of:=[.D111]-[.D99]" office:value-type="float" office:value="-20.6666666666667" calcext:value-type="float">
            <text:p>-20,6666666666667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18" calcext:value-type="float">
            <text:p>118</text:p>
          </table:table-cell>
          <table:table-cell table:formula="of:=COM.MICROSOFT.STDEV.S([.B101:.B112])" office:value-type="float" office:value="28.2170966871956" calcext:value-type="float">
            <text:p>28,2170966871956</text:p>
          </table:table-cell>
          <table:table-cell table:formula="of:=AVERAGE([.B101:.B112])" office:value-type="float" office:value="149.75" calcext:value-type="float">
            <text:p>149,75</text:p>
          </table:table-cell>
          <table:table-cell table:formula="of:=[.D112]-[.C112]" office:value-type="float" office:value="121.532903312804" calcext:value-type="float">
            <text:p>121,532903312804</text:p>
          </table:table-cell>
          <table:table-cell table:formula="of:=[.D112]-[.D100]" office:value-type="float" office:value="-20" calcext:value-type="float">
            <text:p>-20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7" calcext:value-type="float">
            <text:p>157</text:p>
          </table:table-cell>
          <table:table-cell table:formula="of:=COM.MICROSOFT.STDEV.S([.B102:.B113])" office:value-type="float" office:value="27.3843297371237" calcext:value-type="float">
            <text:p>27,3843297371237</text:p>
          </table:table-cell>
          <table:table-cell table:formula="of:=AVERAGE([.B102:.B113])" office:value-type="float" office:value="148.416666666667" calcext:value-type="float">
            <text:p>148,416666666667</text:p>
          </table:table-cell>
          <table:table-cell table:formula="of:=[.D113]-[.C113]" office:value-type="float" office:value="121.032336929543" calcext:value-type="float">
            <text:p>121,032336929543</text:p>
          </table:table-cell>
          <table:table-cell table:formula="of:=[.D113]-[.D101]" office:value-type="float" office:value="-18.5833333333333" calcext:value-type="float">
            <text:p>-18,5833333333333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36" calcext:value-type="float">
            <text:p>136</text:p>
          </table:table-cell>
          <table:table-cell table:formula="of:=COM.MICROSOFT.STDEV.S([.B103:.B114])" office:value-type="float" office:value="26.7796847470525" calcext:value-type="float">
            <text:p>26,7796847470525</text:p>
          </table:table-cell>
          <table:table-cell table:formula="of:=AVERAGE([.B103:.B114])" office:value-type="float" office:value="145.666666666667" calcext:value-type="float">
            <text:p>145,666666666667</text:p>
          </table:table-cell>
          <table:table-cell table:formula="of:=[.D114]-[.C114]" office:value-type="float" office:value="118.886981919614" calcext:value-type="float">
            <text:p>118,886981919614</text:p>
          </table:table-cell>
          <table:table-cell table:formula="of:=[.D114]-[.D102]" office:value-type="float" office:value="-21.5" calcext:value-type="float">
            <text:p>-21,5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3" calcext:value-type="float">
            <text:p>153</text:p>
          </table:table-cell>
          <table:table-cell table:formula="of:=COM.MICROSOFT.STDEV.S([.B104:.B115])" office:value-type="float" office:value="24.1075557123538" calcext:value-type="float">
            <text:p>24,1075557123538</text:p>
          </table:table-cell>
          <table:table-cell table:formula="of:=AVERAGE([.B104:.B115])" office:value-type="float" office:value="143.083333333333" calcext:value-type="float">
            <text:p>143,083333333333</text:p>
          </table:table-cell>
          <table:table-cell table:formula="of:=[.D115]-[.C115]" office:value-type="float" office:value="118.97577762098" calcext:value-type="float">
            <text:p>118,97577762098</text:p>
          </table:table-cell>
          <table:table-cell table:formula="of:=[.D115]-[.D103]" office:value-type="float" office:value="-21.25" calcext:value-type="float">
            <text:p>-21,25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0" calcext:value-type="float">
            <text:p>150</text:p>
          </table:table-cell>
          <table:table-cell table:formula="of:=COM.MICROSOFT.STDEV.S([.B105:.B116])" office:value-type="float" office:value="18.3077645392397" calcext:value-type="float">
            <text:p>18,3077645392397</text:p>
          </table:table-cell>
          <table:table-cell table:formula="of:=AVERAGE([.B105:.B116])" office:value-type="float" office:value="139.416666666667" calcext:value-type="float">
            <text:p>139,416666666667</text:p>
          </table:table-cell>
          <table:table-cell table:formula="of:=[.D116]-[.C116]" office:value-type="float" office:value="121.108902127427" calcext:value-type="float">
            <text:p>121,108902127427</text:p>
          </table:table-cell>
          <table:table-cell table:formula="of:=[.D116]-[.D104]" office:value-type="float" office:value="-29" calcext:value-type="float">
            <text:p>-29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2" calcext:value-type="float">
            <text:p>152</text:p>
          </table:table-cell>
          <table:table-cell table:formula="of:=COM.MICROSOFT.STDEV.S([.B106:.B117])" office:value-type="float" office:value="15.4004624094292" calcext:value-type="float">
            <text:p>15,4004624094292</text:p>
          </table:table-cell>
          <table:table-cell table:formula="of:=AVERAGE([.B106:.B117])" office:value-type="float" office:value="137.583333333333" calcext:value-type="float">
            <text:p>137,583333333333</text:p>
          </table:table-cell>
          <table:table-cell table:formula="of:=[.D117]-[.C117]" office:value-type="float" office:value="122.182870923904" calcext:value-type="float">
            <text:p>122,182870923904</text:p>
          </table:table-cell>
          <table:table-cell table:formula="of:=[.D117]-[.D105]" office:value-type="float" office:value="-30" calcext:value-type="float">
            <text:p>-30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24" calcext:value-type="float">
            <text:p>124</text:p>
          </table:table-cell>
          <table:table-cell table:formula="of:=COM.MICROSOFT.STDEV.S([.B107:.B118])" office:value-type="float" office:value="15.3168554411818" calcext:value-type="float">
            <text:p>15,3168554411818</text:p>
          </table:table-cell>
          <table:table-cell table:formula="of:=AVERAGE([.B107:.B118])" office:value-type="float" office:value="137.666666666667" calcext:value-type="float">
            <text:p>137,666666666667</text:p>
          </table:table-cell>
          <table:table-cell table:formula="of:=[.D118]-[.C118]" office:value-type="float" office:value="122.349811225485" calcext:value-type="float">
            <text:p>122,349811225485</text:p>
          </table:table-cell>
          <table:table-cell table:formula="of:=[.D118]-[.D106]" office:value-type="float" office:value="-27.6666666666667" calcext:value-type="float">
            <text:p>-27,6666666666667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98" calcext:value-type="float">
            <text:p>98</text:p>
          </table:table-cell>
          <table:table-cell table:formula="of:=COM.MICROSOFT.STDEV.S([.B108:.B119])" office:value-type="float" office:value="18.6651108659007" calcext:value-type="float">
            <text:p>18,6651108659007</text:p>
          </table:table-cell>
          <table:table-cell table:formula="of:=AVERAGE([.B108:.B119])" office:value-type="float" office:value="135.75" calcext:value-type="float">
            <text:p>135,75</text:p>
          </table:table-cell>
          <table:table-cell table:formula="of:=[.D119]-[.C119]" office:value-type="float" office:value="117.084889134099" calcext:value-type="float">
            <text:p>117,084889134099</text:p>
          </table:table-cell>
          <table:table-cell table:formula="of:=[.D119]-[.D107]" office:value-type="float" office:value="-27.0833333333333" calcext:value-type="float">
            <text:p>-27,0833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25" calcext:value-type="float">
            <text:p>125</text:p>
          </table:table-cell>
          <table:table-cell table:formula="of:=COM.MICROSOFT.STDEV.S([.B109:.B120])" office:value-type="float" office:value="18.8315901579975" calcext:value-type="float">
            <text:p>18,8315901579975</text:p>
          </table:table-cell>
          <table:table-cell table:formula="of:=AVERAGE([.B109:.B120])" office:value-type="float" office:value="135.416666666667" calcext:value-type="float">
            <text:p>135,416666666667</text:p>
          </table:table-cell>
          <table:table-cell table:formula="of:=[.D120]-[.C120]" office:value-type="float" office:value="116.585076508669" calcext:value-type="float">
            <text:p>116,585076508669</text:p>
          </table:table-cell>
          <table:table-cell table:formula="of:=[.D120]-[.D108]" office:value-type="float" office:value="-25.0833333333333" calcext:value-type="float">
            <text:p>-25,0833333333333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6" calcext:value-type="float">
            <text:p>106</text:p>
          </table:table-cell>
          <table:table-cell table:formula="of:=COM.MICROSOFT.STDEV.S([.B110:.B121])" office:value-type="float" office:value="19.9565816590706" calcext:value-type="float">
            <text:p>19,9565816590706</text:p>
          </table:table-cell>
          <table:table-cell table:formula="of:=AVERAGE([.B110:.B121])" office:value-type="float" office:value="134.583333333333" calcext:value-type="float">
            <text:p>134,583333333333</text:p>
          </table:table-cell>
          <table:table-cell table:formula="of:=[.D121]-[.C121]" office:value-type="float" office:value="114.626751674263" calcext:value-type="float">
            <text:p>114,626751674263</text:p>
          </table:table-cell>
          <table:table-cell table:formula="of:=[.D121]-[.D109]" office:value-type="float" office:value="-23" calcext:value-type="float">
            <text:p>-2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29" calcext:value-type="float">
            <text:p>129</text:p>
          </table:table-cell>
          <table:table-cell table:formula="of:=COM.MICROSOFT.STDEV.S([.B111:.B122])" office:value-type="float" office:value="19.4723969357715" calcext:value-type="float">
            <text:p>19,4723969357715</text:p>
          </table:table-cell>
          <table:table-cell table:formula="of:=AVERAGE([.B111:.B122])" office:value-type="float" office:value="132.916666666667" calcext:value-type="float">
            <text:p>132,916666666667</text:p>
          </table:table-cell>
          <table:table-cell table:formula="of:=[.D122]-[.C122]" office:value-type="float" office:value="113.444269730895" calcext:value-type="float">
            <text:p>113,444269730895</text:p>
          </table:table-cell>
          <table:table-cell table:formula="of:=[.D122]-[.D110]" office:value-type="float" office:value="-22.8333333333333" calcext:value-type="float">
            <text:p>-22,83333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112:.B123])" office:value-type="float" office:value="19.8744163245723" calcext:value-type="float">
            <text:p>19,8744163245723</text:p>
          </table:table-cell>
          <table:table-cell table:formula="of:=AVERAGE([.B112:.B123])" office:value-type="float" office:value="129.916666666667" calcext:value-type="float">
            <text:p>129,916666666667</text:p>
          </table:table-cell>
          <table:table-cell table:formula="of:=[.D123]-[.C123]" office:value-type="float" office:value="110.042250342094" calcext:value-type="float">
            <text:p>110,042250342094</text:p>
          </table:table-cell>
          <table:table-cell table:formula="of:=[.D123]-[.D111]" office:value-type="float" office:value="-21.5833333333333" calcext:value-type="float">
            <text:p>-21,583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13:.B124])" office:value-type="float" office:value="20.7101204947989" calcext:value-type="float">
            <text:p>20,7101204947989</text:p>
          </table:table-cell>
          <table:table-cell table:formula="of:=AVERAGE([.B113:.B124])" office:value-type="float" office:value="129" calcext:value-type="float">
            <text:p>129</text:p>
          </table:table-cell>
          <table:table-cell table:formula="of:=[.D124]-[.C124]" office:value-type="float" office:value="108.289879505201" calcext:value-type="float">
            <text:p>108,289879505201</text:p>
          </table:table-cell>
          <table:table-cell table:formula="of:=[.D124]-[.D112]" office:value-type="float" office:value="-20.75" calcext:value-type="float">
            <text:p>-20,75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28" calcext:value-type="float">
            <text:p>128</text:p>
          </table:table-cell>
          <table:table-cell table:formula="of:=COM.MICROSOFT.STDEV.S([.B114:.B125])" office:value-type="float" office:value="18.7444941411088" calcext:value-type="float">
            <text:p>18,7444941411088</text:p>
          </table:table-cell>
          <table:table-cell table:formula="of:=AVERAGE([.B114:.B125])" office:value-type="float" office:value="126.583333333333" calcext:value-type="float">
            <text:p>126,583333333333</text:p>
          </table:table-cell>
          <table:table-cell table:formula="of:=[.D125]-[.C125]" office:value-type="float" office:value="107.838839192225" calcext:value-type="float">
            <text:p>107,838839192225</text:p>
          </table:table-cell>
          <table:table-cell table:formula="of:=[.D125]-[.D113]" office:value-type="float" office:value="-21.8333333333333" calcext:value-type="float">
            <text:p>-21,8333333333333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15:.B126])" office:value-type="float" office:value="18.6791084077664" calcext:value-type="float">
            <text:p>18,6791084077664</text:p>
          </table:table-cell>
          <table:table-cell table:formula="of:=AVERAGE([.B115:.B126])" office:value-type="float" office:value="125" calcext:value-type="float">
            <text:p>125</text:p>
          </table:table-cell>
          <table:table-cell table:formula="of:=[.D126]-[.C126]" office:value-type="float" office:value="106.320891592234" calcext:value-type="float">
            <text:p>106,320891592234</text:p>
          </table:table-cell>
          <table:table-cell table:formula="of:=[.D126]-[.D114]" office:value-type="float" office:value="-20.6666666666667" calcext:value-type="float">
            <text:p>-20,6666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26" calcext:value-type="float">
            <text:p>126</text:p>
          </table:table-cell>
          <table:table-cell table:formula="of:=COM.MICROSOFT.STDEV.S([.B116:.B127])" office:value-type="float" office:value="16.4986225320342" calcext:value-type="float">
            <text:p>16,4986225320342</text:p>
          </table:table-cell>
          <table:table-cell table:formula="of:=AVERAGE([.B116:.B127])" office:value-type="float" office:value="122.75" calcext:value-type="float">
            <text:p>122,75</text:p>
          </table:table-cell>
          <table:table-cell table:formula="of:=[.D127]-[.C127]" office:value-type="float" office:value="106.251377467966" calcext:value-type="float">
            <text:p>106,251377467966</text:p>
          </table:table-cell>
          <table:table-cell table:formula="of:=[.D127]-[.D115]" office:value-type="float" office:value="-20.3333333333333" calcext:value-type="float">
            <text:p>-20,3333333333333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20" calcext:value-type="float">
            <text:p>120</text:p>
          </table:table-cell>
          <table:table-cell table:formula="of:=COM.MICROSOFT.STDEV.S([.B117:.B128])" office:value-type="float" office:value="14.091422278045" calcext:value-type="float">
            <text:p>14,091422278045</text:p>
          </table:table-cell>
          <table:table-cell table:formula="of:=AVERAGE([.B117:.B128])" office:value-type="float" office:value="120.25" calcext:value-type="float">
            <text:p>120,25</text:p>
          </table:table-cell>
          <table:table-cell table:formula="of:=[.D128]-[.C128]" office:value-type="float" office:value="106.158577721955" calcext:value-type="float">
            <text:p>106,158577721955</text:p>
          </table:table-cell>
          <table:table-cell table:formula="of:=[.D128]-[.D116]" office:value-type="float" office:value="-19.1666666666667" calcext:value-type="float">
            <text:p>-19,166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14" calcext:value-type="float">
            <text:p>114</text:p>
          </table:table-cell>
          <table:table-cell table:formula="of:=COM.MICROSOFT.STDEV.S([.B118:.B129])" office:value-type="float" office:value="9.9768671830329" calcext:value-type="float">
            <text:p>9,9768671830329</text:p>
          </table:table-cell>
          <table:table-cell table:formula="of:=AVERAGE([.B118:.B129])" office:value-type="float" office:value="117.083333333333" calcext:value-type="float">
            <text:p>117,083333333333</text:p>
          </table:table-cell>
          <table:table-cell table:formula="of:=[.D129]-[.C129]" office:value-type="float" office:value="107.1064661503" calcext:value-type="float">
            <text:p>107,1064661503</text:p>
          </table:table-cell>
          <table:table-cell table:formula="of:=[.D129]-[.D117]" office:value-type="float" office:value="-20.5" calcext:value-type="float">
            <text:p>-20,5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5" calcext:value-type="float">
            <text:p>95</text:p>
          </table:table-cell>
          <table:table-cell table:formula="of:=COM.MICROSOFT.STDEV.S([.B119:.B130])" office:value-type="float" office:value="11.5391297397817" calcext:value-type="float">
            <text:p>11,5391297397817</text:p>
          </table:table-cell>
          <table:table-cell table:formula="of:=AVERAGE([.B119:.B130])" office:value-type="float" office:value="114.666666666667" calcext:value-type="float">
            <text:p>114,666666666667</text:p>
          </table:table-cell>
          <table:table-cell table:formula="of:=[.D130]-[.C130]" office:value-type="float" office:value="103.127536926885" calcext:value-type="float">
            <text:p>103,127536926885</text:p>
          </table:table-cell>
          <table:table-cell table:formula="of:=[.D130]-[.D118]" office:value-type="float" office:value="-23" calcext:value-type="float">
            <text:p>-2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4" calcext:value-type="float">
            <text:p>104</text:p>
          </table:table-cell>
          <table:table-cell table:formula="of:=COM.MICROSOFT.STDEV.S([.B120:.B131])" office:value-type="float" office:value="10.8613855916129" calcext:value-type="float">
            <text:p>10,8613855916129</text:p>
          </table:table-cell>
          <table:table-cell table:formula="of:=AVERAGE([.B120:.B131])" office:value-type="float" office:value="115.166666666667" calcext:value-type="float">
            <text:p>115,166666666667</text:p>
          </table:table-cell>
          <table:table-cell table:formula="of:=[.D131]-[.C131]" office:value-type="float" office:value="104.305281075054" calcext:value-type="float">
            <text:p>104,305281075054</text:p>
          </table:table-cell>
          <table:table-cell table:formula="of:=[.D131]-[.D119]" office:value-type="float" office:value="-20.5833333333333" calcext:value-type="float">
            <text:p>-20,58333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7" calcext:value-type="float">
            <text:p>97</text:p>
          </table:table-cell>
          <table:table-cell table:formula="of:=COM.MICROSOFT.STDEV.S([.B121:.B132])" office:value-type="float" office:value="11.5430682334648" calcext:value-type="float">
            <text:p>11,5430682334648</text:p>
          </table:table-cell>
          <table:table-cell table:formula="of:=AVERAGE([.B121:.B132])" office:value-type="float" office:value="112.833333333333" calcext:value-type="float">
            <text:p>112,833333333333</text:p>
          </table:table-cell>
          <table:table-cell table:formula="of:=[.D132]-[.C132]" office:value-type="float" office:value="101.290265099869" calcext:value-type="float">
            <text:p>101,290265099869</text:p>
          </table:table-cell>
          <table:table-cell table:formula="of:=[.D132]-[.D120]" office:value-type="float" office:value="-22.5833333333333" calcext:value-type="float">
            <text:p>-22,58333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24" calcext:value-type="float">
            <text:p>124</text:p>
          </table:table-cell>
          <table:table-cell table:formula="of:=COM.MICROSOFT.STDEV.S([.B122:.B133])" office:value-type="float" office:value="11.7421798606046" calcext:value-type="float">
            <text:p>11,7421798606046</text:p>
          </table:table-cell>
          <table:table-cell table:formula="of:=AVERAGE([.B122:.B133])" office:value-type="float" office:value="114.333333333333" calcext:value-type="float">
            <text:p>114,333333333333</text:p>
          </table:table-cell>
          <table:table-cell table:formula="of:=[.D133]-[.C133]" office:value-type="float" office:value="102.591153472729" calcext:value-type="float">
            <text:p>102,591153472729</text:p>
          </table:table-cell>
          <table:table-cell table:formula="of:=[.D133]-[.D121]" office:value-type="float" office:value="-20.25" calcext:value-type="float">
            <text:p>-20,2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61" calcext:value-type="float">
            <text:p>161</text:p>
          </table:table-cell>
          <table:table-cell table:formula="of:=COM.MICROSOFT.STDEV.S([.B123:.B134])" office:value-type="float" office:value="17.5654619792778" calcext:value-type="float">
            <text:p>17,5654619792778</text:p>
          </table:table-cell>
          <table:table-cell table:formula="of:=AVERAGE([.B123:.B134])" office:value-type="float" office:value="117" calcext:value-type="float">
            <text:p>117</text:p>
          </table:table-cell>
          <table:table-cell table:formula="of:=[.D134]-[.C134]" office:value-type="float" office:value="99.4345380207222" calcext:value-type="float">
            <text:p>99,4345380207222</text:p>
          </table:table-cell>
          <table:table-cell table:formula="of:=[.D134]-[.D122]" office:value-type="float" office:value="-15.9166666666667" calcext:value-type="float">
            <text:p>-15,9166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69" calcext:value-type="float">
            <text:p>169</text:p>
          </table:table-cell>
          <table:table-cell table:formula="of:=COM.MICROSOFT.STDEV.S([.B124:.B135])" office:value-type="float" office:value="22.9260999868286" calcext:value-type="float">
            <text:p>22,9260999868286</text:p>
          </table:table-cell>
          <table:table-cell table:formula="of:=AVERAGE([.B124:.B135])" office:value-type="float" office:value="121.833333333333" calcext:value-type="float">
            <text:p>121,833333333333</text:p>
          </table:table-cell>
          <table:table-cell table:formula="of:=[.D135]-[.C135]" office:value-type="float" office:value="98.9072333465048" calcext:value-type="float">
            <text:p>98,9072333465048</text:p>
          </table:table-cell>
          <table:table-cell table:formula="of:=[.D135]-[.D123]" office:value-type="float" office:value="-8.08333333333333" calcext:value-type="float">
            <text:p>-8,08333333333333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19" calcext:value-type="float">
            <text:p>119</text:p>
          </table:table-cell>
          <table:table-cell table:formula="of:=COM.MICROSOFT.STDEV.S([.B125:.B136])" office:value-type="float" office:value="22.4775982756705" calcext:value-type="float">
            <text:p>22,4775982756705</text:p>
          </table:table-cell>
          <table:table-cell table:formula="of:=AVERAGE([.B125:.B136])" office:value-type="float" office:value="122.833333333333" calcext:value-type="float">
            <text:p>122,833333333333</text:p>
          </table:table-cell>
          <table:table-cell table:formula="of:=[.D136]-[.C136]" office:value-type="float" office:value="100.355735057663" calcext:value-type="float">
            <text:p>100,355735057663</text:p>
          </table:table-cell>
          <table:table-cell table:formula="of:=[.D136]-[.D124]" office:value-type="float" office:value="-6.16666666666667" calcext:value-type="float">
            <text:p>-6,1666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12" calcext:value-type="float">
            <text:p>112</text:p>
          </table:table-cell>
          <table:table-cell table:formula="of:=COM.MICROSOFT.STDEV.S([.B126:.B137])" office:value-type="float" office:value="22.61737063731" calcext:value-type="float">
            <text:p>22,61737063731</text:p>
          </table:table-cell>
          <table:table-cell table:formula="of:=AVERAGE([.B126:.B137])" office:value-type="float" office:value="121.5" calcext:value-type="float">
            <text:p>121,5</text:p>
          </table:table-cell>
          <table:table-cell table:formula="of:=[.D137]-[.C137]" office:value-type="float" office:value="98.88262936269" calcext:value-type="float">
            <text:p>98,88262936269</text:p>
          </table:table-cell>
          <table:table-cell table:formula="of:=[.D137]-[.D125]" office:value-type="float" office:value="-5.08333333333333" calcext:value-type="float">
            <text:p>-5,083333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98" calcext:value-type="float">
            <text:p>98</text:p>
          </table:table-cell>
          <table:table-cell table:formula="of:=COM.MICROSOFT.STDEV.S([.B127:.B138])" office:value-type="float" office:value="23.6045385979951" calcext:value-type="float">
            <text:p>23,6045385979951</text:p>
          </table:table-cell>
          <table:table-cell table:formula="of:=AVERAGE([.B127:.B138])" office:value-type="float" office:value="119.916666666667" calcext:value-type="float">
            <text:p>119,916666666667</text:p>
          </table:table-cell>
          <table:table-cell table:formula="of:=[.D138]-[.C138]" office:value-type="float" office:value="96.3121280686715" calcext:value-type="float">
            <text:p>96,3121280686715</text:p>
          </table:table-cell>
          <table:table-cell table:formula="of:=[.D138]-[.D126]" office:value-type="float" office:value="-5.08333333333334" calcext:value-type="float">
            <text:p>-5,08333333333334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09" calcext:value-type="float">
            <text:p>109</text:p>
          </table:table-cell>
          <table:table-cell table:formula="of:=COM.MICROSOFT.STDEV.S([.B128:.B139])" office:value-type="float" office:value="23.7161241659455" calcext:value-type="float">
            <text:p>23,7161241659455</text:p>
          </table:table-cell>
          <table:table-cell table:formula="of:=AVERAGE([.B128:.B139])" office:value-type="float" office:value="118.5" calcext:value-type="float">
            <text:p>118,5</text:p>
          </table:table-cell>
          <table:table-cell table:formula="of:=[.D139]-[.C139]" office:value-type="float" office:value="94.7838758340545" calcext:value-type="float">
            <text:p>94,7838758340545</text:p>
          </table:table-cell>
          <table:table-cell table:formula="of:=[.D139]-[.D127]" office:value-type="float" office:value="-4.25" calcext:value-type="float">
            <text:p>-4,25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33" calcext:value-type="float">
            <text:p>133</text:p>
          </table:table-cell>
          <table:table-cell table:formula="of:=COM.MICROSOFT.STDEV.S([.B129:.B140])" office:value-type="float" office:value="24.0849192096078" calcext:value-type="float">
            <text:p>24,0849192096078</text:p>
          </table:table-cell>
          <table:table-cell table:formula="of:=AVERAGE([.B129:.B140])" office:value-type="float" office:value="119.583333333333" calcext:value-type="float">
            <text:p>119,583333333333</text:p>
          </table:table-cell>
          <table:table-cell table:formula="of:=[.D140]-[.C140]" office:value-type="float" office:value="95.4984141237256" calcext:value-type="float">
            <text:p>95,4984141237256</text:p>
          </table:table-cell>
          <table:table-cell table:formula="of:=[.D140]-[.D128]" office:value-type="float" office:value="-0.666666666666671" calcext:value-type="float">
            <text:p>-0,666666666666671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6" calcext:value-type="float">
            <text:p>116</text:p>
          </table:table-cell>
          <table:table-cell table:formula="of:=COM.MICROSOFT.STDEV.S([.B130:.B141])" office:value-type="float" office:value="24.0496645223247" calcext:value-type="float">
            <text:p>24,0496645223247</text:p>
          </table:table-cell>
          <table:table-cell table:formula="of:=AVERAGE([.B130:.B141])" office:value-type="float" office:value="119.75" calcext:value-type="float">
            <text:p>119,75</text:p>
          </table:table-cell>
          <table:table-cell table:formula="of:=[.D141]-[.C141]" office:value-type="float" office:value="95.7003354776753" calcext:value-type="float">
            <text:p>95,7003354776753</text:p>
          </table:table-cell>
          <table:table-cell table:formula="of:=[.D141]-[.D129]" office:value-type="float" office:value="2.66666666666667" calcext:value-type="float">
            <text:p>2,66666666666667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78" calcext:value-type="float">
            <text:p>78</text:p>
          </table:table-cell>
          <table:table-cell table:formula="of:=COM.MICROSOFT.STDEV.S([.B131:.B142])" office:value-type="float" office:value="26.0570469733179" calcext:value-type="float">
            <text:p>26,0570469733179</text:p>
          </table:table-cell>
          <table:table-cell table:formula="of:=AVERAGE([.B131:.B142])" office:value-type="float" office:value="118.333333333333" calcext:value-type="float">
            <text:p>118,333333333333</text:p>
          </table:table-cell>
          <table:table-cell table:formula="of:=[.D142]-[.C142]" office:value-type="float" office:value="92.2762863600154" calcext:value-type="float">
            <text:p>92,2762863600154</text:p>
          </table:table-cell>
          <table:table-cell table:formula="of:=[.D142]-[.D130]" office:value-type="float" office:value="3.66666666666667" calcext:value-type="float">
            <text:p>3,666666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6" calcext:value-type="float">
            <text:p>66</text:p>
          </table:table-cell>
          <table:table-cell table:formula="of:=COM.MICROSOFT.STDEV.S([.B132:.B143])" office:value-type="float" office:value="29.9722093502186" calcext:value-type="float">
            <text:p>29,9722093502186</text:p>
          </table:table-cell>
          <table:table-cell table:formula="of:=AVERAGE([.B132:.B143])" office:value-type="float" office:value="115.166666666667" calcext:value-type="float">
            <text:p>115,166666666667</text:p>
          </table:table-cell>
          <table:table-cell table:formula="of:=[.D143]-[.C143]" office:value-type="float" office:value="85.194457316448" calcext:value-type="float">
            <text:p>85,194457316448</text:p>
          </table:table-cell>
          <table:table-cell table:formula="of:=[.D143]-[.D13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92" calcext:value-type="float">
            <text:p>92</text:p>
          </table:table-cell>
          <table:table-cell table:formula="of:=COM.MICROSOFT.STDEV.S([.B133:.B144])" office:value-type="float" office:value="30.2808820575263" calcext:value-type="float">
            <text:p>30,2808820575263</text:p>
          </table:table-cell>
          <table:table-cell table:formula="of:=AVERAGE([.B133:.B144])" office:value-type="float" office:value="114.75" calcext:value-type="float">
            <text:p>114,75</text:p>
          </table:table-cell>
          <table:table-cell table:formula="of:=[.D144]-[.C144]" office:value-type="float" office:value="84.4691179424737" calcext:value-type="float">
            <text:p>84,4691179424737</text:p>
          </table:table-cell>
          <table:table-cell table:formula="of:=[.D144]-[.D132]" office:value-type="float" office:value="1.91666666666667" calcext:value-type="float">
            <text:p>1,91666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6" calcext:value-type="float">
            <text:p>76</text:p>
          </table:table-cell>
          <table:table-cell table:formula="of:=COM.MICROSOFT.STDEV.S([.B134:.B145])" office:value-type="float" office:value="32.0656287238305" calcext:value-type="float">
            <text:p>32,0656287238305</text:p>
          </table:table-cell>
          <table:table-cell table:formula="of:=AVERAGE([.B134:.B145])" office:value-type="float" office:value="110.75" calcext:value-type="float">
            <text:p>110,75</text:p>
          </table:table-cell>
          <table:table-cell table:formula="of:=[.D145]-[.C145]" office:value-type="float" office:value="78.6843712761695" calcext:value-type="float">
            <text:p>78,6843712761695</text:p>
          </table:table-cell>
          <table:table-cell table:formula="of:=[.D145]-[.D133]" office:value-type="float" office:value="-3.58333333333333" calcext:value-type="float">
            <text:p>-3,583333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35:.B146])" office:value-type="float" office:value="27.9105714739057" calcext:value-type="float">
            <text:p>27,9105714739057</text:p>
          </table:table-cell>
          <table:table-cell table:formula="of:=AVERAGE([.B135:.B146])" office:value-type="float" office:value="106.5" calcext:value-type="float">
            <text:p>106,5</text:p>
          </table:table-cell>
          <table:table-cell table:formula="of:=[.D146]-[.C146]" office:value-type="float" office:value="78.5894285260943" calcext:value-type="float">
            <text:p>78,5894285260943</text:p>
          </table:table-cell>
          <table:table-cell table:formula="of:=[.D146]-[.D134]" office:value-type="float" office:value="-10.5" calcext:value-type="float">
            <text:p>-10,5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90" calcext:value-type="float">
            <text:p>90</text:p>
          </table:table-cell>
          <table:table-cell table:formula="of:=COM.MICROSOFT.STDEV.S([.B136:.B147])" office:value-type="float" office:value="20.0338728309346" calcext:value-type="float">
            <text:p>20,0338728309346</text:p>
          </table:table-cell>
          <table:table-cell table:formula="of:=AVERAGE([.B136:.B147])" office:value-type="float" office:value="99.9166666666667" calcext:value-type="float">
            <text:p>99,9166666666667</text:p>
          </table:table-cell>
          <table:table-cell table:formula="of:=[.D147]-[.C147]" office:value-type="float" office:value="79.882793835732" calcext:value-type="float">
            <text:p>79,882793835732</text:p>
          </table:table-cell>
          <table:table-cell table:formula="of:=[.D147]-[.D135]" office:value-type="float" office:value="-21.9166666666667" calcext:value-type="float">
            <text:p>-21,916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5" calcext:value-type="float">
            <text:p>75</text:p>
          </table:table-cell>
          <table:table-cell table:formula="of:=COM.MICROSOFT.STDEV.S([.B137:.B148])" office:value-type="float" office:value="20.2490179335376" calcext:value-type="float">
            <text:p>20,2490179335376</text:p>
          </table:table-cell>
          <table:table-cell table:formula="of:=AVERAGE([.B137:.B148])" office:value-type="float" office:value="96.25" calcext:value-type="float">
            <text:p>96,25</text:p>
          </table:table-cell>
          <table:table-cell table:formula="of:=[.D148]-[.C148]" office:value-type="float" office:value="76.0009820664624" calcext:value-type="float">
            <text:p>76,0009820664624</text:p>
          </table:table-cell>
          <table:table-cell table:formula="of:=[.D148]-[.D136]" office:value-type="float" office:value="-26.5833333333333" calcext:value-type="float">
            <text:p>-26,583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09" calcext:value-type="float">
            <text:p>109</text:p>
          </table:table-cell>
          <table:table-cell table:formula="of:=COM.MICROSOFT.STDEV.S([.B138:.B149])" office:value-type="float" office:value="20.0544712765462" calcext:value-type="float">
            <text:p>20,0544712765462</text:p>
          </table:table-cell>
          <table:table-cell table:formula="of:=AVERAGE([.B138:.B149])" office:value-type="float" office:value="96" calcext:value-type="float">
            <text:p>96</text:p>
          </table:table-cell>
          <table:table-cell table:formula="of:=[.D149]-[.C149]" office:value-type="float" office:value="75.9455287234538" calcext:value-type="float">
            <text:p>75,9455287234538</text:p>
          </table:table-cell>
          <table:table-cell table:formula="of:=[.D149]-[.D137]" office:value-type="float" office:value="-25.5" calcext:value-type="float">
            <text:p>-25,5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0" calcext:value-type="float">
            <text:p>70</text:p>
          </table:table-cell>
          <table:table-cell table:formula="of:=COM.MICROSOFT.STDEV.S([.B139:.B150])" office:value-type="float" office:value="21.3853532431273" calcext:value-type="float">
            <text:p>21,3853532431273</text:p>
          </table:table-cell>
          <table:table-cell table:formula="of:=AVERAGE([.B139:.B150])" office:value-type="float" office:value="93.6666666666667" calcext:value-type="float">
            <text:p>93,6666666666667</text:p>
          </table:table-cell>
          <table:table-cell table:formula="of:=[.D150]-[.C150]" office:value-type="float" office:value="72.2813134235394" calcext:value-type="float">
            <text:p>72,2813134235394</text:p>
          </table:table-cell>
          <table:table-cell table:formula="of:=[.D150]-[.D138]" office:value-type="float" office:value="-26.25" calcext:value-type="float">
            <text:p>-26,25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06" calcext:value-type="float">
            <text:p>106</text:p>
          </table:table-cell>
          <table:table-cell table:formula="of:=COM.MICROSOFT.STDEV.S([.B140:.B151])" office:value-type="float" office:value="21.2065956006545" calcext:value-type="float">
            <text:p>21,2065956006545</text:p>
          </table:table-cell>
          <table:table-cell table:formula="of:=AVERAGE([.B140:.B151])" office:value-type="float" office:value="93.4166666666667" calcext:value-type="float">
            <text:p>93,4166666666667</text:p>
          </table:table-cell>
          <table:table-cell table:formula="of:=[.D151]-[.C151]" office:value-type="float" office:value="72.2100710660122" calcext:value-type="float">
            <text:p>72,2100710660122</text:p>
          </table:table-cell>
          <table:table-cell table:formula="of:=[.D151]-[.D139]" office:value-type="float" office:value="-25.0833333333333" calcext:value-type="float">
            <text:p>-25,0833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85" calcext:value-type="float">
            <text:p>85</text:p>
          </table:table-cell>
          <table:table-cell table:formula="of:=COM.MICROSOFT.STDEV.S([.B141:.B152])" office:value-type="float" office:value="17.2123546185626" calcext:value-type="float">
            <text:p>17,2123546185626</text:p>
          </table:table-cell>
          <table:table-cell table:formula="of:=AVERAGE([.B141:.B152])" office:value-type="float" office:value="89.4166666666667" calcext:value-type="float">
            <text:p>89,4166666666667</text:p>
          </table:table-cell>
          <table:table-cell table:formula="of:=[.D152]-[.C152]" office:value-type="float" office:value="72.2043120481041" calcext:value-type="float">
            <text:p>72,2043120481041</text:p>
          </table:table-cell>
          <table:table-cell table:formula="of:=[.D152]-[.D140]" office:value-type="float" office:value="-30.1666666666667" calcext:value-type="float">
            <text:p>-30,16666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42:.B153])" office:value-type="float" office:value="16.2151724684574" calcext:value-type="float">
            <text:p>16,2151724684574</text:p>
          </table:table-cell>
          <table:table-cell table:formula="of:=AVERAGE([.B142:.B153])" office:value-type="float" office:value="85.25" calcext:value-type="float">
            <text:p>85,25</text:p>
          </table:table-cell>
          <table:table-cell table:formula="of:=[.D153]-[.C153]" office:value-type="float" office:value="69.0348275315426" calcext:value-type="float">
            <text:p>69,0348275315426</text:p>
          </table:table-cell>
          <table:table-cell table:formula="of:=[.D153]-[.D141]" office:value-type="float" office:value="-34.5" calcext:value-type="float">
            <text:p>-34,5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4" calcext:value-type="float">
            <text:p>64</text:p>
          </table:table-cell>
          <table:table-cell table:formula="of:=COM.MICROSOFT.STDEV.S([.B143:.B154])" office:value-type="float" office:value="17.2545558322924" calcext:value-type="float">
            <text:p>17,2545558322924</text:p>
          </table:table-cell>
          <table:table-cell table:formula="of:=AVERAGE([.B143:.B154])" office:value-type="float" office:value="84.0833333333333" calcext:value-type="float">
            <text:p>84,0833333333333</text:p>
          </table:table-cell>
          <table:table-cell table:formula="of:=[.D154]-[.C154]" office:value-type="float" office:value="66.8287775010409" calcext:value-type="float">
            <text:p>66,8287775010409</text:p>
          </table:table-cell>
          <table:table-cell table:formula="of:=[.D154]-[.D142]" office:value-type="float" office:value="-34.25" calcext:value-type="float">
            <text:p>-34,2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7" calcext:value-type="float">
            <text:p>77</text:p>
          </table:table-cell>
          <table:table-cell table:formula="of:=COM.MICROSOFT.STDEV.S([.B144:.B155])" office:value-type="float" office:value="16.4813944688052" calcext:value-type="float">
            <text:p>16,4813944688052</text:p>
          </table:table-cell>
          <table:table-cell table:formula="of:=AVERAGE([.B144:.B155])" office:value-type="float" office:value="85" calcext:value-type="float">
            <text:p>85</text:p>
          </table:table-cell>
          <table:table-cell table:formula="of:=[.D155]-[.C155]" office:value-type="float" office:value="68.5186055311948" calcext:value-type="float">
            <text:p>68,5186055311948</text:p>
          </table:table-cell>
          <table:table-cell table:formula="of:=[.D155]-[.D143]" office:value-type="float" office:value="-30.1666666666667" calcext:value-type="float">
            <text:p>-30,16666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9" calcext:value-type="float">
            <text:p>69</text:p>
          </table:table-cell>
          <table:table-cell table:formula="of:=COM.MICROSOFT.STDEV.S([.B145:.B156])" office:value-type="float" office:value="16.9247443022626" calcext:value-type="float">
            <text:p>16,9247443022626</text:p>
          </table:table-cell>
          <table:table-cell table:formula="of:=AVERAGE([.B145:.B156])" office:value-type="float" office:value="83.0833333333333" calcext:value-type="float">
            <text:p>83,0833333333333</text:p>
          </table:table-cell>
          <table:table-cell table:formula="of:=[.D156]-[.C156]" office:value-type="float" office:value="66.1585890310708" calcext:value-type="float">
            <text:p>66,1585890310708</text:p>
          </table:table-cell>
          <table:table-cell table:formula="of:=[.D156]-[.D144]" office:value-type="float" office:value="-31.6666666666667" calcext:value-type="float">
            <text:p>-31,66666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2" calcext:value-type="float">
            <text:p>72</text:p>
          </table:table-cell>
          <table:table-cell table:formula="of:=COM.MICROSOFT.STDEV.S([.B146:.B157])" office:value-type="float" office:value="17.1152510405725" calcext:value-type="float">
            <text:p>17,1152510405725</text:p>
          </table:table-cell>
          <table:table-cell table:formula="of:=AVERAGE([.B146:.B157])" office:value-type="float" office:value="82.75" calcext:value-type="float">
            <text:p>82,75</text:p>
          </table:table-cell>
          <table:table-cell table:formula="of:=[.D157]-[.C157]" office:value-type="float" office:value="65.6347489594275" calcext:value-type="float">
            <text:p>65,6347489594275</text:p>
          </table:table-cell>
          <table:table-cell table:formula="of:=[.D157]-[.D145]" office:value-type="float" office:value="-28" calcext:value-type="float">
            <text:p>-28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9" calcext:value-type="float">
            <text:p>89</text:p>
          </table:table-cell>
          <table:table-cell table:formula="of:=COM.MICROSOFT.STDEV.S([.B147:.B158])" office:value-type="float" office:value="15.0211971439151" calcext:value-type="float">
            <text:p>15,0211971439151</text:p>
          </table:table-cell>
          <table:table-cell table:formula="of:=AVERAGE([.B147:.B158])" office:value-type="float" office:value="81" calcext:value-type="float">
            <text:p>81</text:p>
          </table:table-cell>
          <table:table-cell table:formula="of:=[.D158]-[.C158]" office:value-type="float" office:value="65.9788028560849" calcext:value-type="float">
            <text:p>65,9788028560849</text:p>
          </table:table-cell>
          <table:table-cell table:formula="of:=[.D158]-[.D146]" office:value-type="float" office:value="-25.5" calcext:value-type="float">
            <text:p>-25,5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1" calcext:value-type="float">
            <text:p>71</text:p>
          </table:table-cell>
          <table:table-cell table:formula="of:=COM.MICROSOFT.STDEV.S([.B148:.B159])" office:value-type="float" office:value="14.987621154766" calcext:value-type="float">
            <text:p>14,987621154766</text:p>
          </table:table-cell>
          <table:table-cell table:formula="of:=AVERAGE([.B148:.B159])" office:value-type="float" office:value="79.4166666666667" calcext:value-type="float">
            <text:p>79,4166666666667</text:p>
          </table:table-cell>
          <table:table-cell table:formula="of:=[.D159]-[.C159]" office:value-type="float" office:value="64.4290455119007" calcext:value-type="float">
            <text:p>64,4290455119007</text:p>
          </table:table-cell>
          <table:table-cell table:formula="of:=[.D159]-[.D147]" office:value-type="float" office:value="-20.5" calcext:value-type="float">
            <text:p>-20,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52" calcext:value-type="float">
            <text:p>52</text:p>
          </table:table-cell>
          <table:table-cell table:formula="of:=COM.MICROSOFT.STDEV.S([.B149:.B160])" office:value-type="float" office:value="16.9464396904429" calcext:value-type="float">
            <text:p>16,9464396904429</text:p>
          </table:table-cell>
          <table:table-cell table:formula="of:=AVERAGE([.B149:.B160])" office:value-type="float" office:value="77.5" calcext:value-type="float">
            <text:p>77,5</text:p>
          </table:table-cell>
          <table:table-cell table:formula="of:=[.D160]-[.C160]" office:value-type="float" office:value="60.5535603095571" calcext:value-type="float">
            <text:p>60,5535603095571</text:p>
          </table:table-cell>
          <table:table-cell table:formula="of:=[.D160]-[.D148]" office:value-type="float" office:value="-18.75" calcext:value-type="float">
            <text:p>-18,7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83" calcext:value-type="float">
            <text:p>83</text:p>
          </table:table-cell>
          <table:table-cell table:formula="of:=COM.MICROSOFT.STDEV.S([.B150:.B161])" office:value-type="float" office:value="13.9501276197052" calcext:value-type="float">
            <text:p>13,9501276197052</text:p>
          </table:table-cell>
          <table:table-cell table:formula="of:=AVERAGE([.B150:.B161])" office:value-type="float" office:value="75.3333333333333" calcext:value-type="float">
            <text:p>75,3333333333333</text:p>
          </table:table-cell>
          <table:table-cell table:formula="of:=[.D161]-[.C161]" office:value-type="float" office:value="61.3832057136282" calcext:value-type="float">
            <text:p>61,3832057136282</text:p>
          </table:table-cell>
          <table:table-cell table:formula="of:=[.D161]-[.D149]" office:value-type="float" office:value="-20.6666666666667" calcext:value-type="float">
            <text:p>-20,6666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COM.MICROSOFT.STDEV.S([.B151:.B162])" office:value-type="float" office:value="14.4116955871601" calcext:value-type="float">
            <text:p>14,4116955871601</text:p>
          </table:table-cell>
          <table:table-cell table:formula="of:=AVERAGE([.B151:.B162])" office:value-type="float" office:value="74.6666666666667" calcext:value-type="float">
            <text:p>74,6666666666667</text:p>
          </table:table-cell>
          <table:table-cell table:formula="of:=[.D162]-[.C162]" office:value-type="float" office:value="60.2549710795066" calcext:value-type="float">
            <text:p>60,2549710795066</text:p>
          </table:table-cell>
          <table:table-cell table:formula="of:=[.D162]-[.D150]" office:value-type="float" office:value="-19" calcext:value-type="float">
            <text:p>-19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95" calcext:value-type="float">
            <text:p>95</text:p>
          </table:table-cell>
          <table:table-cell table:formula="of:=COM.MICROSOFT.STDEV.S([.B152:.B163])" office:value-type="float" office:value="12.4544625080184" calcext:value-type="float">
            <text:p>12,4544625080184</text:p>
          </table:table-cell>
          <table:table-cell table:formula="of:=AVERAGE([.B152:.B163])" office:value-type="float" office:value="73.75" calcext:value-type="float">
            <text:p>73,75</text:p>
          </table:table-cell>
          <table:table-cell table:formula="of:=[.D163]-[.C163]" office:value-type="float" office:value="61.2955374919816" calcext:value-type="float">
            <text:p>61,2955374919816</text:p>
          </table:table-cell>
          <table:table-cell table:formula="of:=[.D163]-[.D151]" office:value-type="float" office:value="-19.6666666666667" calcext:value-type="float">
            <text:p>-19,666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8" calcext:value-type="float">
            <text:p>78</text:p>
          </table:table-cell>
          <table:table-cell table:formula="of:=COM.MICROSOFT.STDEV.S([.B153:.B164])" office:value-type="float" office:value="12.0365604671263" calcext:value-type="float">
            <text:p>12,0365604671263</text:p>
          </table:table-cell>
          <table:table-cell table:formula="of:=AVERAGE([.B153:.B164])" office:value-type="float" office:value="73.1666666666667" calcext:value-type="float">
            <text:p>73,1666666666667</text:p>
          </table:table-cell>
          <table:table-cell table:formula="of:=[.D164]-[.C164]" office:value-type="float" office:value="61.1301061995404" calcext:value-type="float">
            <text:p>61,1301061995404</text:p>
          </table:table-cell>
          <table:table-cell table:formula="of:=[.D164]-[.D152]" office:value-type="float" office:value="-16.25" calcext:value-type="float">
            <text:p>-16,25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8" calcext:value-type="float">
            <text:p>48</text:p>
          </table:table-cell>
          <table:table-cell table:formula="of:=COM.MICROSOFT.STDEV.S([.B154:.B165])" office:value-type="float" office:value="13.9761701954911" calcext:value-type="float">
            <text:p>13,9761701954911</text:p>
          </table:table-cell>
          <table:table-cell table:formula="of:=AVERAGE([.B154:.B165])" office:value-type="float" office:value="71.6666666666667" calcext:value-type="float">
            <text:p>71,6666666666667</text:p>
          </table:table-cell>
          <table:table-cell table:formula="of:=[.D165]-[.C165]" office:value-type="float" office:value="57.6904964711756" calcext:value-type="float">
            <text:p>57,6904964711756</text:p>
          </table:table-cell>
          <table:table-cell table:formula="of:=[.D165]-[.D153]" office:value-type="float" office:value="-13.5833333333333" calcext:value-type="float">
            <text:p>-13,583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1" calcext:value-type="float">
            <text:p>71</text:p>
          </table:table-cell>
          <table:table-cell table:formula="of:=COM.MICROSOFT.STDEV.S([.B155:.B166])" office:value-type="float" office:value="13.771677127681" calcext:value-type="float">
            <text:p>13,771677127681</text:p>
          </table:table-cell>
          <table:table-cell table:formula="of:=AVERAGE([.B155:.B166])" office:value-type="float" office:value="72.25" calcext:value-type="float">
            <text:p>72,25</text:p>
          </table:table-cell>
          <table:table-cell table:formula="of:=[.D166]-[.C166]" office:value-type="float" office:value="58.478322872319" calcext:value-type="float">
            <text:p>58,478322872319</text:p>
          </table:table-cell>
          <table:table-cell table:formula="of:=[.D166]-[.D154]" office:value-type="float" office:value="-11.8333333333333" calcext:value-type="float">
            <text:p>-11,833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4" calcext:value-type="float">
            <text:p>54</text:p>
          </table:table-cell>
          <table:table-cell table:formula="of:=COM.MICROSOFT.STDEV.S([.B156:.B167])" office:value-type="float" office:value="14.6245953064961" calcext:value-type="float">
            <text:p>14,6245953064961</text:p>
          </table:table-cell>
          <table:table-cell table:formula="of:=AVERAGE([.B156:.B167])" office:value-type="float" office:value="70.3333333333333" calcext:value-type="float">
            <text:p>70,3333333333333</text:p>
          </table:table-cell>
          <table:table-cell table:formula="of:=[.D167]-[.C167]" office:value-type="float" office:value="55.7087380268372" calcext:value-type="float">
            <text:p>55,7087380268372</text:p>
          </table:table-cell>
          <table:table-cell table:formula="of:=[.D167]-[.D155]" office:value-type="float" office:value="-14.6666666666667" calcext:value-type="float">
            <text:p>-14,666666666666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3" calcext:value-type="float">
            <text:p>63</text:p>
          </table:table-cell>
          <table:table-cell table:formula="of:=COM.MICROSOFT.STDEV.S([.B157:.B168])" office:value-type="float" office:value="14.7761068395343" calcext:value-type="float">
            <text:p>14,7761068395343</text:p>
          </table:table-cell>
          <table:table-cell table:formula="of:=AVERAGE([.B157:.B168])" office:value-type="float" office:value="69.8333333333333" calcext:value-type="float">
            <text:p>69,8333333333333</text:p>
          </table:table-cell>
          <table:table-cell table:formula="of:=[.D168]-[.C168]" office:value-type="float" office:value="55.057226493799" calcext:value-type="float">
            <text:p>55,057226493799</text:p>
          </table:table-cell>
          <table:table-cell table:formula="of:=[.D168]-[.D156]" office:value-type="float" office:value="-13.25" calcext:value-type="float">
            <text:p>-13,25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55" calcext:value-type="float">
            <text:p>55</text:p>
          </table:table-cell>
          <table:table-cell table:formula="of:=COM.MICROSOFT.STDEV.S([.B158:.B169])" office:value-type="float" office:value="15.3531656986335" calcext:value-type="float">
            <text:p>15,3531656986335</text:p>
          </table:table-cell>
          <table:table-cell table:formula="of:=AVERAGE([.B158:.B169])" office:value-type="float" office:value="68.4166666666667" calcext:value-type="float">
            <text:p>68,4166666666667</text:p>
          </table:table-cell>
          <table:table-cell table:formula="of:=[.D169]-[.C169]" office:value-type="float" office:value="53.0635009680331" calcext:value-type="float">
            <text:p>53,0635009680331</text:p>
          </table:table-cell>
          <table:table-cell table:formula="of:=[.D169]-[.D157]" office:value-type="float" office:value="-14.3333333333333" calcext:value-type="float">
            <text:p>-14,333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81" calcext:value-type="float">
            <text:p>81</text:p>
          </table:table-cell>
          <table:table-cell table:formula="of:=COM.MICROSOFT.STDEV.S([.B159:.B170])" office:value-type="float" office:value="14.5297500447749" calcext:value-type="float">
            <text:p>14,5297500447749</text:p>
          </table:table-cell>
          <table:table-cell table:formula="of:=AVERAGE([.B159:.B170])" office:value-type="float" office:value="67.75" calcext:value-type="float">
            <text:p>67,75</text:p>
          </table:table-cell>
          <table:table-cell table:formula="of:=[.D170]-[.C170]" office:value-type="float" office:value="53.2202499552251" calcext:value-type="float">
            <text:p>53,2202499552251</text:p>
          </table:table-cell>
          <table:table-cell table:formula="of:=[.D170]-[.D158]" office:value-type="float" office:value="-13.25" calcext:value-type="float">
            <text:p>-13,25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7" calcext:value-type="float">
            <text:p>67</text:p>
          </table:table-cell>
          <table:table-cell table:formula="of:=COM.MICROSOFT.STDEV.S([.B160:.B171])" office:value-type="float" office:value="14.4942517341646" calcext:value-type="float">
            <text:p>14,4942517341646</text:p>
          </table:table-cell>
          <table:table-cell table:formula="of:=AVERAGE([.B160:.B171])" office:value-type="float" office:value="67.4166666666667" calcext:value-type="float">
            <text:p>67,4166666666667</text:p>
          </table:table-cell>
          <table:table-cell table:formula="of:=[.D171]-[.C171]" office:value-type="float" office:value="52.9224149325021" calcext:value-type="float">
            <text:p>52,9224149325021</text:p>
          </table:table-cell>
          <table:table-cell table:formula="of:=[.D171]-[.D159]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53" calcext:value-type="float">
            <text:p>53</text:p>
          </table:table-cell>
          <table:table-cell table:formula="of:=COM.MICROSOFT.STDEV.S([.B161:.B172])" office:value-type="float" office:value="14.4001262620727" calcext:value-type="float">
            <text:p>14,4001262620727</text:p>
          </table:table-cell>
          <table:table-cell table:formula="of:=AVERAGE([.B161:.B172])" office:value-type="float" office:value="67.5" calcext:value-type="float">
            <text:p>67,5</text:p>
          </table:table-cell>
          <table:table-cell table:formula="of:=[.D172]-[.C172]" office:value-type="float" office:value="53.0998737379273" calcext:value-type="float">
            <text:p>53,0998737379273</text:p>
          </table:table-cell>
          <table:table-cell table:formula="of:=[.D172]-[.D160]" office:value-type="float" office:value="-10" calcext:value-type="float">
            <text:p>-10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66" calcext:value-type="float">
            <text:p>66</text:p>
          </table:table-cell>
          <table:table-cell table:formula="of:=COM.MICROSOFT.STDEV.S([.B162:.B173])" office:value-type="float" office:value="13.5476152435725" calcext:value-type="float">
            <text:p>13,5476152435725</text:p>
          </table:table-cell>
          <table:table-cell table:formula="of:=AVERAGE([.B162:.B173])" office:value-type="float" office:value="66.0833333333333" calcext:value-type="float">
            <text:p>66,0833333333333</text:p>
          </table:table-cell>
          <table:table-cell table:formula="of:=[.D173]-[.C173]" office:value-type="float" office:value="52.5357180897608" calcext:value-type="float">
            <text:p>52,5357180897608</text:p>
          </table:table-cell>
          <table:table-cell table:formula="of:=[.D173]-[.D161]" office:value-type="float" office:value="-9.25" calcext:value-type="float">
            <text:p>-9,25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86" calcext:value-type="float">
            <text:p>86</text:p>
          </table:table-cell>
          <table:table-cell table:formula="of:=COM.MICROSOFT.STDEV.S([.B163:.B174])" office:value-type="float" office:value="14.6191551387109" calcext:value-type="float">
            <text:p>14,6191551387109</text:p>
          </table:table-cell>
          <table:table-cell table:formula="of:=AVERAGE([.B163:.B174])" office:value-type="float" office:value="68.0833333333333" calcext:value-type="float">
            <text:p>68,0833333333333</text:p>
          </table:table-cell>
          <table:table-cell table:formula="of:=[.D174]-[.C174]" office:value-type="float" office:value="53.4641781946224" calcext:value-type="float">
            <text:p>53,4641781946224</text:p>
          </table:table-cell>
          <table:table-cell table:formula="of:=[.D174]-[.D162]" office:value-type="float" office:value="-6.58333333333333" calcext:value-type="float">
            <text:p>-6,5833333333333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9" calcext:value-type="float">
            <text:p>49</text:p>
          </table:table-cell>
          <table:table-cell table:formula="of:=COM.MICROSOFT.STDEV.S([.B164:.B175])" office:value-type="float" office:value="12.8425783307644" calcext:value-type="float">
            <text:p>12,8425783307644</text:p>
          </table:table-cell>
          <table:table-cell table:formula="of:=AVERAGE([.B164:.B175])" office:value-type="float" office:value="64.25" calcext:value-type="float">
            <text:p>64,25</text:p>
          </table:table-cell>
          <table:table-cell table:formula="of:=[.D175]-[.C175]" office:value-type="float" office:value="51.4074216692356" calcext:value-type="float">
            <text:p>51,4074216692356</text:p>
          </table:table-cell>
          <table:table-cell table:formula="of:=[.D175]-[.D163]" office:value-type="float" office:value="-9.5" calcext:value-type="float">
            <text:p>-9,5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5" calcext:value-type="float">
            <text:p>55</text:p>
          </table:table-cell>
          <table:table-cell table:formula="of:=COM.MICROSOFT.STDEV.S([.B165:.B176])" office:value-type="float" office:value="12.3091490979333" calcext:value-type="float">
            <text:p>12,3091490979333</text:p>
          </table:table-cell>
          <table:table-cell table:formula="of:=AVERAGE([.B165:.B176])" office:value-type="float" office:value="62.3333333333333" calcext:value-type="float">
            <text:p>62,3333333333333</text:p>
          </table:table-cell>
          <table:table-cell table:formula="of:=[.D176]-[.C176]" office:value-type="float" office:value="50.0241842354001" calcext:value-type="float">
            <text:p>50,0241842354001</text:p>
          </table:table-cell>
          <table:table-cell table:formula="of:=[.D176]-[.D164]" office:value-type="float" office:value="-10.8333333333333" calcext:value-type="float">
            <text:p>-10,8333333333333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66:.B177])" office:value-type="float" office:value="11.4719684712808" calcext:value-type="float">
            <text:p>11,4719684712808</text:p>
          </table:table-cell>
          <table:table-cell table:formula="of:=AVERAGE([.B166:.B177])" office:value-type="float" office:value="63.8333333333333" calcext:value-type="float">
            <text:p>63,8333333333333</text:p>
          </table:table-cell>
          <table:table-cell table:formula="of:=[.D177]-[.C177]" office:value-type="float" office:value="52.3613648620525" calcext:value-type="float">
            <text:p>52,3613648620525</text:p>
          </table:table-cell>
          <table:table-cell table:formula="of:=[.D177]-[.D165]" office:value-type="float" office:value="-7.83333333333333" calcext:value-type="float">
            <text:p>-7,83333333333333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9" calcext:value-type="float">
            <text:p>49</text:p>
          </table:table-cell>
          <table:table-cell table:formula="of:=COM.MICROSOFT.STDEV.S([.B167:.B178])" office:value-type="float" office:value="11.9696586113693" calcext:value-type="float">
            <text:p>11,9696586113693</text:p>
          </table:table-cell>
          <table:table-cell table:formula="of:=AVERAGE([.B167:.B178])" office:value-type="float" office:value="62" calcext:value-type="float">
            <text:p>62</text:p>
          </table:table-cell>
          <table:table-cell table:formula="of:=[.D178]-[.C178]" office:value-type="float" office:value="50.0303413886307" calcext:value-type="float">
            <text:p>50,0303413886307</text:p>
          </table:table-cell>
          <table:table-cell table:formula="of:=[.D178]-[.D166]" office:value-type="float" office:value="-10.25" calcext:value-type="float">
            <text:p>-10,25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1" calcext:value-type="float">
            <text:p>41</text:p>
          </table:table-cell>
          <table:table-cell table:formula="of:=COM.MICROSOFT.STDEV.S([.B168:.B179])" office:value-type="float" office:value="13.276488674162" calcext:value-type="float">
            <text:p>13,276488674162</text:p>
          </table:table-cell>
          <table:table-cell table:formula="of:=AVERAGE([.B168:.B179])" office:value-type="float" office:value="60.9166666666667" calcext:value-type="float">
            <text:p>60,9166666666667</text:p>
          </table:table-cell>
          <table:table-cell table:formula="of:=[.D179]-[.C179]" office:value-type="float" office:value="47.6401779925047" calcext:value-type="float">
            <text:p>47,6401779925047</text:p>
          </table:table-cell>
          <table:table-cell table:formula="of:=[.D179]-[.D167]" office:value-type="float" office:value="-9.41666666666666" calcext:value-type="float">
            <text:p>-9,41666666666666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3" calcext:value-type="float">
            <text:p>53</text:p>
          </table:table-cell>
          <table:table-cell table:formula="of:=COM.MICROSOFT.STDEV.S([.B169:.B180])" office:value-type="float" office:value="13.4465834344865" calcext:value-type="float">
            <text:p>13,4465834344865</text:p>
          </table:table-cell>
          <table:table-cell table:formula="of:=AVERAGE([.B169:.B180])" office:value-type="float" office:value="60.0833333333333" calcext:value-type="float">
            <text:p>60,0833333333333</text:p>
          </table:table-cell>
          <table:table-cell table:formula="of:=[.D180]-[.C180]" office:value-type="float" office:value="46.6367498988469" calcext:value-type="float">
            <text:p>46,6367498988469</text:p>
          </table:table-cell>
          <table:table-cell table:formula="of:=[.D180]-[.D168]" office:value-type="float" office:value="-9.75" calcext:value-type="float">
            <text:p>-9,75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59" calcext:value-type="float">
            <text:p>59</text:p>
          </table:table-cell>
          <table:table-cell table:formula="of:=COM.MICROSOFT.STDEV.S([.B170:.B181])" office:value-type="float" office:value="13.3584044592522" calcext:value-type="float">
            <text:p>13,3584044592522</text:p>
          </table:table-cell>
          <table:table-cell table:formula="of:=AVERAGE([.B170:.B181])" office:value-type="float" office:value="60.4166666666667" calcext:value-type="float">
            <text:p>60,4166666666667</text:p>
          </table:table-cell>
          <table:table-cell table:formula="of:=[.D181]-[.C181]" office:value-type="float" office:value="47.0582622074145" calcext:value-type="float">
            <text:p>47,0582622074145</text:p>
          </table:table-cell>
          <table:table-cell table:formula="of:=[.D181]-[.D169]" office:value-type="float" office:value="-7.99999999999999" calcext:value-type="float">
            <text:p>-7,99999999999999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9" calcext:value-type="float">
            <text:p>49</text:p>
          </table:table-cell>
          <table:table-cell table:formula="of:=COM.MICROSOFT.STDEV.S([.B171:.B182])" office:value-type="float" office:value="12.0009469323353" calcext:value-type="float">
            <text:p>12,0009469323353</text:p>
          </table:table-cell>
          <table:table-cell table:formula="of:=AVERAGE([.B171:.B182])" office:value-type="float" office:value="57.75" calcext:value-type="float">
            <text:p>57,75</text:p>
          </table:table-cell>
          <table:table-cell table:formula="of:=[.D182]-[.C182]" office:value-type="float" office:value="45.7490530676647" calcext:value-type="float">
            <text:p>45,7490530676647</text:p>
          </table:table-cell>
          <table:table-cell table:formula="of:=[.D182]-[.D170]" office:value-type="float" office:value="-10" calcext:value-type="float">
            <text:p>-1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52" calcext:value-type="float">
            <text:p>52</text:p>
          </table:table-cell>
          <table:table-cell table:formula="of:=COM.MICROSOFT.STDEV.S([.B172:.B183])" office:value-type="float" office:value="11.7279774277347" calcext:value-type="float">
            <text:p>11,7279774277347</text:p>
          </table:table-cell>
          <table:table-cell table:formula="of:=AVERAGE([.B172:.B183])" office:value-type="float" office:value="56.5" calcext:value-type="float">
            <text:p>56,5</text:p>
          </table:table-cell>
          <table:table-cell table:formula="of:=[.D183]-[.C183]" office:value-type="float" office:value="44.7720225722653" calcext:value-type="float">
            <text:p>44,7720225722653</text:p>
          </table:table-cell>
          <table:table-cell table:formula="of:=[.D183]-[.D171]" office:value-type="float" office:value="-10.9166666666667" calcext:value-type="float">
            <text:p>-10,9166666666667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40" calcext:value-type="float">
            <text:p>40</text:p>
          </table:table-cell>
          <table:table-cell table:formula="of:=COM.MICROSOFT.STDEV.S([.B173:.B184])" office:value-type="float" office:value="12.6452170859782" calcext:value-type="float">
            <text:p>12,6452170859782</text:p>
          </table:table-cell>
          <table:table-cell table:formula="of:=AVERAGE([.B173:.B184])" office:value-type="float" office:value="55.4166666666667" calcext:value-type="float">
            <text:p>55,4166666666667</text:p>
          </table:table-cell>
          <table:table-cell table:formula="of:=[.D184]-[.C184]" office:value-type="float" office:value="42.7714495806885" calcext:value-type="float">
            <text:p>42,7714495806885</text:p>
          </table:table-cell>
          <table:table-cell table:formula="of:=[.D184]-[.D172]" office:value-type="float" office:value="-12.0833333333333" calcext:value-type="float">
            <text:p>-12,0833333333333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81" calcext:value-type="float">
            <text:p>81</text:p>
          </table:table-cell>
          <table:table-cell table:formula="of:=COM.MICROSOFT.STDEV.S([.B174:.B185])" office:value-type="float" office:value="14.4053861980563" calcext:value-type="float">
            <text:p>14,4053861980563</text:p>
          </table:table-cell>
          <table:table-cell table:formula="of:=AVERAGE([.B174:.B185])" office:value-type="float" office:value="56.6666666666667" calcext:value-type="float">
            <text:p>56,6666666666667</text:p>
          </table:table-cell>
          <table:table-cell table:formula="of:=[.D185]-[.C185]" office:value-type="float" office:value="42.2612804686103" calcext:value-type="float">
            <text:p>42,2612804686103</text:p>
          </table:table-cell>
          <table:table-cell table:formula="of:=[.D185]-[.D173]" office:value-type="float" office:value="-9.41666666666666" calcext:value-type="float">
            <text:p>-9,41666666666666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64" calcext:value-type="float">
            <text:p>64</text:p>
          </table:table-cell>
          <table:table-cell table:formula="of:=COM.MICROSOFT.STDEV.S([.B175:.B186])" office:value-type="float" office:value="11.4243228033504" calcext:value-type="float">
            <text:p>11,4243228033504</text:p>
          </table:table-cell>
          <table:table-cell table:formula="of:=AVERAGE([.B175:.B186])" office:value-type="float" office:value="54.8333333333333" calcext:value-type="float">
            <text:p>54,8333333333333</text:p>
          </table:table-cell>
          <table:table-cell table:formula="of:=[.D186]-[.C186]" office:value-type="float" office:value="43.409010529983" calcext:value-type="float">
            <text:p>43,409010529983</text:p>
          </table:table-cell>
          <table:table-cell table:formula="of:=[.D186]-[.D174]" office:value-type="float" office:value="-13.25" calcext:value-type="float">
            <text:p>-13,25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50" calcext:value-type="float">
            <text:p>50</text:p>
          </table:table-cell>
          <table:table-cell table:formula="of:=COM.MICROSOFT.STDEV.S([.B176:.B187])" office:value-type="float" office:value="11.3814708534477" calcext:value-type="float">
            <text:p>11,3814708534477</text:p>
          </table:table-cell>
          <table:table-cell table:formula="of:=AVERAGE([.B176:.B187])" office:value-type="float" office:value="54.9166666666667" calcext:value-type="float">
            <text:p>54,9166666666667</text:p>
          </table:table-cell>
          <table:table-cell table:formula="of:=[.D187]-[.C187]" office:value-type="float" office:value="43.535195813219" calcext:value-type="float">
            <text:p>43,535195813219</text:p>
          </table:table-cell>
          <table:table-cell table:formula="of:=[.D187]-[.D175]" office:value-type="float" office:value="-9.33333333333334" calcext:value-type="float">
            <text:p>-9,33333333333334</text:p>
          </table:table-cell>
        </table:table-row>
      </table:table>
      <table:table table:name="Editors &gt;5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ditors &gt;5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/>
          <table:table-cell table:formula="of:=COM.MICROSOFT.STDEV.S([.B2:.B13])" office:value-type="float" office:value="0.816496580927726" calcext:value-type="float">
            <text:p>0,816496580927726</text:p>
          </table:table-cell>
          <table:table-cell table:formula="of:=AVERAGE([.B2:.B13])" office:value-type="float" office:value="1.66666666666667" calcext:value-type="float">
            <text:p>1,66666666666667</text:p>
          </table:table-cell>
          <table:table-cell table:formula="of:=[.D13]-[.C13]" office:value-type="float" office:value="0.850170085738941" calcext:value-type="float">
            <text:p>0,850170085738941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/>
          <table:table-cell table:formula="of:=COM.MICROSOFT.STDEV.S([.B3:.B14])" office:value-type="float" office:value="0.816496580927726" calcext:value-type="float">
            <text:p>0,816496580927726</text:p>
          </table:table-cell>
          <table:table-cell table:formula="of:=AVERAGE([.B3:.B14])" office:value-type="float" office:value="1.66666666666667" calcext:value-type="float">
            <text:p>1,66666666666667</text:p>
          </table:table-cell>
          <table:table-cell table:formula="of:=[.D14]-[.C14]" office:value-type="float" office:value="0.850170085738941" calcext:value-type="float">
            <text:p>0,850170085738941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/>
          <table:table-cell table:formula="of:=COM.MICROSOFT.STDEV.S([.B4:.B15])" office:value-type="float" office:value="0.816496580927726" calcext:value-type="float">
            <text:p>0,816496580927726</text:p>
          </table:table-cell>
          <table:table-cell table:formula="of:=AVERAGE([.B4:.B15])" office:value-type="float" office:value="1.66666666666667" calcext:value-type="float">
            <text:p>1,66666666666667</text:p>
          </table:table-cell>
          <table:table-cell table:formula="of:=[.D15]-[.C15]" office:value-type="float" office:value="0.850170085738941" calcext:value-type="float">
            <text:p>0,850170085738941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2" calcext:value-type="float">
            <text:p>2</text:p>
          </table:table-cell>
          <table:table-cell table:formula="of:=COM.MICROSOFT.STDEV.S([.B5:.B16])" office:value-type="float" office:value="0.755928946018454" calcext:value-type="float">
            <text:p>0,755928946018454</text:p>
          </table:table-cell>
          <table:table-cell table:formula="of:=AVERAGE([.B5:.B16])" office:value-type="float" office:value="1.71428571428571" calcext:value-type="float">
            <text:p>1,71428571428571</text:p>
          </table:table-cell>
          <table:table-cell table:formula="of:=[.D16]-[.C16]" office:value-type="float" office:value="0.95835676826726" calcext:value-type="float">
            <text:p>0,95835676826726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formula="of:=COM.MICROSOFT.STDEV.S([.B6:.B17])" office:value-type="float" office:value="0.755928946018454" calcext:value-type="float">
            <text:p>0,755928946018454</text:p>
          </table:table-cell>
          <table:table-cell table:formula="of:=AVERAGE([.B6:.B17])" office:value-type="float" office:value="1.71428571428571" calcext:value-type="float">
            <text:p>1,71428571428571</text:p>
          </table:table-cell>
          <table:table-cell table:formula="of:=[.D17]-[.C17]" office:value-type="float" office:value="0.95835676826726" calcext:value-type="float">
            <text:p>0,95835676826726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4" calcext:value-type="float">
            <text:p>4</text:p>
          </table:table-cell>
          <table:table-cell table:formula="of:=COM.MICROSOFT.STDEV.S([.B7:.B18])" office:value-type="float" office:value="1.0690449676497" calcext:value-type="float">
            <text:p>1,0690449676497</text:p>
          </table:table-cell>
          <table:table-cell table:formula="of:=AVERAGE([.B7:.B18])" office:value-type="float" office:value="1.85714285714286" calcext:value-type="float">
            <text:p>1,85714285714286</text:p>
          </table:table-cell>
          <table:table-cell table:formula="of:=[.D18]-[.C18]" office:value-type="float" office:value="0.78809788949316" calcext:value-type="float">
            <text:p>0,78809788949316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" calcext:value-type="float">
            <text:p>1</text:p>
          </table:table-cell>
          <table:table-cell table:formula="of:=COM.MICROSOFT.STDEV.S([.B8:.B19])" office:value-type="float" office:value="1.11269728052837" calcext:value-type="float">
            <text:p>1,11269728052837</text:p>
          </table:table-cell>
          <table:table-cell table:formula="of:=AVERAGE([.B8:.B19])" office:value-type="float" office:value="1.71428571428571" calcext:value-type="float">
            <text:p>1,71428571428571</text:p>
          </table:table-cell>
          <table:table-cell table:formula="of:=[.D19]-[.C19]" office:value-type="float" office:value="0.601588433757341" calcext:value-type="float">
            <text:p>0,601588433757341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" calcext:value-type="float">
            <text:p>1</text:p>
          </table:table-cell>
          <table:table-cell table:formula="of:=COM.MICROSOFT.STDEV.S([.B9:.B20])" office:value-type="float" office:value="1.11269728052837" calcext:value-type="float">
            <text:p>1,11269728052837</text:p>
          </table:table-cell>
          <table:table-cell table:formula="of:=AVERAGE([.B9:.B20])" office:value-type="float" office:value="1.71428571428571" calcext:value-type="float">
            <text:p>1,71428571428571</text:p>
          </table:table-cell>
          <table:table-cell table:formula="of:=[.D20]-[.C20]" office:value-type="float" office:value="0.601588433757341" calcext:value-type="float">
            <text:p>0,601588433757341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formula="of:=COM.MICROSOFT.STDEV.S([.B10:.B21])" office:value-type="float" office:value="1.0690449676497" calcext:value-type="float">
            <text:p>1,0690449676497</text:p>
          </table:table-cell>
          <table:table-cell table:formula="of:=AVERAGE([.B10:.B21])" office:value-type="float" office:value="1.85714285714286" calcext:value-type="float">
            <text:p>1,85714285714286</text:p>
          </table:table-cell>
          <table:table-cell table:formula="of:=[.D21]-[.C21]" office:value-type="float" office:value="0.78809788949316" calcext:value-type="float">
            <text:p>0,78809788949316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formula="of:=COM.MICROSOFT.STDEV.S([.B11:.B22])" office:value-type="float" office:value="1" calcext:value-type="float">
            <text:p>1</text:p>
          </table:table-cell>
          <table:table-cell table:formula="of:=AVERAGE([.B11:.B22])" office:value-type="float" office:value="2" calcext:value-type="float">
            <text:p>2</text:p>
          </table:table-cell>
          <table:table-cell table:formula="of:=[.D22]-[.C2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" calcext:value-type="float">
            <text:p>2</text:p>
          </table:table-cell>
          <table:table-cell table:formula="of:=COM.MICROSOFT.STDEV.S([.B12:.B23])" office:value-type="float" office:value="0.925820099772551" calcext:value-type="float">
            <text:p>0,925820099772551</text:p>
          </table:table-cell>
          <table:table-cell table:formula="of:=AVERAGE([.B12:.B23])" office:value-type="float" office:value="2" calcext:value-type="float">
            <text:p>2</text:p>
          </table:table-cell>
          <table:table-cell table:formula="of:=[.D23]-[.C23]" office:value-type="float" office:value="1.07417990022745" calcext:value-type="float">
            <text:p>1,07417990022745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/>
          <table:table-cell table:formula="of:=COM.MICROSOFT.STDEV.S([.B13:.B24])" office:value-type="float" office:value="0.925820099772551" calcext:value-type="float">
            <text:p>0,925820099772551</text:p>
          </table:table-cell>
          <table:table-cell table:formula="of:=AVERAGE([.B13:.B24])" office:value-type="float" office:value="2" calcext:value-type="float">
            <text:p>2</text:p>
          </table:table-cell>
          <table:table-cell table:formula="of:=[.D24]-[.C24]" office:value-type="float" office:value="1.07417990022745" calcext:value-type="float">
            <text:p>1,07417990022745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/>
          <table:table-cell table:formula="of:=COM.MICROSOFT.STDEV.S([.B14:.B25])" office:value-type="float" office:value="0.925820099772551" calcext:value-type="float">
            <text:p>0,925820099772551</text:p>
          </table:table-cell>
          <table:table-cell table:formula="of:=AVERAGE([.B14:.B25])" office:value-type="float" office:value="2" calcext:value-type="float">
            <text:p>2</text:p>
          </table:table-cell>
          <table:table-cell table:formula="of:=[.D25]-[.C25]" office:value-type="float" office:value="1.07417990022745" calcext:value-type="float">
            <text:p>1,07417990022745</text:p>
          </table:table-cell>
          <table:table-cell table:formula="of:=[.D25]-[.D13]"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4" calcext:value-type="float">
            <text:p>4</text:p>
          </table:table-cell>
          <table:table-cell table:formula="of:=COM.MICROSOFT.STDEV.S([.B15:.B26])" office:value-type="float" office:value="1.092906420717" calcext:value-type="float">
            <text:p>1,092906420717</text:p>
          </table:table-cell>
          <table:table-cell table:formula="of:=AVERAGE([.B15:.B26])" office:value-type="float" office:value="2.22222222222222" calcext:value-type="float">
            <text:p>2,22222222222222</text:p>
          </table:table-cell>
          <table:table-cell table:formula="of:=[.D26]-[.C26]" office:value-type="float" office:value="1.12931580150522" calcext:value-type="float">
            <text:p>1,12931580150522</text:p>
          </table:table-cell>
          <table:table-cell table:formula="of:=[.D26]-[.D14]" office:value-type="float" office:value="0.555555555555555" calcext:value-type="float">
            <text:p>0,555555555555555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7" calcext:value-type="float">
            <text:p>7</text:p>
          </table:table-cell>
          <table:table-cell table:formula="of:=COM.MICROSOFT.STDEV.S([.B16:.B27])" office:value-type="float" office:value="1.82878222991269" calcext:value-type="float">
            <text:p>1,82878222991269</text:p>
          </table:table-cell>
          <table:table-cell table:formula="of:=AVERAGE([.B16:.B27])" office:value-type="float" office:value="2.7" calcext:value-type="float">
            <text:p>2,7</text:p>
          </table:table-cell>
          <table:table-cell table:formula="of:=[.D27]-[.C27]" office:value-type="float" office:value="0.871217770087307" calcext:value-type="float">
            <text:p>0,871217770087307</text:p>
          </table:table-cell>
          <table:table-cell table:formula="of:=[.D27]-[.D15]" office:value-type="float" office:value="1.03333333333333" calcext:value-type="float">
            <text:p>1,03333333333333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6" calcext:value-type="float">
            <text:p>16</text:p>
          </table:table-cell>
          <table:table-cell table:formula="of:=COM.MICROSOFT.STDEV.S([.B17:.B28])" office:value-type="float" office:value="4.5570458267025" calcext:value-type="float">
            <text:p>4,5570458267025</text:p>
          </table:table-cell>
          <table:table-cell table:formula="of:=AVERAGE([.B17:.B28])" office:value-type="float" office:value="4.1" calcext:value-type="float">
            <text:p>4,1</text:p>
          </table:table-cell>
          <table:table-cell table:formula="of:=[.D28]-[.C28]" office:value-type="float" office:value="-0.457045826702498" calcext:value-type="float">
            <text:p>-0,457045826702498</text:p>
          </table:table-cell>
          <table:table-cell table:formula="of:=[.D28]-[.D16]" office:value-type="float" office:value="2.38571428571429" calcext:value-type="float">
            <text:p>2,38571428571429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7" calcext:value-type="float">
            <text:p>17</text:p>
          </table:table-cell>
          <table:table-cell table:formula="of:=COM.MICROSOFT.STDEV.S([.B18:.B29])" office:value-type="float" office:value="6.02218122167265" calcext:value-type="float">
            <text:p>6,02218122167265</text:p>
          </table:table-cell>
          <table:table-cell table:formula="of:=AVERAGE([.B18:.B29])" office:value-type="float" office:value="5.6" calcext:value-type="float">
            <text:p>5,6</text:p>
          </table:table-cell>
          <table:table-cell table:formula="of:=[.D29]-[.C29]" office:value-type="float" office:value="-0.422181221672648" calcext:value-type="float">
            <text:p>-0,422181221672648</text:p>
          </table:table-cell>
          <table:table-cell table:formula="of:=[.D29]-[.D17]" office:value-type="float" office:value="3.88571428571429" calcext:value-type="float">
            <text:p>3,88571428571429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3" calcext:value-type="float">
            <text:p>23</text:p>
          </table:table-cell>
          <table:table-cell table:formula="of:=COM.MICROSOFT.STDEV.S([.B19:.B30])" office:value-type="float" office:value="8.10006858681524" calcext:value-type="float">
            <text:p>8,10006858681524</text:p>
          </table:table-cell>
          <table:table-cell table:formula="of:=AVERAGE([.B19:.B30])" office:value-type="float" office:value="7.5" calcext:value-type="float">
            <text:p>7,5</text:p>
          </table:table-cell>
          <table:table-cell table:formula="of:=[.D30]-[.C30]" office:value-type="float" office:value="-0.600068586815244" calcext:value-type="float">
            <text:p>-0,600068586815244</text:p>
          </table:table-cell>
          <table:table-cell table:formula="of:=[.D30]-[.D18]" office:value-type="float" office:value="5.64285714285714" calcext:value-type="float">
            <text:p>5,64285714285714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8" calcext:value-type="float">
            <text:p>58</text:p>
          </table:table-cell>
          <table:table-cell table:formula="of:=COM.MICROSOFT.STDEV.S([.B20:.B31])" office:value-type="float" office:value="17.5549929586365" calcext:value-type="float">
            <text:p>17,5549929586365</text:p>
          </table:table-cell>
          <table:table-cell table:formula="of:=AVERAGE([.B20:.B31])" office:value-type="float" office:value="13.2" calcext:value-type="float">
            <text:p>13,2</text:p>
          </table:table-cell>
          <table:table-cell table:formula="of:=[.D31]-[.C31]" office:value-type="float" office:value="-4.35499295863652" calcext:value-type="float">
            <text:p>-4,35499295863652</text:p>
          </table:table-cell>
          <table:table-cell table:formula="of:=[.D31]-[.D19]" office:value-type="float" office:value="11.4857142857143" calcext:value-type="float">
            <text:p>11,4857142857143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0" calcext:value-type="float">
            <text:p>30</text:p>
          </table:table-cell>
          <table:table-cell table:formula="of:=COM.MICROSOFT.STDEV.S([.B21:.B32])" office:value-type="float" office:value="17.7103234175877" calcext:value-type="float">
            <text:p>17,7103234175877</text:p>
          </table:table-cell>
          <table:table-cell table:formula="of:=AVERAGE([.B21:.B32])" office:value-type="float" office:value="16.1" calcext:value-type="float">
            <text:p>16,1</text:p>
          </table:table-cell>
          <table:table-cell table:formula="of:=[.D32]-[.C32]" office:value-type="float" office:value="-1.61032341758771" calcext:value-type="float">
            <text:p>-1,61032341758771</text:p>
          </table:table-cell>
          <table:table-cell table:formula="of:=[.D32]-[.D20]" office:value-type="float" office:value="14.3857142857143" calcext:value-type="float">
            <text:p>14,3857142857143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6" calcext:value-type="float">
            <text:p>36</text:p>
          </table:table-cell>
          <table:table-cell table:formula="of:=COM.MICROSOFT.STDEV.S([.B22:.B33])" office:value-type="float" office:value="17.9644711088922" calcext:value-type="float">
            <text:p>17,9644711088922</text:p>
          </table:table-cell>
          <table:table-cell table:formula="of:=AVERAGE([.B22:.B33])" office:value-type="float" office:value="19.5" calcext:value-type="float">
            <text:p>19,5</text:p>
          </table:table-cell>
          <table:table-cell table:formula="of:=[.D33]-[.C33]" office:value-type="float" office:value="1.53552889110781" calcext:value-type="float">
            <text:p>1,53552889110781</text:p>
          </table:table-cell>
          <table:table-cell table:formula="of:=[.D33]-[.D21]" office:value-type="float" office:value="17.6428571428571" calcext:value-type="float">
            <text:p>17,6428571428571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46" calcext:value-type="float">
            <text:p>46</text:p>
          </table:table-cell>
          <table:table-cell table:formula="of:=COM.MICROSOFT.STDEV.S([.B23:.B34])" office:value-type="float" office:value="18.5798576719821" calcext:value-type="float">
            <text:p>18,5798576719821</text:p>
          </table:table-cell>
          <table:table-cell table:formula="of:=AVERAGE([.B23:.B34])" office:value-type="float" office:value="23.9" calcext:value-type="float">
            <text:p>23,9</text:p>
          </table:table-cell>
          <table:table-cell table:formula="of:=[.D34]-[.C34]" office:value-type="float" office:value="5.32014232801793" calcext:value-type="float">
            <text:p>5,32014232801793</text:p>
          </table:table-cell>
          <table:table-cell table:formula="of:=[.D34]-[.D22]" office:value-type="float" office:value="21.9" calcext:value-type="float">
            <text:p>21,9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5" calcext:value-type="float">
            <text:p>45</text:p>
          </table:table-cell>
          <table:table-cell table:formula="of:=COM.MICROSOFT.STDEV.S([.B24:.B35])" office:value-type="float" office:value="17.9121312088887" calcext:value-type="float">
            <text:p>17,9121312088887</text:p>
          </table:table-cell>
          <table:table-cell table:formula="of:=AVERAGE([.B24:.B35])" office:value-type="float" office:value="28.2" calcext:value-type="float">
            <text:p>28,2</text:p>
          </table:table-cell>
          <table:table-cell table:formula="of:=[.D35]-[.C35]" office:value-type="float" office:value="10.2878687911113" calcext:value-type="float">
            <text:p>10,2878687911113</text:p>
          </table:table-cell>
          <table:table-cell table:formula="of:=[.D35]-[.D23]" office:value-type="float" office:value="26.2" calcext:value-type="float">
            <text:p>26,2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1" calcext:value-type="float">
            <text:p>51</text:p>
          </table:table-cell>
          <table:table-cell table:formula="of:=COM.MICROSOFT.STDEV.S([.B25:.B36])" office:value-type="float" office:value="18.3307987228648" calcext:value-type="float">
            <text:p>18,3307987228648</text:p>
          </table:table-cell>
          <table:table-cell table:formula="of:=AVERAGE([.B25:.B36])" office:value-type="float" office:value="30.2727272727273" calcext:value-type="float">
            <text:p>30,2727272727273</text:p>
          </table:table-cell>
          <table:table-cell table:formula="of:=[.D36]-[.C36]" office:value-type="float" office:value="11.9419285498625" calcext:value-type="float">
            <text:p>11,9419285498625</text:p>
          </table:table-cell>
          <table:table-cell table:formula="of:=[.D36]-[.D24]" office:value-type="float" office:value="28.2727272727273" calcext:value-type="float">
            <text:p>28,2727272727273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7" calcext:value-type="float">
            <text:p>47</text:p>
          </table:table-cell>
          <table:table-cell table:formula="of:=COM.MICROSOFT.STDEV.S([.B26:.B37])" office:value-type="float" office:value="18.1325088939142" calcext:value-type="float">
            <text:p>18,1325088939142</text:p>
          </table:table-cell>
          <table:table-cell table:formula="of:=AVERAGE([.B26:.B37])" office:value-type="float" office:value="31.6666666666667" calcext:value-type="float">
            <text:p>31,6666666666667</text:p>
          </table:table-cell>
          <table:table-cell table:formula="of:=[.D37]-[.C37]" office:value-type="float" office:value="13.5341577727524" calcext:value-type="float">
            <text:p>13,5341577727524</text:p>
          </table:table-cell>
          <table:table-cell table:formula="of:=[.D37]-[.D25]" office:value-type="float" office:value="29.6666666666667" calcext:value-type="float">
            <text:p>29,6666666666667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86" calcext:value-type="float">
            <text:p>86</text:p>
          </table:table-cell>
          <table:table-cell table:formula="of:=COM.MICROSOFT.STDEV.S([.B27:.B38])" office:value-type="float" office:value="21.8320031979744" calcext:value-type="float">
            <text:p>21,8320031979744</text:p>
          </table:table-cell>
          <table:table-cell table:formula="of:=AVERAGE([.B27:.B38])" office:value-type="float" office:value="38.5" calcext:value-type="float">
            <text:p>38,5</text:p>
          </table:table-cell>
          <table:table-cell table:formula="of:=[.D38]-[.C38]" office:value-type="float" office:value="16.6679968020256" calcext:value-type="float">
            <text:p>16,6679968020256</text:p>
          </table:table-cell>
          <table:table-cell table:formula="of:=[.D38]-[.D26]" office:value-type="float" office:value="36.2777777777778" calcext:value-type="float">
            <text:p>36,2777777777778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08" calcext:value-type="float">
            <text:p>108</text:p>
          </table:table-cell>
          <table:table-cell table:formula="of:=COM.MICROSOFT.STDEV.S([.B28:.B39])" office:value-type="float" office:value="27.3544356826302" calcext:value-type="float">
            <text:p>27,3544356826302</text:p>
          </table:table-cell>
          <table:table-cell table:formula="of:=AVERAGE([.B28:.B39])" office:value-type="float" office:value="46.9166666666667" calcext:value-type="float">
            <text:p>46,9166666666667</text:p>
          </table:table-cell>
          <table:table-cell table:formula="of:=[.D39]-[.C39]" office:value-type="float" office:value="19.5622309840365" calcext:value-type="float">
            <text:p>19,5622309840365</text:p>
          </table:table-cell>
          <table:table-cell table:formula="of:=[.D39]-[.D27]" office:value-type="float" office:value="44.2166666666667" calcext:value-type="float">
            <text:p>44,2166666666667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91" calcext:value-type="float">
            <text:p>91</text:p>
          </table:table-cell>
          <table:table-cell table:formula="of:=COM.MICROSOFT.STDEV.S([.B29:.B40])" office:value-type="float" office:value="28.2032665204625" calcext:value-type="float">
            <text:p>28,2032665204625</text:p>
          </table:table-cell>
          <table:table-cell table:formula="of:=AVERAGE([.B29:.B40])" office:value-type="float" office:value="53.1666666666667" calcext:value-type="float">
            <text:p>53,1666666666667</text:p>
          </table:table-cell>
          <table:table-cell table:formula="of:=[.D40]-[.C40]" office:value-type="float" office:value="24.9634001462041" calcext:value-type="float">
            <text:p>24,9634001462041</text:p>
          </table:table-cell>
          <table:table-cell table:formula="of:=[.D40]-[.D28]" office:value-type="float" office:value="49.0666666666667" calcext:value-type="float">
            <text:p>49,0666666666667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07" calcext:value-type="float">
            <text:p>107</text:p>
          </table:table-cell>
          <table:table-cell table:formula="of:=COM.MICROSOFT.STDEV.S([.B30:.B41])" office:value-type="float" office:value="29.641289793227" calcext:value-type="float">
            <text:p>29,641289793227</text:p>
          </table:table-cell>
          <table:table-cell table:formula="of:=AVERAGE([.B30:.B41])" office:value-type="float" office:value="60.6666666666667" calcext:value-type="float">
            <text:p>60,6666666666667</text:p>
          </table:table-cell>
          <table:table-cell table:formula="of:=[.D41]-[.C41]" office:value-type="float" office:value="31.0253768734397" calcext:value-type="float">
            <text:p>31,0253768734397</text:p>
          </table:table-cell>
          <table:table-cell table:formula="of:=[.D41]-[.D29]" office:value-type="float" office:value="55.0666666666667" calcext:value-type="float">
            <text:p>55,0666666666667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01" calcext:value-type="float">
            <text:p>101</text:p>
          </table:table-cell>
          <table:table-cell table:formula="of:=COM.MICROSOFT.STDEV.S([.B31:.B42])" office:value-type="float" office:value="29.1791748071162" calcext:value-type="float">
            <text:p>29,1791748071162</text:p>
          </table:table-cell>
          <table:table-cell table:formula="of:=AVERAGE([.B31:.B42])" office:value-type="float" office:value="67.1666666666667" calcext:value-type="float">
            <text:p>67,1666666666667</text:p>
          </table:table-cell>
          <table:table-cell table:formula="of:=[.D42]-[.C42]" office:value-type="float" office:value="37.9874918595505" calcext:value-type="float">
            <text:p>37,9874918595505</text:p>
          </table:table-cell>
          <table:table-cell table:formula="of:=[.D42]-[.D30]" office:value-type="float" office:value="59.6666666666667" calcext:value-type="float">
            <text:p>59,6666666666667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51" calcext:value-type="float">
            <text:p>151</text:p>
          </table:table-cell>
          <table:table-cell table:formula="of:=COM.MICROSOFT.STDEV.S([.B32:.B43])" office:value-type="float" office:value="37.6453747812961" calcext:value-type="float">
            <text:p>37,6453747812961</text:p>
          </table:table-cell>
          <table:table-cell table:formula="of:=AVERAGE([.B32:.B43])" office:value-type="float" office:value="74.9166666666667" calcext:value-type="float">
            <text:p>74,9166666666667</text:p>
          </table:table-cell>
          <table:table-cell table:formula="of:=[.D43]-[.C43]" office:value-type="float" office:value="37.2712918853706" calcext:value-type="float">
            <text:p>37,2712918853706</text:p>
          </table:table-cell>
          <table:table-cell table:formula="of:=[.D43]-[.D31]" office:value-type="float" office:value="61.7166666666667" calcext:value-type="float">
            <text:p>61,7166666666667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65" calcext:value-type="float">
            <text:p>165</text:p>
          </table:table-cell>
          <table:table-cell table:formula="of:=COM.MICROSOFT.STDEV.S([.B33:.B44])" office:value-type="float" office:value="42.8185035051932" calcext:value-type="float">
            <text:p>42,8185035051932</text:p>
          </table:table-cell>
          <table:table-cell table:formula="of:=AVERAGE([.B33:.B44])" office:value-type="float" office:value="86.1666666666667" calcext:value-type="float">
            <text:p>86,1666666666667</text:p>
          </table:table-cell>
          <table:table-cell table:formula="of:=[.D44]-[.C44]" office:value-type="float" office:value="43.3481631614735" calcext:value-type="float">
            <text:p>43,3481631614735</text:p>
          </table:table-cell>
          <table:table-cell table:formula="of:=[.D44]-[.D32]" office:value-type="float" office:value="70.0666666666667" calcext:value-type="float">
            <text:p>70,06666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48" calcext:value-type="float">
            <text:p>148</text:p>
          </table:table-cell>
          <table:table-cell table:formula="of:=COM.MICROSOFT.STDEV.S([.B34:.B45])" office:value-type="float" office:value="43.0950324072487" calcext:value-type="float">
            <text:p>43,0950324072487</text:p>
          </table:table-cell>
          <table:table-cell table:formula="of:=AVERAGE([.B34:.B45])" office:value-type="float" office:value="95.5" calcext:value-type="float">
            <text:p>95,5</text:p>
          </table:table-cell>
          <table:table-cell table:formula="of:=[.D45]-[.C45]" office:value-type="float" office:value="52.4049675927513" calcext:value-type="float">
            <text:p>52,4049675927513</text:p>
          </table:table-cell>
          <table:table-cell table:formula="of:=[.D45]-[.D33]"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56" calcext:value-type="float">
            <text:p>156</text:p>
          </table:table-cell>
          <table:table-cell table:formula="of:=COM.MICROSOFT.STDEV.S([.B35:.B46])" office:value-type="float" office:value="43.3072182380161" calcext:value-type="float">
            <text:p>43,3072182380161</text:p>
          </table:table-cell>
          <table:table-cell table:formula="of:=AVERAGE([.B35:.B46])" office:value-type="float" office:value="104.666666666667" calcext:value-type="float">
            <text:p>104,666666666667</text:p>
          </table:table-cell>
          <table:table-cell table:formula="of:=[.D46]-[.C46]" office:value-type="float" office:value="61.3594484286506" calcext:value-type="float">
            <text:p>61,3594484286506</text:p>
          </table:table-cell>
          <table:table-cell table:formula="of:=[.D46]-[.D34]" office:value-type="float" office:value="80.7666666666666" calcext:value-type="float">
            <text:p>80,7666666666666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167" calcext:value-type="float">
            <text:p>167</text:p>
          </table:table-cell>
          <table:table-cell table:formula="of:=COM.MICROSOFT.STDEV.S([.B36:.B47])" office:value-type="float" office:value="42.3359579238894" calcext:value-type="float">
            <text:p>42,3359579238894</text:p>
          </table:table-cell>
          <table:table-cell table:formula="of:=AVERAGE([.B36:.B47])" office:value-type="float" office:value="114.833333333333" calcext:value-type="float">
            <text:p>114,833333333333</text:p>
          </table:table-cell>
          <table:table-cell table:formula="of:=[.D47]-[.C47]" office:value-type="float" office:value="72.4973754094439" calcext:value-type="float">
            <text:p>72,4973754094439</text:p>
          </table:table-cell>
          <table:table-cell table:formula="of:=[.D47]-[.D35]" office:value-type="float" office:value="86.6333333333333" calcext:value-type="float">
            <text:p>86,6333333333333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19" calcext:value-type="float">
            <text:p>219</text:p>
          </table:table-cell>
          <table:table-cell table:formula="of:=COM.MICROSOFT.STDEV.S([.B37:.B48])" office:value-type="float" office:value="46.8456524291759" calcext:value-type="float">
            <text:p>46,8456524291759</text:p>
          </table:table-cell>
          <table:table-cell table:formula="of:=AVERAGE([.B37:.B48])" office:value-type="float" office:value="128.833333333333" calcext:value-type="float">
            <text:p>128,833333333333</text:p>
          </table:table-cell>
          <table:table-cell table:formula="of:=[.D48]-[.C48]" office:value-type="float" office:value="81.9876809041574" calcext:value-type="float">
            <text:p>81,9876809041574</text:p>
          </table:table-cell>
          <table:table-cell table:formula="of:=[.D48]-[.D36]" office:value-type="float" office:value="98.560606060606" calcext:value-type="float">
            <text:p>98,560606060606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87" calcext:value-type="float">
            <text:p>187</text:p>
          </table:table-cell>
          <table:table-cell table:formula="of:=COM.MICROSOFT.STDEV.S([.B38:.B49])" office:value-type="float" office:value="41.7710208376355" calcext:value-type="float">
            <text:p>41,7710208376355</text:p>
          </table:table-cell>
          <table:table-cell table:formula="of:=AVERAGE([.B38:.B49])" office:value-type="float" office:value="140.5" calcext:value-type="float">
            <text:p>140,5</text:p>
          </table:table-cell>
          <table:table-cell table:formula="of:=[.D49]-[.C49]" office:value-type="float" office:value="98.7289791623645" calcext:value-type="float">
            <text:p>98,7289791623645</text:p>
          </table:table-cell>
          <table:table-cell table:formula="of:=[.D49]-[.D37]" office:value-type="float" office:value="108.833333333333" calcext:value-type="float">
            <text:p>108,83333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08" calcext:value-type="float">
            <text:p>208</text:p>
          </table:table-cell>
          <table:table-cell table:formula="of:=COM.MICROSOFT.STDEV.S([.B39:.B50])" office:value-type="float" office:value="42.1454911496168" calcext:value-type="float">
            <text:p>42,1454911496168</text:p>
          </table:table-cell>
          <table:table-cell table:formula="of:=AVERAGE([.B39:.B50])" office:value-type="float" office:value="150.666666666667" calcext:value-type="float">
            <text:p>150,666666666667</text:p>
          </table:table-cell>
          <table:table-cell table:formula="of:=[.D50]-[.C50]" office:value-type="float" office:value="108.52117551705" calcext:value-type="float">
            <text:p>108,52117551705</text:p>
          </table:table-cell>
          <table:table-cell table:formula="of:=[.D50]-[.D38]" office:value-type="float" office:value="112.166666666667" calcext:value-type="float">
            <text:p>112,166666666667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24" calcext:value-type="float">
            <text:p>224</text:p>
          </table:table-cell>
          <table:table-cell table:formula="of:=COM.MICROSOFT.STDEV.S([.B40:.B51])" office:value-type="float" office:value="44.6956034716724" calcext:value-type="float">
            <text:p>44,6956034716724</text:p>
          </table:table-cell>
          <table:table-cell table:formula="of:=AVERAGE([.B40:.B51])" office:value-type="float" office:value="160.333333333333" calcext:value-type="float">
            <text:p>160,333333333333</text:p>
          </table:table-cell>
          <table:table-cell table:formula="of:=[.D51]-[.C51]" office:value-type="float" office:value="115.637729861661" calcext:value-type="float">
            <text:p>115,637729861661</text:p>
          </table:table-cell>
          <table:table-cell table:formula="of:=[.D51]-[.D39]" office:value-type="float" office:value="113.416666666667" calcext:value-type="float">
            <text:p>113,416666666667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77" calcext:value-type="float">
            <text:p>277</text:p>
          </table:table-cell>
          <table:table-cell table:formula="of:=COM.MICROSOFT.STDEV.S([.B41:.B52])" office:value-type="float" office:value="50.3584123753886" calcext:value-type="float">
            <text:p>50,3584123753886</text:p>
          </table:table-cell>
          <table:table-cell table:formula="of:=AVERAGE([.B41:.B52])" office:value-type="float" office:value="175.833333333333" calcext:value-type="float">
            <text:p>175,833333333333</text:p>
          </table:table-cell>
          <table:table-cell table:formula="of:=[.D52]-[.C52]" office:value-type="float" office:value="125.474920957945" calcext:value-type="float">
            <text:p>125,474920957945</text:p>
          </table:table-cell>
          <table:table-cell table:formula="of:=[.D52]-[.D40]" office:value-type="float" office:value="122.666666666667" calcext:value-type="float">
            <text:p>122,6666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309" calcext:value-type="float">
            <text:p>309</text:p>
          </table:table-cell>
          <table:table-cell table:formula="of:=COM.MICROSOFT.STDEV.S([.B42:.B53])" office:value-type="float" office:value="58.3801543698064" calcext:value-type="float">
            <text:p>58,3801543698064</text:p>
          </table:table-cell>
          <table:table-cell table:formula="of:=AVERAGE([.B42:.B53])" office:value-type="float" office:value="192.666666666667" calcext:value-type="float">
            <text:p>192,666666666667</text:p>
          </table:table-cell>
          <table:table-cell table:formula="of:=[.D53]-[.C53]" office:value-type="float" office:value="134.28651229686" calcext:value-type="float">
            <text:p>134,28651229686</text:p>
          </table:table-cell>
          <table:table-cell table:formula="of:=[.D53]-[.D41]"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20" calcext:value-type="float">
            <text:p>320</text:p>
          </table:table-cell>
          <table:table-cell table:formula="of:=COM.MICROSOFT.STDEV.S([.B43:.B54])" office:value-type="float" office:value="61.2779929847774" calcext:value-type="float">
            <text:p>61,2779929847774</text:p>
          </table:table-cell>
          <table:table-cell table:formula="of:=AVERAGE([.B43:.B54])" office:value-type="float" office:value="210.916666666667" calcext:value-type="float">
            <text:p>210,916666666667</text:p>
          </table:table-cell>
          <table:table-cell table:formula="of:=[.D54]-[.C54]" office:value-type="float" office:value="149.638673681889" calcext:value-type="float">
            <text:p>149,638673681889</text:p>
          </table:table-cell>
          <table:table-cell table:formula="of:=[.D54]-[.D42]" office:value-type="float" office:value="143.75" calcext:value-type="float">
            <text:p>143,75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78" calcext:value-type="float">
            <text:p>378</text:p>
          </table:table-cell>
          <table:table-cell table:formula="of:=COM.MICROSOFT.STDEV.S([.B44:.B55])" office:value-type="float" office:value="74.6736333330013" calcext:value-type="float">
            <text:p>74,6736333330013</text:p>
          </table:table-cell>
          <table:table-cell table:formula="of:=AVERAGE([.B44:.B55])" office:value-type="float" office:value="229.833333333333" calcext:value-type="float">
            <text:p>229,833333333333</text:p>
          </table:table-cell>
          <table:table-cell table:formula="of:=[.D55]-[.C55]" office:value-type="float" office:value="155.159700000332" calcext:value-type="float">
            <text:p>155,159700000332</text:p>
          </table:table-cell>
          <table:table-cell table:formula="of:=[.D55]-[.D43]" office:value-type="float" office:value="154.916666666667" calcext:value-type="float">
            <text:p>154,9166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387" calcext:value-type="float">
            <text:p>387</text:p>
          </table:table-cell>
          <table:table-cell table:formula="of:=COM.MICROSOFT.STDEV.S([.B45:.B56])" office:value-type="float" office:value="84.0609447022957" calcext:value-type="float">
            <text:p>84,0609447022957</text:p>
          </table:table-cell>
          <table:table-cell table:formula="of:=AVERAGE([.B45:.B56])" office:value-type="float" office:value="248.333333333333" calcext:value-type="float">
            <text:p>248,333333333333</text:p>
          </table:table-cell>
          <table:table-cell table:formula="of:=[.D56]-[.C56]" office:value-type="float" office:value="164.272388631038" calcext:value-type="float">
            <text:p>164,272388631038</text:p>
          </table:table-cell>
          <table:table-cell table:formula="of:=[.D56]-[.D44]" office:value-type="float" office:value="162.166666666667" calcext:value-type="float">
            <text:p>162,166666666667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18" calcext:value-type="float">
            <text:p>418</text:p>
          </table:table-cell>
          <table:table-cell table:formula="of:=COM.MICROSOFT.STDEV.S([.B46:.B57])" office:value-type="float" office:value="90.6409834389934" calcext:value-type="float">
            <text:p>90,6409834389934</text:p>
          </table:table-cell>
          <table:table-cell table:formula="of:=AVERAGE([.B46:.B57])" office:value-type="float" office:value="270.833333333333" calcext:value-type="float">
            <text:p>270,833333333333</text:p>
          </table:table-cell>
          <table:table-cell table:formula="of:=[.D57]-[.C57]" office:value-type="float" office:value="180.19234989434" calcext:value-type="float">
            <text:p>180,19234989434</text:p>
          </table:table-cell>
          <table:table-cell table:formula="of:=[.D57]-[.D45]" office:value-type="float" office:value="175.333333333333" calcext:value-type="float">
            <text:p>175,333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32" calcext:value-type="float">
            <text:p>432</text:p>
          </table:table-cell>
          <table:table-cell table:formula="of:=COM.MICROSOFT.STDEV.S([.B47:.B58])" office:value-type="float" office:value="93.8149371062115" calcext:value-type="float">
            <text:p>93,8149371062115</text:p>
          </table:table-cell>
          <table:table-cell table:formula="of:=AVERAGE([.B47:.B58])" office:value-type="float" office:value="293.833333333333" calcext:value-type="float">
            <text:p>293,833333333333</text:p>
          </table:table-cell>
          <table:table-cell table:formula="of:=[.D58]-[.C58]" office:value-type="float" office:value="200.018396227122" calcext:value-type="float">
            <text:p>200,018396227122</text:p>
          </table:table-cell>
          <table:table-cell table:formula="of:=[.D58]-[.D46]" office:value-type="float" office:value="189.166666666667" calcext:value-type="float">
            <text:p>189,166666666667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07" calcext:value-type="float">
            <text:p>407</text:p>
          </table:table-cell>
          <table:table-cell table:formula="of:=COM.MICROSOFT.STDEV.S([.B48:.B59])" office:value-type="float" office:value="89.8147925995321" calcext:value-type="float">
            <text:p>89,8147925995321</text:p>
          </table:table-cell>
          <table:table-cell table:formula="of:=AVERAGE([.B48:.B59])" office:value-type="float" office:value="313.833333333333" calcext:value-type="float">
            <text:p>313,833333333333</text:p>
          </table:table-cell>
          <table:table-cell table:formula="of:=[.D59]-[.C59]" office:value-type="float" office:value="224.018540733801" calcext:value-type="float">
            <text:p>224,018540733801</text:p>
          </table:table-cell>
          <table:table-cell table:formula="of:=[.D59]-[.D47]"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7" calcext:value-type="float">
            <text:p>457</text:p>
          </table:table-cell>
          <table:table-cell table:formula="of:=COM.MICROSOFT.STDEV.S([.B49:.B60])" office:value-type="float" office:value="93.1844049899624" calcext:value-type="float">
            <text:p>93,1844049899624</text:p>
          </table:table-cell>
          <table:table-cell table:formula="of:=AVERAGE([.B49:.B60])" office:value-type="float" office:value="333.666666666667" calcext:value-type="float">
            <text:p>333,666666666667</text:p>
          </table:table-cell>
          <table:table-cell table:formula="of:=[.D60]-[.C60]" office:value-type="float" office:value="240.482261676704" calcext:value-type="float">
            <text:p>240,482261676704</text:p>
          </table:table-cell>
          <table:table-cell table:formula="of:=[.D60]-[.D48]" office:value-type="float" office:value="204.833333333333" calcext:value-type="float">
            <text:p>204,833333333333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12" calcext:value-type="float">
            <text:p>512</text:p>
          </table:table-cell>
          <table:table-cell table:formula="of:=COM.MICROSOFT.STDEV.S([.B50:.B61])" office:value-type="float" office:value="93.9081998549647" calcext:value-type="float">
            <text:p>93,9081998549647</text:p>
          </table:table-cell>
          <table:table-cell table:formula="of:=AVERAGE([.B50:.B61])" office:value-type="float" office:value="360.75" calcext:value-type="float">
            <text:p>360,75</text:p>
          </table:table-cell>
          <table:table-cell table:formula="of:=[.D61]-[.C61]" office:value-type="float" office:value="266.841800145035" calcext:value-type="float">
            <text:p>266,841800145035</text:p>
          </table:table-cell>
          <table:table-cell table:formula="of:=[.D61]-[.D49]" office:value-type="float" office:value="220.25" calcext:value-type="float">
            <text:p>220,25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513" calcext:value-type="float">
            <text:p>513</text:p>
          </table:table-cell>
          <table:table-cell table:formula="of:=COM.MICROSOFT.STDEV.S([.B51:.B62])" office:value-type="float" office:value="90.0008417469054" calcext:value-type="float">
            <text:p>90,0008417469054</text:p>
          </table:table-cell>
          <table:table-cell table:formula="of:=AVERAGE([.B51:.B62])" office:value-type="float" office:value="386.166666666667" calcext:value-type="float">
            <text:p>386,166666666667</text:p>
          </table:table-cell>
          <table:table-cell table:formula="of:=[.D62]-[.C62]" office:value-type="float" office:value="296.165824919761" calcext:value-type="float">
            <text:p>296,165824919761</text:p>
          </table:table-cell>
          <table:table-cell table:formula="of:=[.D62]-[.D50]" office:value-type="float" office:value="235.5" calcext:value-type="float">
            <text:p>235,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623" calcext:value-type="float">
            <text:p>623</text:p>
          </table:table-cell>
          <table:table-cell table:formula="of:=COM.MICROSOFT.STDEV.S([.B52:.B63])" office:value-type="float" office:value="97.9920760556534" calcext:value-type="float">
            <text:p>97,9920760556534</text:p>
          </table:table-cell>
          <table:table-cell table:formula="of:=AVERAGE([.B52:.B63])" office:value-type="float" office:value="419.416666666667" calcext:value-type="float">
            <text:p>419,416666666667</text:p>
          </table:table-cell>
          <table:table-cell table:formula="of:=[.D63]-[.C63]" office:value-type="float" office:value="321.424590611013" calcext:value-type="float">
            <text:p>321,424590611013</text:p>
          </table:table-cell>
          <table:table-cell table:formula="of:=[.D63]-[.D51]" office:value-type="float" office:value="259.083333333333" calcext:value-type="float">
            <text:p>259,083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656" calcext:value-type="float">
            <text:p>656</text:p>
          </table:table-cell>
          <table:table-cell table:formula="of:=COM.MICROSOFT.STDEV.S([.B53:.B64])" office:value-type="float" office:value="108.437665378443" calcext:value-type="float">
            <text:p>108,437665378443</text:p>
          </table:table-cell>
          <table:table-cell table:formula="of:=AVERAGE([.B53:.B64])" office:value-type="float" office:value="451" calcext:value-type="float">
            <text:p>451</text:p>
          </table:table-cell>
          <table:table-cell table:formula="of:=[.D64]-[.C64]" office:value-type="float" office:value="342.562334621557" calcext:value-type="float">
            <text:p>342,562334621557</text:p>
          </table:table-cell>
          <table:table-cell table:formula="of:=[.D64]-[.D52]" office:value-type="float" office:value="275.166666666667" calcext:value-type="float">
            <text:p>275,16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691" calcext:value-type="float">
            <text:p>691</text:p>
          </table:table-cell>
          <table:table-cell table:formula="of:=COM.MICROSOFT.STDEV.S([.B54:.B65])" office:value-type="float" office:value="118.560175233993" calcext:value-type="float">
            <text:p>118,560175233993</text:p>
          </table:table-cell>
          <table:table-cell table:formula="of:=AVERAGE([.B54:.B65])" office:value-type="float" office:value="482.833333333333" calcext:value-type="float">
            <text:p>482,833333333333</text:p>
          </table:table-cell>
          <table:table-cell table:formula="of:=[.D65]-[.C65]" office:value-type="float" office:value="364.27315809934" calcext:value-type="float">
            <text:p>364,27315809934</text:p>
          </table:table-cell>
          <table:table-cell table:formula="of:=[.D65]-[.D53]" office:value-type="float" office:value="290.166666666667" calcext:value-type="float">
            <text:p>290,166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727" calcext:value-type="float">
            <text:p>727</text:p>
          </table:table-cell>
          <table:table-cell table:formula="of:=COM.MICROSOFT.STDEV.S([.B55:.B66])" office:value-type="float" office:value="125.741527818704" calcext:value-type="float">
            <text:p>125,741527818704</text:p>
          </table:table-cell>
          <table:table-cell table:formula="of:=AVERAGE([.B55:.B66])" office:value-type="float" office:value="516.75" calcext:value-type="float">
            <text:p>516,75</text:p>
          </table:table-cell>
          <table:table-cell table:formula="of:=[.D66]-[.C66]" office:value-type="float" office:value="391.008472181296" calcext:value-type="float">
            <text:p>391,008472181296</text:p>
          </table:table-cell>
          <table:table-cell table:formula="of:=[.D66]-[.D54]" office:value-type="float" office:value="305.833333333333" calcext:value-type="float">
            <text:p>305,8333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87" calcext:value-type="float">
            <text:p>787</text:p>
          </table:table-cell>
          <table:table-cell table:formula="of:=COM.MICROSOFT.STDEV.S([.B56:.B67])" office:value-type="float" office:value="139.402512911571" calcext:value-type="float">
            <text:p>139,402512911571</text:p>
          </table:table-cell>
          <table:table-cell table:formula="of:=AVERAGE([.B56:.B67])" office:value-type="float" office:value="550.833333333333" calcext:value-type="float">
            <text:p>550,833333333333</text:p>
          </table:table-cell>
          <table:table-cell table:formula="of:=[.D67]-[.C67]" office:value-type="float" office:value="411.430820421763" calcext:value-type="float">
            <text:p>411,430820421763</text:p>
          </table:table-cell>
          <table:table-cell table:formula="of:=[.D67]-[.D55]"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697" calcext:value-type="float">
            <text:p>697</text:p>
          </table:table-cell>
          <table:table-cell table:formula="of:=COM.MICROSOFT.STDEV.S([.B57:.B68])" office:value-type="float" office:value="134.933878307679" calcext:value-type="float">
            <text:p>134,933878307679</text:p>
          </table:table-cell>
          <table:table-cell table:formula="of:=AVERAGE([.B57:.B68])" office:value-type="float" office:value="576.666666666667" calcext:value-type="float">
            <text:p>576,666666666667</text:p>
          </table:table-cell>
          <table:table-cell table:formula="of:=[.D68]-[.C68]" office:value-type="float" office:value="441.732788358988" calcext:value-type="float">
            <text:p>441,732788358988</text:p>
          </table:table-cell>
          <table:table-cell table:formula="of:=[.D68]-[.D56]" office:value-type="float" office:value="328.333333333333" calcext:value-type="float">
            <text:p>328,33333333333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701" calcext:value-type="float">
            <text:p>701</text:p>
          </table:table-cell>
          <table:table-cell table:formula="of:=COM.MICROSOFT.STDEV.S([.B58:.B69])" office:value-type="float" office:value="129.29467752527" calcext:value-type="float">
            <text:p>129,29467752527</text:p>
          </table:table-cell>
          <table:table-cell table:formula="of:=AVERAGE([.B58:.B69])" office:value-type="float" office:value="600.25" calcext:value-type="float">
            <text:p>600,25</text:p>
          </table:table-cell>
          <table:table-cell table:formula="of:=[.D69]-[.C69]" office:value-type="float" office:value="470.95532247473" calcext:value-type="float">
            <text:p>470,95532247473</text:p>
          </table:table-cell>
          <table:table-cell table:formula="of:=[.D69]-[.D57]" office:value-type="float" office:value="329.416666666667" calcext:value-type="float">
            <text:p>329,4166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06" calcext:value-type="float">
            <text:p>606</text:p>
          </table:table-cell>
          <table:table-cell table:formula="of:=COM.MICROSOFT.STDEV.S([.B59:.B70])" office:value-type="float" office:value="117.971587488452" calcext:value-type="float">
            <text:p>117,971587488452</text:p>
          </table:table-cell>
          <table:table-cell table:formula="of:=AVERAGE([.B59:.B70])" office:value-type="float" office:value="614.75" calcext:value-type="float">
            <text:p>614,75</text:p>
          </table:table-cell>
          <table:table-cell table:formula="of:=[.D70]-[.C70]" office:value-type="float" office:value="496.778412511548" calcext:value-type="float">
            <text:p>496,778412511548</text:p>
          </table:table-cell>
          <table:table-cell table:formula="of:=[.D70]-[.D58]" office:value-type="float" office:value="320.916666666667" calcext:value-type="float">
            <text:p>320,91666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577" calcext:value-type="float">
            <text:p>577</text:p>
          </table:table-cell>
          <table:table-cell table:formula="of:=COM.MICROSOFT.STDEV.S([.B60:.B71])" office:value-type="float" office:value="99.5201745954817" calcext:value-type="float">
            <text:p>99,5201745954817</text:p>
          </table:table-cell>
          <table:table-cell table:formula="of:=AVERAGE([.B60:.B71])" office:value-type="float" office:value="628.916666666667" calcext:value-type="float">
            <text:p>628,916666666667</text:p>
          </table:table-cell>
          <table:table-cell table:formula="of:=[.D71]-[.C71]" office:value-type="float" office:value="529.396492071185" calcext:value-type="float">
            <text:p>529,396492071185</text:p>
          </table:table-cell>
          <table:table-cell table:formula="of:=[.D71]-[.D59]" office:value-type="float" office:value="315.083333333333" calcext:value-type="float">
            <text:p>315,083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577" calcext:value-type="float">
            <text:p>577</text:p>
          </table:table-cell>
          <table:table-cell table:formula="of:=COM.MICROSOFT.STDEV.S([.B61:.B72])" office:value-type="float" office:value="85.7517117065663" calcext:value-type="float">
            <text:p>85,7517117065663</text:p>
          </table:table-cell>
          <table:table-cell table:formula="of:=AVERAGE([.B61:.B72])" office:value-type="float" office:value="638.916666666667" calcext:value-type="float">
            <text:p>638,916666666667</text:p>
          </table:table-cell>
          <table:table-cell table:formula="of:=[.D72]-[.C72]" office:value-type="float" office:value="553.1649549601" calcext:value-type="float">
            <text:p>553,1649549601</text:p>
          </table:table-cell>
          <table:table-cell table:formula="of:=[.D72]-[.D60]" office:value-type="float" office:value="305.25" calcext:value-type="float">
            <text:p>305,2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607" calcext:value-type="float">
            <text:p>607</text:p>
          </table:table-cell>
          <table:table-cell table:formula="of:=COM.MICROSOFT.STDEV.S([.B62:.B73])" office:value-type="float" office:value="76.8976100034483" calcext:value-type="float">
            <text:p>76,8976100034483</text:p>
          </table:table-cell>
          <table:table-cell table:formula="of:=AVERAGE([.B62:.B73])" office:value-type="float" office:value="646.833333333333" calcext:value-type="float">
            <text:p>646,833333333333</text:p>
          </table:table-cell>
          <table:table-cell table:formula="of:=[.D73]-[.C73]" office:value-type="float" office:value="569.935723329885" calcext:value-type="float">
            <text:p>569,935723329885</text:p>
          </table:table-cell>
          <table:table-cell table:formula="of:=[.D73]-[.D61]" office:value-type="float" office:value="286.083333333333" calcext:value-type="float">
            <text:p>286,0833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619" calcext:value-type="float">
            <text:p>619</text:p>
          </table:table-cell>
          <table:table-cell table:formula="of:=COM.MICROSOFT.STDEV.S([.B63:.B74])" office:value-type="float" office:value="65.3470919340901" calcext:value-type="float">
            <text:p>65,3470919340901</text:p>
          </table:table-cell>
          <table:table-cell table:formula="of:=AVERAGE([.B63:.B74])" office:value-type="float" office:value="655.666666666667" calcext:value-type="float">
            <text:p>655,666666666667</text:p>
          </table:table-cell>
          <table:table-cell table:formula="of:=[.D74]-[.C74]" office:value-type="float" office:value="590.319574732577" calcext:value-type="float">
            <text:p>590,319574732577</text:p>
          </table:table-cell>
          <table:table-cell table:formula="of:=[.D74]-[.D62]" office:value-type="float" office:value="269.5" calcext:value-type="float">
            <text:p>269,5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628" calcext:value-type="float">
            <text:p>628</text:p>
          </table:table-cell>
          <table:table-cell table:formula="of:=COM.MICROSOFT.STDEV.S([.B64:.B75])" office:value-type="float" office:value="65.135464901072" calcext:value-type="float">
            <text:p>65,135464901072</text:p>
          </table:table-cell>
          <table:table-cell table:formula="of:=AVERAGE([.B64:.B75])" office:value-type="float" office:value="656.083333333333" calcext:value-type="float">
            <text:p>656,083333333333</text:p>
          </table:table-cell>
          <table:table-cell table:formula="of:=[.D75]-[.C75]" office:value-type="float" office:value="590.947868432261" calcext:value-type="float">
            <text:p>590,947868432261</text:p>
          </table:table-cell>
          <table:table-cell table:formula="of:=[.D75]-[.D63]" office:value-type="float" office:value="236.666666666667" calcext:value-type="float">
            <text:p>236,666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594" calcext:value-type="float">
            <text:p>594</text:p>
          </table:table-cell>
          <table:table-cell table:formula="of:=COM.MICROSOFT.STDEV.S([.B65:.B76])" office:value-type="float" office:value="67.5566541145394" calcext:value-type="float">
            <text:p>67,5566541145394</text:p>
          </table:table-cell>
          <table:table-cell table:formula="of:=AVERAGE([.B65:.B76])" office:value-type="float" office:value="650.916666666667" calcext:value-type="float">
            <text:p>650,916666666667</text:p>
          </table:table-cell>
          <table:table-cell table:formula="of:=[.D76]-[.C76]" office:value-type="float" office:value="583.360012552127" calcext:value-type="float">
            <text:p>583,360012552127</text:p>
          </table:table-cell>
          <table:table-cell table:formula="of:=[.D76]-[.D64]" office:value-type="float" office:value="199.916666666667" calcext:value-type="float">
            <text:p>199,9166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86" calcext:value-type="float">
            <text:p>686</text:p>
          </table:table-cell>
          <table:table-cell table:formula="of:=COM.MICROSOFT.STDEV.S([.B66:.B77])" office:value-type="float" office:value="67.3018978524785" calcext:value-type="float">
            <text:p>67,3018978524785</text:p>
          </table:table-cell>
          <table:table-cell table:formula="of:=AVERAGE([.B66:.B77])" office:value-type="float" office:value="650.5" calcext:value-type="float">
            <text:p>650,5</text:p>
          </table:table-cell>
          <table:table-cell table:formula="of:=[.D77]-[.C77]" office:value-type="float" office:value="583.198102147521" calcext:value-type="float">
            <text:p>583,198102147521</text:p>
          </table:table-cell>
          <table:table-cell table:formula="of:=[.D77]-[.D65]" office:value-type="float" office:value="167.666666666667" calcext:value-type="float">
            <text:p>167,666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705" calcext:value-type="float">
            <text:p>705</text:p>
          </table:table-cell>
          <table:table-cell table:formula="of:=COM.MICROSOFT.STDEV.S([.B67:.B78])" office:value-type="float" office:value="65.2983827355532" calcext:value-type="float">
            <text:p>65,2983827355532</text:p>
          </table:table-cell>
          <table:table-cell table:formula="of:=AVERAGE([.B67:.B78])" office:value-type="float" office:value="648.666666666667" calcext:value-type="float">
            <text:p>648,666666666667</text:p>
          </table:table-cell>
          <table:table-cell table:formula="of:=[.D78]-[.C78]" office:value-type="float" office:value="583.368283931113" calcext:value-type="float">
            <text:p>583,368283931113</text:p>
          </table:table-cell>
          <table:table-cell table:formula="of:=[.D78]-[.D66]" office:value-type="float" office:value="131.916666666667" calcext:value-type="float">
            <text:p>131,916666666667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685" calcext:value-type="float">
            <text:p>685</text:p>
          </table:table-cell>
          <table:table-cell table:formula="of:=COM.MICROSOFT.STDEV.S([.B68:.B79])" office:value-type="float" office:value="50.6500172006313" calcext:value-type="float">
            <text:p>50,6500172006313</text:p>
          </table:table-cell>
          <table:table-cell table:formula="of:=AVERAGE([.B68:.B79])" office:value-type="float" office:value="640.166666666667" calcext:value-type="float">
            <text:p>640,166666666667</text:p>
          </table:table-cell>
          <table:table-cell table:formula="of:=[.D79]-[.C79]" office:value-type="float" office:value="589.516649466035" calcext:value-type="float">
            <text:p>589,516649466035</text:p>
          </table:table-cell>
          <table:table-cell table:formula="of:=[.D79]-[.D67]" office:value-type="float" office:value="89.3333333333334" calcext:value-type="float">
            <text:p>89,3333333333334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642" calcext:value-type="float">
            <text:p>642</text:p>
          </table:table-cell>
          <table:table-cell table:formula="of:=COM.MICROSOFT.STDEV.S([.B69:.B80])" office:value-type="float" office:value="47.4254598546418" calcext:value-type="float">
            <text:p>47,4254598546418</text:p>
          </table:table-cell>
          <table:table-cell table:formula="of:=AVERAGE([.B69:.B80])" office:value-type="float" office:value="635.583333333333" calcext:value-type="float">
            <text:p>635,583333333333</text:p>
          </table:table-cell>
          <table:table-cell table:formula="of:=[.D80]-[.C80]" office:value-type="float" office:value="588.157873478692" calcext:value-type="float">
            <text:p>588,157873478692</text:p>
          </table:table-cell>
          <table:table-cell table:formula="of:=[.D80]-[.D68]" office:value-type="float" office:value="58.9166666666666" calcext:value-type="float">
            <text:p>58,9166666666666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620" calcext:value-type="float">
            <text:p>620</text:p>
          </table:table-cell>
          <table:table-cell table:formula="of:=COM.MICROSOFT.STDEV.S([.B70:.B81])" office:value-type="float" office:value="42.8078865574458" calcext:value-type="float">
            <text:p>42,8078865574458</text:p>
          </table:table-cell>
          <table:table-cell table:formula="of:=AVERAGE([.B70:.B81])" office:value-type="float" office:value="628.833333333333" calcext:value-type="float">
            <text:p>628,833333333333</text:p>
          </table:table-cell>
          <table:table-cell table:formula="of:=[.D81]-[.C81]" office:value-type="float" office:value="586.025446775887" calcext:value-type="float">
            <text:p>586,025446775887</text:p>
          </table:table-cell>
          <table:table-cell table:formula="of:=[.D81]-[.D69]" office:value-type="float" office:value="28.5833333333333" calcext:value-type="float">
            <text:p>28,58333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590" calcext:value-type="float">
            <text:p>590</text:p>
          </table:table-cell>
          <table:table-cell table:formula="of:=COM.MICROSOFT.STDEV.S([.B71:.B82])" office:value-type="float" office:value="43.8209165498935" calcext:value-type="float">
            <text:p>43,8209165498935</text:p>
          </table:table-cell>
          <table:table-cell table:formula="of:=AVERAGE([.B71:.B82])" office:value-type="float" office:value="627.5" calcext:value-type="float">
            <text:p>627,5</text:p>
          </table:table-cell>
          <table:table-cell table:formula="of:=[.D82]-[.C82]" office:value-type="float" office:value="583.679083450107" calcext:value-type="float">
            <text:p>583,679083450107</text:p>
          </table:table-cell>
          <table:table-cell table:formula="of:=[.D82]-[.D70]" office:value-type="float" office:value="12.75" calcext:value-type="float">
            <text:p>12,7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574" calcext:value-type="float">
            <text:p>574</text:p>
          </table:table-cell>
          <table:table-cell table:formula="of:=COM.MICROSOFT.STDEV.S([.B72:.B83])" office:value-type="float" office:value="44.1425892060964" calcext:value-type="float">
            <text:p>44,1425892060964</text:p>
          </table:table-cell>
          <table:table-cell table:formula="of:=AVERAGE([.B72:.B83])" office:value-type="float" office:value="627.25" calcext:value-type="float">
            <text:p>627,25</text:p>
          </table:table-cell>
          <table:table-cell table:formula="of:=[.D83]-[.C83]" office:value-type="float" office:value="583.107410793904" calcext:value-type="float">
            <text:p>583,107410793904</text:p>
          </table:table-cell>
          <table:table-cell table:formula="of:=[.D83]-[.D71]" office:value-type="float" office:value="-1.66666666666663" calcext:value-type="float">
            <text:p>-1,6666666666666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654" calcext:value-type="float">
            <text:p>654</text:p>
          </table:table-cell>
          <table:table-cell table:formula="of:=COM.MICROSOFT.STDEV.S([.B73:.B84])" office:value-type="float" office:value="41.7031355553934" calcext:value-type="float">
            <text:p>41,7031355553934</text:p>
          </table:table-cell>
          <table:table-cell table:formula="of:=AVERAGE([.B73:.B84])" office:value-type="float" office:value="633.666666666667" calcext:value-type="float">
            <text:p>633,666666666667</text:p>
          </table:table-cell>
          <table:table-cell table:formula="of:=[.D84]-[.C84]" office:value-type="float" office:value="591.963531111273" calcext:value-type="float">
            <text:p>591,963531111273</text:p>
          </table:table-cell>
          <table:table-cell table:formula="of:=[.D84]-[.D72]" office:value-type="float" office:value="-5.25" calcext:value-type="float">
            <text:p>-5,2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664" calcext:value-type="float">
            <text:p>664</text:p>
          </table:table-cell>
          <table:table-cell table:formula="of:=COM.MICROSOFT.STDEV.S([.B74:.B85])" office:value-type="float" office:value="41.635776428306" calcext:value-type="float">
            <text:p>41,635776428306</text:p>
          </table:table-cell>
          <table:table-cell table:formula="of:=AVERAGE([.B74:.B85])" office:value-type="float" office:value="638.416666666667" calcext:value-type="float">
            <text:p>638,416666666667</text:p>
          </table:table-cell>
          <table:table-cell table:formula="of:=[.D85]-[.C85]" office:value-type="float" office:value="596.780890238361" calcext:value-type="float">
            <text:p>596,780890238361</text:p>
          </table:table-cell>
          <table:table-cell table:formula="of:=[.D85]-[.D73]" office:value-type="float" office:value="-8.41666666666663" calcext:value-type="float">
            <text:p>-8,4166666666666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759" calcext:value-type="float">
            <text:p>759</text:p>
          </table:table-cell>
          <table:table-cell table:formula="of:=COM.MICROSOFT.STDEV.S([.B75:.B86])" office:value-type="float" office:value="53.5969102456363" calcext:value-type="float">
            <text:p>53,5969102456363</text:p>
          </table:table-cell>
          <table:table-cell table:formula="of:=AVERAGE([.B75:.B86])" office:value-type="float" office:value="650.083333333333" calcext:value-type="float">
            <text:p>650,083333333333</text:p>
          </table:table-cell>
          <table:table-cell table:formula="of:=[.D86]-[.C86]" office:value-type="float" office:value="596.486423087697" calcext:value-type="float">
            <text:p>596,486423087697</text:p>
          </table:table-cell>
          <table:table-cell table:formula="of:=[.D86]-[.D74]" office:value-type="float" office:value="-5.58333333333337" calcext:value-type="float">
            <text:p>-5,5833333333333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703" calcext:value-type="float">
            <text:p>703</text:p>
          </table:table-cell>
          <table:table-cell table:formula="of:=COM.MICROSOFT.STDEV.S([.B76:.B87])" office:value-type="float" office:value="55.1383933774138" calcext:value-type="float">
            <text:p>55,1383933774138</text:p>
          </table:table-cell>
          <table:table-cell table:formula="of:=AVERAGE([.B76:.B87])" office:value-type="float" office:value="656.333333333333" calcext:value-type="float">
            <text:p>656,333333333333</text:p>
          </table:table-cell>
          <table:table-cell table:formula="of:=[.D87]-[.C87]" office:value-type="float" office:value="601.19493995592" calcext:value-type="float">
            <text:p>601,19493995592</text:p>
          </table:table-cell>
          <table:table-cell table:formula="of:=[.D87]-[.D75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666" calcext:value-type="float">
            <text:p>666</text:p>
          </table:table-cell>
          <table:table-cell table:formula="of:=COM.MICROSOFT.STDEV.S([.B77:.B88])" office:value-type="float" office:value="51.5387468245244" calcext:value-type="float">
            <text:p>51,5387468245244</text:p>
          </table:table-cell>
          <table:table-cell table:formula="of:=AVERAGE([.B77:.B88])" office:value-type="float" office:value="662.333333333333" calcext:value-type="float">
            <text:p>662,333333333333</text:p>
          </table:table-cell>
          <table:table-cell table:formula="of:=[.D88]-[.C88]" office:value-type="float" office:value="610.794586508809" calcext:value-type="float">
            <text:p>610,794586508809</text:p>
          </table:table-cell>
          <table:table-cell table:formula="of:=[.D88]-[.D76]" office:value-type="float" office:value="11.4166666666666" calcext:value-type="float">
            <text:p>11,4166666666666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749" calcext:value-type="float">
            <text:p>749</text:p>
          </table:table-cell>
          <table:table-cell table:formula="of:=COM.MICROSOFT.STDEV.S([.B78:.B89])" office:value-type="float" office:value="57.0796227504469" calcext:value-type="float">
            <text:p>57,0796227504469</text:p>
          </table:table-cell>
          <table:table-cell table:formula="of:=AVERAGE([.B78:.B89])" office:value-type="float" office:value="667.583333333333" calcext:value-type="float">
            <text:p>667,583333333333</text:p>
          </table:table-cell>
          <table:table-cell table:formula="of:=[.D89]-[.C89]" office:value-type="float" office:value="610.503710582886" calcext:value-type="float">
            <text:p>610,503710582886</text:p>
          </table:table-cell>
          <table:table-cell table:formula="of:=[.D89]-[.D77]" office:value-type="float" office:value="17.0833333333333" calcext:value-type="float">
            <text:p>17,08333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700" calcext:value-type="float">
            <text:p>700</text:p>
          </table:table-cell>
          <table:table-cell table:formula="of:=COM.MICROSOFT.STDEV.S([.B79:.B90])" office:value-type="float" office:value="56.7992210787394" calcext:value-type="float">
            <text:p>56,7992210787394</text:p>
          </table:table-cell>
          <table:table-cell table:formula="of:=AVERAGE([.B79:.B90])" office:value-type="float" office:value="667.166666666667" calcext:value-type="float">
            <text:p>667,166666666667</text:p>
          </table:table-cell>
          <table:table-cell table:formula="of:=[.D90]-[.C90]" office:value-type="float" office:value="610.367445587927" calcext:value-type="float">
            <text:p>610,367445587927</text:p>
          </table:table-cell>
          <table:table-cell table:formula="of:=[.D90]-[.D78]" office:value-type="float" office:value="18.5" calcext:value-type="float">
            <text:p>18,5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811" calcext:value-type="float">
            <text:p>811</text:p>
          </table:table-cell>
          <table:table-cell table:formula="of:=COM.MICROSOFT.STDEV.S([.B80:.B91])" office:value-type="float" office:value="70.4109151317959" calcext:value-type="float">
            <text:p>70,4109151317959</text:p>
          </table:table-cell>
          <table:table-cell table:formula="of:=AVERAGE([.B80:.B91])" office:value-type="float" office:value="677.666666666667" calcext:value-type="float">
            <text:p>677,666666666667</text:p>
          </table:table-cell>
          <table:table-cell table:formula="of:=[.D91]-[.C91]" office:value-type="float" office:value="607.255751534871" calcext:value-type="float">
            <text:p>607,255751534871</text:p>
          </table:table-cell>
          <table:table-cell table:formula="of:=[.D91]-[.D79]" office:value-type="float" office:value="37.5" calcext:value-type="float">
            <text:p>37,5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664" calcext:value-type="float">
            <text:p>664</text:p>
          </table:table-cell>
          <table:table-cell table:formula="of:=COM.MICROSOFT.STDEV.S([.B81:.B92])" office:value-type="float" office:value="69.6804394099494" calcext:value-type="float">
            <text:p>69,6804394099494</text:p>
          </table:table-cell>
          <table:table-cell table:formula="of:=AVERAGE([.B81:.B92])" office:value-type="float" office:value="679.5" calcext:value-type="float">
            <text:p>679,5</text:p>
          </table:table-cell>
          <table:table-cell table:formula="of:=[.D92]-[.C92]" office:value-type="float" office:value="609.819560590051" calcext:value-type="float">
            <text:p>609,819560590051</text:p>
          </table:table-cell>
          <table:table-cell table:formula="of:=[.D92]-[.D80]" office:value-type="float" office:value="43.9166666666667" calcext:value-type="float">
            <text:p>43,9166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647" calcext:value-type="float">
            <text:p>647</text:p>
          </table:table-cell>
          <table:table-cell table:formula="of:=COM.MICROSOFT.STDEV.S([.B82:.B93])" office:value-type="float" office:value="68.0001671120941" calcext:value-type="float">
            <text:p>68,0001671120941</text:p>
          </table:table-cell>
          <table:table-cell table:formula="of:=AVERAGE([.B82:.B93])" office:value-type="float" office:value="681.75" calcext:value-type="float">
            <text:p>681,75</text:p>
          </table:table-cell>
          <table:table-cell table:formula="of:=[.D93]-[.C93]" office:value-type="float" office:value="613.749832887906" calcext:value-type="float">
            <text:p>613,749832887906</text:p>
          </table:table-cell>
          <table:table-cell table:formula="of:=[.D93]-[.D81]" office:value-type="float" office:value="52.9166666666667" calcext:value-type="float">
            <text:p>52,9166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637" calcext:value-type="float">
            <text:p>637</text:p>
          </table:table-cell>
          <table:table-cell table:formula="of:=COM.MICROSOFT.STDEV.S([.B83:.B94])" office:value-type="float" office:value="63.4354838088322" calcext:value-type="float">
            <text:p>63,4354838088322</text:p>
          </table:table-cell>
          <table:table-cell table:formula="of:=AVERAGE([.B83:.B94])" office:value-type="float" office:value="685.666666666667" calcext:value-type="float">
            <text:p>685,666666666667</text:p>
          </table:table-cell>
          <table:table-cell table:formula="of:=[.D94]-[.C94]" office:value-type="float" office:value="622.231182857835" calcext:value-type="float">
            <text:p>622,231182857835</text:p>
          </table:table-cell>
          <table:table-cell table:formula="of:=[.D94]-[.D82]" office:value-type="float" office:value="58.1666666666666" calcext:value-type="float">
            <text:p>58,1666666666666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577" calcext:value-type="float">
            <text:p>577</text:p>
          </table:table-cell>
          <table:table-cell table:formula="of:=COM.MICROSOFT.STDEV.S([.B84:.B95])" office:value-type="float" office:value="62.9595228313519" calcext:value-type="float">
            <text:p>62,9595228313519</text:p>
          </table:table-cell>
          <table:table-cell table:formula="of:=AVERAGE([.B84:.B95])" office:value-type="float" office:value="685.916666666667" calcext:value-type="float">
            <text:p>685,916666666667</text:p>
          </table:table-cell>
          <table:table-cell table:formula="of:=[.D95]-[.C95]" office:value-type="float" office:value="622.957143835315" calcext:value-type="float">
            <text:p>622,957143835315</text:p>
          </table:table-cell>
          <table:table-cell table:formula="of:=[.D95]-[.D83]" office:value-type="float" office:value="58.6666666666666" calcext:value-type="float">
            <text:p>58,6666666666666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641" calcext:value-type="float">
            <text:p>641</text:p>
          </table:table-cell>
          <table:table-cell table:formula="of:=COM.MICROSOFT.STDEV.S([.B85:.B96])" office:value-type="float" office:value="63.6665080118601" calcext:value-type="float">
            <text:p>63,6665080118601</text:p>
          </table:table-cell>
          <table:table-cell table:formula="of:=AVERAGE([.B85:.B96])" office:value-type="float" office:value="684.833333333333" calcext:value-type="float">
            <text:p>684,833333333333</text:p>
          </table:table-cell>
          <table:table-cell table:formula="of:=[.D96]-[.C96]" office:value-type="float" office:value="621.166825321473" calcext:value-type="float">
            <text:p>621,166825321473</text:p>
          </table:table-cell>
          <table:table-cell table:formula="of:=[.D96]-[.D84]" office:value-type="float" office:value="51.1666666666666" calcext:value-type="float">
            <text:p>51,1666666666666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629" calcext:value-type="float">
            <text:p>629</text:p>
          </table:table-cell>
          <table:table-cell table:formula="of:=COM.MICROSOFT.STDEV.S([.B86:.B97])" office:value-type="float" office:value="65.4834584710775" calcext:value-type="float">
            <text:p>65,4834584710775</text:p>
          </table:table-cell>
          <table:table-cell table:formula="of:=AVERAGE([.B86:.B97])" office:value-type="float" office:value="681.916666666667" calcext:value-type="float">
            <text:p>681,916666666667</text:p>
          </table:table-cell>
          <table:table-cell table:formula="of:=[.D97]-[.C97]" office:value-type="float" office:value="616.433208195589" calcext:value-type="float">
            <text:p>616,433208195589</text:p>
          </table:table-cell>
          <table:table-cell table:formula="of:=[.D97]-[.D85]" office:value-type="float" office:value="43.5" calcext:value-type="float">
            <text:p>43,5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645" calcext:value-type="float">
            <text:p>645</text:p>
          </table:table-cell>
          <table:table-cell table:formula="of:=COM.MICROSOFT.STDEV.S([.B87:.B98])" office:value-type="float" office:value="61.4276489913627" calcext:value-type="float">
            <text:p>61,4276489913627</text:p>
          </table:table-cell>
          <table:table-cell table:formula="of:=AVERAGE([.B87:.B98])" office:value-type="float" office:value="672.416666666667" calcext:value-type="float">
            <text:p>672,416666666667</text:p>
          </table:table-cell>
          <table:table-cell table:formula="of:=[.D98]-[.C98]" office:value-type="float" office:value="610.989017675304" calcext:value-type="float">
            <text:p>610,989017675304</text:p>
          </table:table-cell>
          <table:table-cell table:formula="of:=[.D98]-[.D86]" office:value-type="float" office:value="22.3333333333334" calcext:value-type="float">
            <text:p>22,3333333333334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685" calcext:value-type="float">
            <text:p>685</text:p>
          </table:table-cell>
          <table:table-cell table:formula="of:=COM.MICROSOFT.STDEV.S([.B88:.B99])" office:value-type="float" office:value="60.8298047959646" calcext:value-type="float">
            <text:p>60,8298047959646</text:p>
          </table:table-cell>
          <table:table-cell table:formula="of:=AVERAGE([.B88:.B99])" office:value-type="float" office:value="670.916666666667" calcext:value-type="float">
            <text:p>670,916666666667</text:p>
          </table:table-cell>
          <table:table-cell table:formula="of:=[.D99]-[.C99]" office:value-type="float" office:value="610.086861870702" calcext:value-type="float">
            <text:p>610,086861870702</text:p>
          </table:table-cell>
          <table:table-cell table:formula="of:=[.D99]-[.D87]" office:value-type="float" office:value="14.5833333333334" calcext:value-type="float">
            <text:p>14,5833333333334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18" calcext:value-type="float">
            <text:p>618</text:p>
          </table:table-cell>
          <table:table-cell table:formula="of:=COM.MICROSOFT.STDEV.S([.B89:.B100])" office:value-type="float" office:value="62.730967172715" calcext:value-type="float">
            <text:p>62,730967172715</text:p>
          </table:table-cell>
          <table:table-cell table:formula="of:=AVERAGE([.B89:.B100])" office:value-type="float" office:value="666.916666666667" calcext:value-type="float">
            <text:p>666,916666666667</text:p>
          </table:table-cell>
          <table:table-cell table:formula="of:=[.D100]-[.C100]" office:value-type="float" office:value="604.185699493952" calcext:value-type="float">
            <text:p>604,185699493952</text:p>
          </table:table-cell>
          <table:table-cell table:formula="of:=[.D100]-[.D88]" office:value-type="float" office:value="4.58333333333337" calcext:value-type="float">
            <text:p>4,5833333333333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671" calcext:value-type="float">
            <text:p>671</text:p>
          </table:table-cell>
          <table:table-cell table:formula="of:=COM.MICROSOFT.STDEV.S([.B90:.B101])" office:value-type="float" office:value="57.2545485820414" calcext:value-type="float">
            <text:p>57,2545485820414</text:p>
          </table:table-cell>
          <table:table-cell table:formula="of:=AVERAGE([.B90:.B101])" office:value-type="float" office:value="660.416666666667" calcext:value-type="float">
            <text:p>660,416666666667</text:p>
          </table:table-cell>
          <table:table-cell table:formula="of:=[.D101]-[.C101]" office:value-type="float" office:value="603.162118084625" calcext:value-type="float">
            <text:p>603,162118084625</text:p>
          </table:table-cell>
          <table:table-cell table:formula="of:=[.D101]-[.D89]" office:value-type="float" office:value="-7.16666666666663" calcext:value-type="float">
            <text:p>-7,1666666666666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668" calcext:value-type="float">
            <text:p>668</text:p>
          </table:table-cell>
          <table:table-cell table:formula="of:=COM.MICROSOFT.STDEV.S([.B91:.B102])" office:value-type="float" office:value="55.9742229634645" calcext:value-type="float">
            <text:p>55,9742229634645</text:p>
          </table:table-cell>
          <table:table-cell table:formula="of:=AVERAGE([.B91:.B102])" office:value-type="float" office:value="657.75" calcext:value-type="float">
            <text:p>657,75</text:p>
          </table:table-cell>
          <table:table-cell table:formula="of:=[.D102]-[.C102]" office:value-type="float" office:value="601.775777036536" calcext:value-type="float">
            <text:p>601,775777036536</text:p>
          </table:table-cell>
          <table:table-cell table:formula="of:=[.D102]-[.D90]" office:value-type="float" office:value="-9.41666666666663" calcext:value-type="float">
            <text:p>-9,4166666666666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713" calcext:value-type="float">
            <text:p>713</text:p>
          </table:table-cell>
          <table:table-cell table:formula="of:=COM.MICROSOFT.STDEV.S([.B92:.B103])" office:value-type="float" office:value="34.6815600292231" calcext:value-type="float">
            <text:p>34,6815600292231</text:p>
          </table:table-cell>
          <table:table-cell table:formula="of:=AVERAGE([.B92:.B103])" office:value-type="float" office:value="649.583333333333" calcext:value-type="float">
            <text:p>649,583333333333</text:p>
          </table:table-cell>
          <table:table-cell table:formula="of:=[.D103]-[.C103]" office:value-type="float" office:value="614.90177330411" calcext:value-type="float">
            <text:p>614,90177330411</text:p>
          </table:table-cell>
          <table:table-cell table:formula="of:=[.D103]-[.D91]" office:value-type="float" office:value="-28.0833333333334" calcext:value-type="float">
            <text:p>-28,0833333333334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671" calcext:value-type="float">
            <text:p>671</text:p>
          </table:table-cell>
          <table:table-cell table:formula="of:=COM.MICROSOFT.STDEV.S([.B93:.B104])" office:value-type="float" office:value="35.0034630321405" calcext:value-type="float">
            <text:p>35,0034630321405</text:p>
          </table:table-cell>
          <table:table-cell table:formula="of:=AVERAGE([.B93:.B104])" office:value-type="float" office:value="650.166666666667" calcext:value-type="float">
            <text:p>650,166666666667</text:p>
          </table:table-cell>
          <table:table-cell table:formula="of:=[.D104]-[.C104]" office:value-type="float" office:value="615.163203634526" calcext:value-type="float">
            <text:p>615,163203634526</text:p>
          </table:table-cell>
          <table:table-cell table:formula="of:=[.D104]-[.D92]" office:value-type="float" office:value="-29.3333333333334" calcext:value-type="float">
            <text:p>-29,3333333333334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690" calcext:value-type="float">
            <text:p>690</text:p>
          </table:table-cell>
          <table:table-cell table:formula="of:=COM.MICROSOFT.STDEV.S([.B94:.B105])" office:value-type="float" office:value="36.8044587219834" calcext:value-type="float">
            <text:p>36,8044587219834</text:p>
          </table:table-cell>
          <table:table-cell table:formula="of:=AVERAGE([.B94:.B105])" office:value-type="float" office:value="653.75" calcext:value-type="float">
            <text:p>653,75</text:p>
          </table:table-cell>
          <table:table-cell table:formula="of:=[.D105]-[.C105]" office:value-type="float" office:value="616.945541278017" calcext:value-type="float">
            <text:p>616,945541278017</text:p>
          </table:table-cell>
          <table:table-cell table:formula="of:=[.D105]-[.D93]" office:value-type="float" office:value="-28" calcext:value-type="float">
            <text:p>-28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593" calcext:value-type="float">
            <text:p>593</text:p>
          </table:table-cell>
          <table:table-cell table:formula="of:=COM.MICROSOFT.STDEV.S([.B95:.B106])" office:value-type="float" office:value="40.618979740406" calcext:value-type="float">
            <text:p>40,618979740406</text:p>
          </table:table-cell>
          <table:table-cell table:formula="of:=AVERAGE([.B95:.B106])" office:value-type="float" office:value="650.083333333333" calcext:value-type="float">
            <text:p>650,083333333333</text:p>
          </table:table-cell>
          <table:table-cell table:formula="of:=[.D106]-[.C106]" office:value-type="float" office:value="609.464353592927" calcext:value-type="float">
            <text:p>609,464353592927</text:p>
          </table:table-cell>
          <table:table-cell table:formula="of:=[.D106]-[.D94]" office:value-type="float" office:value="-35.5833333333334" calcext:value-type="float">
            <text:p>-35,5833333333334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30" calcext:value-type="float">
            <text:p>530</text:p>
          </table:table-cell>
          <table:table-cell table:formula="of:=COM.MICROSOFT.STDEV.S([.B96:.B107])" office:value-type="float" office:value="49.5834160936411" calcext:value-type="float">
            <text:p>49,5834160936411</text:p>
          </table:table-cell>
          <table:table-cell table:formula="of:=AVERAGE([.B96:.B107])" office:value-type="float" office:value="646.166666666667" calcext:value-type="float">
            <text:p>646,166666666667</text:p>
          </table:table-cell>
          <table:table-cell table:formula="of:=[.D107]-[.C107]" office:value-type="float" office:value="596.583250573026" calcext:value-type="float">
            <text:p>596,583250573026</text:p>
          </table:table-cell>
          <table:table-cell table:formula="of:=[.D107]-[.D95]" office:value-type="float" office:value="-39.75" calcext:value-type="float">
            <text:p>-39,75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573" calcext:value-type="float">
            <text:p>573</text:p>
          </table:table-cell>
          <table:table-cell table:formula="of:=COM.MICROSOFT.STDEV.S([.B97:.B108])" office:value-type="float" office:value="53.9233462678947" calcext:value-type="float">
            <text:p>53,9233462678947</text:p>
          </table:table-cell>
          <table:table-cell table:formula="of:=AVERAGE([.B97:.B108])" office:value-type="float" office:value="640.5" calcext:value-type="float">
            <text:p>640,5</text:p>
          </table:table-cell>
          <table:table-cell table:formula="of:=[.D108]-[.C108]" office:value-type="float" office:value="586.576653732105" calcext:value-type="float">
            <text:p>586,576653732105</text:p>
          </table:table-cell>
          <table:table-cell table:formula="of:=[.D108]-[.D96]" office:value-type="float" office:value="-44.3333333333333" calcext:value-type="float">
            <text:p>-44,33333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561" calcext:value-type="float">
            <text:p>561</text:p>
          </table:table-cell>
          <table:table-cell table:formula="of:=COM.MICROSOFT.STDEV.S([.B98:.B109])" office:value-type="float" office:value="58.6109411649602" calcext:value-type="float">
            <text:p>58,6109411649602</text:p>
          </table:table-cell>
          <table:table-cell table:formula="of:=AVERAGE([.B98:.B109])" office:value-type="float" office:value="634.833333333333" calcext:value-type="float">
            <text:p>634,833333333333</text:p>
          </table:table-cell>
          <table:table-cell table:formula="of:=[.D109]-[.C109]" office:value-type="float" office:value="576.222392168373" calcext:value-type="float">
            <text:p>576,222392168373</text:p>
          </table:table-cell>
          <table:table-cell table:formula="of:=[.D109]-[.D97]" office:value-type="float" office:value="-47.0833333333334" calcext:value-type="float">
            <text:p>-47,0833333333334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96" calcext:value-type="float">
            <text:p>596</text:p>
          </table:table-cell>
          <table:table-cell table:formula="of:=COM.MICROSOFT.STDEV.S([.B99:.B110])" office:value-type="float" office:value="59.5378031170113" calcext:value-type="float">
            <text:p>59,5378031170113</text:p>
          </table:table-cell>
          <table:table-cell table:formula="of:=AVERAGE([.B99:.B110])" office:value-type="float" office:value="630.75" calcext:value-type="float">
            <text:p>630,75</text:p>
          </table:table-cell>
          <table:table-cell table:formula="of:=[.D110]-[.C110]" office:value-type="float" office:value="571.212196882989" calcext:value-type="float">
            <text:p>571,212196882989</text:p>
          </table:table-cell>
          <table:table-cell table:formula="of:=[.D110]-[.D98]" office:value-type="float" office:value="-41.6666666666666" calcext:value-type="float">
            <text:p>-41,6666666666666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614" calcext:value-type="float">
            <text:p>614</text:p>
          </table:table-cell>
          <table:table-cell table:formula="of:=COM.MICROSOFT.STDEV.S([.B100:.B111])" office:value-type="float" office:value="57.1359357280088" calcext:value-type="float">
            <text:p>57,1359357280088</text:p>
          </table:table-cell>
          <table:table-cell table:formula="of:=AVERAGE([.B100:.B111])" office:value-type="float" office:value="624.833333333333" calcext:value-type="float">
            <text:p>624,833333333333</text:p>
          </table:table-cell>
          <table:table-cell table:formula="of:=[.D111]-[.C111]" office:value-type="float" office:value="567.697397605325" calcext:value-type="float">
            <text:p>567,697397605325</text:p>
          </table:table-cell>
          <table:table-cell table:formula="of:=[.D111]-[.D99]" office:value-type="float" office:value="-46.0833333333334" calcext:value-type="float">
            <text:p>-46,0833333333334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524" calcext:value-type="float">
            <text:p>524</text:p>
          </table:table-cell>
          <table:table-cell table:formula="of:=COM.MICROSOFT.STDEV.S([.B101:.B112])" office:value-type="float" office:value="64.1688114556937" calcext:value-type="float">
            <text:p>64,1688114556937</text:p>
          </table:table-cell>
          <table:table-cell table:formula="of:=AVERAGE([.B101:.B112])" office:value-type="float" office:value="617" calcext:value-type="float">
            <text:p>617</text:p>
          </table:table-cell>
          <table:table-cell table:formula="of:=[.D112]-[.C112]" office:value-type="float" office:value="552.831188544306" calcext:value-type="float">
            <text:p>552,831188544306</text:p>
          </table:table-cell>
          <table:table-cell table:formula="of:=[.D112]-[.D100]" office:value-type="float" office:value="-49.9166666666666" calcext:value-type="float">
            <text:p>-49,9166666666666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620" calcext:value-type="float">
            <text:p>620</text:p>
          </table:table-cell>
          <table:table-cell table:formula="of:=COM.MICROSOFT.STDEV.S([.B102:.B113])" office:value-type="float" office:value="61.9165494105501" calcext:value-type="float">
            <text:p>61,9165494105501</text:p>
          </table:table-cell>
          <table:table-cell table:formula="of:=AVERAGE([.B102:.B113])" office:value-type="float" office:value="612.75" calcext:value-type="float">
            <text:p>612,75</text:p>
          </table:table-cell>
          <table:table-cell table:formula="of:=[.D113]-[.C113]" office:value-type="float" office:value="550.83345058945" calcext:value-type="float">
            <text:p>550,83345058945</text:p>
          </table:table-cell>
          <table:table-cell table:formula="of:=[.D113]-[.D101]" office:value-type="float" office:value="-47.6666666666666" calcext:value-type="float">
            <text:p>-47,6666666666666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601" calcext:value-type="float">
            <text:p>601</text:p>
          </table:table-cell>
          <table:table-cell table:formula="of:=COM.MICROSOFT.STDEV.S([.B103:.B114])" office:value-type="float" office:value="59.4533175667849" calcext:value-type="float">
            <text:p>59,4533175667849</text:p>
          </table:table-cell>
          <table:table-cell table:formula="of:=AVERAGE([.B103:.B114])" office:value-type="float" office:value="607.166666666667" calcext:value-type="float">
            <text:p>607,166666666667</text:p>
          </table:table-cell>
          <table:table-cell table:formula="of:=[.D114]-[.C114]" office:value-type="float" office:value="547.713349099882" calcext:value-type="float">
            <text:p>547,713349099882</text:p>
          </table:table-cell>
          <table:table-cell table:formula="of:=[.D114]-[.D102]" office:value-type="float" office:value="-50.5833333333334" calcext:value-type="float">
            <text:p>-50,5833333333334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650" calcext:value-type="float">
            <text:p>650</text:p>
          </table:table-cell>
          <table:table-cell table:formula="of:=COM.MICROSOFT.STDEV.S([.B104:.B115])" office:value-type="float" office:value="51.50897244582" calcext:value-type="float">
            <text:p>51,50897244582</text:p>
          </table:table-cell>
          <table:table-cell table:formula="of:=AVERAGE([.B104:.B115])" office:value-type="float" office:value="601.916666666667" calcext:value-type="float">
            <text:p>601,916666666667</text:p>
          </table:table-cell>
          <table:table-cell table:formula="of:=[.D115]-[.C115]" office:value-type="float" office:value="550.407694220847" calcext:value-type="float">
            <text:p>550,407694220847</text:p>
          </table:table-cell>
          <table:table-cell table:formula="of:=[.D115]-[.D103]" office:value-type="float" office:value="-47.6666666666666" calcext:value-type="float">
            <text:p>-47,6666666666666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92" calcext:value-type="float">
            <text:p>592</text:p>
          </table:table-cell>
          <table:table-cell table:formula="of:=COM.MICROSOFT.STDEV.S([.B105:.B116])" office:value-type="float" office:value="46.7008532788181" calcext:value-type="float">
            <text:p>46,7008532788181</text:p>
          </table:table-cell>
          <table:table-cell table:formula="of:=AVERAGE([.B105:.B116])" office:value-type="float" office:value="595.333333333333" calcext:value-type="float">
            <text:p>595,333333333333</text:p>
          </table:table-cell>
          <table:table-cell table:formula="of:=[.D116]-[.C116]" office:value-type="float" office:value="548.632480054515" calcext:value-type="float">
            <text:p>548,632480054515</text:p>
          </table:table-cell>
          <table:table-cell table:formula="of:=[.D116]-[.D104]" office:value-type="float" office:value="-54.8333333333334" calcext:value-type="float">
            <text:p>-54,8333333333334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618" calcext:value-type="float">
            <text:p>618</text:p>
          </table:table-cell>
          <table:table-cell table:formula="of:=COM.MICROSOFT.STDEV.S([.B106:.B117])" office:value-type="float" office:value="37.06341821388" calcext:value-type="float">
            <text:p>37,06341821388</text:p>
          </table:table-cell>
          <table:table-cell table:formula="of:=AVERAGE([.B106:.B117])" office:value-type="float" office:value="589.333333333333" calcext:value-type="float">
            <text:p>589,333333333333</text:p>
          </table:table-cell>
          <table:table-cell table:formula="of:=[.D117]-[.C117]" office:value-type="float" office:value="552.269915119453" calcext:value-type="float">
            <text:p>552,269915119453</text:p>
          </table:table-cell>
          <table:table-cell table:formula="of:=[.D117]-[.D105]" office:value-type="float" office:value="-64.4166666666667" calcext:value-type="float">
            <text:p>-64,416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540" calcext:value-type="float">
            <text:p>540</text:p>
          </table:table-cell>
          <table:table-cell table:formula="of:=COM.MICROSOFT.STDEV.S([.B107:.B118])" office:value-type="float" office:value="39.6540914622561" calcext:value-type="float">
            <text:p>39,6540914622561</text:p>
          </table:table-cell>
          <table:table-cell table:formula="of:=AVERAGE([.B107:.B118])" office:value-type="float" office:value="584.916666666667" calcext:value-type="float">
            <text:p>584,916666666667</text:p>
          </table:table-cell>
          <table:table-cell table:formula="of:=[.D118]-[.C118]" office:value-type="float" office:value="545.262575204411" calcext:value-type="float">
            <text:p>545,262575204411</text:p>
          </table:table-cell>
          <table:table-cell table:formula="of:=[.D118]-[.D106]" office:value-type="float" office:value="-65.1666666666666" calcext:value-type="float">
            <text:p>-65,1666666666666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505" calcext:value-type="float">
            <text:p>505</text:p>
          </table:table-cell>
          <table:table-cell table:formula="of:=COM.MICROSOFT.STDEV.S([.B108:.B119])" office:value-type="float" office:value="43.2914716214581" calcext:value-type="float">
            <text:p>43,2914716214581</text:p>
          </table:table-cell>
          <table:table-cell table:formula="of:=AVERAGE([.B108:.B119])" office:value-type="float" office:value="582.833333333333" calcext:value-type="float">
            <text:p>582,833333333333</text:p>
          </table:table-cell>
          <table:table-cell table:formula="of:=[.D119]-[.C119]" office:value-type="float" office:value="539.541861711875" calcext:value-type="float">
            <text:p>539,541861711875</text:p>
          </table:table-cell>
          <table:table-cell table:formula="of:=[.D119]-[.D107]" office:value-type="float" office:value="-63.3333333333334" calcext:value-type="float">
            <text:p>-63,3333333333334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524" calcext:value-type="float">
            <text:p>524</text:p>
          </table:table-cell>
          <table:table-cell table:formula="of:=COM.MICROSOFT.STDEV.S([.B109:.B120])" office:value-type="float" office:value="46.4956009649398" calcext:value-type="float">
            <text:p>46,4956009649398</text:p>
          </table:table-cell>
          <table:table-cell table:formula="of:=AVERAGE([.B109:.B120])" office:value-type="float" office:value="578.75" calcext:value-type="float">
            <text:p>578,75</text:p>
          </table:table-cell>
          <table:table-cell table:formula="of:=[.D120]-[.C120]" office:value-type="float" office:value="532.25439903506" calcext:value-type="float">
            <text:p>532,25439903506</text:p>
          </table:table-cell>
          <table:table-cell table:formula="of:=[.D120]-[.D108]" office:value-type="float" office:value="-61.75" calcext:value-type="float">
            <text:p>-61,7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508" calcext:value-type="float">
            <text:p>508</text:p>
          </table:table-cell>
          <table:table-cell table:formula="of:=COM.MICROSOFT.STDEV.S([.B110:.B121])" office:value-type="float" office:value="50.665271113157" calcext:value-type="float">
            <text:p>50,665271113157</text:p>
          </table:table-cell>
          <table:table-cell table:formula="of:=AVERAGE([.B110:.B121])" office:value-type="float" office:value="574.333333333333" calcext:value-type="float">
            <text:p>574,333333333333</text:p>
          </table:table-cell>
          <table:table-cell table:formula="of:=[.D121]-[.C121]" office:value-type="float" office:value="523.668062220176" calcext:value-type="float">
            <text:p>523,668062220176</text:p>
          </table:table-cell>
          <table:table-cell table:formula="of:=[.D121]-[.D109]" office:value-type="float" office:value="-60.5" calcext:value-type="float">
            <text:p>-60,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64" calcext:value-type="float">
            <text:p>564</text:p>
          </table:table-cell>
          <table:table-cell table:formula="of:=COM.MICROSOFT.STDEV.S([.B111:.B122])" office:value-type="float" office:value="50.261739168501" calcext:value-type="float">
            <text:p>50,261739168501</text:p>
          </table:table-cell>
          <table:table-cell table:formula="of:=AVERAGE([.B111:.B122])" office:value-type="float" office:value="571.666666666667" calcext:value-type="float">
            <text:p>571,666666666667</text:p>
          </table:table-cell>
          <table:table-cell table:formula="of:=[.D122]-[.C122]" office:value-type="float" office:value="521.404927498166" calcext:value-type="float">
            <text:p>521,404927498166</text:p>
          </table:table-cell>
          <table:table-cell table:formula="of:=[.D122]-[.D110]" office:value-type="float" office:value="-59.0833333333334" calcext:value-type="float">
            <text:p>-59,0833333333334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56" calcext:value-type="float">
            <text:p>556</text:p>
          </table:table-cell>
          <table:table-cell table:formula="of:=COM.MICROSOFT.STDEV.S([.B112:.B123])" office:value-type="float" office:value="48.5813906259538" calcext:value-type="float">
            <text:p>48,5813906259538</text:p>
          </table:table-cell>
          <table:table-cell table:formula="of:=AVERAGE([.B112:.B123])" office:value-type="float" office:value="566.833333333333" calcext:value-type="float">
            <text:p>566,833333333333</text:p>
          </table:table-cell>
          <table:table-cell table:formula="of:=[.D123]-[.C123]" office:value-type="float" office:value="518.251942707379" calcext:value-type="float">
            <text:p>518,251942707379</text:p>
          </table:table-cell>
          <table:table-cell table:formula="of:=[.D123]-[.D111]" office:value-type="float" office:value="-58" calcext:value-type="float">
            <text:p>-58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507" calcext:value-type="float">
            <text:p>507</text:p>
          </table:table-cell>
          <table:table-cell table:formula="of:=COM.MICROSOFT.STDEV.S([.B113:.B124])" office:value-type="float" office:value="50.1660122780233" calcext:value-type="float">
            <text:p>50,1660122780233</text:p>
          </table:table-cell>
          <table:table-cell table:formula="of:=AVERAGE([.B113:.B124])" office:value-type="float" office:value="565.416666666667" calcext:value-type="float">
            <text:p>565,416666666667</text:p>
          </table:table-cell>
          <table:table-cell table:formula="of:=[.D124]-[.C124]" office:value-type="float" office:value="515.250654388643" calcext:value-type="float">
            <text:p>515,250654388643</text:p>
          </table:table-cell>
          <table:table-cell table:formula="of:=[.D124]-[.D112]" office:value-type="float" office:value="-51.5833333333334" calcext:value-type="float">
            <text:p>-51,5833333333334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590" calcext:value-type="float">
            <text:p>590</text:p>
          </table:table-cell>
          <table:table-cell table:formula="of:=COM.MICROSOFT.STDEV.S([.B114:.B125])" office:value-type="float" office:value="47.8946919308551" calcext:value-type="float">
            <text:p>47,8946919308551</text:p>
          </table:table-cell>
          <table:table-cell table:formula="of:=AVERAGE([.B114:.B125])" office:value-type="float" office:value="562.916666666667" calcext:value-type="float">
            <text:p>562,916666666667</text:p>
          </table:table-cell>
          <table:table-cell table:formula="of:=[.D125]-[.C125]" office:value-type="float" office:value="515.021974735812" calcext:value-type="float">
            <text:p>515,021974735812</text:p>
          </table:table-cell>
          <table:table-cell table:formula="of:=[.D125]-[.D113]" office:value-type="float" office:value="-49.8333333333334" calcext:value-type="float">
            <text:p>-49,8333333333334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544" calcext:value-type="float">
            <text:p>544</text:p>
          </table:table-cell>
          <table:table-cell table:formula="of:=COM.MICROSOFT.STDEV.S([.B115:.B126])" office:value-type="float" office:value="46.5829335376133" calcext:value-type="float">
            <text:p>46,5829335376133</text:p>
          </table:table-cell>
          <table:table-cell table:formula="of:=AVERAGE([.B115:.B126])" office:value-type="float" office:value="558.166666666667" calcext:value-type="float">
            <text:p>558,166666666667</text:p>
          </table:table-cell>
          <table:table-cell table:formula="of:=[.D126]-[.C126]" office:value-type="float" office:value="511.583733129053" calcext:value-type="float">
            <text:p>511,583733129053</text:p>
          </table:table-cell>
          <table:table-cell table:formula="of:=[.D126]-[.D114]" office:value-type="float" office:value="-49" calcext:value-type="float">
            <text:p>-49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52" calcext:value-type="float">
            <text:p>552</text:p>
          </table:table-cell>
          <table:table-cell table:formula="of:=COM.MICROSOFT.STDEV.S([.B116:.B127])" office:value-type="float" office:value="36.5239647354993" calcext:value-type="float">
            <text:p>36,5239647354993</text:p>
          </table:table-cell>
          <table:table-cell table:formula="of:=AVERAGE([.B116:.B127])" office:value-type="float" office:value="550" calcext:value-type="float">
            <text:p>550</text:p>
          </table:table-cell>
          <table:table-cell table:formula="of:=[.D127]-[.C127]" office:value-type="float" office:value="513.476035264501" calcext:value-type="float">
            <text:p>513,476035264501</text:p>
          </table:table-cell>
          <table:table-cell table:formula="of:=[.D127]-[.D115]" office:value-type="float" office:value="-51.9166666666666" calcext:value-type="float">
            <text:p>-51,9166666666666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528" calcext:value-type="float">
            <text:p>528</text:p>
          </table:table-cell>
          <table:table-cell table:formula="of:=COM.MICROSOFT.STDEV.S([.B117:.B128])" office:value-type="float" office:value="34.4471488022748" calcext:value-type="float">
            <text:p>34,4471488022748</text:p>
          </table:table-cell>
          <table:table-cell table:formula="of:=AVERAGE([.B117:.B128])" office:value-type="float" office:value="544.666666666667" calcext:value-type="float">
            <text:p>544,666666666667</text:p>
          </table:table-cell>
          <table:table-cell table:formula="of:=[.D128]-[.C128]" office:value-type="float" office:value="510.219517864392" calcext:value-type="float">
            <text:p>510,219517864392</text:p>
          </table:table-cell>
          <table:table-cell table:formula="of:=[.D128]-[.D116]" office:value-type="float" office:value="-50.6666666666666" calcext:value-type="float">
            <text:p>-50,6666666666666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536" calcext:value-type="float">
            <text:p>536</text:p>
          </table:table-cell>
          <table:table-cell table:formula="of:=COM.MICROSOFT.STDEV.S([.B118:.B129])" office:value-type="float" office:value="25.5657204202436" calcext:value-type="float">
            <text:p>25,5657204202436</text:p>
          </table:table-cell>
          <table:table-cell table:formula="of:=AVERAGE([.B118:.B129])" office:value-type="float" office:value="537.833333333333" calcext:value-type="float">
            <text:p>537,833333333333</text:p>
          </table:table-cell>
          <table:table-cell table:formula="of:=[.D129]-[.C129]" office:value-type="float" office:value="512.26761291309" calcext:value-type="float">
            <text:p>512,26761291309</text:p>
          </table:table-cell>
          <table:table-cell table:formula="of:=[.D129]-[.D117]" office:value-type="float" office:value="-51.5" calcext:value-type="float">
            <text:p>-51,5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83" calcext:value-type="float">
            <text:p>483</text:p>
          </table:table-cell>
          <table:table-cell table:formula="of:=COM.MICROSOFT.STDEV.S([.B119:.B130])" office:value-type="float" office:value="30.0316751972233" calcext:value-type="float">
            <text:p>30,0316751972233</text:p>
          </table:table-cell>
          <table:table-cell table:formula="of:=AVERAGE([.B119:.B130])" office:value-type="float" office:value="533.083333333333" calcext:value-type="float">
            <text:p>533,083333333333</text:p>
          </table:table-cell>
          <table:table-cell table:formula="of:=[.D130]-[.C130]" office:value-type="float" office:value="503.05165813611" calcext:value-type="float">
            <text:p>503,05165813611</text:p>
          </table:table-cell>
          <table:table-cell table:formula="of:=[.D130]-[.D118]" office:value-type="float" office:value="-51.8333333333334" calcext:value-type="float">
            <text:p>-51,8333333333334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490" calcext:value-type="float">
            <text:p>490</text:p>
          </table:table-cell>
          <table:table-cell table:formula="of:=COM.MICROSOFT.STDEV.S([.B120:.B131])" office:value-type="float" office:value="31.5791454007613" calcext:value-type="float">
            <text:p>31,5791454007613</text:p>
          </table:table-cell>
          <table:table-cell table:formula="of:=AVERAGE([.B120:.B131])" office:value-type="float" office:value="531.833333333333" calcext:value-type="float">
            <text:p>531,833333333333</text:p>
          </table:table-cell>
          <table:table-cell table:formula="of:=[.D131]-[.C131]" office:value-type="float" office:value="500.254187932572" calcext:value-type="float">
            <text:p>500,254187932572</text:p>
          </table:table-cell>
          <table:table-cell table:formula="of:=[.D131]-[.D119]" office:value-type="float" office:value="-51" calcext:value-type="float">
            <text:p>-51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477" calcext:value-type="float">
            <text:p>477</text:p>
          </table:table-cell>
          <table:table-cell table:formula="of:=COM.MICROSOFT.STDEV.S([.B121:.B132])" office:value-type="float" office:value="35.3307960781405" calcext:value-type="float">
            <text:p>35,3307960781405</text:p>
          </table:table-cell>
          <table:table-cell table:formula="of:=AVERAGE([.B121:.B132])" office:value-type="float" office:value="527.916666666667" calcext:value-type="float">
            <text:p>527,916666666667</text:p>
          </table:table-cell>
          <table:table-cell table:formula="of:=[.D132]-[.C132]" office:value-type="float" office:value="492.585870588526" calcext:value-type="float">
            <text:p>492,585870588526</text:p>
          </table:table-cell>
          <table:table-cell table:formula="of:=[.D132]-[.D120]" office:value-type="float" office:value="-50.8333333333334" calcext:value-type="float">
            <text:p>-50,8333333333334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11" calcext:value-type="float">
            <text:p>511</text:p>
          </table:table-cell>
          <table:table-cell table:formula="of:=COM.MICROSOFT.STDEV.S([.B122:.B133])" office:value-type="float" office:value="35.1873772133064" calcext:value-type="float">
            <text:p>35,1873772133064</text:p>
          </table:table-cell>
          <table:table-cell table:formula="of:=AVERAGE([.B122:.B133])" office:value-type="float" office:value="528.166666666667" calcext:value-type="float">
            <text:p>528,166666666667</text:p>
          </table:table-cell>
          <table:table-cell table:formula="of:=[.D133]-[.C133]" office:value-type="float" office:value="492.97928945336" calcext:value-type="float">
            <text:p>492,97928945336</text:p>
          </table:table-cell>
          <table:table-cell table:formula="of:=[.D133]-[.D121]" office:value-type="float" office:value="-46.1666666666666" calcext:value-type="float">
            <text:p>-46,1666666666666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79" calcext:value-type="float">
            <text:p>579</text:p>
          </table:table-cell>
          <table:table-cell table:formula="of:=COM.MICROSOFT.STDEV.S([.B123:.B134])" office:value-type="float" office:value="36.8052820649263" calcext:value-type="float">
            <text:p>36,8052820649263</text:p>
          </table:table-cell>
          <table:table-cell table:formula="of:=AVERAGE([.B123:.B134])" office:value-type="float" office:value="529.416666666667" calcext:value-type="float">
            <text:p>529,416666666667</text:p>
          </table:table-cell>
          <table:table-cell table:formula="of:=[.D134]-[.C134]" office:value-type="float" office:value="492.61138460174" calcext:value-type="float">
            <text:p>492,61138460174</text:p>
          </table:table-cell>
          <table:table-cell table:formula="of:=[.D134]-[.D122]" office:value-type="float" office:value="-42.25" calcext:value-type="float">
            <text:p>-42,25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41" calcext:value-type="float">
            <text:p>641</text:p>
          </table:table-cell>
          <table:table-cell table:formula="of:=COM.MICROSOFT.STDEV.S([.B124:.B135])" office:value-type="float" office:value="48.6574295924626" calcext:value-type="float">
            <text:p>48,6574295924626</text:p>
          </table:table-cell>
          <table:table-cell table:formula="of:=AVERAGE([.B124:.B135])" office:value-type="float" office:value="536.5" calcext:value-type="float">
            <text:p>536,5</text:p>
          </table:table-cell>
          <table:table-cell table:formula="of:=[.D135]-[.C135]" office:value-type="float" office:value="487.842570407537" calcext:value-type="float">
            <text:p>487,842570407537</text:p>
          </table:table-cell>
          <table:table-cell table:formula="of:=[.D135]-[.D123]" office:value-type="float" office:value="-30.3333333333333" calcext:value-type="float">
            <text:p>-30,3333333333333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503" calcext:value-type="float">
            <text:p>503</text:p>
          </table:table-cell>
          <table:table-cell table:formula="of:=COM.MICROSOFT.STDEV.S([.B125:.B136])" office:value-type="float" office:value="48.8910353064172" calcext:value-type="float">
            <text:p>48,8910353064172</text:p>
          </table:table-cell>
          <table:table-cell table:formula="of:=AVERAGE([.B125:.B136])" office:value-type="float" office:value="536.166666666667" calcext:value-type="float">
            <text:p>536,166666666667</text:p>
          </table:table-cell>
          <table:table-cell table:formula="of:=[.D136]-[.C136]" office:value-type="float" office:value="487.275631360249" calcext:value-type="float">
            <text:p>487,275631360249</text:p>
          </table:table-cell>
          <table:table-cell table:formula="of:=[.D136]-[.D124]" office:value-type="float" office:value="-29.25" calcext:value-type="float">
            <text:p>-29,25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540" calcext:value-type="float">
            <text:p>540</text:p>
          </table:table-cell>
          <table:table-cell table:formula="of:=COM.MICROSOFT.STDEV.S([.B126:.B137])" office:value-type="float" office:value="45.9268192592599" calcext:value-type="float">
            <text:p>45,9268192592599</text:p>
          </table:table-cell>
          <table:table-cell table:formula="of:=AVERAGE([.B126:.B137])" office:value-type="float" office:value="532" calcext:value-type="float">
            <text:p>532</text:p>
          </table:table-cell>
          <table:table-cell table:formula="of:=[.D137]-[.C137]" office:value-type="float" office:value="486.07318074074" calcext:value-type="float">
            <text:p>486,07318074074</text:p>
          </table:table-cell>
          <table:table-cell table:formula="of:=[.D137]-[.D125]" office:value-type="float" office:value="-30.9166666666666" calcext:value-type="float">
            <text:p>-30,9166666666666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479" calcext:value-type="float">
            <text:p>479</text:p>
          </table:table-cell>
          <table:table-cell table:formula="of:=COM.MICROSOFT.STDEV.S([.B127:.B138])" office:value-type="float" office:value="48.1615809415335" calcext:value-type="float">
            <text:p>48,1615809415335</text:p>
          </table:table-cell>
          <table:table-cell table:formula="of:=AVERAGE([.B127:.B138])" office:value-type="float" office:value="526.583333333333" calcext:value-type="float">
            <text:p>526,583333333333</text:p>
          </table:table-cell>
          <table:table-cell table:formula="of:=[.D138]-[.C138]" office:value-type="float" office:value="478.4217523918" calcext:value-type="float">
            <text:p>478,4217523918</text:p>
          </table:table-cell>
          <table:table-cell table:formula="of:=[.D138]-[.D126]" office:value-type="float" office:value="-31.5833333333334" calcext:value-type="float">
            <text:p>-31,5833333333334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507" calcext:value-type="float">
            <text:p>507</text:p>
          </table:table-cell>
          <table:table-cell table:formula="of:=COM.MICROSOFT.STDEV.S([.B128:.B139])" office:value-type="float" office:value="47.7528358669235" calcext:value-type="float">
            <text:p>47,7528358669235</text:p>
          </table:table-cell>
          <table:table-cell table:formula="of:=AVERAGE([.B128:.B139])" office:value-type="float" office:value="522.833333333333" calcext:value-type="float">
            <text:p>522,833333333333</text:p>
          </table:table-cell>
          <table:table-cell table:formula="of:=[.D139]-[.C139]" office:value-type="float" office:value="475.08049746641" calcext:value-type="float">
            <text:p>475,08049746641</text:p>
          </table:table-cell>
          <table:table-cell table:formula="of:=[.D139]-[.D127]" office:value-type="float" office:value="-27.1666666666667" calcext:value-type="float">
            <text:p>-27,1666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19" calcext:value-type="float">
            <text:p>519</text:p>
          </table:table-cell>
          <table:table-cell table:formula="of:=COM.MICROSOFT.STDEV.S([.B129:.B140])" office:value-type="float" office:value="47.7349849468792" calcext:value-type="float">
            <text:p>47,7349849468792</text:p>
          </table:table-cell>
          <table:table-cell table:formula="of:=AVERAGE([.B129:.B140])" office:value-type="float" office:value="522.083333333333" calcext:value-type="float">
            <text:p>522,083333333333</text:p>
          </table:table-cell>
          <table:table-cell table:formula="of:=[.D140]-[.C140]" office:value-type="float" office:value="474.348348386454" calcext:value-type="float">
            <text:p>474,348348386454</text:p>
          </table:table-cell>
          <table:table-cell table:formula="of:=[.D140]-[.D128]" office:value-type="float" office:value="-22.5833333333334" calcext:value-type="float">
            <text:p>-22,5833333333334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51" calcext:value-type="float">
            <text:p>551</text:p>
          </table:table-cell>
          <table:table-cell table:formula="of:=COM.MICROSOFT.STDEV.S([.B130:.B141])" office:value-type="float" office:value="48.3252866865095" calcext:value-type="float">
            <text:p>48,3252866865095</text:p>
          </table:table-cell>
          <table:table-cell table:formula="of:=AVERAGE([.B130:.B141])" office:value-type="float" office:value="523.333333333333" calcext:value-type="float">
            <text:p>523,333333333333</text:p>
          </table:table-cell>
          <table:table-cell table:formula="of:=[.D141]-[.C141]" office:value-type="float" office:value="475.008046646824" calcext:value-type="float">
            <text:p>475,008046646824</text:p>
          </table:table-cell>
          <table:table-cell table:formula="of:=[.D141]-[.D129]" office:value-type="float" office:value="-14.5" calcext:value-type="float">
            <text:p>-14,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23" calcext:value-type="float">
            <text:p>423</text:p>
          </table:table-cell>
          <table:table-cell table:formula="of:=COM.MICROSOFT.STDEV.S([.B131:.B142])" office:value-type="float" office:value="55.4556880160488" calcext:value-type="float">
            <text:p>55,4556880160488</text:p>
          </table:table-cell>
          <table:table-cell table:formula="of:=AVERAGE([.B131:.B142])" office:value-type="float" office:value="518.333333333333" calcext:value-type="float">
            <text:p>518,333333333333</text:p>
          </table:table-cell>
          <table:table-cell table:formula="of:=[.D142]-[.C142]" office:value-type="float" office:value="462.877645317284" calcext:value-type="float">
            <text:p>462,877645317284</text:p>
          </table:table-cell>
          <table:table-cell table:formula="of:=[.D142]-[.D130]" office:value-type="float" office:value="-14.75" calcext:value-type="float">
            <text:p>-14,75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12" calcext:value-type="float">
            <text:p>412</text:p>
          </table:table-cell>
          <table:table-cell table:formula="of:=COM.MICROSOFT.STDEV.S([.B132:.B143])" office:value-type="float" office:value="63.1201355761497" calcext:value-type="float">
            <text:p>63,1201355761497</text:p>
          </table:table-cell>
          <table:table-cell table:formula="of:=AVERAGE([.B132:.B143])" office:value-type="float" office:value="511.833333333333" calcext:value-type="float">
            <text:p>511,833333333333</text:p>
          </table:table-cell>
          <table:table-cell table:formula="of:=[.D143]-[.C143]" office:value-type="float" office:value="448.713197757184" calcext:value-type="float">
            <text:p>448,713197757184</text:p>
          </table:table-cell>
          <table:table-cell table:formula="of:=[.D143]-[.D131]" office:value-type="float" office:value="-20" calcext:value-type="float">
            <text:p>-20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42" calcext:value-type="float">
            <text:p>442</text:p>
          </table:table-cell>
          <table:table-cell table:formula="of:=COM.MICROSOFT.STDEV.S([.B133:.B144])" office:value-type="float" office:value="65.6346060790458" calcext:value-type="float">
            <text:p>65,6346060790458</text:p>
          </table:table-cell>
          <table:table-cell table:formula="of:=AVERAGE([.B133:.B144])" office:value-type="float" office:value="508.916666666667" calcext:value-type="float">
            <text:p>508,916666666667</text:p>
          </table:table-cell>
          <table:table-cell table:formula="of:=[.D144]-[.C144]" office:value-type="float" office:value="443.282060587621" calcext:value-type="float">
            <text:p>443,282060587621</text:p>
          </table:table-cell>
          <table:table-cell table:formula="of:=[.D144]-[.D132]" office:value-type="float" office:value="-19" calcext:value-type="float">
            <text:p>-19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410" calcext:value-type="float">
            <text:p>410</text:p>
          </table:table-cell>
          <table:table-cell table:formula="of:=COM.MICROSOFT.STDEV.S([.B134:.B145])" office:value-type="float" office:value="71.5522695148608" calcext:value-type="float">
            <text:p>71,5522695148608</text:p>
          </table:table-cell>
          <table:table-cell table:formula="of:=AVERAGE([.B134:.B145])" office:value-type="float" office:value="500.5" calcext:value-type="float">
            <text:p>500,5</text:p>
          </table:table-cell>
          <table:table-cell table:formula="of:=[.D145]-[.C145]" office:value-type="float" office:value="428.947730485139" calcext:value-type="float">
            <text:p>428,947730485139</text:p>
          </table:table-cell>
          <table:table-cell table:formula="of:=[.D145]-[.D133]" office:value-type="float" office:value="-27.6666666666666" calcext:value-type="float">
            <text:p>-27,6666666666666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84" calcext:value-type="float">
            <text:p>484</text:p>
          </table:table-cell>
          <table:table-cell table:formula="of:=COM.MICROSOFT.STDEV.S([.B135:.B146])" office:value-type="float" office:value="67.2004577004615" calcext:value-type="float">
            <text:p>67,2004577004615</text:p>
          </table:table-cell>
          <table:table-cell table:formula="of:=AVERAGE([.B135:.B146])" office:value-type="float" office:value="492.583333333333" calcext:value-type="float">
            <text:p>492,583333333333</text:p>
          </table:table-cell>
          <table:table-cell table:formula="of:=[.D146]-[.C146]" office:value-type="float" office:value="425.382875632872" calcext:value-type="float">
            <text:p>425,382875632872</text:p>
          </table:table-cell>
          <table:table-cell table:formula="of:=[.D146]-[.D134]" office:value-type="float" office:value="-36.8333333333333" calcext:value-type="float">
            <text:p>-36,83333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40" calcext:value-type="float">
            <text:p>440</text:p>
          </table:table-cell>
          <table:table-cell table:formula="of:=COM.MICROSOFT.STDEV.S([.B136:.B147])" office:value-type="float" office:value="49.585249517341" calcext:value-type="float">
            <text:p>49,585249517341</text:p>
          </table:table-cell>
          <table:table-cell table:formula="of:=AVERAGE([.B136:.B147])" office:value-type="float" office:value="475.833333333333" calcext:value-type="float">
            <text:p>475,833333333333</text:p>
          </table:table-cell>
          <table:table-cell table:formula="of:=[.D147]-[.C147]" office:value-type="float" office:value="426.248083815992" calcext:value-type="float">
            <text:p>426,248083815992</text:p>
          </table:table-cell>
          <table:table-cell table:formula="of:=[.D147]-[.D135]" office:value-type="float" office:value="-60.6666666666667" calcext:value-type="float">
            <text:p>-60,666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15" calcext:value-type="float">
            <text:p>415</text:p>
          </table:table-cell>
          <table:table-cell table:formula="of:=COM.MICROSOFT.STDEV.S([.B137:.B148])" office:value-type="float" office:value="51.6658846470632" calcext:value-type="float">
            <text:p>51,6658846470632</text:p>
          </table:table-cell>
          <table:table-cell table:formula="of:=AVERAGE([.B137:.B148])" office:value-type="float" office:value="468.5" calcext:value-type="float">
            <text:p>468,5</text:p>
          </table:table-cell>
          <table:table-cell table:formula="of:=[.D148]-[.C148]" office:value-type="float" office:value="416.834115352937" calcext:value-type="float">
            <text:p>416,834115352937</text:p>
          </table:table-cell>
          <table:table-cell table:formula="of:=[.D148]-[.D136]" office:value-type="float" office:value="-67.6666666666666" calcext:value-type="float">
            <text:p>-67,6666666666666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520" calcext:value-type="float">
            <text:p>520</text:p>
          </table:table-cell>
          <table:table-cell table:formula="of:=COM.MICROSOFT.STDEV.S([.B138:.B149])" office:value-type="float" office:value="49.4236478792993" calcext:value-type="float">
            <text:p>49,4236478792993</text:p>
          </table:table-cell>
          <table:table-cell table:formula="of:=AVERAGE([.B138:.B149])" office:value-type="float" office:value="466.833333333333" calcext:value-type="float">
            <text:p>466,833333333333</text:p>
          </table:table-cell>
          <table:table-cell table:formula="of:=[.D149]-[.C149]" office:value-type="float" office:value="417.409685454034" calcext:value-type="float">
            <text:p>417,409685454034</text:p>
          </table:table-cell>
          <table:table-cell table:formula="of:=[.D149]-[.D137]" office:value-type="float" office:value="-65.1666666666667" calcext:value-type="float">
            <text:p>-65,1666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17" calcext:value-type="float">
            <text:p>417</text:p>
          </table:table-cell>
          <table:table-cell table:formula="of:=COM.MICROSOFT.STDEV.S([.B139:.B150])" office:value-type="float" office:value="51.2433292037001" calcext:value-type="float">
            <text:p>51,2433292037001</text:p>
          </table:table-cell>
          <table:table-cell table:formula="of:=AVERAGE([.B139:.B150])" office:value-type="float" office:value="461.666666666667" calcext:value-type="float">
            <text:p>461,666666666667</text:p>
          </table:table-cell>
          <table:table-cell table:formula="of:=[.D150]-[.C150]" office:value-type="float" office:value="410.423337462967" calcext:value-type="float">
            <text:p>410,423337462967</text:p>
          </table:table-cell>
          <table:table-cell table:formula="of:=[.D150]-[.D138]" office:value-type="float" office:value="-64.9166666666666" calcext:value-type="float">
            <text:p>-64,9166666666666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42" calcext:value-type="float">
            <text:p>442</text:p>
          </table:table-cell>
          <table:table-cell table:formula="of:=COM.MICROSOFT.STDEV.S([.B140:.B151])" office:value-type="float" office:value="49.418665961907" calcext:value-type="float">
            <text:p>49,418665961907</text:p>
          </table:table-cell>
          <table:table-cell table:formula="of:=AVERAGE([.B140:.B151])" office:value-type="float" office:value="456.25" calcext:value-type="float">
            <text:p>456,25</text:p>
          </table:table-cell>
          <table:table-cell table:formula="of:=[.D151]-[.C151]" office:value-type="float" office:value="406.831334038093" calcext:value-type="float">
            <text:p>406,831334038093</text:p>
          </table:table-cell>
          <table:table-cell table:formula="of:=[.D151]-[.D139]" office:value-type="float" office:value="-66.5833333333333" calcext:value-type="float">
            <text:p>-66,5833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07" calcext:value-type="float">
            <text:p>407</text:p>
          </table:table-cell>
          <table:table-cell table:formula="of:=COM.MICROSOFT.STDEV.S([.B141:.B152])" office:value-type="float" office:value="47.0076557272291" calcext:value-type="float">
            <text:p>47,0076557272291</text:p>
          </table:table-cell>
          <table:table-cell table:formula="of:=AVERAGE([.B141:.B152])" office:value-type="float" office:value="446.916666666667" calcext:value-type="float">
            <text:p>446,916666666667</text:p>
          </table:table-cell>
          <table:table-cell table:formula="of:=[.D152]-[.C152]" office:value-type="float" office:value="399.909010939438" calcext:value-type="float">
            <text:p>399,909010939438</text:p>
          </table:table-cell>
          <table:table-cell table:formula="of:=[.D152]-[.D140]" office:value-type="float" office:value="-75.1666666666666" calcext:value-type="float">
            <text:p>-75,1666666666666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415" calcext:value-type="float">
            <text:p>415</text:p>
          </table:table-cell>
          <table:table-cell table:formula="of:=COM.MICROSOFT.STDEV.S([.B142:.B153])" office:value-type="float" office:value="34.3126224676293" calcext:value-type="float">
            <text:p>34,3126224676293</text:p>
          </table:table-cell>
          <table:table-cell table:formula="of:=AVERAGE([.B142:.B153])" office:value-type="float" office:value="435.583333333333" calcext:value-type="float">
            <text:p>435,583333333333</text:p>
          </table:table-cell>
          <table:table-cell table:formula="of:=[.D153]-[.C153]" office:value-type="float" office:value="401.270710865704" calcext:value-type="float">
            <text:p>401,270710865704</text:p>
          </table:table-cell>
          <table:table-cell table:formula="of:=[.D153]-[.D141]" office:value-type="float" office:value="-87.75" calcext:value-type="float">
            <text:p>-87,75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80" calcext:value-type="float">
            <text:p>380</text:p>
          </table:table-cell>
          <table:table-cell table:formula="of:=COM.MICROSOFT.STDEV.S([.B143:.B154])" office:value-type="float" office:value="37.8129366992063" calcext:value-type="float">
            <text:p>37,8129366992063</text:p>
          </table:table-cell>
          <table:table-cell table:formula="of:=AVERAGE([.B143:.B154])" office:value-type="float" office:value="432" calcext:value-type="float">
            <text:p>432</text:p>
          </table:table-cell>
          <table:table-cell table:formula="of:=[.D154]-[.C154]" office:value-type="float" office:value="394.187063300794" calcext:value-type="float">
            <text:p>394,187063300794</text:p>
          </table:table-cell>
          <table:table-cell table:formula="of:=[.D154]-[.D142]" office:value-type="float" office:value="-86.3333333333333" calcext:value-type="float">
            <text:p>-86,333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57" calcext:value-type="float">
            <text:p>357</text:p>
          </table:table-cell>
          <table:table-cell table:formula="of:=COM.MICROSOFT.STDEV.S([.B144:.B155])" office:value-type="float" office:value="43.3808888238993" calcext:value-type="float">
            <text:p>43,3808888238993</text:p>
          </table:table-cell>
          <table:table-cell table:formula="of:=AVERAGE([.B144:.B155])" office:value-type="float" office:value="427.416666666667" calcext:value-type="float">
            <text:p>427,416666666667</text:p>
          </table:table-cell>
          <table:table-cell table:formula="of:=[.D155]-[.C155]" office:value-type="float" office:value="384.035777842767" calcext:value-type="float">
            <text:p>384,035777842767</text:p>
          </table:table-cell>
          <table:table-cell table:formula="of:=[.D155]-[.D143]" office:value-type="float" office:value="-84.4166666666667" calcext:value-type="float">
            <text:p>-84,41666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69" calcext:value-type="float">
            <text:p>369</text:p>
          </table:table-cell>
          <table:table-cell table:formula="of:=COM.MICROSOFT.STDEV.S([.B145:.B156])" office:value-type="float" office:value="46.1781792887533" calcext:value-type="float">
            <text:p>46,1781792887533</text:p>
          </table:table-cell>
          <table:table-cell table:formula="of:=AVERAGE([.B145:.B156])" office:value-type="float" office:value="421.333333333333" calcext:value-type="float">
            <text:p>421,333333333333</text:p>
          </table:table-cell>
          <table:table-cell table:formula="of:=[.D156]-[.C156]" office:value-type="float" office:value="375.15515404458" calcext:value-type="float">
            <text:p>375,15515404458</text:p>
          </table:table-cell>
          <table:table-cell table:formula="of:=[.D156]-[.D144]" office:value-type="float" office:value="-87.5833333333333" calcext:value-type="float">
            <text:p>-87,58333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77" calcext:value-type="float">
            <text:p>377</text:p>
          </table:table-cell>
          <table:table-cell table:formula="of:=COM.MICROSOFT.STDEV.S([.B146:.B157])" office:value-type="float" office:value="47.866211908028" calcext:value-type="float">
            <text:p>47,866211908028</text:p>
          </table:table-cell>
          <table:table-cell table:formula="of:=AVERAGE([.B146:.B157])" office:value-type="float" office:value="418.583333333333" calcext:value-type="float">
            <text:p>418,583333333333</text:p>
          </table:table-cell>
          <table:table-cell table:formula="of:=[.D157]-[.C157]" office:value-type="float" office:value="370.717121425305" calcext:value-type="float">
            <text:p>370,717121425305</text:p>
          </table:table-cell>
          <table:table-cell table:formula="of:=[.D157]-[.D145]" office:value-type="float" office:value="-81.9166666666667" calcext:value-type="float">
            <text:p>-81,916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08" calcext:value-type="float">
            <text:p>408</text:p>
          </table:table-cell>
          <table:table-cell table:formula="of:=COM.MICROSOFT.STDEV.S([.B147:.B158])" office:value-type="float" office:value="43.2269381499336" calcext:value-type="float">
            <text:p>43,2269381499336</text:p>
          </table:table-cell>
          <table:table-cell table:formula="of:=AVERAGE([.B147:.B158])" office:value-type="float" office:value="412.25" calcext:value-type="float">
            <text:p>412,25</text:p>
          </table:table-cell>
          <table:table-cell table:formula="of:=[.D158]-[.C158]" office:value-type="float" office:value="369.023061850066" calcext:value-type="float">
            <text:p>369,023061850066</text:p>
          </table:table-cell>
          <table:table-cell table:formula="of:=[.D158]-[.D146]" office:value-type="float" office:value="-80.3333333333333" calcext:value-type="float">
            <text:p>-80,33333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1" calcext:value-type="float">
            <text:p>381</text:p>
          </table:table-cell>
          <table:table-cell table:formula="of:=COM.MICROSOFT.STDEV.S([.B148:.B159])" office:value-type="float" office:value="43.138957995873" calcext:value-type="float">
            <text:p>43,138957995873</text:p>
          </table:table-cell>
          <table:table-cell table:formula="of:=AVERAGE([.B148:.B159])" office:value-type="float" office:value="407.333333333333" calcext:value-type="float">
            <text:p>407,333333333333</text:p>
          </table:table-cell>
          <table:table-cell table:formula="of:=[.D159]-[.C159]" office:value-type="float" office:value="364.19437533746" calcext:value-type="float">
            <text:p>364,19437533746</text:p>
          </table:table-cell>
          <table:table-cell table:formula="of:=[.D159]-[.D147]" office:value-type="float" office:value="-68.5" calcext:value-type="float">
            <text:p>-68,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50" calcext:value-type="float">
            <text:p>350</text:p>
          </table:table-cell>
          <table:table-cell table:formula="of:=COM.MICROSOFT.STDEV.S([.B149:.B160])" office:value-type="float" office:value="46.0700224625186" calcext:value-type="float">
            <text:p>46,0700224625186</text:p>
          </table:table-cell>
          <table:table-cell table:formula="of:=AVERAGE([.B149:.B160])" office:value-type="float" office:value="401.916666666667" calcext:value-type="float">
            <text:p>401,916666666667</text:p>
          </table:table-cell>
          <table:table-cell table:formula="of:=[.D160]-[.C160]" office:value-type="float" office:value="355.846644204148" calcext:value-type="float">
            <text:p>355,846644204148</text:p>
          </table:table-cell>
          <table:table-cell table:formula="of:=[.D160]-[.D148]" office:value-type="float" office:value="-66.5833333333334" calcext:value-type="float">
            <text:p>-66,5833333333334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17" calcext:value-type="float">
            <text:p>417</text:p>
          </table:table-cell>
          <table:table-cell table:formula="of:=COM.MICROSOFT.STDEV.S([.B150:.B161])" office:value-type="float" office:value="28.1984310760637" calcext:value-type="float">
            <text:p>28,1984310760637</text:p>
          </table:table-cell>
          <table:table-cell table:formula="of:=AVERAGE([.B150:.B161])" office:value-type="float" office:value="393.333333333333" calcext:value-type="float">
            <text:p>393,333333333333</text:p>
          </table:table-cell>
          <table:table-cell table:formula="of:=[.D161]-[.C161]" office:value-type="float" office:value="365.13490225727" calcext:value-type="float">
            <text:p>365,13490225727</text:p>
          </table:table-cell>
          <table:table-cell table:formula="of:=[.D161]-[.D149]" office:value-type="float" office:value="-73.5" calcext:value-type="float">
            <text:p>-73,5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51:.B162])" office:value-type="float" office:value="27.6975001606917" calcext:value-type="float">
            <text:p>27,6975001606917</text:p>
          </table:table-cell>
          <table:table-cell table:formula="of:=AVERAGE([.B151:.B162])" office:value-type="float" office:value="389.666666666667" calcext:value-type="float">
            <text:p>389,666666666667</text:p>
          </table:table-cell>
          <table:table-cell table:formula="of:=[.D162]-[.C162]" office:value-type="float" office:value="361.969166505975" calcext:value-type="float">
            <text:p>361,969166505975</text:p>
          </table:table-cell>
          <table:table-cell table:formula="of:=[.D162]-[.D150]" office:value-type="float" office:value="-72" calcext:value-type="float">
            <text:p>-72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26" calcext:value-type="float">
            <text:p>426</text:p>
          </table:table-cell>
          <table:table-cell table:formula="of:=COM.MICROSOFT.STDEV.S([.B152:.B163])" office:value-type="float" office:value="25.2238463411595" calcext:value-type="float">
            <text:p>25,2238463411595</text:p>
          </table:table-cell>
          <table:table-cell table:formula="of:=AVERAGE([.B152:.B163])" office:value-type="float" office:value="388.333333333333" calcext:value-type="float">
            <text:p>388,333333333333</text:p>
          </table:table-cell>
          <table:table-cell table:formula="of:=[.D163]-[.C163]" office:value-type="float" office:value="363.109486992174" calcext:value-type="float">
            <text:p>363,109486992174</text:p>
          </table:table-cell>
          <table:table-cell table:formula="of:=[.D163]-[.D151]" office:value-type="float" office:value="-67.9166666666667" calcext:value-type="float">
            <text:p>-67,916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394" calcext:value-type="float">
            <text:p>394</text:p>
          </table:table-cell>
          <table:table-cell table:formula="of:=COM.MICROSOFT.STDEV.S([.B153:.B164])" office:value-type="float" office:value="24.6212214452197" calcext:value-type="float">
            <text:p>24,6212214452197</text:p>
          </table:table-cell>
          <table:table-cell table:formula="of:=AVERAGE([.B153:.B164])" office:value-type="float" office:value="387.25" calcext:value-type="float">
            <text:p>387,25</text:p>
          </table:table-cell>
          <table:table-cell table:formula="of:=[.D164]-[.C164]" office:value-type="float" office:value="362.62877855478" calcext:value-type="float">
            <text:p>362,62877855478</text:p>
          </table:table-cell>
          <table:table-cell table:formula="of:=[.D164]-[.D152]" office:value-type="float" office:value="-59.6666666666666" calcext:value-type="float">
            <text:p>-59,6666666666666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373" calcext:value-type="float">
            <text:p>373</text:p>
          </table:table-cell>
          <table:table-cell table:formula="of:=COM.MICROSOFT.STDEV.S([.B154:.B165])" office:value-type="float" office:value="23.2657571238388" calcext:value-type="float">
            <text:p>23,2657571238388</text:p>
          </table:table-cell>
          <table:table-cell table:formula="of:=AVERAGE([.B154:.B165])" office:value-type="float" office:value="383.75" calcext:value-type="float">
            <text:p>383,75</text:p>
          </table:table-cell>
          <table:table-cell table:formula="of:=[.D165]-[.C165]" office:value-type="float" office:value="360.484242876161" calcext:value-type="float">
            <text:p>360,484242876161</text:p>
          </table:table-cell>
          <table:table-cell table:formula="of:=[.D165]-[.D153]" office:value-type="float" office:value="-51.8333333333333" calcext:value-type="float">
            <text:p>-51,833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358" calcext:value-type="float">
            <text:p>358</text:p>
          </table:table-cell>
          <table:table-cell table:formula="of:=COM.MICROSOFT.STDEV.S([.B155:.B166])" office:value-type="float" office:value="24.4259859141609" calcext:value-type="float">
            <text:p>24,4259859141609</text:p>
          </table:table-cell>
          <table:table-cell table:formula="of:=AVERAGE([.B155:.B166])" office:value-type="float" office:value="381.916666666667" calcext:value-type="float">
            <text:p>381,916666666667</text:p>
          </table:table-cell>
          <table:table-cell table:formula="of:=[.D166]-[.C166]" office:value-type="float" office:value="357.490680752506" calcext:value-type="float">
            <text:p>357,490680752506</text:p>
          </table:table-cell>
          <table:table-cell table:formula="of:=[.D166]-[.D154]" office:value-type="float" office:value="-50.0833333333334" calcext:value-type="float">
            <text:p>-50,0833333333334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335" calcext:value-type="float">
            <text:p>335</text:p>
          </table:table-cell>
          <table:table-cell table:formula="of:=COM.MICROSOFT.STDEV.S([.B156:.B167])" office:value-type="float" office:value="27.1409061727642" calcext:value-type="float">
            <text:p>27,1409061727642</text:p>
          </table:table-cell>
          <table:table-cell table:formula="of:=AVERAGE([.B156:.B167])" office:value-type="float" office:value="380.083333333333" calcext:value-type="float">
            <text:p>380,083333333333</text:p>
          </table:table-cell>
          <table:table-cell table:formula="of:=[.D167]-[.C167]" office:value-type="float" office:value="352.942427160569" calcext:value-type="float">
            <text:p>352,942427160569</text:p>
          </table:table-cell>
          <table:table-cell table:formula="of:=[.D167]-[.D155]" office:value-type="float" office:value="-47.3333333333333" calcext:value-type="float">
            <text:p>-47,3333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351" calcext:value-type="float">
            <text:p>351</text:p>
          </table:table-cell>
          <table:table-cell table:formula="of:=COM.MICROSOFT.STDEV.S([.B157:.B168])" office:value-type="float" office:value="28.282530211272" calcext:value-type="float">
            <text:p>28,282530211272</text:p>
          </table:table-cell>
          <table:table-cell table:formula="of:=AVERAGE([.B157:.B168])" office:value-type="float" office:value="378.583333333333" calcext:value-type="float">
            <text:p>378,583333333333</text:p>
          </table:table-cell>
          <table:table-cell table:formula="of:=[.D168]-[.C168]" office:value-type="float" office:value="350.300803122061" calcext:value-type="float">
            <text:p>350,300803122061</text:p>
          </table:table-cell>
          <table:table-cell table:formula="of:=[.D168]-[.D156]" office:value-type="float" office:value="-42.75" calcext:value-type="float">
            <text:p>-42,75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77" calcext:value-type="float">
            <text:p>377</text:p>
          </table:table-cell>
          <table:table-cell table:formula="of:=COM.MICROSOFT.STDEV.S([.B158:.B169])" office:value-type="float" office:value="28.282530211272" calcext:value-type="float">
            <text:p>28,282530211272</text:p>
          </table:table-cell>
          <table:table-cell table:formula="of:=AVERAGE([.B158:.B169])" office:value-type="float" office:value="378.583333333333" calcext:value-type="float">
            <text:p>378,583333333333</text:p>
          </table:table-cell>
          <table:table-cell table:formula="of:=[.D169]-[.C169]" office:value-type="float" office:value="350.300803122061" calcext:value-type="float">
            <text:p>350,300803122061</text:p>
          </table:table-cell>
          <table:table-cell table:formula="of:=[.D169]-[.D157]" office:value-type="float" office:value="-40" calcext:value-type="float">
            <text:p>-40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37" calcext:value-type="float">
            <text:p>437</text:p>
          </table:table-cell>
          <table:table-cell table:formula="of:=COM.MICROSOFT.STDEV.S([.B159:.B170])" office:value-type="float" office:value="32.0170409171571" calcext:value-type="float">
            <text:p>32,0170409171571</text:p>
          </table:table-cell>
          <table:table-cell table:formula="of:=AVERAGE([.B159:.B170])" office:value-type="float" office:value="381" calcext:value-type="float">
            <text:p>381</text:p>
          </table:table-cell>
          <table:table-cell table:formula="of:=[.D170]-[.C170]" office:value-type="float" office:value="348.982959082843" calcext:value-type="float">
            <text:p>348,982959082843</text:p>
          </table:table-cell>
          <table:table-cell table:formula="of:=[.D170]-[.D158]" office:value-type="float" office:value="-31.25" calcext:value-type="float">
            <text:p>-31,25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392" calcext:value-type="float">
            <text:p>392</text:p>
          </table:table-cell>
          <table:table-cell table:formula="of:=COM.MICROSOFT.STDEV.S([.B160:.B171])" office:value-type="float" office:value="32.1741238019661" calcext:value-type="float">
            <text:p>32,1741238019661</text:p>
          </table:table-cell>
          <table:table-cell table:formula="of:=AVERAGE([.B160:.B171])" office:value-type="float" office:value="381.916666666667" calcext:value-type="float">
            <text:p>381,916666666667</text:p>
          </table:table-cell>
          <table:table-cell table:formula="of:=[.D171]-[.C171]" office:value-type="float" office:value="349.742542864701" calcext:value-type="float">
            <text:p>349,742542864701</text:p>
          </table:table-cell>
          <table:table-cell table:formula="of:=[.D171]-[.D159]" office:value-type="float" office:value="-25.4166666666667" calcext:value-type="float">
            <text:p>-25,4166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61" calcext:value-type="float">
            <text:p>361</text:p>
          </table:table-cell>
          <table:table-cell table:formula="of:=COM.MICROSOFT.STDEV.S([.B161:.B172])" office:value-type="float" office:value="31.327691303769" calcext:value-type="float">
            <text:p>31,327691303769</text:p>
          </table:table-cell>
          <table:table-cell table:formula="of:=AVERAGE([.B161:.B172])" office:value-type="float" office:value="382.833333333333" calcext:value-type="float">
            <text:p>382,833333333333</text:p>
          </table:table-cell>
          <table:table-cell table:formula="of:=[.D172]-[.C172]" office:value-type="float" office:value="351.505642029564" calcext:value-type="float">
            <text:p>351,505642029564</text:p>
          </table:table-cell>
          <table:table-cell table:formula="of:=[.D172]-[.D160]" office:value-type="float" office:value="-19.0833333333333" calcext:value-type="float">
            <text:p>-19,083333333333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18" calcext:value-type="float">
            <text:p>418</text:p>
          </table:table-cell>
          <table:table-cell table:formula="of:=COM.MICROSOFT.STDEV.S([.B162:.B173])" office:value-type="float" office:value="31.4280081610289" calcext:value-type="float">
            <text:p>31,4280081610289</text:p>
          </table:table-cell>
          <table:table-cell table:formula="of:=AVERAGE([.B162:.B173])" office:value-type="float" office:value="382.916666666667" calcext:value-type="float">
            <text:p>382,916666666667</text:p>
          </table:table-cell>
          <table:table-cell table:formula="of:=[.D173]-[.C173]" office:value-type="float" office:value="351.488658505638" calcext:value-type="float">
            <text:p>351,488658505638</text:p>
          </table:table-cell>
          <table:table-cell table:formula="of:=[.D173]-[.D161]" office:value-type="float" office:value="-10.4166666666667" calcext:value-type="float">
            <text:p>-10,41666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401" calcext:value-type="float">
            <text:p>401</text:p>
          </table:table-cell>
          <table:table-cell table:formula="of:=COM.MICROSOFT.STDEV.S([.B163:.B174])" office:value-type="float" office:value="31.6633570838309" calcext:value-type="float">
            <text:p>31,6633570838309</text:p>
          </table:table-cell>
          <table:table-cell table:formula="of:=AVERAGE([.B163:.B174])" office:value-type="float" office:value="385.25" calcext:value-type="float">
            <text:p>385,25</text:p>
          </table:table-cell>
          <table:table-cell table:formula="of:=[.D174]-[.C174]" office:value-type="float" office:value="353.586642916169" calcext:value-type="float">
            <text:p>353,586642916169</text:p>
          </table:table-cell>
          <table:table-cell table:formula="of:=[.D174]-[.D162]" office:value-type="float" office:value="-4.41666666666663" calcext:value-type="float">
            <text:p>-4,4166666666666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88" calcext:value-type="float">
            <text:p>388</text:p>
          </table:table-cell>
          <table:table-cell table:formula="of:=COM.MICROSOFT.STDEV.S([.B164:.B175])" office:value-type="float" office:value="29.0061383263278" calcext:value-type="float">
            <text:p>29,0061383263278</text:p>
          </table:table-cell>
          <table:table-cell table:formula="of:=AVERAGE([.B164:.B175])" office:value-type="float" office:value="382.083333333333" calcext:value-type="float">
            <text:p>382,083333333333</text:p>
          </table:table-cell>
          <table:table-cell table:formula="of:=[.D175]-[.C175]" office:value-type="float" office:value="353.077195007006" calcext:value-type="float">
            <text:p>353,077195007006</text:p>
          </table:table-cell>
          <table:table-cell table:formula="of:=[.D175]-[.D163]" office:value-type="float" office:value="-6.25" calcext:value-type="float">
            <text:p>-6,25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375" calcext:value-type="float">
            <text:p>375</text:p>
          </table:table-cell>
          <table:table-cell table:formula="of:=COM.MICROSOFT.STDEV.S([.B165:.B176])" office:value-type="float" office:value="28.8144534439355" calcext:value-type="float">
            <text:p>28,8144534439355</text:p>
          </table:table-cell>
          <table:table-cell table:formula="of:=AVERAGE([.B165:.B176])" office:value-type="float" office:value="380.5" calcext:value-type="float">
            <text:p>380,5</text:p>
          </table:table-cell>
          <table:table-cell table:formula="of:=[.D176]-[.C176]" office:value-type="float" office:value="351.685546556064" calcext:value-type="float">
            <text:p>351,685546556064</text:p>
          </table:table-cell>
          <table:table-cell table:formula="of:=[.D176]-[.D164]" office:value-type="float" office:value="-6.75" calcext:value-type="float">
            <text:p>-6,75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386" calcext:value-type="float">
            <text:p>386</text:p>
          </table:table-cell>
          <table:table-cell table:formula="of:=COM.MICROSOFT.STDEV.S([.B166:.B177])" office:value-type="float" office:value="28.7511528095621" calcext:value-type="float">
            <text:p>28,7511528095621</text:p>
          </table:table-cell>
          <table:table-cell table:formula="of:=AVERAGE([.B166:.B177])" office:value-type="float" office:value="381.583333333333" calcext:value-type="float">
            <text:p>381,583333333333</text:p>
          </table:table-cell>
          <table:table-cell table:formula="of:=[.D177]-[.C177]" office:value-type="float" office:value="352.832180523771" calcext:value-type="float">
            <text:p>352,832180523771</text:p>
          </table:table-cell>
          <table:table-cell table:formula="of:=[.D177]-[.D165]" office:value-type="float" office:value="-2.16666666666669" calcext:value-type="float">
            <text:p>-2,16666666666669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323" calcext:value-type="float">
            <text:p>323</text:p>
          </table:table-cell>
          <table:table-cell table:formula="of:=COM.MICROSOFT.STDEV.S([.B167:.B178])" office:value-type="float" office:value="32.8449064359739" calcext:value-type="float">
            <text:p>32,8449064359739</text:p>
          </table:table-cell>
          <table:table-cell table:formula="of:=AVERAGE([.B167:.B178])" office:value-type="float" office:value="378.666666666667" calcext:value-type="float">
            <text:p>378,666666666667</text:p>
          </table:table-cell>
          <table:table-cell table:formula="of:=[.D178]-[.C178]" office:value-type="float" office:value="345.821760230693" calcext:value-type="float">
            <text:p>345,821760230693</text:p>
          </table:table-cell>
          <table:table-cell table:formula="of:=[.D178]-[.D166]" office:value-type="float" office:value="-3.25" calcext:value-type="float">
            <text:p>-3,25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82" calcext:value-type="float">
            <text:p>282</text:p>
          </table:table-cell>
          <table:table-cell table:formula="of:=COM.MICROSOFT.STDEV.S([.B168:.B179])" office:value-type="float" office:value="41.6372320274666" calcext:value-type="float">
            <text:p>41,6372320274666</text:p>
          </table:table-cell>
          <table:table-cell table:formula="of:=AVERAGE([.B168:.B179])" office:value-type="float" office:value="374.25" calcext:value-type="float">
            <text:p>374,25</text:p>
          </table:table-cell>
          <table:table-cell table:formula="of:=[.D179]-[.C179]" office:value-type="float" office:value="332.612767972533" calcext:value-type="float">
            <text:p>332,612767972533</text:p>
          </table:table-cell>
          <table:table-cell table:formula="of:=[.D179]-[.D167]" office:value-type="float" office:value="-5.83333333333331" calcext:value-type="float">
            <text:p>-5,83333333333331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346" calcext:value-type="float">
            <text:p>346</text:p>
          </table:table-cell>
          <table:table-cell table:formula="of:=COM.MICROSOFT.STDEV.S([.B169:.B180])" office:value-type="float" office:value="41.915137932241" calcext:value-type="float">
            <text:p>41,915137932241</text:p>
          </table:table-cell>
          <table:table-cell table:formula="of:=AVERAGE([.B169:.B180])" office:value-type="float" office:value="373.833333333333" calcext:value-type="float">
            <text:p>373,833333333333</text:p>
          </table:table-cell>
          <table:table-cell table:formula="of:=[.D180]-[.C180]" office:value-type="float" office:value="331.918195401092" calcext:value-type="float">
            <text:p>331,918195401092</text:p>
          </table:table-cell>
          <table:table-cell table:formula="of:=[.D180]-[.D168]" office:value-type="float" office:value="-4.75" calcext:value-type="float">
            <text:p>-4,75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372" calcext:value-type="float">
            <text:p>372</text:p>
          </table:table-cell>
          <table:table-cell table:formula="of:=COM.MICROSOFT.STDEV.S([.B170:.B181])" office:value-type="float" office:value="41.9056479884673" calcext:value-type="float">
            <text:p>41,9056479884673</text:p>
          </table:table-cell>
          <table:table-cell table:formula="of:=AVERAGE([.B170:.B181])" office:value-type="float" office:value="373.416666666667" calcext:value-type="float">
            <text:p>373,416666666667</text:p>
          </table:table-cell>
          <table:table-cell table:formula="of:=[.D181]-[.C181]" office:value-type="float" office:value="331.511018678199" calcext:value-type="float">
            <text:p>331,511018678199</text:p>
          </table:table-cell>
          <table:table-cell table:formula="of:=[.D181]-[.D169]" office:value-type="float" office:value="-5.16666666666669" calcext:value-type="float">
            <text:p>-5,16666666666669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38" calcext:value-type="float">
            <text:p>338</text:p>
          </table:table-cell>
          <table:table-cell table:formula="of:=COM.MICROSOFT.STDEV.S([.B171:.B182])" office:value-type="float" office:value="37.7932974657324" calcext:value-type="float">
            <text:p>37,7932974657324</text:p>
          </table:table-cell>
          <table:table-cell table:formula="of:=AVERAGE([.B171:.B182])" office:value-type="float" office:value="365.166666666667" calcext:value-type="float">
            <text:p>365,166666666667</text:p>
          </table:table-cell>
          <table:table-cell table:formula="of:=[.D182]-[.C182]" office:value-type="float" office:value="327.373369200934" calcext:value-type="float">
            <text:p>327,373369200934</text:p>
          </table:table-cell>
          <table:table-cell table:formula="of:=[.D182]-[.D170]" office:value-type="float" office:value="-15.8333333333334" calcext:value-type="float">
            <text:p>-15,8333333333334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361" calcext:value-type="float">
            <text:p>361</text:p>
          </table:table-cell>
          <table:table-cell table:formula="of:=COM.MICROSOFT.STDEV.S([.B172:.B183])" office:value-type="float" office:value="36.8398458523409" calcext:value-type="float">
            <text:p>36,8398458523409</text:p>
          </table:table-cell>
          <table:table-cell table:formula="of:=AVERAGE([.B172:.B183])" office:value-type="float" office:value="362.583333333333" calcext:value-type="float">
            <text:p>362,583333333333</text:p>
          </table:table-cell>
          <table:table-cell table:formula="of:=[.D183]-[.C183]" office:value-type="float" office:value="325.743487480992" calcext:value-type="float">
            <text:p>325,743487480992</text:p>
          </table:table-cell>
          <table:table-cell table:formula="of:=[.D183]-[.D171]" office:value-type="float" office:value="-19.3333333333333" calcext:value-type="float">
            <text:p>-19,3333333333333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312" calcext:value-type="float">
            <text:p>312</text:p>
          </table:table-cell>
          <table:table-cell table:formula="of:=COM.MICROSOFT.STDEV.S([.B173:.B184])" office:value-type="float" office:value="39.6404293160863" calcext:value-type="float">
            <text:p>39,6404293160863</text:p>
          </table:table-cell>
          <table:table-cell table:formula="of:=AVERAGE([.B173:.B184])" office:value-type="float" office:value="358.5" calcext:value-type="float">
            <text:p>358,5</text:p>
          </table:table-cell>
          <table:table-cell table:formula="of:=[.D184]-[.C184]" office:value-type="float" office:value="318.859570683914" calcext:value-type="float">
            <text:p>318,859570683914</text:p>
          </table:table-cell>
          <table:table-cell table:formula="of:=[.D184]-[.D172]" office:value-type="float" office:value="-24.3333333333333" calcext:value-type="float">
            <text:p>-24,3333333333333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420" calcext:value-type="float">
            <text:p>420</text:p>
          </table:table-cell>
          <table:table-cell table:formula="of:=COM.MICROSOFT.STDEV.S([.B174:.B185])" office:value-type="float" office:value="39.9165796797939" calcext:value-type="float">
            <text:p>39,9165796797939</text:p>
          </table:table-cell>
          <table:table-cell table:formula="of:=AVERAGE([.B174:.B185])" office:value-type="float" office:value="358.666666666667" calcext:value-type="float">
            <text:p>358,666666666667</text:p>
          </table:table-cell>
          <table:table-cell table:formula="of:=[.D185]-[.C185]" office:value-type="float" office:value="318.750086986873" calcext:value-type="float">
            <text:p>318,750086986873</text:p>
          </table:table-cell>
          <table:table-cell table:formula="of:=[.D185]-[.D173]" office:value-type="float" office:value="-24.25" calcext:value-type="float">
            <text:p>-24,25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348" calcext:value-type="float">
            <text:p>348</text:p>
          </table:table-cell>
          <table:table-cell table:formula="of:=COM.MICROSOFT.STDEV.S([.B175:.B186])" office:value-type="float" office:value="37.6759508536583" calcext:value-type="float">
            <text:p>37,6759508536583</text:p>
          </table:table-cell>
          <table:table-cell table:formula="of:=AVERAGE([.B175:.B186])" office:value-type="float" office:value="354.25" calcext:value-type="float">
            <text:p>354,25</text:p>
          </table:table-cell>
          <table:table-cell table:formula="of:=[.D186]-[.C186]" office:value-type="float" office:value="316.574049146342" calcext:value-type="float">
            <text:p>316,574049146342</text:p>
          </table:table-cell>
          <table:table-cell table:formula="of:=[.D186]-[.D174]" office:value-type="float" office:value="-31" calcext:value-type="float">
            <text:p>-31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406" calcext:value-type="float">
            <text:p>406</text:p>
          </table:table-cell>
          <table:table-cell table:formula="of:=COM.MICROSOFT.STDEV.S([.B176:.B187])" office:value-type="float" office:value="39.457975343165" calcext:value-type="float">
            <text:p>39,457975343165</text:p>
          </table:table-cell>
          <table:table-cell table:formula="of:=AVERAGE([.B176:.B187])" office:value-type="float" office:value="355.75" calcext:value-type="float">
            <text:p>355,75</text:p>
          </table:table-cell>
          <table:table-cell table:formula="of:=[.D187]-[.C187]" office:value-type="float" office:value="316.292024656835" calcext:value-type="float">
            <text:p>316,292024656835</text:p>
          </table:table-cell>
          <table:table-cell table:formula="of:=[.D187]-[.D175]" office:value-type="float" office:value="-26.3333333333333" calcext:value-type="float">
            <text:p>-26,3333333333333</text:p>
          </table:table-cell>
        </table:table-row>
      </table:table>
      <table:table table:name="Editors &gt;10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ditors &gt;100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/>
          <table:table-cell table:formula="of:=COM.MICROSOFT.STDEV.S([.B2:.B13])" office:value-type="float" office:value="0" calcext:value-type="float">
            <text:p>0</text:p>
          </table:table-cell>
          <table:table-cell table:formula="of:=AVERAGE([.B2:.B13])" office:value-type="float" office:value="1" calcext:value-type="float">
            <text:p>1</text:p>
          </table:table-cell>
          <table:table-cell table:formula="of:=[.D13]-[.C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/>
          <table:table-cell table:formula="of:=COM.MICROSOFT.STDEV.S([.B3:.B14])" office:value-type="float" office:value="0" calcext:value-type="float">
            <text:p>0</text:p>
          </table:table-cell>
          <table:table-cell table:formula="of:=AVERAGE([.B3:.B14])" office:value-type="float" office:value="1" calcext:value-type="float">
            <text:p>1</text:p>
          </table:table-cell>
          <table:table-cell table:formula="of:=[.D14]-[.C1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/>
          <table:table-cell table:formula="of:=COM.MICROSOFT.STDEV.S([.B4:.B15])" office:value-type="float" office:value="0" calcext:value-type="float">
            <text:p>0</text:p>
          </table:table-cell>
          <table:table-cell table:formula="of:=AVERAGE([.B4:.B15])" office:value-type="float" office:value="1" calcext:value-type="float">
            <text:p>1</text:p>
          </table:table-cell>
          <table:table-cell table:formula="of:=[.D15]-[.C1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/>
          <table:table-cell table:formula="of:=COM.MICROSOFT.STDEV.S([.B5:.B16])" office:value-type="float" office:value="0" calcext:value-type="float">
            <text:p>0</text:p>
          </table:table-cell>
          <table:table-cell table:formula="of:=AVERAGE([.B5:.B16])" office:value-type="float" office:value="1" calcext:value-type="float">
            <text:p>1</text:p>
          </table:table-cell>
          <table:table-cell table:formula="of:=[.D16]-[.C1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/>
          <table:table-cell table:formula="of:=COM.MICROSOFT.STDEV.S([.B6:.B17])" office:value-type="float" office:value="0" calcext:value-type="float">
            <text:p>0</text:p>
          </table:table-cell>
          <table:table-cell table:formula="of:=AVERAGE([.B6:.B17])" office:value-type="float" office:value="1" calcext:value-type="float">
            <text:p>1</text:p>
          </table:table-cell>
          <table:table-cell table:formula="of:=[.D17]-[.C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/>
          <table:table-cell table:formula="of:=COM.MICROSOFT.STDEV.S([.B7:.B18])" office:value-type="string" office:string-value="" calcext:value-type="error">
            <text:p>#DIV/0!</text:p>
          </table:table-cell>
          <table:table-cell table:formula="of:=AVERAGE([.B7:.B18])" office:value-type="float" office:value="1" calcext:value-type="float">
            <text:p>1</text:p>
          </table:table-cell>
          <table:table-cell table:formula="of:=[.D18]-[.C1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table:formula="of:=COM.MICROSOFT.STDEV.S([.B8:.B19])" office:value-type="string" office:string-value="" calcext:value-type="error">
            <text:p>#DIV/0!</text:p>
          </table:table-cell>
          <table:table-cell table:formula="of:=AVERAGE([.B8:.B19])" office:value-type="string" office:string-value="" calcext:value-type="error">
            <text:p>#NUM!</text:p>
          </table:table-cell>
          <table:table-cell table:formula="of:=[.D19]-[.C19]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/>
          <table:table-cell table:formula="of:=COM.MICROSOFT.STDEV.S([.B9:.B20])" office:value-type="string" office:string-value="" calcext:value-type="error">
            <text:p>#DIV/0!</text:p>
          </table:table-cell>
          <table:table-cell table:formula="of:=AVERAGE([.B9:.B20])" office:value-type="string" office:string-value="" calcext:value-type="error">
            <text:p>#NUM!</text:p>
          </table:table-cell>
          <table:table-cell table:formula="of:=[.D20]-[.C20]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/>
          <table:table-cell table:formula="of:=COM.MICROSOFT.STDEV.S([.B10:.B21])" office:value-type="string" office:string-value="" calcext:value-type="error">
            <text:p>#DIV/0!</text:p>
          </table:table-cell>
          <table:table-cell table:formula="of:=AVERAGE([.B10:.B21])" office:value-type="string" office:string-value="" calcext:value-type="error">
            <text:p>#NUM!</text:p>
          </table:table-cell>
          <table:table-cell table:formula="of:=[.D21]-[.C21]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/>
          <table:table-cell table:formula="of:=COM.MICROSOFT.STDEV.S([.B11:.B22])" office:value-type="string" office:string-value="" calcext:value-type="error">
            <text:p>#DIV/0!</text:p>
          </table:table-cell>
          <table:table-cell table:formula="of:=AVERAGE([.B11:.B22])" office:value-type="string" office:string-value="" calcext:value-type="error">
            <text:p>#NUM!</text:p>
          </table:table-cell>
          <table:table-cell table:formula="of:=[.D22]-[.C22]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/>
          <table:table-cell table:formula="of:=COM.MICROSOFT.STDEV.S([.B12:.B23])" office:value-type="string" office:string-value="" calcext:value-type="error">
            <text:p>#DIV/0!</text:p>
          </table:table-cell>
          <table:table-cell table:formula="of:=AVERAGE([.B12:.B23])" office:value-type="string" office:string-value="" calcext:value-type="error">
            <text:p>#NUM!</text:p>
          </table:table-cell>
          <table:table-cell table:formula="of:=[.D23]-[.C23]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/>
          <table:table-cell table:formula="of:=COM.MICROSOFT.STDEV.S([.B13:.B24])" office:value-type="string" office:string-value="" calcext:value-type="error">
            <text:p>#DIV/0!</text:p>
          </table:table-cell>
          <table:table-cell table:formula="of:=AVERAGE([.B13:.B24])" office:value-type="string" office:string-value="" calcext:value-type="error">
            <text:p>#NUM!</text:p>
          </table:table-cell>
          <table:table-cell table:formula="of:=[.D24]-[.C24]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/>
          <table:table-cell table:formula="of:=COM.MICROSOFT.STDEV.S([.B14:.B25])" office:value-type="string" office:string-value="" calcext:value-type="error">
            <text:p>#DIV/0!</text:p>
          </table:table-cell>
          <table:table-cell table:formula="of:=AVERAGE([.B14:.B25])" office:value-type="string" office:string-value="" calcext:value-type="error">
            <text:p>#NUM!</text:p>
          </table:table-cell>
          <table:table-cell table:formula="of:=[.D25]-[.C25]" office:value-type="string" office:string-value="" calcext:value-type="error">
            <text:p>#NUM!</text:p>
          </table:table-cell>
          <table:table-cell table:formula="of:=[.D25]-[.D13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/>
          <table:table-cell table:formula="of:=COM.MICROSOFT.STDEV.S([.B15:.B26])" office:value-type="string" office:string-value="" calcext:value-type="error">
            <text:p>#DIV/0!</text:p>
          </table:table-cell>
          <table:table-cell table:formula="of:=AVERAGE([.B15:.B26])" office:value-type="string" office:string-value="" calcext:value-type="error">
            <text:p>#NUM!</text:p>
          </table:table-cell>
          <table:table-cell table:formula="of:=[.D26]-[.C26]" office:value-type="string" office:string-value="" calcext:value-type="error">
            <text:p>#NUM!</text:p>
          </table:table-cell>
          <table:table-cell table:formula="of:=[.D26]-[.D14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/>
          <table:table-cell table:formula="of:=COM.MICROSOFT.STDEV.S([.B16:.B27])" office:value-type="string" office:string-value="" calcext:value-type="error">
            <text:p>#DIV/0!</text:p>
          </table:table-cell>
          <table:table-cell table:formula="of:=AVERAGE([.B16:.B27])" office:value-type="string" office:string-value="" calcext:value-type="error">
            <text:p>#NUM!</text:p>
          </table:table-cell>
          <table:table-cell table:formula="of:=[.D27]-[.C27]" office:value-type="string" office:string-value="" calcext:value-type="error">
            <text:p>#NUM!</text:p>
          </table:table-cell>
          <table:table-cell table:formula="of:=[.D27]-[.D15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3" calcext:value-type="float">
            <text:p>3</text:p>
          </table:table-cell>
          <table:table-cell table:formula="of:=COM.MICROSOFT.STDEV.S([.B17:.B28])" office:value-type="string" office:string-value="" calcext:value-type="error">
            <text:p>#DIV/0!</text:p>
          </table:table-cell>
          <table:table-cell table:formula="of:=AVERAGE([.B17:.B28])" office:value-type="float" office:value="3" calcext:value-type="float">
            <text:p>3</text:p>
          </table:table-cell>
          <table:table-cell table:formula="of:=[.D28]-[.C28]" office:value-type="string" office:string-value="" calcext:value-type="error">
            <text:p>#DIV/0!</text:p>
          </table:table-cell>
          <table:table-cell table:formula="of:=[.D28]-[.D16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6" calcext:value-type="float">
            <text:p>6</text:p>
          </table:table-cell>
          <table:table-cell table:formula="of:=COM.MICROSOFT.STDEV.S([.B18:.B29])" office:value-type="float" office:value="2.12132034355964" calcext:value-type="float">
            <text:p>2,12132034355964</text:p>
          </table:table-cell>
          <table:table-cell table:formula="of:=AVERAGE([.B18:.B29])" office:value-type="float" office:value="4.5" calcext:value-type="float">
            <text:p>4,5</text:p>
          </table:table-cell>
          <table:table-cell table:formula="of:=[.D29]-[.C29]" office:value-type="float" office:value="2.37867965644036" calcext:value-type="float">
            <text:p>2,37867965644036</text:p>
          </table:table-cell>
          <table:table-cell table:formula="of:=[.D29]-[.D17]" office:value-type="float" office:value="3.5" calcext:value-type="float">
            <text:p>3,5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5" calcext:value-type="float">
            <text:p>5</text:p>
          </table:table-cell>
          <table:table-cell table:formula="of:=COM.MICROSOFT.STDEV.S([.B19:.B30])" office:value-type="float" office:value="1.52752523165195" calcext:value-type="float">
            <text:p>1,52752523165195</text:p>
          </table:table-cell>
          <table:table-cell table:formula="of:=AVERAGE([.B19:.B30])" office:value-type="float" office:value="4.66666666666667" calcext:value-type="float">
            <text:p>4,66666666666667</text:p>
          </table:table-cell>
          <table:table-cell table:formula="of:=[.D30]-[.C30]" office:value-type="float" office:value="3.13914143501472" calcext:value-type="float">
            <text:p>3,13914143501472</text:p>
          </table:table-cell>
          <table:table-cell table:formula="of:=[.D30]-[.D18]" office:value-type="float" office:value="3.66666666666667" calcext:value-type="float">
            <text:p>3,66666666666667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5" calcext:value-type="float">
            <text:p>5</text:p>
          </table:table-cell>
          <table:table-cell table:formula="of:=COM.MICROSOFT.STDEV.S([.B20:.B31])" office:value-type="float" office:value="1.25830573921179" calcext:value-type="float">
            <text:p>1,25830573921179</text:p>
          </table:table-cell>
          <table:table-cell table:formula="of:=AVERAGE([.B20:.B31])" office:value-type="float" office:value="4.75" calcext:value-type="float">
            <text:p>4,75</text:p>
          </table:table-cell>
          <table:table-cell table:formula="of:=[.D31]-[.C31]" office:value-type="float" office:value="3.49169426078821" calcext:value-type="float">
            <text:p>3,49169426078821</text:p>
          </table:table-cell>
          <table:table-cell table:formula="of:=[.D31]-[.D19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4" calcext:value-type="float">
            <text:p>4</text:p>
          </table:table-cell>
          <table:table-cell table:formula="of:=COM.MICROSOFT.STDEV.S([.B21:.B32])" office:value-type="float" office:value="1.14017542509914" calcext:value-type="float">
            <text:p>1,14017542509914</text:p>
          </table:table-cell>
          <table:table-cell table:formula="of:=AVERAGE([.B21:.B32])" office:value-type="float" office:value="4.6" calcext:value-type="float">
            <text:p>4,6</text:p>
          </table:table-cell>
          <table:table-cell table:formula="of:=[.D32]-[.C32]" office:value-type="float" office:value="3.45982457490086" calcext:value-type="float">
            <text:p>3,45982457490086</text:p>
          </table:table-cell>
          <table:table-cell table:formula="of:=[.D32]-[.D20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" calcext:value-type="float">
            <text:p>3</text:p>
          </table:table-cell>
          <table:table-cell table:formula="of:=COM.MICROSOFT.STDEV.S([.B22:.B33])" office:value-type="float" office:value="1.211060141639" calcext:value-type="float">
            <text:p>1,211060141639</text:p>
          </table:table-cell>
          <table:table-cell table:formula="of:=AVERAGE([.B22:.B33])" office:value-type="float" office:value="4.33333333333333" calcext:value-type="float">
            <text:p>4,33333333333333</text:p>
          </table:table-cell>
          <table:table-cell table:formula="of:=[.D33]-[.C33]" office:value-type="float" office:value="3.12227319169434" calcext:value-type="float">
            <text:p>3,12227319169434</text:p>
          </table:table-cell>
          <table:table-cell table:formula="of:=[.D33]-[.D21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9" calcext:value-type="float">
            <text:p>9</text:p>
          </table:table-cell>
          <table:table-cell table:formula="of:=COM.MICROSOFT.STDEV.S([.B23:.B34])" office:value-type="float" office:value="2.08166599946613" calcext:value-type="float">
            <text:p>2,08166599946613</text:p>
          </table:table-cell>
          <table:table-cell table:formula="of:=AVERAGE([.B23:.B34])" office:value-type="float" office:value="5" calcext:value-type="float">
            <text:p>5</text:p>
          </table:table-cell>
          <table:table-cell table:formula="of:=[.D34]-[.C34]" office:value-type="float" office:value="2.91833400053387" calcext:value-type="float">
            <text:p>2,91833400053387</text:p>
          </table:table-cell>
          <table:table-cell table:formula="of:=[.D34]-[.D22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2" calcext:value-type="float">
            <text:p>12</text:p>
          </table:table-cell>
          <table:table-cell table:formula="of:=COM.MICROSOFT.STDEV.S([.B24:.B35])" office:value-type="float" office:value="3.13676357322093" calcext:value-type="float">
            <text:p>3,13676357322093</text:p>
          </table:table-cell>
          <table:table-cell table:formula="of:=AVERAGE([.B24:.B35])" office:value-type="float" office:value="5.875" calcext:value-type="float">
            <text:p>5,875</text:p>
          </table:table-cell>
          <table:table-cell table:formula="of:=[.D35]-[.C35]" office:value-type="float" office:value="2.73823642677907" calcext:value-type="float">
            <text:p>2,73823642677907</text:p>
          </table:table-cell>
          <table:table-cell table:formula="of:=[.D35]-[.D23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0" calcext:value-type="float">
            <text:p>10</text:p>
          </table:table-cell>
          <table:table-cell table:formula="of:=COM.MICROSOFT.STDEV.S([.B25:.B36])" office:value-type="float" office:value="3.24037034920393" calcext:value-type="float">
            <text:p>3,24037034920393</text:p>
          </table:table-cell>
          <table:table-cell table:formula="of:=AVERAGE([.B25:.B36])" office:value-type="float" office:value="6.33333333333333" calcext:value-type="float">
            <text:p>6,33333333333333</text:p>
          </table:table-cell>
          <table:table-cell table:formula="of:=[.D36]-[.C36]" office:value-type="float" office:value="3.0929629841294" calcext:value-type="float">
            <text:p>3,0929629841294</text:p>
          </table:table-cell>
          <table:table-cell table:formula="of:=[.D36]-[.D24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" calcext:value-type="float">
            <text:p>10</text:p>
          </table:table-cell>
          <table:table-cell table:formula="of:=COM.MICROSOFT.STDEV.S([.B26:.B37])" office:value-type="float" office:value="3.26768691550733" calcext:value-type="float">
            <text:p>3,26768691550733</text:p>
          </table:table-cell>
          <table:table-cell table:formula="of:=AVERAGE([.B26:.B37])" office:value-type="float" office:value="6.7" calcext:value-type="float">
            <text:p>6,7</text:p>
          </table:table-cell>
          <table:table-cell table:formula="of:=[.D37]-[.C37]" office:value-type="float" office:value="3.43231308449267" calcext:value-type="float">
            <text:p>3,43231308449267</text:p>
          </table:table-cell>
          <table:table-cell table:formula="of:=[.D37]-[.D25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6" calcext:value-type="float">
            <text:p>16</text:p>
          </table:table-cell>
          <table:table-cell table:formula="of:=COM.MICROSOFT.STDEV.S([.B27:.B38])" office:value-type="float" office:value="4.1800391472721" calcext:value-type="float">
            <text:p>4,1800391472721</text:p>
          </table:table-cell>
          <table:table-cell table:formula="of:=AVERAGE([.B27:.B38])" office:value-type="float" office:value="7.54545454545455" calcext:value-type="float">
            <text:p>7,54545454545455</text:p>
          </table:table-cell>
          <table:table-cell table:formula="of:=[.D38]-[.C38]" office:value-type="float" office:value="3.36541539818244" calcext:value-type="float">
            <text:p>3,36541539818244</text:p>
          </table:table-cell>
          <table:table-cell table:formula="of:=[.D38]-[.D26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9" calcext:value-type="float">
            <text:p>19</text:p>
          </table:table-cell>
          <table:table-cell table:formula="of:=COM.MICROSOFT.STDEV.S([.B28:.B39])" office:value-type="float" office:value="5.17862740677313" calcext:value-type="float">
            <text:p>5,17862740677313</text:p>
          </table:table-cell>
          <table:table-cell table:formula="of:=AVERAGE([.B28:.B39])" office:value-type="float" office:value="8.5" calcext:value-type="float">
            <text:p>8,5</text:p>
          </table:table-cell>
          <table:table-cell table:formula="of:=[.D39]-[.C39]" office:value-type="float" office:value="3.32137259322687" calcext:value-type="float">
            <text:p>3,32137259322687</text:p>
          </table:table-cell>
          <table:table-cell table:formula="of:=[.D39]-[.D27]" office:value-type="string" office:string-value="" calcext:value-type="error">
            <text:p>#NUM!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4" calcext:value-type="float">
            <text:p>14</text:p>
          </table:table-cell>
          <table:table-cell table:formula="of:=COM.MICROSOFT.STDEV.S([.B29:.B40])" office:value-type="float" office:value="5.08935311719625" calcext:value-type="float">
            <text:p>5,08935311719625</text:p>
          </table:table-cell>
          <table:table-cell table:formula="of:=AVERAGE([.B29:.B40])" office:value-type="float" office:value="9.41666666666667" calcext:value-type="float">
            <text:p>9,41666666666667</text:p>
          </table:table-cell>
          <table:table-cell table:formula="of:=[.D40]-[.C40]" office:value-type="float" office:value="4.32731354947042" calcext:value-type="float">
            <text:p>4,32731354947042</text:p>
          </table:table-cell>
          <table:table-cell table:formula="of:=[.D40]-[.D28]" office:value-type="float" office:value="6.41666666666667" calcext:value-type="float">
            <text:p>6,41666666666667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2" calcext:value-type="float">
            <text:p>22</text:p>
          </table:table-cell>
          <table:table-cell table:formula="of:=COM.MICROSOFT.STDEV.S([.B30:.B41])" office:value-type="float" office:value="6.10700045402443" calcext:value-type="float">
            <text:p>6,10700045402443</text:p>
          </table:table-cell>
          <table:table-cell table:formula="of:=AVERAGE([.B30:.B41])" office:value-type="float" office:value="10.75" calcext:value-type="float">
            <text:p>10,75</text:p>
          </table:table-cell>
          <table:table-cell table:formula="of:=[.D41]-[.C41]" office:value-type="float" office:value="4.64299954597557" calcext:value-type="float">
            <text:p>4,64299954597557</text:p>
          </table:table-cell>
          <table:table-cell table:formula="of:=[.D41]-[.D29]" office:value-type="float" office:value="6.25" calcext:value-type="float">
            <text:p>6,25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6" calcext:value-type="float">
            <text:p>26</text:p>
          </table:table-cell>
          <table:table-cell table:formula="of:=COM.MICROSOFT.STDEV.S([.B31:.B42])" office:value-type="float" office:value="7.21740320966683" calcext:value-type="float">
            <text:p>7,21740320966683</text:p>
          </table:table-cell>
          <table:table-cell table:formula="of:=AVERAGE([.B31:.B42])" office:value-type="float" office:value="12.5" calcext:value-type="float">
            <text:p>12,5</text:p>
          </table:table-cell>
          <table:table-cell table:formula="of:=[.D42]-[.C42]" office:value-type="float" office:value="5.28259679033317" calcext:value-type="float">
            <text:p>5,28259679033317</text:p>
          </table:table-cell>
          <table:table-cell table:formula="of:=[.D42]-[.D30]" office:value-type="float" office:value="7.83333333333333" calcext:value-type="float">
            <text:p>7,8333333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8" calcext:value-type="float">
            <text:p>28</text:p>
          </table:table-cell>
          <table:table-cell table:formula="of:=COM.MICROSOFT.STDEV.S([.B32:.B43])" office:value-type="float" office:value="8.05050346628123" calcext:value-type="float">
            <text:p>8,05050346628123</text:p>
          </table:table-cell>
          <table:table-cell table:formula="of:=AVERAGE([.B32:.B43])" office:value-type="float" office:value="14.4166666666667" calcext:value-type="float">
            <text:p>14,4166666666667</text:p>
          </table:table-cell>
          <table:table-cell table:formula="of:=[.D43]-[.C43]" office:value-type="float" office:value="6.36616320038544" calcext:value-type="float">
            <text:p>6,36616320038544</text:p>
          </table:table-cell>
          <table:table-cell table:formula="of:=[.D43]-[.D31]" office:value-type="float" office:value="9.66666666666667" calcext:value-type="float">
            <text:p>9,66666666666667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8" calcext:value-type="float">
            <text:p>28</text:p>
          </table:table-cell>
          <table:table-cell table:formula="of:=COM.MICROSOFT.STDEV.S([.B33:.B44])" office:value-type="float" office:value="8.20707381507323" calcext:value-type="float">
            <text:p>8,20707381507323</text:p>
          </table:table-cell>
          <table:table-cell table:formula="of:=AVERAGE([.B33:.B44])" office:value-type="float" office:value="16.4166666666667" calcext:value-type="float">
            <text:p>16,4166666666667</text:p>
          </table:table-cell>
          <table:table-cell table:formula="of:=[.D44]-[.C44]" office:value-type="float" office:value="8.20959285159344" calcext:value-type="float">
            <text:p>8,20959285159344</text:p>
          </table:table-cell>
          <table:table-cell table:formula="of:=[.D44]-[.D32]" office:value-type="float" office:value="11.8166666666667" calcext:value-type="float">
            <text:p>11,81666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4" calcext:value-type="float">
            <text:p>34</text:p>
          </table:table-cell>
          <table:table-cell table:formula="of:=COM.MICROSOFT.STDEV.S([.B34:.B45])" office:value-type="float" office:value="8.47456086285194" calcext:value-type="float">
            <text:p>8,47456086285194</text:p>
          </table:table-cell>
          <table:table-cell table:formula="of:=AVERAGE([.B34:.B45])" office:value-type="float" office:value="19" calcext:value-type="float">
            <text:p>19</text:p>
          </table:table-cell>
          <table:table-cell table:formula="of:=[.D45]-[.C45]" office:value-type="float" office:value="10.5254391371481" calcext:value-type="float">
            <text:p>10,5254391371481</text:p>
          </table:table-cell>
          <table:table-cell table:formula="of:=[.D45]-[.D33]" office:value-type="float" office:value="14.6666666666667" calcext:value-type="float">
            <text:p>14,66666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1" calcext:value-type="float">
            <text:p>31</text:p>
          </table:table-cell>
          <table:table-cell table:formula="of:=COM.MICROSOFT.STDEV.S([.B35:.B46])" office:value-type="float" office:value="8.49420479806763" calcext:value-type="float">
            <text:p>8,49420479806763</text:p>
          </table:table-cell>
          <table:table-cell table:formula="of:=AVERAGE([.B35:.B46])" office:value-type="float" office:value="20.8333333333333" calcext:value-type="float">
            <text:p>20,8333333333333</text:p>
          </table:table-cell>
          <table:table-cell table:formula="of:=[.D46]-[.C46]" office:value-type="float" office:value="12.3391285352657" calcext:value-type="float">
            <text:p>12,3391285352657</text:p>
          </table:table-cell>
          <table:table-cell table:formula="of:=[.D46]-[.D34]" office:value-type="float" office:value="15.8333333333333" calcext:value-type="float">
            <text:p>15,833333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7" calcext:value-type="float">
            <text:p>37</text:p>
          </table:table-cell>
          <table:table-cell table:formula="of:=COM.MICROSOFT.STDEV.S([.B36:.B47])" office:value-type="float" office:value="9.16969646898595" calcext:value-type="float">
            <text:p>9,16969646898595</text:p>
          </table:table-cell>
          <table:table-cell table:formula="of:=AVERAGE([.B36:.B47])" office:value-type="float" office:value="22.9166666666667" calcext:value-type="float">
            <text:p>22,9166666666667</text:p>
          </table:table-cell>
          <table:table-cell table:formula="of:=[.D47]-[.C47]" office:value-type="float" office:value="13.7469701976807" calcext:value-type="float">
            <text:p>13,7469701976807</text:p>
          </table:table-cell>
          <table:table-cell table:formula="of:=[.D47]-[.D35]" office:value-type="float" office:value="17.0416666666667" calcext:value-type="float">
            <text:p>17,041666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47" calcext:value-type="float">
            <text:p>47</text:p>
          </table:table-cell>
          <table:table-cell table:formula="of:=COM.MICROSOFT.STDEV.S([.B37:.B48])" office:value-type="float" office:value="10.5485888758984" calcext:value-type="float">
            <text:p>10,5485888758984</text:p>
          </table:table-cell>
          <table:table-cell table:formula="of:=AVERAGE([.B37:.B48])" office:value-type="float" office:value="26" calcext:value-type="float">
            <text:p>26</text:p>
          </table:table-cell>
          <table:table-cell table:formula="of:=[.D48]-[.C48]" office:value-type="float" office:value="15.4514111241016" calcext:value-type="float">
            <text:p>15,4514111241016</text:p>
          </table:table-cell>
          <table:table-cell table:formula="of:=[.D48]-[.D36]" office:value-type="float" office:value="19.6666666666667" calcext:value-type="float">
            <text:p>19,6666666666667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47" calcext:value-type="float">
            <text:p>47</text:p>
          </table:table-cell>
          <table:table-cell table:formula="of:=COM.MICROSOFT.STDEV.S([.B38:.B49])" office:value-type="float" office:value="10.8498708273277" calcext:value-type="float">
            <text:p>10,8498708273277</text:p>
          </table:table-cell>
          <table:table-cell table:formula="of:=AVERAGE([.B38:.B49])" office:value-type="float" office:value="29.0833333333333" calcext:value-type="float">
            <text:p>29,0833333333333</text:p>
          </table:table-cell>
          <table:table-cell table:formula="of:=[.D49]-[.C49]" office:value-type="float" office:value="18.2334625060056" calcext:value-type="float">
            <text:p>18,2334625060056</text:p>
          </table:table-cell>
          <table:table-cell table:formula="of:=[.D49]-[.D37]" office:value-type="float" office:value="22.3833333333333" calcext:value-type="float">
            <text:p>22,3833333333333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51" calcext:value-type="float">
            <text:p>51</text:p>
          </table:table-cell>
          <table:table-cell table:formula="of:=COM.MICROSOFT.STDEV.S([.B39:.B50])" office:value-type="float" office:value="11.6852665585965" calcext:value-type="float">
            <text:p>11,6852665585965</text:p>
          </table:table-cell>
          <table:table-cell table:formula="of:=AVERAGE([.B39:.B50])" office:value-type="float" office:value="32" calcext:value-type="float">
            <text:p>32</text:p>
          </table:table-cell>
          <table:table-cell table:formula="of:=[.D50]-[.C50]" office:value-type="float" office:value="20.3147334414035" calcext:value-type="float">
            <text:p>20,3147334414035</text:p>
          </table:table-cell>
          <table:table-cell table:formula="of:=[.D50]-[.D38]" office:value-type="float" office:value="24.4545454545455" calcext:value-type="float">
            <text:p>24,4545454545455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8" calcext:value-type="float">
            <text:p>48</text:p>
          </table:table-cell>
          <table:table-cell table:formula="of:=COM.MICROSOFT.STDEV.S([.B40:.B51])" office:value-type="float" office:value="11.7508864913815" calcext:value-type="float">
            <text:p>11,7508864913815</text:p>
          </table:table-cell>
          <table:table-cell table:formula="of:=AVERAGE([.B40:.B51])" office:value-type="float" office:value="34.4166666666667" calcext:value-type="float">
            <text:p>34,4166666666667</text:p>
          </table:table-cell>
          <table:table-cell table:formula="of:=[.D51]-[.C51]" office:value-type="float" office:value="22.6657801752851" calcext:value-type="float">
            <text:p>22,6657801752851</text:p>
          </table:table-cell>
          <table:table-cell table:formula="of:=[.D51]-[.D39]" office:value-type="float" office:value="25.9166666666667" calcext:value-type="float">
            <text:p>25,9166666666667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41:.B52])" office:value-type="float" office:value="11.9857870375329" calcext:value-type="float">
            <text:p>11,9857870375329</text:p>
          </table:table-cell>
          <table:table-cell table:formula="of:=AVERAGE([.B41:.B52])" office:value-type="float" office:value="38.25" calcext:value-type="float">
            <text:p>38,25</text:p>
          </table:table-cell>
          <table:table-cell table:formula="of:=[.D52]-[.C52]" office:value-type="float" office:value="26.2642129624671" calcext:value-type="float">
            <text:p>26,2642129624671</text:p>
          </table:table-cell>
          <table:table-cell table:formula="of:=[.D52]-[.D40]" office:value-type="float" office:value="28.8333333333333" calcext:value-type="float">
            <text:p>28,83333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8" calcext:value-type="float">
            <text:p>68</text:p>
          </table:table-cell>
          <table:table-cell table:formula="of:=COM.MICROSOFT.STDEV.S([.B42:.B53])" office:value-type="float" office:value="13.5677313259562" calcext:value-type="float">
            <text:p>13,5677313259562</text:p>
          </table:table-cell>
          <table:table-cell table:formula="of:=AVERAGE([.B42:.B53])" office:value-type="float" office:value="42.0833333333333" calcext:value-type="float">
            <text:p>42,0833333333333</text:p>
          </table:table-cell>
          <table:table-cell table:formula="of:=[.D53]-[.C53]" office:value-type="float" office:value="28.5156020073771" calcext:value-type="float">
            <text:p>28,5156020073771</text:p>
          </table:table-cell>
          <table:table-cell table:formula="of:=[.D53]-[.D41]" office:value-type="float" office:value="31.3333333333333" calcext:value-type="float">
            <text:p>31,33333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68" calcext:value-type="float">
            <text:p>68</text:p>
          </table:table-cell>
          <table:table-cell table:formula="of:=COM.MICROSOFT.STDEV.S([.B43:.B54])" office:value-type="float" office:value="14.4313946489988" calcext:value-type="float">
            <text:p>14,4313946489988</text:p>
          </table:table-cell>
          <table:table-cell table:formula="of:=AVERAGE([.B43:.B54])" office:value-type="float" office:value="45.5833333333333" calcext:value-type="float">
            <text:p>45,5833333333333</text:p>
          </table:table-cell>
          <table:table-cell table:formula="of:=[.D54]-[.C54]" office:value-type="float" office:value="31.1519386843345" calcext:value-type="float">
            <text:p>31,1519386843345</text:p>
          </table:table-cell>
          <table:table-cell table:formula="of:=[.D54]-[.D42]" office:value-type="float" office:value="33.0833333333333" calcext:value-type="float">
            <text:p>33,0833333333333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67" calcext:value-type="float">
            <text:p>67</text:p>
          </table:table-cell>
          <table:table-cell table:formula="of:=COM.MICROSOFT.STDEV.S([.B44:.B55])" office:value-type="float" office:value="14.5028732785381" calcext:value-type="float">
            <text:p>14,5028732785381</text:p>
          </table:table-cell>
          <table:table-cell table:formula="of:=AVERAGE([.B44:.B55])" office:value-type="float" office:value="48.8333333333333" calcext:value-type="float">
            <text:p>48,8333333333333</text:p>
          </table:table-cell>
          <table:table-cell table:formula="of:=[.D55]-[.C55]" office:value-type="float" office:value="34.3304600547953" calcext:value-type="float">
            <text:p>34,3304600547953</text:p>
          </table:table-cell>
          <table:table-cell table:formula="of:=[.D55]-[.D43]" office:value-type="float" office:value="34.4166666666667" calcext:value-type="float">
            <text:p>34,41666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4" calcext:value-type="float">
            <text:p>74</text:p>
          </table:table-cell>
          <table:table-cell table:formula="of:=COM.MICROSOFT.STDEV.S([.B45:.B56])" office:value-type="float" office:value="14.5747810420686" calcext:value-type="float">
            <text:p>14,5747810420686</text:p>
          </table:table-cell>
          <table:table-cell table:formula="of:=AVERAGE([.B45:.B56])" office:value-type="float" office:value="52.6666666666667" calcext:value-type="float">
            <text:p>52,6666666666667</text:p>
          </table:table-cell>
          <table:table-cell table:formula="of:=[.D56]-[.C56]" office:value-type="float" office:value="38.0918856245981" calcext:value-type="float">
            <text:p>38,0918856245981</text:p>
          </table:table-cell>
          <table:table-cell table:formula="of:=[.D56]-[.D44]" office:value-type="float" office:value="36.25" calcext:value-type="float">
            <text:p>36,25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89" calcext:value-type="float">
            <text:p>89</text:p>
          </table:table-cell>
          <table:table-cell table:formula="of:=COM.MICROSOFT.STDEV.S([.B46:.B57])" office:value-type="float" office:value="16.6685604984626" calcext:value-type="float">
            <text:p>16,6685604984626</text:p>
          </table:table-cell>
          <table:table-cell table:formula="of:=AVERAGE([.B46:.B57])" office:value-type="float" office:value="57.25" calcext:value-type="float">
            <text:p>57,25</text:p>
          </table:table-cell>
          <table:table-cell table:formula="of:=[.D57]-[.C57]" office:value-type="float" office:value="40.5814395015374" calcext:value-type="float">
            <text:p>40,5814395015374</text:p>
          </table:table-cell>
          <table:table-cell table:formula="of:=[.D57]-[.D45]" office:value-type="float" office:value="38.25" calcext:value-type="float">
            <text:p>38,25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89" calcext:value-type="float">
            <text:p>89</text:p>
          </table:table-cell>
          <table:table-cell table:formula="of:=COM.MICROSOFT.STDEV.S([.B47:.B58])" office:value-type="float" office:value="16.7736716495245" calcext:value-type="float">
            <text:p>16,7736716495245</text:p>
          </table:table-cell>
          <table:table-cell table:formula="of:=AVERAGE([.B47:.B58])" office:value-type="float" office:value="62.0833333333333" calcext:value-type="float">
            <text:p>62,0833333333333</text:p>
          </table:table-cell>
          <table:table-cell table:formula="of:=[.D58]-[.C58]" office:value-type="float" office:value="45.3096616838089" calcext:value-type="float">
            <text:p>45,3096616838089</text:p>
          </table:table-cell>
          <table:table-cell table:formula="of:=[.D58]-[.D46]" office:value-type="float" office:value="41.25" calcext:value-type="float">
            <text:p>41,25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1" calcext:value-type="float">
            <text:p>81</text:p>
          </table:table-cell>
          <table:table-cell table:formula="of:=COM.MICROSOFT.STDEV.S([.B48:.B59])" office:value-type="float" office:value="15.5570796511661" calcext:value-type="float">
            <text:p>15,5570796511661</text:p>
          </table:table-cell>
          <table:table-cell table:formula="of:=AVERAGE([.B48:.B59])" office:value-type="float" office:value="65.75" calcext:value-type="float">
            <text:p>65,75</text:p>
          </table:table-cell>
          <table:table-cell table:formula="of:=[.D59]-[.C59]" office:value-type="float" office:value="50.1929203488339" calcext:value-type="float">
            <text:p>50,1929203488339</text:p>
          </table:table-cell>
          <table:table-cell table:formula="of:=[.D59]-[.D47]" office:value-type="float" office:value="42.8333333333333" calcext:value-type="float">
            <text:p>42,8333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86" calcext:value-type="float">
            <text:p>86</text:p>
          </table:table-cell>
          <table:table-cell table:formula="of:=COM.MICROSOFT.STDEV.S([.B49:.B60])" office:value-type="float" office:value="15.3563726777577" calcext:value-type="float">
            <text:p>15,3563726777577</text:p>
          </table:table-cell>
          <table:table-cell table:formula="of:=AVERAGE([.B49:.B60])" office:value-type="float" office:value="69" calcext:value-type="float">
            <text:p>69</text:p>
          </table:table-cell>
          <table:table-cell table:formula="of:=[.D60]-[.C60]" office:value-type="float" office:value="53.6436273222424" calcext:value-type="float">
            <text:p>53,6436273222424</text:p>
          </table:table-cell>
          <table:table-cell table:formula="of:=[.D60]-[.D48]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89" calcext:value-type="float">
            <text:p>89</text:p>
          </table:table-cell>
          <table:table-cell table:formula="of:=COM.MICROSOFT.STDEV.S([.B50:.B61])" office:value-type="float" office:value="14.6566770387486" calcext:value-type="float">
            <text:p>14,6566770387486</text:p>
          </table:table-cell>
          <table:table-cell table:formula="of:=AVERAGE([.B50:.B61])" office:value-type="float" office:value="72.5" calcext:value-type="float">
            <text:p>72,5</text:p>
          </table:table-cell>
          <table:table-cell table:formula="of:=[.D61]-[.C61]" office:value-type="float" office:value="57.8433229612514" calcext:value-type="float">
            <text:p>57,8433229612514</text:p>
          </table:table-cell>
          <table:table-cell table:formula="of:=[.D61]-[.D49]" office:value-type="float" office:value="43.4166666666667" calcext:value-type="float">
            <text:p>43,41666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7" calcext:value-type="float">
            <text:p>97</text:p>
          </table:table-cell>
          <table:table-cell table:formula="of:=COM.MICROSOFT.STDEV.S([.B51:.B62])" office:value-type="float" office:value="14.5373083249044" calcext:value-type="float">
            <text:p>14,5373083249044</text:p>
          </table:table-cell>
          <table:table-cell table:formula="of:=AVERAGE([.B51:.B62])" office:value-type="float" office:value="76.3333333333333" calcext:value-type="float">
            <text:p>76,3333333333333</text:p>
          </table:table-cell>
          <table:table-cell table:formula="of:=[.D62]-[.C62]" office:value-type="float" office:value="61.796025008429" calcext:value-type="float">
            <text:p>61,796025008429</text:p>
          </table:table-cell>
          <table:table-cell table:formula="of:=[.D62]-[.D50]" office:value-type="float" office:value="44.3333333333333" calcext:value-type="float">
            <text:p>44,3333333333333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5" calcext:value-type="float">
            <text:p>95</text:p>
          </table:table-cell>
          <table:table-cell table:formula="of:=COM.MICROSOFT.STDEV.S([.B52:.B63])" office:value-type="float" office:value="12.3812541588263" calcext:value-type="float">
            <text:p>12,3812541588263</text:p>
          </table:table-cell>
          <table:table-cell table:formula="of:=AVERAGE([.B52:.B63])" office:value-type="float" office:value="80.25" calcext:value-type="float">
            <text:p>80,25</text:p>
          </table:table-cell>
          <table:table-cell table:formula="of:=[.D63]-[.C63]" office:value-type="float" office:value="67.8687458411737" calcext:value-type="float">
            <text:p>67,8687458411737</text:p>
          </table:table-cell>
          <table:table-cell table:formula="of:=[.D63]-[.D51]" office:value-type="float" office:value="45.8333333333333" calcext:value-type="float">
            <text:p>45,8333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02" calcext:value-type="float">
            <text:p>102</text:p>
          </table:table-cell>
          <table:table-cell table:formula="of:=COM.MICROSOFT.STDEV.S([.B53:.B64])" office:value-type="float" office:value="12.0689308105188" calcext:value-type="float">
            <text:p>12,0689308105188</text:p>
          </table:table-cell>
          <table:table-cell table:formula="of:=AVERAGE([.B53:.B64])" office:value-type="float" office:value="83.75" calcext:value-type="float">
            <text:p>83,75</text:p>
          </table:table-cell>
          <table:table-cell table:formula="of:=[.D64]-[.C64]" office:value-type="float" office:value="71.6810691894812" calcext:value-type="float">
            <text:p>71,6810691894812</text:p>
          </table:table-cell>
          <table:table-cell table:formula="of:=[.D64]-[.D52]" office:value-type="float" office:value="45.5" calcext:value-type="float">
            <text:p>45,5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54:.B65])" office:value-type="float" office:value="13.2893212996774" calcext:value-type="float">
            <text:p>13,2893212996774</text:p>
          </table:table-cell>
          <table:table-cell table:formula="of:=AVERAGE([.B54:.B65])" office:value-type="float" office:value="87.3333333333333" calcext:value-type="float">
            <text:p>87,3333333333333</text:p>
          </table:table-cell>
          <table:table-cell table:formula="of:=[.D65]-[.C65]" office:value-type="float" office:value="74.0440120336559" calcext:value-type="float">
            <text:p>74,0440120336559</text:p>
          </table:table-cell>
          <table:table-cell table:formula="of:=[.D65]-[.D53]" office:value-type="float" office:value="45.25" calcext:value-type="float">
            <text:p>45,2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8" calcext:value-type="float">
            <text:p>108</text:p>
          </table:table-cell>
          <table:table-cell table:formula="of:=COM.MICROSOFT.STDEV.S([.B55:.B66])" office:value-type="float" office:value="13.0128141972954" calcext:value-type="float">
            <text:p>13,0128141972954</text:p>
          </table:table-cell>
          <table:table-cell table:formula="of:=AVERAGE([.B55:.B66])" office:value-type="float" office:value="90.6666666666667" calcext:value-type="float">
            <text:p>90,6666666666667</text:p>
          </table:table-cell>
          <table:table-cell table:formula="of:=[.D66]-[.C66]" office:value-type="float" office:value="77.6538524693712" calcext:value-type="float">
            <text:p>77,6538524693712</text:p>
          </table:table-cell>
          <table:table-cell table:formula="of:=[.D66]-[.D54]" office:value-type="float" office:value="45.0833333333333" calcext:value-type="float">
            <text:p>45,08333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3" calcext:value-type="float">
            <text:p>113</text:p>
          </table:table-cell>
          <table:table-cell table:formula="of:=COM.MICROSOFT.STDEV.S([.B56:.B67])" office:value-type="float" office:value="12.1543108701099" calcext:value-type="float">
            <text:p>12,1543108701099</text:p>
          </table:table-cell>
          <table:table-cell table:formula="of:=AVERAGE([.B56:.B67])" office:value-type="float" office:value="94.5" calcext:value-type="float">
            <text:p>94,5</text:p>
          </table:table-cell>
          <table:table-cell table:formula="of:=[.D67]-[.C67]" office:value-type="float" office:value="82.3456891298901" calcext:value-type="float">
            <text:p>82,3456891298901</text:p>
          </table:table-cell>
          <table:table-cell table:formula="of:=[.D67]-[.D55]" office:value-type="float" office:value="45.6666666666667" calcext:value-type="float">
            <text:p>45,6666666666667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05" calcext:value-type="float">
            <text:p>105</text:p>
          </table:table-cell>
          <table:table-cell table:formula="of:=COM.MICROSOFT.STDEV.S([.B57:.B68])" office:value-type="float" office:value="10.5955250702904" calcext:value-type="float">
            <text:p>10,5955250702904</text:p>
          </table:table-cell>
          <table:table-cell table:formula="of:=AVERAGE([.B57:.B68])" office:value-type="float" office:value="97.0833333333333" calcext:value-type="float">
            <text:p>97,0833333333333</text:p>
          </table:table-cell>
          <table:table-cell table:formula="of:=[.D68]-[.C68]" office:value-type="float" office:value="86.487808263043" calcext:value-type="float">
            <text:p>86,487808263043</text:p>
          </table:table-cell>
          <table:table-cell table:formula="of:=[.D68]-[.D56]" office:value-type="float" office:value="44.4166666666667" calcext:value-type="float">
            <text:p>44,416666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5" calcext:value-type="float">
            <text:p>105</text:p>
          </table:table-cell>
          <table:table-cell table:formula="of:=COM.MICROSOFT.STDEV.S([.B58:.B69])" office:value-type="float" office:value="10.4920604903581" calcext:value-type="float">
            <text:p>10,4920604903581</text:p>
          </table:table-cell>
          <table:table-cell table:formula="of:=AVERAGE([.B58:.B69])" office:value-type="float" office:value="98.4166666666667" calcext:value-type="float">
            <text:p>98,4166666666667</text:p>
          </table:table-cell>
          <table:table-cell table:formula="of:=[.D69]-[.C69]" office:value-type="float" office:value="87.9246061763086" calcext:value-type="float">
            <text:p>87,9246061763086</text:p>
          </table:table-cell>
          <table:table-cell table:formula="of:=[.D69]-[.D57]" office:value-type="float" office:value="41.1666666666667" calcext:value-type="float">
            <text:p>41,16666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02" calcext:value-type="float">
            <text:p>102</text:p>
          </table:table-cell>
          <table:table-cell table:formula="of:=COM.MICROSOFT.STDEV.S([.B59:.B70])" office:value-type="float" office:value="10.0950032644418" calcext:value-type="float">
            <text:p>10,0950032644418</text:p>
          </table:table-cell>
          <table:table-cell table:formula="of:=AVERAGE([.B59:.B70])" office:value-type="float" office:value="99.5" calcext:value-type="float">
            <text:p>99,5</text:p>
          </table:table-cell>
          <table:table-cell table:formula="of:=[.D70]-[.C70]" office:value-type="float" office:value="89.4049967355582" calcext:value-type="float">
            <text:p>89,4049967355582</text:p>
          </table:table-cell>
          <table:table-cell table:formula="of:=[.D70]-[.D58]" office:value-type="float" office:value="37.4166666666667" calcext:value-type="float">
            <text:p>37,416666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06" calcext:value-type="float">
            <text:p>106</text:p>
          </table:table-cell>
          <table:table-cell table:formula="of:=COM.MICROSOFT.STDEV.S([.B60:.B71])" office:value-type="float" office:value="8.36071259830854" calcext:value-type="float">
            <text:p>8,36071259830854</text:p>
          </table:table-cell>
          <table:table-cell table:formula="of:=AVERAGE([.B60:.B71])" office:value-type="float" office:value="101.583333333333" calcext:value-type="float">
            <text:p>101,583333333333</text:p>
          </table:table-cell>
          <table:table-cell table:formula="of:=[.D71]-[.C71]" office:value-type="float" office:value="93.2226207350248" calcext:value-type="float">
            <text:p>93,2226207350248</text:p>
          </table:table-cell>
          <table:table-cell table:formula="of:=[.D71]-[.D59]" office:value-type="float" office:value="35.8333333333333" calcext:value-type="float">
            <text:p>35,8333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12" calcext:value-type="float">
            <text:p>112</text:p>
          </table:table-cell>
          <table:table-cell table:formula="of:=COM.MICROSOFT.STDEV.S([.B61:.B72])" office:value-type="float" office:value="7.25039183894097" calcext:value-type="float">
            <text:p>7,25039183894097</text:p>
          </table:table-cell>
          <table:table-cell table:formula="of:=AVERAGE([.B61:.B72])" office:value-type="float" office:value="103.75" calcext:value-type="float">
            <text:p>103,75</text:p>
          </table:table-cell>
          <table:table-cell table:formula="of:=[.D72]-[.C72]" office:value-type="float" office:value="96.499608161059" calcext:value-type="float">
            <text:p>96,499608161059</text:p>
          </table:table-cell>
          <table:table-cell table:formula="of:=[.D72]-[.D60]" office:value-type="float" office:value="34.75" calcext:value-type="float">
            <text:p>34,7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02" calcext:value-type="float">
            <text:p>102</text:p>
          </table:table-cell>
          <table:table-cell table:formula="of:=COM.MICROSOFT.STDEV.S([.B62:.B73])" office:value-type="float" office:value="5.63807403178415" calcext:value-type="float">
            <text:p>5,63807403178415</text:p>
          </table:table-cell>
          <table:table-cell table:formula="of:=AVERAGE([.B62:.B73])" office:value-type="float" office:value="104.833333333333" calcext:value-type="float">
            <text:p>104,833333333333</text:p>
          </table:table-cell>
          <table:table-cell table:formula="of:=[.D73]-[.C73]" office:value-type="float" office:value="99.1952593015492" calcext:value-type="float">
            <text:p>99,1952593015492</text:p>
          </table:table-cell>
          <table:table-cell table:formula="of:=[.D73]-[.D61]" office:value-type="float" office:value="32.3333333333333" calcext:value-type="float">
            <text:p>32,33333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7" calcext:value-type="float">
            <text:p>107</text:p>
          </table:table-cell>
          <table:table-cell table:formula="of:=COM.MICROSOFT.STDEV.S([.B63:.B74])" office:value-type="float" office:value="5.08711980189064" calcext:value-type="float">
            <text:p>5,08711980189064</text:p>
          </table:table-cell>
          <table:table-cell table:formula="of:=AVERAGE([.B63:.B74])" office:value-type="float" office:value="105.666666666667" calcext:value-type="float">
            <text:p>105,666666666667</text:p>
          </table:table-cell>
          <table:table-cell table:formula="of:=[.D74]-[.C74]" office:value-type="float" office:value="100.579546864776" calcext:value-type="float">
            <text:p>100,579546864776</text:p>
          </table:table-cell>
          <table:table-cell table:formula="of:=[.D74]-[.D62]" office:value-type="float" office:value="29.3333333333333" calcext:value-type="float">
            <text:p>29,33333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3" calcext:value-type="float">
            <text:p>93</text:p>
          </table:table-cell>
          <table:table-cell table:formula="of:=COM.MICROSOFT.STDEV.S([.B64:.B75])" office:value-type="float" office:value="5.4855181241984" calcext:value-type="float">
            <text:p>5,4855181241984</text:p>
          </table:table-cell>
          <table:table-cell table:formula="of:=AVERAGE([.B64:.B75])" office:value-type="float" office:value="105.5" calcext:value-type="float">
            <text:p>105,5</text:p>
          </table:table-cell>
          <table:table-cell table:formula="of:=[.D75]-[.C75]" office:value-type="float" office:value="100.014481875802" calcext:value-type="float">
            <text:p>100,014481875802</text:p>
          </table:table-cell>
          <table:table-cell table:formula="of:=[.D75]-[.D63]" office:value-type="float" office:value="25.25" calcext:value-type="float">
            <text:p>25,25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7" calcext:value-type="float">
            <text:p>87</text:p>
          </table:table-cell>
          <table:table-cell table:formula="of:=COM.MICROSOFT.STDEV.S([.B65:.B76])" office:value-type="float" office:value="7.64109701786096" calcext:value-type="float">
            <text:p>7,64109701786096</text:p>
          </table:table-cell>
          <table:table-cell table:formula="of:=AVERAGE([.B65:.B76])" office:value-type="float" office:value="104.25" calcext:value-type="float">
            <text:p>104,25</text:p>
          </table:table-cell>
          <table:table-cell table:formula="of:=[.D76]-[.C76]" office:value-type="float" office:value="96.608902982139" calcext:value-type="float">
            <text:p>96,608902982139</text:p>
          </table:table-cell>
          <table:table-cell table:formula="of:=[.D76]-[.D64]" office:value-type="float" office:value="20.5" calcext:value-type="float">
            <text:p>20,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09" calcext:value-type="float">
            <text:p>109</text:p>
          </table:table-cell>
          <table:table-cell table:formula="of:=COM.MICROSOFT.STDEV.S([.B66:.B77])" office:value-type="float" office:value="7.50101003299899" calcext:value-type="float">
            <text:p>7,50101003299899</text:p>
          </table:table-cell>
          <table:table-cell table:formula="of:=AVERAGE([.B66:.B77])" office:value-type="float" office:value="104.083333333333" calcext:value-type="float">
            <text:p>104,083333333333</text:p>
          </table:table-cell>
          <table:table-cell table:formula="of:=[.D77]-[.C77]" office:value-type="float" office:value="96.5823233003343" calcext:value-type="float">
            <text:p>96,5823233003343</text:p>
          </table:table-cell>
          <table:table-cell table:formula="of:=[.D77]-[.D65]" office:value-type="float" office:value="16.75" calcext:value-type="float">
            <text:p>16,75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7" calcext:value-type="float">
            <text:p>107</text:p>
          </table:table-cell>
          <table:table-cell table:formula="of:=COM.MICROSOFT.STDEV.S([.B67:.B78])" office:value-type="float" office:value="7.45897872609673" calcext:value-type="float">
            <text:p>7,45897872609673</text:p>
          </table:table-cell>
          <table:table-cell table:formula="of:=AVERAGE([.B67:.B78])" office:value-type="float" office:value="104" calcext:value-type="float">
            <text:p>104</text:p>
          </table:table-cell>
          <table:table-cell table:formula="of:=[.D78]-[.C78]" office:value-type="float" office:value="96.5410212739033" calcext:value-type="float">
            <text:p>96,5410212739033</text:p>
          </table:table-cell>
          <table:table-cell table:formula="of:=[.D78]-[.D66]" office:value-type="float" office:value="13.3333333333333" calcext:value-type="float">
            <text:p>13,333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4" calcext:value-type="float">
            <text:p>114</text:p>
          </table:table-cell>
          <table:table-cell table:formula="of:=COM.MICROSOFT.STDEV.S([.B68:.B79])" office:value-type="float" office:value="7.57337841429178" calcext:value-type="float">
            <text:p>7,57337841429178</text:p>
          </table:table-cell>
          <table:table-cell table:formula="of:=AVERAGE([.B68:.B79])" office:value-type="float" office:value="104.083333333333" calcext:value-type="float">
            <text:p>104,083333333333</text:p>
          </table:table-cell>
          <table:table-cell table:formula="of:=[.D79]-[.C79]" office:value-type="float" office:value="96.5099549190416" calcext:value-type="float">
            <text:p>96,5099549190416</text:p>
          </table:table-cell>
          <table:table-cell table:formula="of:=[.D79]-[.D67]" office:value-type="float" office:value="9.58333333333333" calcext:value-type="float">
            <text:p>9,58333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03" calcext:value-type="float">
            <text:p>103</text:p>
          </table:table-cell>
          <table:table-cell table:formula="of:=COM.MICROSOFT.STDEV.S([.B69:.B80])" office:value-type="float" office:value="7.57337841429178" calcext:value-type="float">
            <text:p>7,57337841429178</text:p>
          </table:table-cell>
          <table:table-cell table:formula="of:=AVERAGE([.B69:.B80])" office:value-type="float" office:value="103.916666666667" calcext:value-type="float">
            <text:p>103,916666666667</text:p>
          </table:table-cell>
          <table:table-cell table:formula="of:=[.D80]-[.C80]" office:value-type="float" office:value="96.3432882523749" calcext:value-type="float">
            <text:p>96,3432882523749</text:p>
          </table:table-cell>
          <table:table-cell table:formula="of:=[.D80]-[.D68]" office:value-type="float" office:value="6.83333333333333" calcext:value-type="float">
            <text:p>6,83333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92" calcext:value-type="float">
            <text:p>92</text:p>
          </table:table-cell>
          <table:table-cell table:formula="of:=COM.MICROSOFT.STDEV.S([.B70:.B81])" office:value-type="float" office:value="8.2993245435269" calcext:value-type="float">
            <text:p>8,2993245435269</text:p>
          </table:table-cell>
          <table:table-cell table:formula="of:=AVERAGE([.B70:.B81])" office:value-type="float" office:value="102.833333333333" calcext:value-type="float">
            <text:p>102,833333333333</text:p>
          </table:table-cell>
          <table:table-cell table:formula="of:=[.D81]-[.C81]" office:value-type="float" office:value="94.5340087898064" calcext:value-type="float">
            <text:p>94,5340087898064</text:p>
          </table:table-cell>
          <table:table-cell table:formula="of:=[.D81]-[.D69]" office:value-type="float" office:value="4.41666666666667" calcext:value-type="float">
            <text:p>4,41666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5" calcext:value-type="float">
            <text:p>95</text:p>
          </table:table-cell>
          <table:table-cell table:formula="of:=COM.MICROSOFT.STDEV.S([.B71:.B82])" office:value-type="float" office:value="8.6036461615252" calcext:value-type="float">
            <text:p>8,6036461615252</text:p>
          </table:table-cell>
          <table:table-cell table:formula="of:=AVERAGE([.B71:.B82])" office:value-type="float" office:value="102.25" calcext:value-type="float">
            <text:p>102,25</text:p>
          </table:table-cell>
          <table:table-cell table:formula="of:=[.D82]-[.C82]" office:value-type="float" office:value="93.6463538384748" calcext:value-type="float">
            <text:p>93,6463538384748</text:p>
          </table:table-cell>
          <table:table-cell table:formula="of:=[.D82]-[.D70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3" calcext:value-type="float">
            <text:p>93</text:p>
          </table:table-cell>
          <table:table-cell table:formula="of:=COM.MICROSOFT.STDEV.S([.B72:.B83])" office:value-type="float" office:value="8.9018214002767" calcext:value-type="float">
            <text:p>8,9018214002767</text:p>
          </table:table-cell>
          <table:table-cell table:formula="of:=AVERAGE([.B72:.B83])" office:value-type="float" office:value="101.166666666667" calcext:value-type="float">
            <text:p>101,166666666667</text:p>
          </table:table-cell>
          <table:table-cell table:formula="of:=[.D83]-[.C83]" office:value-type="float" office:value="92.26484526639" calcext:value-type="float">
            <text:p>92,26484526639</text:p>
          </table:table-cell>
          <table:table-cell table:formula="of:=[.D83]-[.D71]" office:value-type="float" office:value="-0.416666666666671" calcext:value-type="float">
            <text:p>-0,416666666666671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9" calcext:value-type="float">
            <text:p>99</text:p>
          </table:table-cell>
          <table:table-cell table:formula="of:=COM.MICROSOFT.STDEV.S([.B73:.B84])" office:value-type="float" office:value="8.22919783269894" calcext:value-type="float">
            <text:p>8,22919783269894</text:p>
          </table:table-cell>
          <table:table-cell table:formula="of:=AVERAGE([.B73:.B84])" office:value-type="float" office:value="100.083333333333" calcext:value-type="float">
            <text:p>100,083333333333</text:p>
          </table:table-cell>
          <table:table-cell table:formula="of:=[.D84]-[.C84]" office:value-type="float" office:value="91.8541355006344" calcext:value-type="float">
            <text:p>91,8541355006344</text:p>
          </table:table-cell>
          <table:table-cell table:formula="of:=[.D84]-[.D72]" office:value-type="float" office:value="-3.66666666666667" calcext:value-type="float">
            <text:p>-3,666666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93" calcext:value-type="float">
            <text:p>93</text:p>
          </table:table-cell>
          <table:table-cell table:formula="of:=COM.MICROSOFT.STDEV.S([.B74:.B85])" office:value-type="float" office:value="8.44590630621329" calcext:value-type="float">
            <text:p>8,44590630621329</text:p>
          </table:table-cell>
          <table:table-cell table:formula="of:=AVERAGE([.B74:.B85])" office:value-type="float" office:value="99.3333333333333" calcext:value-type="float">
            <text:p>99,3333333333333</text:p>
          </table:table-cell>
          <table:table-cell table:formula="of:=[.D85]-[.C85]" office:value-type="float" office:value="90.88742702712" calcext:value-type="float">
            <text:p>90,88742702712</text:p>
          </table:table-cell>
          <table:table-cell table:formula="of:=[.D85]-[.D73]" office:value-type="float" office:value="-5.5" calcext:value-type="float">
            <text:p>-5,5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7" calcext:value-type="float">
            <text:p>107</text:p>
          </table:table-cell>
          <table:table-cell table:formula="of:=COM.MICROSOFT.STDEV.S([.B75:.B86])" office:value-type="float" office:value="8.44590630621329" calcext:value-type="float">
            <text:p>8,44590630621329</text:p>
          </table:table-cell>
          <table:table-cell table:formula="of:=AVERAGE([.B75:.B86])" office:value-type="float" office:value="99.3333333333333" calcext:value-type="float">
            <text:p>99,3333333333333</text:p>
          </table:table-cell>
          <table:table-cell table:formula="of:=[.D86]-[.C86]" office:value-type="float" office:value="90.88742702712" calcext:value-type="float">
            <text:p>90,88742702712</text:p>
          </table:table-cell>
          <table:table-cell table:formula="of:=[.D86]-[.D74]" office:value-type="float" office:value="-6.33333333333333" calcext:value-type="float">
            <text:p>-6,3333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98" calcext:value-type="float">
            <text:p>98</text:p>
          </table:table-cell>
          <table:table-cell table:formula="of:=COM.MICROSOFT.STDEV.S([.B76:.B87])" office:value-type="float" office:value="8.22551462882967" calcext:value-type="float">
            <text:p>8,22551462882967</text:p>
          </table:table-cell>
          <table:table-cell table:formula="of:=AVERAGE([.B76:.B87])" office:value-type="float" office:value="99.75" calcext:value-type="float">
            <text:p>99,75</text:p>
          </table:table-cell>
          <table:table-cell table:formula="of:=[.D87]-[.C87]" office:value-type="float" office:value="91.5244853711703" calcext:value-type="float">
            <text:p>91,5244853711703</text:p>
          </table:table-cell>
          <table:table-cell table:formula="of:=[.D87]-[.D75]" office:value-type="float" office:value="-5.75" calcext:value-type="float">
            <text:p>-5,75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11" calcext:value-type="float">
            <text:p>111</text:p>
          </table:table-cell>
          <table:table-cell table:formula="of:=COM.MICROSOFT.STDEV.S([.B77:.B88])" office:value-type="float" office:value="7.74743359266327" calcext:value-type="float">
            <text:p>7,74743359266327</text:p>
          </table:table-cell>
          <table:table-cell table:formula="of:=AVERAGE([.B77:.B88])" office:value-type="float" office:value="101.75" calcext:value-type="float">
            <text:p>101,75</text:p>
          </table:table-cell>
          <table:table-cell table:formula="of:=[.D88]-[.C88]" office:value-type="float" office:value="94.0025664073367" calcext:value-type="float">
            <text:p>94,0025664073367</text:p>
          </table:table-cell>
          <table:table-cell table:formula="of:=[.D88]-[.D76]" office:value-type="float" office:value="-2.5" calcext:value-type="float">
            <text:p>-2,5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0" calcext:value-type="float">
            <text:p>110</text:p>
          </table:table-cell>
          <table:table-cell table:formula="of:=COM.MICROSOFT.STDEV.S([.B78:.B89])" office:value-type="float" office:value="7.83736195567376" calcext:value-type="float">
            <text:p>7,83736195567376</text:p>
          </table:table-cell>
          <table:table-cell table:formula="of:=AVERAGE([.B78:.B89])" office:value-type="float" office:value="101.833333333333" calcext:value-type="float">
            <text:p>101,833333333333</text:p>
          </table:table-cell>
          <table:table-cell table:formula="of:=[.D89]-[.C89]" office:value-type="float" office:value="93.9959713776596" calcext:value-type="float">
            <text:p>93,9959713776596</text:p>
          </table:table-cell>
          <table:table-cell table:formula="of:=[.D89]-[.D77]" office:value-type="float" office:value="-2.25" calcext:value-type="float">
            <text:p>-2,2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5" calcext:value-type="float">
            <text:p>95</text:p>
          </table:table-cell>
          <table:table-cell table:formula="of:=COM.MICROSOFT.STDEV.S([.B79:.B90])" office:value-type="float" office:value="7.88362322485766" calcext:value-type="float">
            <text:p>7,88362322485766</text:p>
          </table:table-cell>
          <table:table-cell table:formula="of:=AVERAGE([.B79:.B90])" office:value-type="float" office:value="100.833333333333" calcext:value-type="float">
            <text:p>100,833333333333</text:p>
          </table:table-cell>
          <table:table-cell table:formula="of:=[.D90]-[.C90]" office:value-type="float" office:value="92.9497101084757" calcext:value-type="float">
            <text:p>92,9497101084757</text:p>
          </table:table-cell>
          <table:table-cell table:formula="of:=[.D90]-[.D78]" office:value-type="float" office:value="-3.16666666666667" calcext:value-type="float">
            <text:p>-3,166666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06" calcext:value-type="float">
            <text:p>106</text:p>
          </table:table-cell>
          <table:table-cell table:formula="of:=COM.MICROSOFT.STDEV.S([.B80:.B91])" office:value-type="float" office:value="6.95221787153807" calcext:value-type="float">
            <text:p>6,95221787153807</text:p>
          </table:table-cell>
          <table:table-cell table:formula="of:=AVERAGE([.B80:.B91])" office:value-type="float" office:value="100.166666666667" calcext:value-type="float">
            <text:p>100,166666666667</text:p>
          </table:table-cell>
          <table:table-cell table:formula="of:=[.D91]-[.C91]" office:value-type="float" office:value="93.2144487951286" calcext:value-type="float">
            <text:p>93,2144487951286</text:p>
          </table:table-cell>
          <table:table-cell table:formula="of:=[.D91]-[.D79]" office:value-type="float" office:value="-3.91666666666667" calcext:value-type="float">
            <text:p>-3,91666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0" calcext:value-type="float">
            <text:p>90</text:p>
          </table:table-cell>
          <table:table-cell table:formula="of:=COM.MICROSOFT.STDEV.S([.B81:.B92])" office:value-type="float" office:value="7.46456274470896" calcext:value-type="float">
            <text:p>7,46456274470896</text:p>
          </table:table-cell>
          <table:table-cell table:formula="of:=AVERAGE([.B81:.B92])" office:value-type="float" office:value="99.0833333333333" calcext:value-type="float">
            <text:p>99,0833333333333</text:p>
          </table:table-cell>
          <table:table-cell table:formula="of:=[.D92]-[.C92]" office:value-type="float" office:value="91.6187705886244" calcext:value-type="float">
            <text:p>91,6187705886244</text:p>
          </table:table-cell>
          <table:table-cell table:formula="of:=[.D92]-[.D80]" office:value-type="float" office:value="-4.83333333333333" calcext:value-type="float">
            <text:p>-4,833333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4" calcext:value-type="float">
            <text:p>84</text:p>
          </table:table-cell>
          <table:table-cell table:formula="of:=COM.MICROSOFT.STDEV.S([.B82:.B93])" office:value-type="float" office:value="8.44725165992233" calcext:value-type="float">
            <text:p>8,44725165992233</text:p>
          </table:table-cell>
          <table:table-cell table:formula="of:=AVERAGE([.B82:.B93])" office:value-type="float" office:value="98.4166666666667" calcext:value-type="float">
            <text:p>98,4166666666667</text:p>
          </table:table-cell>
          <table:table-cell table:formula="of:=[.D93]-[.C93]" office:value-type="float" office:value="89.9694150067443" calcext:value-type="float">
            <text:p>89,9694150067443</text:p>
          </table:table-cell>
          <table:table-cell table:formula="of:=[.D93]-[.D81]" office:value-type="float" office:value="-4.41666666666667" calcext:value-type="float">
            <text:p>-4,41666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0" calcext:value-type="float">
            <text:p>80</text:p>
          </table:table-cell>
          <table:table-cell table:formula="of:=COM.MICROSOFT.STDEV.S([.B83:.B94])" office:value-type="float" office:value="9.97117056439426" calcext:value-type="float">
            <text:p>9,97117056439426</text:p>
          </table:table-cell>
          <table:table-cell table:formula="of:=AVERAGE([.B83:.B94])" office:value-type="float" office:value="97.1666666666667" calcext:value-type="float">
            <text:p>97,1666666666667</text:p>
          </table:table-cell>
          <table:table-cell table:formula="of:=[.D94]-[.C94]" office:value-type="float" office:value="87.1954961022724" calcext:value-type="float">
            <text:p>87,1954961022724</text:p>
          </table:table-cell>
          <table:table-cell table:formula="of:=[.D94]-[.D82]" office:value-type="float" office:value="-5.08333333333334" calcext:value-type="float">
            <text:p>-5,08333333333334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81" calcext:value-type="float">
            <text:p>81</text:p>
          </table:table-cell>
          <table:table-cell table:formula="of:=COM.MICROSOFT.STDEV.S([.B84:.B95])" office:value-type="float" office:value="10.9779393109614" calcext:value-type="float">
            <text:p>10,9779393109614</text:p>
          </table:table-cell>
          <table:table-cell table:formula="of:=AVERAGE([.B84:.B95])" office:value-type="float" office:value="96.1666666666667" calcext:value-type="float">
            <text:p>96,1666666666667</text:p>
          </table:table-cell>
          <table:table-cell table:formula="of:=[.D95]-[.C95]" office:value-type="float" office:value="85.1887273557053" calcext:value-type="float">
            <text:p>85,1887273557053</text:p>
          </table:table-cell>
          <table:table-cell table:formula="of:=[.D95]-[.D83]"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5" calcext:value-type="float">
            <text:p>95</text:p>
          </table:table-cell>
          <table:table-cell table:formula="of:=COM.MICROSOFT.STDEV.S([.B85:.B96])" office:value-type="float" office:value="10.9447649032713" calcext:value-type="float">
            <text:p>10,9447649032713</text:p>
          </table:table-cell>
          <table:table-cell table:formula="of:=AVERAGE([.B85:.B96])" office:value-type="float" office:value="95.8333333333333" calcext:value-type="float">
            <text:p>95,8333333333333</text:p>
          </table:table-cell>
          <table:table-cell table:formula="of:=[.D96]-[.C96]" office:value-type="float" office:value="84.8885684300621" calcext:value-type="float">
            <text:p>84,8885684300621</text:p>
          </table:table-cell>
          <table:table-cell table:formula="of:=[.D96]-[.D84]" office:value-type="float" office:value="-4.25" calcext:value-type="float">
            <text:p>-4,2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4" calcext:value-type="float">
            <text:p>94</text:p>
          </table:table-cell>
          <table:table-cell table:formula="of:=COM.MICROSOFT.STDEV.S([.B86:.B97])" office:value-type="float" office:value="10.925019936186" calcext:value-type="float">
            <text:p>10,925019936186</text:p>
          </table:table-cell>
          <table:table-cell table:formula="of:=AVERAGE([.B86:.B97])" office:value-type="float" office:value="95.9166666666667" calcext:value-type="float">
            <text:p>95,9166666666667</text:p>
          </table:table-cell>
          <table:table-cell table:formula="of:=[.D97]-[.C97]" office:value-type="float" office:value="84.9916467304807" calcext:value-type="float">
            <text:p>84,9916467304807</text:p>
          </table:table-cell>
          <table:table-cell table:formula="of:=[.D97]-[.D85]" office:value-type="float" office:value="-3.41666666666667" calcext:value-type="float">
            <text:p>-3,4166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93" calcext:value-type="float">
            <text:p>93</text:p>
          </table:table-cell>
          <table:table-cell table:formula="of:=COM.MICROSOFT.STDEV.S([.B87:.B98])" office:value-type="float" office:value="10.3671246123153" calcext:value-type="float">
            <text:p>10,3671246123153</text:p>
          </table:table-cell>
          <table:table-cell table:formula="of:=AVERAGE([.B87:.B98])" office:value-type="float" office:value="94.75" calcext:value-type="float">
            <text:p>94,75</text:p>
          </table:table-cell>
          <table:table-cell table:formula="of:=[.D98]-[.C98]" office:value-type="float" office:value="84.3828753876847" calcext:value-type="float">
            <text:p>84,3828753876847</text:p>
          </table:table-cell>
          <table:table-cell table:formula="of:=[.D98]-[.D86]" office:value-type="float" office:value="-4.58333333333333" calcext:value-type="float">
            <text:p>-4,5833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81" calcext:value-type="float">
            <text:p>81</text:p>
          </table:table-cell>
          <table:table-cell table:formula="of:=COM.MICROSOFT.STDEV.S([.B88:.B99])" office:value-type="float" office:value="11.0233911077831" calcext:value-type="float">
            <text:p>11,0233911077831</text:p>
          </table:table-cell>
          <table:table-cell table:formula="of:=AVERAGE([.B88:.B99])" office:value-type="float" office:value="93.3333333333333" calcext:value-type="float">
            <text:p>93,3333333333333</text:p>
          </table:table-cell>
          <table:table-cell table:formula="of:=[.D99]-[.C99]" office:value-type="float" office:value="82.3099422255502" calcext:value-type="float">
            <text:p>82,3099422255502</text:p>
          </table:table-cell>
          <table:table-cell table:formula="of:=[.D99]-[.D87]" office:value-type="float" office:value="-6.41666666666667" calcext:value-type="float">
            <text:p>-6,41666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86" calcext:value-type="float">
            <text:p>86</text:p>
          </table:table-cell>
          <table:table-cell table:formula="of:=COM.MICROSOFT.STDEV.S([.B89:.B100])" office:value-type="float" office:value="9.65895721832614" calcext:value-type="float">
            <text:p>9,65895721832614</text:p>
          </table:table-cell>
          <table:table-cell table:formula="of:=AVERAGE([.B89:.B100])" office:value-type="float" office:value="91.25" calcext:value-type="float">
            <text:p>91,25</text:p>
          </table:table-cell>
          <table:table-cell table:formula="of:=[.D100]-[.C100]" office:value-type="float" office:value="81.5910427816739" calcext:value-type="float">
            <text:p>81,5910427816739</text:p>
          </table:table-cell>
          <table:table-cell table:formula="of:=[.D100]-[.D88]" office:value-type="float" office:value="-10.5" calcext:value-type="float">
            <text:p>-10,5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97" calcext:value-type="float">
            <text:p>97</text:p>
          </table:table-cell>
          <table:table-cell table:formula="of:=COM.MICROSOFT.STDEV.S([.B90:.B101])" office:value-type="float" office:value="7.9410708384075" calcext:value-type="float">
            <text:p>7,9410708384075</text:p>
          </table:table-cell>
          <table:table-cell table:formula="of:=AVERAGE([.B90:.B101])" office:value-type="float" office:value="90.1666666666667" calcext:value-type="float">
            <text:p>90,1666666666667</text:p>
          </table:table-cell>
          <table:table-cell table:formula="of:=[.D101]-[.C101]" office:value-type="float" office:value="82.2255958282592" calcext:value-type="float">
            <text:p>82,2255958282592</text:p>
          </table:table-cell>
          <table:table-cell table:formula="of:=[.D101]-[.D89]" office:value-type="float" office:value="-11.6666666666667" calcext:value-type="float">
            <text:p>-11,66666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2" calcext:value-type="float">
            <text:p>102</text:p>
          </table:table-cell>
          <table:table-cell table:formula="of:=COM.MICROSOFT.STDEV.S([.B91:.B102])" office:value-type="float" office:value="8.56127645538062" calcext:value-type="float">
            <text:p>8,56127645538062</text:p>
          </table:table-cell>
          <table:table-cell table:formula="of:=AVERAGE([.B91:.B102])" office:value-type="float" office:value="90.75" calcext:value-type="float">
            <text:p>90,75</text:p>
          </table:table-cell>
          <table:table-cell table:formula="of:=[.D102]-[.C102]" office:value-type="float" office:value="82.1887235446194" calcext:value-type="float">
            <text:p>82,1887235446194</text:p>
          </table:table-cell>
          <table:table-cell table:formula="of:=[.D102]-[.D90]" office:value-type="float" office:value="-10.0833333333333" calcext:value-type="float">
            <text:p>-10,083333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90" calcext:value-type="float">
            <text:p>90</text:p>
          </table:table-cell>
          <table:table-cell table:formula="of:=COM.MICROSOFT.STDEV.S([.B92:.B103])" office:value-type="float" office:value="7.08979206430989" calcext:value-type="float">
            <text:p>7,08979206430989</text:p>
          </table:table-cell>
          <table:table-cell table:formula="of:=AVERAGE([.B92:.B103])" office:value-type="float" office:value="89.4166666666667" calcext:value-type="float">
            <text:p>89,4166666666667</text:p>
          </table:table-cell>
          <table:table-cell table:formula="of:=[.D103]-[.C103]" office:value-type="float" office:value="82.3268746023568" calcext:value-type="float">
            <text:p>82,3268746023568</text:p>
          </table:table-cell>
          <table:table-cell table:formula="of:=[.D103]-[.D91]" office:value-type="float" office:value="-10.75" calcext:value-type="float">
            <text:p>-10,7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3" calcext:value-type="float">
            <text:p>103</text:p>
          </table:table-cell>
          <table:table-cell table:formula="of:=COM.MICROSOFT.STDEV.S([.B93:.B104])" office:value-type="float" office:value="8.10723582531511" calcext:value-type="float">
            <text:p>8,10723582531511</text:p>
          </table:table-cell>
          <table:table-cell table:formula="of:=AVERAGE([.B93:.B104])" office:value-type="float" office:value="90.5" calcext:value-type="float">
            <text:p>90,5</text:p>
          </table:table-cell>
          <table:table-cell table:formula="of:=[.D104]-[.C104]" office:value-type="float" office:value="82.3927641746849" calcext:value-type="float">
            <text:p>82,3927641746849</text:p>
          </table:table-cell>
          <table:table-cell table:formula="of:=[.D104]-[.D92]" office:value-type="float" office:value="-8.58333333333333" calcext:value-type="float">
            <text:p>-8,583333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99" calcext:value-type="float">
            <text:p>99</text:p>
          </table:table-cell>
          <table:table-cell table:formula="of:=COM.MICROSOFT.STDEV.S([.B94:.B105])" office:value-type="float" office:value="8.1700673191841" calcext:value-type="float">
            <text:p>8,1700673191841</text:p>
          </table:table-cell>
          <table:table-cell table:formula="of:=AVERAGE([.B94:.B105])" office:value-type="float" office:value="91.75" calcext:value-type="float">
            <text:p>91,75</text:p>
          </table:table-cell>
          <table:table-cell table:formula="of:=[.D105]-[.C105]" office:value-type="float" office:value="83.5799326808159" calcext:value-type="float">
            <text:p>83,5799326808159</text:p>
          </table:table-cell>
          <table:table-cell table:formula="of:=[.D105]-[.D93]" office:value-type="float" office:value="-6.66666666666666" calcext:value-type="float">
            <text:p>-6,66666666666666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91" calcext:value-type="float">
            <text:p>91</text:p>
          </table:table-cell>
          <table:table-cell table:formula="of:=COM.MICROSOFT.STDEV.S([.B95:.B106])" office:value-type="float" office:value="7.30296743340222" calcext:value-type="float">
            <text:p>7,30296743340222</text:p>
          </table:table-cell>
          <table:table-cell table:formula="of:=AVERAGE([.B95:.B106])" office:value-type="float" office:value="92.6666666666667" calcext:value-type="float">
            <text:p>92,6666666666667</text:p>
          </table:table-cell>
          <table:table-cell table:formula="of:=[.D106]-[.C106]" office:value-type="float" office:value="85.3636992332644" calcext:value-type="float">
            <text:p>85,3636992332644</text:p>
          </table:table-cell>
          <table:table-cell table:formula="of:=[.D106]-[.D94]" office:value-type="float" office:value="-4.5" calcext:value-type="float">
            <text:p>-4,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83" calcext:value-type="float">
            <text:p>83</text:p>
          </table:table-cell>
          <table:table-cell table:formula="of:=COM.MICROSOFT.STDEV.S([.B96:.B107])" office:value-type="float" office:value="7.03023772174472" calcext:value-type="float">
            <text:p>7,03023772174472</text:p>
          </table:table-cell>
          <table:table-cell table:formula="of:=AVERAGE([.B96:.B107])" office:value-type="float" office:value="92.8333333333333" calcext:value-type="float">
            <text:p>92,8333333333333</text:p>
          </table:table-cell>
          <table:table-cell table:formula="of:=[.D107]-[.C107]" office:value-type="float" office:value="85.8030956115886" calcext:value-type="float">
            <text:p>85,8030956115886</text:p>
          </table:table-cell>
          <table:table-cell table:formula="of:=[.D107]-[.D95]" office:value-type="float" office:value="-3.33333333333333" calcext:value-type="float">
            <text:p>-3,3333333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74" calcext:value-type="float">
            <text:p>74</text:p>
          </table:table-cell>
          <table:table-cell table:formula="of:=COM.MICROSOFT.STDEV.S([.B97:.B108])" office:value-type="float" office:value="8.82618349863151" calcext:value-type="float">
            <text:p>8,82618349863151</text:p>
          </table:table-cell>
          <table:table-cell table:formula="of:=AVERAGE([.B97:.B108])" office:value-type="float" office:value="91.0833333333333" calcext:value-type="float">
            <text:p>91,0833333333333</text:p>
          </table:table-cell>
          <table:table-cell table:formula="of:=[.D108]-[.C108]" office:value-type="float" office:value="82.2571498347018" calcext:value-type="float">
            <text:p>82,2571498347018</text:p>
          </table:table-cell>
          <table:table-cell table:formula="of:=[.D108]-[.D96]" office:value-type="float" office:value="-4.75" calcext:value-type="float">
            <text:p>-4,75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78" calcext:value-type="float">
            <text:p>78</text:p>
          </table:table-cell>
          <table:table-cell table:formula="of:=COM.MICROSOFT.STDEV.S([.B98:.B109])" office:value-type="float" office:value="9.52627944162883" calcext:value-type="float">
            <text:p>9,52627944162883</text:p>
          </table:table-cell>
          <table:table-cell table:formula="of:=AVERAGE([.B98:.B109])" office:value-type="float" office:value="89.75" calcext:value-type="float">
            <text:p>89,75</text:p>
          </table:table-cell>
          <table:table-cell table:formula="of:=[.D109]-[.C109]" office:value-type="float" office:value="80.2237205583712" calcext:value-type="float">
            <text:p>80,2237205583712</text:p>
          </table:table-cell>
          <table:table-cell table:formula="of:=[.D109]-[.D97]" office:value-type="float" office:value="-6.16666666666666" calcext:value-type="float">
            <text:p>-6,16666666666666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76" calcext:value-type="float">
            <text:p>76</text:p>
          </table:table-cell>
          <table:table-cell table:formula="of:=COM.MICROSOFT.STDEV.S([.B99:.B110])" office:value-type="float" office:value="10.2365950778508" calcext:value-type="float">
            <text:p>10,2365950778508</text:p>
          </table:table-cell>
          <table:table-cell table:formula="of:=AVERAGE([.B99:.B110])" office:value-type="float" office:value="88.3333333333333" calcext:value-type="float">
            <text:p>88,3333333333333</text:p>
          </table:table-cell>
          <table:table-cell table:formula="of:=[.D110]-[.C110]" office:value-type="float" office:value="78.0967382554826" calcext:value-type="float">
            <text:p>78,0967382554826</text:p>
          </table:table-cell>
          <table:table-cell table:formula="of:=[.D110]-[.D98]" office:value-type="float" office:value="-6.41666666666667" calcext:value-type="float">
            <text:p>-6,4166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81" calcext:value-type="float">
            <text:p>81</text:p>
          </table:table-cell>
          <table:table-cell table:formula="of:=COM.MICROSOFT.STDEV.S([.B100:.B111])" office:value-type="float" office:value="10.2365950778508" calcext:value-type="float">
            <text:p>10,2365950778508</text:p>
          </table:table-cell>
          <table:table-cell table:formula="of:=AVERAGE([.B100:.B111])" office:value-type="float" office:value="88.3333333333333" calcext:value-type="float">
            <text:p>88,3333333333333</text:p>
          </table:table-cell>
          <table:table-cell table:formula="of:=[.D111]-[.C111]" office:value-type="float" office:value="78.0967382554826" calcext:value-type="float">
            <text:p>78,0967382554826</text:p>
          </table:table-cell>
          <table:table-cell table:formula="of:=[.D111]-[.D99]"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84" calcext:value-type="float">
            <text:p>84</text:p>
          </table:table-cell>
          <table:table-cell table:formula="of:=COM.MICROSOFT.STDEV.S([.B101:.B112])" office:value-type="float" office:value="10.2941583905483" calcext:value-type="float">
            <text:p>10,2941583905483</text:p>
          </table:table-cell>
          <table:table-cell table:formula="of:=AVERAGE([.B101:.B112])" office:value-type="float" office:value="88.1666666666667" calcext:value-type="float">
            <text:p>88,1666666666667</text:p>
          </table:table-cell>
          <table:table-cell table:formula="of:=[.D112]-[.C112]" office:value-type="float" office:value="77.8725082761183" calcext:value-type="float">
            <text:p>77,8725082761183</text:p>
          </table:table-cell>
          <table:table-cell table:formula="of:=[.D112]-[.D100]" office:value-type="float" office:value="-3.08333333333334" calcext:value-type="float">
            <text:p>-3,08333333333334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3" calcext:value-type="float">
            <text:p>93</text:p>
          </table:table-cell>
          <table:table-cell table:formula="of:=COM.MICROSOFT.STDEV.S([.B102:.B113])" office:value-type="float" office:value="10.0438432822694" calcext:value-type="float">
            <text:p>10,0438432822694</text:p>
          </table:table-cell>
          <table:table-cell table:formula="of:=AVERAGE([.B102:.B113])" office:value-type="float" office:value="87.8333333333333" calcext:value-type="float">
            <text:p>87,8333333333333</text:p>
          </table:table-cell>
          <table:table-cell table:formula="of:=[.D113]-[.C113]" office:value-type="float" office:value="77.7894900510639" calcext:value-type="float">
            <text:p>77,7894900510639</text:p>
          </table:table-cell>
          <table:table-cell table:formula="of:=[.D113]-[.D101]" office:value-type="float" office:value="-2.33333333333333" calcext:value-type="float">
            <text:p>-2,33333333333333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90" calcext:value-type="float">
            <text:p>90</text:p>
          </table:table-cell>
          <table:table-cell table:formula="of:=COM.MICROSOFT.STDEV.S([.B103:.B114])" office:value-type="float" office:value="9.05371177858545" calcext:value-type="float">
            <text:p>9,05371177858545</text:p>
          </table:table-cell>
          <table:table-cell table:formula="of:=AVERAGE([.B103:.B114])" office:value-type="float" office:value="86.8333333333333" calcext:value-type="float">
            <text:p>86,8333333333333</text:p>
          </table:table-cell>
          <table:table-cell table:formula="of:=[.D114]-[.C114]" office:value-type="float" office:value="77.7796215547479" calcext:value-type="float">
            <text:p>77,7796215547479</text:p>
          </table:table-cell>
          <table:table-cell table:formula="of:=[.D114]-[.D102]" office:value-type="float" office:value="-3.91666666666667" calcext:value-type="float">
            <text:p>-3,91666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7" calcext:value-type="float">
            <text:p>107</text:p>
          </table:table-cell>
          <table:table-cell table:formula="of:=COM.MICROSOFT.STDEV.S([.B104:.B115])" office:value-type="float" office:value="10.7629414701981" calcext:value-type="float">
            <text:p>10,7629414701981</text:p>
          </table:table-cell>
          <table:table-cell table:formula="of:=AVERAGE([.B104:.B115])" office:value-type="float" office:value="88.25" calcext:value-type="float">
            <text:p>88,25</text:p>
          </table:table-cell>
          <table:table-cell table:formula="of:=[.D115]-[.C115]" office:value-type="float" office:value="77.4870585298019" calcext:value-type="float">
            <text:p>77,4870585298019</text:p>
          </table:table-cell>
          <table:table-cell table:formula="of:=[.D115]-[.D103]" office:value-type="float" office:value="-1.16666666666666" calcext:value-type="float">
            <text:p>-1,16666666666666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89" calcext:value-type="float">
            <text:p>89</text:p>
          </table:table-cell>
          <table:table-cell table:formula="of:=COM.MICROSOFT.STDEV.S([.B105:.B116])" office:value-type="float" office:value="9.72773292595905" calcext:value-type="float">
            <text:p>9,72773292595905</text:p>
          </table:table-cell>
          <table:table-cell table:formula="of:=AVERAGE([.B105:.B116])" office:value-type="float" office:value="87.0833333333333" calcext:value-type="float">
            <text:p>87,0833333333333</text:p>
          </table:table-cell>
          <table:table-cell table:formula="of:=[.D116]-[.C116]" office:value-type="float" office:value="77.3556004073743" calcext:value-type="float">
            <text:p>77,3556004073743</text:p>
          </table:table-cell>
          <table:table-cell table:formula="of:=[.D116]-[.D104]" office:value-type="float" office:value="-3.41666666666667" calcext:value-type="float">
            <text:p>-3,416666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92" calcext:value-type="float">
            <text:p>92</text:p>
          </table:table-cell>
          <table:table-cell table:formula="of:=COM.MICROSOFT.STDEV.S([.B106:.B117])" office:value-type="float" office:value="9.14032026492806" calcext:value-type="float">
            <text:p>9,14032026492806</text:p>
          </table:table-cell>
          <table:table-cell table:formula="of:=AVERAGE([.B106:.B117])" office:value-type="float" office:value="86.5" calcext:value-type="float">
            <text:p>86,5</text:p>
          </table:table-cell>
          <table:table-cell table:formula="of:=[.D117]-[.C117]" office:value-type="float" office:value="77.3596797350719" calcext:value-type="float">
            <text:p>77,3596797350719</text:p>
          </table:table-cell>
          <table:table-cell table:formula="of:=[.D117]-[.D105]" office:value-type="float" office:value="-5.25" calcext:value-type="float">
            <text:p>-5,2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87" calcext:value-type="float">
            <text:p>87</text:p>
          </table:table-cell>
          <table:table-cell table:formula="of:=COM.MICROSOFT.STDEV.S([.B107:.B118])" office:value-type="float" office:value="9.03360728646429" calcext:value-type="float">
            <text:p>9,03360728646429</text:p>
          </table:table-cell>
          <table:table-cell table:formula="of:=AVERAGE([.B107:.B118])" office:value-type="float" office:value="86.1666666666667" calcext:value-type="float">
            <text:p>86,1666666666667</text:p>
          </table:table-cell>
          <table:table-cell table:formula="of:=[.D118]-[.C118]" office:value-type="float" office:value="77.1330593802024" calcext:value-type="float">
            <text:p>77,1330593802024</text:p>
          </table:table-cell>
          <table:table-cell table:formula="of:=[.D118]-[.D106]" office:value-type="float" office:value="-6.5" calcext:value-type="float">
            <text:p>-6,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79" calcext:value-type="float">
            <text:p>79</text:p>
          </table:table-cell>
          <table:table-cell table:formula="of:=COM.MICROSOFT.STDEV.S([.B108:.B119])" office:value-type="float" office:value="9.23268239692151" calcext:value-type="float">
            <text:p>9,23268239692151</text:p>
          </table:table-cell>
          <table:table-cell table:formula="of:=AVERAGE([.B108:.B119])" office:value-type="float" office:value="85.8333333333333" calcext:value-type="float">
            <text:p>85,8333333333333</text:p>
          </table:table-cell>
          <table:table-cell table:formula="of:=[.D119]-[.C119]" office:value-type="float" office:value="76.6006509364118" calcext:value-type="float">
            <text:p>76,6006509364118</text:p>
          </table:table-cell>
          <table:table-cell table:formula="of:=[.D119]-[.D107]" office:value-type="float" office:value="-7" calcext:value-type="float">
            <text:p>-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0" calcext:value-type="float">
            <text:p>80</text:p>
          </table:table-cell>
          <table:table-cell table:formula="of:=COM.MICROSOFT.STDEV.S([.B109:.B120])" office:value-type="float" office:value="8.67947771086103" calcext:value-type="float">
            <text:p>8,67947771086103</text:p>
          </table:table-cell>
          <table:table-cell table:formula="of:=AVERAGE([.B109:.B120])" office:value-type="float" office:value="86.3333333333333" calcext:value-type="float">
            <text:p>86,3333333333333</text:p>
          </table:table-cell>
          <table:table-cell table:formula="of:=[.D120]-[.C120]" office:value-type="float" office:value="77.6538556224723" calcext:value-type="float">
            <text:p>77,6538556224723</text:p>
          </table:table-cell>
          <table:table-cell table:formula="of:=[.D120]-[.D108]" office:value-type="float" office:value="-4.75" calcext:value-type="float">
            <text:p>-4,7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82" calcext:value-type="float">
            <text:p>82</text:p>
          </table:table-cell>
          <table:table-cell table:formula="of:=COM.MICROSOFT.STDEV.S([.B110:.B121])" office:value-type="float" office:value="8.40274125545114" calcext:value-type="float">
            <text:p>8,40274125545114</text:p>
          </table:table-cell>
          <table:table-cell table:formula="of:=AVERAGE([.B110:.B121])" office:value-type="float" office:value="86.6666666666667" calcext:value-type="float">
            <text:p>86,6666666666667</text:p>
          </table:table-cell>
          <table:table-cell table:formula="of:=[.D121]-[.C121]" office:value-type="float" office:value="78.2639254112155" calcext:value-type="float">
            <text:p>78,2639254112155</text:p>
          </table:table-cell>
          <table:table-cell table:formula="of:=[.D121]-[.D109]" office:value-type="float" office:value="-3.08333333333334" calcext:value-type="float">
            <text:p>-3,08333333333334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0" calcext:value-type="float">
            <text:p>80</text:p>
          </table:table-cell>
          <table:table-cell table:formula="of:=COM.MICROSOFT.STDEV.S([.B111:.B122])" office:value-type="float" office:value="8.01135557704301" calcext:value-type="float">
            <text:p>8,01135557704301</text:p>
          </table:table-cell>
          <table:table-cell table:formula="of:=AVERAGE([.B111:.B122])" office:value-type="float" office:value="87" calcext:value-type="float">
            <text:p>87</text:p>
          </table:table-cell>
          <table:table-cell table:formula="of:=[.D122]-[.C122]" office:value-type="float" office:value="78.988644422957" calcext:value-type="float">
            <text:p>78,988644422957</text:p>
          </table:table-cell>
          <table:table-cell table:formula="of:=[.D122]-[.D110]" office:value-type="float" office:value="-1.33333333333333" calcext:value-type="float">
            <text:p>-1,333333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79" calcext:value-type="float">
            <text:p>79</text:p>
          </table:table-cell>
          <table:table-cell table:formula="of:=COM.MICROSOFT.STDEV.S([.B112:.B123])" office:value-type="float" office:value="8.16682127250068" calcext:value-type="float">
            <text:p>8,16682127250068</text:p>
          </table:table-cell>
          <table:table-cell table:formula="of:=AVERAGE([.B112:.B123])" office:value-type="float" office:value="86.8333333333333" calcext:value-type="float">
            <text:p>86,8333333333333</text:p>
          </table:table-cell>
          <table:table-cell table:formula="of:=[.D123]-[.C123]" office:value-type="float" office:value="78.6665120608326" calcext:value-type="float">
            <text:p>78,6665120608326</text:p>
          </table:table-cell>
          <table:table-cell table:formula="of:=[.D123]-[.D111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9" calcext:value-type="float">
            <text:p>79</text:p>
          </table:table-cell>
          <table:table-cell table:formula="of:=COM.MICROSOFT.STDEV.S([.B113:.B124])" office:value-type="float" office:value="8.44725165992233" calcext:value-type="float">
            <text:p>8,44725165992233</text:p>
          </table:table-cell>
          <table:table-cell table:formula="of:=AVERAGE([.B113:.B124])" office:value-type="float" office:value="86.4166666666667" calcext:value-type="float">
            <text:p>86,4166666666667</text:p>
          </table:table-cell>
          <table:table-cell table:formula="of:=[.D124]-[.C124]" office:value-type="float" office:value="77.9694150067443" calcext:value-type="float">
            <text:p>77,9694150067443</text:p>
          </table:table-cell>
          <table:table-cell table:formula="of:=[.D124]-[.D112]" office:value-type="float" office:value="-1.75" calcext:value-type="float">
            <text:p>-1,75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7" calcext:value-type="float">
            <text:p>87</text:p>
          </table:table-cell>
          <table:table-cell table:formula="of:=COM.MICROSOFT.STDEV.S([.B114:.B125])" office:value-type="float" office:value="8.19598941094011" calcext:value-type="float">
            <text:p>8,19598941094011</text:p>
          </table:table-cell>
          <table:table-cell table:formula="of:=AVERAGE([.B114:.B125])" office:value-type="float" office:value="85.9166666666667" calcext:value-type="float">
            <text:p>85,9166666666667</text:p>
          </table:table-cell>
          <table:table-cell table:formula="of:=[.D125]-[.C125]" office:value-type="float" office:value="77.7206772557265" calcext:value-type="float">
            <text:p>77,7206772557265</text:p>
          </table:table-cell>
          <table:table-cell table:formula="of:=[.D125]-[.D113]" office:value-type="float" office:value="-1.91666666666667" calcext:value-type="float">
            <text:p>-1,916666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71" calcext:value-type="float">
            <text:p>71</text:p>
          </table:table-cell>
          <table:table-cell table:formula="of:=COM.MICROSOFT.STDEV.S([.B115:.B126])" office:value-type="float" office:value="9.11874526190501" calcext:value-type="float">
            <text:p>9,11874526190501</text:p>
          </table:table-cell>
          <table:table-cell table:formula="of:=AVERAGE([.B115:.B126])" office:value-type="float" office:value="84.3333333333333" calcext:value-type="float">
            <text:p>84,3333333333333</text:p>
          </table:table-cell>
          <table:table-cell table:formula="of:=[.D126]-[.C126]" office:value-type="float" office:value="75.2145880714283" calcext:value-type="float">
            <text:p>75,2145880714283</text:p>
          </table:table-cell>
          <table:table-cell table:formula="of:=[.D126]-[.D114]" office:value-type="float" office:value="-2.5" calcext:value-type="float">
            <text:p>-2,5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9" calcext:value-type="float">
            <text:p>79</text:p>
          </table:table-cell>
          <table:table-cell table:formula="of:=COM.MICROSOFT.STDEV.S([.B116:.B127])" office:value-type="float" office:value="5.75246982529323" calcext:value-type="float">
            <text:p>5,75246982529323</text:p>
          </table:table-cell>
          <table:table-cell table:formula="of:=AVERAGE([.B116:.B127])" office:value-type="float" office:value="82" calcext:value-type="float">
            <text:p>82</text:p>
          </table:table-cell>
          <table:table-cell table:formula="of:=[.D127]-[.C127]" office:value-type="float" office:value="76.2475301747068" calcext:value-type="float">
            <text:p>76,2475301747068</text:p>
          </table:table-cell>
          <table:table-cell table:formula="of:=[.D127]-[.D115]" office:value-type="float" office:value="-6.25" calcext:value-type="float">
            <text:p>-6,25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1" calcext:value-type="float">
            <text:p>81</text:p>
          </table:table-cell>
          <table:table-cell table:formula="of:=COM.MICROSOFT.STDEV.S([.B117:.B128])" office:value-type="float" office:value="5.31436019125767" calcext:value-type="float">
            <text:p>5,31436019125767</text:p>
          </table:table-cell>
          <table:table-cell table:formula="of:=AVERAGE([.B117:.B128])" office:value-type="float" office:value="81.3333333333333" calcext:value-type="float">
            <text:p>81,3333333333333</text:p>
          </table:table-cell>
          <table:table-cell table:formula="of:=[.D128]-[.C128]" office:value-type="float" office:value="76.0189731420757" calcext:value-type="float">
            <text:p>76,0189731420757</text:p>
          </table:table-cell>
          <table:table-cell table:formula="of:=[.D128]-[.D116]" office:value-type="float" office:value="-5.75" calcext:value-type="float">
            <text:p>-5,75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81" calcext:value-type="float">
            <text:p>81</text:p>
          </table:table-cell>
          <table:table-cell table:formula="of:=COM.MICROSOFT.STDEV.S([.B118:.B129])" office:value-type="float" office:value="4.12218682769525" calcext:value-type="float">
            <text:p>4,12218682769525</text:p>
          </table:table-cell>
          <table:table-cell table:formula="of:=AVERAGE([.B118:.B129])" office:value-type="float" office:value="80.4166666666667" calcext:value-type="float">
            <text:p>80,4166666666667</text:p>
          </table:table-cell>
          <table:table-cell table:formula="of:=[.D129]-[.C129]" office:value-type="float" office:value="76.2944798389714" calcext:value-type="float">
            <text:p>76,2944798389714</text:p>
          </table:table-cell>
          <table:table-cell table:formula="of:=[.D129]-[.D117]" office:value-type="float" office:value="-6.08333333333334" calcext:value-type="float">
            <text:p>-6,08333333333334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81" calcext:value-type="float">
            <text:p>81</text:p>
          </table:table-cell>
          <table:table-cell table:formula="of:=COM.MICROSOFT.STDEV.S([.B119:.B130])" office:value-type="float" office:value="3.57919069911147" calcext:value-type="float">
            <text:p>3,57919069911147</text:p>
          </table:table-cell>
          <table:table-cell table:formula="of:=AVERAGE([.B119:.B130])" office:value-type="float" office:value="79.9166666666667" calcext:value-type="float">
            <text:p>79,9166666666667</text:p>
          </table:table-cell>
          <table:table-cell table:formula="of:=[.D130]-[.C130]" office:value-type="float" office:value="76.3374759675552" calcext:value-type="float">
            <text:p>76,3374759675552</text:p>
          </table:table-cell>
          <table:table-cell table:formula="of:=[.D130]-[.D118]" office:value-type="float" office:value="-6.25" calcext:value-type="float">
            <text:p>-6,2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7" calcext:value-type="float">
            <text:p>67</text:p>
          </table:table-cell>
          <table:table-cell table:formula="of:=COM.MICROSOFT.STDEV.S([.B120:.B131])" office:value-type="float" office:value="5.17789591056117" calcext:value-type="float">
            <text:p>5,17789591056117</text:p>
          </table:table-cell>
          <table:table-cell table:formula="of:=AVERAGE([.B120:.B131])" office:value-type="float" office:value="78.9166666666667" calcext:value-type="float">
            <text:p>78,9166666666667</text:p>
          </table:table-cell>
          <table:table-cell table:formula="of:=[.D131]-[.C131]" office:value-type="float" office:value="73.7387707561055" calcext:value-type="float">
            <text:p>73,7387707561055</text:p>
          </table:table-cell>
          <table:table-cell table:formula="of:=[.D131]-[.D119]" office:value-type="float" office:value="-6.91666666666667" calcext:value-type="float">
            <text:p>-6,916666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73" calcext:value-type="float">
            <text:p>73</text:p>
          </table:table-cell>
          <table:table-cell table:formula="of:=COM.MICROSOFT.STDEV.S([.B121:.B132])" office:value-type="float" office:value="5.43278487657587" calcext:value-type="float">
            <text:p>5,43278487657587</text:p>
          </table:table-cell>
          <table:table-cell table:formula="of:=AVERAGE([.B121:.B132])" office:value-type="float" office:value="78.3333333333333" calcext:value-type="float">
            <text:p>78,3333333333333</text:p>
          </table:table-cell>
          <table:table-cell table:formula="of:=[.D132]-[.C132]" office:value-type="float" office:value="72.9005484567575" calcext:value-type="float">
            <text:p>72,9005484567575</text:p>
          </table:table-cell>
          <table:table-cell table:formula="of:=[.D132]-[.D120]" office:value-type="float" office:value="-8" calcext:value-type="float">
            <text:p>-8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0" calcext:value-type="float">
            <text:p>70</text:p>
          </table:table-cell>
          <table:table-cell table:formula="of:=COM.MICROSOFT.STDEV.S([.B122:.B133])" office:value-type="float" office:value="5.7892271949848" calcext:value-type="float">
            <text:p>5,7892271949848</text:p>
          </table:table-cell>
          <table:table-cell table:formula="of:=AVERAGE([.B122:.B133])" office:value-type="float" office:value="77.3333333333333" calcext:value-type="float">
            <text:p>77,3333333333333</text:p>
          </table:table-cell>
          <table:table-cell table:formula="of:=[.D133]-[.C133]" office:value-type="float" office:value="71.5441061383485" calcext:value-type="float">
            <text:p>71,5441061383485</text:p>
          </table:table-cell>
          <table:table-cell table:formula="of:=[.D133]-[.D121]" office:value-type="float" office:value="-9.33333333333333" calcext:value-type="float">
            <text:p>-9,333333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0" calcext:value-type="float">
            <text:p>70</text:p>
          </table:table-cell>
          <table:table-cell table:formula="of:=COM.MICROSOFT.STDEV.S([.B123:.B134])" office:value-type="float" office:value="6.08276253029822" calcext:value-type="float">
            <text:p>6,08276253029822</text:p>
          </table:table-cell>
          <table:table-cell table:formula="of:=AVERAGE([.B123:.B134])" office:value-type="float" office:value="76.5" calcext:value-type="float">
            <text:p>76,5</text:p>
          </table:table-cell>
          <table:table-cell table:formula="of:=[.D134]-[.C134]" office:value-type="float" office:value="70.4172374697018" calcext:value-type="float">
            <text:p>70,4172374697018</text:p>
          </table:table-cell>
          <table:table-cell table:formula="of:=[.D134]-[.D122]" office:value-type="float" office:value="-10.5" calcext:value-type="float">
            <text:p>-10,5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8" calcext:value-type="float">
            <text:p>68</text:p>
          </table:table-cell>
          <table:table-cell table:formula="of:=COM.MICROSOFT.STDEV.S([.B124:.B135])" office:value-type="float" office:value="6.48716681867619" calcext:value-type="float">
            <text:p>6,48716681867619</text:p>
          </table:table-cell>
          <table:table-cell table:formula="of:=AVERAGE([.B124:.B135])" office:value-type="float" office:value="75.5833333333333" calcext:value-type="float">
            <text:p>75,5833333333333</text:p>
          </table:table-cell>
          <table:table-cell table:formula="of:=[.D135]-[.C135]" office:value-type="float" office:value="69.0961665146571" calcext:value-type="float">
            <text:p>69,0961665146571</text:p>
          </table:table-cell>
          <table:table-cell table:formula="of:=[.D135]-[.D123]" office:value-type="float" office:value="-11.25" calcext:value-type="float">
            <text:p>-11,2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4" calcext:value-type="float">
            <text:p>74</text:p>
          </table:table-cell>
          <table:table-cell table:formula="of:=COM.MICROSOFT.STDEV.S([.B125:.B136])" office:value-type="float" office:value="6.40785502805783" calcext:value-type="float">
            <text:p>6,40785502805783</text:p>
          </table:table-cell>
          <table:table-cell table:formula="of:=AVERAGE([.B125:.B136])" office:value-type="float" office:value="75.1666666666667" calcext:value-type="float">
            <text:p>75,1666666666667</text:p>
          </table:table-cell>
          <table:table-cell table:formula="of:=[.D136]-[.C136]" office:value-type="float" office:value="68.7588116386088" calcext:value-type="float">
            <text:p>68,7588116386088</text:p>
          </table:table-cell>
          <table:table-cell table:formula="of:=[.D136]-[.D124]" office:value-type="float" office:value="-11.25" calcext:value-type="float">
            <text:p>-11,25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9" calcext:value-type="float">
            <text:p>79</text:p>
          </table:table-cell>
          <table:table-cell table:formula="of:=COM.MICROSOFT.STDEV.S([.B126:.B137])" office:value-type="float" office:value="5.40201982427112" calcext:value-type="float">
            <text:p>5,40201982427112</text:p>
          </table:table-cell>
          <table:table-cell table:formula="of:=AVERAGE([.B126:.B137])" office:value-type="float" office:value="74.5" calcext:value-type="float">
            <text:p>74,5</text:p>
          </table:table-cell>
          <table:table-cell table:formula="of:=[.D137]-[.C137]" office:value-type="float" office:value="69.0979801757289" calcext:value-type="float">
            <text:p>69,0979801757289</text:p>
          </table:table-cell>
          <table:table-cell table:formula="of:=[.D137]-[.D125]" office:value-type="float" office:value="-11.4166666666667" calcext:value-type="float">
            <text:p>-11,41666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2" calcext:value-type="float">
            <text:p>62</text:p>
          </table:table-cell>
          <table:table-cell table:formula="of:=COM.MICROSOFT.STDEV.S([.B127:.B138])" office:value-type="float" office:value="6.45438540134465" calcext:value-type="float">
            <text:p>6,45438540134465</text:p>
          </table:table-cell>
          <table:table-cell table:formula="of:=AVERAGE([.B127:.B138])" office:value-type="float" office:value="73.75" calcext:value-type="float">
            <text:p>73,75</text:p>
          </table:table-cell>
          <table:table-cell table:formula="of:=[.D138]-[.C138]" office:value-type="float" office:value="67.2956145986553" calcext:value-type="float">
            <text:p>67,2956145986553</text:p>
          </table:table-cell>
          <table:table-cell table:formula="of:=[.D138]-[.D126]" office:value-type="float" office:value="-10.5833333333333" calcext:value-type="float">
            <text:p>-10,58333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3" calcext:value-type="float">
            <text:p>63</text:p>
          </table:table-cell>
          <table:table-cell table:formula="of:=COM.MICROSOFT.STDEV.S([.B128:.B139])" office:value-type="float" office:value="6.90794448223905" calcext:value-type="float">
            <text:p>6,90794448223905</text:p>
          </table:table-cell>
          <table:table-cell table:formula="of:=AVERAGE([.B128:.B139])" office:value-type="float" office:value="72.4166666666667" calcext:value-type="float">
            <text:p>72,4166666666667</text:p>
          </table:table-cell>
          <table:table-cell table:formula="of:=[.D139]-[.C139]" office:value-type="float" office:value="65.5087221844276" calcext:value-type="float">
            <text:p>65,5087221844276</text:p>
          </table:table-cell>
          <table:table-cell table:formula="of:=[.D139]-[.D127]" office:value-type="float" office:value="-9.58333333333334" calcext:value-type="float">
            <text:p>-9,58333333333334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72" calcext:value-type="float">
            <text:p>72</text:p>
          </table:table-cell>
          <table:table-cell table:formula="of:=COM.MICROSOFT.STDEV.S([.B129:.B140])" office:value-type="float" office:value="6.3580061673643" calcext:value-type="float">
            <text:p>6,3580061673643</text:p>
          </table:table-cell>
          <table:table-cell table:formula="of:=AVERAGE([.B129:.B140])" office:value-type="float" office:value="71.6666666666667" calcext:value-type="float">
            <text:p>71,6666666666667</text:p>
          </table:table-cell>
          <table:table-cell table:formula="of:=[.D140]-[.C140]" office:value-type="float" office:value="65.3086604993024" calcext:value-type="float">
            <text:p>65,3086604993024</text:p>
          </table:table-cell>
          <table:table-cell table:formula="of:=[.D140]-[.D128]" office:value-type="float" office:value="-9.66666666666667" calcext:value-type="float">
            <text:p>-9,666666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80" calcext:value-type="float">
            <text:p>80</text:p>
          </table:table-cell>
          <table:table-cell table:formula="of:=COM.MICROSOFT.STDEV.S([.B130:.B141])" office:value-type="float" office:value="6.22981589299444" calcext:value-type="float">
            <text:p>6,22981589299444</text:p>
          </table:table-cell>
          <table:table-cell table:formula="of:=AVERAGE([.B130:.B141])" office:value-type="float" office:value="71.5833333333333" calcext:value-type="float">
            <text:p>71,5833333333333</text:p>
          </table:table-cell>
          <table:table-cell table:formula="of:=[.D141]-[.C141]" office:value-type="float" office:value="65.3535174403389" calcext:value-type="float">
            <text:p>65,3535174403389</text:p>
          </table:table-cell>
          <table:table-cell table:formula="of:=[.D141]-[.D129]" office:value-type="float" office:value="-8.83333333333333" calcext:value-type="float">
            <text:p>-8,8333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68" calcext:value-type="float">
            <text:p>68</text:p>
          </table:table-cell>
          <table:table-cell table:formula="of:=COM.MICROSOFT.STDEV.S([.B131:.B142])" office:value-type="float" office:value="5.53501252359592" calcext:value-type="float">
            <text:p>5,53501252359592</text:p>
          </table:table-cell>
          <table:table-cell table:formula="of:=AVERAGE([.B131:.B142])" office:value-type="float" office:value="70.5" calcext:value-type="float">
            <text:p>70,5</text:p>
          </table:table-cell>
          <table:table-cell table:formula="of:=[.D142]-[.C142]" office:value-type="float" office:value="64.9649874764041" calcext:value-type="float">
            <text:p>64,9649874764041</text:p>
          </table:table-cell>
          <table:table-cell table:formula="of:=[.D142]-[.D130]" office:value-type="float" office:value="-9.41666666666666" calcext:value-type="float">
            <text:p>-9,41666666666666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8" calcext:value-type="float">
            <text:p>68</text:p>
          </table:table-cell>
          <table:table-cell table:formula="of:=COM.MICROSOFT.STDEV.S([.B132:.B143])" office:value-type="float" office:value="5.48482755730144" calcext:value-type="float">
            <text:p>5,48482755730144</text:p>
          </table:table-cell>
          <table:table-cell table:formula="of:=AVERAGE([.B132:.B143])" office:value-type="float" office:value="70.5833333333333" calcext:value-type="float">
            <text:p>70,5833333333333</text:p>
          </table:table-cell>
          <table:table-cell table:formula="of:=[.D143]-[.C143]" office:value-type="float" office:value="65.0985057760319" calcext:value-type="float">
            <text:p>65,0985057760319</text:p>
          </table:table-cell>
          <table:table-cell table:formula="of:=[.D143]-[.D131]" office:value-type="float" office:value="-8.33333333333333" calcext:value-type="float">
            <text:p>-8,33333333333333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63" calcext:value-type="float">
            <text:p>63</text:p>
          </table:table-cell>
          <table:table-cell table:formula="of:=COM.MICROSOFT.STDEV.S([.B133:.B144])" office:value-type="float" office:value="5.83290041683615" calcext:value-type="float">
            <text:p>5,83290041683615</text:p>
          </table:table-cell>
          <table:table-cell table:formula="of:=AVERAGE([.B133:.B144])" office:value-type="float" office:value="69.75" calcext:value-type="float">
            <text:p>69,75</text:p>
          </table:table-cell>
          <table:table-cell table:formula="of:=[.D144]-[.C144]" office:value-type="float" office:value="63.9170995831639" calcext:value-type="float">
            <text:p>63,9170995831639</text:p>
          </table:table-cell>
          <table:table-cell table:formula="of:=[.D144]-[.D132]" office:value-type="float" office:value="-8.58333333333333" calcext:value-type="float">
            <text:p>-8,5833333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9" calcext:value-type="float">
            <text:p>69</text:p>
          </table:table-cell>
          <table:table-cell table:formula="of:=COM.MICROSOFT.STDEV.S([.B134:.B145])" office:value-type="float" office:value="5.83614650780856" calcext:value-type="float">
            <text:p>5,83614650780856</text:p>
          </table:table-cell>
          <table:table-cell table:formula="of:=AVERAGE([.B134:.B145])" office:value-type="float" office:value="69.6666666666667" calcext:value-type="float">
            <text:p>69,6666666666667</text:p>
          </table:table-cell>
          <table:table-cell table:formula="of:=[.D145]-[.C145]" office:value-type="float" office:value="63.8305201588581" calcext:value-type="float">
            <text:p>63,8305201588581</text:p>
          </table:table-cell>
          <table:table-cell table:formula="of:=[.D145]-[.D133]" office:value-type="float" office:value="-7.66666666666667" calcext:value-type="float">
            <text:p>-7,66666666666667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69" calcext:value-type="float">
            <text:p>69</text:p>
          </table:table-cell>
          <table:table-cell table:formula="of:=COM.MICROSOFT.STDEV.S([.B135:.B146])" office:value-type="float" office:value="5.83809329604567" calcext:value-type="float">
            <text:p>5,83809329604567</text:p>
          </table:table-cell>
          <table:table-cell table:formula="of:=AVERAGE([.B135:.B146])" office:value-type="float" office:value="69.5833333333333" calcext:value-type="float">
            <text:p>69,5833333333333</text:p>
          </table:table-cell>
          <table:table-cell table:formula="of:=[.D146]-[.C146]" office:value-type="float" office:value="63.7452400372877" calcext:value-type="float">
            <text:p>63,7452400372877</text:p>
          </table:table-cell>
          <table:table-cell table:formula="of:=[.D146]-[.D134]" office:value-type="float" office:value="-6.91666666666667" calcext:value-type="float">
            <text:p>-6,91666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72" calcext:value-type="float">
            <text:p>72</text:p>
          </table:table-cell>
          <table:table-cell table:formula="of:=COM.MICROSOFT.STDEV.S([.B136:.B147])" office:value-type="float" office:value="5.85364429352788" calcext:value-type="float">
            <text:p>5,85364429352788</text:p>
          </table:table-cell>
          <table:table-cell table:formula="of:=AVERAGE([.B136:.B147])" office:value-type="float" office:value="69.9166666666667" calcext:value-type="float">
            <text:p>69,9166666666667</text:p>
          </table:table-cell>
          <table:table-cell table:formula="of:=[.D147]-[.C147]" office:value-type="float" office:value="64.0630223731388" calcext:value-type="float">
            <text:p>64,0630223731388</text:p>
          </table:table-cell>
          <table:table-cell table:formula="of:=[.D147]-[.D135]" office:value-type="float" office:value="-5.66666666666667" calcext:value-type="float">
            <text:p>-5,6666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59" calcext:value-type="float">
            <text:p>59</text:p>
          </table:table-cell>
          <table:table-cell table:formula="of:=COM.MICROSOFT.STDEV.S([.B137:.B148])" office:value-type="float" office:value="6.47138222320301" calcext:value-type="float">
            <text:p>6,47138222320301</text:p>
          </table:table-cell>
          <table:table-cell table:formula="of:=AVERAGE([.B137:.B148])" office:value-type="float" office:value="68.6666666666667" calcext:value-type="float">
            <text:p>68,6666666666667</text:p>
          </table:table-cell>
          <table:table-cell table:formula="of:=[.D148]-[.C148]" office:value-type="float" office:value="62.1952844434636" calcext:value-type="float">
            <text:p>62,1952844434636</text:p>
          </table:table-cell>
          <table:table-cell table:formula="of:=[.D148]-[.D136]" office:value-type="float" office:value="-6.5" calcext:value-type="float">
            <text:p>-6,5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80" calcext:value-type="float">
            <text:p>80</text:p>
          </table:table-cell>
          <table:table-cell table:formula="of:=COM.MICROSOFT.STDEV.S([.B138:.B149])" office:value-type="float" office:value="6.62124679278073" calcext:value-type="float">
            <text:p>6,62124679278073</text:p>
          </table:table-cell>
          <table:table-cell table:formula="of:=AVERAGE([.B138:.B149])" office:value-type="float" office:value="68.75" calcext:value-type="float">
            <text:p>68,75</text:p>
          </table:table-cell>
          <table:table-cell table:formula="of:=[.D149]-[.C149]" office:value-type="float" office:value="62.1287532072193" calcext:value-type="float">
            <text:p>62,1287532072193</text:p>
          </table:table-cell>
          <table:table-cell table:formula="of:=[.D149]-[.D137]" office:value-type="float" office:value="-5.75" calcext:value-type="float">
            <text:p>-5,75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3" calcext:value-type="float">
            <text:p>73</text:p>
          </table:table-cell>
          <table:table-cell table:formula="of:=COM.MICROSOFT.STDEV.S([.B139:.B150])" office:value-type="float" office:value="6.3580061673643" calcext:value-type="float">
            <text:p>6,3580061673643</text:p>
          </table:table-cell>
          <table:table-cell table:formula="of:=AVERAGE([.B139:.B150])" office:value-type="float" office:value="69.6666666666667" calcext:value-type="float">
            <text:p>69,6666666666667</text:p>
          </table:table-cell>
          <table:table-cell table:formula="of:=[.D150]-[.C150]" office:value-type="float" office:value="63.3086604993024" calcext:value-type="float">
            <text:p>63,3086604993024</text:p>
          </table:table-cell>
          <table:table-cell table:formula="of:=[.D150]-[.D138]" office:value-type="float" office:value="-4.08333333333334" calcext:value-type="float">
            <text:p>-4,08333333333334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1" calcext:value-type="float">
            <text:p>71</text:p>
          </table:table-cell>
          <table:table-cell table:formula="of:=COM.MICROSOFT.STDEV.S([.B140:.B151])" office:value-type="float" office:value="6.00504838120444" calcext:value-type="float">
            <text:p>6,00504838120444</text:p>
          </table:table-cell>
          <table:table-cell table:formula="of:=AVERAGE([.B140:.B151])" office:value-type="float" office:value="70.3333333333333" calcext:value-type="float">
            <text:p>70,3333333333333</text:p>
          </table:table-cell>
          <table:table-cell table:formula="of:=[.D151]-[.C151]" office:value-type="float" office:value="64.3282849521289" calcext:value-type="float">
            <text:p>64,3282849521289</text:p>
          </table:table-cell>
          <table:table-cell table:formula="of:=[.D151]-[.D139]" office:value-type="float" office:value="-2.08333333333333" calcext:value-type="float">
            <text:p>-2,08333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4" calcext:value-type="float">
            <text:p>74</text:p>
          </table:table-cell>
          <table:table-cell table:formula="of:=COM.MICROSOFT.STDEV.S([.B141:.B152])" office:value-type="float" office:value="6.08276253029822" calcext:value-type="float">
            <text:p>6,08276253029822</text:p>
          </table:table-cell>
          <table:table-cell table:formula="of:=AVERAGE([.B141:.B152])" office:value-type="float" office:value="70.5" calcext:value-type="float">
            <text:p>70,5</text:p>
          </table:table-cell>
          <table:table-cell table:formula="of:=[.D152]-[.C152]" office:value-type="float" office:value="64.4172374697018" calcext:value-type="float">
            <text:p>64,4172374697018</text:p>
          </table:table-cell>
          <table:table-cell table:formula="of:=[.D152]-[.D140]" office:value-type="float" office:value="-1.16666666666666" calcext:value-type="float">
            <text:p>-1,16666666666666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42:.B153])" office:value-type="float" office:value="5.39921430872263" calcext:value-type="float">
            <text:p>5,39921430872263</text:p>
          </table:table-cell>
          <table:table-cell table:formula="of:=AVERAGE([.B142:.B153])" office:value-type="float" office:value="69.3333333333333" calcext:value-type="float">
            <text:p>69,3333333333333</text:p>
          </table:table-cell>
          <table:table-cell table:formula="of:=[.D153]-[.C153]" office:value-type="float" office:value="63.9341190246107" calcext:value-type="float">
            <text:p>63,9341190246107</text:p>
          </table:table-cell>
          <table:table-cell table:formula="of:=[.D153]-[.D141]" office:value-type="float" office:value="-2.25" calcext:value-type="float">
            <text:p>-2,25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0" calcext:value-type="float">
            <text:p>60</text:p>
          </table:table-cell>
          <table:table-cell table:formula="of:=COM.MICROSOFT.STDEV.S([.B143:.B154])" office:value-type="float" office:value="6.03524998854583" calcext:value-type="float">
            <text:p>6,03524998854583</text:p>
          </table:table-cell>
          <table:table-cell table:formula="of:=AVERAGE([.B143:.B154])" office:value-type="float" office:value="68.6666666666667" calcext:value-type="float">
            <text:p>68,6666666666667</text:p>
          </table:table-cell>
          <table:table-cell table:formula="of:=[.D154]-[.C154]" office:value-type="float" office:value="62.6314166781208" calcext:value-type="float">
            <text:p>62,6314166781208</text:p>
          </table:table-cell>
          <table:table-cell table:formula="of:=[.D154]-[.D142]" office:value-type="float" office:value="-1.83333333333334" calcext:value-type="float">
            <text:p>-1,83333333333334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COM.MICROSOFT.STDEV.S([.B144:.B155])" office:value-type="float" office:value="6.65320610797167" calcext:value-type="float">
            <text:p>6,65320610797167</text:p>
          </table:table-cell>
          <table:table-cell table:formula="of:=AVERAGE([.B144:.B155])" office:value-type="float" office:value="67.9166666666667" calcext:value-type="float">
            <text:p>67,9166666666667</text:p>
          </table:table-cell>
          <table:table-cell table:formula="of:=[.D155]-[.C155]" office:value-type="float" office:value="61.263460558695" calcext:value-type="float">
            <text:p>61,263460558695</text:p>
          </table:table-cell>
          <table:table-cell table:formula="of:=[.D155]-[.D143]" office:value-type="float" office:value="-2.66666666666667" calcext:value-type="float">
            <text:p>-2,666666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6" calcext:value-type="float">
            <text:p>76</text:p>
          </table:table-cell>
          <table:table-cell table:formula="of:=COM.MICROSOFT.STDEV.S([.B145:.B156])" office:value-type="float" office:value="6.83573498076635" calcext:value-type="float">
            <text:p>6,83573498076635</text:p>
          </table:table-cell>
          <table:table-cell table:formula="of:=AVERAGE([.B145:.B156])" office:value-type="float" office:value="69" calcext:value-type="float">
            <text:p>69</text:p>
          </table:table-cell>
          <table:table-cell table:formula="of:=[.D156]-[.C156]" office:value-type="float" office:value="62.1642650192337" calcext:value-type="float">
            <text:p>62,1642650192337</text:p>
          </table:table-cell>
          <table:table-cell table:formula="of:=[.D156]-[.D144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63" calcext:value-type="float">
            <text:p>63</text:p>
          </table:table-cell>
          <table:table-cell table:formula="of:=COM.MICROSOFT.STDEV.S([.B146:.B157])" office:value-type="float" office:value="7.05175671214434" calcext:value-type="float">
            <text:p>7,05175671214434</text:p>
          </table:table-cell>
          <table:table-cell table:formula="of:=AVERAGE([.B146:.B157])" office:value-type="float" office:value="68.5" calcext:value-type="float">
            <text:p>68,5</text:p>
          </table:table-cell>
          <table:table-cell table:formula="of:=[.D157]-[.C157]" office:value-type="float" office:value="61.4482432878557" calcext:value-type="float">
            <text:p>61,4482432878557</text:p>
          </table:table-cell>
          <table:table-cell table:formula="of:=[.D157]-[.D145]" office:value-type="float" office:value="-1.16666666666666" calcext:value-type="float">
            <text:p>-1,16666666666666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60" calcext:value-type="float">
            <text:p>60</text:p>
          </table:table-cell>
          <table:table-cell table:formula="of:=COM.MICROSOFT.STDEV.S([.B147:.B158])" office:value-type="float" office:value="7.46050205476085" calcext:value-type="float">
            <text:p>7,46050205476085</text:p>
          </table:table-cell>
          <table:table-cell table:formula="of:=AVERAGE([.B147:.B158])" office:value-type="float" office:value="67.75" calcext:value-type="float">
            <text:p>67,75</text:p>
          </table:table-cell>
          <table:table-cell table:formula="of:=[.D158]-[.C158]" office:value-type="float" office:value="60.2894979452392" calcext:value-type="float">
            <text:p>60,2894979452392</text:p>
          </table:table-cell>
          <table:table-cell table:formula="of:=[.D158]-[.D146]" office:value-type="float" office:value="-1.83333333333333" calcext:value-type="float">
            <text:p>-1,833333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7" calcext:value-type="float">
            <text:p>57</text:p>
          </table:table-cell>
          <table:table-cell table:formula="of:=COM.MICROSOFT.STDEV.S([.B148:.B159])" office:value-type="float" office:value="7.92579218868258" calcext:value-type="float">
            <text:p>7,92579218868258</text:p>
          </table:table-cell>
          <table:table-cell table:formula="of:=AVERAGE([.B148:.B159])" office:value-type="float" office:value="66.5" calcext:value-type="float">
            <text:p>66,5</text:p>
          </table:table-cell>
          <table:table-cell table:formula="of:=[.D159]-[.C159]" office:value-type="float" office:value="58.5742078113174" calcext:value-type="float">
            <text:p>58,5742078113174</text:p>
          </table:table-cell>
          <table:table-cell table:formula="of:=[.D159]-[.D147]" office:value-type="float" office:value="-3.41666666666666" calcext:value-type="float">
            <text:p>-3,41666666666666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5" calcext:value-type="float">
            <text:p>65</text:p>
          </table:table-cell>
          <table:table-cell table:formula="of:=COM.MICROSOFT.STDEV.S([.B149:.B160])" office:value-type="float" office:value="7.5918616713138" calcext:value-type="float">
            <text:p>7,5918616713138</text:p>
          </table:table-cell>
          <table:table-cell table:formula="of:=AVERAGE([.B149:.B160])" office:value-type="float" office:value="67" calcext:value-type="float">
            <text:p>67</text:p>
          </table:table-cell>
          <table:table-cell table:formula="of:=[.D160]-[.C160]" office:value-type="float" office:value="59.4081383286862" calcext:value-type="float">
            <text:p>59,4081383286862</text:p>
          </table:table-cell>
          <table:table-cell table:formula="of:=[.D160]-[.D148]" office:value-type="float" office:value="-1.66666666666666" calcext:value-type="float">
            <text:p>-1,66666666666666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2" calcext:value-type="float">
            <text:p>72</text:p>
          </table:table-cell>
          <table:table-cell table:formula="of:=COM.MICROSOFT.STDEV.S([.B150:.B161])" office:value-type="float" office:value="6.63781636237446" calcext:value-type="float">
            <text:p>6,63781636237446</text:p>
          </table:table-cell>
          <table:table-cell table:formula="of:=AVERAGE([.B150:.B161])" office:value-type="float" office:value="66.3333333333333" calcext:value-type="float">
            <text:p>66,3333333333333</text:p>
          </table:table-cell>
          <table:table-cell table:formula="of:=[.D161]-[.C161]" office:value-type="float" office:value="59.6955169709589" calcext:value-type="float">
            <text:p>59,6955169709589</text:p>
          </table:table-cell>
          <table:table-cell table:formula="of:=[.D161]-[.D149]" office:value-type="float" office:value="-2.41666666666667" calcext:value-type="float">
            <text:p>-2,41666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6" calcext:value-type="float">
            <text:p>66</text:p>
          </table:table-cell>
          <table:table-cell table:formula="of:=COM.MICROSOFT.STDEV.S([.B151:.B162])" office:value-type="float" office:value="6.29754641976468" calcext:value-type="float">
            <text:p>6,29754641976468</text:p>
          </table:table-cell>
          <table:table-cell table:formula="of:=AVERAGE([.B151:.B162])" office:value-type="float" office:value="65.75" calcext:value-type="float">
            <text:p>65,75</text:p>
          </table:table-cell>
          <table:table-cell table:formula="of:=[.D162]-[.C162]" office:value-type="float" office:value="59.4524535802353" calcext:value-type="float">
            <text:p>59,4524535802353</text:p>
          </table:table-cell>
          <table:table-cell table:formula="of:=[.D162]-[.D150]" office:value-type="float" office:value="-3.91666666666666" calcext:value-type="float">
            <text:p>-3,91666666666666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COM.MICROSOFT.STDEV.S([.B152:.B163])" office:value-type="float" office:value="7.10100291678876" calcext:value-type="float">
            <text:p>7,10100291678876</text:p>
          </table:table-cell>
          <table:table-cell table:formula="of:=AVERAGE([.B152:.B163])" office:value-type="float" office:value="66.3333333333333" calcext:value-type="float">
            <text:p>66,3333333333333</text:p>
          </table:table-cell>
          <table:table-cell table:formula="of:=[.D163]-[.C163]" office:value-type="float" office:value="59.2323304165446" calcext:value-type="float">
            <text:p>59,2323304165446</text:p>
          </table:table-cell>
          <table:table-cell table:formula="of:=[.D163]-[.D151]"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1" calcext:value-type="float">
            <text:p>71</text:p>
          </table:table-cell>
          <table:table-cell table:formula="of:=COM.MICROSOFT.STDEV.S([.B153:.B164])" office:value-type="float" office:value="6.85510205922744" calcext:value-type="float">
            <text:p>6,85510205922744</text:p>
          </table:table-cell>
          <table:table-cell table:formula="of:=AVERAGE([.B153:.B164])" office:value-type="float" office:value="66.0833333333333" calcext:value-type="float">
            <text:p>66,0833333333333</text:p>
          </table:table-cell>
          <table:table-cell table:formula="of:=[.D164]-[.C164]" office:value-type="float" office:value="59.2282312741059" calcext:value-type="float">
            <text:p>59,2282312741059</text:p>
          </table:table-cell>
          <table:table-cell table:formula="of:=[.D164]-[.D152]" office:value-type="float" office:value="-4.41666666666667" calcext:value-type="float">
            <text:p>-4,41666666666667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9" calcext:value-type="float">
            <text:p>69</text:p>
          </table:table-cell>
          <table:table-cell table:formula="of:=COM.MICROSOFT.STDEV.S([.B154:.B165])" office:value-type="float" office:value="6.90629927652789" calcext:value-type="float">
            <text:p>6,90629927652789</text:p>
          </table:table-cell>
          <table:table-cell table:formula="of:=AVERAGE([.B154:.B165])" office:value-type="float" office:value="66.3333333333333" calcext:value-type="float">
            <text:p>66,3333333333333</text:p>
          </table:table-cell>
          <table:table-cell table:formula="of:=[.D165]-[.C165]" office:value-type="float" office:value="59.4270340568054" calcext:value-type="float">
            <text:p>59,4270340568054</text:p>
          </table:table-cell>
          <table:table-cell table:formula="of:=[.D165]-[.D153]"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3" calcext:value-type="float">
            <text:p>73</text:p>
          </table:table-cell>
          <table:table-cell table:formula="of:=COM.MICROSOFT.STDEV.S([.B155:.B166])" office:value-type="float" office:value="6.84182768422343" calcext:value-type="float">
            <text:p>6,84182768422343</text:p>
          </table:table-cell>
          <table:table-cell table:formula="of:=AVERAGE([.B155:.B166])" office:value-type="float" office:value="67.4166666666667" calcext:value-type="float">
            <text:p>67,4166666666667</text:p>
          </table:table-cell>
          <table:table-cell table:formula="of:=[.D166]-[.C166]" office:value-type="float" office:value="60.5748389824432" calcext:value-type="float">
            <text:p>60,5748389824432</text:p>
          </table:table-cell>
          <table:table-cell table:formula="of:=[.D166]-[.D154]" office:value-type="float" office:value="-1.25" calcext:value-type="float">
            <text:p>-1,2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63" calcext:value-type="float">
            <text:p>63</text:p>
          </table:table-cell>
          <table:table-cell table:formula="of:=COM.MICROSOFT.STDEV.S([.B156:.B167])" office:value-type="float" office:value="6.48249390842192" calcext:value-type="float">
            <text:p>6,48249390842192</text:p>
          </table:table-cell>
          <table:table-cell table:formula="of:=AVERAGE([.B156:.B167])" office:value-type="float" office:value="67.75" calcext:value-type="float">
            <text:p>67,75</text:p>
          </table:table-cell>
          <table:table-cell table:formula="of:=[.D167]-[.C167]" office:value-type="float" office:value="61.2675060915781" calcext:value-type="float">
            <text:p>61,2675060915781</text:p>
          </table:table-cell>
          <table:table-cell table:formula="of:=[.D167]-[.D155]" office:value-type="float" office:value="-0.166666666666657" calcext:value-type="float">
            <text:p>-0,16666666666665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9" calcext:value-type="float">
            <text:p>69</text:p>
          </table:table-cell>
          <table:table-cell table:formula="of:=COM.MICROSOFT.STDEV.S([.B157:.B168])" office:value-type="float" office:value="5.96708141439855" calcext:value-type="float">
            <text:p>5,96708141439855</text:p>
          </table:table-cell>
          <table:table-cell table:formula="of:=AVERAGE([.B157:.B168])" office:value-type="float" office:value="67.1666666666667" calcext:value-type="float">
            <text:p>67,1666666666667</text:p>
          </table:table-cell>
          <table:table-cell table:formula="of:=[.D168]-[.C168]" office:value-type="float" office:value="61.1995852522681" calcext:value-type="float">
            <text:p>61,1995852522681</text:p>
          </table:table-cell>
          <table:table-cell table:formula="of:=[.D168]-[.D156]" office:value-type="float" office:value="-1.83333333333334" calcext:value-type="float">
            <text:p>-1,83333333333334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2" calcext:value-type="float">
            <text:p>72</text:p>
          </table:table-cell>
          <table:table-cell table:formula="of:=COM.MICROSOFT.STDEV.S([.B158:.B169])" office:value-type="float" office:value="5.96136551369556" calcext:value-type="float">
            <text:p>5,96136551369556</text:p>
          </table:table-cell>
          <table:table-cell table:formula="of:=AVERAGE([.B158:.B169])" office:value-type="float" office:value="67.9166666666667" calcext:value-type="float">
            <text:p>67,9166666666667</text:p>
          </table:table-cell>
          <table:table-cell table:formula="of:=[.D169]-[.C169]" office:value-type="float" office:value="61.9553011529711" calcext:value-type="float">
            <text:p>61,9553011529711</text:p>
          </table:table-cell>
          <table:table-cell table:formula="of:=[.D169]-[.D157]" office:value-type="float" office:value="-0.583333333333343" calcext:value-type="float">
            <text:p>-0,58333333333334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8" calcext:value-type="float">
            <text:p>78</text:p>
          </table:table-cell>
          <table:table-cell table:formula="of:=COM.MICROSOFT.STDEV.S([.B159:.B170])" office:value-type="float" office:value="6.0521721620248" calcext:value-type="float">
            <text:p>6,0521721620248</text:p>
          </table:table-cell>
          <table:table-cell table:formula="of:=AVERAGE([.B159:.B170])" office:value-type="float" office:value="69.4166666666667" calcext:value-type="float">
            <text:p>69,4166666666667</text:p>
          </table:table-cell>
          <table:table-cell table:formula="of:=[.D170]-[.C170]" office:value-type="float" office:value="63.3644945046419" calcext:value-type="float">
            <text:p>63,3644945046419</text:p>
          </table:table-cell>
          <table:table-cell table:formula="of:=[.D170]-[.D158]" office:value-type="float" office:value="1.66666666666666" calcext:value-type="float">
            <text:p>1,66666666666666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5" calcext:value-type="float">
            <text:p>75</text:p>
          </table:table-cell>
          <table:table-cell table:formula="of:=COM.MICROSOFT.STDEV.S([.B160:.B171])" office:value-type="float" office:value="4.79504163093755" calcext:value-type="float">
            <text:p>4,79504163093755</text:p>
          </table:table-cell>
          <table:table-cell table:formula="of:=AVERAGE([.B160:.B171])" office:value-type="float" office:value="70.9166666666667" calcext:value-type="float">
            <text:p>70,9166666666667</text:p>
          </table:table-cell>
          <table:table-cell table:formula="of:=[.D171]-[.C171]" office:value-type="float" office:value="66.1216250357291" calcext:value-type="float">
            <text:p>66,1216250357291</text:p>
          </table:table-cell>
          <table:table-cell table:formula="of:=[.D171]-[.D159]" office:value-type="float" office:value="4.41666666666666" calcext:value-type="float">
            <text:p>4,41666666666666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9" calcext:value-type="float">
            <text:p>79</text:p>
          </table:table-cell>
          <table:table-cell table:formula="of:=COM.MICROSOFT.STDEV.S([.B161:.B172])" office:value-type="float" office:value="4.92596706395318" calcext:value-type="float">
            <text:p>4,92596706395318</text:p>
          </table:table-cell>
          <table:table-cell table:formula="of:=AVERAGE([.B161:.B172])" office:value-type="float" office:value="72.0833333333333" calcext:value-type="float">
            <text:p>72,0833333333333</text:p>
          </table:table-cell>
          <table:table-cell table:formula="of:=[.D172]-[.C172]" office:value-type="float" office:value="67.1573662693802" calcext:value-type="float">
            <text:p>67,1573662693802</text:p>
          </table:table-cell>
          <table:table-cell table:formula="of:=[.D172]-[.D160]" office:value-type="float" office:value="5.08333333333333" calcext:value-type="float">
            <text:p>5,0833333333333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85" calcext:value-type="float">
            <text:p>85</text:p>
          </table:table-cell>
          <table:table-cell table:formula="of:=COM.MICROSOFT.STDEV.S([.B162:.B173])" office:value-type="float" office:value="6.17669127863091" calcext:value-type="float">
            <text:p>6,17669127863091</text:p>
          </table:table-cell>
          <table:table-cell table:formula="of:=AVERAGE([.B162:.B173])" office:value-type="float" office:value="73.1666666666667" calcext:value-type="float">
            <text:p>73,1666666666667</text:p>
          </table:table-cell>
          <table:table-cell table:formula="of:=[.D173]-[.C173]" office:value-type="float" office:value="66.9899753880357" calcext:value-type="float">
            <text:p>66,9899753880357</text:p>
          </table:table-cell>
          <table:table-cell table:formula="of:=[.D173]-[.D161]" office:value-type="float" office:value="6.83333333333333" calcext:value-type="float">
            <text:p>6,833333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4" calcext:value-type="float">
            <text:p>74</text:p>
          </table:table-cell>
          <table:table-cell table:formula="of:=COM.MICROSOFT.STDEV.S([.B163:.B174])" office:value-type="float" office:value="5.74983530725934" calcext:value-type="float">
            <text:p>5,74983530725934</text:p>
          </table:table-cell>
          <table:table-cell table:formula="of:=AVERAGE([.B163:.B174])" office:value-type="float" office:value="73.8333333333333" calcext:value-type="float">
            <text:p>73,8333333333333</text:p>
          </table:table-cell>
          <table:table-cell table:formula="of:=[.D174]-[.C174]" office:value-type="float" office:value="68.083498026074" calcext:value-type="float">
            <text:p>68,083498026074</text:p>
          </table:table-cell>
          <table:table-cell table:formula="of:=[.D174]-[.D162]" office:value-type="float" office:value="8.08333333333333" calcext:value-type="float">
            <text:p>8,0833333333333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8" calcext:value-type="float">
            <text:p>78</text:p>
          </table:table-cell>
          <table:table-cell table:formula="of:=COM.MICROSOFT.STDEV.S([.B164:.B175])" office:value-type="float" office:value="5.74983530725934" calcext:value-type="float">
            <text:p>5,74983530725934</text:p>
          </table:table-cell>
          <table:table-cell table:formula="of:=AVERAGE([.B164:.B175])" office:value-type="float" office:value="73.8333333333333" calcext:value-type="float">
            <text:p>73,8333333333333</text:p>
          </table:table-cell>
          <table:table-cell table:formula="of:=[.D175]-[.C175]" office:value-type="float" office:value="68.083498026074" calcext:value-type="float">
            <text:p>68,083498026074</text:p>
          </table:table-cell>
          <table:table-cell table:formula="of:=[.D175]-[.D163]" office:value-type="float" office:value="7.5" calcext:value-type="float">
            <text:p>7,5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7" calcext:value-type="float">
            <text:p>77</text:p>
          </table:table-cell>
          <table:table-cell table:formula="of:=COM.MICROSOFT.STDEV.S([.B165:.B176])" office:value-type="float" office:value="5.74192450052219" calcext:value-type="float">
            <text:p>5,74192450052219</text:p>
          </table:table-cell>
          <table:table-cell table:formula="of:=AVERAGE([.B165:.B176])" office:value-type="float" office:value="74.3333333333333" calcext:value-type="float">
            <text:p>74,3333333333333</text:p>
          </table:table-cell>
          <table:table-cell table:formula="of:=[.D176]-[.C176]" office:value-type="float" office:value="68.5914088328111" calcext:value-type="float">
            <text:p>68,5914088328111</text:p>
          </table:table-cell>
          <table:table-cell table:formula="of:=[.D176]-[.D164]" office:value-type="float" office:value="8.25" calcext:value-type="float">
            <text:p>8,25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77" calcext:value-type="float">
            <text:p>77</text:p>
          </table:table-cell>
          <table:table-cell table:formula="of:=COM.MICROSOFT.STDEV.S([.B166:.B177])" office:value-type="float" office:value="5.52679423766206" calcext:value-type="float">
            <text:p>5,52679423766206</text:p>
          </table:table-cell>
          <table:table-cell table:formula="of:=AVERAGE([.B166:.B177])" office:value-type="float" office:value="75" calcext:value-type="float">
            <text:p>75</text:p>
          </table:table-cell>
          <table:table-cell table:formula="of:=[.D177]-[.C177]" office:value-type="float" office:value="69.4732057623379" calcext:value-type="float">
            <text:p>69,4732057623379</text:p>
          </table:table-cell>
          <table:table-cell table:formula="of:=[.D177]-[.D165]" office:value-type="float" office:value="8.66666666666667" calcext:value-type="float">
            <text:p>8,66666666666667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7" calcext:value-type="float">
            <text:p>67</text:p>
          </table:table-cell>
          <table:table-cell table:formula="of:=COM.MICROSOFT.STDEV.S([.B167:.B178])" office:value-type="float" office:value="5.97722951937373" calcext:value-type="float">
            <text:p>5,97722951937373</text:p>
          </table:table-cell>
          <table:table-cell table:formula="of:=AVERAGE([.B167:.B178])" office:value-type="float" office:value="74.5" calcext:value-type="float">
            <text:p>74,5</text:p>
          </table:table-cell>
          <table:table-cell table:formula="of:=[.D178]-[.C178]" office:value-type="float" office:value="68.5227704806263" calcext:value-type="float">
            <text:p>68,5227704806263</text:p>
          </table:table-cell>
          <table:table-cell table:formula="of:=[.D178]-[.D166]" office:value-type="float" office:value="7.08333333333334" calcext:value-type="float">
            <text:p>7,08333333333334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73" calcext:value-type="float">
            <text:p>73</text:p>
          </table:table-cell>
          <table:table-cell table:formula="of:=COM.MICROSOFT.STDEV.S([.B168:.B179])" office:value-type="float" office:value="4.81160213977789" calcext:value-type="float">
            <text:p>4,81160213977789</text:p>
          </table:table-cell>
          <table:table-cell table:formula="of:=AVERAGE([.B168:.B179])" office:value-type="float" office:value="75.3333333333333" calcext:value-type="float">
            <text:p>75,3333333333333</text:p>
          </table:table-cell>
          <table:table-cell table:formula="of:=[.D179]-[.C179]" office:value-type="float" office:value="70.5217311935554" calcext:value-type="float">
            <text:p>70,5217311935554</text:p>
          </table:table-cell>
          <table:table-cell table:formula="of:=[.D179]-[.D167]" office:value-type="float" office:value="7.58333333333333" calcext:value-type="float">
            <text:p>7,5833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8" calcext:value-type="float">
            <text:p>78</text:p>
          </table:table-cell>
          <table:table-cell table:formula="of:=COM.MICROSOFT.STDEV.S([.B169:.B180])" office:value-type="float" office:value="4.42016728053122" calcext:value-type="float">
            <text:p>4,42016728053122</text:p>
          </table:table-cell>
          <table:table-cell table:formula="of:=AVERAGE([.B169:.B180])" office:value-type="float" office:value="76.0833333333333" calcext:value-type="float">
            <text:p>76,0833333333333</text:p>
          </table:table-cell>
          <table:table-cell table:formula="of:=[.D180]-[.C180]" office:value-type="float" office:value="71.6631660528021" calcext:value-type="float">
            <text:p>71,6631660528021</text:p>
          </table:table-cell>
          <table:table-cell table:formula="of:=[.D180]-[.D168]" office:value-type="float" office:value="8.91666666666667" calcext:value-type="float">
            <text:p>8,91666666666667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75" calcext:value-type="float">
            <text:p>75</text:p>
          </table:table-cell>
          <table:table-cell table:formula="of:=COM.MICROSOFT.STDEV.S([.B170:.B181])" office:value-type="float" office:value="4.24977717775957" calcext:value-type="float">
            <text:p>4,24977717775957</text:p>
          </table:table-cell>
          <table:table-cell table:formula="of:=AVERAGE([.B170:.B181])" office:value-type="float" office:value="76.3333333333333" calcext:value-type="float">
            <text:p>76,3333333333333</text:p>
          </table:table-cell>
          <table:table-cell table:formula="of:=[.D181]-[.C181]" office:value-type="float" office:value="72.0835561555738" calcext:value-type="float">
            <text:p>72,0835561555738</text:p>
          </table:table-cell>
          <table:table-cell table:formula="of:=[.D181]-[.D169]" office:value-type="float" office:value="8.41666666666667" calcext:value-type="float">
            <text:p>8,41666666666667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81" calcext:value-type="float">
            <text:p>81</text:p>
          </table:table-cell>
          <table:table-cell table:formula="of:=COM.MICROSOFT.STDEV.S([.B171:.B182])" office:value-type="float" office:value="4.44068654260768" calcext:value-type="float">
            <text:p>4,44068654260768</text:p>
          </table:table-cell>
          <table:table-cell table:formula="of:=AVERAGE([.B171:.B182])" office:value-type="float" office:value="76.5833333333333" calcext:value-type="float">
            <text:p>76,5833333333333</text:p>
          </table:table-cell>
          <table:table-cell table:formula="of:=[.D182]-[.C182]" office:value-type="float" office:value="72.1426467907257" calcext:value-type="float">
            <text:p>72,1426467907257</text:p>
          </table:table-cell>
          <table:table-cell table:formula="of:=[.D182]-[.D170]" office:value-type="float" office:value="7.16666666666667" calcext:value-type="float">
            <text:p>7,16666666666667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66" calcext:value-type="float">
            <text:p>66</text:p>
          </table:table-cell>
          <table:table-cell table:formula="of:=COM.MICROSOFT.STDEV.S([.B172:.B183])" office:value-type="float" office:value="5.3907890016774" calcext:value-type="float">
            <text:p>5,3907890016774</text:p>
          </table:table-cell>
          <table:table-cell table:formula="of:=AVERAGE([.B172:.B183])" office:value-type="float" office:value="75.8333333333333" calcext:value-type="float">
            <text:p>75,8333333333333</text:p>
          </table:table-cell>
          <table:table-cell table:formula="of:=[.D183]-[.C183]" office:value-type="float" office:value="70.4425443316559" calcext:value-type="float">
            <text:p>70,4425443316559</text:p>
          </table:table-cell>
          <table:table-cell table:formula="of:=[.D183]-[.D171]" office:value-type="float" office:value="4.91666666666667" calcext:value-type="float">
            <text:p>4,91666666666667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7" calcext:value-type="float">
            <text:p>67</text:p>
          </table:table-cell>
          <table:table-cell table:formula="of:=COM.MICROSOFT.STDEV.S([.B173:.B184])" office:value-type="float" office:value="5.84392976955705" calcext:value-type="float">
            <text:p>5,84392976955705</text:p>
          </table:table-cell>
          <table:table-cell table:formula="of:=AVERAGE([.B173:.B184])" office:value-type="float" office:value="74.8333333333333" calcext:value-type="float">
            <text:p>74,8333333333333</text:p>
          </table:table-cell>
          <table:table-cell table:formula="of:=[.D184]-[.C184]" office:value-type="float" office:value="68.9894035637763" calcext:value-type="float">
            <text:p>68,9894035637763</text:p>
          </table:table-cell>
          <table:table-cell table:formula="of:=[.D184]-[.D172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78" calcext:value-type="float">
            <text:p>78</text:p>
          </table:table-cell>
          <table:table-cell table:formula="of:=COM.MICROSOFT.STDEV.S([.B174:.B185])" office:value-type="float" office:value="5.02945867320277" calcext:value-type="float">
            <text:p>5,02945867320277</text:p>
          </table:table-cell>
          <table:table-cell table:formula="of:=AVERAGE([.B174:.B185])" office:value-type="float" office:value="74.25" calcext:value-type="float">
            <text:p>74,25</text:p>
          </table:table-cell>
          <table:table-cell table:formula="of:=[.D185]-[.C185]" office:value-type="float" office:value="69.2205413267972" calcext:value-type="float">
            <text:p>69,2205413267972</text:p>
          </table:table-cell>
          <table:table-cell table:formula="of:=[.D185]-[.D173]" office:value-type="float" office:value="1.08333333333334" calcext:value-type="float">
            <text:p>1,08333333333334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68" calcext:value-type="float">
            <text:p>68</text:p>
          </table:table-cell>
          <table:table-cell table:formula="of:=COM.MICROSOFT.STDEV.S([.B175:.B186])" office:value-type="float" office:value="5.34492112366327" calcext:value-type="float">
            <text:p>5,34492112366327</text:p>
          </table:table-cell>
          <table:table-cell table:formula="of:=AVERAGE([.B175:.B186])" office:value-type="float" office:value="73.75" calcext:value-type="float">
            <text:p>73,75</text:p>
          </table:table-cell>
          <table:table-cell table:formula="of:=[.D186]-[.C186]" office:value-type="float" office:value="68.4050788763367" calcext:value-type="float">
            <text:p>68,4050788763367</text:p>
          </table:table-cell>
          <table:table-cell table:formula="of:=[.D186]-[.D174]" office:value-type="float" office:value="-0.0833333333333286" calcext:value-type="float">
            <text:p>-0,083333333333329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74" calcext:value-type="float">
            <text:p>74</text:p>
          </table:table-cell>
          <table:table-cell table:formula="of:=COM.MICROSOFT.STDEV.S([.B176:.B187])" office:value-type="float" office:value="5.17789591056117" calcext:value-type="float">
            <text:p>5,17789591056117</text:p>
          </table:table-cell>
          <table:table-cell table:formula="of:=AVERAGE([.B176:.B187])" office:value-type="float" office:value="73.4166666666667" calcext:value-type="float">
            <text:p>73,4166666666667</text:p>
          </table:table-cell>
          <table:table-cell table:formula="of:=[.D187]-[.C187]" office:value-type="float" office:value="68.2387707561055" calcext:value-type="float">
            <text:p>68,2387707561055</text:p>
          </table:table-cell>
          <table:table-cell table:formula="of:=[.D187]-[.D175]" office:value-type="float" office:value="-0.416666666666671" calcext:value-type="float">
            <text:p>-0,416666666666671</text:p>
          </table:table-cell>
        </table:table-row>
      </table:table>
      <table:table table:name="Num article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 article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49" calcext:value-type="float">
            <text:p>4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193" calcext:value-type="float">
            <text:p>19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419" calcext:value-type="float">
            <text:p>41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432" calcext:value-type="float">
            <text:p>43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office:value-type="float" office:value="441" calcext:value-type="float">
            <text:p>44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 office:value-type="float" office:value="449" calcext:value-type="float">
            <text:p>44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office:value-type="float" office:value="456" calcext:value-type="float">
            <text:p>45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office:value-type="float" office:value="459" calcext:value-type="float">
            <text:p>45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 office:value-type="float" office:value="461" calcext:value-type="float">
            <text:p>461</text:p>
          </table:table-cell>
          <table:table-cell table:formula="of:=COM.MICROSOFT.STDEV.S([.B2:.B13])" office:value-type="float" office:value="210.320156385017" calcext:value-type="float">
            <text:p>210,320156385017</text:p>
          </table:table-cell>
          <table:table-cell table:formula="of:=AVERAGE([.B2:.B13])" office:value-type="float" office:value="280.25" calcext:value-type="float">
            <text:p>280,25</text:p>
          </table:table-cell>
          <table:table-cell table:formula="of:=[.D13]-[.C13]" office:value-type="float" office:value="69.9298436149826" calcext:value-type="float">
            <text:p>69,9298436149826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office:value-type="float" office:value="464" calcext:value-type="float">
            <text:p>464</text:p>
          </table:table-cell>
          <table:table-cell table:formula="of:=COM.MICROSOFT.STDEV.S([.B3:.B14])" office:value-type="float" office:value="196.445612798756" calcext:value-type="float">
            <text:p>196,445612798756</text:p>
          </table:table-cell>
          <table:table-cell table:formula="of:=AVERAGE([.B3:.B14])" office:value-type="float" office:value="318.833333333333" calcext:value-type="float">
            <text:p>318,833333333333</text:p>
          </table:table-cell>
          <table:table-cell table:formula="of:=[.D14]-[.C14]" office:value-type="float" office:value="122.387720534577" calcext:value-type="float">
            <text:p>122,387720534577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 office:value-type="float" office:value="476" calcext:value-type="float">
            <text:p>476</text:p>
          </table:table-cell>
          <table:table-cell table:formula="of:=COM.MICROSOFT.STDEV.S([.B4:.B15])" office:value-type="float" office:value="173.042537247261" calcext:value-type="float">
            <text:p>173,042537247261</text:p>
          </table:table-cell>
          <table:table-cell table:formula="of:=AVERAGE([.B4:.B15])" office:value-type="float" office:value="358.416666666667" calcext:value-type="float">
            <text:p>358,416666666667</text:p>
          </table:table-cell>
          <table:table-cell table:formula="of:=[.D15]-[.C15]" office:value-type="float" office:value="185.374129419406" calcext:value-type="float">
            <text:p>185,374129419406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494" calcext:value-type="float">
            <text:p>494</text:p>
          </table:table-cell>
          <table:table-cell table:formula="of:=COM.MICROSOFT.STDEV.S([.B5:.B16])" office:value-type="float" office:value="135.028251813755" calcext:value-type="float">
            <text:p>135,028251813755</text:p>
          </table:table-cell>
          <table:table-cell table:formula="of:=AVERAGE([.B5:.B16])" office:value-type="float" office:value="399.416666666667" calcext:value-type="float">
            <text:p>399,416666666667</text:p>
          </table:table-cell>
          <table:table-cell table:formula="of:=[.D16]-[.C16]" office:value-type="float" office:value="264.388414852912" calcext:value-type="float">
            <text:p>264,388414852912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551" calcext:value-type="float">
            <text:p>551</text:p>
          </table:table-cell>
          <table:table-cell table:formula="of:=COM.MICROSOFT.STDEV.S([.B6:.B17])" office:value-type="float" office:value="85.1438622140626" calcext:value-type="float">
            <text:p>85,1438622140626</text:p>
          </table:table-cell>
          <table:table-cell table:formula="of:=AVERAGE([.B6:.B17])" office:value-type="float" office:value="441.25" calcext:value-type="float">
            <text:p>441,25</text:p>
          </table:table-cell>
          <table:table-cell table:formula="of:=[.D17]-[.C17]" office:value-type="float" office:value="356.106137785937" calcext:value-type="float">
            <text:p>356,106137785937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606" calcext:value-type="float">
            <text:p>606</text:p>
          </table:table-cell>
          <table:table-cell table:formula="of:=COM.MICROSOFT.STDEV.S([.B7:.B18])" office:value-type="float" office:value="53.1247816394799" calcext:value-type="float">
            <text:p>53,1247816394799</text:p>
          </table:table-cell>
          <table:table-cell table:formula="of:=AVERAGE([.B7:.B18])" office:value-type="float" office:value="475.666666666667" calcext:value-type="float">
            <text:p>475,666666666667</text:p>
          </table:table-cell>
          <table:table-cell table:formula="of:=[.D18]-[.C18]" office:value-type="float" office:value="422.541885027187" calcext:value-type="float">
            <text:p>422,541885027187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619" calcext:value-type="float">
            <text:p>619</text:p>
          </table:table-cell>
          <table:table-cell table:formula="of:=COM.MICROSOFT.STDEV.S([.B8:.B19])" office:value-type="float" office:value="63.9919502513378" calcext:value-type="float">
            <text:p>63,9919502513378</text:p>
          </table:table-cell>
          <table:table-cell table:formula="of:=AVERAGE([.B8:.B19])" office:value-type="float" office:value="492.333333333333" calcext:value-type="float">
            <text:p>492,333333333333</text:p>
          </table:table-cell>
          <table:table-cell table:formula="of:=[.D19]-[.C19]" office:value-type="float" office:value="428.341383081995" calcext:value-type="float">
            <text:p>428,341383081995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678" calcext:value-type="float">
            <text:p>678</text:p>
          </table:table-cell>
          <table:table-cell table:formula="of:=COM.MICROSOFT.STDEV.S([.B9:.B20])" office:value-type="float" office:value="80.2460232187505" calcext:value-type="float">
            <text:p>80,2460232187505</text:p>
          </table:table-cell>
          <table:table-cell table:formula="of:=AVERAGE([.B9:.B20])" office:value-type="float" office:value="512.833333333333" calcext:value-type="float">
            <text:p>512,833333333333</text:p>
          </table:table-cell>
          <table:table-cell table:formula="of:=[.D20]-[.C20]" office:value-type="float" office:value="432.587310114583" calcext:value-type="float">
            <text:p>432,587310114583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702" calcext:value-type="float">
            <text:p>702</text:p>
          </table:table-cell>
          <table:table-cell table:formula="of:=COM.MICROSOFT.STDEV.S([.B10:.B21])" office:value-type="float" office:value="93.3132148230146" calcext:value-type="float">
            <text:p>93,3132148230146</text:p>
          </table:table-cell>
          <table:table-cell table:formula="of:=AVERAGE([.B10:.B21])" office:value-type="float" office:value="534.583333333333" calcext:value-type="float">
            <text:p>534,583333333333</text:p>
          </table:table-cell>
          <table:table-cell table:formula="of:=[.D21]-[.C21]" office:value-type="float" office:value="441.270118510319" calcext:value-type="float">
            <text:p>441,270118510319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730" calcext:value-type="float">
            <text:p>730</text:p>
          </table:table-cell>
          <table:table-cell table:formula="of:=COM.MICROSOFT.STDEV.S([.B11:.B22])" office:value-type="float" office:value="104.474442285705" calcext:value-type="float">
            <text:p>104,474442285705</text:p>
          </table:table-cell>
          <table:table-cell table:formula="of:=AVERAGE([.B11:.B22])" office:value-type="float" office:value="558" calcext:value-type="float">
            <text:p>558</text:p>
          </table:table-cell>
          <table:table-cell table:formula="of:=[.D22]-[.C22]" office:value-type="float" office:value="453.525557714295" calcext:value-type="float">
            <text:p>453,525557714295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749" calcext:value-type="float">
            <text:p>749</text:p>
          </table:table-cell>
          <table:table-cell table:formula="of:=COM.MICROSOFT.STDEV.S([.B12:.B23])" office:value-type="float" office:value="112.406290937937" calcext:value-type="float">
            <text:p>112,406290937937</text:p>
          </table:table-cell>
          <table:table-cell table:formula="of:=AVERAGE([.B12:.B23])" office:value-type="float" office:value="582.416666666667" calcext:value-type="float">
            <text:p>582,416666666667</text:p>
          </table:table-cell>
          <table:table-cell table:formula="of:=[.D23]-[.C23]" office:value-type="float" office:value="470.010375728729" calcext:value-type="float">
            <text:p>470,010375728729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819" calcext:value-type="float">
            <text:p>819</text:p>
          </table:table-cell>
          <table:table-cell table:formula="of:=COM.MICROSOFT.STDEV.S([.B13:.B24])" office:value-type="float" office:value="123.923332848348" calcext:value-type="float">
            <text:p>123,923332848348</text:p>
          </table:table-cell>
          <table:table-cell table:formula="of:=AVERAGE([.B13:.B24])" office:value-type="float" office:value="612.416666666667" calcext:value-type="float">
            <text:p>612,416666666667</text:p>
          </table:table-cell>
          <table:table-cell table:formula="of:=[.D24]-[.C24]" office:value-type="float" office:value="488.493333818319" calcext:value-type="float">
            <text:p>488,493333818319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837" calcext:value-type="float">
            <text:p>837</text:p>
          </table:table-cell>
          <table:table-cell table:formula="of:=COM.MICROSOFT.STDEV.S([.B14:.B25])" office:value-type="float" office:value="129.564392555138" calcext:value-type="float">
            <text:p>129,564392555138</text:p>
          </table:table-cell>
          <table:table-cell table:formula="of:=AVERAGE([.B14:.B25])" office:value-type="float" office:value="643.75" calcext:value-type="float">
            <text:p>643,75</text:p>
          </table:table-cell>
          <table:table-cell table:formula="of:=[.D25]-[.C25]" office:value-type="float" office:value="514.185607444862" calcext:value-type="float">
            <text:p>514,185607444862</text:p>
          </table:table-cell>
          <table:table-cell table:formula="of:=[.D25]-[.D13]" office:value-type="float" office:value="363.5" calcext:value-type="float">
            <text:p>363,5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885" calcext:value-type="float">
            <text:p>885</text:p>
          </table:table-cell>
          <table:table-cell table:formula="of:=COM.MICROSOFT.STDEV.S([.B15:.B26])" office:value-type="float" office:value="133.409031541983" calcext:value-type="float">
            <text:p>133,409031541983</text:p>
          </table:table-cell>
          <table:table-cell table:formula="of:=AVERAGE([.B15:.B26])" office:value-type="float" office:value="678.833333333333" calcext:value-type="float">
            <text:p>678,833333333333</text:p>
          </table:table-cell>
          <table:table-cell table:formula="of:=[.D26]-[.C26]" office:value-type="float" office:value="545.424301791351" calcext:value-type="float">
            <text:p>545,424301791351</text:p>
          </table:table-cell>
          <table:table-cell table:formula="of:=[.D26]-[.D14]" office:value-type="float" office:value="360" calcext:value-type="float">
            <text:p>360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16:.B27])" office:value-type="float" office:value="146.132878510684" calcext:value-type="float">
            <text:p>146,132878510684</text:p>
          </table:table-cell>
          <table:table-cell table:formula="of:=AVERAGE([.B16:.B27])" office:value-type="float" office:value="722.5" calcext:value-type="float">
            <text:p>722,5</text:p>
          </table:table-cell>
          <table:table-cell table:formula="of:=[.D27]-[.C27]" office:value-type="float" office:value="576.367121489317" calcext:value-type="float">
            <text:p>576,367121489317</text:p>
          </table:table-cell>
          <table:table-cell table:formula="of:=[.D27]-[.D15]" office:value-type="float" office:value="364.083333333333" calcext:value-type="float">
            <text:p>364,083333333333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17:.B28])" office:value-type="float" office:value="228.292874097367" calcext:value-type="float">
            <text:p>228,292874097367</text:p>
          </table:table-cell>
          <table:table-cell table:formula="of:=AVERAGE([.B17:.B28])" office:value-type="float" office:value="798" calcext:value-type="float">
            <text:p>798</text:p>
          </table:table-cell>
          <table:table-cell table:formula="of:=[.D28]-[.C28]" office:value-type="float" office:value="569.707125902633" calcext:value-type="float">
            <text:p>569,707125902633</text:p>
          </table:table-cell>
          <table:table-cell table:formula="of:=[.D28]-[.D16]" office:value-type="float" office:value="398.583333333333" calcext:value-type="float">
            <text:p>398,583333333333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900" calcext:value-type="float">
            <text:p>1900</text:p>
          </table:table-cell>
          <table:table-cell table:formula="of:=COM.MICROSOFT.STDEV.S([.B18:.B29])" office:value-type="float" office:value="378.398409167647" calcext:value-type="float">
            <text:p>378,398409167647</text:p>
          </table:table-cell>
          <table:table-cell table:formula="of:=AVERAGE([.B18:.B29])" office:value-type="float" office:value="910.416666666667" calcext:value-type="float">
            <text:p>910,416666666667</text:p>
          </table:table-cell>
          <table:table-cell table:formula="of:=[.D29]-[.C29]" office:value-type="float" office:value="532.01825749902" calcext:value-type="float">
            <text:p>532,01825749902</text:p>
          </table:table-cell>
          <table:table-cell table:formula="of:=[.D29]-[.D17]" office:value-type="float" office:value="469.166666666667" calcext:value-type="float">
            <text:p>469,166666666667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800" calcext:value-type="float">
            <text:p>2800</text:p>
          </table:table-cell>
          <table:table-cell table:formula="of:=COM.MICROSOFT.STDEV.S([.B19:.B30])" office:value-type="float" office:value="650.297711541694" calcext:value-type="float">
            <text:p>650,297711541694</text:p>
          </table:table-cell>
          <table:table-cell table:formula="of:=AVERAGE([.B19:.B30])" office:value-type="float" office:value="1093.25" calcext:value-type="float">
            <text:p>1093,25</text:p>
          </table:table-cell>
          <table:table-cell table:formula="of:=[.D30]-[.C30]" office:value-type="float" office:value="442.952288458307" calcext:value-type="float">
            <text:p>442,952288458307</text:p>
          </table:table-cell>
          <table:table-cell table:formula="of:=[.D30]-[.D18]" office:value-type="float" office:value="617.583333333333" calcext:value-type="float">
            <text:p>617,583333333333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400" calcext:value-type="float">
            <text:p>3400</text:p>
          </table:table-cell>
          <table:table-cell table:formula="of:=COM.MICROSOFT.STDEV.S([.B20:.B31])" office:value-type="float" office:value="909.717438648847" calcext:value-type="float">
            <text:p>909,717438648847</text:p>
          </table:table-cell>
          <table:table-cell table:formula="of:=AVERAGE([.B20:.B31])" office:value-type="float" office:value="1325" calcext:value-type="float">
            <text:p>1325</text:p>
          </table:table-cell>
          <table:table-cell table:formula="of:=[.D31]-[.C31]" office:value-type="float" office:value="415.282561351153" calcext:value-type="float">
            <text:p>415,282561351153</text:p>
          </table:table-cell>
          <table:table-cell table:formula="of:=[.D31]-[.D19]" office:value-type="float" office:value="832.666666666667" calcext:value-type="float">
            <text:p>832,666666666667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4200" calcext:value-type="float">
            <text:p>4200</text:p>
          </table:table-cell>
          <table:table-cell table:formula="of:=COM.MICROSOFT.STDEV.S([.B21:.B32])" office:value-type="float" office:value="1202.90379725668" calcext:value-type="float">
            <text:p>1202,90379725668</text:p>
          </table:table-cell>
          <table:table-cell table:formula="of:=AVERAGE([.B21:.B32])" office:value-type="float" office:value="1618.5" calcext:value-type="float">
            <text:p>1618,5</text:p>
          </table:table-cell>
          <table:table-cell table:formula="of:=[.D32]-[.C32]" office:value-type="float" office:value="415.596202743318" calcext:value-type="float">
            <text:p>415,596202743318</text:p>
          </table:table-cell>
          <table:table-cell table:formula="of:=[.D32]-[.D20]" office:value-type="float" office:value="1105.66666666667" calcext:value-type="float">
            <text:p>1105,66666666667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5200" calcext:value-type="float">
            <text:p>5200</text:p>
          </table:table-cell>
          <table:table-cell table:formula="of:=COM.MICROSOFT.STDEV.S([.B22:.B33])" office:value-type="float" office:value="1543.84180379711" calcext:value-type="float">
            <text:p>1543,84180379711</text:p>
          </table:table-cell>
          <table:table-cell table:formula="of:=AVERAGE([.B22:.B33])" office:value-type="float" office:value="1993.33333333333" calcext:value-type="float">
            <text:p>1993,33333333333</text:p>
          </table:table-cell>
          <table:table-cell table:formula="of:=[.D33]-[.C33]" office:value-type="float" office:value="449.491529536223" calcext:value-type="float">
            <text:p>449,491529536223</text:p>
          </table:table-cell>
          <table:table-cell table:formula="of:=[.D33]-[.D21]" office:value-type="float" office:value="1458.75" calcext:value-type="float">
            <text:p>1458,75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6200" calcext:value-type="float">
            <text:p>6200</text:p>
          </table:table-cell>
          <table:table-cell table:formula="of:=COM.MICROSOFT.STDEV.S([.B23:.B34])" office:value-type="float" office:value="1902.73840142107" calcext:value-type="float">
            <text:p>1902,73840142107</text:p>
          </table:table-cell>
          <table:table-cell table:formula="of:=AVERAGE([.B23:.B34])" office:value-type="float" office:value="2449.16666666667" calcext:value-type="float">
            <text:p>2449,16666666667</text:p>
          </table:table-cell>
          <table:table-cell table:formula="of:=[.D34]-[.C34]" office:value-type="float" office:value="546.428265245593" calcext:value-type="float">
            <text:p>546,428265245593</text:p>
          </table:table-cell>
          <table:table-cell table:formula="of:=[.D34]-[.D22]" office:value-type="float" office:value="1891.16666666667" calcext:value-type="float">
            <text:p>1891,16666666667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7600" calcext:value-type="float">
            <text:p>7600</text:p>
          </table:table-cell>
          <table:table-cell table:formula="of:=COM.MICROSOFT.STDEV.S([.B24:.B35])" office:value-type="float" office:value="2326.79480903094" calcext:value-type="float">
            <text:p>2326,79480903094</text:p>
          </table:table-cell>
          <table:table-cell table:formula="of:=AVERAGE([.B24:.B35])" office:value-type="float" office:value="3020.08333333333" calcext:value-type="float">
            <text:p>3020,08333333333</text:p>
          </table:table-cell>
          <table:table-cell table:formula="of:=[.D35]-[.C35]" office:value-type="float" office:value="693.288524302393" calcext:value-type="float">
            <text:p>693,288524302393</text:p>
          </table:table-cell>
          <table:table-cell table:formula="of:=[.D35]-[.D23]" office:value-type="float" office:value="2437.66666666667" calcext:value-type="float">
            <text:p>2437,66666666667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8200" calcext:value-type="float">
            <text:p>8200</text:p>
          </table:table-cell>
          <table:table-cell table:formula="of:=COM.MICROSOFT.STDEV.S([.B25:.B36])" office:value-type="float" office:value="2645.7608231534" calcext:value-type="float">
            <text:p>2645,7608231534</text:p>
          </table:table-cell>
          <table:table-cell table:formula="of:=AVERAGE([.B25:.B36])" office:value-type="float" office:value="3635.16666666667" calcext:value-type="float">
            <text:p>3635,16666666667</text:p>
          </table:table-cell>
          <table:table-cell table:formula="of:=[.D36]-[.C36]" office:value-type="float" office:value="989.405843513271" calcext:value-type="float">
            <text:p>989,405843513271</text:p>
          </table:table-cell>
          <table:table-cell table:formula="of:=[.D36]-[.D24]" office:value-type="float" office:value="3022.75" calcext:value-type="float">
            <text:p>3022,75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9100" calcext:value-type="float">
            <text:p>9100</text:p>
          </table:table-cell>
          <table:table-cell table:formula="of:=COM.MICROSOFT.STDEV.S([.B26:.B37])" office:value-type="float" office:value="2913.06549328741" calcext:value-type="float">
            <text:p>2913,06549328741</text:p>
          </table:table-cell>
          <table:table-cell table:formula="of:=AVERAGE([.B26:.B37])" office:value-type="float" office:value="4323.75" calcext:value-type="float">
            <text:p>4323,75</text:p>
          </table:table-cell>
          <table:table-cell table:formula="of:=[.D37]-[.C37]" office:value-type="float" office:value="1410.68450671259" calcext:value-type="float">
            <text:p>1410,68450671259</text:p>
          </table:table-cell>
          <table:table-cell table:formula="of:=[.D37]-[.D25]" office:value-type="float" office:value="3680" calcext:value-type="float">
            <text:p>3680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27:.B38])" office:value-type="float" office:value="3269.23214040832" calcext:value-type="float">
            <text:p>3269,23214040832</text:p>
          </table:table-cell>
          <table:table-cell table:formula="of:=AVERAGE([.B27:.B38])" office:value-type="float" office:value="5166.66666666667" calcext:value-type="float">
            <text:p>5166,66666666667</text:p>
          </table:table-cell>
          <table:table-cell table:formula="of:=[.D38]-[.C38]" office:value-type="float" office:value="1897.43452625834" calcext:value-type="float">
            <text:p>1897,43452625834</text:p>
          </table:table-cell>
          <table:table-cell table:formula="of:=[.D38]-[.D26]" office:value-type="float" office:value="4487.83333333333" calcext:value-type="float">
            <text:p>4487,83333333333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28:.B39])" office:value-type="float" office:value="3687.40690688859" calcext:value-type="float">
            <text:p>3687,40690688859</text:p>
          </table:table-cell>
          <table:table-cell table:formula="of:=AVERAGE([.B28:.B39])" office:value-type="float" office:value="6166.66666666667" calcext:value-type="float">
            <text:p>6166,66666666667</text:p>
          </table:table-cell>
          <table:table-cell table:formula="of:=[.D39]-[.C39]" office:value-type="float" office:value="2479.25975977807" calcext:value-type="float">
            <text:p>2479,25975977807</text:p>
          </table:table-cell>
          <table:table-cell table:formula="of:=[.D39]-[.D27]" office:value-type="float" office:value="5444.16666666667" calcext:value-type="float">
            <text:p>5444,16666666667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29:.B40])" office:value-type="float" office:value="4150.13690902317" calcext:value-type="float">
            <text:p>4150,13690902317</text:p>
          </table:table-cell>
          <table:table-cell table:formula="of:=AVERAGE([.B29:.B40])" office:value-type="float" office:value="7300" calcext:value-type="float">
            <text:p>7300</text:p>
          </table:table-cell>
          <table:table-cell table:formula="of:=[.D40]-[.C40]" office:value-type="float" office:value="3149.86309097683" calcext:value-type="float">
            <text:p>3149,86309097683</text:p>
          </table:table-cell>
          <table:table-cell table:formula="of:=[.D40]-[.D28]" office:value-type="float" office:value="6502" calcext:value-type="float">
            <text:p>6502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30:.B41])" office:value-type="float" office:value="4625.90695448094" calcext:value-type="float">
            <text:p>4625,90695448094</text:p>
          </table:table-cell>
          <table:table-cell table:formula="of:=AVERAGE([.B30:.B41])" office:value-type="float" office:value="8558.33333333333" calcext:value-type="float">
            <text:p>8558,33333333333</text:p>
          </table:table-cell>
          <table:table-cell table:formula="of:=[.D41]-[.C41]" office:value-type="float" office:value="3932.42637885239" calcext:value-type="float">
            <text:p>3932,42637885239</text:p>
          </table:table-cell>
          <table:table-cell table:formula="of:=[.D41]-[.D29]" office:value-type="float" office:value="7647.91666666667" calcext:value-type="float">
            <text:p>7647,91666666667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9000" calcext:value-type="float">
            <text:p>19000</text:p>
          </table:table-cell>
          <table:table-cell table:formula="of:=COM.MICROSOFT.STDEV.S([.B31:.B42])" office:value-type="float" office:value="5129.14281928336" calcext:value-type="float">
            <text:p>5129,14281928336</text:p>
          </table:table-cell>
          <table:table-cell table:formula="of:=AVERAGE([.B31:.B42])" office:value-type="float" office:value="9908.33333333333" calcext:value-type="float">
            <text:p>9908,33333333333</text:p>
          </table:table-cell>
          <table:table-cell table:formula="of:=[.D42]-[.C42]" office:value-type="float" office:value="4779.19051404997" calcext:value-type="float">
            <text:p>4779,19051404997</text:p>
          </table:table-cell>
          <table:table-cell table:formula="of:=[.D42]-[.D30]" office:value-type="float" office:value="8815.08333333333" calcext:value-type="float">
            <text:p>8815,0833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32:.B43])" office:value-type="float" office:value="5594.17310487196" calcext:value-type="float">
            <text:p>5594,17310487196</text:p>
          </table:table-cell>
          <table:table-cell table:formula="of:=AVERAGE([.B32:.B43])" office:value-type="float" office:value="11375" calcext:value-type="float">
            <text:p>11375</text:p>
          </table:table-cell>
          <table:table-cell table:formula="of:=[.D43]-[.C43]" office:value-type="float" office:value="5780.82689512805" calcext:value-type="float">
            <text:p>5780,82689512805</text:p>
          </table:table-cell>
          <table:table-cell table:formula="of:=[.D43]-[.D31]" office:value-type="float" office:value="10050" calcext:value-type="float">
            <text:p>10050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33:.B44])" office:value-type="float" office:value="6175.33583922953" calcext:value-type="float">
            <text:p>6175,33583922953</text:p>
          </table:table-cell>
          <table:table-cell table:formula="of:=AVERAGE([.B33:.B44])" office:value-type="float" office:value="13025" calcext:value-type="float">
            <text:p>13025</text:p>
          </table:table-cell>
          <table:table-cell table:formula="of:=[.D44]-[.C44]" office:value-type="float" office:value="6849.66416077047" calcext:value-type="float">
            <text:p>6849,66416077047</text:p>
          </table:table-cell>
          <table:table-cell table:formula="of:=[.D44]-[.D32]" office:value-type="float" office:value="11406.5" calcext:value-type="float">
            <text:p>11406,5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34:.B45])" office:value-type="float" office:value="6835.39695373659" calcext:value-type="float">
            <text:p>6835,39695373659</text:p>
          </table:table-cell>
          <table:table-cell table:formula="of:=AVERAGE([.B34:.B45])" office:value-type="float" office:value="14841.6666666667" calcext:value-type="float">
            <text:p>14841,6666666667</text:p>
          </table:table-cell>
          <table:table-cell table:formula="of:=[.D45]-[.C45]" office:value-type="float" office:value="8006.26971293007" calcext:value-type="float">
            <text:p>8006,26971293007</text:p>
          </table:table-cell>
          <table:table-cell table:formula="of:=[.D45]-[.D33]" office:value-type="float" office:value="12848.3333333333" calcext:value-type="float">
            <text:p>12848,3333333333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35:.B46])" office:value-type="float" office:value="7363.35624233373" calcext:value-type="float">
            <text:p>7363,35624233373</text:p>
          </table:table-cell>
          <table:table-cell table:formula="of:=AVERAGE([.B35:.B46])" office:value-type="float" office:value="16741.6666666667" calcext:value-type="float">
            <text:p>16741,6666666667</text:p>
          </table:table-cell>
          <table:table-cell table:formula="of:=[.D46]-[.C46]" office:value-type="float" office:value="9378.31042433293" calcext:value-type="float">
            <text:p>9378,31042433293</text:p>
          </table:table-cell>
          <table:table-cell table:formula="of:=[.D46]-[.D34]" office:value-type="float" office:value="14292.5" calcext:value-type="float">
            <text:p>14292,5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36:.B47])" office:value-type="float" office:value="7954.65844075601" calcext:value-type="float">
            <text:p>7954,65844075601</text:p>
          </table:table-cell>
          <table:table-cell table:formula="of:=AVERAGE([.B36:.B47])" office:value-type="float" office:value="18775" calcext:value-type="float">
            <text:p>18775</text:p>
          </table:table-cell>
          <table:table-cell table:formula="of:=[.D47]-[.C47]" office:value-type="float" office:value="10820.341559244" calcext:value-type="float">
            <text:p>10820,341559244</text:p>
          </table:table-cell>
          <table:table-cell table:formula="of:=[.D47]-[.D35]" office:value-type="float" office:value="15754.9166666667" calcext:value-type="float">
            <text:p>15754,916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37:.B48])" office:value-type="float" office:value="8315.06026873692" calcext:value-type="float">
            <text:p>8315,06026873692</text:p>
          </table:table-cell>
          <table:table-cell table:formula="of:=AVERAGE([.B37:.B48])" office:value-type="float" office:value="20925" calcext:value-type="float">
            <text:p>20925</text:p>
          </table:table-cell>
          <table:table-cell table:formula="of:=[.D48]-[.C48]" office:value-type="float" office:value="12609.9397312631" calcext:value-type="float">
            <text:p>12609,9397312631</text:p>
          </table:table-cell>
          <table:table-cell table:formula="of:=[.D48]-[.D36]" office:value-type="float" office:value="17289.8333333333" calcext:value-type="float">
            <text:p>17289,8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38:.B49])" office:value-type="float" office:value="8603.6461615252" calcext:value-type="float">
            <text:p>8603,6461615252</text:p>
          </table:table-cell>
          <table:table-cell table:formula="of:=AVERAGE([.B38:.B49])" office:value-type="float" office:value="23250" calcext:value-type="float">
            <text:p>23250</text:p>
          </table:table-cell>
          <table:table-cell table:formula="of:=[.D49]-[.C49]" office:value-type="float" office:value="14646.3538384748" calcext:value-type="float">
            <text:p>14646,3538384748</text:p>
          </table:table-cell>
          <table:table-cell table:formula="of:=[.D49]-[.D37]" office:value-type="float" office:value="18926.25" calcext:value-type="float">
            <text:p>18926,25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39:.B50])" office:value-type="float" office:value="9066.67223707494" calcext:value-type="float">
            <text:p>9066,67223707494</text:p>
          </table:table-cell>
          <table:table-cell table:formula="of:=AVERAGE([.B39:.B50])" office:value-type="float" office:value="25750" calcext:value-type="float">
            <text:p>25750</text:p>
          </table:table-cell>
          <table:table-cell table:formula="of:=[.D50]-[.C50]" office:value-type="float" office:value="16683.3277629251" calcext:value-type="float">
            <text:p>16683,3277629251</text:p>
          </table:table-cell>
          <table:table-cell table:formula="of:=[.D50]-[.D38]" office:value-type="float" office:value="20583.3333333333" calcext:value-type="float">
            <text:p>20583,3333333333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40:.B51])" office:value-type="float" office:value="9362.6433718844" calcext:value-type="float">
            <text:p>9362,6433718844</text:p>
          </table:table-cell>
          <table:table-cell table:formula="of:=AVERAGE([.B40:.B51])" office:value-type="float" office:value="28250" calcext:value-type="float">
            <text:p>28250</text:p>
          </table:table-cell>
          <table:table-cell table:formula="of:=[.D51]-[.C51]" office:value-type="float" office:value="18887.3566281156" calcext:value-type="float">
            <text:p>18887,3566281156</text:p>
          </table:table-cell>
          <table:table-cell table:formula="of:=[.D51]-[.D39]" office:value-type="float" office:value="22083.3333333333" calcext:value-type="float">
            <text:p>22083,333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41:.B52])" office:value-type="float" office:value="9646.79252708412" calcext:value-type="float">
            <text:p>9646,79252708412</text:p>
          </table:table-cell>
          <table:table-cell table:formula="of:=AVERAGE([.B41:.B52])" office:value-type="float" office:value="30833.3333333333" calcext:value-type="float">
            <text:p>30833,3333333333</text:p>
          </table:table-cell>
          <table:table-cell table:formula="of:=[.D52]-[.C52]" office:value-type="float" office:value="21186.5408062492" calcext:value-type="float">
            <text:p>21186,5408062492</text:p>
          </table:table-cell>
          <table:table-cell table:formula="of:=[.D52]-[.D40]" office:value-type="float" office:value="23533.3333333333" calcext:value-type="float">
            <text:p>23533,33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42:.B53])" office:value-type="float" office:value="9894.90226879937" calcext:value-type="float">
            <text:p>9894,90226879937</text:p>
          </table:table-cell>
          <table:table-cell table:formula="of:=AVERAGE([.B42:.B53])" office:value-type="float" office:value="33500" calcext:value-type="float">
            <text:p>33500</text:p>
          </table:table-cell>
          <table:table-cell table:formula="of:=[.D53]-[.C53]" office:value-type="float" office:value="23605.0977312006" calcext:value-type="float">
            <text:p>23605,0977312006</text:p>
          </table:table-cell>
          <table:table-cell table:formula="of:=[.D53]-[.D41]" office:value-type="float" office:value="24941.6666666667" calcext:value-type="float">
            <text:p>24941,6666666667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43:.B54])" office:value-type="float" office:value="10082.6132976075" calcext:value-type="float">
            <text:p>10082,6132976075</text:p>
          </table:table-cell>
          <table:table-cell table:formula="of:=AVERAGE([.B43:.B54])" office:value-type="float" office:value="36250" calcext:value-type="float">
            <text:p>36250</text:p>
          </table:table-cell>
          <table:table-cell table:formula="of:=[.D54]-[.C54]" office:value-type="float" office:value="26167.3867023925" calcext:value-type="float">
            <text:p>26167,3867023925</text:p>
          </table:table-cell>
          <table:table-cell table:formula="of:=[.D54]-[.D42]" office:value-type="float" office:value="26341.6666666667" calcext:value-type="float">
            <text:p>26341,6666666667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44:.B55])" office:value-type="float" office:value="10329.4225248544" calcext:value-type="float">
            <text:p>10329,4225248544</text:p>
          </table:table-cell>
          <table:table-cell table:formula="of:=AVERAGE([.B44:.B55])" office:value-type="float" office:value="39166.6666666667" calcext:value-type="float">
            <text:p>39166,6666666667</text:p>
          </table:table-cell>
          <table:table-cell table:formula="of:=[.D55]-[.C55]" office:value-type="float" office:value="28837.2441418123" calcext:value-type="float">
            <text:p>28837,2441418123</text:p>
          </table:table-cell>
          <table:table-cell table:formula="of:=[.D55]-[.D43]" office:value-type="float" office:value="27791.6666666667" calcext:value-type="float">
            <text:p>27791,66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45:.B56])" office:value-type="float" office:value="10595.5250702904" calcext:value-type="float">
            <text:p>10595,5250702904</text:p>
          </table:table-cell>
          <table:table-cell table:formula="of:=AVERAGE([.B45:.B56])" office:value-type="float" office:value="42083.3333333333" calcext:value-type="float">
            <text:p>42083,3333333333</text:p>
          </table:table-cell>
          <table:table-cell table:formula="of:=[.D56]-[.C56]" office:value-type="float" office:value="31487.808263043" calcext:value-type="float">
            <text:p>31487,808263043</text:p>
          </table:table-cell>
          <table:table-cell table:formula="of:=[.D56]-[.D44]" office:value-type="float" office:value="29058.3333333333" calcext:value-type="float">
            <text:p>29058,3333333333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63000" calcext:value-type="float">
            <text:p>63000</text:p>
          </table:table-cell>
          <table:table-cell table:formula="of:=COM.MICROSOFT.STDEV.S([.B46:.B57])" office:value-type="float" office:value="11024.4219253383" calcext:value-type="float">
            <text:p>11024,4219253383</text:p>
          </table:table-cell>
          <table:table-cell table:formula="of:=AVERAGE([.B46:.B57])" office:value-type="float" office:value="45083.3333333333" calcext:value-type="float">
            <text:p>45083,3333333333</text:p>
          </table:table-cell>
          <table:table-cell table:formula="of:=[.D57]-[.C57]" office:value-type="float" office:value="34058.9114079951" calcext:value-type="float">
            <text:p>34058,9114079951</text:p>
          </table:table-cell>
          <table:table-cell table:formula="of:=[.D57]-[.D45]" office:value-type="float" office:value="30241.6666666667" calcext:value-type="float">
            <text:p>30241,6666666667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47:.B58])" office:value-type="float" office:value="11434.5966260293" calcext:value-type="float">
            <text:p>11434,5966260293</text:p>
          </table:table-cell>
          <table:table-cell table:formula="of:=AVERAGE([.B47:.B58])" office:value-type="float" office:value="48250" calcext:value-type="float">
            <text:p>48250</text:p>
          </table:table-cell>
          <table:table-cell table:formula="of:=[.D58]-[.C58]" office:value-type="float" office:value="36815.4033739707" calcext:value-type="float">
            <text:p>36815,4033739707</text:p>
          </table:table-cell>
          <table:table-cell table:formula="of:=[.D58]-[.D46]" office:value-type="float" office:value="31508.3333333333" calcext:value-type="float">
            <text:p>31508,3333333333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48:.B59])" office:value-type="float" office:value="11641.0975219329" calcext:value-type="float">
            <text:p>11641,0975219329</text:p>
          </table:table-cell>
          <table:table-cell table:formula="of:=AVERAGE([.B48:.B59])" office:value-type="float" office:value="51333.3333333333" calcext:value-type="float">
            <text:p>51333,3333333333</text:p>
          </table:table-cell>
          <table:table-cell table:formula="of:=[.D59]-[.C59]" office:value-type="float" office:value="39692.2358114005" calcext:value-type="float">
            <text:p>39692,2358114005</text:p>
          </table:table-cell>
          <table:table-cell table:formula="of:=[.D59]-[.D47]" office:value-type="float" office:value="32558.3333333333" calcext:value-type="float">
            <text:p>32558,3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49:.B60])" office:value-type="float" office:value="11804.9167979305" calcext:value-type="float">
            <text:p>11804,9167979305</text:p>
          </table:table-cell>
          <table:table-cell table:formula="of:=AVERAGE([.B49:.B60])" office:value-type="float" office:value="54583.3333333333" calcext:value-type="float">
            <text:p>54583,3333333333</text:p>
          </table:table-cell>
          <table:table-cell table:formula="of:=[.D60]-[.C60]" office:value-type="float" office:value="42778.4165354029" calcext:value-type="float">
            <text:p>42778,4165354029</text:p>
          </table:table-cell>
          <table:table-cell table:formula="of:=[.D60]-[.D48]" office:value-type="float" office:value="33658.3333333333" calcext:value-type="float">
            <text:p>33658,3333333333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7000" calcext:value-type="float">
            <text:p>77000</text:p>
          </table:table-cell>
          <table:table-cell table:formula="of:=COM.MICROSOFT.STDEV.S([.B50:.B61])" office:value-type="float" office:value="12033.7278538534" calcext:value-type="float">
            <text:p>12033,7278538534</text:p>
          </table:table-cell>
          <table:table-cell table:formula="of:=AVERAGE([.B50:.B61])" office:value-type="float" office:value="57916.6666666667" calcext:value-type="float">
            <text:p>57916,6666666667</text:p>
          </table:table-cell>
          <table:table-cell table:formula="of:=[.D61]-[.C61]" office:value-type="float" office:value="45882.9388128133" calcext:value-type="float">
            <text:p>45882,9388128133</text:p>
          </table:table-cell>
          <table:table-cell table:formula="of:=[.D61]-[.D49]" office:value-type="float" office:value="34666.6666666667" calcext:value-type="float">
            <text:p>34666,66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51:.B62])" office:value-type="float" office:value="12454.4625080184" calcext:value-type="float">
            <text:p>12454,4625080184</text:p>
          </table:table-cell>
          <table:table-cell table:formula="of:=AVERAGE([.B51:.B62])" office:value-type="float" office:value="61250" calcext:value-type="float">
            <text:p>61250</text:p>
          </table:table-cell>
          <table:table-cell table:formula="of:=[.D62]-[.C62]" office:value-type="float" office:value="48795.5374919816" calcext:value-type="float">
            <text:p>48795,5374919816</text:p>
          </table:table-cell>
          <table:table-cell table:formula="of:=[.D62]-[.D50]" office:value-type="float" office:value="35500" calcext:value-type="float">
            <text:p>35500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87000" calcext:value-type="float">
            <text:p>87000</text:p>
          </table:table-cell>
          <table:table-cell table:formula="of:=COM.MICROSOFT.STDEV.S([.B52:.B63])" office:value-type="float" office:value="13055.534064027" calcext:value-type="float">
            <text:p>13055,534064027</text:p>
          </table:table-cell>
          <table:table-cell table:formula="of:=AVERAGE([.B52:.B63])" office:value-type="float" office:value="64916.6666666667" calcext:value-type="float">
            <text:p>64916,6666666667</text:p>
          </table:table-cell>
          <table:table-cell table:formula="of:=[.D63]-[.C63]" office:value-type="float" office:value="51861.1326026397" calcext:value-type="float">
            <text:p>51861,1326026397</text:p>
          </table:table-cell>
          <table:table-cell table:formula="of:=[.D63]-[.D51]" office:value-type="float" office:value="36666.6666666667" calcext:value-type="float">
            <text:p>36666,6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53:.B64])" office:value-type="float" office:value="13732.0130286197" calcext:value-type="float">
            <text:p>13732,0130286197</text:p>
          </table:table-cell>
          <table:table-cell table:formula="of:=AVERAGE([.B53:.B64])" office:value-type="float" office:value="68750" calcext:value-type="float">
            <text:p>68750</text:p>
          </table:table-cell>
          <table:table-cell table:formula="of:=[.D64]-[.C64]" office:value-type="float" office:value="55017.9869713803" calcext:value-type="float">
            <text:p>55017,9869713803</text:p>
          </table:table-cell>
          <table:table-cell table:formula="of:=[.D64]-[.D52]" office:value-type="float" office:value="37916.6666666667" calcext:value-type="float">
            <text:p>37916,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54:.B65])" office:value-type="float" office:value="14278.6129536026" calcext:value-type="float">
            <text:p>14278,6129536026</text:p>
          </table:table-cell>
          <table:table-cell table:formula="of:=AVERAGE([.B54:.B65])" office:value-type="float" office:value="72666.6666666667" calcext:value-type="float">
            <text:p>72666,6666666667</text:p>
          </table:table-cell>
          <table:table-cell table:formula="of:=[.D65]-[.C65]" office:value-type="float" office:value="58388.0537130641" calcext:value-type="float">
            <text:p>58388,0537130641</text:p>
          </table:table-cell>
          <table:table-cell table:formula="of:=[.D65]-[.D53]" office:value-type="float" office:value="39166.6666666667" calcext:value-type="float">
            <text:p>39166,6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1000" calcext:value-type="float">
            <text:p>101000</text:p>
          </table:table-cell>
          <table:table-cell table:formula="of:=COM.MICROSOFT.STDEV.S([.B55:.B66])" office:value-type="float" office:value="14827.033050847" calcext:value-type="float">
            <text:p>14827,033050847</text:p>
          </table:table-cell>
          <table:table-cell table:formula="of:=AVERAGE([.B55:.B66])" office:value-type="float" office:value="76750" calcext:value-type="float">
            <text:p>76750</text:p>
          </table:table-cell>
          <table:table-cell table:formula="of:=[.D66]-[.C66]" office:value-type="float" office:value="61922.966949153" calcext:value-type="float">
            <text:p>61922,966949153</text:p>
          </table:table-cell>
          <table:table-cell table:formula="of:=[.D66]-[.D54]" office:value-type="float" office:value="40500" calcext:value-type="float">
            <text:p>40500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56:.B67])" office:value-type="float" office:value="15477.0113002439" calcext:value-type="float">
            <text:p>15477,0113002439</text:p>
          </table:table-cell>
          <table:table-cell table:formula="of:=AVERAGE([.B56:.B67])" office:value-type="float" office:value="80916.6666666667" calcext:value-type="float">
            <text:p>80916,6666666667</text:p>
          </table:table-cell>
          <table:table-cell table:formula="of:=[.D67]-[.C67]" office:value-type="float" office:value="65439.6553664227" calcext:value-type="float">
            <text:p>65439,6553664227</text:p>
          </table:table-cell>
          <table:table-cell table:formula="of:=[.D67]-[.D55]" office:value-type="float" office:value="41750" calcext:value-type="float">
            <text:p>41750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57:.B68])" office:value-type="float" office:value="15907.8787416992" calcext:value-type="float">
            <text:p>15907,8787416992</text:p>
          </table:table-cell>
          <table:table-cell table:formula="of:=AVERAGE([.B57:.B68])" office:value-type="float" office:value="85166.6666666667" calcext:value-type="float">
            <text:p>85166,6666666667</text:p>
          </table:table-cell>
          <table:table-cell table:formula="of:=[.D68]-[.C68]" office:value-type="float" office:value="69258.7879249674" calcext:value-type="float">
            <text:p>69258,7879249674</text:p>
          </table:table-cell>
          <table:table-cell table:formula="of:=[.D68]-[.D56]" office:value-type="float" office:value="43083.3333333333" calcext:value-type="float">
            <text:p>43083,333333333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58:.B69])" office:value-type="float" office:value="16120.7564301055" calcext:value-type="float">
            <text:p>16120,7564301055</text:p>
          </table:table-cell>
          <table:table-cell table:formula="of:=AVERAGE([.B58:.B69])" office:value-type="float" office:value="89333.3333333333" calcext:value-type="float">
            <text:p>89333,3333333333</text:p>
          </table:table-cell>
          <table:table-cell table:formula="of:=[.D69]-[.C69]" office:value-type="float" office:value="73212.5769032278" calcext:value-type="float">
            <text:p>73212,5769032278</text:p>
          </table:table-cell>
          <table:table-cell table:formula="of:=[.D69]-[.D57]" office:value-type="float" office:value="44250" calcext:value-type="float">
            <text:p>44250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7000" calcext:value-type="float">
            <text:p>117000</text:p>
          </table:table-cell>
          <table:table-cell table:formula="of:=COM.MICROSOFT.STDEV.S([.B59:.B70])" office:value-type="float" office:value="16284.4041395999" calcext:value-type="float">
            <text:p>16284,4041395999</text:p>
          </table:table-cell>
          <table:table-cell table:formula="of:=AVERAGE([.B59:.B70])" office:value-type="float" office:value="93500" calcext:value-type="float">
            <text:p>93500</text:p>
          </table:table-cell>
          <table:table-cell table:formula="of:=[.D70]-[.C70]" office:value-type="float" office:value="77215.5958604001" calcext:value-type="float">
            <text:p>77215,5958604001</text:p>
          </table:table-cell>
          <table:table-cell table:formula="of:=[.D70]-[.D58]" office:value-type="float" office:value="45250" calcext:value-type="float">
            <text:p>45250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60:.B71])" office:value-type="float" office:value="16089.7106213502" calcext:value-type="float">
            <text:p>16089,7106213502</text:p>
          </table:table-cell>
          <table:table-cell table:formula="of:=AVERAGE([.B60:.B71])" office:value-type="float" office:value="97833.3333333333" calcext:value-type="float">
            <text:p>97833,3333333333</text:p>
          </table:table-cell>
          <table:table-cell table:formula="of:=[.D71]-[.C71]" office:value-type="float" office:value="81743.6227119832" calcext:value-type="float">
            <text:p>81743,6227119832</text:p>
          </table:table-cell>
          <table:table-cell table:formula="of:=[.D71]-[.D59]" office:value-type="float" office:value="46500" calcext:value-type="float">
            <text:p>46500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61:.B72])" office:value-type="float" office:value="16351.2579443796" calcext:value-type="float">
            <text:p>16351,2579443796</text:p>
          </table:table-cell>
          <table:table-cell table:formula="of:=AVERAGE([.B61:.B72])" office:value-type="float" office:value="102500" calcext:value-type="float">
            <text:p>102500</text:p>
          </table:table-cell>
          <table:table-cell table:formula="of:=[.D72]-[.C72]" office:value-type="float" office:value="86148.7420556204" calcext:value-type="float">
            <text:p>86148,7420556204</text:p>
          </table:table-cell>
          <table:table-cell table:formula="of:=[.D72]-[.D60]" office:value-type="float" office:value="47916.6666666667" calcext:value-type="float">
            <text:p>47916,666666666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34000" calcext:value-type="float">
            <text:p>134000</text:p>
          </table:table-cell>
          <table:table-cell table:formula="of:=COM.MICROSOFT.STDEV.S([.B62:.B73])" office:value-type="float" office:value="16548.1391428435" calcext:value-type="float">
            <text:p>16548,1391428435</text:p>
          </table:table-cell>
          <table:table-cell table:formula="of:=AVERAGE([.B62:.B73])" office:value-type="float" office:value="107250" calcext:value-type="float">
            <text:p>107250</text:p>
          </table:table-cell>
          <table:table-cell table:formula="of:=[.D73]-[.C73]" office:value-type="float" office:value="90701.8608571565" calcext:value-type="float">
            <text:p>90701,8608571565</text:p>
          </table:table-cell>
          <table:table-cell table:formula="of:=[.D73]-[.D61]" office:value-type="float" office:value="49333.3333333333" calcext:value-type="float">
            <text:p>49333,33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37000" calcext:value-type="float">
            <text:p>137000</text:p>
          </table:table-cell>
          <table:table-cell table:formula="of:=COM.MICROSOFT.STDEV.S([.B63:.B74])" office:value-type="float" office:value="16367.697307548" calcext:value-type="float">
            <text:p>16367,697307548</text:p>
          </table:table-cell>
          <table:table-cell table:formula="of:=AVERAGE([.B63:.B74])" office:value-type="float" office:value="111916.666666667" calcext:value-type="float">
            <text:p>111916,666666667</text:p>
          </table:table-cell>
          <table:table-cell table:formula="of:=[.D74]-[.C74]" office:value-type="float" office:value="95548.9693591186" calcext:value-type="float">
            <text:p>95548,9693591186</text:p>
          </table:table-cell>
          <table:table-cell table:formula="of:=[.D74]-[.D62]" office:value-type="float" office:value="50666.6666666667" calcext:value-type="float">
            <text:p>50666,66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41000" calcext:value-type="float">
            <text:p>141000</text:p>
          </table:table-cell>
          <table:table-cell table:formula="of:=COM.MICROSOFT.STDEV.S([.B64:.B75])" office:value-type="float" office:value="16317.6331468492" calcext:value-type="float">
            <text:p>16317,6331468492</text:p>
          </table:table-cell>
          <table:table-cell table:formula="of:=AVERAGE([.B64:.B75])" office:value-type="float" office:value="116416.666666667" calcext:value-type="float">
            <text:p>116416,666666667</text:p>
          </table:table-cell>
          <table:table-cell table:formula="of:=[.D75]-[.C75]" office:value-type="float" office:value="100099.033519817" calcext:value-type="float">
            <text:p>100099,033519817</text:p>
          </table:table-cell>
          <table:table-cell table:formula="of:=[.D75]-[.D63]" office:value-type="float" office:value="51500" calcext:value-type="float">
            <text:p>51500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45000" calcext:value-type="float">
            <text:p>145000</text:p>
          </table:table-cell>
          <table:table-cell table:formula="of:=COM.MICROSOFT.STDEV.S([.B65:.B76])" office:value-type="float" office:value="16280.6819900337" calcext:value-type="float">
            <text:p>16280,6819900337</text:p>
          </table:table-cell>
          <table:table-cell table:formula="of:=AVERAGE([.B65:.B76])" office:value-type="float" office:value="120833.333333333" calcext:value-type="float">
            <text:p>120833,333333333</text:p>
          </table:table-cell>
          <table:table-cell table:formula="of:=[.D76]-[.C76]" office:value-type="float" office:value="104552.6513433" calcext:value-type="float">
            <text:p>104552,6513433</text:p>
          </table:table-cell>
          <table:table-cell table:formula="of:=[.D76]-[.D64]" office:value-type="float" office:value="52083.3333333333" calcext:value-type="float">
            <text:p>52083,333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0000" calcext:value-type="float">
            <text:p>150000</text:p>
          </table:table-cell>
          <table:table-cell table:formula="of:=COM.MICROSOFT.STDEV.S([.B66:.B77])" office:value-type="float" office:value="16255.5351878191" calcext:value-type="float">
            <text:p>16255,5351878191</text:p>
          </table:table-cell>
          <table:table-cell table:formula="of:=AVERAGE([.B66:.B77])" office:value-type="float" office:value="125333.333333333" calcext:value-type="float">
            <text:p>125333,333333333</text:p>
          </table:table-cell>
          <table:table-cell table:formula="of:=[.D77]-[.C77]" office:value-type="float" office:value="109077.798145514" calcext:value-type="float">
            <text:p>109077,798145514</text:p>
          </table:table-cell>
          <table:table-cell table:formula="of:=[.D77]-[.D65]" office:value-type="float" office:value="52666.6666666667" calcext:value-type="float">
            <text:p>52666,6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55000" calcext:value-type="float">
            <text:p>155000</text:p>
          </table:table-cell>
          <table:table-cell table:formula="of:=COM.MICROSOFT.STDEV.S([.B67:.B78])" office:value-type="float" office:value="16380.8831670742" calcext:value-type="float">
            <text:p>16380,8831670742</text:p>
          </table:table-cell>
          <table:table-cell table:formula="of:=AVERAGE([.B67:.B78])" office:value-type="float" office:value="129833.333333333" calcext:value-type="float">
            <text:p>129833,333333333</text:p>
          </table:table-cell>
          <table:table-cell table:formula="of:=[.D78]-[.C78]" office:value-type="float" office:value="113452.450166259" calcext:value-type="float">
            <text:p>113452,450166259</text:p>
          </table:table-cell>
          <table:table-cell table:formula="of:=[.D78]-[.D66]" office:value-type="float" office:value="53083.3333333333" calcext:value-type="float">
            <text:p>53083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68:.B79])" office:value-type="float" office:value="16515.1445649137" calcext:value-type="float">
            <text:p>16515,1445649137</text:p>
          </table:table-cell>
          <table:table-cell table:formula="of:=AVERAGE([.B68:.B79])" office:value-type="float" office:value="134250" calcext:value-type="float">
            <text:p>134250</text:p>
          </table:table-cell>
          <table:table-cell table:formula="of:=[.D79]-[.C79]" office:value-type="float" office:value="117734.855435086" calcext:value-type="float">
            <text:p>117734,855435086</text:p>
          </table:table-cell>
          <table:table-cell table:formula="of:=[.D79]-[.D67]" office:value-type="float" office:value="53333.3333333333" calcext:value-type="float">
            <text:p>53333,3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69:.B80])" office:value-type="float" office:value="16527.2960629232" calcext:value-type="float">
            <text:p>16527,2960629232</text:p>
          </table:table-cell>
          <table:table-cell table:formula="of:=AVERAGE([.B69:.B80])" office:value-type="float" office:value="138666.666666667" calcext:value-type="float">
            <text:p>138666,666666667</text:p>
          </table:table-cell>
          <table:table-cell table:formula="of:=[.D80]-[.C80]" office:value-type="float" office:value="122139.370603744" calcext:value-type="float">
            <text:p>122139,370603744</text:p>
          </table:table-cell>
          <table:table-cell table:formula="of:=[.D80]-[.D68]" office:value-type="float" office:value="53500" calcext:value-type="float">
            <text:p>53500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70:.B81])" office:value-type="float" office:value="16388.0499699684" calcext:value-type="float">
            <text:p>16388,0499699684</text:p>
          </table:table-cell>
          <table:table-cell table:formula="of:=AVERAGE([.B70:.B81])" office:value-type="float" office:value="143250" calcext:value-type="float">
            <text:p>143250</text:p>
          </table:table-cell>
          <table:table-cell table:formula="of:=[.D81]-[.C81]" office:value-type="float" office:value="126861.950030032" calcext:value-type="float">
            <text:p>126861,950030032</text:p>
          </table:table-cell>
          <table:table-cell table:formula="of:=[.D81]-[.D69]" office:value-type="float" office:value="53916.6666666667" calcext:value-type="float">
            <text:p>53916,6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2000" calcext:value-type="float">
            <text:p>172000</text:p>
          </table:table-cell>
          <table:table-cell table:formula="of:=COM.MICROSOFT.STDEV.S([.B71:.B82])" office:value-type="float" office:value="16067.0941726099" calcext:value-type="float">
            <text:p>16067,0941726099</text:p>
          </table:table-cell>
          <table:table-cell table:formula="of:=AVERAGE([.B71:.B82])" office:value-type="float" office:value="147833.333333333" calcext:value-type="float">
            <text:p>147833,333333333</text:p>
          </table:table-cell>
          <table:table-cell table:formula="of:=[.D82]-[.C82]" office:value-type="float" office:value="131766.239160723" calcext:value-type="float">
            <text:p>131766,239160723</text:p>
          </table:table-cell>
          <table:table-cell table:formula="of:=[.D82]-[.D70]" office:value-type="float" office:value="54333.3333333333" calcext:value-type="float">
            <text:p>54333,3333333333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72:.B83])" office:value-type="float" office:value="15553.1834410681" calcext:value-type="float">
            <text:p>15553,1834410681</text:p>
          </table:table-cell>
          <table:table-cell table:formula="of:=AVERAGE([.B72:.B83])" office:value-type="float" office:value="152416.666666667" calcext:value-type="float">
            <text:p>152416,666666667</text:p>
          </table:table-cell>
          <table:table-cell table:formula="of:=[.D83]-[.C83]" office:value-type="float" office:value="136863.483225599" calcext:value-type="float">
            <text:p>136863,483225599</text:p>
          </table:table-cell>
          <table:table-cell table:formula="of:=[.D83]-[.D71]" office:value-type="float" office:value="54583.3333333333" calcext:value-type="float">
            <text:p>54583,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79000" calcext:value-type="float">
            <text:p>179000</text:p>
          </table:table-cell>
          <table:table-cell table:formula="of:=COM.MICROSOFT.STDEV.S([.B73:.B84])" office:value-type="float" office:value="15406.3642890223" calcext:value-type="float">
            <text:p>15406,3642890223</text:p>
          </table:table-cell>
          <table:table-cell table:formula="of:=AVERAGE([.B73:.B84])" office:value-type="float" office:value="156583.333333333" calcext:value-type="float">
            <text:p>156583,333333333</text:p>
          </table:table-cell>
          <table:table-cell table:formula="of:=[.D84]-[.C84]" office:value-type="float" office:value="141176.969044311" calcext:value-type="float">
            <text:p>141176,969044311</text:p>
          </table:table-cell>
          <table:table-cell table:formula="of:=[.D84]-[.D72]" office:value-type="float" office:value="54083.3333333333" calcext:value-type="float">
            <text:p>54083,3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3000" calcext:value-type="float">
            <text:p>183000</text:p>
          </table:table-cell>
          <table:table-cell table:formula="of:=COM.MICROSOFT.STDEV.S([.B74:.B85])" office:value-type="float" office:value="15370.1797075514" calcext:value-type="float">
            <text:p>15370,1797075514</text:p>
          </table:table-cell>
          <table:table-cell table:formula="of:=AVERAGE([.B74:.B85])" office:value-type="float" office:value="160666.666666667" calcext:value-type="float">
            <text:p>160666,666666667</text:p>
          </table:table-cell>
          <table:table-cell table:formula="of:=[.D85]-[.C85]" office:value-type="float" office:value="145296.486959115" calcext:value-type="float">
            <text:p>145296,486959115</text:p>
          </table:table-cell>
          <table:table-cell table:formula="of:=[.D85]-[.D73]" office:value-type="float" office:value="53416.6666666667" calcext:value-type="float">
            <text:p>53416,66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90000" calcext:value-type="float">
            <text:p>190000</text:p>
          </table:table-cell>
          <table:table-cell table:formula="of:=COM.MICROSOFT.STDEV.S([.B75:.B86])" office:value-type="float" office:value="15564.8691454555" calcext:value-type="float">
            <text:p>15564,8691454555</text:p>
          </table:table-cell>
          <table:table-cell table:formula="of:=AVERAGE([.B75:.B86])" office:value-type="float" office:value="165083.333333333" calcext:value-type="float">
            <text:p>165083,333333333</text:p>
          </table:table-cell>
          <table:table-cell table:formula="of:=[.D86]-[.C86]" office:value-type="float" office:value="149518.464187878" calcext:value-type="float">
            <text:p>149518,464187878</text:p>
          </table:table-cell>
          <table:table-cell table:formula="of:=[.D86]-[.D74]" office:value-type="float" office:value="53166.6666666667" calcext:value-type="float">
            <text:p>53166,66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98000" calcext:value-type="float">
            <text:p>198000</text:p>
          </table:table-cell>
          <table:table-cell table:formula="of:=COM.MICROSOFT.STDEV.S([.B76:.B87])" office:value-type="float" office:value="16230.3494239724" calcext:value-type="float">
            <text:p>16230,3494239724</text:p>
          </table:table-cell>
          <table:table-cell table:formula="of:=AVERAGE([.B76:.B87])" office:value-type="float" office:value="169833.333333333" calcext:value-type="float">
            <text:p>169833,333333333</text:p>
          </table:table-cell>
          <table:table-cell table:formula="of:=[.D87]-[.C87]" office:value-type="float" office:value="153602.983909361" calcext:value-type="float">
            <text:p>153602,983909361</text:p>
          </table:table-cell>
          <table:table-cell table:formula="of:=[.D87]-[.D75]" office:value-type="float" office:value="53416.6666666667" calcext:value-type="float">
            <text:p>53416,6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03000" calcext:value-type="float">
            <text:p>203000</text:p>
          </table:table-cell>
          <table:table-cell table:formula="of:=COM.MICROSOFT.STDEV.S([.B77:.B88])" office:value-type="float" office:value="16789.2461974559" calcext:value-type="float">
            <text:p>16789,2461974559</text:p>
          </table:table-cell>
          <table:table-cell table:formula="of:=AVERAGE([.B77:.B88])" office:value-type="float" office:value="174666.666666667" calcext:value-type="float">
            <text:p>174666,666666667</text:p>
          </table:table-cell>
          <table:table-cell table:formula="of:=[.D88]-[.C88]" office:value-type="float" office:value="157877.420469211" calcext:value-type="float">
            <text:p>157877,420469211</text:p>
          </table:table-cell>
          <table:table-cell table:formula="of:=[.D88]-[.D76]" office:value-type="float" office:value="53833.3333333333" calcext:value-type="float">
            <text:p>53833,3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07000" calcext:value-type="float">
            <text:p>207000</text:p>
          </table:table-cell>
          <table:table-cell table:formula="of:=COM.MICROSOFT.STDEV.S([.B78:.B89])" office:value-type="float" office:value="17233.4681431923" calcext:value-type="float">
            <text:p>17233,4681431923</text:p>
          </table:table-cell>
          <table:table-cell table:formula="of:=AVERAGE([.B78:.B89])" office:value-type="float" office:value="179416.666666667" calcext:value-type="float">
            <text:p>179416,666666667</text:p>
          </table:table-cell>
          <table:table-cell table:formula="of:=[.D89]-[.C89]" office:value-type="float" office:value="162183.198523474" calcext:value-type="float">
            <text:p>162183,198523474</text:p>
          </table:table-cell>
          <table:table-cell table:formula="of:=[.D89]-[.D77]" office:value-type="float" office:value="54083.3333333333" calcext:value-type="float">
            <text:p>54083,33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10000" calcext:value-type="float">
            <text:p>210000</text:p>
          </table:table-cell>
          <table:table-cell table:formula="of:=COM.MICROSOFT.STDEV.S([.B79:.B90])" office:value-type="float" office:value="17461.6462828993" calcext:value-type="float">
            <text:p>17461,6462828993</text:p>
          </table:table-cell>
          <table:table-cell table:formula="of:=AVERAGE([.B79:.B90])" office:value-type="float" office:value="184000" calcext:value-type="float">
            <text:p>184000</text:p>
          </table:table-cell>
          <table:table-cell table:formula="of:=[.D90]-[.C90]" office:value-type="float" office:value="166538.353717101" calcext:value-type="float">
            <text:p>166538,353717101</text:p>
          </table:table-cell>
          <table:table-cell table:formula="of:=[.D90]-[.D78]" office:value-type="float" office:value="54166.6666666667" calcext:value-type="float">
            <text:p>54166,66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3000" calcext:value-type="float">
            <text:p>213000</text:p>
          </table:table-cell>
          <table:table-cell table:formula="of:=COM.MICROSOFT.STDEV.S([.B80:.B91])" office:value-type="float" office:value="17391.2203555284" calcext:value-type="float">
            <text:p>17391,2203555284</text:p>
          </table:table-cell>
          <table:table-cell table:formula="of:=AVERAGE([.B80:.B91])" office:value-type="float" office:value="188500" calcext:value-type="float">
            <text:p>188500</text:p>
          </table:table-cell>
          <table:table-cell table:formula="of:=[.D91]-[.C91]" office:value-type="float" office:value="171108.779644472" calcext:value-type="float">
            <text:p>171108,779644472</text:p>
          </table:table-cell>
          <table:table-cell table:formula="of:=[.D91]-[.D79]" office:value-type="float" office:value="54250" calcext:value-type="float">
            <text:p>54250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16000" calcext:value-type="float">
            <text:p>216000</text:p>
          </table:table-cell>
          <table:table-cell table:formula="of:=COM.MICROSOFT.STDEV.S([.B81:.B92])" office:value-type="float" office:value="17053.1699710232" calcext:value-type="float">
            <text:p>17053,1699710232</text:p>
          </table:table-cell>
          <table:table-cell table:formula="of:=AVERAGE([.B81:.B92])" office:value-type="float" office:value="192916.666666667" calcext:value-type="float">
            <text:p>192916,666666667</text:p>
          </table:table-cell>
          <table:table-cell table:formula="of:=[.D92]-[.C92]" office:value-type="float" office:value="175863.496695644" calcext:value-type="float">
            <text:p>175863,496695644</text:p>
          </table:table-cell>
          <table:table-cell table:formula="of:=[.D92]-[.D80]" office:value-type="float" office:value="54250" calcext:value-type="float">
            <text:p>54250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19000" calcext:value-type="float">
            <text:p>219000</text:p>
          </table:table-cell>
          <table:table-cell table:formula="of:=COM.MICROSOFT.STDEV.S([.B82:.B93])" office:value-type="float" office:value="16628.7447366045" calcext:value-type="float">
            <text:p>16628,7447366045</text:p>
          </table:table-cell>
          <table:table-cell table:formula="of:=AVERAGE([.B82:.B93])" office:value-type="float" office:value="197166.666666667" calcext:value-type="float">
            <text:p>197166,666666667</text:p>
          </table:table-cell>
          <table:table-cell table:formula="of:=[.D93]-[.C93]" office:value-type="float" office:value="180537.921930062" calcext:value-type="float">
            <text:p>180537,921930062</text:p>
          </table:table-cell>
          <table:table-cell table:formula="of:=[.D93]-[.D81]" office:value-type="float" office:value="53916.6666666667" calcext:value-type="float">
            <text:p>53916,66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83:.B94])" office:value-type="float" office:value="15886.6725161805" calcext:value-type="float">
            <text:p>15886,6725161805</text:p>
          </table:table-cell>
          <table:table-cell table:formula="of:=AVERAGE([.B83:.B94])" office:value-type="float" office:value="201250" calcext:value-type="float">
            <text:p>201250</text:p>
          </table:table-cell>
          <table:table-cell table:formula="of:=[.D94]-[.C94]" office:value-type="float" office:value="185363.32748382" calcext:value-type="float">
            <text:p>185363,32748382</text:p>
          </table:table-cell>
          <table:table-cell table:formula="of:=[.D94]-[.D82]" office:value-type="float" office:value="53416.6666666667" calcext:value-type="float">
            <text:p>53416,66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84:.B95])" office:value-type="float" office:value="14855.8732391257" calcext:value-type="float">
            <text:p>14855,8732391257</text:p>
          </table:table-cell>
          <table:table-cell table:formula="of:=AVERAGE([.B84:.B95])" office:value-type="float" office:value="205166.666666667" calcext:value-type="float">
            <text:p>205166,666666667</text:p>
          </table:table-cell>
          <table:table-cell table:formula="of:=[.D95]-[.C95]" office:value-type="float" office:value="190310.793427541" calcext:value-type="float">
            <text:p>190310,793427541</text:p>
          </table:table-cell>
          <table:table-cell table:formula="of:=[.D95]-[.D83]" office:value-type="float" office:value="52750" calcext:value-type="float">
            <text:p>52750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85:.B96])" office:value-type="float" office:value="13576.9412362775" calcext:value-type="float">
            <text:p>13576,9412362775</text:p>
          </table:table-cell>
          <table:table-cell table:formula="of:=AVERAGE([.B85:.B96])" office:value-type="float" office:value="209166.666666667" calcext:value-type="float">
            <text:p>209166,666666667</text:p>
          </table:table-cell>
          <table:table-cell table:formula="of:=[.D96]-[.C96]" office:value-type="float" office:value="195589.725430389" calcext:value-type="float">
            <text:p>195589,725430389</text:p>
          </table:table-cell>
          <table:table-cell table:formula="of:=[.D96]-[.D84]" office:value-type="float" office:value="52583.3333333333" calcext:value-type="float">
            <text:p>52583,33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86:.B97])" office:value-type="float" office:value="12033.7278538534" calcext:value-type="float">
            <text:p>12033,7278538534</text:p>
          </table:table-cell>
          <table:table-cell table:formula="of:=AVERAGE([.B86:.B97])" office:value-type="float" office:value="213083.333333333" calcext:value-type="float">
            <text:p>213083,333333333</text:p>
          </table:table-cell>
          <table:table-cell table:formula="of:=[.D97]-[.C97]" office:value-type="float" office:value="201049.60547948" calcext:value-type="float">
            <text:p>201049,60547948</text:p>
          </table:table-cell>
          <table:table-cell table:formula="of:=[.D97]-[.D85]" office:value-type="float" office:value="52416.6666666667" calcext:value-type="float">
            <text:p>52416,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34000" calcext:value-type="float">
            <text:p>234000</text:p>
          </table:table-cell>
          <table:table-cell table:formula="of:=COM.MICROSOFT.STDEV.S([.B87:.B98])" office:value-type="float" office:value="11021.672864283" calcext:value-type="float">
            <text:p>11021,672864283</text:p>
          </table:table-cell>
          <table:table-cell table:formula="of:=AVERAGE([.B87:.B98])" office:value-type="float" office:value="216750" calcext:value-type="float">
            <text:p>216750</text:p>
          </table:table-cell>
          <table:table-cell table:formula="of:=[.D98]-[.C98]" office:value-type="float" office:value="205728.327135717" calcext:value-type="float">
            <text:p>205728,327135717</text:p>
          </table:table-cell>
          <table:table-cell table:formula="of:=[.D98]-[.D86]" office:value-type="float" office:value="51666.6666666667" calcext:value-type="float">
            <text:p>51666,6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88:.B99])" office:value-type="float" office:value="10883.3344934799" calcext:value-type="float">
            <text:p>10883,3344934799</text:p>
          </table:table-cell>
          <table:table-cell table:formula="of:=AVERAGE([.B88:.B99])" office:value-type="float" office:value="220083.333333333" calcext:value-type="float">
            <text:p>220083,333333333</text:p>
          </table:table-cell>
          <table:table-cell table:formula="of:=[.D99]-[.C99]" office:value-type="float" office:value="209199.998839853" calcext:value-type="float">
            <text:p>209199,998839853</text:p>
          </table:table-cell>
          <table:table-cell table:formula="of:=[.D99]-[.D87]" office:value-type="float" office:value="50250" calcext:value-type="float">
            <text:p>5025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42000" calcext:value-type="float">
            <text:p>242000</text:p>
          </table:table-cell>
          <table:table-cell table:formula="of:=COM.MICROSOFT.STDEV.S([.B89:.B100])" office:value-type="float" office:value="11138.2496856825" calcext:value-type="float">
            <text:p>11138,2496856825</text:p>
          </table:table-cell>
          <table:table-cell table:formula="of:=AVERAGE([.B89:.B100])" office:value-type="float" office:value="223333.333333333" calcext:value-type="float">
            <text:p>223333,333333333</text:p>
          </table:table-cell>
          <table:table-cell table:formula="of:=[.D100]-[.C100]" office:value-type="float" office:value="212195.083647651" calcext:value-type="float">
            <text:p>212195,083647651</text:p>
          </table:table-cell>
          <table:table-cell table:formula="of:=[.D100]-[.D88]" office:value-type="float" office:value="48666.6666666667" calcext:value-type="float">
            <text:p>48666,6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46000" calcext:value-type="float">
            <text:p>246000</text:p>
          </table:table-cell>
          <table:table-cell table:formula="of:=COM.MICROSOFT.STDEV.S([.B90:.B101])" office:value-type="float" office:value="11618.6240253493" calcext:value-type="float">
            <text:p>11618,6240253493</text:p>
          </table:table-cell>
          <table:table-cell table:formula="of:=AVERAGE([.B90:.B101])" office:value-type="float" office:value="226583.333333333" calcext:value-type="float">
            <text:p>226583,333333333</text:p>
          </table:table-cell>
          <table:table-cell table:formula="of:=[.D101]-[.C101]" office:value-type="float" office:value="214964.709307984" calcext:value-type="float">
            <text:p>214964,709307984</text:p>
          </table:table-cell>
          <table:table-cell table:formula="of:=[.D101]-[.D89]" office:value-type="float" office:value="47166.6666666667" calcext:value-type="float">
            <text:p>47166,66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50000" calcext:value-type="float">
            <text:p>250000</text:p>
          </table:table-cell>
          <table:table-cell table:formula="of:=COM.MICROSOFT.STDEV.S([.B91:.B102])" office:value-type="float" office:value="12153.9992171177" calcext:value-type="float">
            <text:p>12153,9992171177</text:p>
          </table:table-cell>
          <table:table-cell table:formula="of:=AVERAGE([.B91:.B102])" office:value-type="float" office:value="229916.666666667" calcext:value-type="float">
            <text:p>229916,666666667</text:p>
          </table:table-cell>
          <table:table-cell table:formula="of:=[.D102]-[.C102]" office:value-type="float" office:value="217762.667449549" calcext:value-type="float">
            <text:p>217762,667449549</text:p>
          </table:table-cell>
          <table:table-cell table:formula="of:=[.D102]-[.D90]" office:value-type="float" office:value="45916.6666666667" calcext:value-type="float">
            <text:p>45916,6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92:.B103])" office:value-type="float" office:value="12716.0123347286" calcext:value-type="float">
            <text:p>12716,0123347286</text:p>
          </table:table-cell>
          <table:table-cell table:formula="of:=AVERAGE([.B92:.B103])" office:value-type="float" office:value="233333.333333333" calcext:value-type="float">
            <text:p>233333,333333333</text:p>
          </table:table-cell>
          <table:table-cell table:formula="of:=[.D103]-[.C103]" office:value-type="float" office:value="220617.320998605" calcext:value-type="float">
            <text:p>220617,320998605</text:p>
          </table:table-cell>
          <table:table-cell table:formula="of:=[.D103]-[.D91]" office:value-type="float" office:value="44833.3333333333" calcext:value-type="float">
            <text:p>44833,3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93:.B104])" office:value-type="float" office:value="13136.5209175863" calcext:value-type="float">
            <text:p>13136,5209175863</text:p>
          </table:table-cell>
          <table:table-cell table:formula="of:=AVERAGE([.B93:.B104])" office:value-type="float" office:value="236750" calcext:value-type="float">
            <text:p>236750</text:p>
          </table:table-cell>
          <table:table-cell table:formula="of:=[.D104]-[.C104]" office:value-type="float" office:value="223613.479082414" calcext:value-type="float">
            <text:p>223613,479082414</text:p>
          </table:table-cell>
          <table:table-cell table:formula="of:=[.D104]-[.D92]" office:value-type="float" office:value="43833.3333333333" calcext:value-type="float">
            <text:p>43833,33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61000" calcext:value-type="float">
            <text:p>261000</text:p>
          </table:table-cell>
          <table:table-cell table:formula="of:=COM.MICROSOFT.STDEV.S([.B94:.B105])" office:value-type="float" office:value="13565.4976787705" calcext:value-type="float">
            <text:p>13565,4976787705</text:p>
          </table:table-cell>
          <table:table-cell table:formula="of:=AVERAGE([.B94:.B105])" office:value-type="float" office:value="240250" calcext:value-type="float">
            <text:p>240250</text:p>
          </table:table-cell>
          <table:table-cell table:formula="of:=[.D105]-[.C105]" office:value-type="float" office:value="226684.50232123" calcext:value-type="float">
            <text:p>226684,50232123</text:p>
          </table:table-cell>
          <table:table-cell table:formula="of:=[.D105]-[.D93]" office:value-type="float" office:value="43083.3333333333" calcext:value-type="float">
            <text:p>43083,3333333333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65000" calcext:value-type="float">
            <text:p>265000</text:p>
          </table:table-cell>
          <table:table-cell table:formula="of:=COM.MICROSOFT.STDEV.S([.B95:.B106])" office:value-type="float" office:value="13833.1507837535" calcext:value-type="float">
            <text:p>13833,1507837535</text:p>
          </table:table-cell>
          <table:table-cell table:formula="of:=AVERAGE([.B95:.B106])" office:value-type="float" office:value="243916.666666667" calcext:value-type="float">
            <text:p>243916,666666667</text:p>
          </table:table-cell>
          <table:table-cell table:formula="of:=[.D106]-[.C106]" office:value-type="float" office:value="230083.515882913" calcext:value-type="float">
            <text:p>230083,515882913</text:p>
          </table:table-cell>
          <table:table-cell table:formula="of:=[.D106]-[.D94]" office:value-type="float" office:value="42666.6666666667" calcext:value-type="float">
            <text:p>42666,6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69000" calcext:value-type="float">
            <text:p>269000</text:p>
          </table:table-cell>
          <table:table-cell table:formula="of:=COM.MICROSOFT.STDEV.S([.B96:.B107])" office:value-type="float" office:value="13883.4433769148" calcext:value-type="float">
            <text:p>13883,4433769148</text:p>
          </table:table-cell>
          <table:table-cell table:formula="of:=AVERAGE([.B96:.B107])" office:value-type="float" office:value="247750" calcext:value-type="float">
            <text:p>247750</text:p>
          </table:table-cell>
          <table:table-cell table:formula="of:=[.D107]-[.C107]" office:value-type="float" office:value="233866.556623085" calcext:value-type="float">
            <text:p>233866,556623085</text:p>
          </table:table-cell>
          <table:table-cell table:formula="of:=[.D107]-[.D95]" office:value-type="float" office:value="42583.3333333333" calcext:value-type="float">
            <text:p>42583,333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73000" calcext:value-type="float">
            <text:p>273000</text:p>
          </table:table-cell>
          <table:table-cell table:formula="of:=COM.MICROSOFT.STDEV.S([.B97:.B108])" office:value-type="float" office:value="13983.4859311932" calcext:value-type="float">
            <text:p>13983,4859311932</text:p>
          </table:table-cell>
          <table:table-cell table:formula="of:=AVERAGE([.B97:.B108])" office:value-type="float" office:value="251583.333333333" calcext:value-type="float">
            <text:p>251583,333333333</text:p>
          </table:table-cell>
          <table:table-cell table:formula="of:=[.D108]-[.C108]" office:value-type="float" office:value="237599.84740214" calcext:value-type="float">
            <text:p>237599,84740214</text:p>
          </table:table-cell>
          <table:table-cell table:formula="of:=[.D108]-[.D96]" office:value-type="float" office:value="42416.6666666667" calcext:value-type="float">
            <text:p>42416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76000" calcext:value-type="float">
            <text:p>276000</text:p>
          </table:table-cell>
          <table:table-cell table:formula="of:=COM.MICROSOFT.STDEV.S([.B98:.B109])" office:value-type="float" office:value="13833.1507837535" calcext:value-type="float">
            <text:p>13833,1507837535</text:p>
          </table:table-cell>
          <table:table-cell table:formula="of:=AVERAGE([.B98:.B109])" office:value-type="float" office:value="255416.666666667" calcext:value-type="float">
            <text:p>255416,666666667</text:p>
          </table:table-cell>
          <table:table-cell table:formula="of:=[.D109]-[.C109]" office:value-type="float" office:value="241583.515882913" calcext:value-type="float">
            <text:p>241583,515882913</text:p>
          </table:table-cell>
          <table:table-cell table:formula="of:=[.D109]-[.D97]" office:value-type="float" office:value="42333.3333333333" calcext:value-type="float">
            <text:p>42333,33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79000" calcext:value-type="float">
            <text:p>279000</text:p>
          </table:table-cell>
          <table:table-cell table:formula="of:=COM.MICROSOFT.STDEV.S([.B99:.B110])" office:value-type="float" office:value="13597.0139324334" calcext:value-type="float">
            <text:p>13597,0139324334</text:p>
          </table:table-cell>
          <table:table-cell table:formula="of:=AVERAGE([.B99:.B110])" office:value-type="float" office:value="259166.666666667" calcext:value-type="float">
            <text:p>259166,666666667</text:p>
          </table:table-cell>
          <table:table-cell table:formula="of:=[.D110]-[.C110]" office:value-type="float" office:value="245569.652734233" calcext:value-type="float">
            <text:p>245569,652734233</text:p>
          </table:table-cell>
          <table:table-cell table:formula="of:=[.D110]-[.D98]" office:value-type="float" office:value="42416.6666666667" calcext:value-type="float">
            <text:p>42416,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83000" calcext:value-type="float">
            <text:p>283000</text:p>
          </table:table-cell>
          <table:table-cell table:formula="of:=COM.MICROSOFT.STDEV.S([.B100:.B111])" office:value-type="float" office:value="13433.055114045" calcext:value-type="float">
            <text:p>13433,055114045</text:p>
          </table:table-cell>
          <table:table-cell table:formula="of:=AVERAGE([.B100:.B111])" office:value-type="float" office:value="262916.666666667" calcext:value-type="float">
            <text:p>262916,666666667</text:p>
          </table:table-cell>
          <table:table-cell table:formula="of:=[.D111]-[.C111]" office:value-type="float" office:value="249483.611552622" calcext:value-type="float">
            <text:p>249483,611552622</text:p>
          </table:table-cell>
          <table:table-cell table:formula="of:=[.D111]-[.D99]" office:value-type="float" office:value="42833.3333333333" calcext:value-type="float">
            <text:p>42833,3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86000" calcext:value-type="float">
            <text:p>286000</text:p>
          </table:table-cell>
          <table:table-cell table:formula="of:=COM.MICROSOFT.STDEV.S([.B101:.B112])" office:value-type="float" office:value="13207.8374345299" calcext:value-type="float">
            <text:p>13207,8374345299</text:p>
          </table:table-cell>
          <table:table-cell table:formula="of:=AVERAGE([.B101:.B112])" office:value-type="float" office:value="266583.333333333" calcext:value-type="float">
            <text:p>266583,333333333</text:p>
          </table:table-cell>
          <table:table-cell table:formula="of:=[.D112]-[.C112]" office:value-type="float" office:value="253375.495898803" calcext:value-type="float">
            <text:p>253375,495898803</text:p>
          </table:table-cell>
          <table:table-cell table:formula="of:=[.D112]-[.D100]" office:value-type="float" office:value="43250" calcext:value-type="float">
            <text:p>43250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90000" calcext:value-type="float">
            <text:p>290000</text:p>
          </table:table-cell>
          <table:table-cell table:formula="of:=COM.MICROSOFT.STDEV.S([.B102:.B113])" office:value-type="float" office:value="13081.0411039656" calcext:value-type="float">
            <text:p>13081,0411039656</text:p>
          </table:table-cell>
          <table:table-cell table:formula="of:=AVERAGE([.B102:.B113])" office:value-type="float" office:value="270250" calcext:value-type="float">
            <text:p>270250</text:p>
          </table:table-cell>
          <table:table-cell table:formula="of:=[.D113]-[.C113]" office:value-type="float" office:value="257168.958896034" calcext:value-type="float">
            <text:p>257168,958896034</text:p>
          </table:table-cell>
          <table:table-cell table:formula="of:=[.D113]-[.D101]" office:value-type="float" office:value="43666.6666666667" calcext:value-type="float">
            <text:p>43666,66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93000" calcext:value-type="float">
            <text:p>293000</text:p>
          </table:table-cell>
          <table:table-cell table:formula="of:=COM.MICROSOFT.STDEV.S([.B103:.B114])" office:value-type="float" office:value="12918.1572942424" calcext:value-type="float">
            <text:p>12918,1572942424</text:p>
          </table:table-cell>
          <table:table-cell table:formula="of:=AVERAGE([.B103:.B114])" office:value-type="float" office:value="273833.333333333" calcext:value-type="float">
            <text:p>273833,333333333</text:p>
          </table:table-cell>
          <table:table-cell table:formula="of:=[.D114]-[.C114]" office:value-type="float" office:value="260915.176039091" calcext:value-type="float">
            <text:p>260915,176039091</text:p>
          </table:table-cell>
          <table:table-cell table:formula="of:=[.D114]-[.D102]" office:value-type="float" office:value="43916.6666666667" calcext:value-type="float">
            <text:p>43916,6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96000" calcext:value-type="float">
            <text:p>296000</text:p>
          </table:table-cell>
          <table:table-cell table:formula="of:=COM.MICROSOFT.STDEV.S([.B104:.B115])" office:value-type="float" office:value="12744.5769809846" calcext:value-type="float">
            <text:p>12744,5769809846</text:p>
          </table:table-cell>
          <table:table-cell table:formula="of:=AVERAGE([.B104:.B115])" office:value-type="float" office:value="277333.333333333" calcext:value-type="float">
            <text:p>277333,333333333</text:p>
          </table:table-cell>
          <table:table-cell table:formula="of:=[.D115]-[.C115]" office:value-type="float" office:value="264588.756352349" calcext:value-type="float">
            <text:p>264588,756352349</text:p>
          </table:table-cell>
          <table:table-cell table:formula="of:=[.D115]-[.D103]" office:value-type="float" office:value="44000" calcext:value-type="float">
            <text:p>44000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99000" calcext:value-type="float">
            <text:p>299000</text:p>
          </table:table-cell>
          <table:table-cell table:formula="of:=COM.MICROSOFT.STDEV.S([.B105:.B116])" office:value-type="float" office:value="12415.7768645991" calcext:value-type="float">
            <text:p>12415,7768645991</text:p>
          </table:table-cell>
          <table:table-cell table:formula="of:=AVERAGE([.B105:.B116])" office:value-type="float" office:value="280833.333333333" calcext:value-type="float">
            <text:p>280833,333333333</text:p>
          </table:table-cell>
          <table:table-cell table:formula="of:=[.D116]-[.C116]" office:value-type="float" office:value="268417.556468734" calcext:value-type="float">
            <text:p>268417,556468734</text:p>
          </table:table-cell>
          <table:table-cell table:formula="of:=[.D116]-[.D104]" office:value-type="float" office:value="44083.3333333333" calcext:value-type="float">
            <text:p>44083,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03000" calcext:value-type="float">
            <text:p>303000</text:p>
          </table:table-cell>
          <table:table-cell table:formula="of:=COM.MICROSOFT.STDEV.S([.B106:.B117])" office:value-type="float" office:value="12235.0712992189" calcext:value-type="float">
            <text:p>12235,0712992189</text:p>
          </table:table-cell>
          <table:table-cell table:formula="of:=AVERAGE([.B106:.B117])" office:value-type="float" office:value="284333.333333333" calcext:value-type="float">
            <text:p>284333,333333333</text:p>
          </table:table-cell>
          <table:table-cell table:formula="of:=[.D117]-[.C117]" office:value-type="float" office:value="272098.262034114" calcext:value-type="float">
            <text:p>272098,262034114</text:p>
          </table:table-cell>
          <table:table-cell table:formula="of:=[.D117]-[.D105]" office:value-type="float" office:value="44083.3333333333" calcext:value-type="float">
            <text:p>44083,3333333333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06000" calcext:value-type="float">
            <text:p>306000</text:p>
          </table:table-cell>
          <table:table-cell table:formula="of:=COM.MICROSOFT.STDEV.S([.B107:.B118])" office:value-type="float" office:value="12068.9308105188" calcext:value-type="float">
            <text:p>12068,9308105188</text:p>
          </table:table-cell>
          <table:table-cell table:formula="of:=AVERAGE([.B107:.B118])" office:value-type="float" office:value="287750" calcext:value-type="float">
            <text:p>287750</text:p>
          </table:table-cell>
          <table:table-cell table:formula="of:=[.D118]-[.C118]" office:value-type="float" office:value="275681.069189481" calcext:value-type="float">
            <text:p>275681,069189481</text:p>
          </table:table-cell>
          <table:table-cell table:formula="of:=[.D118]-[.D106]" office:value-type="float" office:value="43833.3333333333" calcext:value-type="float">
            <text:p>43833,3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09000" calcext:value-type="float">
            <text:p>309000</text:p>
          </table:table-cell>
          <table:table-cell table:formula="of:=COM.MICROSOFT.STDEV.S([.B108:.B119])" office:value-type="float" office:value="11942.7294986861" calcext:value-type="float">
            <text:p>11942,7294986861</text:p>
          </table:table-cell>
          <table:table-cell table:formula="of:=AVERAGE([.B108:.B119])" office:value-type="float" office:value="291083.333333333" calcext:value-type="float">
            <text:p>291083,333333333</text:p>
          </table:table-cell>
          <table:table-cell table:formula="of:=[.D119]-[.C119]" office:value-type="float" office:value="279140.603834647" calcext:value-type="float">
            <text:p>279140,603834647</text:p>
          </table:table-cell>
          <table:table-cell table:formula="of:=[.D119]-[.D107]" office:value-type="float" office:value="43333.3333333333" calcext:value-type="float">
            <text:p>43333,3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12000" calcext:value-type="float">
            <text:p>312000</text:p>
          </table:table-cell>
          <table:table-cell table:formula="of:=COM.MICROSOFT.STDEV.S([.B109:.B120])" office:value-type="float" office:value="11880.7203128226" calcext:value-type="float">
            <text:p>11880,7203128226</text:p>
          </table:table-cell>
          <table:table-cell table:formula="of:=AVERAGE([.B109:.B120])" office:value-type="float" office:value="294333.333333333" calcext:value-type="float">
            <text:p>294333,333333333</text:p>
          </table:table-cell>
          <table:table-cell table:formula="of:=[.D120]-[.C120]" office:value-type="float" office:value="282452.613020511" calcext:value-type="float">
            <text:p>282452,613020511</text:p>
          </table:table-cell>
          <table:table-cell table:formula="of:=[.D120]-[.D108]" office:value-type="float" office:value="42750" calcext:value-type="float">
            <text:p>42750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14000" calcext:value-type="float">
            <text:p>314000</text:p>
          </table:table-cell>
          <table:table-cell table:formula="of:=COM.MICROSOFT.STDEV.S([.B110:.B121])" office:value-type="float" office:value="11611.1231936528" calcext:value-type="float">
            <text:p>11611,1231936528</text:p>
          </table:table-cell>
          <table:table-cell table:formula="of:=AVERAGE([.B110:.B121])" office:value-type="float" office:value="297500" calcext:value-type="float">
            <text:p>297500</text:p>
          </table:table-cell>
          <table:table-cell table:formula="of:=[.D121]-[.C121]" office:value-type="float" office:value="285888.876806347" calcext:value-type="float">
            <text:p>285888,876806347</text:p>
          </table:table-cell>
          <table:table-cell table:formula="of:=[.D121]-[.D109]" office:value-type="float" office:value="42083.3333333333" calcext:value-type="float">
            <text:p>42083,33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17000" calcext:value-type="float">
            <text:p>317000</text:p>
          </table:table-cell>
          <table:table-cell table:formula="of:=COM.MICROSOFT.STDEV.S([.B111:.B122])" office:value-type="float" office:value="11284.2072532072" calcext:value-type="float">
            <text:p>11284,2072532072</text:p>
          </table:table-cell>
          <table:table-cell table:formula="of:=AVERAGE([.B111:.B122])" office:value-type="float" office:value="300666.666666667" calcext:value-type="float">
            <text:p>300666,666666667</text:p>
          </table:table-cell>
          <table:table-cell table:formula="of:=[.D122]-[.C122]" office:value-type="float" office:value="289382.459413459" calcext:value-type="float">
            <text:p>289382,459413459</text:p>
          </table:table-cell>
          <table:table-cell table:formula="of:=[.D122]-[.D110]" office:value-type="float" office:value="41500" calcext:value-type="float">
            <text:p>41500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19000" calcext:value-type="float">
            <text:p>319000</text:p>
          </table:table-cell>
          <table:table-cell table:formula="of:=COM.MICROSOFT.STDEV.S([.B112:.B123])" office:value-type="float" office:value="10940.6110294156" calcext:value-type="float">
            <text:p>10940,6110294156</text:p>
          </table:table-cell>
          <table:table-cell table:formula="of:=AVERAGE([.B112:.B123])" office:value-type="float" office:value="303666.666666667" calcext:value-type="float">
            <text:p>303666,666666667</text:p>
          </table:table-cell>
          <table:table-cell table:formula="of:=[.D123]-[.C123]" office:value-type="float" office:value="292726.055637251" calcext:value-type="float">
            <text:p>292726,055637251</text:p>
          </table:table-cell>
          <table:table-cell table:formula="of:=[.D123]-[.D111]" office:value-type="float" office:value="40750" calcext:value-type="float">
            <text:p>40750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22000" calcext:value-type="float">
            <text:p>322000</text:p>
          </table:table-cell>
          <table:table-cell table:formula="of:=COM.MICROSOFT.STDEV.S([.B113:.B124])" office:value-type="float" office:value="10585.8682242226" calcext:value-type="float">
            <text:p>10585,8682242226</text:p>
          </table:table-cell>
          <table:table-cell table:formula="of:=AVERAGE([.B113:.B124])" office:value-type="float" office:value="306666.666666667" calcext:value-type="float">
            <text:p>306666,666666667</text:p>
          </table:table-cell>
          <table:table-cell table:formula="of:=[.D124]-[.C124]" office:value-type="float" office:value="296080.798442444" calcext:value-type="float">
            <text:p>296080,798442444</text:p>
          </table:table-cell>
          <table:table-cell table:formula="of:=[.D124]-[.D112]" office:value-type="float" office:value="40083.3333333333" calcext:value-type="float">
            <text:p>40083,333333333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325000" calcext:value-type="float">
            <text:p>325000</text:p>
          </table:table-cell>
          <table:table-cell table:formula="of:=COM.MICROSOFT.STDEV.S([.B114:.B125])" office:value-type="float" office:value="10396.3134491671" calcext:value-type="float">
            <text:p>10396,3134491671</text:p>
          </table:table-cell>
          <table:table-cell table:formula="of:=AVERAGE([.B114:.B125])" office:value-type="float" office:value="309583.333333333" calcext:value-type="float">
            <text:p>309583,333333333</text:p>
          </table:table-cell>
          <table:table-cell table:formula="of:=[.D125]-[.C125]" office:value-type="float" office:value="299187.019884166" calcext:value-type="float">
            <text:p>299187,019884166</text:p>
          </table:table-cell>
          <table:table-cell table:formula="of:=[.D125]-[.D113]" office:value-type="float" office:value="39333.3333333333" calcext:value-type="float">
            <text:p>39333,3333333333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28000" calcext:value-type="float">
            <text:p>328000</text:p>
          </table:table-cell>
          <table:table-cell table:formula="of:=COM.MICROSOFT.STDEV.S([.B115:.B126])" office:value-type="float" office:value="10229.1917391534" calcext:value-type="float">
            <text:p>10229,1917391534</text:p>
          </table:table-cell>
          <table:table-cell table:formula="of:=AVERAGE([.B115:.B126])" office:value-type="float" office:value="312500" calcext:value-type="float">
            <text:p>312500</text:p>
          </table:table-cell>
          <table:table-cell table:formula="of:=[.D126]-[.C126]" office:value-type="float" office:value="302270.808260847" calcext:value-type="float">
            <text:p>302270,808260847</text:p>
          </table:table-cell>
          <table:table-cell table:formula="of:=[.D126]-[.D114]" office:value-type="float" office:value="38666.6666666667" calcext:value-type="float">
            <text:p>38666,6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330000" calcext:value-type="float">
            <text:p>330000</text:p>
          </table:table-cell>
          <table:table-cell table:formula="of:=COM.MICROSOFT.STDEV.S([.B116:.B127])" office:value-type="float" office:value="9948.35146995204" calcext:value-type="float">
            <text:p>9948,35146995204</text:p>
          </table:table-cell>
          <table:table-cell table:formula="of:=AVERAGE([.B116:.B127])" office:value-type="float" office:value="315333.333333333" calcext:value-type="float">
            <text:p>315333,333333333</text:p>
          </table:table-cell>
          <table:table-cell table:formula="of:=[.D127]-[.C127]" office:value-type="float" office:value="305384.981863381" calcext:value-type="float">
            <text:p>305384,981863381</text:p>
          </table:table-cell>
          <table:table-cell table:formula="of:=[.D127]-[.D115]" office:value-type="float" office:value="38000" calcext:value-type="float">
            <text:p>38000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333000" calcext:value-type="float">
            <text:p>333000</text:p>
          </table:table-cell>
          <table:table-cell table:formula="of:=COM.MICROSOFT.STDEV.S([.B117:.B128])" office:value-type="float" office:value="9712.53485622231" calcext:value-type="float">
            <text:p>9712,53485622231</text:p>
          </table:table-cell>
          <table:table-cell table:formula="of:=AVERAGE([.B117:.B128])" office:value-type="float" office:value="318166.666666667" calcext:value-type="float">
            <text:p>318166,666666667</text:p>
          </table:table-cell>
          <table:table-cell table:formula="of:=[.D128]-[.C128]" office:value-type="float" office:value="308454.131810444" calcext:value-type="float">
            <text:p>308454,131810444</text:p>
          </table:table-cell>
          <table:table-cell table:formula="of:=[.D128]-[.D116]" office:value-type="float" office:value="37333.3333333333" calcext:value-type="float">
            <text:p>37333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335000" calcext:value-type="float">
            <text:p>335000</text:p>
          </table:table-cell>
          <table:table-cell table:formula="of:=COM.MICROSOFT.STDEV.S([.B118:.B129])" office:value-type="float" office:value="9561.60250294073" calcext:value-type="float">
            <text:p>9561,60250294073</text:p>
          </table:table-cell>
          <table:table-cell table:formula="of:=AVERAGE([.B118:.B129])" office:value-type="float" office:value="320833.333333333" calcext:value-type="float">
            <text:p>320833,333333333</text:p>
          </table:table-cell>
          <table:table-cell table:formula="of:=[.D129]-[.C129]" office:value-type="float" office:value="311271.730830393" calcext:value-type="float">
            <text:p>311271,730830393</text:p>
          </table:table-cell>
          <table:table-cell table:formula="of:=[.D129]-[.D117]" office:value-type="float" office:value="36500" calcext:value-type="float">
            <text:p>36500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338000" calcext:value-type="float">
            <text:p>338000</text:p>
          </table:table-cell>
          <table:table-cell table:formula="of:=COM.MICROSOFT.STDEV.S([.B119:.B130])" office:value-type="float" office:value="9510.75945729601" calcext:value-type="float">
            <text:p>9510,75945729601</text:p>
          </table:table-cell>
          <table:table-cell table:formula="of:=AVERAGE([.B119:.B130])" office:value-type="float" office:value="323500" calcext:value-type="float">
            <text:p>323500</text:p>
          </table:table-cell>
          <table:table-cell table:formula="of:=[.D130]-[.C130]" office:value-type="float" office:value="313989.240542704" calcext:value-type="float">
            <text:p>313989,240542704</text:p>
          </table:table-cell>
          <table:table-cell table:formula="of:=[.D130]-[.D118]" office:value-type="float" office:value="35750" calcext:value-type="float">
            <text:p>35750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340000" calcext:value-type="float">
            <text:p>340000</text:p>
          </table:table-cell>
          <table:table-cell table:formula="of:=COM.MICROSOFT.STDEV.S([.B120:.B131])" office:value-type="float" office:value="9423.93792745931" calcext:value-type="float">
            <text:p>9423,93792745931</text:p>
          </table:table-cell>
          <table:table-cell table:formula="of:=AVERAGE([.B120:.B131])" office:value-type="float" office:value="326083.333333333" calcext:value-type="float">
            <text:p>326083,333333333</text:p>
          </table:table-cell>
          <table:table-cell table:formula="of:=[.D131]-[.C131]" office:value-type="float" office:value="316659.395405874" calcext:value-type="float">
            <text:p>316659,395405874</text:p>
          </table:table-cell>
          <table:table-cell table:formula="of:=[.D131]-[.D119]" office:value-type="float" office:value="35000" calcext:value-type="float">
            <text:p>35000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42000" calcext:value-type="float">
            <text:p>342000</text:p>
          </table:table-cell>
          <table:table-cell table:formula="of:=COM.MICROSOFT.STDEV.S([.B121:.B132])" office:value-type="float" office:value="9326.97294101491" calcext:value-type="float">
            <text:p>9326,97294101491</text:p>
          </table:table-cell>
          <table:table-cell table:formula="of:=AVERAGE([.B121:.B132])" office:value-type="float" office:value="328583.333333333" calcext:value-type="float">
            <text:p>328583,333333333</text:p>
          </table:table-cell>
          <table:table-cell table:formula="of:=[.D132]-[.C132]" office:value-type="float" office:value="319256.360392318" calcext:value-type="float">
            <text:p>319256,360392318</text:p>
          </table:table-cell>
          <table:table-cell table:formula="of:=[.D132]-[.D120]" office:value-type="float" office:value="34250" calcext:value-type="float">
            <text:p>3425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344000" calcext:value-type="float">
            <text:p>344000</text:p>
          </table:table-cell>
          <table:table-cell table:formula="of:=COM.MICROSOFT.STDEV.S([.B122:.B133])" office:value-type="float" office:value="9080.03137092432" calcext:value-type="float">
            <text:p>9080,03137092432</text:p>
          </table:table-cell>
          <table:table-cell table:formula="of:=AVERAGE([.B122:.B133])" office:value-type="float" office:value="331083.333333333" calcext:value-type="float">
            <text:p>331083,333333333</text:p>
          </table:table-cell>
          <table:table-cell table:formula="of:=[.D133]-[.C133]" office:value-type="float" office:value="322003.301962409" calcext:value-type="float">
            <text:p>322003,301962409</text:p>
          </table:table-cell>
          <table:table-cell table:formula="of:=[.D133]-[.D121]" office:value-type="float" office:value="33583.3333333333" calcext:value-type="float">
            <text:p>33583,33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347000" calcext:value-type="float">
            <text:p>347000</text:p>
          </table:table-cell>
          <table:table-cell table:formula="of:=COM.MICROSOFT.STDEV.S([.B123:.B134])" office:value-type="float" office:value="8979.35342208936" calcext:value-type="float">
            <text:p>8979,35342208936</text:p>
          </table:table-cell>
          <table:table-cell table:formula="of:=AVERAGE([.B123:.B134])" office:value-type="float" office:value="333583.333333333" calcext:value-type="float">
            <text:p>333583,333333333</text:p>
          </table:table-cell>
          <table:table-cell table:formula="of:=[.D134]-[.C134]" office:value-type="float" office:value="324603.979911244" calcext:value-type="float">
            <text:p>324603,979911244</text:p>
          </table:table-cell>
          <table:table-cell table:formula="of:=[.D134]-[.D122]" office:value-type="float" office:value="32916.6666666667" calcext:value-type="float">
            <text:p>32916,6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349000" calcext:value-type="float">
            <text:p>349000</text:p>
          </table:table-cell>
          <table:table-cell table:formula="of:=COM.MICROSOFT.STDEV.S([.B124:.B135])" office:value-type="float" office:value="8722.57607208635" calcext:value-type="float">
            <text:p>8722,57607208635</text:p>
          </table:table-cell>
          <table:table-cell table:formula="of:=AVERAGE([.B124:.B135])" office:value-type="float" office:value="336083.333333333" calcext:value-type="float">
            <text:p>336083,333333333</text:p>
          </table:table-cell>
          <table:table-cell table:formula="of:=[.D135]-[.C135]" office:value-type="float" office:value="327360.757261247" calcext:value-type="float">
            <text:p>327360,757261247</text:p>
          </table:table-cell>
          <table:table-cell table:formula="of:=[.D135]-[.D123]" office:value-type="float" office:value="32416.6666666667" calcext:value-type="float">
            <text:p>32416,6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351000" calcext:value-type="float">
            <text:p>351000</text:p>
          </table:table-cell>
          <table:table-cell table:formula="of:=COM.MICROSOFT.STDEV.S([.B125:.B136])" office:value-type="float" office:value="8479.92281268473" calcext:value-type="float">
            <text:p>8479,92281268473</text:p>
          </table:table-cell>
          <table:table-cell table:formula="of:=AVERAGE([.B125:.B136])" office:value-type="float" office:value="338500" calcext:value-type="float">
            <text:p>338500</text:p>
          </table:table-cell>
          <table:table-cell table:formula="of:=[.D136]-[.C136]" office:value-type="float" office:value="330020.077187315" calcext:value-type="float">
            <text:p>330020,077187315</text:p>
          </table:table-cell>
          <table:table-cell table:formula="of:=[.D136]-[.D124]" office:value-type="float" office:value="31833.3333333334" calcext:value-type="float">
            <text:p>31833,3333333334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53000" calcext:value-type="float">
            <text:p>353000</text:p>
          </table:table-cell>
          <table:table-cell table:formula="of:=COM.MICROSOFT.STDEV.S([.B126:.B137])" office:value-type="float" office:value="8277.38796451825" calcext:value-type="float">
            <text:p>8277,38796451825</text:p>
          </table:table-cell>
          <table:table-cell table:formula="of:=AVERAGE([.B126:.B137])" office:value-type="float" office:value="340833.333333333" calcext:value-type="float">
            <text:p>340833,333333333</text:p>
          </table:table-cell>
          <table:table-cell table:formula="of:=[.D137]-[.C137]" office:value-type="float" office:value="332555.945368815" calcext:value-type="float">
            <text:p>332555,945368815</text:p>
          </table:table-cell>
          <table:table-cell table:formula="of:=[.D137]-[.D125]" office:value-type="float" office:value="31250" calcext:value-type="float">
            <text:p>31250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355000" calcext:value-type="float">
            <text:p>355000</text:p>
          </table:table-cell>
          <table:table-cell table:formula="of:=COM.MICROSOFT.STDEV.S([.B127:.B138])" office:value-type="float" office:value="8140.34099501682" calcext:value-type="float">
            <text:p>8140,34099501682</text:p>
          </table:table-cell>
          <table:table-cell table:formula="of:=AVERAGE([.B127:.B138])" office:value-type="float" office:value="343083.333333333" calcext:value-type="float">
            <text:p>343083,333333333</text:p>
          </table:table-cell>
          <table:table-cell table:formula="of:=[.D138]-[.C138]" office:value-type="float" office:value="334942.992338317" calcext:value-type="float">
            <text:p>334942,992338317</text:p>
          </table:table-cell>
          <table:table-cell table:formula="of:=[.D138]-[.D126]" office:value-type="float" office:value="30583.3333333333" calcext:value-type="float">
            <text:p>30583,33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57000" calcext:value-type="float">
            <text:p>357000</text:p>
          </table:table-cell>
          <table:table-cell table:formula="of:=COM.MICROSOFT.STDEV.S([.B128:.B139])" office:value-type="float" office:value="7923.88028606432" calcext:value-type="float">
            <text:p>7923,88028606432</text:p>
          </table:table-cell>
          <table:table-cell table:formula="of:=AVERAGE([.B128:.B139])" office:value-type="float" office:value="345333.333333333" calcext:value-type="float">
            <text:p>345333,333333333</text:p>
          </table:table-cell>
          <table:table-cell table:formula="of:=[.D139]-[.C139]" office:value-type="float" office:value="337409.453047269" calcext:value-type="float">
            <text:p>337409,453047269</text:p>
          </table:table-cell>
          <table:table-cell table:formula="of:=[.D139]-[.D127]" office:value-type="float" office:value="30000" calcext:value-type="float">
            <text:p>30000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359000" calcext:value-type="float">
            <text:p>359000</text:p>
          </table:table-cell>
          <table:table-cell table:formula="of:=COM.MICROSOFT.STDEV.S([.B129:.B140])" office:value-type="float" office:value="7798.60127318879" calcext:value-type="float">
            <text:p>7798,60127318879</text:p>
          </table:table-cell>
          <table:table-cell table:formula="of:=AVERAGE([.B129:.B140])" office:value-type="float" office:value="347500" calcext:value-type="float">
            <text:p>347500</text:p>
          </table:table-cell>
          <table:table-cell table:formula="of:=[.D140]-[.C140]" office:value-type="float" office:value="339701.398726811" calcext:value-type="float">
            <text:p>339701,398726811</text:p>
          </table:table-cell>
          <table:table-cell table:formula="of:=[.D140]-[.D128]" office:value-type="float" office:value="29333.3333333334" calcext:value-type="float">
            <text:p>29333,3333333334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361000" calcext:value-type="float">
            <text:p>361000</text:p>
          </table:table-cell>
          <table:table-cell table:formula="of:=COM.MICROSOFT.STDEV.S([.B130:.B141])" office:value-type="float" office:value="7619.75104977886" calcext:value-type="float">
            <text:p>7619,75104977886</text:p>
          </table:table-cell>
          <table:table-cell table:formula="of:=AVERAGE([.B130:.B141])" office:value-type="float" office:value="349666.666666667" calcext:value-type="float">
            <text:p>349666,666666667</text:p>
          </table:table-cell>
          <table:table-cell table:formula="of:=[.D141]-[.C141]" office:value-type="float" office:value="342046.915616888" calcext:value-type="float">
            <text:p>342046,915616888</text:p>
          </table:table-cell>
          <table:table-cell table:formula="of:=[.D141]-[.D129]" office:value-type="float" office:value="28833.3333333333" calcext:value-type="float">
            <text:p>28833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64000" calcext:value-type="float">
            <text:p>364000</text:p>
          </table:table-cell>
          <table:table-cell table:formula="of:=COM.MICROSOFT.STDEV.S([.B131:.B142])" office:value-type="float" office:value="7696.91004510409" calcext:value-type="float">
            <text:p>7696,91004510409</text:p>
          </table:table-cell>
          <table:table-cell table:formula="of:=AVERAGE([.B131:.B142])" office:value-type="float" office:value="351833.333333333" calcext:value-type="float">
            <text:p>351833,333333333</text:p>
          </table:table-cell>
          <table:table-cell table:formula="of:=[.D142]-[.C142]" office:value-type="float" office:value="344136.423288229" calcext:value-type="float">
            <text:p>344136,423288229</text:p>
          </table:table-cell>
          <table:table-cell table:formula="of:=[.D142]-[.D130]" office:value-type="float" office:value="28333.3333333333" calcext:value-type="float">
            <text:p>28333,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366000" calcext:value-type="float">
            <text:p>366000</text:p>
          </table:table-cell>
          <table:table-cell table:formula="of:=COM.MICROSOFT.STDEV.S([.B132:.B143])" office:value-type="float" office:value="7722.45839330738" calcext:value-type="float">
            <text:p>7722,45839330738</text:p>
          </table:table-cell>
          <table:table-cell table:formula="of:=AVERAGE([.B132:.B143])" office:value-type="float" office:value="354000" calcext:value-type="float">
            <text:p>354000</text:p>
          </table:table-cell>
          <table:table-cell table:formula="of:=[.D143]-[.C143]" office:value-type="float" office:value="346277.541606693" calcext:value-type="float">
            <text:p>346277,541606693</text:p>
          </table:table-cell>
          <table:table-cell table:formula="of:=[.D143]-[.D131]" office:value-type="float" office:value="27916.6666666667" calcext:value-type="float">
            <text:p>27916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368000" calcext:value-type="float">
            <text:p>368000</text:p>
          </table:table-cell>
          <table:table-cell table:formula="of:=COM.MICROSOFT.STDEV.S([.B133:.B144])" office:value-type="float" office:value="7696.91004510409" calcext:value-type="float">
            <text:p>7696,91004510409</text:p>
          </table:table-cell>
          <table:table-cell table:formula="of:=AVERAGE([.B133:.B144])" office:value-type="float" office:value="356166.666666667" calcext:value-type="float">
            <text:p>356166,666666667</text:p>
          </table:table-cell>
          <table:table-cell table:formula="of:=[.D144]-[.C144]" office:value-type="float" office:value="348469.756621563" calcext:value-type="float">
            <text:p>348469,756621563</text:p>
          </table:table-cell>
          <table:table-cell table:formula="of:=[.D144]-[.D132]" office:value-type="float" office:value="27583.3333333333" calcext:value-type="float">
            <text:p>27583,333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70000" calcext:value-type="float">
            <text:p>370000</text:p>
          </table:table-cell>
          <table:table-cell table:formula="of:=COM.MICROSOFT.STDEV.S([.B134:.B145])" office:value-type="float" office:value="7619.75104977886" calcext:value-type="float">
            <text:p>7619,75104977886</text:p>
          </table:table-cell>
          <table:table-cell table:formula="of:=AVERAGE([.B134:.B145])" office:value-type="float" office:value="358333.333333333" calcext:value-type="float">
            <text:p>358333,333333333</text:p>
          </table:table-cell>
          <table:table-cell table:formula="of:=[.D145]-[.C145]" office:value-type="float" office:value="350713.582283554" calcext:value-type="float">
            <text:p>350713,582283554</text:p>
          </table:table-cell>
          <table:table-cell table:formula="of:=[.D145]-[.D133]" office:value-type="float" office:value="27250" calcext:value-type="float">
            <text:p>27250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72000" calcext:value-type="float">
            <text:p>372000</text:p>
          </table:table-cell>
          <table:table-cell table:formula="of:=COM.MICROSOFT.STDEV.S([.B135:.B146])" office:value-type="float" office:value="7656.94376881454" calcext:value-type="float">
            <text:p>7656,94376881454</text:p>
          </table:table-cell>
          <table:table-cell table:formula="of:=AVERAGE([.B135:.B146])" office:value-type="float" office:value="360416.666666667" calcext:value-type="float">
            <text:p>360416,666666667</text:p>
          </table:table-cell>
          <table:table-cell table:formula="of:=[.D146]-[.C146]" office:value-type="float" office:value="352759.722897852" calcext:value-type="float">
            <text:p>352759,722897852</text:p>
          </table:table-cell>
          <table:table-cell table:formula="of:=[.D146]-[.D134]" office:value-type="float" office:value="26833.3333333333" calcext:value-type="float">
            <text:p>26833,33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74000" calcext:value-type="float">
            <text:p>374000</text:p>
          </table:table-cell>
          <table:table-cell table:formula="of:=COM.MICROSOFT.STDEV.S([.B136:.B147])" office:value-type="float" office:value="7669.30126010068" calcext:value-type="float">
            <text:p>7669,30126010068</text:p>
          </table:table-cell>
          <table:table-cell table:formula="of:=AVERAGE([.B136:.B147])" office:value-type="float" office:value="362500" calcext:value-type="float">
            <text:p>362500</text:p>
          </table:table-cell>
          <table:table-cell table:formula="of:=[.D147]-[.C147]" office:value-type="float" office:value="354830.698739899" calcext:value-type="float">
            <text:p>354830,698739899</text:p>
          </table:table-cell>
          <table:table-cell table:formula="of:=[.D147]-[.D135]" office:value-type="float" office:value="26416.6666666667" calcext:value-type="float">
            <text:p>26416,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76000" calcext:value-type="float">
            <text:p>376000</text:p>
          </table:table-cell>
          <table:table-cell table:formula="of:=COM.MICROSOFT.STDEV.S([.B137:.B148])" office:value-type="float" office:value="7656.94376881454" calcext:value-type="float">
            <text:p>7656,94376881454</text:p>
          </table:table-cell>
          <table:table-cell table:formula="of:=AVERAGE([.B137:.B148])" office:value-type="float" office:value="364583.333333333" calcext:value-type="float">
            <text:p>364583,333333333</text:p>
          </table:table-cell>
          <table:table-cell table:formula="of:=[.D148]-[.C148]" office:value-type="float" office:value="356926.389564519" calcext:value-type="float">
            <text:p>356926,389564519</text:p>
          </table:table-cell>
          <table:table-cell table:formula="of:=[.D148]-[.D136]" office:value-type="float" office:value="26083.3333333333" calcext:value-type="float">
            <text:p>26083,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381000" calcext:value-type="float">
            <text:p>381000</text:p>
          </table:table-cell>
          <table:table-cell table:formula="of:=COM.MICROSOFT.STDEV.S([.B138:.B149])" office:value-type="float" office:value="8061.787906068" calcext:value-type="float">
            <text:p>8061,787906068</text:p>
          </table:table-cell>
          <table:table-cell table:formula="of:=AVERAGE([.B138:.B149])" office:value-type="float" office:value="366916.666666667" calcext:value-type="float">
            <text:p>366916,666666667</text:p>
          </table:table-cell>
          <table:table-cell table:formula="of:=[.D149]-[.C149]" office:value-type="float" office:value="358854.878760599" calcext:value-type="float">
            <text:p>358854,878760599</text:p>
          </table:table-cell>
          <table:table-cell table:formula="of:=[.D149]-[.D137]" office:value-type="float" office:value="26083.3333333333" calcext:value-type="float">
            <text:p>26083,333333333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384000" calcext:value-type="float">
            <text:p>384000</text:p>
          </table:table-cell>
          <table:table-cell table:formula="of:=COM.MICROSOFT.STDEV.S([.B139:.B150])" office:value-type="float" office:value="8499.55435551913" calcext:value-type="float">
            <text:p>8499,55435551913</text:p>
          </table:table-cell>
          <table:table-cell table:formula="of:=AVERAGE([.B139:.B150])" office:value-type="float" office:value="369333.333333333" calcext:value-type="float">
            <text:p>369333,333333333</text:p>
          </table:table-cell>
          <table:table-cell table:formula="of:=[.D150]-[.C150]" office:value-type="float" office:value="360833.778977814" calcext:value-type="float">
            <text:p>360833,778977814</text:p>
          </table:table-cell>
          <table:table-cell table:formula="of:=[.D150]-[.D138]" office:value-type="float" office:value="26250" calcext:value-type="float">
            <text:p>2625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386000" calcext:value-type="float">
            <text:p>386000</text:p>
          </table:table-cell>
          <table:table-cell table:formula="of:=COM.MICROSOFT.STDEV.S([.B140:.B151])" office:value-type="float" office:value="8791.78335410141" calcext:value-type="float">
            <text:p>8791,78335410141</text:p>
          </table:table-cell>
          <table:table-cell table:formula="of:=AVERAGE([.B140:.B151])" office:value-type="float" office:value="371750" calcext:value-type="float">
            <text:p>371750</text:p>
          </table:table-cell>
          <table:table-cell table:formula="of:=[.D151]-[.C151]" office:value-type="float" office:value="362958.216645899" calcext:value-type="float">
            <text:p>362958,216645899</text:p>
          </table:table-cell>
          <table:table-cell table:formula="of:=[.D151]-[.D139]" office:value-type="float" office:value="26416.6666666667" calcext:value-type="float">
            <text:p>26416,66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388000" calcext:value-type="float">
            <text:p>388000</text:p>
          </table:table-cell>
          <table:table-cell table:formula="of:=COM.MICROSOFT.STDEV.S([.B141:.B152])" office:value-type="float" office:value="8952.73785785751" calcext:value-type="float">
            <text:p>8952,73785785751</text:p>
          </table:table-cell>
          <table:table-cell table:formula="of:=AVERAGE([.B141:.B152])" office:value-type="float" office:value="374166.666666667" calcext:value-type="float">
            <text:p>374166,666666667</text:p>
          </table:table-cell>
          <table:table-cell table:formula="of:=[.D152]-[.C152]" office:value-type="float" office:value="365213.928808809" calcext:value-type="float">
            <text:p>365213,928808809</text:p>
          </table:table-cell>
          <table:table-cell table:formula="of:=[.D152]-[.D140]" office:value-type="float" office:value="26666.6666666666" calcext:value-type="float">
            <text:p>26666,6666666666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90000" calcext:value-type="float">
            <text:p>390000</text:p>
          </table:table-cell>
          <table:table-cell table:formula="of:=COM.MICROSOFT.STDEV.S([.B142:.B153])" office:value-type="float" office:value="8989.47195671726" calcext:value-type="float">
            <text:p>8989,47195671726</text:p>
          </table:table-cell>
          <table:table-cell table:formula="of:=AVERAGE([.B142:.B153])" office:value-type="float" office:value="376583.333333333" calcext:value-type="float">
            <text:p>376583,333333333</text:p>
          </table:table-cell>
          <table:table-cell table:formula="of:=[.D153]-[.C153]" office:value-type="float" office:value="367593.861376616" calcext:value-type="float">
            <text:p>367593,861376616</text:p>
          </table:table-cell>
          <table:table-cell table:formula="of:=[.D153]-[.D141]" office:value-type="float" office:value="26916.6666666667" calcext:value-type="float">
            <text:p>26916,6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392000" calcext:value-type="float">
            <text:p>392000</text:p>
          </table:table-cell>
          <table:table-cell table:formula="of:=COM.MICROSOFT.STDEV.S([.B143:.B154])" office:value-type="float" office:value="9059.98528328459" calcext:value-type="float">
            <text:p>9059,98528328459</text:p>
          </table:table-cell>
          <table:table-cell table:formula="of:=AVERAGE([.B143:.B154])" office:value-type="float" office:value="378916.666666667" calcext:value-type="float">
            <text:p>378916,666666667</text:p>
          </table:table-cell>
          <table:table-cell table:formula="of:=[.D154]-[.C154]" office:value-type="float" office:value="369856.681383382" calcext:value-type="float">
            <text:p>369856,681383382</text:p>
          </table:table-cell>
          <table:table-cell table:formula="of:=[.D154]-[.D142]" office:value-type="float" office:value="27083.3333333333" calcext:value-type="float">
            <text:p>27083,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93000" calcext:value-type="float">
            <text:p>393000</text:p>
          </table:table-cell>
          <table:table-cell table:formula="of:=COM.MICROSOFT.STDEV.S([.B144:.B155])" office:value-type="float" office:value="8912.02796361425" calcext:value-type="float">
            <text:p>8912,02796361425</text:p>
          </table:table-cell>
          <table:table-cell table:formula="of:=AVERAGE([.B144:.B155])" office:value-type="float" office:value="381166.666666667" calcext:value-type="float">
            <text:p>381166,666666667</text:p>
          </table:table-cell>
          <table:table-cell table:formula="of:=[.D155]-[.C155]" office:value-type="float" office:value="372254.638703052" calcext:value-type="float">
            <text:p>372254,638703052</text:p>
          </table:table-cell>
          <table:table-cell table:formula="of:=[.D155]-[.D143]" office:value-type="float" office:value="27166.6666666666" calcext:value-type="float">
            <text:p>27166,6666666666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395000" calcext:value-type="float">
            <text:p>395000</text:p>
          </table:table-cell>
          <table:table-cell table:formula="of:=COM.MICROSOFT.STDEV.S([.B145:.B156])" office:value-type="float" office:value="8691.25300447978" calcext:value-type="float">
            <text:p>8691,25300447978</text:p>
          </table:table-cell>
          <table:table-cell table:formula="of:=AVERAGE([.B145:.B156])" office:value-type="float" office:value="383416.666666667" calcext:value-type="float">
            <text:p>383416,666666667</text:p>
          </table:table-cell>
          <table:table-cell table:formula="of:=[.D156]-[.C156]" office:value-type="float" office:value="374725.413662187" calcext:value-type="float">
            <text:p>374725,413662187</text:p>
          </table:table-cell>
          <table:table-cell table:formula="of:=[.D156]-[.D144]" office:value-type="float" office:value="27250" calcext:value-type="float">
            <text:p>2725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397000" calcext:value-type="float">
            <text:p>397000</text:p>
          </table:table-cell>
          <table:table-cell table:formula="of:=COM.MICROSOFT.STDEV.S([.B146:.B157])" office:value-type="float" office:value="8391.91530130294" calcext:value-type="float">
            <text:p>8391,91530130294</text:p>
          </table:table-cell>
          <table:table-cell table:formula="of:=AVERAGE([.B146:.B157])" office:value-type="float" office:value="385666.666666667" calcext:value-type="float">
            <text:p>385666,666666667</text:p>
          </table:table-cell>
          <table:table-cell table:formula="of:=[.D157]-[.C157]" office:value-type="float" office:value="377274.751365364" calcext:value-type="float">
            <text:p>377274,751365364</text:p>
          </table:table-cell>
          <table:table-cell table:formula="of:=[.D157]-[.D145]" office:value-type="float" office:value="27333.3333333333" calcext:value-type="float">
            <text:p>27333,3333333333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99000" calcext:value-type="float">
            <text:p>399000</text:p>
          </table:table-cell>
          <table:table-cell table:formula="of:=COM.MICROSOFT.STDEV.S([.B147:.B158])" office:value-type="float" office:value="8005.20663901522" calcext:value-type="float">
            <text:p>8005,20663901522</text:p>
          </table:table-cell>
          <table:table-cell table:formula="of:=AVERAGE([.B147:.B158])" office:value-type="float" office:value="387916.666666667" calcext:value-type="float">
            <text:p>387916,666666667</text:p>
          </table:table-cell>
          <table:table-cell table:formula="of:=[.D158]-[.C158]" office:value-type="float" office:value="379911.460027651" calcext:value-type="float">
            <text:p>379911,460027651</text:p>
          </table:table-cell>
          <table:table-cell table:formula="of:=[.D158]-[.D146]" office:value-type="float" office:value="27500" calcext:value-type="float">
            <text:p>27500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401000" calcext:value-type="float">
            <text:p>401000</text:p>
          </table:table-cell>
          <table:table-cell table:formula="of:=COM.MICROSOFT.STDEV.S([.B148:.B159])" office:value-type="float" office:value="7517.65598542202" calcext:value-type="float">
            <text:p>7517,65598542202</text:p>
          </table:table-cell>
          <table:table-cell table:formula="of:=AVERAGE([.B148:.B159])" office:value-type="float" office:value="390166.666666667" calcext:value-type="float">
            <text:p>390166,666666667</text:p>
          </table:table-cell>
          <table:table-cell table:formula="of:=[.D159]-[.C159]" office:value-type="float" office:value="382649.010681245" calcext:value-type="float">
            <text:p>382649,010681245</text:p>
          </table:table-cell>
          <table:table-cell table:formula="of:=[.D159]-[.D147]" office:value-type="float" office:value="27666.6666666666" calcext:value-type="float">
            <text:p>27666,6666666666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403000" calcext:value-type="float">
            <text:p>403000</text:p>
          </table:table-cell>
          <table:table-cell table:formula="of:=COM.MICROSOFT.STDEV.S([.B149:.B160])" office:value-type="float" office:value="6907.94448223905" calcext:value-type="float">
            <text:p>6907,94448223905</text:p>
          </table:table-cell>
          <table:table-cell table:formula="of:=AVERAGE([.B149:.B160])" office:value-type="float" office:value="392416.666666667" calcext:value-type="float">
            <text:p>392416,666666667</text:p>
          </table:table-cell>
          <table:table-cell table:formula="of:=[.D160]-[.C160]" office:value-type="float" office:value="385508.722184428" calcext:value-type="float">
            <text:p>385508,722184428</text:p>
          </table:table-cell>
          <table:table-cell table:formula="of:=[.D160]-[.D148]" office:value-type="float" office:value="27833.3333333333" calcext:value-type="float">
            <text:p>27833,33333333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04000" calcext:value-type="float">
            <text:p>404000</text:p>
          </table:table-cell>
          <table:table-cell table:formula="of:=COM.MICROSOFT.STDEV.S([.B150:.B161])" office:value-type="float" office:value="6637.81636237446" calcext:value-type="float">
            <text:p>6637,81636237446</text:p>
          </table:table-cell>
          <table:table-cell table:formula="of:=AVERAGE([.B150:.B161])" office:value-type="float" office:value="394333.333333333" calcext:value-type="float">
            <text:p>394333,333333333</text:p>
          </table:table-cell>
          <table:table-cell table:formula="of:=[.D161]-[.C161]" office:value-type="float" office:value="387695.516970959" calcext:value-type="float">
            <text:p>387695,516970959</text:p>
          </table:table-cell>
          <table:table-cell table:formula="of:=[.D161]-[.D149]" office:value-type="float" office:value="27416.6666666667" calcext:value-type="float">
            <text:p>27416,6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06000" calcext:value-type="float">
            <text:p>406000</text:p>
          </table:table-cell>
          <table:table-cell table:formula="of:=COM.MICROSOFT.STDEV.S([.B151:.B162])" office:value-type="float" office:value="6562.05806592765" calcext:value-type="float">
            <text:p>6562,05806592765</text:p>
          </table:table-cell>
          <table:table-cell table:formula="of:=AVERAGE([.B151:.B162])" office:value-type="float" office:value="396166.666666667" calcext:value-type="float">
            <text:p>396166,666666667</text:p>
          </table:table-cell>
          <table:table-cell table:formula="of:=[.D162]-[.C162]" office:value-type="float" office:value="389604.608600739" calcext:value-type="float">
            <text:p>389604,608600739</text:p>
          </table:table-cell>
          <table:table-cell table:formula="of:=[.D162]-[.D150]" office:value-type="float" office:value="26833.3333333333" calcext:value-type="float">
            <text:p>26833,33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409000" calcext:value-type="float">
            <text:p>409000</text:p>
          </table:table-cell>
          <table:table-cell table:formula="of:=COM.MICROSOFT.STDEV.S([.B152:.B163])" office:value-type="float" office:value="6680.4781175293" calcext:value-type="float">
            <text:p>6680,4781175293</text:p>
          </table:table-cell>
          <table:table-cell table:formula="of:=AVERAGE([.B152:.B163])" office:value-type="float" office:value="398083.333333333" calcext:value-type="float">
            <text:p>398083,333333333</text:p>
          </table:table-cell>
          <table:table-cell table:formula="of:=[.D163]-[.C163]" office:value-type="float" office:value="391402.855215804" calcext:value-type="float">
            <text:p>391402,855215804</text:p>
          </table:table-cell>
          <table:table-cell table:formula="of:=[.D163]-[.D151]" office:value-type="float" office:value="26333.3333333333" calcext:value-type="float">
            <text:p>26333,33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410000" calcext:value-type="float">
            <text:p>410000</text:p>
          </table:table-cell>
          <table:table-cell table:formula="of:=COM.MICROSOFT.STDEV.S([.B153:.B164])" office:value-type="float" office:value="6680.4781175293" calcext:value-type="float">
            <text:p>6680,4781175293</text:p>
          </table:table-cell>
          <table:table-cell table:formula="of:=AVERAGE([.B153:.B164])" office:value-type="float" office:value="399916.666666667" calcext:value-type="float">
            <text:p>399916,666666667</text:p>
          </table:table-cell>
          <table:table-cell table:formula="of:=[.D164]-[.C164]" office:value-type="float" office:value="393236.188549137" calcext:value-type="float">
            <text:p>393236,188549137</text:p>
          </table:table-cell>
          <table:table-cell table:formula="of:=[.D164]-[.D152]" office:value-type="float" office:value="25750" calcext:value-type="float">
            <text:p>25750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412000" calcext:value-type="float">
            <text:p>412000</text:p>
          </table:table-cell>
          <table:table-cell table:formula="of:=COM.MICROSOFT.STDEV.S([.B154:.B165])" office:value-type="float" office:value="6730.18978524785" calcext:value-type="float">
            <text:p>6730,18978524785</text:p>
          </table:table-cell>
          <table:table-cell table:formula="of:=AVERAGE([.B154:.B165])" office:value-type="float" office:value="401750" calcext:value-type="float">
            <text:p>401750</text:p>
          </table:table-cell>
          <table:table-cell table:formula="of:=[.D165]-[.C165]" office:value-type="float" office:value="395019.810214752" calcext:value-type="float">
            <text:p>395019,810214752</text:p>
          </table:table-cell>
          <table:table-cell table:formula="of:=[.D165]-[.D153]" office:value-type="float" office:value="25166.6666666667" calcext:value-type="float">
            <text:p>25166,666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14000" calcext:value-type="float">
            <text:p>414000</text:p>
          </table:table-cell>
          <table:table-cell table:formula="of:=COM.MICROSOFT.STDEV.S([.B155:.B166])" office:value-type="float" office:value="6828.52750443226" calcext:value-type="float">
            <text:p>6828,52750443226</text:p>
          </table:table-cell>
          <table:table-cell table:formula="of:=AVERAGE([.B155:.B166])" office:value-type="float" office:value="403583.333333333" calcext:value-type="float">
            <text:p>403583,333333333</text:p>
          </table:table-cell>
          <table:table-cell table:formula="of:=[.D166]-[.C166]" office:value-type="float" office:value="396754.805828901" calcext:value-type="float">
            <text:p>396754,805828901</text:p>
          </table:table-cell>
          <table:table-cell table:formula="of:=[.D166]-[.D154]" office:value-type="float" office:value="24666.6666666667" calcext:value-type="float">
            <text:p>24666,6666666667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415000" calcext:value-type="float">
            <text:p>415000</text:p>
          </table:table-cell>
          <table:table-cell table:formula="of:=COM.MICROSOFT.STDEV.S([.B156:.B167])" office:value-type="float" office:value="6680.4781175293" calcext:value-type="float">
            <text:p>6680,4781175293</text:p>
          </table:table-cell>
          <table:table-cell table:formula="of:=AVERAGE([.B156:.B167])" office:value-type="float" office:value="405416.666666667" calcext:value-type="float">
            <text:p>405416,666666667</text:p>
          </table:table-cell>
          <table:table-cell table:formula="of:=[.D167]-[.C167]" office:value-type="float" office:value="398736.188549137" calcext:value-type="float">
            <text:p>398736,188549137</text:p>
          </table:table-cell>
          <table:table-cell table:formula="of:=[.D167]-[.D155]" office:value-type="float" office:value="24250" calcext:value-type="float">
            <text:p>24250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418000" calcext:value-type="float">
            <text:p>418000</text:p>
          </table:table-cell>
          <table:table-cell table:formula="of:=COM.MICROSOFT.STDEV.S([.B157:.B168])" office:value-type="float" office:value="6719.48771496125" calcext:value-type="float">
            <text:p>6719,48771496125</text:p>
          </table:table-cell>
          <table:table-cell table:formula="of:=AVERAGE([.B157:.B168])" office:value-type="float" office:value="407333.333333333" calcext:value-type="float">
            <text:p>407333,333333333</text:p>
          </table:table-cell>
          <table:table-cell table:formula="of:=[.D168]-[.C168]" office:value-type="float" office:value="400613.845618372" calcext:value-type="float">
            <text:p>400613,845618372</text:p>
          </table:table-cell>
          <table:table-cell table:formula="of:=[.D168]-[.D156]" office:value-type="float" office:value="23916.6666666667" calcext:value-type="float">
            <text:p>23916,66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421000" calcext:value-type="float">
            <text:p>421000</text:p>
          </table:table-cell>
          <table:table-cell table:formula="of:=COM.MICROSOFT.STDEV.S([.B158:.B169])" office:value-type="float" office:value="6932.5757161827" calcext:value-type="float">
            <text:p>6932,5757161827</text:p>
          </table:table-cell>
          <table:table-cell table:formula="of:=AVERAGE([.B158:.B169])" office:value-type="float" office:value="409333.333333333" calcext:value-type="float">
            <text:p>409333,333333333</text:p>
          </table:table-cell>
          <table:table-cell table:formula="of:=[.D169]-[.C169]" office:value-type="float" office:value="402400.757617151" calcext:value-type="float">
            <text:p>402400,757617151</text:p>
          </table:table-cell>
          <table:table-cell table:formula="of:=[.D169]-[.D157]" office:value-type="float" office:value="23666.6666666667" calcext:value-type="float">
            <text:p>23666,6666666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423000" calcext:value-type="float">
            <text:p>423000</text:p>
          </table:table-cell>
          <table:table-cell table:formula="of:=COM.MICROSOFT.STDEV.S([.B159:.B170])" office:value-type="float" office:value="7139.3064768013" calcext:value-type="float">
            <text:p>7139,3064768013</text:p>
          </table:table-cell>
          <table:table-cell table:formula="of:=AVERAGE([.B159:.B170])" office:value-type="float" office:value="411333.333333333" calcext:value-type="float">
            <text:p>411333,333333333</text:p>
          </table:table-cell>
          <table:table-cell table:formula="of:=[.D170]-[.C170]" office:value-type="float" office:value="404194.026856532" calcext:value-type="float">
            <text:p>404194,026856532</text:p>
          </table:table-cell>
          <table:table-cell table:formula="of:=[.D170]-[.D158]" office:value-type="float" office:value="23416.6666666667" calcext:value-type="float">
            <text:p>23416,66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425000" calcext:value-type="float">
            <text:p>425000</text:p>
          </table:table-cell>
          <table:table-cell table:formula="of:=COM.MICROSOFT.STDEV.S([.B160:.B171])" office:value-type="float" office:value="7340.2171547433" calcext:value-type="float">
            <text:p>7340,2171547433</text:p>
          </table:table-cell>
          <table:table-cell table:formula="of:=AVERAGE([.B160:.B171])" office:value-type="float" office:value="413333.333333333" calcext:value-type="float">
            <text:p>413333,333333333</text:p>
          </table:table-cell>
          <table:table-cell table:formula="of:=[.D171]-[.C171]" office:value-type="float" office:value="405993.11617859" calcext:value-type="float">
            <text:p>405993,11617859</text:p>
          </table:table-cell>
          <table:table-cell table:formula="of:=[.D171]-[.D159]" office:value-type="float" office:value="23166.6666666667" calcext:value-type="float">
            <text:p>23166,6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429000" calcext:value-type="float">
            <text:p>429000</text:p>
          </table:table-cell>
          <table:table-cell table:formula="of:=COM.MICROSOFT.STDEV.S([.B161:.B172])" office:value-type="float" office:value="7833.4945180064" calcext:value-type="float">
            <text:p>7833,4945180064</text:p>
          </table:table-cell>
          <table:table-cell table:formula="of:=AVERAGE([.B161:.B172])" office:value-type="float" office:value="415500" calcext:value-type="float">
            <text:p>415500</text:p>
          </table:table-cell>
          <table:table-cell table:formula="of:=[.D172]-[.C172]" office:value-type="float" office:value="407666.505481994" calcext:value-type="float">
            <text:p>407666,505481994</text:p>
          </table:table-cell>
          <table:table-cell table:formula="of:=[.D172]-[.D160]" office:value-type="float" office:value="23083.3333333334" calcext:value-type="float">
            <text:p>23083,3333333334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431000" calcext:value-type="float">
            <text:p>431000</text:p>
          </table:table-cell>
          <table:table-cell table:formula="of:=COM.MICROSOFT.STDEV.S([.B162:.B173])" office:value-type="float" office:value="8103.02973640668" calcext:value-type="float">
            <text:p>8103,02973640668</text:p>
          </table:table-cell>
          <table:table-cell table:formula="of:=AVERAGE([.B162:.B173])" office:value-type="float" office:value="417750" calcext:value-type="float">
            <text:p>417750</text:p>
          </table:table-cell>
          <table:table-cell table:formula="of:=[.D173]-[.C173]" office:value-type="float" office:value="409646.970263593" calcext:value-type="float">
            <text:p>409646,970263593</text:p>
          </table:table-cell>
          <table:table-cell table:formula="of:=[.D173]-[.D161]" office:value-type="float" office:value="23416.6666666667" calcext:value-type="float">
            <text:p>23416,66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433000" calcext:value-type="float">
            <text:p>433000</text:p>
          </table:table-cell>
          <table:table-cell table:formula="of:=COM.MICROSOFT.STDEV.S([.B163:.B174])" office:value-type="float" office:value="8290.19135649309" calcext:value-type="float">
            <text:p>8290,19135649309</text:p>
          </table:table-cell>
          <table:table-cell table:formula="of:=AVERAGE([.B163:.B174])" office:value-type="float" office:value="420000" calcext:value-type="float">
            <text:p>420000</text:p>
          </table:table-cell>
          <table:table-cell table:formula="of:=[.D174]-[.C174]" office:value-type="float" office:value="411709.808643507" calcext:value-type="float">
            <text:p>411709,808643507</text:p>
          </table:table-cell>
          <table:table-cell table:formula="of:=[.D174]-[.D162]" office:value-type="float" office:value="23833.3333333334" calcext:value-type="float">
            <text:p>23833,3333333334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36000" calcext:value-type="float">
            <text:p>436000</text:p>
          </table:table-cell>
          <table:table-cell table:formula="of:=COM.MICROSOFT.STDEV.S([.B164:.B175])" office:value-type="float" office:value="8687.76569247081" calcext:value-type="float">
            <text:p>8687,76569247081</text:p>
          </table:table-cell>
          <table:table-cell table:formula="of:=AVERAGE([.B164:.B175])" office:value-type="float" office:value="422250" calcext:value-type="float">
            <text:p>422250</text:p>
          </table:table-cell>
          <table:table-cell table:formula="of:=[.D175]-[.C175]" office:value-type="float" office:value="413562.234307529" calcext:value-type="float">
            <text:p>413562,234307529</text:p>
          </table:table-cell>
          <table:table-cell table:formula="of:=[.D175]-[.D163]" office:value-type="float" office:value="24166.6666666667" calcext:value-type="float">
            <text:p>24166,6666666667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437000" calcext:value-type="float">
            <text:p>437000</text:p>
          </table:table-cell>
          <table:table-cell table:formula="of:=COM.MICROSOFT.STDEV.S([.B165:.B176])" office:value-type="float" office:value="8723.01032275608" calcext:value-type="float">
            <text:p>8723,01032275608</text:p>
          </table:table-cell>
          <table:table-cell table:formula="of:=AVERAGE([.B165:.B176])" office:value-type="float" office:value="424500" calcext:value-type="float">
            <text:p>424500</text:p>
          </table:table-cell>
          <table:table-cell table:formula="of:=[.D176]-[.C176]" office:value-type="float" office:value="415776.989677244" calcext:value-type="float">
            <text:p>415776,989677244</text:p>
          </table:table-cell>
          <table:table-cell table:formula="of:=[.D176]-[.D164]" office:value-type="float" office:value="24583.3333333334" calcext:value-type="float">
            <text:p>24583,3333333334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439000" calcext:value-type="float">
            <text:p>439000</text:p>
          </table:table-cell>
          <table:table-cell table:formula="of:=COM.MICROSOFT.STDEV.S([.B166:.B177])" office:value-type="float" office:value="8687.76569247081" calcext:value-type="float">
            <text:p>8687,76569247081</text:p>
          </table:table-cell>
          <table:table-cell table:formula="of:=AVERAGE([.B166:.B177])" office:value-type="float" office:value="426750" calcext:value-type="float">
            <text:p>426750</text:p>
          </table:table-cell>
          <table:table-cell table:formula="of:=[.D177]-[.C177]" office:value-type="float" office:value="418062.234307529" calcext:value-type="float">
            <text:p>418062,234307529</text:p>
          </table:table-cell>
          <table:table-cell table:formula="of:=[.D177]-[.D165]" office:value-type="float" office:value="25000" calcext:value-type="float">
            <text:p>25000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441000" calcext:value-type="float">
            <text:p>441000</text:p>
          </table:table-cell>
          <table:table-cell table:formula="of:=COM.MICROSOFT.STDEV.S([.B167:.B178])" office:value-type="float" office:value="8581.16330321033" calcext:value-type="float">
            <text:p>8581,16330321033</text:p>
          </table:table-cell>
          <table:table-cell table:formula="of:=AVERAGE([.B167:.B178])" office:value-type="float" office:value="429000" calcext:value-type="float">
            <text:p>429000</text:p>
          </table:table-cell>
          <table:table-cell table:formula="of:=[.D178]-[.C178]" office:value-type="float" office:value="420418.83669679" calcext:value-type="float">
            <text:p>420418,83669679</text:p>
          </table:table-cell>
          <table:table-cell table:formula="of:=[.D178]-[.D166]" office:value-type="float" office:value="25416.6666666667" calcext:value-type="float">
            <text:p>25416,6666666667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43000" calcext:value-type="float">
            <text:p>443000</text:p>
          </table:table-cell>
          <table:table-cell table:formula="of:=COM.MICROSOFT.STDEV.S([.B168:.B179])" office:value-type="float" office:value="8227.81682446624" calcext:value-type="float">
            <text:p>8227,81682446624</text:p>
          </table:table-cell>
          <table:table-cell table:formula="of:=AVERAGE([.B168:.B179])" office:value-type="float" office:value="431333.333333333" calcext:value-type="float">
            <text:p>431333,333333333</text:p>
          </table:table-cell>
          <table:table-cell table:formula="of:=[.D179]-[.C179]" office:value-type="float" office:value="423105.516508867" calcext:value-type="float">
            <text:p>423105,516508867</text:p>
          </table:table-cell>
          <table:table-cell table:formula="of:=[.D179]-[.D167]" office:value-type="float" office:value="25916.6666666667" calcext:value-type="float">
            <text:p>25916,6666666667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445000" calcext:value-type="float">
            <text:p>445000</text:p>
          </table:table-cell>
          <table:table-cell table:formula="of:=COM.MICROSOFT.STDEV.S([.B169:.B180])" office:value-type="float" office:value="7936.77669097627" calcext:value-type="float">
            <text:p>7936,77669097627</text:p>
          </table:table-cell>
          <table:table-cell table:formula="of:=AVERAGE([.B169:.B180])" office:value-type="float" office:value="433583.333333333" calcext:value-type="float">
            <text:p>433583,333333333</text:p>
          </table:table-cell>
          <table:table-cell table:formula="of:=[.D180]-[.C180]" office:value-type="float" office:value="425646.556642357" calcext:value-type="float">
            <text:p>425646,556642357</text:p>
          </table:table-cell>
          <table:table-cell table:formula="of:=[.D180]-[.D168]" office:value-type="float" office:value="26250" calcext:value-type="float">
            <text:p>26250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449000" calcext:value-type="float">
            <text:p>449000</text:p>
          </table:table-cell>
          <table:table-cell table:formula="of:=COM.MICROSOFT.STDEV.S([.B170:.B181])" office:value-type="float" office:value="8016.5548407749" calcext:value-type="float">
            <text:p>8016,5548407749</text:p>
          </table:table-cell>
          <table:table-cell table:formula="of:=AVERAGE([.B170:.B181])" office:value-type="float" office:value="435916.666666667" calcext:value-type="float">
            <text:p>435916,666666667</text:p>
          </table:table-cell>
          <table:table-cell table:formula="of:=[.D181]-[.C181]" office:value-type="float" office:value="427900.111825892" calcext:value-type="float">
            <text:p>427900,111825892</text:p>
          </table:table-cell>
          <table:table-cell table:formula="of:=[.D181]-[.D169]" office:value-type="float" office:value="26583.3333333333" calcext:value-type="float">
            <text:p>26583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52000" calcext:value-type="float">
            <text:p>452000</text:p>
          </table:table-cell>
          <table:table-cell table:formula="of:=COM.MICROSOFT.STDEV.S([.B171:.B182])" office:value-type="float" office:value="8138.94490965655" calcext:value-type="float">
            <text:p>8138,94490965655</text:p>
          </table:table-cell>
          <table:table-cell table:formula="of:=AVERAGE([.B171:.B182])" office:value-type="float" office:value="438333.333333333" calcext:value-type="float">
            <text:p>438333,333333333</text:p>
          </table:table-cell>
          <table:table-cell table:formula="of:=[.D182]-[.C182]" office:value-type="float" office:value="430194.388423677" calcext:value-type="float">
            <text:p>430194,388423677</text:p>
          </table:table-cell>
          <table:table-cell table:formula="of:=[.D182]-[.D170]" office:value-type="float" office:value="27000" calcext:value-type="float">
            <text:p>2700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457000" calcext:value-type="float">
            <text:p>457000</text:p>
          </table:table-cell>
          <table:table-cell table:formula="of:=COM.MICROSOFT.STDEV.S([.B172:.B183])" office:value-type="float" office:value="8602.32526704263" calcext:value-type="float">
            <text:p>8602,32526704263</text:p>
          </table:table-cell>
          <table:table-cell table:formula="of:=AVERAGE([.B172:.B183])" office:value-type="float" office:value="441000" calcext:value-type="float">
            <text:p>441000</text:p>
          </table:table-cell>
          <table:table-cell table:formula="of:=[.D183]-[.C183]" office:value-type="float" office:value="432397.674732957" calcext:value-type="float">
            <text:p>432397,674732957</text:p>
          </table:table-cell>
          <table:table-cell table:formula="of:=[.D183]-[.D171]" office:value-type="float" office:value="27666.6666666667" calcext:value-type="float">
            <text:p>27666,6666666667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459000" calcext:value-type="float">
            <text:p>459000</text:p>
          </table:table-cell>
          <table:table-cell table:formula="of:=COM.MICROSOFT.STDEV.S([.B173:.B184])" office:value-type="float" office:value="9140.32026492806" calcext:value-type="float">
            <text:p>9140,32026492806</text:p>
          </table:table-cell>
          <table:table-cell table:formula="of:=AVERAGE([.B173:.B184])" office:value-type="float" office:value="443500" calcext:value-type="float">
            <text:p>443500</text:p>
          </table:table-cell>
          <table:table-cell table:formula="of:=[.D184]-[.C184]" office:value-type="float" office:value="434359.679735072" calcext:value-type="float">
            <text:p>434359,679735072</text:p>
          </table:table-cell>
          <table:table-cell table:formula="of:=[.D184]-[.D172]" office:value-type="float" office:value="28000" calcext:value-type="float">
            <text:p>28000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461000" calcext:value-type="float">
            <text:p>461000</text:p>
          </table:table-cell>
          <table:table-cell table:formula="of:=COM.MICROSOFT.STDEV.S([.B174:.B185])" office:value-type="float" office:value="9505.97897975986" calcext:value-type="float">
            <text:p>9505,97897975986</text:p>
          </table:table-cell>
          <table:table-cell table:formula="of:=AVERAGE([.B174:.B185])" office:value-type="float" office:value="446000" calcext:value-type="float">
            <text:p>446000</text:p>
          </table:table-cell>
          <table:table-cell table:formula="of:=[.D185]-[.C185]" office:value-type="float" office:value="436494.02102024" calcext:value-type="float">
            <text:p>436494,02102024</text:p>
          </table:table-cell>
          <table:table-cell table:formula="of:=[.D185]-[.D173]" office:value-type="float" office:value="28250" calcext:value-type="float">
            <text:p>28250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463000" calcext:value-type="float">
            <text:p>463000</text:p>
          </table:table-cell>
          <table:table-cell table:formula="of:=COM.MICROSOFT.STDEV.S([.B175:.B186])" office:value-type="float" office:value="9718.77283686297" calcext:value-type="float">
            <text:p>9718,77283686297</text:p>
          </table:table-cell>
          <table:table-cell table:formula="of:=AVERAGE([.B175:.B186])" office:value-type="float" office:value="448500" calcext:value-type="float">
            <text:p>448500</text:p>
          </table:table-cell>
          <table:table-cell table:formula="of:=[.D186]-[.C186]" office:value-type="float" office:value="438781.227163137" calcext:value-type="float">
            <text:p>438781,227163137</text:p>
          </table:table-cell>
          <table:table-cell table:formula="of:=[.D186]-[.D174]" office:value-type="float" office:value="28500" calcext:value-type="float">
            <text:p>28500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465000" calcext:value-type="float">
            <text:p>465000</text:p>
          </table:table-cell>
          <table:table-cell table:formula="of:=COM.MICROSOFT.STDEV.S([.B176:.B187])" office:value-type="float" office:value="9931.20274079569" calcext:value-type="float">
            <text:p>9931,20274079569</text:p>
          </table:table-cell>
          <table:table-cell table:formula="of:=AVERAGE([.B176:.B187])" office:value-type="float" office:value="450916.666666667" calcext:value-type="float">
            <text:p>450916,666666667</text:p>
          </table:table-cell>
          <table:table-cell table:formula="of:=[.D187]-[.C187]" office:value-type="float" office:value="440985.463925871" calcext:value-type="float">
            <text:p>440985,463925871</text:p>
          </table:table-cell>
          <table:table-cell table:formula="of:=[.D187]-[.D175]" office:value-type="float" office:value="28666.6666666666" calcext:value-type="float">
            <text:p>28666,6666666666</text:p>
          </table:table-cell>
        </table:table-row>
      </table:table>
      <table:table table:name="New per day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per <text:s/>day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/>
          <table:table-cell table:formula="of:=COM.MICROSOFT.STDEV.S([.B2:.B13])" office:value-type="float" office:value="2.51661147842358" calcext:value-type="float">
            <text:p>2,51661147842358</text:p>
          </table:table-cell>
          <table:table-cell table:formula="of:=AVERAGE([.B2:.B13])" office:value-type="float" office:value="4.66666666666667" calcext:value-type="float">
            <text:p>4,66666666666667</text:p>
          </table:table-cell>
          <table:table-cell table:formula="of:=[.D13]-[.C13]" office:value-type="float" office:value="2.15005518824308" calcext:value-type="float">
            <text:p>2,15005518824308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/>
          <table:table-cell table:formula="of:=COM.MICROSOFT.STDEV.S([.B3:.B14])" office:value-type="float" office:value="2.51661147842358" calcext:value-type="float">
            <text:p>2,51661147842358</text:p>
          </table:table-cell>
          <table:table-cell table:formula="of:=AVERAGE([.B3:.B14])" office:value-type="float" office:value="4.66666666666667" calcext:value-type="float">
            <text:p>4,66666666666667</text:p>
          </table:table-cell>
          <table:table-cell table:formula="of:=[.D14]-[.C14]" office:value-type="float" office:value="2.15005518824308" calcext:value-type="float">
            <text:p>2,15005518824308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/>
          <table:table-cell table:formula="of:=COM.MICROSOFT.STDEV.S([.B4:.B15])" office:value-type="float" office:value="2.51661147842358" calcext:value-type="float">
            <text:p>2,51661147842358</text:p>
          </table:table-cell>
          <table:table-cell table:formula="of:=AVERAGE([.B4:.B15])" office:value-type="float" office:value="4.66666666666667" calcext:value-type="float">
            <text:p>4,66666666666667</text:p>
          </table:table-cell>
          <table:table-cell table:formula="of:=[.D15]-[.C15]" office:value-type="float" office:value="2.15005518824308" calcext:value-type="float">
            <text:p>2,15005518824308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1" calcext:value-type="float">
            <text:p>1</text:p>
          </table:table-cell>
          <table:table-cell table:formula="of:=COM.MICROSOFT.STDEV.S([.B5:.B16])" office:value-type="float" office:value="2.75378527364305" calcext:value-type="float">
            <text:p>2,75378527364305</text:p>
          </table:table-cell>
          <table:table-cell table:formula="of:=AVERAGE([.B5:.B16])" office:value-type="float" office:value="3.75" calcext:value-type="float">
            <text:p>3,75</text:p>
          </table:table-cell>
          <table:table-cell table:formula="of:=[.D16]-[.C16]" office:value-type="float" office:value="0.996214726356949" calcext:value-type="float">
            <text:p>0,996214726356949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" calcext:value-type="float">
            <text:p>2</text:p>
          </table:table-cell>
          <table:table-cell table:formula="of:=COM.MICROSOFT.STDEV.S([.B6:.B17])" office:value-type="float" office:value="2.75378527364305" calcext:value-type="float">
            <text:p>2,75378527364305</text:p>
          </table:table-cell>
          <table:table-cell table:formula="of:=AVERAGE([.B6:.B17])" office:value-type="float" office:value="3.75" calcext:value-type="float">
            <text:p>3,75</text:p>
          </table:table-cell>
          <table:table-cell table:formula="of:=[.D17]-[.C17]" office:value-type="float" office:value="0.996214726356949" calcext:value-type="float">
            <text:p>0,996214726356949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2" calcext:value-type="float">
            <text:p>2</text:p>
          </table:table-cell>
          <table:table-cell table:formula="of:=COM.MICROSOFT.STDEV.S([.B7:.B18])" office:value-type="float" office:value="2.70801280154532" calcext:value-type="float">
            <text:p>2,70801280154532</text:p>
          </table:table-cell>
          <table:table-cell table:formula="of:=AVERAGE([.B7:.B18])" office:value-type="float" office:value="3" calcext:value-type="float">
            <text:p>3</text:p>
          </table:table-cell>
          <table:table-cell table:formula="of:=[.D18]-[.C18]" office:value-type="float" office:value="0.29198719845468" calcext:value-type="float">
            <text:p>0,29198719845468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/>
          <table:table-cell table:formula="of:=COM.MICROSOFT.STDEV.S([.B8:.B19])" office:value-type="float" office:value="0.577350269189626" calcext:value-type="float">
            <text:p>0,577350269189626</text:p>
          </table:table-cell>
          <table:table-cell table:formula="of:=AVERAGE([.B8:.B19])" office:value-type="float" office:value="1.66666666666667" calcext:value-type="float">
            <text:p>1,66666666666667</text:p>
          </table:table-cell>
          <table:table-cell table:formula="of:=[.D19]-[.C19]" office:value-type="float" office:value="1.08931639747704" calcext:value-type="float">
            <text:p>1,08931639747704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formula="of:=COM.MICROSOFT.STDEV.S([.B9:.B20])" office:value-type="float" office:value="0.5" calcext:value-type="float">
            <text:p>0,5</text:p>
          </table:table-cell>
          <table:table-cell table:formula="of:=AVERAGE([.B9:.B20])" office:value-type="float" office:value="1.75" calcext:value-type="float">
            <text:p>1,75</text:p>
          </table:table-cell>
          <table:table-cell table:formula="of:=[.D20]-[.C20]" office:value-type="float" office:value="1.25" calcext:value-type="float">
            <text:p>1,25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1" calcext:value-type="float">
            <text:p>1</text:p>
          </table:table-cell>
          <table:table-cell table:formula="of:=COM.MICROSOFT.STDEV.S([.B10:.B21])" office:value-type="float" office:value="0.547722557505166" calcext:value-type="float">
            <text:p>0,547722557505166</text:p>
          </table:table-cell>
          <table:table-cell table:formula="of:=AVERAGE([.B10:.B21])" office:value-type="float" office:value="1.6" calcext:value-type="float">
            <text:p>1,6</text:p>
          </table:table-cell>
          <table:table-cell table:formula="of:=[.D21]-[.C21]" office:value-type="float" office:value="1.05227744249483" calcext:value-type="float">
            <text:p>1,05227744249483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" calcext:value-type="float">
            <text:p>1</text:p>
          </table:table-cell>
          <table:table-cell table:formula="of:=COM.MICROSOFT.STDEV.S([.B11:.B22])" office:value-type="float" office:value="0.547722557505166" calcext:value-type="float">
            <text:p>0,547722557505166</text:p>
          </table:table-cell>
          <table:table-cell table:formula="of:=AVERAGE([.B11:.B22])" office:value-type="float" office:value="1.5" calcext:value-type="float">
            <text:p>1,5</text:p>
          </table:table-cell>
          <table:table-cell table:formula="of:=[.D22]-[.C22]" office:value-type="float" office:value="0.952277442494834" calcext:value-type="float">
            <text:p>0,952277442494834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1" calcext:value-type="float">
            <text:p>1</text:p>
          </table:table-cell>
          <table:table-cell table:formula="of:=COM.MICROSOFT.STDEV.S([.B12:.B23])" office:value-type="float" office:value="0.534522483824849" calcext:value-type="float">
            <text:p>0,534522483824849</text:p>
          </table:table-cell>
          <table:table-cell table:formula="of:=AVERAGE([.B12:.B23])" office:value-type="float" office:value="1.42857142857143" calcext:value-type="float">
            <text:p>1,42857142857143</text:p>
          </table:table-cell>
          <table:table-cell table:formula="of:=[.D23]-[.C23]" office:value-type="float" office:value="0.89404894474658" calcext:value-type="float">
            <text:p>0,89404894474658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" calcext:value-type="float">
            <text:p>2</text:p>
          </table:table-cell>
          <table:table-cell table:formula="of:=COM.MICROSOFT.STDEV.S([.B13:.B24])" office:value-type="float" office:value="0.534522483824849" calcext:value-type="float">
            <text:p>0,534522483824849</text:p>
          </table:table-cell>
          <table:table-cell table:formula="of:=AVERAGE([.B13:.B24])" office:value-type="float" office:value="1.5" calcext:value-type="float">
            <text:p>1,5</text:p>
          </table:table-cell>
          <table:table-cell table:formula="of:=[.D24]-[.C24]" office:value-type="float" office:value="0.965477516175151" calcext:value-type="float">
            <text:p>0,965477516175151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1" calcext:value-type="float">
            <text:p>1</text:p>
          </table:table-cell>
          <table:table-cell table:formula="of:=COM.MICROSOFT.STDEV.S([.B14:.B25])" office:value-type="float" office:value="0.52704627669473" calcext:value-type="float">
            <text:p>0,52704627669473</text:p>
          </table:table-cell>
          <table:table-cell table:formula="of:=AVERAGE([.B14:.B25])" office:value-type="float" office:value="1.44444444444444" calcext:value-type="float">
            <text:p>1,44444444444444</text:p>
          </table:table-cell>
          <table:table-cell table:formula="of:=[.D25]-[.C25]" office:value-type="float" office:value="0.917398167749714" calcext:value-type="float">
            <text:p>0,917398167749714</text:p>
          </table:table-cell>
          <table:table-cell table:formula="of:=[.D25]-[.D13]" office:value-type="float" office:value="-3.22222222222222" calcext:value-type="float">
            <text:p>-3,22222222222222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" calcext:value-type="float">
            <text:p>2</text:p>
          </table:table-cell>
          <table:table-cell table:formula="of:=COM.MICROSOFT.STDEV.S([.B15:.B26])" office:value-type="float" office:value="0.52704627669473" calcext:value-type="float">
            <text:p>0,52704627669473</text:p>
          </table:table-cell>
          <table:table-cell table:formula="of:=AVERAGE([.B15:.B26])" office:value-type="float" office:value="1.5" calcext:value-type="float">
            <text:p>1,5</text:p>
          </table:table-cell>
          <table:table-cell table:formula="of:=[.D26]-[.C26]" office:value-type="float" office:value="0.97295372330527" calcext:value-type="float">
            <text:p>0,97295372330527</text:p>
          </table:table-cell>
          <table:table-cell table:formula="of:=[.D26]-[.D14]" office:value-type="float" office:value="-3.16666666666667" calcext:value-type="float">
            <text:p>-3,16666666666667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4" calcext:value-type="float">
            <text:p>4</text:p>
          </table:table-cell>
          <table:table-cell table:formula="of:=COM.MICROSOFT.STDEV.S([.B16:.B27])" office:value-type="float" office:value="0.904534033733291" calcext:value-type="float">
            <text:p>0,904534033733291</text:p>
          </table:table-cell>
          <table:table-cell table:formula="of:=AVERAGE([.B16:.B27])" office:value-type="float" office:value="1.72727272727273" calcext:value-type="float">
            <text:p>1,72727272727273</text:p>
          </table:table-cell>
          <table:table-cell table:formula="of:=[.D27]-[.C27]" office:value-type="float" office:value="0.822738693539436" calcext:value-type="float">
            <text:p>0,822738693539436</text:p>
          </table:table-cell>
          <table:table-cell table:formula="of:=[.D27]-[.D15]" office:value-type="float" office:value="-2.93939393939394" calcext:value-type="float">
            <text:p>-2,93939393939394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3" calcext:value-type="float">
            <text:p>13</text:p>
          </table:table-cell>
          <table:table-cell table:formula="of:=COM.MICROSOFT.STDEV.S([.B17:.B28])" office:value-type="float" office:value="3.48764051525331" calcext:value-type="float">
            <text:p>3,48764051525331</text:p>
          </table:table-cell>
          <table:table-cell table:formula="of:=AVERAGE([.B17:.B28])" office:value-type="float" office:value="2.81818181818182" calcext:value-type="float">
            <text:p>2,81818181818182</text:p>
          </table:table-cell>
          <table:table-cell table:formula="of:=[.D28]-[.C28]" office:value-type="float" office:value="-0.66945869707149" calcext:value-type="float">
            <text:p>-0,66945869707149</text:p>
          </table:table-cell>
          <table:table-cell table:formula="of:=[.D28]-[.D16]" office:value-type="float" office:value="-0.931818181818182" calcext:value-type="float">
            <text:p>-0,931818181818182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15" calcext:value-type="float">
            <text:p>15</text:p>
          </table:table-cell>
          <table:table-cell table:formula="of:=COM.MICROSOFT.STDEV.S([.B18:.B29])" office:value-type="float" office:value="5.03984126734166" calcext:value-type="float">
            <text:p>5,03984126734166</text:p>
          </table:table-cell>
          <table:table-cell table:formula="of:=AVERAGE([.B18:.B29])" office:value-type="float" office:value="4" calcext:value-type="float">
            <text:p>4</text:p>
          </table:table-cell>
          <table:table-cell table:formula="of:=[.D29]-[.C29]" office:value-type="float" office:value="-1.03984126734166" calcext:value-type="float">
            <text:p>-1,03984126734166</text:p>
          </table:table-cell>
          <table:table-cell table:formula="of:=[.D29]-[.D17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1" calcext:value-type="float">
            <text:p>31</text:p>
          </table:table-cell>
          <table:table-cell table:formula="of:=COM.MICROSOFT.STDEV.S([.B19:.B30])" office:value-type="float" office:value="9.50023923143757" calcext:value-type="float">
            <text:p>9,50023923143757</text:p>
          </table:table-cell>
          <table:table-cell table:formula="of:=AVERAGE([.B19:.B30])" office:value-type="float" office:value="6.63636363636364" calcext:value-type="float">
            <text:p>6,63636363636364</text:p>
          </table:table-cell>
          <table:table-cell table:formula="of:=[.D30]-[.C30]" office:value-type="float" office:value="-2.86387559507393" calcext:value-type="float">
            <text:p>-2,86387559507393</text:p>
          </table:table-cell>
          <table:table-cell table:formula="of:=[.D30]-[.D18]" office:value-type="float" office:value="3.63636363636364" calcext:value-type="float">
            <text:p>3,63636363636364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9" calcext:value-type="float">
            <text:p>19</text:p>
          </table:table-cell>
          <table:table-cell table:formula="of:=COM.MICROSOFT.STDEV.S([.B20:.B31])" office:value-type="float" office:value="9.7359066751833" calcext:value-type="float">
            <text:p>9,7359066751833</text:p>
          </table:table-cell>
          <table:table-cell table:formula="of:=AVERAGE([.B20:.B31])" office:value-type="float" office:value="7.66666666666667" calcext:value-type="float">
            <text:p>7,66666666666667</text:p>
          </table:table-cell>
          <table:table-cell table:formula="of:=[.D31]-[.C31]" office:value-type="float" office:value="-2.06924000851664" calcext:value-type="float">
            <text:p>-2,06924000851664</text:p>
          </table:table-cell>
          <table:table-cell table:formula="of:=[.D31]-[.D19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8" calcext:value-type="float">
            <text:p>28</text:p>
          </table:table-cell>
          <table:table-cell table:formula="of:=COM.MICROSOFT.STDEV.S([.B21:.B32])" office:value-type="float" office:value="11.1504857891185" calcext:value-type="float">
            <text:p>11,1504857891185</text:p>
          </table:table-cell>
          <table:table-cell table:formula="of:=AVERAGE([.B21:.B32])" office:value-type="float" office:value="9.83333333333333" calcext:value-type="float">
            <text:p>9,83333333333333</text:p>
          </table:table-cell>
          <table:table-cell table:formula="of:=[.D32]-[.C32]" office:value-type="float" office:value="-1.31715245578515" calcext:value-type="float">
            <text:p>-1,31715245578515</text:p>
          </table:table-cell>
          <table:table-cell table:formula="of:=[.D32]-[.D20]" office:value-type="float" office:value="8.08333333333333" calcext:value-type="float">
            <text:p>8,08333333333333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2" calcext:value-type="float">
            <text:p>32</text:p>
          </table:table-cell>
          <table:table-cell table:formula="of:=COM.MICROSOFT.STDEV.S([.B22:.B33])" office:value-type="float" office:value="12.4349824237426" calcext:value-type="float">
            <text:p>12,4349824237426</text:p>
          </table:table-cell>
          <table:table-cell table:formula="of:=AVERAGE([.B22:.B33])" office:value-type="float" office:value="12.4166666666667" calcext:value-type="float">
            <text:p>12,4166666666667</text:p>
          </table:table-cell>
          <table:table-cell table:formula="of:=[.D33]-[.C33]" office:value-type="float" office:value="-0.0183157570759551" calcext:value-type="float">
            <text:p>-0,018315757075955</text:p>
          </table:table-cell>
          <table:table-cell table:formula="of:=[.D33]-[.D21]" office:value-type="float" office:value="10.8166666666667" calcext:value-type="float">
            <text:p>10,8166666666667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3" calcext:value-type="float">
            <text:p>33</text:p>
          </table:table-cell>
          <table:table-cell table:formula="of:=COM.MICROSOFT.STDEV.S([.B23:.B34])" office:value-type="float" office:value="13.1733776529742" calcext:value-type="float">
            <text:p>13,1733776529742</text:p>
          </table:table-cell>
          <table:table-cell table:formula="of:=AVERAGE([.B23:.B34])" office:value-type="float" office:value="15.0833333333333" calcext:value-type="float">
            <text:p>15,0833333333333</text:p>
          </table:table-cell>
          <table:table-cell table:formula="of:=[.D34]-[.C34]" office:value-type="float" office:value="1.90995568035918" calcext:value-type="float">
            <text:p>1,90995568035918</text:p>
          </table:table-cell>
          <table:table-cell table:formula="of:=[.D34]-[.D22]" office:value-type="float" office:value="13.5833333333333" calcext:value-type="float">
            <text:p>13,5833333333333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48" calcext:value-type="float">
            <text:p>48</text:p>
          </table:table-cell>
          <table:table-cell table:formula="of:=COM.MICROSOFT.STDEV.S([.B24:.B35])" office:value-type="float" office:value="15.4036595415741" calcext:value-type="float">
            <text:p>15,4036595415741</text:p>
          </table:table-cell>
          <table:table-cell table:formula="of:=AVERAGE([.B24:.B35])" office:value-type="float" office:value="19" calcext:value-type="float">
            <text:p>19</text:p>
          </table:table-cell>
          <table:table-cell table:formula="of:=[.D35]-[.C35]" office:value-type="float" office:value="3.59634045842589" calcext:value-type="float">
            <text:p>3,59634045842589</text:p>
          </table:table-cell>
          <table:table-cell table:formula="of:=[.D35]-[.D23]" office:value-type="float" office:value="17.5714285714286" calcext:value-type="float">
            <text:p>17,5714285714286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7" calcext:value-type="float">
            <text:p>17</text:p>
          </table:table-cell>
          <table:table-cell table:formula="of:=COM.MICROSOFT.STDEV.S([.B25:.B36])" office:value-type="float" office:value="14.4796094874513" calcext:value-type="float">
            <text:p>14,4796094874513</text:p>
          </table:table-cell>
          <table:table-cell table:formula="of:=AVERAGE([.B25:.B36])" office:value-type="float" office:value="20.25" calcext:value-type="float">
            <text:p>20,25</text:p>
          </table:table-cell>
          <table:table-cell table:formula="of:=[.D36]-[.C36]" office:value-type="float" office:value="5.77039051254866" calcext:value-type="float">
            <text:p>5,77039051254866</text:p>
          </table:table-cell>
          <table:table-cell table:formula="of:=[.D36]-[.D24]" office:value-type="float" office:value="18.75" calcext:value-type="float">
            <text:p>18,75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31" calcext:value-type="float">
            <text:p>31</text:p>
          </table:table-cell>
          <table:table-cell table:formula="of:=COM.MICROSOFT.STDEV.S([.B26:.B37])" office:value-type="float" office:value="13.4036969120124" calcext:value-type="float">
            <text:p>13,4036969120124</text:p>
          </table:table-cell>
          <table:table-cell table:formula="of:=AVERAGE([.B26:.B37])" office:value-type="float" office:value="22.75" calcext:value-type="float">
            <text:p>22,75</text:p>
          </table:table-cell>
          <table:table-cell table:formula="of:=[.D37]-[.C37]" office:value-type="float" office:value="9.3463030879876" calcext:value-type="float">
            <text:p>9,3463030879876</text:p>
          </table:table-cell>
          <table:table-cell table:formula="of:=[.D37]-[.D25]" office:value-type="float" office:value="21.3055555555556" calcext:value-type="float">
            <text:p>21,3055555555556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9" calcext:value-type="float">
            <text:p>59</text:p>
          </table:table-cell>
          <table:table-cell table:formula="of:=COM.MICROSOFT.STDEV.S([.B27:.B38])" office:value-type="float" office:value="15.3415656425163" calcext:value-type="float">
            <text:p>15,3415656425163</text:p>
          </table:table-cell>
          <table:table-cell table:formula="of:=AVERAGE([.B27:.B38])" office:value-type="float" office:value="27.5" calcext:value-type="float">
            <text:p>27,5</text:p>
          </table:table-cell>
          <table:table-cell table:formula="of:=[.D38]-[.C38]" office:value-type="float" office:value="12.1584343574837" calcext:value-type="float">
            <text:p>12,1584343574837</text:p>
          </table:table-cell>
          <table:table-cell table:formula="of:=[.D38]-[.D26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62" calcext:value-type="float">
            <text:p>62</text:p>
          </table:table-cell>
          <table:table-cell table:formula="of:=COM.MICROSOFT.STDEV.S([.B28:.B39])" office:value-type="float" office:value="16.3670030206751" calcext:value-type="float">
            <text:p>16,3670030206751</text:p>
          </table:table-cell>
          <table:table-cell table:formula="of:=AVERAGE([.B28:.B39])" office:value-type="float" office:value="32.3333333333333" calcext:value-type="float">
            <text:p>32,3333333333333</text:p>
          </table:table-cell>
          <table:table-cell table:formula="of:=[.D39]-[.C39]" office:value-type="float" office:value="15.9663303126582" calcext:value-type="float">
            <text:p>15,9663303126582</text:p>
          </table:table-cell>
          <table:table-cell table:formula="of:=[.D39]-[.D27]" office:value-type="float" office:value="30.6060606060606" calcext:value-type="float">
            <text:p>30,6060606060606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69" calcext:value-type="float">
            <text:p>69</text:p>
          </table:table-cell>
          <table:table-cell table:formula="of:=COM.MICROSOFT.STDEV.S([.B29:.B40])" office:value-type="float" office:value="18.2308429965165" calcext:value-type="float">
            <text:p>18,2308429965165</text:p>
          </table:table-cell>
          <table:table-cell table:formula="of:=AVERAGE([.B29:.B40])" office:value-type="float" office:value="37" calcext:value-type="float">
            <text:p>37</text:p>
          </table:table-cell>
          <table:table-cell table:formula="of:=[.D40]-[.C40]" office:value-type="float" office:value="18.7691570034835" calcext:value-type="float">
            <text:p>18,7691570034835</text:p>
          </table:table-cell>
          <table:table-cell table:formula="of:=[.D40]-[.D28]" office:value-type="float" office:value="34.1818181818182" calcext:value-type="float">
            <text:p>34,1818181818182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70" calcext:value-type="float">
            <text:p>70</text:p>
          </table:table-cell>
          <table:table-cell table:formula="of:=COM.MICROSOFT.STDEV.S([.B30:.B41])" office:value-type="float" office:value="19.0904942234865" calcext:value-type="float">
            <text:p>19,0904942234865</text:p>
          </table:table-cell>
          <table:table-cell table:formula="of:=AVERAGE([.B30:.B41])" office:value-type="float" office:value="41.5833333333333" calcext:value-type="float">
            <text:p>41,5833333333333</text:p>
          </table:table-cell>
          <table:table-cell table:formula="of:=[.D41]-[.C41]" office:value-type="float" office:value="22.4928391098469" calcext:value-type="float">
            <text:p>22,4928391098469</text:p>
          </table:table-cell>
          <table:table-cell table:formula="of:=[.D41]-[.D29]" office:value-type="float" office:value="37.5833333333333" calcext:value-type="float">
            <text:p>37,5833333333333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4" calcext:value-type="float">
            <text:p>54</text:p>
          </table:table-cell>
          <table:table-cell table:formula="of:=COM.MICROSOFT.STDEV.S([.B31:.B42])" office:value-type="float" office:value="19.0859300866562" calcext:value-type="float">
            <text:p>19,0859300866562</text:p>
          </table:table-cell>
          <table:table-cell table:formula="of:=AVERAGE([.B31:.B42])" office:value-type="float" office:value="43.5" calcext:value-type="float">
            <text:p>43,5</text:p>
          </table:table-cell>
          <table:table-cell table:formula="of:=[.D42]-[.C42]" office:value-type="float" office:value="24.4140699133438" calcext:value-type="float">
            <text:p>24,4140699133438</text:p>
          </table:table-cell>
          <table:table-cell table:formula="of:=[.D42]-[.D30]" office:value-type="float" office:value="36.8636363636364" calcext:value-type="float">
            <text:p>36,8636363636364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82" calcext:value-type="float">
            <text:p>82</text:p>
          </table:table-cell>
          <table:table-cell table:formula="of:=COM.MICROSOFT.STDEV.S([.B32:.B43])" office:value-type="float" office:value="20.3564821036535" calcext:value-type="float">
            <text:p>20,3564821036535</text:p>
          </table:table-cell>
          <table:table-cell table:formula="of:=AVERAGE([.B32:.B43])" office:value-type="float" office:value="48.75" calcext:value-type="float">
            <text:p>48,75</text:p>
          </table:table-cell>
          <table:table-cell table:formula="of:=[.D43]-[.C43]" office:value-type="float" office:value="28.3935178963465" calcext:value-type="float">
            <text:p>28,3935178963465</text:p>
          </table:table-cell>
          <table:table-cell table:formula="of:=[.D43]-[.D31]" office:value-type="float" office:value="41.0833333333333" calcext:value-type="float">
            <text:p>41,0833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89" calcext:value-type="float">
            <text:p>89</text:p>
          </table:table-cell>
          <table:table-cell table:formula="of:=COM.MICROSOFT.STDEV.S([.B33:.B44])" office:value-type="float" office:value="22.2336081942031" calcext:value-type="float">
            <text:p>22,2336081942031</text:p>
          </table:table-cell>
          <table:table-cell table:formula="of:=AVERAGE([.B33:.B44])" office:value-type="float" office:value="53.8333333333333" calcext:value-type="float">
            <text:p>53,8333333333333</text:p>
          </table:table-cell>
          <table:table-cell table:formula="of:=[.D44]-[.C44]" office:value-type="float" office:value="31.5997251391303" calcext:value-type="float">
            <text:p>31,5997251391303</text:p>
          </table:table-cell>
          <table:table-cell table:formula="of:=[.D44]-[.D32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91" calcext:value-type="float">
            <text:p>91</text:p>
          </table:table-cell>
          <table:table-cell table:formula="of:=COM.MICROSOFT.STDEV.S([.B34:.B45])" office:value-type="float" office:value="23.4564393174784" calcext:value-type="float">
            <text:p>23,4564393174784</text:p>
          </table:table-cell>
          <table:table-cell table:formula="of:=AVERAGE([.B34:.B45])" office:value-type="float" office:value="58.75" calcext:value-type="float">
            <text:p>58,75</text:p>
          </table:table-cell>
          <table:table-cell table:formula="of:=[.D45]-[.C45]" office:value-type="float" office:value="35.2935606825216" calcext:value-type="float">
            <text:p>35,2935606825216</text:p>
          </table:table-cell>
          <table:table-cell table:formula="of:=[.D45]-[.D33]" office:value-type="float" office:value="46.3333333333333" calcext:value-type="float">
            <text:p>46,3333333333333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92" calcext:value-type="float">
            <text:p>92</text:p>
          </table:table-cell>
          <table:table-cell table:formula="of:=COM.MICROSOFT.STDEV.S([.B35:.B46])" office:value-type="float" office:value="23.7499601275582" calcext:value-type="float">
            <text:p>23,7499601275582</text:p>
          </table:table-cell>
          <table:table-cell table:formula="of:=AVERAGE([.B35:.B46])" office:value-type="float" office:value="63.6666666666667" calcext:value-type="float">
            <text:p>63,6666666666667</text:p>
          </table:table-cell>
          <table:table-cell table:formula="of:=[.D46]-[.C46]" office:value-type="float" office:value="39.9167065391084" calcext:value-type="float">
            <text:p>39,9167065391084</text:p>
          </table:table-cell>
          <table:table-cell table:formula="of:=[.D46]-[.D34]" office:value-type="float" office:value="48.5833333333333" calcext:value-type="float">
            <text:p>48,583333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0" calcext:value-type="float">
            <text:p>70</text:p>
          </table:table-cell>
          <table:table-cell table:formula="of:=COM.MICROSOFT.STDEV.S([.B36:.B47])" office:value-type="float" office:value="23.275035396907" calcext:value-type="float">
            <text:p>23,275035396907</text:p>
          </table:table-cell>
          <table:table-cell table:formula="of:=AVERAGE([.B36:.B47])" office:value-type="float" office:value="65.5" calcext:value-type="float">
            <text:p>65,5</text:p>
          </table:table-cell>
          <table:table-cell table:formula="of:=[.D47]-[.C47]" office:value-type="float" office:value="42.224964603093" calcext:value-type="float">
            <text:p>42,224964603093</text:p>
          </table:table-cell>
          <table:table-cell table:formula="of:=[.D47]-[.D35]" office:value-type="float" office:value="46.5" calcext:value-type="float">
            <text:p>46,5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87" calcext:value-type="float">
            <text:p>87</text:p>
          </table:table-cell>
          <table:table-cell table:formula="of:=COM.MICROSOFT.STDEV.S([.B37:.B48])" office:value-type="float" office:value="18.2424745796144" calcext:value-type="float">
            <text:p>18,2424745796144</text:p>
          </table:table-cell>
          <table:table-cell table:formula="of:=AVERAGE([.B37:.B48])" office:value-type="float" office:value="71.3333333333333" calcext:value-type="float">
            <text:p>71,3333333333333</text:p>
          </table:table-cell>
          <table:table-cell table:formula="of:=[.D48]-[.C48]" office:value-type="float" office:value="53.0908587537189" calcext:value-type="float">
            <text:p>53,0908587537189</text:p>
          </table:table-cell>
          <table:table-cell table:formula="of:=[.D48]-[.D36]" office:value-type="float" office:value="51.0833333333333" calcext:value-type="float">
            <text:p>51,0833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8" calcext:value-type="float">
            <text:p>98</text:p>
          </table:table-cell>
          <table:table-cell table:formula="of:=COM.MICROSOFT.STDEV.S([.B38:.B49])" office:value-type="float" office:value="14.68120835585" calcext:value-type="float">
            <text:p>14,68120835585</text:p>
          </table:table-cell>
          <table:table-cell table:formula="of:=AVERAGE([.B38:.B49])" office:value-type="float" office:value="76.9166666666667" calcext:value-type="float">
            <text:p>76,9166666666667</text:p>
          </table:table-cell>
          <table:table-cell table:formula="of:=[.D49]-[.C49]" office:value-type="float" office:value="62.2354583108167" calcext:value-type="float">
            <text:p>62,2354583108167</text:p>
          </table:table-cell>
          <table:table-cell table:formula="of:=[.D49]-[.D37]" office:value-type="float" office:value="54.1666666666667" calcext:value-type="float">
            <text:p>54,1666666666667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14" calcext:value-type="float">
            <text:p>114</text:p>
          </table:table-cell>
          <table:table-cell table:formula="of:=COM.MICROSOFT.STDEV.S([.B39:.B50])" office:value-type="float" office:value="16.9839496423696" calcext:value-type="float">
            <text:p>16,9839496423696</text:p>
          </table:table-cell>
          <table:table-cell table:formula="of:=AVERAGE([.B39:.B50])" office:value-type="float" office:value="81.5" calcext:value-type="float">
            <text:p>81,5</text:p>
          </table:table-cell>
          <table:table-cell table:formula="of:=[.D50]-[.C50]" office:value-type="float" office:value="64.5160503576304" calcext:value-type="float">
            <text:p>64,5160503576304</text:p>
          </table:table-cell>
          <table:table-cell table:formula="of:=[.D50]-[.D38]"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40:.B51])" office:value-type="float" office:value="15.9078787416992" calcext:value-type="float">
            <text:p>15,9078787416992</text:p>
          </table:table-cell>
          <table:table-cell table:formula="of:=AVERAGE([.B40:.B51])" office:value-type="float" office:value="82.8333333333333" calcext:value-type="float">
            <text:p>82,8333333333333</text:p>
          </table:table-cell>
          <table:table-cell table:formula="of:=[.D51]-[.C51]" office:value-type="float" office:value="66.9254545916341" calcext:value-type="float">
            <text:p>66,9254545916341</text:p>
          </table:table-cell>
          <table:table-cell table:formula="of:=[.D51]-[.D39]" office:value-type="float" office:value="50.5" calcext:value-type="float">
            <text:p>50,5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5" calcext:value-type="float">
            <text:p>85</text:p>
          </table:table-cell>
          <table:table-cell table:formula="of:=COM.MICROSOFT.STDEV.S([.B41:.B52])" office:value-type="float" office:value="15.3020101670178" calcext:value-type="float">
            <text:p>15,3020101670178</text:p>
          </table:table-cell>
          <table:table-cell table:formula="of:=AVERAGE([.B41:.B52])" office:value-type="float" office:value="84.1666666666667" calcext:value-type="float">
            <text:p>84,1666666666667</text:p>
          </table:table-cell>
          <table:table-cell table:formula="of:=[.D52]-[.C52]" office:value-type="float" office:value="68.8646564996489" calcext:value-type="float">
            <text:p>68,8646564996489</text:p>
          </table:table-cell>
          <table:table-cell table:formula="of:=[.D52]-[.D40]" office:value-type="float" office:value="47.1666666666667" calcext:value-type="float">
            <text:p>47,16666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18" calcext:value-type="float">
            <text:p>118</text:p>
          </table:table-cell>
          <table:table-cell table:formula="of:=COM.MICROSOFT.STDEV.S([.B42:.B53])" office:value-type="float" office:value="17.3929627009073" calcext:value-type="float">
            <text:p>17,3929627009073</text:p>
          </table:table-cell>
          <table:table-cell table:formula="of:=AVERAGE([.B42:.B53])" office:value-type="float" office:value="88.1666666666667" calcext:value-type="float">
            <text:p>88,1666666666667</text:p>
          </table:table-cell>
          <table:table-cell table:formula="of:=[.D53]-[.C53]" office:value-type="float" office:value="70.7737039657594" calcext:value-type="float">
            <text:p>70,7737039657594</text:p>
          </table:table-cell>
          <table:table-cell table:formula="of:=[.D53]-[.D41]" office:value-type="float" office:value="46.5833333333333" calcext:value-type="float">
            <text:p>46,58333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05" calcext:value-type="float">
            <text:p>105</text:p>
          </table:table-cell>
          <table:table-cell table:formula="of:=COM.MICROSOFT.STDEV.S([.B43:.B54])" office:value-type="float" office:value="14.2283860538351" calcext:value-type="float">
            <text:p>14,2283860538351</text:p>
          </table:table-cell>
          <table:table-cell table:formula="of:=AVERAGE([.B43:.B54])" office:value-type="float" office:value="92.4166666666667" calcext:value-type="float">
            <text:p>92,4166666666667</text:p>
          </table:table-cell>
          <table:table-cell table:formula="of:=[.D54]-[.C54]" office:value-type="float" office:value="78.1882806128315" calcext:value-type="float">
            <text:p>78,1882806128315</text:p>
          </table:table-cell>
          <table:table-cell table:formula="of:=[.D54]-[.D42]" office:value-type="float" office:value="48.9166666666667" calcext:value-type="float">
            <text:p>48,9166666666667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18" calcext:value-type="float">
            <text:p>118</text:p>
          </table:table-cell>
          <table:table-cell table:formula="of:=COM.MICROSOFT.STDEV.S([.B44:.B55])" office:value-type="float" office:value="15.5648691454555" calcext:value-type="float">
            <text:p>15,5648691454555</text:p>
          </table:table-cell>
          <table:table-cell table:formula="of:=AVERAGE([.B44:.B55])" office:value-type="float" office:value="95.4166666666667" calcext:value-type="float">
            <text:p>95,4166666666667</text:p>
          </table:table-cell>
          <table:table-cell table:formula="of:=[.D55]-[.C55]" office:value-type="float" office:value="79.8517975212112" calcext:value-type="float">
            <text:p>79,8517975212112</text:p>
          </table:table-cell>
          <table:table-cell table:formula="of:=[.D55]-[.D43]" office:value-type="float" office:value="46.6666666666667" calcext:value-type="float">
            <text:p>46,66666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45:.B56])" office:value-type="float" office:value="15.8171368515866" calcext:value-type="float">
            <text:p>15,8171368515866</text:p>
          </table:table-cell>
          <table:table-cell table:formula="of:=AVERAGE([.B45:.B56])" office:value-type="float" office:value="97" calcext:value-type="float">
            <text:p>97</text:p>
          </table:table-cell>
          <table:table-cell table:formula="of:=[.D56]-[.C56]" office:value-type="float" office:value="81.1828631484134" calcext:value-type="float">
            <text:p>81,1828631484134</text:p>
          </table:table-cell>
          <table:table-cell table:formula="of:=[.D56]-[.D44]" office:value-type="float" office:value="43.1666666666667" calcext:value-type="float">
            <text:p>43,1666666666667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5" calcext:value-type="float">
            <text:p>115</text:p>
          </table:table-cell>
          <table:table-cell table:formula="of:=COM.MICROSOFT.STDEV.S([.B46:.B57])" office:value-type="float" office:value="16.4924225024706" calcext:value-type="float">
            <text:p>16,4924225024706</text:p>
          </table:table-cell>
          <table:table-cell table:formula="of:=AVERAGE([.B46:.B57])" office:value-type="float" office:value="99" calcext:value-type="float">
            <text:p>99</text:p>
          </table:table-cell>
          <table:table-cell table:formula="of:=[.D57]-[.C57]" office:value-type="float" office:value="82.5075774975294" calcext:value-type="float">
            <text:p>82,5075774975294</text:p>
          </table:table-cell>
          <table:table-cell table:formula="of:=[.D57]-[.D45]" office:value-type="float" office:value="40.25" calcext:value-type="float">
            <text:p>40,25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27" calcext:value-type="float">
            <text:p>127</text:p>
          </table:table-cell>
          <table:table-cell table:formula="of:=COM.MICROSOFT.STDEV.S([.B47:.B58])" office:value-type="float" office:value="18.1531782007416" calcext:value-type="float">
            <text:p>18,1531782007416</text:p>
          </table:table-cell>
          <table:table-cell table:formula="of:=AVERAGE([.B47:.B58])" office:value-type="float" office:value="101.916666666667" calcext:value-type="float">
            <text:p>101,916666666667</text:p>
          </table:table-cell>
          <table:table-cell table:formula="of:=[.D58]-[.C58]" office:value-type="float" office:value="83.7634884659251" calcext:value-type="float">
            <text:p>83,7634884659251</text:p>
          </table:table-cell>
          <table:table-cell table:formula="of:=[.D58]-[.D46]" office:value-type="float" office:value="38.25" calcext:value-type="float">
            <text:p>38,25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89" calcext:value-type="float">
            <text:p>89</text:p>
          </table:table-cell>
          <table:table-cell table:formula="of:=COM.MICROSOFT.STDEV.S([.B48:.B59])" office:value-type="float" office:value="15.7912518934895" calcext:value-type="float">
            <text:p>15,7912518934895</text:p>
          </table:table-cell>
          <table:table-cell table:formula="of:=AVERAGE([.B48:.B59])" office:value-type="float" office:value="103.5" calcext:value-type="float">
            <text:p>103,5</text:p>
          </table:table-cell>
          <table:table-cell table:formula="of:=[.D59]-[.C59]" office:value-type="float" office:value="87.7087481065105" calcext:value-type="float">
            <text:p>87,7087481065105</text:p>
          </table:table-cell>
          <table:table-cell table:formula="of:=[.D59]-[.D47]"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6" calcext:value-type="float">
            <text:p>106</text:p>
          </table:table-cell>
          <table:table-cell table:formula="of:=COM.MICROSOFT.STDEV.S([.B49:.B60])" office:value-type="float" office:value="14.914656204451" calcext:value-type="float">
            <text:p>14,914656204451</text:p>
          </table:table-cell>
          <table:table-cell table:formula="of:=AVERAGE([.B49:.B60])" office:value-type="float" office:value="105.083333333333" calcext:value-type="float">
            <text:p>105,083333333333</text:p>
          </table:table-cell>
          <table:table-cell table:formula="of:=[.D60]-[.C60]" office:value-type="float" office:value="90.1686771288823" calcext:value-type="float">
            <text:p>90,1686771288823</text:p>
          </table:table-cell>
          <table:table-cell table:formula="of:=[.D60]-[.D48]" office:value-type="float" office:value="33.75" calcext:value-type="float">
            <text:p>33,7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31" calcext:value-type="float">
            <text:p>131</text:p>
          </table:table-cell>
          <table:table-cell table:formula="of:=COM.MICROSOFT.STDEV.S([.B50:.B61])" office:value-type="float" office:value="16.4528711687951" calcext:value-type="float">
            <text:p>16,4528711687951</text:p>
          </table:table-cell>
          <table:table-cell table:formula="of:=AVERAGE([.B50:.B61])" office:value-type="float" office:value="107.833333333333" calcext:value-type="float">
            <text:p>107,833333333333</text:p>
          </table:table-cell>
          <table:table-cell table:formula="of:=[.D61]-[.C61]" office:value-type="float" office:value="91.3804621645382" calcext:value-type="float">
            <text:p>91,3804621645382</text:p>
          </table:table-cell>
          <table:table-cell table:formula="of:=[.D61]-[.D49]" office:value-type="float" office:value="30.9166666666667" calcext:value-type="float">
            <text:p>30,91666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48" calcext:value-type="float">
            <text:p>148</text:p>
          </table:table-cell>
          <table:table-cell table:formula="of:=COM.MICROSOFT.STDEV.S([.B51:.B62])" office:value-type="float" office:value="20.1283758696899" calcext:value-type="float">
            <text:p>20,1283758696899</text:p>
          </table:table-cell>
          <table:table-cell table:formula="of:=AVERAGE([.B51:.B62])" office:value-type="float" office:value="110.666666666667" calcext:value-type="float">
            <text:p>110,666666666667</text:p>
          </table:table-cell>
          <table:table-cell table:formula="of:=[.D62]-[.C62]" office:value-type="float" office:value="90.5382907969767" calcext:value-type="float">
            <text:p>90,5382907969767</text:p>
          </table:table-cell>
          <table:table-cell table:formula="of:=[.D62]-[.D50]" office:value-type="float" office:value="29.1666666666667" calcext:value-type="float">
            <text:p>29,16666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10" calcext:value-type="float">
            <text:p>210</text:p>
          </table:table-cell>
          <table:table-cell table:formula="of:=COM.MICROSOFT.STDEV.S([.B52:.B63])" office:value-type="float" office:value="32.7589913634641" calcext:value-type="float">
            <text:p>32,7589913634641</text:p>
          </table:table-cell>
          <table:table-cell table:formula="of:=AVERAGE([.B52:.B63])" office:value-type="float" office:value="121.666666666667" calcext:value-type="float">
            <text:p>121,666666666667</text:p>
          </table:table-cell>
          <table:table-cell table:formula="of:=[.D63]-[.C63]" office:value-type="float" office:value="88.9076753032026" calcext:value-type="float">
            <text:p>88,9076753032026</text:p>
          </table:table-cell>
          <table:table-cell table:formula="of:=[.D63]-[.D51]" office:value-type="float" office:value="38.8333333333333" calcext:value-type="float">
            <text:p>38,8333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9" calcext:value-type="float">
            <text:p>139</text:p>
          </table:table-cell>
          <table:table-cell table:formula="of:=COM.MICROSOFT.STDEV.S([.B53:.B64])" office:value-type="float" office:value="30.9216997455107" calcext:value-type="float">
            <text:p>30,9216997455107</text:p>
          </table:table-cell>
          <table:table-cell table:formula="of:=AVERAGE([.B53:.B64])" office:value-type="float" office:value="126.166666666667" calcext:value-type="float">
            <text:p>126,166666666667</text:p>
          </table:table-cell>
          <table:table-cell table:formula="of:=[.D64]-[.C64]" office:value-type="float" office:value="95.244966921156" calcext:value-type="float">
            <text:p>95,244966921156</text:p>
          </table:table-cell>
          <table:table-cell table:formula="of:=[.D64]-[.D52]"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7" calcext:value-type="float">
            <text:p>137</text:p>
          </table:table-cell>
          <table:table-cell table:formula="of:=COM.MICROSOFT.STDEV.S([.B54:.B65])" office:value-type="float" office:value="30.9519422213329" calcext:value-type="float">
            <text:p>30,9519422213329</text:p>
          </table:table-cell>
          <table:table-cell table:formula="of:=AVERAGE([.B54:.B65])" office:value-type="float" office:value="127.75" calcext:value-type="float">
            <text:p>127,75</text:p>
          </table:table-cell>
          <table:table-cell table:formula="of:=[.D65]-[.C65]" office:value-type="float" office:value="96.7980577786672" calcext:value-type="float">
            <text:p>96,7980577786672</text:p>
          </table:table-cell>
          <table:table-cell table:formula="of:=[.D65]-[.D53]" office:value-type="float" office:value="39.5833333333333" calcext:value-type="float">
            <text:p>39,58333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72" calcext:value-type="float">
            <text:p>172</text:p>
          </table:table-cell>
          <table:table-cell table:formula="of:=COM.MICROSOFT.STDEV.S([.B55:.B66])" office:value-type="float" office:value="32.4802970579042" calcext:value-type="float">
            <text:p>32,4802970579042</text:p>
          </table:table-cell>
          <table:table-cell table:formula="of:=AVERAGE([.B55:.B66])" office:value-type="float" office:value="133.333333333333" calcext:value-type="float">
            <text:p>133,333333333333</text:p>
          </table:table-cell>
          <table:table-cell table:formula="of:=[.D66]-[.C66]" office:value-type="float" office:value="100.853036275429" calcext:value-type="float">
            <text:p>100,853036275429</text:p>
          </table:table-cell>
          <table:table-cell table:formula="of:=[.D66]-[.D54]" office:value-type="float" office:value="40.9166666666667" calcext:value-type="float">
            <text:p>40,91666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3" calcext:value-type="float">
            <text:p>163</text:p>
          </table:table-cell>
          <table:table-cell table:formula="of:=COM.MICROSOFT.STDEV.S([.B56:.B67])" office:value-type="float" office:value="33.1400837584209" calcext:value-type="float">
            <text:p>33,1400837584209</text:p>
          </table:table-cell>
          <table:table-cell table:formula="of:=AVERAGE([.B56:.B67])" office:value-type="float" office:value="137.083333333333" calcext:value-type="float">
            <text:p>137,083333333333</text:p>
          </table:table-cell>
          <table:table-cell table:formula="of:=[.D67]-[.C67]" office:value-type="float" office:value="103.943249574912" calcext:value-type="float">
            <text:p>103,943249574912</text:p>
          </table:table-cell>
          <table:table-cell table:formula="of:=[.D67]-[.D55]" office:value-type="float" office:value="41.6666666666667" calcext:value-type="float">
            <text:p>41,6666666666667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22" calcext:value-type="float">
            <text:p>122</text:p>
          </table:table-cell>
          <table:table-cell table:formula="of:=COM.MICROSOFT.STDEV.S([.B57:.B68])" office:value-type="float" office:value="32.2578390754586" calcext:value-type="float">
            <text:p>32,2578390754586</text:p>
          </table:table-cell>
          <table:table-cell table:formula="of:=AVERAGE([.B57:.B68])" office:value-type="float" office:value="138.25" calcext:value-type="float">
            <text:p>138,25</text:p>
          </table:table-cell>
          <table:table-cell table:formula="of:=[.D68]-[.C68]" office:value-type="float" office:value="105.992160924541" calcext:value-type="float">
            <text:p>105,992160924541</text:p>
          </table:table-cell>
          <table:table-cell table:formula="of:=[.D68]-[.D56]" office:value-type="float" office:value="41.25" calcext:value-type="float">
            <text:p>41,2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58:.B69])" office:value-type="float" office:value="31.813257194656" calcext:value-type="float">
            <text:p>31,813257194656</text:p>
          </table:table-cell>
          <table:table-cell table:formula="of:=AVERAGE([.B58:.B69])" office:value-type="float" office:value="138.916666666667" calcext:value-type="float">
            <text:p>138,916666666667</text:p>
          </table:table-cell>
          <table:table-cell table:formula="of:=[.D69]-[.C69]" office:value-type="float" office:value="107.103409472011" calcext:value-type="float">
            <text:p>107,103409472011</text:p>
          </table:table-cell>
          <table:table-cell table:formula="of:=[.D69]-[.D57]" office:value-type="float" office:value="39.9166666666667" calcext:value-type="float">
            <text:p>39,91666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13" calcext:value-type="float">
            <text:p>113</text:p>
          </table:table-cell>
          <table:table-cell table:formula="of:=COM.MICROSOFT.STDEV.S([.B59:.B70])" office:value-type="float" office:value="32.5384388070479" calcext:value-type="float">
            <text:p>32,5384388070479</text:p>
          </table:table-cell>
          <table:table-cell table:formula="of:=AVERAGE([.B59:.B70])" office:value-type="float" office:value="137.75" calcext:value-type="float">
            <text:p>137,75</text:p>
          </table:table-cell>
          <table:table-cell table:formula="of:=[.D70]-[.C70]" office:value-type="float" office:value="105.211561192952" calcext:value-type="float">
            <text:p>105,211561192952</text:p>
          </table:table-cell>
          <table:table-cell table:formula="of:=[.D70]-[.D58]" office:value-type="float" office:value="35.8333333333333" calcext:value-type="float">
            <text:p>35,83333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40" calcext:value-type="float">
            <text:p>140</text:p>
          </table:table-cell>
          <table:table-cell table:formula="of:=COM.MICROSOFT.STDEV.S([.B60:.B71])" office:value-type="float" office:value="28.6958977112504" calcext:value-type="float">
            <text:p>28,6958977112504</text:p>
          </table:table-cell>
          <table:table-cell table:formula="of:=AVERAGE([.B60:.B71])" office:value-type="float" office:value="142" calcext:value-type="float">
            <text:p>142</text:p>
          </table:table-cell>
          <table:table-cell table:formula="of:=[.D71]-[.C71]" office:value-type="float" office:value="113.30410228875" calcext:value-type="float">
            <text:p>113,30410228875</text:p>
          </table:table-cell>
          <table:table-cell table:formula="of:=[.D71]-[.D59]" office:value-type="float" office:value="38.5" calcext:value-type="float">
            <text:p>38,5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0" calcext:value-type="float">
            <text:p>250</text:p>
          </table:table-cell>
          <table:table-cell table:formula="of:=COM.MICROSOFT.STDEV.S([.B61:.B72])" office:value-type="float" office:value="40.1112090432225" calcext:value-type="float">
            <text:p>40,1112090432225</text:p>
          </table:table-cell>
          <table:table-cell table:formula="of:=AVERAGE([.B61:.B72])" office:value-type="float" office:value="154" calcext:value-type="float">
            <text:p>154</text:p>
          </table:table-cell>
          <table:table-cell table:formula="of:=[.D72]-[.C72]" office:value-type="float" office:value="113.888790956778" calcext:value-type="float">
            <text:p>113,888790956778</text:p>
          </table:table-cell>
          <table:table-cell table:formula="of:=[.D72]-[.D60]" office:value-type="float" office:value="48.9166666666667" calcext:value-type="float">
            <text:p>48,916666666666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62" calcext:value-type="float">
            <text:p>162</text:p>
          </table:table-cell>
          <table:table-cell table:formula="of:=COM.MICROSOFT.STDEV.S([.B62:.B73])" office:value-type="float" office:value="39.4886826901843" calcext:value-type="float">
            <text:p>39,4886826901843</text:p>
          </table:table-cell>
          <table:table-cell table:formula="of:=AVERAGE([.B62:.B73])" office:value-type="float" office:value="156.583333333333" calcext:value-type="float">
            <text:p>156,583333333333</text:p>
          </table:table-cell>
          <table:table-cell table:formula="of:=[.D73]-[.C73]" office:value-type="float" office:value="117.094650643149" calcext:value-type="float">
            <text:p>117,094650643149</text:p>
          </table:table-cell>
          <table:table-cell table:formula="of:=[.D73]-[.D61]" office:value-type="float" office:value="48.75" calcext:value-type="float">
            <text:p>48,75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5" calcext:value-type="float">
            <text:p>105</text:p>
          </table:table-cell>
          <table:table-cell table:formula="of:=COM.MICROSOFT.STDEV.S([.B63:.B74])" office:value-type="float" office:value="42.1965099806306" calcext:value-type="float">
            <text:p>42,1965099806306</text:p>
          </table:table-cell>
          <table:table-cell table:formula="of:=AVERAGE([.B63:.B74])" office:value-type="float" office:value="153" calcext:value-type="float">
            <text:p>153</text:p>
          </table:table-cell>
          <table:table-cell table:formula="of:=[.D74]-[.C74]" office:value-type="float" office:value="110.803490019369" calcext:value-type="float">
            <text:p>110,803490019369</text:p>
          </table:table-cell>
          <table:table-cell table:formula="of:=[.D74]-[.D62]" office:value-type="float" office:value="42.3333333333333" calcext:value-type="float">
            <text:p>42,33333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51" calcext:value-type="float">
            <text:p>151</text:p>
          </table:table-cell>
          <table:table-cell table:formula="of:=COM.MICROSOFT.STDEV.S([.B64:.B75])" office:value-type="float" office:value="38.19913928905" calcext:value-type="float">
            <text:p>38,19913928905</text:p>
          </table:table-cell>
          <table:table-cell table:formula="of:=AVERAGE([.B64:.B75])" office:value-type="float" office:value="148.083333333333" calcext:value-type="float">
            <text:p>148,083333333333</text:p>
          </table:table-cell>
          <table:table-cell table:formula="of:=[.D75]-[.C75]" office:value-type="float" office:value="109.884194044283" calcext:value-type="float">
            <text:p>109,884194044283</text:p>
          </table:table-cell>
          <table:table-cell table:formula="of:=[.D75]-[.D63]" office:value-type="float" office:value="26.4166666666667" calcext:value-type="float">
            <text:p>26,4166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9" calcext:value-type="float">
            <text:p>119</text:p>
          </table:table-cell>
          <table:table-cell table:formula="of:=COM.MICROSOFT.STDEV.S([.B65:.B76])" office:value-type="float" office:value="39.0581346045594" calcext:value-type="float">
            <text:p>39,0581346045594</text:p>
          </table:table-cell>
          <table:table-cell table:formula="of:=AVERAGE([.B65:.B76])" office:value-type="float" office:value="146.416666666667" calcext:value-type="float">
            <text:p>146,416666666667</text:p>
          </table:table-cell>
          <table:table-cell table:formula="of:=[.D76]-[.C76]" office:value-type="float" office:value="107.358532062107" calcext:value-type="float">
            <text:p>107,358532062107</text:p>
          </table:table-cell>
          <table:table-cell table:formula="of:=[.D76]-[.D64]" office:value-type="float" office:value="20.25" calcext:value-type="float">
            <text:p>20,2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5" calcext:value-type="float">
            <text:p>155</text:p>
          </table:table-cell>
          <table:table-cell table:formula="of:=COM.MICROSOFT.STDEV.S([.B66:.B77])" office:value-type="float" office:value="39.0092257930056" calcext:value-type="float">
            <text:p>39,0092257930056</text:p>
          </table:table-cell>
          <table:table-cell table:formula="of:=AVERAGE([.B66:.B77])" office:value-type="float" office:value="147.916666666667" calcext:value-type="float">
            <text:p>147,916666666667</text:p>
          </table:table-cell>
          <table:table-cell table:formula="of:=[.D77]-[.C77]" office:value-type="float" office:value="108.907440873661" calcext:value-type="float">
            <text:p>108,907440873661</text:p>
          </table:table-cell>
          <table:table-cell table:formula="of:=[.D77]-[.D65]" office:value-type="float" office:value="20.1666666666667" calcext:value-type="float">
            <text:p>20,1666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1" calcext:value-type="float">
            <text:p>161</text:p>
          </table:table-cell>
          <table:table-cell table:formula="of:=COM.MICROSOFT.STDEV.S([.B67:.B78])" office:value-type="float" office:value="38.5180005145174" calcext:value-type="float">
            <text:p>38,5180005145174</text:p>
          </table:table-cell>
          <table:table-cell table:formula="of:=AVERAGE([.B67:.B78])" office:value-type="float" office:value="147" calcext:value-type="float">
            <text:p>147</text:p>
          </table:table-cell>
          <table:table-cell table:formula="of:=[.D78]-[.C78]" office:value-type="float" office:value="108.481999485483" calcext:value-type="float">
            <text:p>108,481999485483</text:p>
          </table:table-cell>
          <table:table-cell table:formula="of:=[.D78]-[.D66]" office:value-type="float" office:value="13.6666666666667" calcext:value-type="float">
            <text:p>13,6666666666667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42" calcext:value-type="float">
            <text:p>142</text:p>
          </table:table-cell>
          <table:table-cell table:formula="of:=COM.MICROSOFT.STDEV.S([.B68:.B79])" office:value-type="float" office:value="38.20072583794" calcext:value-type="float">
            <text:p>38,20072583794</text:p>
          </table:table-cell>
          <table:table-cell table:formula="of:=AVERAGE([.B68:.B79])" office:value-type="float" office:value="145.25" calcext:value-type="float">
            <text:p>145,25</text:p>
          </table:table-cell>
          <table:table-cell table:formula="of:=[.D79]-[.C79]" office:value-type="float" office:value="107.04927416206" calcext:value-type="float">
            <text:p>107,04927416206</text:p>
          </table:table-cell>
          <table:table-cell table:formula="of:=[.D79]-[.D67]" office:value-type="float" office:value="8.16666666666669" calcext:value-type="float">
            <text:p>8,16666666666669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5" calcext:value-type="float">
            <text:p>145</text:p>
          </table:table-cell>
          <table:table-cell table:formula="of:=COM.MICROSOFT.STDEV.S([.B69:.B80])" office:value-type="float" office:value="37.4986868456952" calcext:value-type="float">
            <text:p>37,4986868456952</text:p>
          </table:table-cell>
          <table:table-cell table:formula="of:=AVERAGE([.B69:.B80])" office:value-type="float" office:value="147.166666666667" calcext:value-type="float">
            <text:p>147,166666666667</text:p>
          </table:table-cell>
          <table:table-cell table:formula="of:=[.D80]-[.C80]" office:value-type="float" office:value="109.667979820971" calcext:value-type="float">
            <text:p>109,667979820971</text:p>
          </table:table-cell>
          <table:table-cell table:formula="of:=[.D80]-[.D68]" office:value-type="float" office:value="8.91666666666666" calcext:value-type="float">
            <text:p>8,91666666666666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8" calcext:value-type="float">
            <text:p>148</text:p>
          </table:table-cell>
          <table:table-cell table:formula="of:=COM.MICROSOFT.STDEV.S([.B70:.B81])" office:value-type="float" office:value="36.7203807664948" calcext:value-type="float">
            <text:p>36,7203807664948</text:p>
          </table:table-cell>
          <table:table-cell table:formula="of:=AVERAGE([.B70:.B81])" office:value-type="float" office:value="149.25" calcext:value-type="float">
            <text:p>149,25</text:p>
          </table:table-cell>
          <table:table-cell table:formula="of:=[.D81]-[.C81]" office:value-type="float" office:value="112.529619233505" calcext:value-type="float">
            <text:p>112,529619233505</text:p>
          </table:table-cell>
          <table:table-cell table:formula="of:=[.D81]-[.D69]" office:value-type="float" office:value="10.3333333333333" calcext:value-type="float">
            <text:p>10,33333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37" calcext:value-type="float">
            <text:p>137</text:p>
          </table:table-cell>
          <table:table-cell table:formula="of:=COM.MICROSOFT.STDEV.S([.B71:.B82])" office:value-type="float" office:value="35.1881307468093" calcext:value-type="float">
            <text:p>35,1881307468093</text:p>
          </table:table-cell>
          <table:table-cell table:formula="of:=AVERAGE([.B71:.B82])" office:value-type="float" office:value="151.25" calcext:value-type="float">
            <text:p>151,25</text:p>
          </table:table-cell>
          <table:table-cell table:formula="of:=[.D82]-[.C82]" office:value-type="float" office:value="116.061869253191" calcext:value-type="float">
            <text:p>116,061869253191</text:p>
          </table:table-cell>
          <table:table-cell table:formula="of:=[.D82]-[.D70]" office:value-type="float" office:value="13.5" calcext:value-type="float">
            <text:p>13,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15" calcext:value-type="float">
            <text:p>115</text:p>
          </table:table-cell>
          <table:table-cell table:formula="of:=COM.MICROSOFT.STDEV.S([.B72:.B83])" office:value-type="float" office:value="36.6254589380699" calcext:value-type="float">
            <text:p>36,6254589380699</text:p>
          </table:table-cell>
          <table:table-cell table:formula="of:=AVERAGE([.B72:.B83])" office:value-type="float" office:value="149.166666666667" calcext:value-type="float">
            <text:p>149,166666666667</text:p>
          </table:table-cell>
          <table:table-cell table:formula="of:=[.D83]-[.C83]" office:value-type="float" office:value="112.541207728597" calcext:value-type="float">
            <text:p>112,541207728597</text:p>
          </table:table-cell>
          <table:table-cell table:formula="of:=[.D83]-[.D71]" office:value-type="float" office:value="7.16666666666666" calcext:value-type="float">
            <text:p>7,16666666666666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00" calcext:value-type="float">
            <text:p>100</text:p>
          </table:table-cell>
          <table:table-cell table:formula="of:=COM.MICROSOFT.STDEV.S([.B73:.B84])" office:value-type="float" office:value="21.5968572348905" calcext:value-type="float">
            <text:p>21,5968572348905</text:p>
          </table:table-cell>
          <table:table-cell table:formula="of:=AVERAGE([.B73:.B84])" office:value-type="float" office:value="136.666666666667" calcext:value-type="float">
            <text:p>136,666666666667</text:p>
          </table:table-cell>
          <table:table-cell table:formula="of:=[.D84]-[.C84]" office:value-type="float" office:value="115.069809431776" calcext:value-type="float">
            <text:p>115,069809431776</text:p>
          </table:table-cell>
          <table:table-cell table:formula="of:=[.D84]-[.D72]" office:value-type="float" office:value="-17.3333333333333" calcext:value-type="float">
            <text:p>-17,3333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36" calcext:value-type="float">
            <text:p>136</text:p>
          </table:table-cell>
          <table:table-cell table:formula="of:=COM.MICROSOFT.STDEV.S([.B74:.B85])" office:value-type="float" office:value="20.0748598998847" calcext:value-type="float">
            <text:p>20,0748598998847</text:p>
          </table:table-cell>
          <table:table-cell table:formula="of:=AVERAGE([.B74:.B85])" office:value-type="float" office:value="134.5" calcext:value-type="float">
            <text:p>134,5</text:p>
          </table:table-cell>
          <table:table-cell table:formula="of:=[.D85]-[.C85]" office:value-type="float" office:value="114.425140100115" calcext:value-type="float">
            <text:p>114,425140100115</text:p>
          </table:table-cell>
          <table:table-cell table:formula="of:=[.D85]-[.D73]" office:value-type="float" office:value="-22.0833333333333" calcext:value-type="float">
            <text:p>-22,083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23" calcext:value-type="float">
            <text:p>223</text:p>
          </table:table-cell>
          <table:table-cell table:formula="of:=COM.MICROSOFT.STDEV.S([.B75:.B86])" office:value-type="float" office:value="30.5028562994393" calcext:value-type="float">
            <text:p>30,5028562994393</text:p>
          </table:table-cell>
          <table:table-cell table:formula="of:=AVERAGE([.B75:.B86])" office:value-type="float" office:value="144.333333333333" calcext:value-type="float">
            <text:p>144,333333333333</text:p>
          </table:table-cell>
          <table:table-cell table:formula="of:=[.D86]-[.C86]" office:value-type="float" office:value="113.830477033894" calcext:value-type="float">
            <text:p>113,830477033894</text:p>
          </table:table-cell>
          <table:table-cell table:formula="of:=[.D86]-[.D74]" office:value-type="float" office:value="-8.66666666666669" calcext:value-type="float">
            <text:p>-8,66666666666669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59" calcext:value-type="float">
            <text:p>259</text:p>
          </table:table-cell>
          <table:table-cell table:formula="of:=COM.MICROSOFT.STDEV.S([.B76:.B87])" office:value-type="float" office:value="45.0924975282289" calcext:value-type="float">
            <text:p>45,0924975282289</text:p>
          </table:table-cell>
          <table:table-cell table:formula="of:=AVERAGE([.B76:.B87])" office:value-type="float" office:value="153.333333333333" calcext:value-type="float">
            <text:p>153,333333333333</text:p>
          </table:table-cell>
          <table:table-cell table:formula="of:=[.D87]-[.C87]" office:value-type="float" office:value="108.240835805104" calcext:value-type="float">
            <text:p>108,240835805104</text:p>
          </table:table-cell>
          <table:table-cell table:formula="of:=[.D87]-[.D75]" office:value-type="float" office:value="5.25" calcext:value-type="float">
            <text:p>5,25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71" calcext:value-type="float">
            <text:p>171</text:p>
          </table:table-cell>
          <table:table-cell table:formula="of:=COM.MICROSOFT.STDEV.S([.B77:.B88])" office:value-type="float" office:value="43.97795591044" calcext:value-type="float">
            <text:p>43,97795591044</text:p>
          </table:table-cell>
          <table:table-cell table:formula="of:=AVERAGE([.B77:.B88])" office:value-type="float" office:value="157.666666666667" calcext:value-type="float">
            <text:p>157,666666666667</text:p>
          </table:table-cell>
          <table:table-cell table:formula="of:=[.D88]-[.C88]" office:value-type="float" office:value="113.688710756227" calcext:value-type="float">
            <text:p>113,688710756227</text:p>
          </table:table-cell>
          <table:table-cell table:formula="of:=[.D88]-[.D76]" office:value-type="float" office:value="11.25" calcext:value-type="float">
            <text:p>11,25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7" calcext:value-type="float">
            <text:p>117</text:p>
          </table:table-cell>
          <table:table-cell table:formula="of:=COM.MICROSOFT.STDEV.S([.B78:.B89])" office:value-type="float" office:value="45.5282130312423" calcext:value-type="float">
            <text:p>45,5282130312423</text:p>
          </table:table-cell>
          <table:table-cell table:formula="of:=AVERAGE([.B78:.B89])" office:value-type="float" office:value="154.5" calcext:value-type="float">
            <text:p>154,5</text:p>
          </table:table-cell>
          <table:table-cell table:formula="of:=[.D89]-[.C89]" office:value-type="float" office:value="108.971786968758" calcext:value-type="float">
            <text:p>108,971786968758</text:p>
          </table:table-cell>
          <table:table-cell table:formula="of:=[.D89]-[.D77]" office:value-type="float" office:value="6.58333333333334" calcext:value-type="float">
            <text:p>6,58333333333334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09" calcext:value-type="float">
            <text:p>109</text:p>
          </table:table-cell>
          <table:table-cell table:formula="of:=COM.MICROSOFT.STDEV.S([.B79:.B90])" office:value-type="float" office:value="47.2937307652607" calcext:value-type="float">
            <text:p>47,2937307652607</text:p>
          </table:table-cell>
          <table:table-cell table:formula="of:=AVERAGE([.B79:.B90])" office:value-type="float" office:value="150.166666666667" calcext:value-type="float">
            <text:p>150,166666666667</text:p>
          </table:table-cell>
          <table:table-cell table:formula="of:=[.D90]-[.C90]" office:value-type="float" office:value="102.872935901406" calcext:value-type="float">
            <text:p>102,872935901406</text:p>
          </table:table-cell>
          <table:table-cell table:formula="of:=[.D90]-[.D78]" office:value-type="float" office:value="3.16666666666666" calcext:value-type="float">
            <text:p>3,16666666666666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98" calcext:value-type="float">
            <text:p>98</text:p>
          </table:table-cell>
          <table:table-cell table:formula="of:=COM.MICROSOFT.STDEV.S([.B80:.B91])" office:value-type="float" office:value="49.6322842146484" calcext:value-type="float">
            <text:p>49,6322842146484</text:p>
          </table:table-cell>
          <table:table-cell table:formula="of:=AVERAGE([.B80:.B91])" office:value-type="float" office:value="146.5" calcext:value-type="float">
            <text:p>146,5</text:p>
          </table:table-cell>
          <table:table-cell table:formula="of:=[.D91]-[.C91]" office:value-type="float" office:value="96.8677157853516" calcext:value-type="float">
            <text:p>96,8677157853516</text:p>
          </table:table-cell>
          <table:table-cell table:formula="of:=[.D91]-[.D79]" office:value-type="float" office:value="1.25" calcext:value-type="float">
            <text:p>1,25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07" calcext:value-type="float">
            <text:p>107</text:p>
          </table:table-cell>
          <table:table-cell table:formula="of:=COM.MICROSOFT.STDEV.S([.B81:.B92])" office:value-type="float" office:value="50.9319212877406" calcext:value-type="float">
            <text:p>50,9319212877406</text:p>
          </table:table-cell>
          <table:table-cell table:formula="of:=AVERAGE([.B81:.B92])" office:value-type="float" office:value="143.333333333333" calcext:value-type="float">
            <text:p>143,333333333333</text:p>
          </table:table-cell>
          <table:table-cell table:formula="of:=[.D92]-[.C92]" office:value-type="float" office:value="92.4014120455927" calcext:value-type="float">
            <text:p>92,4014120455927</text:p>
          </table:table-cell>
          <table:table-cell table:formula="of:=[.D92]-[.D80]" office:value-type="float" office:value="-3.83333333333334" calcext:value-type="float">
            <text:p>-3,83333333333334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87" calcext:value-type="float">
            <text:p>87</text:p>
          </table:table-cell>
          <table:table-cell table:formula="of:=COM.MICROSOFT.STDEV.S([.B82:.B93])" office:value-type="float" office:value="53.4077369267447" calcext:value-type="float">
            <text:p>53,4077369267447</text:p>
          </table:table-cell>
          <table:table-cell table:formula="of:=AVERAGE([.B82:.B93])" office:value-type="float" office:value="138.25" calcext:value-type="float">
            <text:p>138,25</text:p>
          </table:table-cell>
          <table:table-cell table:formula="of:=[.D93]-[.C93]" office:value-type="float" office:value="84.8422630732554" calcext:value-type="float">
            <text:p>84,8422630732554</text:p>
          </table:table-cell>
          <table:table-cell table:formula="of:=[.D93]-[.D81]" office:value-type="float" office:value="-11" calcext:value-type="float">
            <text:p>-11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83" calcext:value-type="float">
            <text:p>83</text:p>
          </table:table-cell>
          <table:table-cell table:formula="of:=COM.MICROSOFT.STDEV.S([.B83:.B94])" office:value-type="float" office:value="55.7463818638402" calcext:value-type="float">
            <text:p>55,7463818638402</text:p>
          </table:table-cell>
          <table:table-cell table:formula="of:=AVERAGE([.B83:.B94])" office:value-type="float" office:value="133.75" calcext:value-type="float">
            <text:p>133,75</text:p>
          </table:table-cell>
          <table:table-cell table:formula="of:=[.D94]-[.C94]" office:value-type="float" office:value="78.0036181361598" calcext:value-type="float">
            <text:p>78,0036181361598</text:p>
          </table:table-cell>
          <table:table-cell table:formula="of:=[.D94]-[.D82]" office:value-type="float" office:value="-17.5" calcext:value-type="float">
            <text:p>-17,5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75" calcext:value-type="float">
            <text:p>75</text:p>
          </table:table-cell>
          <table:table-cell table:formula="of:=COM.MICROSOFT.STDEV.S([.B84:.B95])" office:value-type="float" office:value="58.1150243965023" calcext:value-type="float">
            <text:p>58,1150243965023</text:p>
          </table:table-cell>
          <table:table-cell table:formula="of:=AVERAGE([.B84:.B95])" office:value-type="float" office:value="130.416666666667" calcext:value-type="float">
            <text:p>130,416666666667</text:p>
          </table:table-cell>
          <table:table-cell table:formula="of:=[.D95]-[.C95]" office:value-type="float" office:value="72.3016422701643" calcext:value-type="float">
            <text:p>72,3016422701643</text:p>
          </table:table-cell>
          <table:table-cell table:formula="of:=[.D95]-[.D83]" office:value-type="float" office:value="-18.75" calcext:value-type="float">
            <text:p>-18,7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05" calcext:value-type="float">
            <text:p>105</text:p>
          </table:table-cell>
          <table:table-cell table:formula="of:=COM.MICROSOFT.STDEV.S([.B85:.B96])" office:value-type="float" office:value="57.8946273741172" calcext:value-type="float">
            <text:p>57,8946273741172</text:p>
          </table:table-cell>
          <table:table-cell table:formula="of:=AVERAGE([.B85:.B96])" office:value-type="float" office:value="130.833333333333" calcext:value-type="float">
            <text:p>130,833333333333</text:p>
          </table:table-cell>
          <table:table-cell table:formula="of:=[.D96]-[.C96]" office:value-type="float" office:value="72.9387059592161" calcext:value-type="float">
            <text:p>72,9387059592161</text:p>
          </table:table-cell>
          <table:table-cell table:formula="of:=[.D96]-[.D84]" office:value-type="float" office:value="-5.83333333333334" calcext:value-type="float">
            <text:p>-5,83333333333334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15" calcext:value-type="float">
            <text:p>115</text:p>
          </table:table-cell>
          <table:table-cell table:formula="of:=COM.MICROSOFT.STDEV.S([.B86:.B97])" office:value-type="float" office:value="58.0414559264377" calcext:value-type="float">
            <text:p>58,0414559264377</text:p>
          </table:table-cell>
          <table:table-cell table:formula="of:=AVERAGE([.B86:.B97])" office:value-type="float" office:value="129.083333333333" calcext:value-type="float">
            <text:p>129,083333333333</text:p>
          </table:table-cell>
          <table:table-cell table:formula="of:=[.D97]-[.C97]" office:value-type="float" office:value="71.0418774068957" calcext:value-type="float">
            <text:p>71,0418774068957</text:p>
          </table:table-cell>
          <table:table-cell table:formula="of:=[.D97]-[.D85]" office:value-type="float" office:value="-5.41666666666669" calcext:value-type="float">
            <text:p>-5,41666666666669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5" calcext:value-type="float">
            <text:p>125</text:p>
          </table:table-cell>
          <table:table-cell table:formula="of:=COM.MICROSOFT.STDEV.S([.B87:.B98])" office:value-type="float" office:value="49.9571786330022" calcext:value-type="float">
            <text:p>49,9571786330022</text:p>
          </table:table-cell>
          <table:table-cell table:formula="of:=AVERAGE([.B87:.B98])" office:value-type="float" office:value="120.916666666667" calcext:value-type="float">
            <text:p>120,916666666667</text:p>
          </table:table-cell>
          <table:table-cell table:formula="of:=[.D98]-[.C98]" office:value-type="float" office:value="70.9594880336644" calcext:value-type="float">
            <text:p>70,9594880336644</text:p>
          </table:table-cell>
          <table:table-cell table:formula="of:=[.D98]-[.D86]" office:value-type="float" office:value="-23.4166666666667" calcext:value-type="float">
            <text:p>-23,4166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33" calcext:value-type="float">
            <text:p>133</text:p>
          </table:table-cell>
          <table:table-cell table:formula="of:=COM.MICROSOFT.STDEV.S([.B88:.B99])" office:value-type="float" office:value="25.5999230585965" calcext:value-type="float">
            <text:p>25,5999230585965</text:p>
          </table:table-cell>
          <table:table-cell table:formula="of:=AVERAGE([.B88:.B99])" office:value-type="float" office:value="110.416666666667" calcext:value-type="float">
            <text:p>110,416666666667</text:p>
          </table:table-cell>
          <table:table-cell table:formula="of:=[.D99]-[.C99]" office:value-type="float" office:value="84.8167436080702" calcext:value-type="float">
            <text:p>84,8167436080702</text:p>
          </table:table-cell>
          <table:table-cell table:formula="of:=[.D99]-[.D87]" office:value-type="float" office:value="-42.9166666666667" calcext:value-type="float">
            <text:p>-42,9166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3" calcext:value-type="float">
            <text:p>133</text:p>
          </table:table-cell>
          <table:table-cell table:formula="of:=COM.MICROSOFT.STDEV.S([.B89:.B100])" office:value-type="float" office:value="18.8974505254978" calcext:value-type="float">
            <text:p>18,8974505254978</text:p>
          </table:table-cell>
          <table:table-cell table:formula="of:=AVERAGE([.B89:.B100])" office:value-type="float" office:value="107.25" calcext:value-type="float">
            <text:p>107,25</text:p>
          </table:table-cell>
          <table:table-cell table:formula="of:=[.D100]-[.C100]" office:value-type="float" office:value="88.3525494745022" calcext:value-type="float">
            <text:p>88,3525494745022</text:p>
          </table:table-cell>
          <table:table-cell table:formula="of:=[.D100]-[.D88]" office:value-type="float" office:value="-50.4166666666667" calcext:value-type="float">
            <text:p>-50,4166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5" calcext:value-type="float">
            <text:p>125</text:p>
          </table:table-cell>
          <table:table-cell table:formula="of:=COM.MICROSOFT.STDEV.S([.B90:.B101])" office:value-type="float" office:value="19.4069262862203" calcext:value-type="float">
            <text:p>19,4069262862203</text:p>
          </table:table-cell>
          <table:table-cell table:formula="of:=AVERAGE([.B90:.B101])" office:value-type="float" office:value="107.916666666667" calcext:value-type="float">
            <text:p>107,916666666667</text:p>
          </table:table-cell>
          <table:table-cell table:formula="of:=[.D101]-[.C101]" office:value-type="float" office:value="88.5097403804464" calcext:value-type="float">
            <text:p>88,5097403804464</text:p>
          </table:table-cell>
          <table:table-cell table:formula="of:=[.D101]-[.D89]" office:value-type="float" office:value="-46.5833333333333" calcext:value-type="float">
            <text:p>-46,583333333333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6" calcext:value-type="float">
            <text:p>136</text:p>
          </table:table-cell>
          <table:table-cell table:formula="of:=COM.MICROSOFT.STDEV.S([.B91:.B102])" office:value-type="float" office:value="21.0403652462824" calcext:value-type="float">
            <text:p>21,0403652462824</text:p>
          </table:table-cell>
          <table:table-cell table:formula="of:=AVERAGE([.B91:.B102])" office:value-type="float" office:value="110.166666666667" calcext:value-type="float">
            <text:p>110,166666666667</text:p>
          </table:table-cell>
          <table:table-cell table:formula="of:=[.D102]-[.C102]" office:value-type="float" office:value="89.1263014203842" calcext:value-type="float">
            <text:p>89,1263014203842</text:p>
          </table:table-cell>
          <table:table-cell table:formula="of:=[.D102]-[.D90]" office:value-type="float" office:value="-40" calcext:value-type="float">
            <text:p>-40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28" calcext:value-type="float">
            <text:p>128</text:p>
          </table:table-cell>
          <table:table-cell table:formula="of:=COM.MICROSOFT.STDEV.S([.B92:.B103])" office:value-type="float" office:value="21.2446071588376" calcext:value-type="float">
            <text:p>21,2446071588376</text:p>
          </table:table-cell>
          <table:table-cell table:formula="of:=AVERAGE([.B92:.B103])" office:value-type="float" office:value="112.666666666667" calcext:value-type="float">
            <text:p>112,666666666667</text:p>
          </table:table-cell>
          <table:table-cell table:formula="of:=[.D103]-[.C103]" office:value-type="float" office:value="91.4220595078291" calcext:value-type="float">
            <text:p>91,4220595078291</text:p>
          </table:table-cell>
          <table:table-cell table:formula="of:=[.D103]-[.D91]" office:value-type="float" office:value="-33.8333333333333" calcext:value-type="float">
            <text:p>-33,8333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8" calcext:value-type="float">
            <text:p>108</text:p>
          </table:table-cell>
          <table:table-cell table:formula="of:=COM.MICROSOFT.STDEV.S([.B93:.B104])" office:value-type="float" office:value="21.2223081599614" calcext:value-type="float">
            <text:p>21,2223081599614</text:p>
          </table:table-cell>
          <table:table-cell table:formula="of:=AVERAGE([.B93:.B104])" office:value-type="float" office:value="112.75" calcext:value-type="float">
            <text:p>112,75</text:p>
          </table:table-cell>
          <table:table-cell table:formula="of:=[.D104]-[.C104]" office:value-type="float" office:value="91.5276918400386" calcext:value-type="float">
            <text:p>91,5276918400386</text:p>
          </table:table-cell>
          <table:table-cell table:formula="of:=[.D104]-[.D92]" office:value-type="float" office:value="-30.5833333333333" calcext:value-type="float">
            <text:p>-30,58333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39" calcext:value-type="float">
            <text:p>139</text:p>
          </table:table-cell>
          <table:table-cell table:formula="of:=COM.MICROSOFT.STDEV.S([.B94:.B105])" office:value-type="float" office:value="20.7909872664852" calcext:value-type="float">
            <text:p>20,7909872664852</text:p>
          </table:table-cell>
          <table:table-cell table:formula="of:=AVERAGE([.B94:.B105])" office:value-type="float" office:value="117.083333333333" calcext:value-type="float">
            <text:p>117,083333333333</text:p>
          </table:table-cell>
          <table:table-cell table:formula="of:=[.D105]-[.C105]" office:value-type="float" office:value="96.2923460668481" calcext:value-type="float">
            <text:p>96,2923460668481</text:p>
          </table:table-cell>
          <table:table-cell table:formula="of:=[.D105]-[.D93]" office:value-type="float" office:value="-21.1666666666667" calcext:value-type="float">
            <text:p>-21,1666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26" calcext:value-type="float">
            <text:p>126</text:p>
          </table:table-cell>
          <table:table-cell table:formula="of:=COM.MICROSOFT.STDEV.S([.B95:.B106])" office:value-type="float" office:value="17.8851555173218" calcext:value-type="float">
            <text:p>17,8851555173218</text:p>
          </table:table-cell>
          <table:table-cell table:formula="of:=AVERAGE([.B95:.B106])" office:value-type="float" office:value="120.666666666667" calcext:value-type="float">
            <text:p>120,666666666667</text:p>
          </table:table-cell>
          <table:table-cell table:formula="of:=[.D106]-[.C106]" office:value-type="float" office:value="102.781511149345" calcext:value-type="float">
            <text:p>102,781511149345</text:p>
          </table:table-cell>
          <table:table-cell table:formula="of:=[.D106]-[.D94]" office:value-type="float" office:value="-13.0833333333333" calcext:value-type="float">
            <text:p>-13,08333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33" calcext:value-type="float">
            <text:p>133</text:p>
          </table:table-cell>
          <table:table-cell table:formula="of:=COM.MICROSOFT.STDEV.S([.B96:.B107])" office:value-type="float" office:value="10.8920321169359" calcext:value-type="float">
            <text:p>10,8920321169359</text:p>
          </table:table-cell>
          <table:table-cell table:formula="of:=AVERAGE([.B96:.B107])" office:value-type="float" office:value="125.5" calcext:value-type="float">
            <text:p>125,5</text:p>
          </table:table-cell>
          <table:table-cell table:formula="of:=[.D107]-[.C107]" office:value-type="float" office:value="114.607967883064" calcext:value-type="float">
            <text:p>114,607967883064</text:p>
          </table:table-cell>
          <table:table-cell table:formula="of:=[.D107]-[.D95]" office:value-type="float" office:value="-4.91666666666666" calcext:value-type="float">
            <text:p>-4,91666666666666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15" calcext:value-type="float">
            <text:p>115</text:p>
          </table:table-cell>
          <table:table-cell table:formula="of:=COM.MICROSOFT.STDEV.S([.B97:.B108])" office:value-type="float" office:value="9.47084841484488" calcext:value-type="float">
            <text:p>9,47084841484488</text:p>
          </table:table-cell>
          <table:table-cell table:formula="of:=AVERAGE([.B97:.B108])" office:value-type="float" office:value="126.333333333333" calcext:value-type="float">
            <text:p>126,333333333333</text:p>
          </table:table-cell>
          <table:table-cell table:formula="of:=[.D108]-[.C108]" office:value-type="float" office:value="116.862484918488" calcext:value-type="float">
            <text:p>116,862484918488</text:p>
          </table:table-cell>
          <table:table-cell table:formula="of:=[.D108]-[.D96]" office:value-type="float" office:value="-4.49999999999999" calcext:value-type="float">
            <text:p>-4,49999999999999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06" calcext:value-type="float">
            <text:p>106</text:p>
          </table:table-cell>
          <table:table-cell table:formula="of:=COM.MICROSOFT.STDEV.S([.B98:.B109])" office:value-type="float" office:value="10.7234520674279" calcext:value-type="float">
            <text:p>10,7234520674279</text:p>
          </table:table-cell>
          <table:table-cell table:formula="of:=AVERAGE([.B98:.B109])" office:value-type="float" office:value="125.583333333333" calcext:value-type="float">
            <text:p>125,583333333333</text:p>
          </table:table-cell>
          <table:table-cell table:formula="of:=[.D109]-[.C109]" office:value-type="float" office:value="114.859881265905" calcext:value-type="float">
            <text:p>114,859881265905</text:p>
          </table:table-cell>
          <table:table-cell table:formula="of:=[.D109]-[.D97]" office:value-type="float" office:value="-3.49999999999999" calcext:value-type="float">
            <text:p>-3,49999999999999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99:.B110])" office:value-type="float" office:value="11.3254205888855" calcext:value-type="float">
            <text:p>11,3254205888855</text:p>
          </table:table-cell>
          <table:table-cell table:formula="of:=AVERAGE([.B99:.B110])" office:value-type="float" office:value="124.583333333333" calcext:value-type="float">
            <text:p>124,583333333333</text:p>
          </table:table-cell>
          <table:table-cell table:formula="of:=[.D110]-[.C110]" office:value-type="float" office:value="113.257912744448" calcext:value-type="float">
            <text:p>113,257912744448</text:p>
          </table:table-cell>
          <table:table-cell table:formula="of:=[.D110]-[.D98]" office:value-type="float" office:value="3.66666666666667" calcext:value-type="float">
            <text:p>3,6666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11" calcext:value-type="float">
            <text:p>111</text:p>
          </table:table-cell>
          <table:table-cell table:formula="of:=COM.MICROSOFT.STDEV.S([.B100:.B111])" office:value-type="float" office:value="11.6160155897717" calcext:value-type="float">
            <text:p>11,6160155897717</text:p>
          </table:table-cell>
          <table:table-cell table:formula="of:=AVERAGE([.B100:.B111])" office:value-type="float" office:value="122.75" calcext:value-type="float">
            <text:p>122,75</text:p>
          </table:table-cell>
          <table:table-cell table:formula="of:=[.D111]-[.C111]" office:value-type="float" office:value="111.133984410228" calcext:value-type="float">
            <text:p>111,133984410228</text:p>
          </table:table-cell>
          <table:table-cell table:formula="of:=[.D111]-[.D99]" office:value-type="float" office:value="12.3333333333333" calcext:value-type="float">
            <text:p>12,3333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97" calcext:value-type="float">
            <text:p>97</text:p>
          </table:table-cell>
          <table:table-cell table:formula="of:=COM.MICROSOFT.STDEV.S([.B101:.B112])" office:value-type="float" office:value="13.2605018415937" calcext:value-type="float">
            <text:p>13,2605018415937</text:p>
          </table:table-cell>
          <table:table-cell table:formula="of:=AVERAGE([.B101:.B112])" office:value-type="float" office:value="119.75" calcext:value-type="float">
            <text:p>119,75</text:p>
          </table:table-cell>
          <table:table-cell table:formula="of:=[.D112]-[.C112]" office:value-type="float" office:value="106.489498158406" calcext:value-type="float">
            <text:p>106,489498158406</text:p>
          </table:table-cell>
          <table:table-cell table:formula="of:=[.D112]-[.D100]" office:value-type="float" office:value="12.5" calcext:value-type="float">
            <text:p>12,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24" calcext:value-type="float">
            <text:p>124</text:p>
          </table:table-cell>
          <table:table-cell table:formula="of:=COM.MICROSOFT.STDEV.S([.B102:.B113])" office:value-type="float" office:value="13.2276111588486" calcext:value-type="float">
            <text:p>13,2276111588486</text:p>
          </table:table-cell>
          <table:table-cell table:formula="of:=AVERAGE([.B102:.B113])" office:value-type="float" office:value="119.666666666667" calcext:value-type="float">
            <text:p>119,666666666667</text:p>
          </table:table-cell>
          <table:table-cell table:formula="of:=[.D113]-[.C113]" office:value-type="float" office:value="106.439055507818" calcext:value-type="float">
            <text:p>106,439055507818</text:p>
          </table:table-cell>
          <table:table-cell table:formula="of:=[.D113]-[.D101]" office:value-type="float" office:value="11.75" calcext:value-type="float">
            <text:p>11,7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24" calcext:value-type="float">
            <text:p>124</text:p>
          </table:table-cell>
          <table:table-cell table:formula="of:=COM.MICROSOFT.STDEV.S([.B103:.B114])" office:value-type="float" office:value="12.3017613914973" calcext:value-type="float">
            <text:p>12,3017613914973</text:p>
          </table:table-cell>
          <table:table-cell table:formula="of:=AVERAGE([.B103:.B114])" office:value-type="float" office:value="118.666666666667" calcext:value-type="float">
            <text:p>118,666666666667</text:p>
          </table:table-cell>
          <table:table-cell table:formula="of:=[.D114]-[.C114]" office:value-type="float" office:value="106.364905275169" calcext:value-type="float">
            <text:p>106,364905275169</text:p>
          </table:table-cell>
          <table:table-cell table:formula="of:=[.D114]-[.D102]" office:value-type="float" office:value="8.5" calcext:value-type="float">
            <text:p>8,5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09" calcext:value-type="float">
            <text:p>109</text:p>
          </table:table-cell>
          <table:table-cell table:formula="of:=COM.MICROSOFT.STDEV.S([.B104:.B115])" office:value-type="float" office:value="12.213690778149" calcext:value-type="float">
            <text:p>12,213690778149</text:p>
          </table:table-cell>
          <table:table-cell table:formula="of:=AVERAGE([.B104:.B115])" office:value-type="float" office:value="117.083333333333" calcext:value-type="float">
            <text:p>117,083333333333</text:p>
          </table:table-cell>
          <table:table-cell table:formula="of:=[.D115]-[.C115]" office:value-type="float" office:value="104.869642555184" calcext:value-type="float">
            <text:p>104,869642555184</text:p>
          </table:table-cell>
          <table:table-cell table:formula="of:=[.D115]-[.D103]" office:value-type="float" office:value="4.41666666666667" calcext:value-type="float">
            <text:p>4,41666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01" calcext:value-type="float">
            <text:p>101</text:p>
          </table:table-cell>
          <table:table-cell table:formula="of:=COM.MICROSOFT.STDEV.S([.B105:.B116])" office:value-type="float" office:value="12.8381533648022" calcext:value-type="float">
            <text:p>12,8381533648022</text:p>
          </table:table-cell>
          <table:table-cell table:formula="of:=AVERAGE([.B105:.B116])" office:value-type="float" office:value="116.5" calcext:value-type="float">
            <text:p>116,5</text:p>
          </table:table-cell>
          <table:table-cell table:formula="of:=[.D116]-[.C116]" office:value-type="float" office:value="103.661846635198" calcext:value-type="float">
            <text:p>103,661846635198</text:p>
          </table:table-cell>
          <table:table-cell table:formula="of:=[.D116]-[.D104]" office:value-type="float" office:value="3.75" calcext:value-type="float">
            <text:p>3,75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23" calcext:value-type="float">
            <text:p>123</text:p>
          </table:table-cell>
          <table:table-cell table:formula="of:=COM.MICROSOFT.STDEV.S([.B106:.B117])" office:value-type="float" office:value="10.9862172605938" calcext:value-type="float">
            <text:p>10,9862172605938</text:p>
          </table:table-cell>
          <table:table-cell table:formula="of:=AVERAGE([.B106:.B117])" office:value-type="float" office:value="115.166666666667" calcext:value-type="float">
            <text:p>115,166666666667</text:p>
          </table:table-cell>
          <table:table-cell table:formula="of:=[.D117]-[.C117]" office:value-type="float" office:value="104.180449406073" calcext:value-type="float">
            <text:p>104,180449406073</text:p>
          </table:table-cell>
          <table:table-cell table:formula="of:=[.D117]-[.D105]" office:value-type="float" office:value="-1.91666666666667" calcext:value-type="float">
            <text:p>-1,9166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08" calcext:value-type="float">
            <text:p>108</text:p>
          </table:table-cell>
          <table:table-cell table:formula="of:=COM.MICROSOFT.STDEV.S([.B107:.B118])" office:value-type="float" office:value="10.5944525220714" calcext:value-type="float">
            <text:p>10,5944525220714</text:p>
          </table:table-cell>
          <table:table-cell table:formula="of:=AVERAGE([.B107:.B118])" office:value-type="float" office:value="113.666666666667" calcext:value-type="float">
            <text:p>113,666666666667</text:p>
          </table:table-cell>
          <table:table-cell table:formula="of:=[.D118]-[.C118]" office:value-type="float" office:value="103.072214144595" calcext:value-type="float">
            <text:p>103,072214144595</text:p>
          </table:table-cell>
          <table:table-cell table:formula="of:=[.D118]-[.D106]" office:value-type="float" office:value="-7" calcext:value-type="float">
            <text:p>-7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88" calcext:value-type="float">
            <text:p>88</text:p>
          </table:table-cell>
          <table:table-cell table:formula="of:=COM.MICROSOFT.STDEV.S([.B108:.B119])" office:value-type="float" office:value="11.0819946787844" calcext:value-type="float">
            <text:p>11,0819946787844</text:p>
          </table:table-cell>
          <table:table-cell table:formula="of:=AVERAGE([.B108:.B119])" office:value-type="float" office:value="109.916666666667" calcext:value-type="float">
            <text:p>109,916666666667</text:p>
          </table:table-cell>
          <table:table-cell table:formula="of:=[.D119]-[.C119]" office:value-type="float" office:value="98.8346719878822" calcext:value-type="float">
            <text:p>98,8346719878822</text:p>
          </table:table-cell>
          <table:table-cell table:formula="of:=[.D119]-[.D107]" office:value-type="float" office:value="-15.5833333333333" calcext:value-type="float">
            <text:p>-15,5833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85" calcext:value-type="float">
            <text:p>85</text:p>
          </table:table-cell>
          <table:table-cell table:formula="of:=COM.MICROSOFT.STDEV.S([.B109:.B120])" office:value-type="float" office:value="13.0416001063264" calcext:value-type="float">
            <text:p>13,0416001063264</text:p>
          </table:table-cell>
          <table:table-cell table:formula="of:=AVERAGE([.B109:.B120])" office:value-type="float" office:value="107.416666666667" calcext:value-type="float">
            <text:p>107,416666666667</text:p>
          </table:table-cell>
          <table:table-cell table:formula="of:=[.D120]-[.C120]" office:value-type="float" office:value="94.3750665603402" calcext:value-type="float">
            <text:p>94,3750665603402</text:p>
          </table:table-cell>
          <table:table-cell table:formula="of:=[.D120]-[.D108]" office:value-type="float" office:value="-18.9166666666667" calcext:value-type="float">
            <text:p>-18,91666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5" calcext:value-type="float">
            <text:p>75</text:p>
          </table:table-cell>
          <table:table-cell table:formula="of:=COM.MICROSOFT.STDEV.S([.B110:.B121])" office:value-type="float" office:value="16.0670941726099" calcext:value-type="float">
            <text:p>16,0670941726099</text:p>
          </table:table-cell>
          <table:table-cell table:formula="of:=AVERAGE([.B110:.B121])" office:value-type="float" office:value="104.833333333333" calcext:value-type="float">
            <text:p>104,833333333333</text:p>
          </table:table-cell>
          <table:table-cell table:formula="of:=[.D121]-[.C121]" office:value-type="float" office:value="88.7662391607234" calcext:value-type="float">
            <text:p>88,7662391607234</text:p>
          </table:table-cell>
          <table:table-cell table:formula="of:=[.D121]-[.D109]" office:value-type="float" office:value="-20.75" calcext:value-type="float">
            <text:p>-20,7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3" calcext:value-type="float">
            <text:p>83</text:p>
          </table:table-cell>
          <table:table-cell table:formula="of:=COM.MICROSOFT.STDEV.S([.B111:.B122])" office:value-type="float" office:value="16.9884095961353" calcext:value-type="float">
            <text:p>16,9884095961353</text:p>
          </table:table-cell>
          <table:table-cell table:formula="of:=AVERAGE([.B111:.B122])" office:value-type="float" office:value="102.333333333333" calcext:value-type="float">
            <text:p>102,333333333333</text:p>
          </table:table-cell>
          <table:table-cell table:formula="of:=[.D122]-[.C122]" office:value-type="float" office:value="85.3449237371981" calcext:value-type="float">
            <text:p>85,3449237371981</text:p>
          </table:table-cell>
          <table:table-cell table:formula="of:=[.D122]-[.D110]" office:value-type="float" office:value="-22.25" calcext:value-type="float">
            <text:p>-22,2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" calcext:value-type="float">
            <text:p>85</text:p>
          </table:table-cell>
          <table:table-cell table:formula="of:=COM.MICROSOFT.STDEV.S([.B112:.B123])" office:value-type="float" office:value="17.434726753514" calcext:value-type="float">
            <text:p>17,434726753514</text:p>
          </table:table-cell>
          <table:table-cell table:formula="of:=AVERAGE([.B112:.B123])" office:value-type="float" office:value="100.166666666667" calcext:value-type="float">
            <text:p>100,166666666667</text:p>
          </table:table-cell>
          <table:table-cell table:formula="of:=[.D123]-[.C123]" office:value-type="float" office:value="82.7319399131527" calcext:value-type="float">
            <text:p>82,7319399131527</text:p>
          </table:table-cell>
          <table:table-cell table:formula="of:=[.D123]-[.D111]" office:value-type="float" office:value="-22.5833333333333" calcext:value-type="float">
            <text:p>-22,583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96" calcext:value-type="float">
            <text:p>96</text:p>
          </table:table-cell>
          <table:table-cell table:formula="of:=COM.MICROSOFT.STDEV.S([.B113:.B124])" office:value-type="float" office:value="17.4536181887535" calcext:value-type="float">
            <text:p>17,4536181887535</text:p>
          </table:table-cell>
          <table:table-cell table:formula="of:=AVERAGE([.B113:.B124])" office:value-type="float" office:value="100.083333333333" calcext:value-type="float">
            <text:p>100,083333333333</text:p>
          </table:table-cell>
          <table:table-cell table:formula="of:=[.D124]-[.C124]" office:value-type="float" office:value="82.6297151445798" calcext:value-type="float">
            <text:p>82,6297151445798</text:p>
          </table:table-cell>
          <table:table-cell table:formula="of:=[.D124]-[.D112]" office:value-type="float" office:value="-19.6666666666667" calcext:value-type="float">
            <text:p>-19,66666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06" calcext:value-type="float">
            <text:p>106</text:p>
          </table:table-cell>
          <table:table-cell table:formula="of:=COM.MICROSOFT.STDEV.S([.B114:.B125])" office:value-type="float" office:value="15.9171624545979" calcext:value-type="float">
            <text:p>15,9171624545979</text:p>
          </table:table-cell>
          <table:table-cell table:formula="of:=AVERAGE([.B114:.B125])" office:value-type="float" office:value="98.5833333333333" calcext:value-type="float">
            <text:p>98,5833333333333</text:p>
          </table:table-cell>
          <table:table-cell table:formula="of:=[.D125]-[.C125]" office:value-type="float" office:value="82.6661708787355" calcext:value-type="float">
            <text:p>82,6661708787355</text:p>
          </table:table-cell>
          <table:table-cell table:formula="of:=[.D125]-[.D113]" office:value-type="float" office:value="-21.0833333333333" calcext:value-type="float">
            <text:p>-21,0833333333333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4" calcext:value-type="float">
            <text:p>84</text:p>
          </table:table-cell>
          <table:table-cell table:formula="of:=COM.MICROSOFT.STDEV.S([.B115:.B126])" office:value-type="float" office:value="14.2070725024865" calcext:value-type="float">
            <text:p>14,2070725024865</text:p>
          </table:table-cell>
          <table:table-cell table:formula="of:=AVERAGE([.B115:.B126])" office:value-type="float" office:value="95.25" calcext:value-type="float">
            <text:p>95,25</text:p>
          </table:table-cell>
          <table:table-cell table:formula="of:=[.D126]-[.C126]" office:value-type="float" office:value="81.0429274975135" calcext:value-type="float">
            <text:p>81,0429274975135</text:p>
          </table:table-cell>
          <table:table-cell table:formula="of:=[.D126]-[.D114]" office:value-type="float" office:value="-23.4166666666667" calcext:value-type="float">
            <text:p>-23,4166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75" calcext:value-type="float">
            <text:p>75</text:p>
          </table:table-cell>
          <table:table-cell table:formula="of:=COM.MICROSOFT.STDEV.S([.B116:.B127])" office:value-type="float" office:value="14.6004877461077" calcext:value-type="float">
            <text:p>14,6004877461077</text:p>
          </table:table-cell>
          <table:table-cell table:formula="of:=AVERAGE([.B116:.B127])" office:value-type="float" office:value="92.4166666666667" calcext:value-type="float">
            <text:p>92,4166666666667</text:p>
          </table:table-cell>
          <table:table-cell table:formula="of:=[.D127]-[.C127]" office:value-type="float" office:value="77.8161789205589" calcext:value-type="float">
            <text:p>77,8161789205589</text:p>
          </table:table-cell>
          <table:table-cell table:formula="of:=[.D127]-[.D115]" office:value-type="float" office:value="-24.6666666666667" calcext:value-type="float">
            <text:p>-24,666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84" calcext:value-type="float">
            <text:p>84</text:p>
          </table:table-cell>
          <table:table-cell table:formula="of:=COM.MICROSOFT.STDEV.S([.B117:.B128])" office:value-type="float" office:value="14.5164483510008" calcext:value-type="float">
            <text:p>14,5164483510008</text:p>
          </table:table-cell>
          <table:table-cell table:formula="of:=AVERAGE([.B117:.B128])" office:value-type="float" office:value="91" calcext:value-type="float">
            <text:p>91</text:p>
          </table:table-cell>
          <table:table-cell table:formula="of:=[.D128]-[.C128]" office:value-type="float" office:value="76.4835516489992" calcext:value-type="float">
            <text:p>76,4835516489992</text:p>
          </table:table-cell>
          <table:table-cell table:formula="of:=[.D128]-[.D116]" office:value-type="float" office:value="-25.5" calcext:value-type="float">
            <text:p>-25,5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75" calcext:value-type="float">
            <text:p>75</text:p>
          </table:table-cell>
          <table:table-cell table:formula="of:=COM.MICROSOFT.STDEV.S([.B118:.B129])" office:value-type="float" office:value="11.111010100551" calcext:value-type="float">
            <text:p>11,111010100551</text:p>
          </table:table-cell>
          <table:table-cell table:formula="of:=AVERAGE([.B118:.B129])" office:value-type="float" office:value="87" calcext:value-type="float">
            <text:p>87</text:p>
          </table:table-cell>
          <table:table-cell table:formula="of:=[.D129]-[.C129]" office:value-type="float" office:value="75.888989899449" calcext:value-type="float">
            <text:p>75,888989899449</text:p>
          </table:table-cell>
          <table:table-cell table:formula="of:=[.D129]-[.D117]" office:value-type="float" office:value="-28.1666666666667" calcext:value-type="float">
            <text:p>-28,166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00" calcext:value-type="float">
            <text:p>100</text:p>
          </table:table-cell>
          <table:table-cell table:formula="of:=COM.MICROSOFT.STDEV.S([.B119:.B130])" office:value-type="float" office:value="9.91173164701427" calcext:value-type="float">
            <text:p>9,91173164701427</text:p>
          </table:table-cell>
          <table:table-cell table:formula="of:=AVERAGE([.B119:.B130])" office:value-type="float" office:value="86.3333333333333" calcext:value-type="float">
            <text:p>86,3333333333333</text:p>
          </table:table-cell>
          <table:table-cell table:formula="of:=[.D130]-[.C130]" office:value-type="float" office:value="76.4216016863191" calcext:value-type="float">
            <text:p>76,4216016863191</text:p>
          </table:table-cell>
          <table:table-cell table:formula="of:=[.D130]-[.D118]" office:value-type="float" office:value="-27.3333333333333" calcext:value-type="float">
            <text:p>-27,333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70" calcext:value-type="float">
            <text:p>70</text:p>
          </table:table-cell>
          <table:table-cell table:formula="of:=COM.MICROSOFT.STDEV.S([.B120:.B131])" office:value-type="float" office:value="10.9447649032713" calcext:value-type="float">
            <text:p>10,9447649032713</text:p>
          </table:table-cell>
          <table:table-cell table:formula="of:=AVERAGE([.B120:.B131])" office:value-type="float" office:value="84.8333333333333" calcext:value-type="float">
            <text:p>84,8333333333333</text:p>
          </table:table-cell>
          <table:table-cell table:formula="of:=[.D131]-[.C131]" office:value-type="float" office:value="73.8885684300621" calcext:value-type="float">
            <text:p>73,8885684300621</text:p>
          </table:table-cell>
          <table:table-cell table:formula="of:=[.D131]-[.D119]" office:value-type="float" office:value="-25.0833333333333" calcext:value-type="float">
            <text:p>-25,08333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66" calcext:value-type="float">
            <text:p>66</text:p>
          </table:table-cell>
          <table:table-cell table:formula="of:=COM.MICROSOFT.STDEV.S([.B121:.B132])" office:value-type="float" office:value="12.2186519119523" calcext:value-type="float">
            <text:p>12,2186519119523</text:p>
          </table:table-cell>
          <table:table-cell table:formula="of:=AVERAGE([.B121:.B132])" office:value-type="float" office:value="83.25" calcext:value-type="float">
            <text:p>83,25</text:p>
          </table:table-cell>
          <table:table-cell table:formula="of:=[.D132]-[.C132]" office:value-type="float" office:value="71.0313480880477" calcext:value-type="float">
            <text:p>71,0313480880477</text:p>
          </table:table-cell>
          <table:table-cell table:formula="of:=[.D132]-[.D120]" office:value-type="float" office:value="-24.1666666666667" calcext:value-type="float">
            <text:p>-24,16666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0" calcext:value-type="float">
            <text:p>70</text:p>
          </table:table-cell>
          <table:table-cell table:formula="of:=COM.MICROSOFT.STDEV.S([.B122:.B133])" office:value-type="float" office:value="12.6047129232993" calcext:value-type="float">
            <text:p>12,6047129232993</text:p>
          </table:table-cell>
          <table:table-cell table:formula="of:=AVERAGE([.B122:.B133])" office:value-type="float" office:value="82.8333333333333" calcext:value-type="float">
            <text:p>82,8333333333333</text:p>
          </table:table-cell>
          <table:table-cell table:formula="of:=[.D133]-[.C133]" office:value-type="float" office:value="70.228620410034" calcext:value-type="float">
            <text:p>70,228620410034</text:p>
          </table:table-cell>
          <table:table-cell table:formula="of:=[.D133]-[.D121]" office:value-type="float" office:value="-22" calcext:value-type="float">
            <text:p>-22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74" calcext:value-type="float">
            <text:p>74</text:p>
          </table:table-cell>
          <table:table-cell table:formula="of:=COM.MICROSOFT.STDEV.S([.B123:.B134])" office:value-type="float" office:value="12.8590847499369" calcext:value-type="float">
            <text:p>12,8590847499369</text:p>
          </table:table-cell>
          <table:table-cell table:formula="of:=AVERAGE([.B123:.B134])" office:value-type="float" office:value="82.0833333333333" calcext:value-type="float">
            <text:p>82,0833333333333</text:p>
          </table:table-cell>
          <table:table-cell table:formula="of:=[.D134]-[.C134]" office:value-type="float" office:value="69.2242485833964" calcext:value-type="float">
            <text:p>69,2242485833964</text:p>
          </table:table-cell>
          <table:table-cell table:formula="of:=[.D134]-[.D122]" office:value-type="float" office:value="-20.25" calcext:value-type="float">
            <text:p>-20,25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3" calcext:value-type="float">
            <text:p>63</text:p>
          </table:table-cell>
          <table:table-cell table:formula="of:=COM.MICROSOFT.STDEV.S([.B124:.B135])" office:value-type="float" office:value="13.9292041148347" calcext:value-type="float">
            <text:p>13,9292041148347</text:p>
          </table:table-cell>
          <table:table-cell table:formula="of:=AVERAGE([.B124:.B135])" office:value-type="float" office:value="80.25" calcext:value-type="float">
            <text:p>80,25</text:p>
          </table:table-cell>
          <table:table-cell table:formula="of:=[.D135]-[.C135]" office:value-type="float" office:value="66.3207958851653" calcext:value-type="float">
            <text:p>66,3207958851653</text:p>
          </table:table-cell>
          <table:table-cell table:formula="of:=[.D135]-[.D123]" office:value-type="float" office:value="-19.9166666666667" calcext:value-type="float">
            <text:p>-19,9166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77" calcext:value-type="float">
            <text:p>77</text:p>
          </table:table-cell>
          <table:table-cell table:formula="of:=COM.MICROSOFT.STDEV.S([.B125:.B136])" office:value-type="float" office:value="13.0267789455786" calcext:value-type="float">
            <text:p>13,0267789455786</text:p>
          </table:table-cell>
          <table:table-cell table:formula="of:=AVERAGE([.B125:.B136])" office:value-type="float" office:value="78.6666666666667" calcext:value-type="float">
            <text:p>78,6666666666667</text:p>
          </table:table-cell>
          <table:table-cell table:formula="of:=[.D136]-[.C136]" office:value-type="float" office:value="65.6398877210881" calcext:value-type="float">
            <text:p>65,6398877210881</text:p>
          </table:table-cell>
          <table:table-cell table:formula="of:=[.D136]-[.D124]" office:value-type="float" office:value="-21.4166666666667" calcext:value-type="float">
            <text:p>-21,416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74" calcext:value-type="float">
            <text:p>74</text:p>
          </table:table-cell>
          <table:table-cell table:formula="of:=COM.MICROSOFT.STDEV.S([.B126:.B137])" office:value-type="float" office:value="9.79795897113271" calcext:value-type="float">
            <text:p>9,79795897113271</text:p>
          </table:table-cell>
          <table:table-cell table:formula="of:=AVERAGE([.B126:.B137])" office:value-type="float" office:value="76" calcext:value-type="float">
            <text:p>76</text:p>
          </table:table-cell>
          <table:table-cell table:formula="of:=[.D137]-[.C137]" office:value-type="float" office:value="66.2020410288673" calcext:value-type="float">
            <text:p>66,2020410288673</text:p>
          </table:table-cell>
          <table:table-cell table:formula="of:=[.D137]-[.D125]" office:value-type="float" office:value="-22.5833333333333" calcext:value-type="float">
            <text:p>-22,58333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1" calcext:value-type="float">
            <text:p>51</text:p>
          </table:table-cell>
          <table:table-cell table:formula="of:=COM.MICROSOFT.STDEV.S([.B127:.B138])" office:value-type="float" office:value="11.7792189893897" calcext:value-type="float">
            <text:p>11,7792189893897</text:p>
          </table:table-cell>
          <table:table-cell table:formula="of:=AVERAGE([.B127:.B138])" office:value-type="float" office:value="73.25" calcext:value-type="float">
            <text:p>73,25</text:p>
          </table:table-cell>
          <table:table-cell table:formula="of:=[.D138]-[.C138]" office:value-type="float" office:value="61.4707810106103" calcext:value-type="float">
            <text:p>61,4707810106103</text:p>
          </table:table-cell>
          <table:table-cell table:formula="of:=[.D138]-[.D126]" office:value-type="float" office:value="-22" calcext:value-type="float">
            <text:p>-22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84" calcext:value-type="float">
            <text:p>84</text:p>
          </table:table-cell>
          <table:table-cell table:formula="of:=COM.MICROSOFT.STDEV.S([.B128:.B139])" office:value-type="float" office:value="12.1804612541413" calcext:value-type="float">
            <text:p>12,1804612541413</text:p>
          </table:table-cell>
          <table:table-cell table:formula="of:=AVERAGE([.B128:.B139])" office:value-type="float" office:value="74" calcext:value-type="float">
            <text:p>74</text:p>
          </table:table-cell>
          <table:table-cell table:formula="of:=[.D139]-[.C139]" office:value-type="float" office:value="61.8195387458587" calcext:value-type="float">
            <text:p>61,8195387458587</text:p>
          </table:table-cell>
          <table:table-cell table:formula="of:=[.D139]-[.D127]" office:value-type="float" office:value="-18.4166666666667" calcext:value-type="float">
            <text:p>-18,4166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53" calcext:value-type="float">
            <text:p>53</text:p>
          </table:table-cell>
          <table:table-cell table:formula="of:=COM.MICROSOFT.STDEV.S([.B129:.B140])" office:value-type="float" office:value="13.1180537174283" calcext:value-type="float">
            <text:p>13,1180537174283</text:p>
          </table:table-cell>
          <table:table-cell table:formula="of:=AVERAGE([.B129:.B140])" office:value-type="float" office:value="71.4166666666667" calcext:value-type="float">
            <text:p>71,4166666666667</text:p>
          </table:table-cell>
          <table:table-cell table:formula="of:=[.D140]-[.C140]" office:value-type="float" office:value="58.2986129492384" calcext:value-type="float">
            <text:p>58,2986129492384</text:p>
          </table:table-cell>
          <table:table-cell table:formula="of:=[.D140]-[.D128]" office:value-type="float" office:value="-19.5833333333333" calcext:value-type="float">
            <text:p>-19,583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66" calcext:value-type="float">
            <text:p>66</text:p>
          </table:table-cell>
          <table:table-cell table:formula="of:=COM.MICROSOFT.STDEV.S([.B130:.B141])" office:value-type="float" office:value="13.1517944391515" calcext:value-type="float">
            <text:p>13,1517944391515</text:p>
          </table:table-cell>
          <table:table-cell table:formula="of:=AVERAGE([.B130:.B141])" office:value-type="float" office:value="70.6666666666667" calcext:value-type="float">
            <text:p>70,6666666666667</text:p>
          </table:table-cell>
          <table:table-cell table:formula="of:=[.D141]-[.C141]" office:value-type="float" office:value="57.5148722275151" calcext:value-type="float">
            <text:p>57,5148722275151</text:p>
          </table:table-cell>
          <table:table-cell table:formula="of:=[.D141]-[.D129]" office:value-type="float" office:value="-16.3333333333333" calcext:value-type="float">
            <text:p>-16,333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85" calcext:value-type="float">
            <text:p>85</text:p>
          </table:table-cell>
          <table:table-cell table:formula="of:=COM.MICROSOFT.STDEV.S([.B131:.B142])" office:value-type="float" office:value="10.5697538746036" calcext:value-type="float">
            <text:p>10,5697538746036</text:p>
          </table:table-cell>
          <table:table-cell table:formula="of:=AVERAGE([.B131:.B142])" office:value-type="float" office:value="69.4166666666667" calcext:value-type="float">
            <text:p>69,4166666666667</text:p>
          </table:table-cell>
          <table:table-cell table:formula="of:=[.D142]-[.C142]" office:value-type="float" office:value="58.8469127920631" calcext:value-type="float">
            <text:p>58,8469127920631</text:p>
          </table:table-cell>
          <table:table-cell table:formula="of:=[.D142]-[.D130]" office:value-type="float" office:value="-16.9166666666667" calcext:value-type="float">
            <text:p>-16,91666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69" calcext:value-type="float">
            <text:p>69</text:p>
          </table:table-cell>
          <table:table-cell table:formula="of:=COM.MICROSOFT.STDEV.S([.B132:.B143])" office:value-type="float" office:value="10.5686787110296" calcext:value-type="float">
            <text:p>10,5686787110296</text:p>
          </table:table-cell>
          <table:table-cell table:formula="of:=AVERAGE([.B132:.B143])" office:value-type="float" office:value="69.3333333333333" calcext:value-type="float">
            <text:p>69,3333333333333</text:p>
          </table:table-cell>
          <table:table-cell table:formula="of:=[.D143]-[.C143]" office:value-type="float" office:value="58.7646546223038" calcext:value-type="float">
            <text:p>58,7646546223038</text:p>
          </table:table-cell>
          <table:table-cell table:formula="of:=[.D143]-[.D131]" office:value-type="float" office:value="-15.5" calcext:value-type="float">
            <text:p>-15,5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86" calcext:value-type="float">
            <text:p>86</text:p>
          </table:table-cell>
          <table:table-cell table:formula="of:=COM.MICROSOFT.STDEV.S([.B133:.B144])" office:value-type="float" office:value="11.5286205119733" calcext:value-type="float">
            <text:p>11,5286205119733</text:p>
          </table:table-cell>
          <table:table-cell table:formula="of:=AVERAGE([.B133:.B144])" office:value-type="float" office:value="71" calcext:value-type="float">
            <text:p>71</text:p>
          </table:table-cell>
          <table:table-cell table:formula="of:=[.D144]-[.C144]" office:value-type="float" office:value="59.4713794880267" calcext:value-type="float">
            <text:p>59,4713794880267</text:p>
          </table:table-cell>
          <table:table-cell table:formula="of:=[.D144]-[.D132]" office:value-type="float" office:value="-12.25" calcext:value-type="float">
            <text:p>-12,25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63" calcext:value-type="float">
            <text:p>63</text:p>
          </table:table-cell>
          <table:table-cell table:formula="of:=COM.MICROSOFT.STDEV.S([.B134:.B145])" office:value-type="float" office:value="11.7586203066155" calcext:value-type="float">
            <text:p>11,7586203066155</text:p>
          </table:table-cell>
          <table:table-cell table:formula="of:=AVERAGE([.B134:.B145])" office:value-type="float" office:value="70.4166666666667" calcext:value-type="float">
            <text:p>70,4166666666667</text:p>
          </table:table-cell>
          <table:table-cell table:formula="of:=[.D145]-[.C145]" office:value-type="float" office:value="58.6580463600511" calcext:value-type="float">
            <text:p>58,6580463600511</text:p>
          </table:table-cell>
          <table:table-cell table:formula="of:=[.D145]-[.D133]" office:value-type="float" office:value="-12.4166666666667" calcext:value-type="float">
            <text:p>-12,4166666666667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55" calcext:value-type="float">
            <text:p>55</text:p>
          </table:table-cell>
          <table:table-cell table:formula="of:=COM.MICROSOFT.STDEV.S([.B135:.B146])" office:value-type="float" office:value="12.488782845806" calcext:value-type="float">
            <text:p>12,488782845806</text:p>
          </table:table-cell>
          <table:table-cell table:formula="of:=AVERAGE([.B135:.B146])" office:value-type="float" office:value="68.8333333333333" calcext:value-type="float">
            <text:p>68,8333333333333</text:p>
          </table:table-cell>
          <table:table-cell table:formula="of:=[.D146]-[.C146]" office:value-type="float" office:value="56.3445504875274" calcext:value-type="float">
            <text:p>56,3445504875274</text:p>
          </table:table-cell>
          <table:table-cell table:formula="of:=[.D146]-[.D134]" office:value-type="float" office:value="-13.25" calcext:value-type="float">
            <text:p>-13,25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62" calcext:value-type="float">
            <text:p>62</text:p>
          </table:table-cell>
          <table:table-cell table:formula="of:=COM.MICROSOFT.STDEV.S([.B136:.B147])" office:value-type="float" office:value="12.534497850478" calcext:value-type="float">
            <text:p>12,534497850478</text:p>
          </table:table-cell>
          <table:table-cell table:formula="of:=AVERAGE([.B136:.B147])" office:value-type="float" office:value="68.75" calcext:value-type="float">
            <text:p>68,75</text:p>
          </table:table-cell>
          <table:table-cell table:formula="of:=[.D147]-[.C147]" office:value-type="float" office:value="56.2155021495221" calcext:value-type="float">
            <text:p>56,2155021495221</text:p>
          </table:table-cell>
          <table:table-cell table:formula="of:=[.D147]-[.D135]" office:value-type="float" office:value="-11.5" calcext:value-type="float">
            <text:p>-11,5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68" calcext:value-type="float">
            <text:p>68</text:p>
          </table:table-cell>
          <table:table-cell table:formula="of:=COM.MICROSOFT.STDEV.S([.B137:.B148])" office:value-type="float" office:value="12.2622851199781" calcext:value-type="float">
            <text:p>12,2622851199781</text:p>
          </table:table-cell>
          <table:table-cell table:formula="of:=AVERAGE([.B137:.B148])" office:value-type="float" office:value="68" calcext:value-type="float">
            <text:p>68</text:p>
          </table:table-cell>
          <table:table-cell table:formula="of:=[.D148]-[.C148]" office:value-type="float" office:value="55.7377148800219" calcext:value-type="float">
            <text:p>55,7377148800219</text:p>
          </table:table-cell>
          <table:table-cell table:formula="of:=[.D148]-[.D136]" office:value-type="float" office:value="-10.6666666666667" calcext:value-type="float">
            <text:p>-10,66666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66" calcext:value-type="float">
            <text:p>166</text:p>
          </table:table-cell>
          <table:table-cell table:formula="of:=COM.MICROSOFT.STDEV.S([.B138:.B149])" office:value-type="float" office:value="30.9202297219896" calcext:value-type="float">
            <text:p>30,9202297219896</text:p>
          </table:table-cell>
          <table:table-cell table:formula="of:=AVERAGE([.B138:.B149])" office:value-type="float" office:value="75.6666666666667" calcext:value-type="float">
            <text:p>75,6666666666667</text:p>
          </table:table-cell>
          <table:table-cell table:formula="of:=[.D149]-[.C149]" office:value-type="float" office:value="44.7464369446771" calcext:value-type="float">
            <text:p>44,7464369446771</text:p>
          </table:table-cell>
          <table:table-cell table:formula="of:=[.D149]-[.D137]" office:value-type="float" office:value="-0.333333333333343" calcext:value-type="float">
            <text:p>-0,33333333333334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1" calcext:value-type="float">
            <text:p>91</text:p>
          </table:table-cell>
          <table:table-cell table:formula="of:=COM.MICROSOFT.STDEV.S([.B139:.B150])" office:value-type="float" office:value="30.1662062579967" calcext:value-type="float">
            <text:p>30,1662062579967</text:p>
          </table:table-cell>
          <table:table-cell table:formula="of:=AVERAGE([.B139:.B150])" office:value-type="float" office:value="79" calcext:value-type="float">
            <text:p>79</text:p>
          </table:table-cell>
          <table:table-cell table:formula="of:=[.D150]-[.C150]" office:value-type="float" office:value="48.8337937420033" calcext:value-type="float">
            <text:p>48,8337937420033</text:p>
          </table:table-cell>
          <table:table-cell table:formula="of:=[.D150]-[.D138]" office:value-type="float" office:value="5.75" calcext:value-type="float">
            <text:p>5,75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94" calcext:value-type="float">
            <text:p>94</text:p>
          </table:table-cell>
          <table:table-cell table:formula="of:=COM.MICROSOFT.STDEV.S([.B140:.B151])" office:value-type="float" office:value="30.4536408730425" calcext:value-type="float">
            <text:p>30,4536408730425</text:p>
          </table:table-cell>
          <table:table-cell table:formula="of:=AVERAGE([.B140:.B151])" office:value-type="float" office:value="79.8333333333333" calcext:value-type="float">
            <text:p>79,8333333333333</text:p>
          </table:table-cell>
          <table:table-cell table:formula="of:=[.D151]-[.C151]" office:value-type="float" office:value="49.3796924602909" calcext:value-type="float">
            <text:p>49,3796924602909</text:p>
          </table:table-cell>
          <table:table-cell table:formula="of:=[.D151]-[.D139]" office:value-type="float" office:value="5.83333333333333" calcext:value-type="float">
            <text:p>5,83333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2" calcext:value-type="float">
            <text:p>52</text:p>
          </table:table-cell>
          <table:table-cell table:formula="of:=COM.MICROSOFT.STDEV.S([.B141:.B152])" office:value-type="float" office:value="30.5350022701221" calcext:value-type="float">
            <text:p>30,5350022701221</text:p>
          </table:table-cell>
          <table:table-cell table:formula="of:=AVERAGE([.B141:.B152])" office:value-type="float" office:value="79.75" calcext:value-type="float">
            <text:p>79,75</text:p>
          </table:table-cell>
          <table:table-cell table:formula="of:=[.D152]-[.C152]" office:value-type="float" office:value="49.2149977298779" calcext:value-type="float">
            <text:p>49,2149977298779</text:p>
          </table:table-cell>
          <table:table-cell table:formula="of:=[.D152]-[.D140]" office:value-type="float" office:value="8.33333333333334" calcext:value-type="float">
            <text:p>8,33333333333334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2" calcext:value-type="float">
            <text:p>52</text:p>
          </table:table-cell>
          <table:table-cell table:formula="of:=COM.MICROSOFT.STDEV.S([.B142:.B153])" office:value-type="float" office:value="31.3643060973728" calcext:value-type="float">
            <text:p>31,3643060973728</text:p>
          </table:table-cell>
          <table:table-cell table:formula="of:=AVERAGE([.B142:.B153])" office:value-type="float" office:value="78.5833333333333" calcext:value-type="float">
            <text:p>78,5833333333333</text:p>
          </table:table-cell>
          <table:table-cell table:formula="of:=[.D153]-[.C153]" office:value-type="float" office:value="47.2190272359605" calcext:value-type="float">
            <text:p>47,2190272359605</text:p>
          </table:table-cell>
          <table:table-cell table:formula="of:=[.D153]-[.D141]" office:value-type="float" office:value="7.91666666666667" calcext:value-type="float">
            <text:p>7,91666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62" calcext:value-type="float">
            <text:p>62</text:p>
          </table:table-cell>
          <table:table-cell table:formula="of:=COM.MICROSOFT.STDEV.S([.B143:.B154])" office:value-type="float" office:value="31.6381051418965" calcext:value-type="float">
            <text:p>31,6381051418965</text:p>
          </table:table-cell>
          <table:table-cell table:formula="of:=AVERAGE([.B143:.B154])" office:value-type="float" office:value="76.6666666666667" calcext:value-type="float">
            <text:p>76,6666666666667</text:p>
          </table:table-cell>
          <table:table-cell table:formula="of:=[.D154]-[.C154]" office:value-type="float" office:value="45.0285615247702" calcext:value-type="float">
            <text:p>45,0285615247702</text:p>
          </table:table-cell>
          <table:table-cell table:formula="of:=[.D154]-[.D142]" office:value-type="float" office:value="7.25" calcext:value-type="float">
            <text:p>7,2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59" calcext:value-type="float">
            <text:p>59</text:p>
          </table:table-cell>
          <table:table-cell table:formula="of:=COM.MICROSOFT.STDEV.S([.B144:.B155])" office:value-type="float" office:value="31.9881606886427" calcext:value-type="float">
            <text:p>31,9881606886427</text:p>
          </table:table-cell>
          <table:table-cell table:formula="of:=AVERAGE([.B144:.B155])" office:value-type="float" office:value="75.8333333333333" calcext:value-type="float">
            <text:p>75,8333333333333</text:p>
          </table:table-cell>
          <table:table-cell table:formula="of:=[.D155]-[.C155]" office:value-type="float" office:value="43.8451726446907" calcext:value-type="float">
            <text:p>43,8451726446907</text:p>
          </table:table-cell>
          <table:table-cell table:formula="of:=[.D155]-[.D143]" office:value-type="float" office:value="6.5" calcext:value-type="float">
            <text:p>6,5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1" calcext:value-type="float">
            <text:p>51</text:p>
          </table:table-cell>
          <table:table-cell table:formula="of:=COM.MICROSOFT.STDEV.S([.B145:.B156])" office:value-type="float" office:value="32.5672962936561" calcext:value-type="float">
            <text:p>32,5672962936561</text:p>
          </table:table-cell>
          <table:table-cell table:formula="of:=AVERAGE([.B145:.B156])" office:value-type="float" office:value="72.9166666666667" calcext:value-type="float">
            <text:p>72,9166666666667</text:p>
          </table:table-cell>
          <table:table-cell table:formula="of:=[.D156]-[.C156]" office:value-type="float" office:value="40.3493703730105" calcext:value-type="float">
            <text:p>40,3493703730105</text:p>
          </table:table-cell>
          <table:table-cell table:formula="of:=[.D156]-[.D144]" office:value-type="float" office:value="1.91666666666666" calcext:value-type="float">
            <text:p>1,91666666666666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86" calcext:value-type="float">
            <text:p>86</text:p>
          </table:table-cell>
          <table:table-cell table:formula="of:=COM.MICROSOFT.STDEV.S([.B146:.B157])" office:value-type="float" office:value="32.6073983053298" calcext:value-type="float">
            <text:p>32,6073983053298</text:p>
          </table:table-cell>
          <table:table-cell table:formula="of:=AVERAGE([.B146:.B157])" office:value-type="float" office:value="74.8333333333333" calcext:value-type="float">
            <text:p>74,8333333333333</text:p>
          </table:table-cell>
          <table:table-cell table:formula="of:=[.D157]-[.C157]" office:value-type="float" office:value="42.2259350280035" calcext:value-type="float">
            <text:p>42,2259350280035</text:p>
          </table:table-cell>
          <table:table-cell table:formula="of:=[.D157]-[.D145]" office:value-type="float" office:value="4.41666666666667" calcext:value-type="float">
            <text:p>4,4166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54" calcext:value-type="float">
            <text:p>54</text:p>
          </table:table-cell>
          <table:table-cell table:formula="of:=COM.MICROSOFT.STDEV.S([.B147:.B158])" office:value-type="float" office:value="32.6639222718555" calcext:value-type="float">
            <text:p>32,6639222718555</text:p>
          </table:table-cell>
          <table:table-cell table:formula="of:=AVERAGE([.B147:.B158])" office:value-type="float" office:value="74.75" calcext:value-type="float">
            <text:p>74,75</text:p>
          </table:table-cell>
          <table:table-cell table:formula="of:=[.D158]-[.C158]" office:value-type="float" office:value="42.0860777281445" calcext:value-type="float">
            <text:p>42,0860777281445</text:p>
          </table:table-cell>
          <table:table-cell table:formula="of:=[.D158]-[.D146]" office:value-type="float" office:value="5.91666666666667" calcext:value-type="float">
            <text:p>5,916666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52" calcext:value-type="float">
            <text:p>52</text:p>
          </table:table-cell>
          <table:table-cell table:formula="of:=COM.MICROSOFT.STDEV.S([.B148:.B159])" office:value-type="float" office:value="33.1428268211535" calcext:value-type="float">
            <text:p>33,1428268211535</text:p>
          </table:table-cell>
          <table:table-cell table:formula="of:=AVERAGE([.B148:.B159])" office:value-type="float" office:value="73.9166666666667" calcext:value-type="float">
            <text:p>73,9166666666667</text:p>
          </table:table-cell>
          <table:table-cell table:formula="of:=[.D159]-[.C159]" office:value-type="float" office:value="40.7738398455132" calcext:value-type="float">
            <text:p>40,7738398455132</text:p>
          </table:table-cell>
          <table:table-cell table:formula="of:=[.D159]-[.D147]" office:value-type="float" office:value="5.16666666666666" calcext:value-type="float">
            <text:p>5,16666666666666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60" calcext:value-type="float">
            <text:p>60</text:p>
          </table:table-cell>
          <table:table-cell table:formula="of:=COM.MICROSOFT.STDEV.S([.B149:.B160])" office:value-type="float" office:value="33.3524566357017" calcext:value-type="float">
            <text:p>33,3524566357017</text:p>
          </table:table-cell>
          <table:table-cell table:formula="of:=AVERAGE([.B149:.B160])" office:value-type="float" office:value="73.25" calcext:value-type="float">
            <text:p>73,25</text:p>
          </table:table-cell>
          <table:table-cell table:formula="of:=[.D160]-[.C160]" office:value-type="float" office:value="39.8975433642983" calcext:value-type="float">
            <text:p>39,8975433642983</text:p>
          </table:table-cell>
          <table:table-cell table:formula="of:=[.D160]-[.D148]" office:value-type="float" office:value="5.25" calcext:value-type="float">
            <text:p>5,2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60" calcext:value-type="float">
            <text:p>60</text:p>
          </table:table-cell>
          <table:table-cell table:formula="of:=COM.MICROSOFT.STDEV.S([.B150:.B161])" office:value-type="float" office:value="16.1608861893227" calcext:value-type="float">
            <text:p>16,1608861893227</text:p>
          </table:table-cell>
          <table:table-cell table:formula="of:=AVERAGE([.B150:.B161])" office:value-type="float" office:value="64.4166666666667" calcext:value-type="float">
            <text:p>64,4166666666667</text:p>
          </table:table-cell>
          <table:table-cell table:formula="of:=[.D161]-[.C161]" office:value-type="float" office:value="48.2557804773439" calcext:value-type="float">
            <text:p>48,2557804773439</text:p>
          </table:table-cell>
          <table:table-cell table:formula="of:=[.D161]-[.D149]" office:value-type="float" office:value="-11.25" calcext:value-type="float">
            <text:p>-11,25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62" calcext:value-type="float">
            <text:p>62</text:p>
          </table:table-cell>
          <table:table-cell table:formula="of:=COM.MICROSOFT.STDEV.S([.B151:.B162])" office:value-type="float" office:value="13.8235635452986" calcext:value-type="float">
            <text:p>13,8235635452986</text:p>
          </table:table-cell>
          <table:table-cell table:formula="of:=AVERAGE([.B151:.B162])" office:value-type="float" office:value="62" calcext:value-type="float">
            <text:p>62</text:p>
          </table:table-cell>
          <table:table-cell table:formula="of:=[.D162]-[.C162]" office:value-type="float" office:value="48.1764364547014" calcext:value-type="float">
            <text:p>48,1764364547014</text:p>
          </table:table-cell>
          <table:table-cell table:formula="of:=[.D162]-[.D150]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8" calcext:value-type="float">
            <text:p>78</text:p>
          </table:table-cell>
          <table:table-cell table:formula="of:=COM.MICROSOFT.STDEV.S([.B152:.B163])" office:value-type="float" office:value="10.9239797387826" calcext:value-type="float">
            <text:p>10,9239797387826</text:p>
          </table:table-cell>
          <table:table-cell table:formula="of:=AVERAGE([.B152:.B163])" office:value-type="float" office:value="60.6666666666667" calcext:value-type="float">
            <text:p>60,6666666666667</text:p>
          </table:table-cell>
          <table:table-cell table:formula="of:=[.D163]-[.C163]" office:value-type="float" office:value="49.742686927884" calcext:value-type="float">
            <text:p>49,742686927884</text:p>
          </table:table-cell>
          <table:table-cell table:formula="of:=[.D163]-[.D151]" office:value-type="float" office:value="-19.1666666666667" calcext:value-type="float">
            <text:p>-19,166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1" calcext:value-type="float">
            <text:p>51</text:p>
          </table:table-cell>
          <table:table-cell table:formula="of:=COM.MICROSOFT.STDEV.S([.B153:.B164])" office:value-type="float" office:value="10.9996556419928" calcext:value-type="float">
            <text:p>10,9996556419928</text:p>
          </table:table-cell>
          <table:table-cell table:formula="of:=AVERAGE([.B153:.B164])" office:value-type="float" office:value="60.5833333333333" calcext:value-type="float">
            <text:p>60,5833333333333</text:p>
          </table:table-cell>
          <table:table-cell table:formula="of:=[.D164]-[.C164]" office:value-type="float" office:value="49.5836776913405" calcext:value-type="float">
            <text:p>49,5836776913405</text:p>
          </table:table-cell>
          <table:table-cell table:formula="of:=[.D164]-[.D152]" office:value-type="float" office:value="-19.1666666666667" calcext:value-type="float">
            <text:p>-19,1666666666667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63" calcext:value-type="float">
            <text:p>63</text:p>
          </table:table-cell>
          <table:table-cell table:formula="of:=COM.MICROSOFT.STDEV.S([.B154:.B165])" office:value-type="float" office:value="10.6728201947325" calcext:value-type="float">
            <text:p>10,6728201947325</text:p>
          </table:table-cell>
          <table:table-cell table:formula="of:=AVERAGE([.B154:.B165])" office:value-type="float" office:value="61.5" calcext:value-type="float">
            <text:p>61,5</text:p>
          </table:table-cell>
          <table:table-cell table:formula="of:=[.D165]-[.C165]" office:value-type="float" office:value="50.8271798052675" calcext:value-type="float">
            <text:p>50,8271798052675</text:p>
          </table:table-cell>
          <table:table-cell table:formula="of:=[.D165]-[.D153]" office:value-type="float" office:value="-17.0833333333333" calcext:value-type="float">
            <text:p>-17,083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54" calcext:value-type="float">
            <text:p>54</text:p>
          </table:table-cell>
          <table:table-cell table:formula="of:=COM.MICROSOFT.STDEV.S([.B155:.B166])" office:value-type="float" office:value="10.8864664384341" calcext:value-type="float">
            <text:p>10,8864664384341</text:p>
          </table:table-cell>
          <table:table-cell table:formula="of:=AVERAGE([.B155:.B166])" office:value-type="float" office:value="60.8333333333333" calcext:value-type="float">
            <text:p>60,8333333333333</text:p>
          </table:table-cell>
          <table:table-cell table:formula="of:=[.D166]-[.C166]" office:value-type="float" office:value="49.9468668948993" calcext:value-type="float">
            <text:p>49,9468668948993</text:p>
          </table:table-cell>
          <table:table-cell table:formula="of:=[.D166]-[.D154]" office:value-type="float" office:value="-15.8333333333333" calcext:value-type="float">
            <text:p>-15,833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56" calcext:value-type="float">
            <text:p>56</text:p>
          </table:table-cell>
          <table:table-cell table:formula="of:=COM.MICROSOFT.STDEV.S([.B156:.B167])" office:value-type="float" office:value="10.9665469275954" calcext:value-type="float">
            <text:p>10,9665469275954</text:p>
          </table:table-cell>
          <table:table-cell table:formula="of:=AVERAGE([.B156:.B167])" office:value-type="float" office:value="60.5833333333333" calcext:value-type="float">
            <text:p>60,5833333333333</text:p>
          </table:table-cell>
          <table:table-cell table:formula="of:=[.D167]-[.C167]" office:value-type="float" office:value="49.616786405738" calcext:value-type="float">
            <text:p>49,616786405738</text:p>
          </table:table-cell>
          <table:table-cell table:formula="of:=[.D167]-[.D155]" office:value-type="float" office:value="-15.25" calcext:value-type="float">
            <text:p>-15,25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67" calcext:value-type="float">
            <text:p>67</text:p>
          </table:table-cell>
          <table:table-cell table:formula="of:=COM.MICROSOFT.STDEV.S([.B157:.B168])" office:value-type="float" office:value="10.6639437812517" calcext:value-type="float">
            <text:p>10,6639437812517</text:p>
          </table:table-cell>
          <table:table-cell table:formula="of:=AVERAGE([.B157:.B168])" office:value-type="float" office:value="61.9166666666667" calcext:value-type="float">
            <text:p>61,9166666666667</text:p>
          </table:table-cell>
          <table:table-cell table:formula="of:=[.D168]-[.C168]" office:value-type="float" office:value="51.252722885415" calcext:value-type="float">
            <text:p>51,252722885415</text:p>
          </table:table-cell>
          <table:table-cell table:formula="of:=[.D168]-[.D156]" office:value-type="float" office:value="-11" calcext:value-type="float">
            <text:p>-11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02" calcext:value-type="float">
            <text:p>102</text:p>
          </table:table-cell>
          <table:table-cell table:formula="of:=COM.MICROSOFT.STDEV.S([.B158:.B169])" office:value-type="float" office:value="14.3217888674438" calcext:value-type="float">
            <text:p>14,3217888674438</text:p>
          </table:table-cell>
          <table:table-cell table:formula="of:=AVERAGE([.B158:.B169])" office:value-type="float" office:value="63.25" calcext:value-type="float">
            <text:p>63,25</text:p>
          </table:table-cell>
          <table:table-cell table:formula="of:=[.D169]-[.C169]" office:value-type="float" office:value="48.9282111325562" calcext:value-type="float">
            <text:p>48,9282111325562</text:p>
          </table:table-cell>
          <table:table-cell table:formula="of:=[.D169]-[.D157]" office:value-type="float" office:value="-11.5833333333333" calcext:value-type="float">
            <text:p>-11,583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68" calcext:value-type="float">
            <text:p>68</text:p>
          </table:table-cell>
          <table:table-cell table:formula="of:=COM.MICROSOFT.STDEV.S([.B159:.B170])" office:value-type="float" office:value="14.0677473374921" calcext:value-type="float">
            <text:p>14,0677473374921</text:p>
          </table:table-cell>
          <table:table-cell table:formula="of:=AVERAGE([.B159:.B170])" office:value-type="float" office:value="64.4166666666667" calcext:value-type="float">
            <text:p>64,4166666666667</text:p>
          </table:table-cell>
          <table:table-cell table:formula="of:=[.D170]-[.C170]" office:value-type="float" office:value="50.3489193291746" calcext:value-type="float">
            <text:p>50,3489193291746</text:p>
          </table:table-cell>
          <table:table-cell table:formula="of:=[.D170]-[.D158]" office:value-type="float" office:value="-10.3333333333333" calcext:value-type="float">
            <text:p>-10,33333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8" calcext:value-type="float">
            <text:p>78</text:p>
          </table:table-cell>
          <table:table-cell table:formula="of:=COM.MICROSOFT.STDEV.S([.B160:.B171])" office:value-type="float" office:value="13.9834859311932" calcext:value-type="float">
            <text:p>13,9834859311932</text:p>
          </table:table-cell>
          <table:table-cell table:formula="of:=AVERAGE([.B160:.B171])" office:value-type="float" office:value="66.5833333333333" calcext:value-type="float">
            <text:p>66,5833333333333</text:p>
          </table:table-cell>
          <table:table-cell table:formula="of:=[.D171]-[.C171]" office:value-type="float" office:value="52.5998474021401" calcext:value-type="float">
            <text:p>52,5998474021401</text:p>
          </table:table-cell>
          <table:table-cell table:formula="of:=[.D171]-[.D159]" office:value-type="float" office:value="-7.33333333333333" calcext:value-type="float">
            <text:p>-7,3333333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17" calcext:value-type="float">
            <text:p>117</text:p>
          </table:table-cell>
          <table:table-cell table:formula="of:=COM.MICROSOFT.STDEV.S([.B161:.B172])" office:value-type="float" office:value="19.9514562390971" calcext:value-type="float">
            <text:p>19,9514562390971</text:p>
          </table:table-cell>
          <table:table-cell table:formula="of:=AVERAGE([.B161:.B172])" office:value-type="float" office:value="71.3333333333333" calcext:value-type="float">
            <text:p>71,3333333333333</text:p>
          </table:table-cell>
          <table:table-cell table:formula="of:=[.D172]-[.C172]" office:value-type="float" office:value="51.3818770942362" calcext:value-type="float">
            <text:p>51,3818770942362</text:p>
          </table:table-cell>
          <table:table-cell table:formula="of:=[.D172]-[.D160]" office:value-type="float" office:value="-1.91666666666667" calcext:value-type="float">
            <text:p>-1,91666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4" calcext:value-type="float">
            <text:p>74</text:p>
          </table:table-cell>
          <table:table-cell table:formula="of:=COM.MICROSOFT.STDEV.S([.B162:.B173])" office:value-type="float" office:value="19.6353114196199" calcext:value-type="float">
            <text:p>19,6353114196199</text:p>
          </table:table-cell>
          <table:table-cell table:formula="of:=AVERAGE([.B162:.B173])" office:value-type="float" office:value="72.5" calcext:value-type="float">
            <text:p>72,5</text:p>
          </table:table-cell>
          <table:table-cell table:formula="of:=[.D173]-[.C173]" office:value-type="float" office:value="52.8646885803801" calcext:value-type="float">
            <text:p>52,8646885803801</text:p>
          </table:table-cell>
          <table:table-cell table:formula="of:=[.D173]-[.D161]" office:value-type="float" office:value="8.08333333333334" calcext:value-type="float">
            <text:p>8,08333333333334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7" calcext:value-type="float">
            <text:p>67</text:p>
          </table:table-cell>
          <table:table-cell table:formula="of:=COM.MICROSOFT.STDEV.S([.B163:.B174])" office:value-type="float" office:value="19.4443650792031" calcext:value-type="float">
            <text:p>19,4443650792031</text:p>
          </table:table-cell>
          <table:table-cell table:formula="of:=AVERAGE([.B163:.B174])" office:value-type="float" office:value="72.9166666666667" calcext:value-type="float">
            <text:p>72,9166666666667</text:p>
          </table:table-cell>
          <table:table-cell table:formula="of:=[.D174]-[.C174]" office:value-type="float" office:value="53.4723015874635" calcext:value-type="float">
            <text:p>53,4723015874635</text:p>
          </table:table-cell>
          <table:table-cell table:formula="of:=[.D174]-[.D162]" office:value-type="float" office:value="10.9166666666667" calcext:value-type="float">
            <text:p>10,91666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93" calcext:value-type="float">
            <text:p>93</text:p>
          </table:table-cell>
          <table:table-cell table:formula="of:=COM.MICROSOFT.STDEV.S([.B164:.B175])" office:value-type="float" office:value="20.2656598633494" calcext:value-type="float">
            <text:p>20,2656598633494</text:p>
          </table:table-cell>
          <table:table-cell table:formula="of:=AVERAGE([.B164:.B175])" office:value-type="float" office:value="74.1666666666667" calcext:value-type="float">
            <text:p>74,1666666666667</text:p>
          </table:table-cell>
          <table:table-cell table:formula="of:=[.D175]-[.C175]" office:value-type="float" office:value="53.9010068033173" calcext:value-type="float">
            <text:p>53,9010068033173</text:p>
          </table:table-cell>
          <table:table-cell table:formula="of:=[.D175]-[.D163]" office:value-type="float" office:value="13.5" calcext:value-type="float">
            <text:p>13,5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52" calcext:value-type="float">
            <text:p>52</text:p>
          </table:table-cell>
          <table:table-cell table:formula="of:=COM.MICROSOFT.STDEV.S([.B165:.B176])" office:value-type="float" office:value="20.1635359453193" calcext:value-type="float">
            <text:p>20,1635359453193</text:p>
          </table:table-cell>
          <table:table-cell table:formula="of:=AVERAGE([.B165:.B176])" office:value-type="float" office:value="74.25" calcext:value-type="float">
            <text:p>74,25</text:p>
          </table:table-cell>
          <table:table-cell table:formula="of:=[.D176]-[.C176]" office:value-type="float" office:value="54.0864640546807" calcext:value-type="float">
            <text:p>54,0864640546807</text:p>
          </table:table-cell>
          <table:table-cell table:formula="of:=[.D176]-[.D164]" office:value-type="float" office:value="13.6666666666667" calcext:value-type="float">
            <text:p>13,6666666666667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4" calcext:value-type="float">
            <text:p>64</text:p>
          </table:table-cell>
          <table:table-cell table:formula="of:=COM.MICROSOFT.STDEV.S([.B166:.B177])" office:value-type="float" office:value="20.1148219133568" calcext:value-type="float">
            <text:p>20,1148219133568</text:p>
          </table:table-cell>
          <table:table-cell table:formula="of:=AVERAGE([.B166:.B177])" office:value-type="float" office:value="74.3333333333333" calcext:value-type="float">
            <text:p>74,3333333333333</text:p>
          </table:table-cell>
          <table:table-cell table:formula="of:=[.D177]-[.C177]" office:value-type="float" office:value="54.2185114199765" calcext:value-type="float">
            <text:p>54,2185114199765</text:p>
          </table:table-cell>
          <table:table-cell table:formula="of:=[.D177]-[.D165]" office:value-type="float" office:value="12.8333333333333" calcext:value-type="float">
            <text:p>12,8333333333333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8" calcext:value-type="float">
            <text:p>68</text:p>
          </table:table-cell>
          <table:table-cell table:formula="of:=COM.MICROSOFT.STDEV.S([.B167:.B178])" office:value-type="float" office:value="19.2141046677127" calcext:value-type="float">
            <text:p>19,2141046677127</text:p>
          </table:table-cell>
          <table:table-cell table:formula="of:=AVERAGE([.B167:.B178])" office:value-type="float" office:value="75.5" calcext:value-type="float">
            <text:p>75,5</text:p>
          </table:table-cell>
          <table:table-cell table:formula="of:=[.D178]-[.C178]" office:value-type="float" office:value="56.2858953322873" calcext:value-type="float">
            <text:p>56,2858953322873</text:p>
          </table:table-cell>
          <table:table-cell table:formula="of:=[.D178]-[.D166]" office:value-type="float" office:value="14.6666666666667" calcext:value-type="float">
            <text:p>14,6666666666667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56" calcext:value-type="float">
            <text:p>56</text:p>
          </table:table-cell>
          <table:table-cell table:formula="of:=COM.MICROSOFT.STDEV.S([.B168:.B179])" office:value-type="float" office:value="19.2141046677127" calcext:value-type="float">
            <text:p>19,2141046677127</text:p>
          </table:table-cell>
          <table:table-cell table:formula="of:=AVERAGE([.B168:.B179])" office:value-type="float" office:value="75.5" calcext:value-type="float">
            <text:p>75,5</text:p>
          </table:table-cell>
          <table:table-cell table:formula="of:=[.D179]-[.C179]" office:value-type="float" office:value="56.2858953322873" calcext:value-type="float">
            <text:p>56,2858953322873</text:p>
          </table:table-cell>
          <table:table-cell table:formula="of:=[.D179]-[.D167]" office:value-type="float" office:value="14.9166666666667" calcext:value-type="float">
            <text:p>14,9166666666667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5" calcext:value-type="float">
            <text:p>75</text:p>
          </table:table-cell>
          <table:table-cell table:formula="of:=COM.MICROSOFT.STDEV.S([.B169:.B180])" office:value-type="float" office:value="19.0302789036713" calcext:value-type="float">
            <text:p>19,0302789036713</text:p>
          </table:table-cell>
          <table:table-cell table:formula="of:=AVERAGE([.B169:.B180])" office:value-type="float" office:value="76.1666666666667" calcext:value-type="float">
            <text:p>76,1666666666667</text:p>
          </table:table-cell>
          <table:table-cell table:formula="of:=[.D180]-[.C180]" office:value-type="float" office:value="57.1363877629954" calcext:value-type="float">
            <text:p>57,1363877629954</text:p>
          </table:table-cell>
          <table:table-cell table:formula="of:=[.D180]-[.D168]" office:value-type="float" office:value="14.25" calcext:value-type="float">
            <text:p>14,25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10" calcext:value-type="float">
            <text:p>110</text:p>
          </table:table-cell>
          <table:table-cell table:formula="of:=COM.MICROSOFT.STDEV.S([.B170:.B181])" office:value-type="float" office:value="20.1261175108516" calcext:value-type="float">
            <text:p>20,1261175108516</text:p>
          </table:table-cell>
          <table:table-cell table:formula="of:=AVERAGE([.B170:.B181])" office:value-type="float" office:value="76.8333333333333" calcext:value-type="float">
            <text:p>76,8333333333333</text:p>
          </table:table-cell>
          <table:table-cell table:formula="of:=[.D181]-[.C181]" office:value-type="float" office:value="56.7072158224818" calcext:value-type="float">
            <text:p>56,7072158224818</text:p>
          </table:table-cell>
          <table:table-cell table:formula="of:=[.D181]-[.D169]" office:value-type="float" office:value="13.5833333333333" calcext:value-type="float">
            <text:p>13,583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13" calcext:value-type="float">
            <text:p>113</text:p>
          </table:table-cell>
          <table:table-cell table:formula="of:=COM.MICROSOFT.STDEV.S([.B171:.B182])" office:value-type="float" office:value="22.395041388394" calcext:value-type="float">
            <text:p>22,395041388394</text:p>
          </table:table-cell>
          <table:table-cell table:formula="of:=AVERAGE([.B171:.B182])" office:value-type="float" office:value="80.5833333333333" calcext:value-type="float">
            <text:p>80,5833333333333</text:p>
          </table:table-cell>
          <table:table-cell table:formula="of:=[.D182]-[.C182]" office:value-type="float" office:value="58.1882919449394" calcext:value-type="float">
            <text:p>58,1882919449394</text:p>
          </table:table-cell>
          <table:table-cell table:formula="of:=[.D182]-[.D170]" office:value-type="float" office:value="16.1666666666667" calcext:value-type="float">
            <text:p>16,1666666666667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46" calcext:value-type="float">
            <text:p>146</text:p>
          </table:table-cell>
          <table:table-cell table:formula="of:=COM.MICROSOFT.STDEV.S([.B172:.B183])" office:value-type="float" office:value="29.2392171266916" calcext:value-type="float">
            <text:p>29,2392171266916</text:p>
          </table:table-cell>
          <table:table-cell table:formula="of:=AVERAGE([.B172:.B183])" office:value-type="float" office:value="86.25" calcext:value-type="float">
            <text:p>86,25</text:p>
          </table:table-cell>
          <table:table-cell table:formula="of:=[.D183]-[.C183]" office:value-type="float" office:value="57.0107828733084" calcext:value-type="float">
            <text:p>57,0107828733084</text:p>
          </table:table-cell>
          <table:table-cell table:formula="of:=[.D183]-[.D171]" office:value-type="float" office:value="19.6666666666667" calcext:value-type="float">
            <text:p>19,6666666666667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1" calcext:value-type="float">
            <text:p>81</text:p>
          </table:table-cell>
          <table:table-cell table:formula="of:=COM.MICROSOFT.STDEV.S([.B173:.B184])" office:value-type="float" office:value="27.5981718762148" calcext:value-type="float">
            <text:p>27,5981718762148</text:p>
          </table:table-cell>
          <table:table-cell table:formula="of:=AVERAGE([.B173:.B184])" office:value-type="float" office:value="83.25" calcext:value-type="float">
            <text:p>83,25</text:p>
          </table:table-cell>
          <table:table-cell table:formula="of:=[.D184]-[.C184]" office:value-type="float" office:value="55.6518281237853" calcext:value-type="float">
            <text:p>55,6518281237853</text:p>
          </table:table-cell>
          <table:table-cell table:formula="of:=[.D184]-[.D172]" office:value-type="float" office:value="11.9166666666667" calcext:value-type="float">
            <text:p>11,9166666666667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56" calcext:value-type="float">
            <text:p>56</text:p>
          </table:table-cell>
          <table:table-cell table:formula="of:=COM.MICROSOFT.STDEV.S([.B174:.B185])" office:value-type="float" office:value="28.6169847849458" calcext:value-type="float">
            <text:p>28,6169847849458</text:p>
          </table:table-cell>
          <table:table-cell table:formula="of:=AVERAGE([.B174:.B185])" office:value-type="float" office:value="81.75" calcext:value-type="float">
            <text:p>81,75</text:p>
          </table:table-cell>
          <table:table-cell table:formula="of:=[.D185]-[.C185]" office:value-type="float" office:value="53.1330152150542" calcext:value-type="float">
            <text:p>53,1330152150542</text:p>
          </table:table-cell>
          <table:table-cell table:formula="of:=[.D185]-[.D173]" office:value-type="float" office:value="9.25" calcext:value-type="float">
            <text:p>9,25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65" calcext:value-type="float">
            <text:p>65</text:p>
          </table:table-cell>
          <table:table-cell table:formula="of:=COM.MICROSOFT.STDEV.S([.B175:.B186])" office:value-type="float" office:value="28.7163505320364" calcext:value-type="float">
            <text:p>28,7163505320364</text:p>
          </table:table-cell>
          <table:table-cell table:formula="of:=AVERAGE([.B175:.B186])" office:value-type="float" office:value="81.5833333333333" calcext:value-type="float">
            <text:p>81,5833333333333</text:p>
          </table:table-cell>
          <table:table-cell table:formula="of:=[.D186]-[.C186]" office:value-type="float" office:value="52.8669828012969" calcext:value-type="float">
            <text:p>52,8669828012969</text:p>
          </table:table-cell>
          <table:table-cell table:formula="of:=[.D186]-[.D174]" office:value-type="float" office:value="8.66666666666667" calcext:value-type="float">
            <text:p>8,66666666666667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65" calcext:value-type="float">
            <text:p>65</text:p>
          </table:table-cell>
          <table:table-cell table:formula="of:=COM.MICROSOFT.STDEV.S([.B176:.B187])" office:value-type="float" office:value="28.841652329416" calcext:value-type="float">
            <text:p>28,841652329416</text:p>
          </table:table-cell>
          <table:table-cell table:formula="of:=AVERAGE([.B176:.B187])" office:value-type="float" office:value="79.25" calcext:value-type="float">
            <text:p>79,25</text:p>
          </table:table-cell>
          <table:table-cell table:formula="of:=[.D187]-[.C187]" office:value-type="float" office:value="50.408347670584" calcext:value-type="float">
            <text:p>50,408347670584</text:p>
          </table:table-cell>
          <table:table-cell table:formula="of:=[.D187]-[.D175]" office:value-type="float" office:value="5.08333333333334" calcext:value-type="float">
            <text:p>5,08333333333334</text:p>
          </table:table-cell>
        </table:table-row>
      </table:table>
      <table:table table:name="Mean edit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ean edit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1.8" calcext:value-type="float">
            <text:p>1,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1.8" calcext:value-type="float">
            <text:p>1,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1.8" calcext:value-type="float">
            <text:p>1,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1.8" calcext:value-type="float">
            <text:p>1,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office:value-type="float" office:value="1.8" calcext:value-type="float">
            <text:p>1,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 office:value-type="float" office:value="1.8" calcext:value-type="float">
            <text:p>1,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office:value-type="float" office:value="1.8" calcext:value-type="float">
            <text:p>1,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office:value-type="float" office:value="1.8" calcext:value-type="float">
            <text:p>1,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 office:value-type="float" office:value="1.8" calcext:value-type="float">
            <text:p>1,8</text:p>
          </table:table-cell>
          <table:table-cell table:formula="of:=COM.MICROSOFT.STDEV.S([.B2:.B13])" office:value-type="float" office:value="1.01384357170068" calcext:value-type="float">
            <text:p>1,01384357170068</text:p>
          </table:table-cell>
          <table:table-cell table:formula="of:=AVERAGE([.B2:.B13])" office:value-type="float" office:value="1.93333333333333" calcext:value-type="float">
            <text:p>1,93333333333333</text:p>
          </table:table-cell>
          <table:table-cell table:formula="of:=[.D13]-[.C13]" office:value-type="float" office:value="0.919489761632656" calcext:value-type="float">
            <text:p>0,919489761632656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office:value-type="float" office:value="1.8" calcext:value-type="float">
            <text:p>1,8</text:p>
          </table:table-cell>
          <table:table-cell table:formula="of:=COM.MICROSOFT.STDEV.S([.B3:.B14])" office:value-type="float" office:value="0.972344869608796" calcext:value-type="float">
            <text:p>0,972344869608796</text:p>
          </table:table-cell>
          <table:table-cell table:formula="of:=AVERAGE([.B3:.B14])" office:value-type="float" office:value="2" calcext:value-type="float">
            <text:p>2</text:p>
          </table:table-cell>
          <table:table-cell table:formula="of:=[.D14]-[.C14]" office:value-type="float" office:value="1.0276551303912" calcext:value-type="float">
            <text:p>1,0276551303912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 office:value-type="float" office:value="1.8" calcext:value-type="float">
            <text:p>1,8</text:p>
          </table:table-cell>
          <table:table-cell table:formula="of:=COM.MICROSOFT.STDEV.S([.B4:.B15])" office:value-type="float" office:value="0.923760430703401" calcext:value-type="float">
            <text:p>0,923760430703401</text:p>
          </table:table-cell>
          <table:table-cell table:formula="of:=AVERAGE([.B4:.B15])" office:value-type="float" office:value="2.06666666666667" calcext:value-type="float">
            <text:p>2,06666666666667</text:p>
          </table:table-cell>
          <table:table-cell table:formula="of:=[.D15]-[.C15]" office:value-type="float" office:value="1.14290623596327" calcext:value-type="float">
            <text:p>1,14290623596327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1.8" calcext:value-type="float">
            <text:p>1,8</text:p>
          </table:table-cell>
          <table:table-cell table:formula="of:=COM.MICROSOFT.STDEV.S([.B5:.B16])" office:value-type="float" office:value="0" calcext:value-type="float">
            <text:p>0</text:p>
          </table:table-cell>
          <table:table-cell table:formula="of:=AVERAGE([.B5:.B16])" office:value-type="float" office:value="1.8" calcext:value-type="float">
            <text:p>1,8</text:p>
          </table:table-cell>
          <table:table-cell table:formula="of:=[.D16]-[.C16]"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.8" calcext:value-type="float">
            <text:p>1,8</text:p>
          </table:table-cell>
          <table:table-cell table:formula="of:=COM.MICROSOFT.STDEV.S([.B6:.B17])" office:value-type="float" office:value="0" calcext:value-type="float">
            <text:p>0</text:p>
          </table:table-cell>
          <table:table-cell table:formula="of:=AVERAGE([.B6:.B17])" office:value-type="float" office:value="1.8" calcext:value-type="float">
            <text:p>1,8</text:p>
          </table:table-cell>
          <table:table-cell table:formula="of:=[.D17]-[.C17]"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.9" calcext:value-type="float">
            <text:p>1,9</text:p>
          </table:table-cell>
          <table:table-cell table:formula="of:=COM.MICROSOFT.STDEV.S([.B7:.B18])" office:value-type="float" office:value="0.0288675134594812" calcext:value-type="float">
            <text:p>0,028867513459481</text:p>
          </table:table-cell>
          <table:table-cell table:formula="of:=AVERAGE([.B7:.B18])" office:value-type="float" office:value="1.80833333333333" calcext:value-type="float">
            <text:p>1,80833333333333</text:p>
          </table:table-cell>
          <table:table-cell table:formula="of:=[.D18]-[.C18]" office:value-type="float" office:value="1.77946581987385" calcext:value-type="float">
            <text:p>1,77946581987385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1.9" calcext:value-type="float">
            <text:p>1,9</text:p>
          </table:table-cell>
          <table:table-cell table:formula="of:=COM.MICROSOFT.STDEV.S([.B8:.B19])" office:value-type="float" office:value="0.0389249472080761" calcext:value-type="float">
            <text:p>0,038924947208076</text:p>
          </table:table-cell>
          <table:table-cell table:formula="of:=AVERAGE([.B8:.B19])" office:value-type="float" office:value="1.81666666666667" calcext:value-type="float">
            <text:p>1,81666666666667</text:p>
          </table:table-cell>
          <table:table-cell table:formula="of:=[.D19]-[.C19]" office:value-type="float" office:value="1.77774171945859" calcext:value-type="float">
            <text:p>1,77774171945859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2" calcext:value-type="float">
            <text:p>2</text:p>
          </table:table-cell>
          <table:table-cell table:formula="of:=COM.MICROSOFT.STDEV.S([.B9:.B20])" office:value-type="float" office:value="0.0651338947278929" calcext:value-type="float">
            <text:p>0,065133894727893</text:p>
          </table:table-cell>
          <table:table-cell table:formula="of:=AVERAGE([.B9:.B20])" office:value-type="float" office:value="1.83333333333333" calcext:value-type="float">
            <text:p>1,83333333333333</text:p>
          </table:table-cell>
          <table:table-cell table:formula="of:=[.D20]-[.C20]" office:value-type="float" office:value="1.76819943860544" calcext:value-type="float">
            <text:p>1,76819943860544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2" calcext:value-type="float">
            <text:p>2</text:p>
          </table:table-cell>
          <table:table-cell table:formula="of:=COM.MICROSOFT.STDEV.S([.B10:.B21])" office:value-type="float" office:value="0.0797724035217465" calcext:value-type="float">
            <text:p>0,079772403521747</text:p>
          </table:table-cell>
          <table:table-cell table:formula="of:=AVERAGE([.B10:.B21])" office:value-type="float" office:value="1.85" calcext:value-type="float">
            <text:p>1,85</text:p>
          </table:table-cell>
          <table:table-cell table:formula="of:=[.D21]-[.C21]" office:value-type="float" office:value="1.77022759647825" calcext:value-type="float">
            <text:p>1,77022759647825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2" calcext:value-type="float">
            <text:p>2</text:p>
          </table:table-cell>
          <table:table-cell table:formula="of:=COM.MICROSOFT.STDEV.S([.B11:.B22])" office:value-type="float" office:value="0.0887625364598594" calcext:value-type="float">
            <text:p>0,08876253645986</text:p>
          </table:table-cell>
          <table:table-cell table:formula="of:=AVERAGE([.B11:.B22])" office:value-type="float" office:value="1.86666666666667" calcext:value-type="float">
            <text:p>1,86666666666667</text:p>
          </table:table-cell>
          <table:table-cell table:formula="of:=[.D22]-[.C22]" office:value-type="float" office:value="1.77790413020681" calcext:value-type="float">
            <text:p>1,77790413020681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2.1" calcext:value-type="float">
            <text:p>2,1</text:p>
          </table:table-cell>
          <table:table-cell table:formula="of:=COM.MICROSOFT.STDEV.S([.B12:.B23])" office:value-type="float" office:value="0.108362466945083" calcext:value-type="float">
            <text:p>0,108362466945083</text:p>
          </table:table-cell>
          <table:table-cell table:formula="of:=AVERAGE([.B12:.B23])" office:value-type="float" office:value="1.89166666666667" calcext:value-type="float">
            <text:p>1,89166666666667</text:p>
          </table:table-cell>
          <table:table-cell table:formula="of:=[.D23]-[.C23]" office:value-type="float" office:value="1.78330419972158" calcext:value-type="float">
            <text:p>1,78330419972158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2.1" calcext:value-type="float">
            <text:p>2,1</text:p>
          </table:table-cell>
          <table:table-cell table:formula="of:=COM.MICROSOFT.STDEV.S([.B13:.B24])" office:value-type="float" office:value="0.119341628287971" calcext:value-type="float">
            <text:p>0,119341628287971</text:p>
          </table:table-cell>
          <table:table-cell table:formula="of:=AVERAGE([.B13:.B24])" office:value-type="float" office:value="1.91666666666667" calcext:value-type="float">
            <text:p>1,91666666666667</text:p>
          </table:table-cell>
          <table:table-cell table:formula="of:=[.D24]-[.C24]" office:value-type="float" office:value="1.7973250383787" calcext:value-type="float">
            <text:p>1,7973250383787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2.1" calcext:value-type="float">
            <text:p>2,1</text:p>
          </table:table-cell>
          <table:table-cell table:formula="of:=COM.MICROSOFT.STDEV.S([.B14:.B25])" office:value-type="float" office:value="0.124011240937215" calcext:value-type="float">
            <text:p>0,124011240937215</text:p>
          </table:table-cell>
          <table:table-cell table:formula="of:=AVERAGE([.B14:.B25])" office:value-type="float" office:value="1.94166666666667" calcext:value-type="float">
            <text:p>1,94166666666667</text:p>
          </table:table-cell>
          <table:table-cell table:formula="of:=[.D25]-[.C25]" office:value-type="float" office:value="1.81765542572945" calcext:value-type="float">
            <text:p>1,81765542572945</text:p>
          </table:table-cell>
          <table:table-cell table:formula="of:=[.D25]-[.D13]" office:value-type="float" office:value="0.00833333333333308" calcext:value-type="float">
            <text:p>0,008333333333333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2.2" calcext:value-type="float">
            <text:p>2,2</text:p>
          </table:table-cell>
          <table:table-cell table:formula="of:=COM.MICROSOFT.STDEV.S([.B15:.B26])" office:value-type="float" office:value="0.135680105059994" calcext:value-type="float">
            <text:p>0,135680105059994</text:p>
          </table:table-cell>
          <table:table-cell table:formula="of:=AVERAGE([.B15:.B26])" office:value-type="float" office:value="1.975" calcext:value-type="float">
            <text:p>1,975</text:p>
          </table:table-cell>
          <table:table-cell table:formula="of:=[.D26]-[.C26]" office:value-type="float" office:value="1.83931989494001" calcext:value-type="float">
            <text:p>1,83931989494001</text:p>
          </table:table-cell>
          <table:table-cell table:formula="of:=[.D26]-[.D14]" office:value-type="float" office:value="-0.0249999999999999" calcext:value-type="float">
            <text:p>-0,025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2.3" calcext:value-type="float">
            <text:p>2,3</text:p>
          </table:table-cell>
          <table:table-cell table:formula="of:=COM.MICROSOFT.STDEV.S([.B16:.B27])" office:value-type="float" office:value="0.152752523165195" calcext:value-type="float">
            <text:p>0,152752523165195</text:p>
          </table:table-cell>
          <table:table-cell table:formula="of:=AVERAGE([.B16:.B27])" office:value-type="float" office:value="2.01666666666667" calcext:value-type="float">
            <text:p>2,01666666666667</text:p>
          </table:table-cell>
          <table:table-cell table:formula="of:=[.D27]-[.C27]" office:value-type="float" office:value="1.86391414350147" calcext:value-type="float">
            <text:p>1,86391414350147</text:p>
          </table:table-cell>
          <table:table-cell table:formula="of:=[.D27]-[.D15]" office:value-type="float" office:value="-0.0500000000000003" calcext:value-type="float">
            <text:p>-0,05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2.9" calcext:value-type="float">
            <text:p>2,9</text:p>
          </table:table-cell>
          <table:table-cell table:formula="of:=COM.MICROSOFT.STDEV.S([.B17:.B28])" office:value-type="float" office:value="0.284312035153866" calcext:value-type="float">
            <text:p>0,284312035153866</text:p>
          </table:table-cell>
          <table:table-cell table:formula="of:=AVERAGE([.B17:.B28])" office:value-type="float" office:value="2.10833333333333" calcext:value-type="float">
            <text:p>2,10833333333333</text:p>
          </table:table-cell>
          <table:table-cell table:formula="of:=[.D28]-[.C28]" office:value-type="float" office:value="1.82402129817947" calcext:value-type="float">
            <text:p>1,82402129817947</text:p>
          </table:table-cell>
          <table:table-cell table:formula="of:=[.D28]-[.D16]" office:value-type="float" office:value="0.308333333333333" calcext:value-type="float">
            <text:p>0,308333333333333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3.4" calcext:value-type="float">
            <text:p>3,4</text:p>
          </table:table-cell>
          <table:table-cell table:formula="of:=COM.MICROSOFT.STDEV.S([.B18:.B29])" office:value-type="float" office:value="0.452183255959016" calcext:value-type="float">
            <text:p>0,452183255959016</text:p>
          </table:table-cell>
          <table:table-cell table:formula="of:=AVERAGE([.B18:.B29])" office:value-type="float" office:value="2.24166666666667" calcext:value-type="float">
            <text:p>2,24166666666667</text:p>
          </table:table-cell>
          <table:table-cell table:formula="of:=[.D29]-[.C29]" office:value-type="float" office:value="1.78948341070765" calcext:value-type="float">
            <text:p>1,78948341070765</text:p>
          </table:table-cell>
          <table:table-cell table:formula="of:=[.D29]-[.D17]" office:value-type="float" office:value="0.441666666666666" calcext:value-type="float">
            <text:p>0,441666666666666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3.2" calcext:value-type="float">
            <text:p>3,2</text:p>
          </table:table-cell>
          <table:table-cell table:formula="of:=COM.MICROSOFT.STDEV.S([.B19:.B30])" office:value-type="float" office:value="0.514339823993296" calcext:value-type="float">
            <text:p>0,514339823993296</text:p>
          </table:table-cell>
          <table:table-cell table:formula="of:=AVERAGE([.B19:.B30])" office:value-type="float" office:value="2.35" calcext:value-type="float">
            <text:p>2,35</text:p>
          </table:table-cell>
          <table:table-cell table:formula="of:=[.D30]-[.C30]" office:value-type="float" office:value="1.8356601760067" calcext:value-type="float">
            <text:p>1,8356601760067</text:p>
          </table:table-cell>
          <table:table-cell table:formula="of:=[.D30]-[.D18]" office:value-type="float" office:value="0.541666666666666" calcext:value-type="float">
            <text:p>0,541666666666666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.5" calcext:value-type="float">
            <text:p>3,5</text:p>
          </table:table-cell>
          <table:table-cell table:formula="of:=COM.MICROSOFT.STDEV.S([.B20:.B31])" office:value-type="float" office:value="0.589041337233387" calcext:value-type="float">
            <text:p>0,589041337233387</text:p>
          </table:table-cell>
          <table:table-cell table:formula="of:=AVERAGE([.B20:.B31])" office:value-type="float" office:value="2.48333333333333" calcext:value-type="float">
            <text:p>2,48333333333333</text:p>
          </table:table-cell>
          <table:table-cell table:formula="of:=[.D31]-[.C31]" office:value-type="float" office:value="1.89429199609995" calcext:value-type="float">
            <text:p>1,89429199609995</text:p>
          </table:table-cell>
          <table:table-cell table:formula="of:=[.D31]-[.D19]" office:value-type="float" office:value="0.666666666666666" calcext:value-type="float">
            <text:p>0,666666666666666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.3" calcext:value-type="float">
            <text:p>3,3</text:p>
          </table:table-cell>
          <table:table-cell table:formula="of:=COM.MICROSOFT.STDEV.S([.B21:.B32])" office:value-type="float" office:value="0.61119604552108" calcext:value-type="float">
            <text:p>0,61119604552108</text:p>
          </table:table-cell>
          <table:table-cell table:formula="of:=AVERAGE([.B21:.B32])" office:value-type="float" office:value="2.59166666666667" calcext:value-type="float">
            <text:p>2,59166666666667</text:p>
          </table:table-cell>
          <table:table-cell table:formula="of:=[.D32]-[.C32]" office:value-type="float" office:value="1.98047062114559" calcext:value-type="float">
            <text:p>1,98047062114559</text:p>
          </table:table-cell>
          <table:table-cell table:formula="of:=[.D32]-[.D20]" office:value-type="float" office:value="0.758333333333333" calcext:value-type="float">
            <text:p>0,758333333333333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3.2" calcext:value-type="float">
            <text:p>3,2</text:p>
          </table:table-cell>
          <table:table-cell table:formula="of:=COM.MICROSOFT.STDEV.S([.B22:.B33])" office:value-type="float" office:value="0.60371325724196" calcext:value-type="float">
            <text:p>0,60371325724196</text:p>
          </table:table-cell>
          <table:table-cell table:formula="of:=AVERAGE([.B22:.B33])" office:value-type="float" office:value="2.69166666666667" calcext:value-type="float">
            <text:p>2,69166666666667</text:p>
          </table:table-cell>
          <table:table-cell table:formula="of:=[.D33]-[.C33]" office:value-type="float" office:value="2.08795340942471" calcext:value-type="float">
            <text:p>2,08795340942471</text:p>
          </table:table-cell>
          <table:table-cell table:formula="of:=[.D33]-[.D21]" office:value-type="float" office:value="0.841666666666667" calcext:value-type="float">
            <text:p>0,841666666666667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3.6" calcext:value-type="float">
            <text:p>3,6</text:p>
          </table:table-cell>
          <table:table-cell table:formula="of:=COM.MICROSOFT.STDEV.S([.B23:.B34])" office:value-type="float" office:value="0.613670032746352" calcext:value-type="float">
            <text:p>0,613670032746352</text:p>
          </table:table-cell>
          <table:table-cell table:formula="of:=AVERAGE([.B23:.B34])" office:value-type="float" office:value="2.825" calcext:value-type="float">
            <text:p>2,825</text:p>
          </table:table-cell>
          <table:table-cell table:formula="of:=[.D34]-[.C34]" office:value-type="float" office:value="2.21132996725365" calcext:value-type="float">
            <text:p>2,21132996725365</text:p>
          </table:table-cell>
          <table:table-cell table:formula="of:=[.D34]-[.D22]" office:value-type="float" office:value="0.958333333333333" calcext:value-type="float">
            <text:p>0,958333333333333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3.8" calcext:value-type="float">
            <text:p>3,8</text:p>
          </table:table-cell>
          <table:table-cell table:formula="of:=COM.MICROSOFT.STDEV.S([.B24:.B35])" office:value-type="float" office:value="0.627162924074226" calcext:value-type="float">
            <text:p>0,627162924074226</text:p>
          </table:table-cell>
          <table:table-cell table:formula="of:=AVERAGE([.B24:.B35])" office:value-type="float" office:value="2.96666666666667" calcext:value-type="float">
            <text:p>2,96666666666667</text:p>
          </table:table-cell>
          <table:table-cell table:formula="of:=[.D35]-[.C35]" office:value-type="float" office:value="2.33950374259244" calcext:value-type="float">
            <text:p>2,33950374259244</text:p>
          </table:table-cell>
          <table:table-cell table:formula="of:=[.D35]-[.D23]" office:value-type="float" office:value="1.075" calcext:value-type="float">
            <text:p>1,075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.2" calcext:value-type="float">
            <text:p>4,2</text:p>
          </table:table-cell>
          <table:table-cell table:formula="of:=COM.MICROSOFT.STDEV.S([.B25:.B36])" office:value-type="float" office:value="0.655686085275753" calcext:value-type="float">
            <text:p>0,655686085275753</text:p>
          </table:table-cell>
          <table:table-cell table:formula="of:=AVERAGE([.B25:.B36])" office:value-type="float" office:value="3.14166666666667" calcext:value-type="float">
            <text:p>3,14166666666667</text:p>
          </table:table-cell>
          <table:table-cell table:formula="of:=[.D36]-[.C36]" office:value-type="float" office:value="2.48598058139091" calcext:value-type="float">
            <text:p>2,48598058139091</text:p>
          </table:table-cell>
          <table:table-cell table:formula="of:=[.D36]-[.D24]" office:value-type="float" office:value="1.225" calcext:value-type="float">
            <text:p>1,225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4.9" calcext:value-type="float">
            <text:p>4,9</text:p>
          </table:table-cell>
          <table:table-cell table:formula="of:=COM.MICROSOFT.STDEV.S([.B26:.B37])" office:value-type="float" office:value="0.743609134864914" calcext:value-type="float">
            <text:p>0,743609134864914</text:p>
          </table:table-cell>
          <table:table-cell table:formula="of:=AVERAGE([.B26:.B37])" office:value-type="float" office:value="3.375" calcext:value-type="float">
            <text:p>3,375</text:p>
          </table:table-cell>
          <table:table-cell table:formula="of:=[.D37]-[.C37]" office:value-type="float" office:value="2.63139086513509" calcext:value-type="float">
            <text:p>2,63139086513509</text:p>
          </table:table-cell>
          <table:table-cell table:formula="of:=[.D37]-[.D25]" office:value-type="float" office:value="1.43333333333333" calcext:value-type="float">
            <text:p>1,43333333333333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2" calcext:value-type="float">
            <text:p>5,2</text:p>
          </table:table-cell>
          <table:table-cell table:formula="of:=COM.MICROSOFT.STDEV.S([.B27:.B38])" office:value-type="float" office:value="0.813661756840921" calcext:value-type="float">
            <text:p>0,813661756840921</text:p>
          </table:table-cell>
          <table:table-cell table:formula="of:=AVERAGE([.B27:.B38])" office:value-type="float" office:value="3.625" calcext:value-type="float">
            <text:p>3,625</text:p>
          </table:table-cell>
          <table:table-cell table:formula="of:=[.D38]-[.C38]" office:value-type="float" office:value="2.81133824315908" calcext:value-type="float">
            <text:p>2,81133824315908</text:p>
          </table:table-cell>
          <table:table-cell table:formula="of:=[.D38]-[.D26]" office:value-type="float" office:value="1.65" calcext:value-type="float">
            <text:p>1,65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.5" calcext:value-type="float">
            <text:p>5,5</text:p>
          </table:table-cell>
          <table:table-cell table:formula="of:=COM.MICROSOFT.STDEV.S([.B28:.B39])" office:value-type="float" office:value="0.862826574098003" calcext:value-type="float">
            <text:p>0,862826574098003</text:p>
          </table:table-cell>
          <table:table-cell table:formula="of:=AVERAGE([.B28:.B39])" office:value-type="float" office:value="3.89166666666667" calcext:value-type="float">
            <text:p>3,89166666666667</text:p>
          </table:table-cell>
          <table:table-cell table:formula="of:=[.D39]-[.C39]" office:value-type="float" office:value="3.02884009256866" calcext:value-type="float">
            <text:p>3,02884009256866</text:p>
          </table:table-cell>
          <table:table-cell table:formula="of:=[.D39]-[.D27]" office:value-type="float" office:value="1.875" calcext:value-type="float">
            <text:p>1,875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5.5" calcext:value-type="float">
            <text:p>5,5</text:p>
          </table:table-cell>
          <table:table-cell table:formula="of:=COM.MICROSOFT.STDEV.S([.B29:.B40])" office:value-type="float" office:value="0.915977702520728" calcext:value-type="float">
            <text:p>0,915977702520728</text:p>
          </table:table-cell>
          <table:table-cell table:formula="of:=AVERAGE([.B29:.B40])" office:value-type="float" office:value="4.10833333333333" calcext:value-type="float">
            <text:p>4,10833333333333</text:p>
          </table:table-cell>
          <table:table-cell table:formula="of:=[.D40]-[.C40]" office:value-type="float" office:value="3.19235563081261" calcext:value-type="float">
            <text:p>3,19235563081261</text:p>
          </table:table-cell>
          <table:table-cell table:formula="of:=[.D40]-[.D28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5.7" calcext:value-type="float">
            <text:p>5,7</text:p>
          </table:table-cell>
          <table:table-cell table:formula="of:=COM.MICROSOFT.STDEV.S([.B30:.B41])" office:value-type="float" office:value="0.991784434056294" calcext:value-type="float">
            <text:p>0,991784434056294</text:p>
          </table:table-cell>
          <table:table-cell table:formula="of:=AVERAGE([.B30:.B41])" office:value-type="float" office:value="4.3" calcext:value-type="float">
            <text:p>4,3</text:p>
          </table:table-cell>
          <table:table-cell table:formula="of:=[.D41]-[.C41]" office:value-type="float" office:value="3.30821556594371" calcext:value-type="float">
            <text:p>3,30821556594371</text:p>
          </table:table-cell>
          <table:table-cell table:formula="of:=[.D41]-[.D29]" office:value-type="float" office:value="2.05833333333333" calcext:value-type="float">
            <text:p>2,05833333333333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6.3" calcext:value-type="float">
            <text:p>6,3</text:p>
          </table:table-cell>
          <table:table-cell table:formula="of:=COM.MICROSOFT.STDEV.S([.B31:.B42])" office:value-type="float" office:value="1.07910597114913" calcext:value-type="float">
            <text:p>1,07910597114913</text:p>
          </table:table-cell>
          <table:table-cell table:formula="of:=AVERAGE([.B31:.B42])" office:value-type="float" office:value="4.55833333333333" calcext:value-type="float">
            <text:p>4,55833333333333</text:p>
          </table:table-cell>
          <table:table-cell table:formula="of:=[.D42]-[.C42]" office:value-type="float" office:value="3.47922736218421" calcext:value-type="float">
            <text:p>3,47922736218421</text:p>
          </table:table-cell>
          <table:table-cell table:formula="of:=[.D42]-[.D30]" office:value-type="float" office:value="2.20833333333333" calcext:value-type="float">
            <text:p>2,20833333333333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.5" calcext:value-type="float">
            <text:p>6,5</text:p>
          </table:table-cell>
          <table:table-cell table:formula="of:=COM.MICROSOFT.STDEV.S([.B32:.B43])" office:value-type="float" office:value="1.15637233177596" calcext:value-type="float">
            <text:p>1,15637233177596</text:p>
          </table:table-cell>
          <table:table-cell table:formula="of:=AVERAGE([.B32:.B43])" office:value-type="float" office:value="4.80833333333333" calcext:value-type="float">
            <text:p>4,80833333333333</text:p>
          </table:table-cell>
          <table:table-cell table:formula="of:=[.D43]-[.C43]" office:value-type="float" office:value="3.65196100155737" calcext:value-type="float">
            <text:p>3,65196100155737</text:p>
          </table:table-cell>
          <table:table-cell table:formula="of:=[.D43]-[.D31]" office:value-type="float" office:value="2.325" calcext:value-type="float">
            <text:p>2,325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6.7" calcext:value-type="float">
            <text:p>6,7</text:p>
          </table:table-cell>
          <table:table-cell table:formula="of:=COM.MICROSOFT.STDEV.S([.B33:.B44])" office:value-type="float" office:value="1.16966066045074" calcext:value-type="float">
            <text:p>1,16966066045074</text:p>
          </table:table-cell>
          <table:table-cell table:formula="of:=AVERAGE([.B33:.B44])" office:value-type="float" office:value="5.09166666666667" calcext:value-type="float">
            <text:p>5,09166666666667</text:p>
          </table:table-cell>
          <table:table-cell table:formula="of:=[.D44]-[.C44]" office:value-type="float" office:value="3.92200600621593" calcext:value-type="float">
            <text:p>3,92200600621593</text:p>
          </table:table-cell>
          <table:table-cell table:formula="of:=[.D44]-[.D32]" office:value-type="float" office:value="2.5" calcext:value-type="float">
            <text:p>2,5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.8" calcext:value-type="float">
            <text:p>6,8</text:p>
          </table:table-cell>
          <table:table-cell table:formula="of:=COM.MICROSOFT.STDEV.S([.B34:.B45])" office:value-type="float" office:value="1.09996556419928" calcext:value-type="float">
            <text:p>1,09996556419928</text:p>
          </table:table-cell>
          <table:table-cell table:formula="of:=AVERAGE([.B34:.B45])" office:value-type="float" office:value="5.39166666666667" calcext:value-type="float">
            <text:p>5,39166666666667</text:p>
          </table:table-cell>
          <table:table-cell table:formula="of:=[.D45]-[.C45]" office:value-type="float" office:value="4.29170110246739" calcext:value-type="float">
            <text:p>4,29170110246739</text:p>
          </table:table-cell>
          <table:table-cell table:formula="of:=[.D45]-[.D33]" office:value-type="float" office:value="2.7" calcext:value-type="float">
            <text:p>2,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.9" calcext:value-type="float">
            <text:p>6,9</text:p>
          </table:table-cell>
          <table:table-cell table:formula="of:=COM.MICROSOFT.STDEV.S([.B35:.B46])" office:value-type="float" office:value="1.02099179351464" calcext:value-type="float">
            <text:p>1,02099179351464</text:p>
          </table:table-cell>
          <table:table-cell table:formula="of:=AVERAGE([.B35:.B46])" office:value-type="float" office:value="5.66666666666667" calcext:value-type="float">
            <text:p>5,66666666666667</text:p>
          </table:table-cell>
          <table:table-cell table:formula="of:=[.D46]-[.C46]" office:value-type="float" office:value="4.64567487315203" calcext:value-type="float">
            <text:p>4,64567487315203</text:p>
          </table:table-cell>
          <table:table-cell table:formula="of:=[.D46]-[.D34]" office:value-type="float" office:value="2.84166666666667" calcext:value-type="float">
            <text:p>2,84166666666667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7.3" calcext:value-type="float">
            <text:p>7,3</text:p>
          </table:table-cell>
          <table:table-cell table:formula="of:=COM.MICROSOFT.STDEV.S([.B36:.B47])" office:value-type="float" office:value="0.935616795423633" calcext:value-type="float">
            <text:p>0,935616795423633</text:p>
          </table:table-cell>
          <table:table-cell table:formula="of:=AVERAGE([.B36:.B47])" office:value-type="float" office:value="5.95833333333333" calcext:value-type="float">
            <text:p>5,95833333333333</text:p>
          </table:table-cell>
          <table:table-cell table:formula="of:=[.D47]-[.C47]" office:value-type="float" office:value="5.0227165379097" calcext:value-type="float">
            <text:p>5,0227165379097</text:p>
          </table:table-cell>
          <table:table-cell table:formula="of:=[.D47]-[.D35]" office:value-type="float" office:value="2.99166666666667" calcext:value-type="float">
            <text:p>2,9916666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.7" calcext:value-type="float">
            <text:p>7,7</text:p>
          </table:table-cell>
          <table:table-cell table:formula="of:=COM.MICROSOFT.STDEV.S([.B37:.B48])" office:value-type="float" office:value="0.881630720467888" calcext:value-type="float">
            <text:p>0,881630720467888</text:p>
          </table:table-cell>
          <table:table-cell table:formula="of:=AVERAGE([.B37:.B48])" office:value-type="float" office:value="6.25" calcext:value-type="float">
            <text:p>6,25</text:p>
          </table:table-cell>
          <table:table-cell table:formula="of:=[.D48]-[.C48]" office:value-type="float" office:value="5.36836927953211" calcext:value-type="float">
            <text:p>5,36836927953211</text:p>
          </table:table-cell>
          <table:table-cell table:formula="of:=[.D48]-[.D36]" office:value-type="float" office:value="3.10833333333333" calcext:value-type="float">
            <text:p>3,10833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7.9" calcext:value-type="float">
            <text:p>7,9</text:p>
          </table:table-cell>
          <table:table-cell table:formula="of:=COM.MICROSOFT.STDEV.S([.B38:.B49])" office:value-type="float" office:value="0.889330698283316" calcext:value-type="float">
            <text:p>0,889330698283316</text:p>
          </table:table-cell>
          <table:table-cell table:formula="of:=AVERAGE([.B38:.B49])" office:value-type="float" office:value="6.5" calcext:value-type="float">
            <text:p>6,5</text:p>
          </table:table-cell>
          <table:table-cell table:formula="of:=[.D49]-[.C49]" office:value-type="float" office:value="5.61066930171668" calcext:value-type="float">
            <text:p>5,61066930171668</text:p>
          </table:table-cell>
          <table:table-cell table:formula="of:=[.D49]-[.D37]" office:value-type="float" office:value="3.125" calcext:value-type="float">
            <text:p>3,125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8" calcext:value-type="float">
            <text:p>8</text:p>
          </table:table-cell>
          <table:table-cell table:formula="of:=COM.MICROSOFT.STDEV.S([.B39:.B50])" office:value-type="float" office:value="0.884547478897681" calcext:value-type="float">
            <text:p>0,884547478897681</text:p>
          </table:table-cell>
          <table:table-cell table:formula="of:=AVERAGE([.B39:.B50])" office:value-type="float" office:value="6.73333333333333" calcext:value-type="float">
            <text:p>6,73333333333333</text:p>
          </table:table-cell>
          <table:table-cell table:formula="of:=[.D50]-[.C50]" office:value-type="float" office:value="5.84878585443565" calcext:value-type="float">
            <text:p>5,84878585443565</text:p>
          </table:table-cell>
          <table:table-cell table:formula="of:=[.D50]-[.D38]" office:value-type="float" office:value="3.10833333333333" calcext:value-type="float">
            <text:p>3,10833333333333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8.3" calcext:value-type="float">
            <text:p>8,3</text:p>
          </table:table-cell>
          <table:table-cell table:formula="of:=COM.MICROSOFT.STDEV.S([.B40:.B51])" office:value-type="float" office:value="0.898820776283452" calcext:value-type="float">
            <text:p>0,898820776283452</text:p>
          </table:table-cell>
          <table:table-cell table:formula="of:=AVERAGE([.B40:.B51])" office:value-type="float" office:value="6.96666666666667" calcext:value-type="float">
            <text:p>6,96666666666667</text:p>
          </table:table-cell>
          <table:table-cell table:formula="of:=[.D51]-[.C51]" office:value-type="float" office:value="6.06784589038321" calcext:value-type="float">
            <text:p>6,06784589038321</text:p>
          </table:table-cell>
          <table:table-cell table:formula="of:=[.D51]-[.D39]" office:value-type="float" office:value="3.075" calcext:value-type="float">
            <text:p>3,075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8.8" calcext:value-type="float">
            <text:p>8,8</text:p>
          </table:table-cell>
          <table:table-cell table:formula="of:=COM.MICROSOFT.STDEV.S([.B41:.B52])" office:value-type="float" office:value="0.913990584130268" calcext:value-type="float">
            <text:p>0,913990584130268</text:p>
          </table:table-cell>
          <table:table-cell table:formula="of:=AVERAGE([.B41:.B52])" office:value-type="float" office:value="7.24166666666667" calcext:value-type="float">
            <text:p>7,24166666666667</text:p>
          </table:table-cell>
          <table:table-cell table:formula="of:=[.D52]-[.C52]" office:value-type="float" office:value="6.3276760825364" calcext:value-type="float">
            <text:p>6,3276760825364</text:p>
          </table:table-cell>
          <table:table-cell table:formula="of:=[.D52]-[.D40]" office:value-type="float" office:value="3.13333333333333" calcext:value-type="float">
            <text:p>3,13333333333333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.3" calcext:value-type="float">
            <text:p>9,3</text:p>
          </table:table-cell>
          <table:table-cell table:formula="of:=COM.MICROSOFT.STDEV.S([.B42:.B53])" office:value-type="float" office:value="0.951991532939175" calcext:value-type="float">
            <text:p>0,951991532939175</text:p>
          </table:table-cell>
          <table:table-cell table:formula="of:=AVERAGE([.B42:.B53])" office:value-type="float" office:value="7.54166666666667" calcext:value-type="float">
            <text:p>7,54166666666667</text:p>
          </table:table-cell>
          <table:table-cell table:formula="of:=[.D53]-[.C53]" office:value-type="float" office:value="6.58967513372749" calcext:value-type="float">
            <text:p>6,58967513372749</text:p>
          </table:table-cell>
          <table:table-cell table:formula="of:=[.D53]-[.D41]" office:value-type="float" office:value="3.24166666666666" calcext:value-type="float">
            <text:p>3,24166666666666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9.6" calcext:value-type="float">
            <text:p>9,6</text:p>
          </table:table-cell>
          <table:table-cell table:formula="of:=COM.MICROSOFT.STDEV.S([.B43:.B54])" office:value-type="float" office:value="1.03382197635177" calcext:value-type="float">
            <text:p>1,03382197635177</text:p>
          </table:table-cell>
          <table:table-cell table:formula="of:=AVERAGE([.B43:.B54])" office:value-type="float" office:value="7.81666666666666" calcext:value-type="float">
            <text:p>7,81666666666666</text:p>
          </table:table-cell>
          <table:table-cell table:formula="of:=[.D54]-[.C54]" office:value-type="float" office:value="6.7828446903149" calcext:value-type="float">
            <text:p>6,7828446903149</text:p>
          </table:table-cell>
          <table:table-cell table:formula="of:=[.D54]-[.D42]" office:value-type="float" office:value="3.25833333333333" calcext:value-type="float">
            <text:p>3,25833333333333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10.3" calcext:value-type="float">
            <text:p>10,3</text:p>
          </table:table-cell>
          <table:table-cell table:formula="of:=COM.MICROSOFT.STDEV.S([.B44:.B55])" office:value-type="float" office:value="1.16722930156171" calcext:value-type="float">
            <text:p>1,16722930156171</text:p>
          </table:table-cell>
          <table:table-cell table:formula="of:=AVERAGE([.B44:.B55])" office:value-type="float" office:value="8.13333333333333" calcext:value-type="float">
            <text:p>8,13333333333333</text:p>
          </table:table-cell>
          <table:table-cell table:formula="of:=[.D55]-[.C55]" office:value-type="float" office:value="6.96610403177162" calcext:value-type="float">
            <text:p>6,96610403177162</text:p>
          </table:table-cell>
          <table:table-cell table:formula="of:=[.D55]-[.D43]" office:value-type="float" office:value="3.325" calcext:value-type="float">
            <text:p>3,325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10.8" calcext:value-type="float">
            <text:p>10,8</text:p>
          </table:table-cell>
          <table:table-cell table:formula="of:=COM.MICROSOFT.STDEV.S([.B45:.B56])" office:value-type="float" office:value="1.30183437013805" calcext:value-type="float">
            <text:p>1,30183437013805</text:p>
          </table:table-cell>
          <table:table-cell table:formula="of:=AVERAGE([.B45:.B56])" office:value-type="float" office:value="8.475" calcext:value-type="float">
            <text:p>8,475</text:p>
          </table:table-cell>
          <table:table-cell table:formula="of:=[.D56]-[.C56]" office:value-type="float" office:value="7.17316562986195" calcext:value-type="float">
            <text:p>7,17316562986195</text:p>
          </table:table-cell>
          <table:table-cell table:formula="of:=[.D56]-[.D44]" office:value-type="float" office:value="3.38333333333333" calcext:value-type="float">
            <text:p>3,38333333333333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11.4" calcext:value-type="float">
            <text:p>11,4</text:p>
          </table:table-cell>
          <table:table-cell table:formula="of:=COM.MICROSOFT.STDEV.S([.B46:.B57])" office:value-type="float" office:value="1.43429319516512" calcext:value-type="float">
            <text:p>1,43429319516512</text:p>
          </table:table-cell>
          <table:table-cell table:formula="of:=AVERAGE([.B46:.B57])" office:value-type="float" office:value="8.85833333333333" calcext:value-type="float">
            <text:p>8,85833333333333</text:p>
          </table:table-cell>
          <table:table-cell table:formula="of:=[.D57]-[.C57]" office:value-type="float" office:value="7.42404013816821" calcext:value-type="float">
            <text:p>7,42404013816821</text:p>
          </table:table-cell>
          <table:table-cell table:formula="of:=[.D57]-[.D45]" office:value-type="float" office:value="3.46666666666666" calcext:value-type="float">
            <text:p>3,46666666666666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1.8" calcext:value-type="float">
            <text:p>11,8</text:p>
          </table:table-cell>
          <table:table-cell table:formula="of:=COM.MICROSOFT.STDEV.S([.B47:.B58])" office:value-type="float" office:value="1.52096460620664" calcext:value-type="float">
            <text:p>1,52096460620664</text:p>
          </table:table-cell>
          <table:table-cell table:formula="of:=AVERAGE([.B47:.B58])" office:value-type="float" office:value="9.26666666666667" calcext:value-type="float">
            <text:p>9,26666666666667</text:p>
          </table:table-cell>
          <table:table-cell table:formula="of:=[.D58]-[.C58]" office:value-type="float" office:value="7.74570206046002" calcext:value-type="float">
            <text:p>7,74570206046002</text:p>
          </table:table-cell>
          <table:table-cell table:formula="of:=[.D58]-[.D46]" office:value-type="float" office:value="3.6" calcext:value-type="float">
            <text:p>3,6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2.3" calcext:value-type="float">
            <text:p>12,3</text:p>
          </table:table-cell>
          <table:table-cell table:formula="of:=COM.MICROSOFT.STDEV.S([.B48:.B59])" office:value-type="float" office:value="1.61517425647757" calcext:value-type="float">
            <text:p>1,61517425647757</text:p>
          </table:table-cell>
          <table:table-cell table:formula="of:=AVERAGE([.B48:.B59])" office:value-type="float" office:value="9.68333333333333" calcext:value-type="float">
            <text:p>9,68333333333333</text:p>
          </table:table-cell>
          <table:table-cell table:formula="of:=[.D59]-[.C59]" office:value-type="float" office:value="8.06815907685576" calcext:value-type="float">
            <text:p>8,06815907685576</text:p>
          </table:table-cell>
          <table:table-cell table:formula="of:=[.D59]-[.D47]" office:value-type="float" office:value="3.725" calcext:value-type="float">
            <text:p>3,725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2.6" calcext:value-type="float">
            <text:p>12,6</text:p>
          </table:table-cell>
          <table:table-cell table:formula="of:=COM.MICROSOFT.STDEV.S([.B49:.B60])" office:value-type="float" office:value="1.68601646348768" calcext:value-type="float">
            <text:p>1,68601646348768</text:p>
          </table:table-cell>
          <table:table-cell table:formula="of:=AVERAGE([.B49:.B60])" office:value-type="float" office:value="10.0916666666667" calcext:value-type="float">
            <text:p>10,0916666666667</text:p>
          </table:table-cell>
          <table:table-cell table:formula="of:=[.D60]-[.C60]" office:value-type="float" office:value="8.40565020317898" calcext:value-type="float">
            <text:p>8,40565020317898</text:p>
          </table:table-cell>
          <table:table-cell table:formula="of:=[.D60]-[.D48]" office:value-type="float" office:value="3.84166666666666" calcext:value-type="float">
            <text:p>3,84166666666666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2.9" calcext:value-type="float">
            <text:p>12,9</text:p>
          </table:table-cell>
          <table:table-cell table:formula="of:=COM.MICROSOFT.STDEV.S([.B50:.B61])" office:value-type="float" office:value="1.71276402521206" calcext:value-type="float">
            <text:p>1,71276402521206</text:p>
          </table:table-cell>
          <table:table-cell table:formula="of:=AVERAGE([.B50:.B61])" office:value-type="float" office:value="10.5083333333333" calcext:value-type="float">
            <text:p>10,5083333333333</text:p>
          </table:table-cell>
          <table:table-cell table:formula="of:=[.D61]-[.C61]" office:value-type="float" office:value="8.79556930812128" calcext:value-type="float">
            <text:p>8,79556930812128</text:p>
          </table:table-cell>
          <table:table-cell table:formula="of:=[.D61]-[.D49]" office:value-type="float" office:value="4.00833333333333" calcext:value-type="float">
            <text:p>4,00833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3.1" calcext:value-type="float">
            <text:p>13,1</text:p>
          </table:table-cell>
          <table:table-cell table:formula="of:=COM.MICROSOFT.STDEV.S([.B51:.B62])" office:value-type="float" office:value="1.66587860156481" calcext:value-type="float">
            <text:p>1,66587860156481</text:p>
          </table:table-cell>
          <table:table-cell table:formula="of:=AVERAGE([.B51:.B62])" office:value-type="float" office:value="10.9333333333333" calcext:value-type="float">
            <text:p>10,9333333333333</text:p>
          </table:table-cell>
          <table:table-cell table:formula="of:=[.D62]-[.C62]" office:value-type="float" office:value="9.26745473176853" calcext:value-type="float">
            <text:p>9,26745473176853</text:p>
          </table:table-cell>
          <table:table-cell table:formula="of:=[.D62]-[.D50]" office:value-type="float" office:value="4.2" calcext:value-type="float">
            <text:p>4,2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3.2" calcext:value-type="float">
            <text:p>13,2</text:p>
          </table:table-cell>
          <table:table-cell table:formula="of:=COM.MICROSOFT.STDEV.S([.B52:.B63])" office:value-type="float" office:value="1.55882142736884" calcext:value-type="float">
            <text:p>1,55882142736884</text:p>
          </table:table-cell>
          <table:table-cell table:formula="of:=AVERAGE([.B52:.B63])" office:value-type="float" office:value="11.3416666666667" calcext:value-type="float">
            <text:p>11,3416666666667</text:p>
          </table:table-cell>
          <table:table-cell table:formula="of:=[.D63]-[.C63]" office:value-type="float" office:value="9.78284523929782" calcext:value-type="float">
            <text:p>9,78284523929782</text:p>
          </table:table-cell>
          <table:table-cell table:formula="of:=[.D63]-[.D51]" office:value-type="float" office:value="4.375" calcext:value-type="float">
            <text:p>4,37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3.5" calcext:value-type="float">
            <text:p>13,5</text:p>
          </table:table-cell>
          <table:table-cell table:formula="of:=COM.MICROSOFT.STDEV.S([.B53:.B64])" office:value-type="float" office:value="1.44871939270097" calcext:value-type="float">
            <text:p>1,44871939270097</text:p>
          </table:table-cell>
          <table:table-cell table:formula="of:=AVERAGE([.B53:.B64])" office:value-type="float" office:value="11.7333333333333" calcext:value-type="float">
            <text:p>11,7333333333333</text:p>
          </table:table-cell>
          <table:table-cell table:formula="of:=[.D64]-[.C64]" office:value-type="float" office:value="10.2846139406324" calcext:value-type="float">
            <text:p>10,2846139406324</text:p>
          </table:table-cell>
          <table:table-cell table:formula="of:=[.D64]-[.D52]" office:value-type="float" office:value="4.49166666666667" calcext:value-type="float">
            <text:p>4,4916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4" calcext:value-type="float">
            <text:p>14</text:p>
          </table:table-cell>
          <table:table-cell table:formula="of:=COM.MICROSOFT.STDEV.S([.B54:.B65])" office:value-type="float" office:value="1.36390148937791" calcext:value-type="float">
            <text:p>1,36390148937791</text:p>
          </table:table-cell>
          <table:table-cell table:formula="of:=AVERAGE([.B54:.B65])" office:value-type="float" office:value="12.125" calcext:value-type="float">
            <text:p>12,125</text:p>
          </table:table-cell>
          <table:table-cell table:formula="of:=[.D65]-[.C65]" office:value-type="float" office:value="10.7610985106221" calcext:value-type="float">
            <text:p>10,7610985106221</text:p>
          </table:table-cell>
          <table:table-cell table:formula="of:=[.D65]-[.D53]" office:value-type="float" office:value="4.58333333333334" calcext:value-type="float">
            <text:p>4,58333333333334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4.2" calcext:value-type="float">
            <text:p>14,2</text:p>
          </table:table-cell>
          <table:table-cell table:formula="of:=COM.MICROSOFT.STDEV.S([.B55:.B66])" office:value-type="float" office:value="1.22952935070393" calcext:value-type="float">
            <text:p>1,22952935070393</text:p>
          </table:table-cell>
          <table:table-cell table:formula="of:=AVERAGE([.B55:.B66])" office:value-type="float" office:value="12.5083333333333" calcext:value-type="float">
            <text:p>12,5083333333333</text:p>
          </table:table-cell>
          <table:table-cell table:formula="of:=[.D66]-[.C66]" office:value-type="float" office:value="11.2788039826294" calcext:value-type="float">
            <text:p>11,2788039826294</text:p>
          </table:table-cell>
          <table:table-cell table:formula="of:=[.D66]-[.D54]" office:value-type="float" office:value="4.69166666666666" calcext:value-type="float">
            <text:p>4,69166666666666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4.6" calcext:value-type="float">
            <text:p>14,6</text:p>
          </table:table-cell>
          <table:table-cell table:formula="of:=COM.MICROSOFT.STDEV.S([.B56:.B67])" office:value-type="float" office:value="1.151547049" calcext:value-type="float">
            <text:p>1,151547049</text:p>
          </table:table-cell>
          <table:table-cell table:formula="of:=AVERAGE([.B56:.B67])" office:value-type="float" office:value="12.8666666666667" calcext:value-type="float">
            <text:p>12,8666666666667</text:p>
          </table:table-cell>
          <table:table-cell table:formula="of:=[.D67]-[.C67]" office:value-type="float" office:value="11.7151196176667" calcext:value-type="float">
            <text:p>11,7151196176667</text:p>
          </table:table-cell>
          <table:table-cell table:formula="of:=[.D67]-[.D55]" office:value-type="float" office:value="4.73333333333333" calcext:value-type="float">
            <text:p>4,733333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.9" calcext:value-type="float">
            <text:p>14,9</text:p>
          </table:table-cell>
          <table:table-cell table:formula="of:=COM.MICROSOFT.STDEV.S([.B57:.B68])" office:value-type="float" office:value="1.08916843453521" calcext:value-type="float">
            <text:p>1,08916843453521</text:p>
          </table:table-cell>
          <table:table-cell table:formula="of:=AVERAGE([.B57:.B68])" office:value-type="float" office:value="13.2083333333333" calcext:value-type="float">
            <text:p>13,2083333333333</text:p>
          </table:table-cell>
          <table:table-cell table:formula="of:=[.D68]-[.C68]" office:value-type="float" office:value="12.1191648987981" calcext:value-type="float">
            <text:p>12,1191648987981</text:p>
          </table:table-cell>
          <table:table-cell table:formula="of:=[.D68]-[.D56]" office:value-type="float" office:value="4.73333333333333" calcext:value-type="float">
            <text:p>4,7333333333333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,3</text:p>
          </table:table-cell>
          <table:table-cell table:formula="of:=COM.MICROSOFT.STDEV.S([.B58:.B69])" office:value-type="float" office:value="1.0823655350736" calcext:value-type="float">
            <text:p>1,0823655350736</text:p>
          </table:table-cell>
          <table:table-cell table:formula="of:=AVERAGE([.B58:.B69])" office:value-type="float" office:value="13.5333333333333" calcext:value-type="float">
            <text:p>13,5333333333333</text:p>
          </table:table-cell>
          <table:table-cell table:formula="of:=[.D69]-[.C69]" office:value-type="float" office:value="12.4509677982597" calcext:value-type="float">
            <text:p>12,4509677982597</text:p>
          </table:table-cell>
          <table:table-cell table:formula="of:=[.D69]-[.D57]" office:value-type="float" office:value="4.675" calcext:value-type="float">
            <text:p>4,67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59:.B70])" office:value-type="float" office:value="1.08502199391198" calcext:value-type="float">
            <text:p>1,08502199391198</text:p>
          </table:table-cell>
          <table:table-cell table:formula="of:=AVERAGE([.B59:.B70])" office:value-type="float" office:value="13.85" calcext:value-type="float">
            <text:p>13,85</text:p>
          </table:table-cell>
          <table:table-cell table:formula="of:=[.D70]-[.C70]" office:value-type="float" office:value="12.764978006088" calcext:value-type="float">
            <text:p>12,764978006088</text:p>
          </table:table-cell>
          <table:table-cell table:formula="of:=[.D70]-[.D58]" office:value-type="float" office:value="4.58333333333333" calcext:value-type="float">
            <text:p>4,583333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5.9" calcext:value-type="float">
            <text:p>15,9</text:p>
          </table:table-cell>
          <table:table-cell table:formula="of:=COM.MICROSOFT.STDEV.S([.B60:.B71])" office:value-type="float" office:value="1.11477678156987" calcext:value-type="float">
            <text:p>1,11477678156987</text:p>
          </table:table-cell>
          <table:table-cell table:formula="of:=AVERAGE([.B60:.B71])" office:value-type="float" office:value="14.15" calcext:value-type="float">
            <text:p>14,15</text:p>
          </table:table-cell>
          <table:table-cell table:formula="of:=[.D71]-[.C71]" office:value-type="float" office:value="13.0352232184301" calcext:value-type="float">
            <text:p>13,0352232184301</text:p>
          </table:table-cell>
          <table:table-cell table:formula="of:=[.D71]-[.D59]" office:value-type="float" office:value="4.46666666666667" calcext:value-type="float">
            <text:p>4,4666666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.6" calcext:value-type="float">
            <text:p>15,6</text:p>
          </table:table-cell>
          <table:table-cell table:formula="of:=COM.MICROSOFT.STDEV.S([.B61:.B72])" office:value-type="float" office:value="1.07110817720374" calcext:value-type="float">
            <text:p>1,07110817720374</text:p>
          </table:table-cell>
          <table:table-cell table:formula="of:=AVERAGE([.B61:.B72])" office:value-type="float" office:value="14.4" calcext:value-type="float">
            <text:p>14,4</text:p>
          </table:table-cell>
          <table:table-cell table:formula="of:=[.D72]-[.C72]" office:value-type="float" office:value="13.3288918227963" calcext:value-type="float">
            <text:p>13,3288918227963</text:p>
          </table:table-cell>
          <table:table-cell table:formula="of:=[.D72]-[.D60]" office:value-type="float" office:value="4.30833333333334" calcext:value-type="float">
            <text:p>4,30833333333334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15.8" calcext:value-type="float">
            <text:p>15,8</text:p>
          </table:table-cell>
          <table:table-cell table:formula="of:=COM.MICROSOFT.STDEV.S([.B62:.B73])" office:value-type="float" office:value="1.02820084112831" calcext:value-type="float">
            <text:p>1,02820084112831</text:p>
          </table:table-cell>
          <table:table-cell table:formula="of:=AVERAGE([.B62:.B73])" office:value-type="float" office:value="14.6416666666667" calcext:value-type="float">
            <text:p>14,6416666666667</text:p>
          </table:table-cell>
          <table:table-cell table:formula="of:=[.D73]-[.C73]" office:value-type="float" office:value="13.6134658255384" calcext:value-type="float">
            <text:p>13,6134658255384</text:p>
          </table:table-cell>
          <table:table-cell table:formula="of:=[.D73]-[.D61]" office:value-type="float" office:value="4.13333333333333" calcext:value-type="float">
            <text:p>4,133333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6.2" calcext:value-type="float">
            <text:p>16,2</text:p>
          </table:table-cell>
          <table:table-cell table:formula="of:=COM.MICROSOFT.STDEV.S([.B63:.B74])" office:value-type="float" office:value="0.994530496812898" calcext:value-type="float">
            <text:p>0,994530496812898</text:p>
          </table:table-cell>
          <table:table-cell table:formula="of:=AVERAGE([.B63:.B74])" office:value-type="float" office:value="14.9" calcext:value-type="float">
            <text:p>14,9</text:p>
          </table:table-cell>
          <table:table-cell table:formula="of:=[.D74]-[.C74]" office:value-type="float" office:value="13.9054695031871" calcext:value-type="float">
            <text:p>13,9054695031871</text:p>
          </table:table-cell>
          <table:table-cell table:formula="of:=[.D74]-[.D62]" office:value-type="float" office:value="3.96666666666667" calcext:value-type="float">
            <text:p>3,966666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6.3" calcext:value-type="float">
            <text:p>16,3</text:p>
          </table:table-cell>
          <table:table-cell table:formula="of:=COM.MICROSOFT.STDEV.S([.B64:.B75])" office:value-type="float" office:value="0.911999136097411" calcext:value-type="float">
            <text:p>0,911999136097411</text:p>
          </table:table-cell>
          <table:table-cell table:formula="of:=AVERAGE([.B64:.B75])" office:value-type="float" office:value="15.1583333333333" calcext:value-type="float">
            <text:p>15,1583333333333</text:p>
          </table:table-cell>
          <table:table-cell table:formula="of:=[.D75]-[.C75]" office:value-type="float" office:value="14.2463341972359" calcext:value-type="float">
            <text:p>14,2463341972359</text:p>
          </table:table-cell>
          <table:table-cell table:formula="of:=[.D75]-[.D63]" office:value-type="float" office:value="3.81666666666667" calcext:value-type="float">
            <text:p>3,81666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6.5" calcext:value-type="float">
            <text:p>16,5</text:p>
          </table:table-cell>
          <table:table-cell table:formula="of:=COM.MICROSOFT.STDEV.S([.B65:.B76])" office:value-type="float" office:value="0.822919783269894" calcext:value-type="float">
            <text:p>0,822919783269894</text:p>
          </table:table-cell>
          <table:table-cell table:formula="of:=AVERAGE([.B65:.B76])" office:value-type="float" office:value="15.4083333333333" calcext:value-type="float">
            <text:p>15,4083333333333</text:p>
          </table:table-cell>
          <table:table-cell table:formula="of:=[.D76]-[.C76]" office:value-type="float" office:value="14.5854135500634" calcext:value-type="float">
            <text:p>14,5854135500634</text:p>
          </table:table-cell>
          <table:table-cell table:formula="of:=[.D76]-[.D64]" office:value-type="float" office:value="3.675" calcext:value-type="float">
            <text:p>3,67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6.7" calcext:value-type="float">
            <text:p>16,7</text:p>
          </table:table-cell>
          <table:table-cell table:formula="of:=COM.MICROSOFT.STDEV.S([.B66:.B77])" office:value-type="float" office:value="0.77028133388609" calcext:value-type="float">
            <text:p>0,77028133388609</text:p>
          </table:table-cell>
          <table:table-cell table:formula="of:=AVERAGE([.B66:.B77])" office:value-type="float" office:value="15.6333333333333" calcext:value-type="float">
            <text:p>15,6333333333333</text:p>
          </table:table-cell>
          <table:table-cell table:formula="of:=[.D77]-[.C77]" office:value-type="float" office:value="14.8630519994472" calcext:value-type="float">
            <text:p>14,8630519994472</text:p>
          </table:table-cell>
          <table:table-cell table:formula="of:=[.D77]-[.D65]" office:value-type="float" office:value="3.50833333333333" calcext:value-type="float">
            <text:p>3,50833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.9" calcext:value-type="float">
            <text:p>16,9</text:p>
          </table:table-cell>
          <table:table-cell table:formula="of:=COM.MICROSOFT.STDEV.S([.B67:.B78])" office:value-type="float" office:value="0.705121953776061" calcext:value-type="float">
            <text:p>0,705121953776061</text:p>
          </table:table-cell>
          <table:table-cell table:formula="of:=AVERAGE([.B67:.B78])" office:value-type="float" office:value="15.8583333333333" calcext:value-type="float">
            <text:p>15,8583333333333</text:p>
          </table:table-cell>
          <table:table-cell table:formula="of:=[.D78]-[.C78]" office:value-type="float" office:value="15.1532113795573" calcext:value-type="float">
            <text:p>15,1532113795573</text:p>
          </table:table-cell>
          <table:table-cell table:formula="of:=[.D78]-[.D66]" office:value-type="float" office:value="3.35" calcext:value-type="float">
            <text:p>3,35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.1" calcext:value-type="float">
            <text:p>17,1</text:p>
          </table:table-cell>
          <table:table-cell table:formula="of:=COM.MICROSOFT.STDEV.S([.B68:.B79])" office:value-type="float" office:value="0.667877687949377" calcext:value-type="float">
            <text:p>0,667877687949377</text:p>
          </table:table-cell>
          <table:table-cell table:formula="of:=AVERAGE([.B68:.B79])" office:value-type="float" office:value="16.0666666666667" calcext:value-type="float">
            <text:p>16,0666666666667</text:p>
          </table:table-cell>
          <table:table-cell table:formula="of:=[.D79]-[.C79]" office:value-type="float" office:value="15.3987889787173" calcext:value-type="float">
            <text:p>15,3987889787173</text:p>
          </table:table-cell>
          <table:table-cell table:formula="of:=[.D79]-[.D67]" office:value-type="float" office:value="3.2" calcext:value-type="float">
            <text:p>3,2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.3" calcext:value-type="float">
            <text:p>17,3</text:p>
          </table:table-cell>
          <table:table-cell table:formula="of:=COM.MICROSOFT.STDEV.S([.B69:.B80])" office:value-type="float" office:value="0.645731907969319" calcext:value-type="float">
            <text:p>0,645731907969319</text:p>
          </table:table-cell>
          <table:table-cell table:formula="of:=AVERAGE([.B69:.B80])" office:value-type="float" office:value="16.2666666666667" calcext:value-type="float">
            <text:p>16,2666666666667</text:p>
          </table:table-cell>
          <table:table-cell table:formula="of:=[.D80]-[.C80]" office:value-type="float" office:value="15.6209347586973" calcext:value-type="float">
            <text:p>15,6209347586973</text:p>
          </table:table-cell>
          <table:table-cell table:formula="of:=[.D80]-[.D68]" office:value-type="float" office:value="3.05833333333333" calcext:value-type="float">
            <text:p>3,05833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7.5" calcext:value-type="float">
            <text:p>17,5</text:p>
          </table:table-cell>
          <table:table-cell table:formula="of:=COM.MICROSOFT.STDEV.S([.B70:.B81])" office:value-type="float" office:value="0.658510716417253" calcext:value-type="float">
            <text:p>0,658510716417253</text:p>
          </table:table-cell>
          <table:table-cell table:formula="of:=AVERAGE([.B70:.B81])" office:value-type="float" office:value="16.45" calcext:value-type="float">
            <text:p>16,45</text:p>
          </table:table-cell>
          <table:table-cell table:formula="of:=[.D81]-[.C81]" office:value-type="float" office:value="15.7914892835827" calcext:value-type="float">
            <text:p>15,7914892835827</text:p>
          </table:table-cell>
          <table:table-cell table:formula="of:=[.D81]-[.D69]" office:value-type="float" office:value="2.91666666666666" calcext:value-type="float">
            <text:p>2,91666666666666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7.7" calcext:value-type="float">
            <text:p>17,7</text:p>
          </table:table-cell>
          <table:table-cell table:formula="of:=COM.MICROSOFT.STDEV.S([.B71:.B82])" office:value-type="float" office:value="0.69035563957348" calcext:value-type="float">
            <text:p>0,69035563957348</text:p>
          </table:table-cell>
          <table:table-cell table:formula="of:=AVERAGE([.B71:.B82])" office:value-type="float" office:value="16.625" calcext:value-type="float">
            <text:p>16,625</text:p>
          </table:table-cell>
          <table:table-cell table:formula="of:=[.D82]-[.C82]" office:value-type="float" office:value="15.9346443604265" calcext:value-type="float">
            <text:p>15,9346443604265</text:p>
          </table:table-cell>
          <table:table-cell table:formula="of:=[.D82]-[.D70]" office:value-type="float" office:value="2.775" calcext:value-type="float">
            <text:p>2,77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7.9" calcext:value-type="float">
            <text:p>17,9</text:p>
          </table:table-cell>
          <table:table-cell table:formula="of:=COM.MICROSOFT.STDEV.S([.B72:.B83])" office:value-type="float" office:value="0.739112899892756" calcext:value-type="float">
            <text:p>0,739112899892756</text:p>
          </table:table-cell>
          <table:table-cell table:formula="of:=AVERAGE([.B72:.B83])" office:value-type="float" office:value="16.7916666666667" calcext:value-type="float">
            <text:p>16,7916666666667</text:p>
          </table:table-cell>
          <table:table-cell table:formula="of:=[.D83]-[.C83]" office:value-type="float" office:value="16.0525537667739" calcext:value-type="float">
            <text:p>16,0525537667739</text:p>
          </table:table-cell>
          <table:table-cell table:formula="of:=[.D83]-[.D71]" office:value-type="float" office:value="2.64166666666666" calcext:value-type="float">
            <text:p>2,64166666666666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8.2" calcext:value-type="float">
            <text:p>18,2</text:p>
          </table:table-cell>
          <table:table-cell table:formula="of:=COM.MICROSOFT.STDEV.S([.B73:.B84])" office:value-type="float" office:value="0.739112899892755" calcext:value-type="float">
            <text:p>0,739112899892755</text:p>
          </table:table-cell>
          <table:table-cell table:formula="of:=AVERAGE([.B73:.B84])" office:value-type="float" office:value="17.0083333333333" calcext:value-type="float">
            <text:p>17,0083333333333</text:p>
          </table:table-cell>
          <table:table-cell table:formula="of:=[.D84]-[.C84]" office:value-type="float" office:value="16.2692204334406" calcext:value-type="float">
            <text:p>16,2692204334406</text:p>
          </table:table-cell>
          <table:table-cell table:formula="of:=[.D84]-[.D72]" office:value-type="float" office:value="2.60833333333333" calcext:value-type="float">
            <text:p>2,60833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74:.B85])" office:value-type="float" office:value="0.733763647852011" calcext:value-type="float">
            <text:p>0,733763647852011</text:p>
          </table:table-cell>
          <table:table-cell table:formula="of:=AVERAGE([.B74:.B85])" office:value-type="float" office:value="17.225" calcext:value-type="float">
            <text:p>17,225</text:p>
          </table:table-cell>
          <table:table-cell table:formula="of:=[.D85]-[.C85]" office:value-type="float" office:value="16.491236352148" calcext:value-type="float">
            <text:p>16,491236352148</text:p>
          </table:table-cell>
          <table:table-cell table:formula="of:=[.D85]-[.D73]" office:value-type="float" office:value="2.58333333333333" calcext:value-type="float">
            <text:p>2,5833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75:.B86])" office:value-type="float" office:value="0.729206708857251" calcext:value-type="float">
            <text:p>0,729206708857251</text:p>
          </table:table-cell>
          <table:table-cell table:formula="of:=AVERAGE([.B75:.B86])" office:value-type="float" office:value="17.4083333333333" calcext:value-type="float">
            <text:p>17,4083333333333</text:p>
          </table:table-cell>
          <table:table-cell table:formula="of:=[.D86]-[.C86]" office:value-type="float" office:value="16.6791266244761" calcext:value-type="float">
            <text:p>16,6791266244761</text:p>
          </table:table-cell>
          <table:table-cell table:formula="of:=[.D86]-[.D74]" office:value-type="float" office:value="2.50833333333333" calcext:value-type="float">
            <text:p>2,5083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2" calcext:value-type="float">
            <text:p>18,2</text:p>
          </table:table-cell>
          <table:table-cell table:formula="of:=COM.MICROSOFT.STDEV.S([.B76:.B87])" office:value-type="float" office:value="0.670594489760369" calcext:value-type="float">
            <text:p>0,670594489760369</text:p>
          </table:table-cell>
          <table:table-cell table:formula="of:=AVERAGE([.B76:.B87])" office:value-type="float" office:value="17.5666666666667" calcext:value-type="float">
            <text:p>17,5666666666667</text:p>
          </table:table-cell>
          <table:table-cell table:formula="of:=[.D87]-[.C87]" office:value-type="float" office:value="16.8960721769063" calcext:value-type="float">
            <text:p>16,8960721769063</text:p>
          </table:table-cell>
          <table:table-cell table:formula="of:=[.D87]-[.D75]" office:value-type="float" office:value="2.40833333333333" calcext:value-type="float">
            <text:p>2,4083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4" calcext:value-type="float">
            <text:p>18,4</text:p>
          </table:table-cell>
          <table:table-cell table:formula="of:=COM.MICROSOFT.STDEV.S([.B77:.B88])" office:value-type="float" office:value="0.618098256384415" calcext:value-type="float">
            <text:p>0,618098256384415</text:p>
          </table:table-cell>
          <table:table-cell table:formula="of:=AVERAGE([.B77:.B88])" office:value-type="float" office:value="17.725" calcext:value-type="float">
            <text:p>17,725</text:p>
          </table:table-cell>
          <table:table-cell table:formula="of:=[.D88]-[.C88]" office:value-type="float" office:value="17.1069017436156" calcext:value-type="float">
            <text:p>17,1069017436156</text:p>
          </table:table-cell>
          <table:table-cell table:formula="of:=[.D88]-[.D76]" office:value-type="float" office:value="2.31666666666666" calcext:value-type="float">
            <text:p>2,31666666666666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8.7" calcext:value-type="float">
            <text:p>18,7</text:p>
          </table:table-cell>
          <table:table-cell table:formula="of:=COM.MICROSOFT.STDEV.S([.B78:.B89])" office:value-type="float" office:value="0.585364429352788" calcext:value-type="float">
            <text:p>0,585364429352788</text:p>
          </table:table-cell>
          <table:table-cell table:formula="of:=AVERAGE([.B78:.B89])" office:value-type="float" office:value="17.8916666666667" calcext:value-type="float">
            <text:p>17,8916666666667</text:p>
          </table:table-cell>
          <table:table-cell table:formula="of:=[.D89]-[.C89]" office:value-type="float" office:value="17.3063022373139" calcext:value-type="float">
            <text:p>17,3063022373139</text:p>
          </table:table-cell>
          <table:table-cell table:formula="of:=[.D89]-[.D77]" office:value-type="float" office:value="2.25833333333333" calcext:value-type="float">
            <text:p>2,258333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8.9" calcext:value-type="float">
            <text:p>18,9</text:p>
          </table:table-cell>
          <table:table-cell table:formula="of:=COM.MICROSOFT.STDEV.S([.B79:.B90])" office:value-type="float" office:value="0.561585957693733" calcext:value-type="float">
            <text:p>0,561585957693733</text:p>
          </table:table-cell>
          <table:table-cell table:formula="of:=AVERAGE([.B79:.B90])" office:value-type="float" office:value="18.0583333333333" calcext:value-type="float">
            <text:p>18,0583333333333</text:p>
          </table:table-cell>
          <table:table-cell table:formula="of:=[.D90]-[.C90]" office:value-type="float" office:value="17.4967473756396" calcext:value-type="float">
            <text:p>17,4967473756396</text:p>
          </table:table-cell>
          <table:table-cell table:formula="of:=[.D90]-[.D78]" office:value-type="float" office:value="2.2" calcext:value-type="float">
            <text:p>2,2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9.1" calcext:value-type="float">
            <text:p>19,1</text:p>
          </table:table-cell>
          <table:table-cell table:formula="of:=COM.MICROSOFT.STDEV.S([.B80:.B91])" office:value-type="float" office:value="0.547929988892078" calcext:value-type="float">
            <text:p>0,547929988892078</text:p>
          </table:table-cell>
          <table:table-cell table:formula="of:=AVERAGE([.B80:.B91])" office:value-type="float" office:value="18.225" calcext:value-type="float">
            <text:p>18,225</text:p>
          </table:table-cell>
          <table:table-cell table:formula="of:=[.D91]-[.C91]" office:value-type="float" office:value="17.6770700111079" calcext:value-type="float">
            <text:p>17,6770700111079</text:p>
          </table:table-cell>
          <table:table-cell table:formula="of:=[.D91]-[.D79]" office:value-type="float" office:value="2.15833333333333" calcext:value-type="float">
            <text:p>2,158333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9.3" calcext:value-type="float">
            <text:p>19,3</text:p>
          </table:table-cell>
          <table:table-cell table:formula="of:=COM.MICROSOFT.STDEV.S([.B81:.B92])" office:value-type="float" office:value="0.545157747534574" calcext:value-type="float">
            <text:p>0,545157747534574</text:p>
          </table:table-cell>
          <table:table-cell table:formula="of:=AVERAGE([.B81:.B92])" office:value-type="float" office:value="18.3916666666667" calcext:value-type="float">
            <text:p>18,3916666666667</text:p>
          </table:table-cell>
          <table:table-cell table:formula="of:=[.D92]-[.C92]" office:value-type="float" office:value="17.8465089191321" calcext:value-type="float">
            <text:p>17,8465089191321</text:p>
          </table:table-cell>
          <table:table-cell table:formula="of:=[.D92]-[.D80]" office:value-type="float" office:value="2.125" calcext:value-type="float">
            <text:p>2,125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9.5" calcext:value-type="float">
            <text:p>19,5</text:p>
          </table:table-cell>
          <table:table-cell table:formula="of:=COM.MICROSOFT.STDEV.S([.B82:.B93])" office:value-type="float" office:value="0.553432813255484" calcext:value-type="float">
            <text:p>0,553432813255484</text:p>
          </table:table-cell>
          <table:table-cell table:formula="of:=AVERAGE([.B82:.B93])" office:value-type="float" office:value="18.5583333333333" calcext:value-type="float">
            <text:p>18,5583333333333</text:p>
          </table:table-cell>
          <table:table-cell table:formula="of:=[.D93]-[.C93]" office:value-type="float" office:value="18.0049005200778" calcext:value-type="float">
            <text:p>18,0049005200778</text:p>
          </table:table-cell>
          <table:table-cell table:formula="of:=[.D93]-[.D81]" office:value-type="float" office:value="2.10833333333333" calcext:value-type="float">
            <text:p>2,10833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9.7" calcext:value-type="float">
            <text:p>19,7</text:p>
          </table:table-cell>
          <table:table-cell table:formula="of:=COM.MICROSOFT.STDEV.S([.B83:.B94])" office:value-type="float" office:value="0.57227615711298" calcext:value-type="float">
            <text:p>0,57227615711298</text:p>
          </table:table-cell>
          <table:table-cell table:formula="of:=AVERAGE([.B83:.B94])" office:value-type="float" office:value="18.725" calcext:value-type="float">
            <text:p>18,725</text:p>
          </table:table-cell>
          <table:table-cell table:formula="of:=[.D94]-[.C94]" office:value-type="float" office:value="18.152723842887" calcext:value-type="float">
            <text:p>18,152723842887</text:p>
          </table:table-cell>
          <table:table-cell table:formula="of:=[.D94]-[.D82]" office:value-type="float" office:value="2.1" calcext:value-type="float">
            <text:p>2,1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9.9" calcext:value-type="float">
            <text:p>19,9</text:p>
          </table:table-cell>
          <table:table-cell table:formula="of:=COM.MICROSOFT.STDEV.S([.B84:.B95])" office:value-type="float" office:value="0.600694043031337" calcext:value-type="float">
            <text:p>0,600694043031337</text:p>
          </table:table-cell>
          <table:table-cell table:formula="of:=AVERAGE([.B84:.B95])" office:value-type="float" office:value="18.8916666666667" calcext:value-type="float">
            <text:p>18,8916666666667</text:p>
          </table:table-cell>
          <table:table-cell table:formula="of:=[.D95]-[.C95]" office:value-type="float" office:value="18.2909726236353" calcext:value-type="float">
            <text:p>18,2909726236353</text:p>
          </table:table-cell>
          <table:table-cell table:formula="of:=[.D95]-[.D83]" office:value-type="float" office:value="2.1" calcext:value-type="float">
            <text:p>2,1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0.1" calcext:value-type="float">
            <text:p>20,1</text:p>
          </table:table-cell>
          <table:table-cell table:formula="of:=COM.MICROSOFT.STDEV.S([.B85:.B96])" office:value-type="float" office:value="0.6501748016705" calcext:value-type="float">
            <text:p>0,6501748016705</text:p>
          </table:table-cell>
          <table:table-cell table:formula="of:=AVERAGE([.B85:.B96])" office:value-type="float" office:value="19.05" calcext:value-type="float">
            <text:p>19,05</text:p>
          </table:table-cell>
          <table:table-cell table:formula="of:=[.D96]-[.C96]" office:value-type="float" office:value="18.3998251983295" calcext:value-type="float">
            <text:p>18,3998251983295</text:p>
          </table:table-cell>
          <table:table-cell table:formula="of:=[.D96]-[.D84]" office:value-type="float" office:value="2.04166666666666" calcext:value-type="float">
            <text:p>2,04166666666666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0.2" calcext:value-type="float">
            <text:p>20,2</text:p>
          </table:table-cell>
          <table:table-cell table:formula="of:=COM.MICROSOFT.STDEV.S([.B86:.B97])" office:value-type="float" office:value="0.692820323027551" calcext:value-type="float">
            <text:p>0,692820323027551</text:p>
          </table:table-cell>
          <table:table-cell table:formula="of:=AVERAGE([.B86:.B97])" office:value-type="float" office:value="19.2" calcext:value-type="float">
            <text:p>19,2</text:p>
          </table:table-cell>
          <table:table-cell table:formula="of:=[.D97]-[.C97]" office:value-type="float" office:value="18.5071796769724" calcext:value-type="float">
            <text:p>18,5071796769724</text:p>
          </table:table-cell>
          <table:table-cell table:formula="of:=[.D97]-[.D85]" office:value-type="float" office:value="1.975" calcext:value-type="float">
            <text:p>1,975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0.3" calcext:value-type="float">
            <text:p>20,3</text:p>
          </table:table-cell>
          <table:table-cell table:formula="of:=COM.MICROSOFT.STDEV.S([.B87:.B98])" office:value-type="float" office:value="0.710260302262274" calcext:value-type="float">
            <text:p>0,710260302262274</text:p>
          </table:table-cell>
          <table:table-cell table:formula="of:=AVERAGE([.B87:.B98])" office:value-type="float" office:value="19.3583333333333" calcext:value-type="float">
            <text:p>19,3583333333333</text:p>
          </table:table-cell>
          <table:table-cell table:formula="of:=[.D98]-[.C98]" office:value-type="float" office:value="18.6480730310711" calcext:value-type="float">
            <text:p>18,6480730310711</text:p>
          </table:table-cell>
          <table:table-cell table:formula="of:=[.D98]-[.D86]" office:value-type="float" office:value="1.95" calcext:value-type="float">
            <text:p>1,95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0.3" calcext:value-type="float">
            <text:p>20,3</text:p>
          </table:table-cell>
          <table:table-cell table:formula="of:=COM.MICROSOFT.STDEV.S([.B88:.B99])" office:value-type="float" office:value="0.655512753267982" calcext:value-type="float">
            <text:p>0,655512753267982</text:p>
          </table:table-cell>
          <table:table-cell table:formula="of:=AVERAGE([.B88:.B99])" office:value-type="float" office:value="19.5333333333333" calcext:value-type="float">
            <text:p>19,5333333333333</text:p>
          </table:table-cell>
          <table:table-cell table:formula="of:=[.D99]-[.C99]" office:value-type="float" office:value="18.8778205800653" calcext:value-type="float">
            <text:p>18,8778205800653</text:p>
          </table:table-cell>
          <table:table-cell table:formula="of:=[.D99]-[.D87]" office:value-type="float" office:value="1.96666666666667" calcext:value-type="float">
            <text:p>1,96666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0.4" calcext:value-type="float">
            <text:p>20,4</text:p>
          </table:table-cell>
          <table:table-cell table:formula="of:=COM.MICROSOFT.STDEV.S([.B89:.B100])" office:value-type="float" office:value="0.592375802096179" calcext:value-type="float">
            <text:p>0,592375802096179</text:p>
          </table:table-cell>
          <table:table-cell table:formula="of:=AVERAGE([.B89:.B100])" office:value-type="float" office:value="19.7" calcext:value-type="float">
            <text:p>19,7</text:p>
          </table:table-cell>
          <table:table-cell table:formula="of:=[.D100]-[.C100]" office:value-type="float" office:value="19.1076241979038" calcext:value-type="float">
            <text:p>19,1076241979038</text:p>
          </table:table-cell>
          <table:table-cell table:formula="of:=[.D100]-[.D88]" office:value-type="float" office:value="1.975" calcext:value-type="float">
            <text:p>1,975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0.6" calcext:value-type="float">
            <text:p>20,6</text:p>
          </table:table-cell>
          <table:table-cell table:formula="of:=COM.MICROSOFT.STDEV.S([.B90:.B101])" office:value-type="float" office:value="0.553432813255484" calcext:value-type="float">
            <text:p>0,553432813255484</text:p>
          </table:table-cell>
          <table:table-cell table:formula="of:=AVERAGE([.B90:.B101])" office:value-type="float" office:value="19.8583333333333" calcext:value-type="float">
            <text:p>19,8583333333333</text:p>
          </table:table-cell>
          <table:table-cell table:formula="of:=[.D101]-[.C101]" office:value-type="float" office:value="19.3049005200779" calcext:value-type="float">
            <text:p>19,3049005200779</text:p>
          </table:table-cell>
          <table:table-cell table:formula="of:=[.D101]-[.D89]" office:value-type="float" office:value="1.96666666666667" calcext:value-type="float">
            <text:p>1,966666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0.7" calcext:value-type="float">
            <text:p>20,7</text:p>
          </table:table-cell>
          <table:table-cell table:formula="of:=COM.MICROSOFT.STDEV.S([.B91:.B102])" office:value-type="float" office:value="0.512495380614806" calcext:value-type="float">
            <text:p>0,512495380614806</text:p>
          </table:table-cell>
          <table:table-cell table:formula="of:=AVERAGE([.B91:.B102])" office:value-type="float" office:value="20.0083333333333" calcext:value-type="float">
            <text:p>20,0083333333333</text:p>
          </table:table-cell>
          <table:table-cell table:formula="of:=[.D102]-[.C102]" office:value-type="float" office:value="19.4958379527185" calcext:value-type="float">
            <text:p>19,4958379527185</text:p>
          </table:table-cell>
          <table:table-cell table:formula="of:=[.D102]-[.D90]" office:value-type="float" office:value="1.95" calcext:value-type="float">
            <text:p>1,95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.8" calcext:value-type="float">
            <text:p>20,8</text:p>
          </table:table-cell>
          <table:table-cell table:formula="of:=COM.MICROSOFT.STDEV.S([.B92:.B103])" office:value-type="float" office:value="0.47193990372427" calcext:value-type="float">
            <text:p>0,47193990372427</text:p>
          </table:table-cell>
          <table:table-cell table:formula="of:=AVERAGE([.B92:.B103])" office:value-type="float" office:value="20.15" calcext:value-type="float">
            <text:p>20,15</text:p>
          </table:table-cell>
          <table:table-cell table:formula="of:=[.D103]-[.C103]" office:value-type="float" office:value="19.6780600962757" calcext:value-type="float">
            <text:p>19,6780600962757</text:p>
          </table:table-cell>
          <table:table-cell table:formula="of:=[.D103]-[.D91]" office:value-type="float" office:value="1.925" calcext:value-type="float">
            <text:p>1,92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0.9" calcext:value-type="float">
            <text:p>20,9</text:p>
          </table:table-cell>
          <table:table-cell table:formula="of:=COM.MICROSOFT.STDEV.S([.B93:.B104])" office:value-type="float" office:value="0.434497271323859" calcext:value-type="float">
            <text:p>0,434497271323859</text:p>
          </table:table-cell>
          <table:table-cell table:formula="of:=AVERAGE([.B93:.B104])" office:value-type="float" office:value="20.2833333333333" calcext:value-type="float">
            <text:p>20,2833333333333</text:p>
          </table:table-cell>
          <table:table-cell table:formula="of:=[.D104]-[.C104]" office:value-type="float" office:value="19.8488360620095" calcext:value-type="float">
            <text:p>19,8488360620095</text:p>
          </table:table-cell>
          <table:table-cell table:formula="of:=[.D104]-[.D92]" office:value-type="float" office:value="1.89166666666667" calcext:value-type="float">
            <text:p>1,8916666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1" calcext:value-type="float">
            <text:p>21</text:p>
          </table:table-cell>
          <table:table-cell table:formula="of:=COM.MICROSOFT.STDEV.S([.B94:.B105])" office:value-type="float" office:value="0.403300775044526" calcext:value-type="float">
            <text:p>0,403300775044526</text:p>
          </table:table-cell>
          <table:table-cell table:formula="of:=AVERAGE([.B94:.B105])" office:value-type="float" office:value="20.4083333333333" calcext:value-type="float">
            <text:p>20,4083333333333</text:p>
          </table:table-cell>
          <table:table-cell table:formula="of:=[.D105]-[.C105]" office:value-type="float" office:value="20.0050325582888" calcext:value-type="float">
            <text:p>20,0050325582888</text:p>
          </table:table-cell>
          <table:table-cell table:formula="of:=[.D105]-[.D93]" office:value-type="float" office:value="1.85" calcext:value-type="float">
            <text:p>1,8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95:.B106])" office:value-type="float" office:value="0.381682876458741" calcext:value-type="float">
            <text:p>0,381682876458741</text:p>
          </table:table-cell>
          <table:table-cell table:formula="of:=AVERAGE([.B95:.B106])" office:value-type="float" office:value="20.525" calcext:value-type="float">
            <text:p>20,525</text:p>
          </table:table-cell>
          <table:table-cell table:formula="of:=[.D106]-[.C106]" office:value-type="float" office:value="20.1433171235413" calcext:value-type="float">
            <text:p>20,1433171235413</text:p>
          </table:table-cell>
          <table:table-cell table:formula="of:=[.D106]-[.D94]" office:value-type="float" office:value="1.8" calcext:value-type="float">
            <text:p>1,8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1.1" calcext:value-type="float">
            <text:p>21,1</text:p>
          </table:table-cell>
          <table:table-cell table:formula="of:=COM.MICROSOFT.STDEV.S([.B96:.B107])" office:value-type="float" office:value="0.359608372842154" calcext:value-type="float">
            <text:p>0,359608372842154</text:p>
          </table:table-cell>
          <table:table-cell table:formula="of:=AVERAGE([.B96:.B107])" office:value-type="float" office:value="20.625" calcext:value-type="float">
            <text:p>20,625</text:p>
          </table:table-cell>
          <table:table-cell table:formula="of:=[.D107]-[.C107]" office:value-type="float" office:value="20.2653916271578" calcext:value-type="float">
            <text:p>20,2653916271578</text:p>
          </table:table-cell>
          <table:table-cell table:formula="of:=[.D107]-[.D95]" office:value-type="float" office:value="1.73333333333333" calcext:value-type="float">
            <text:p>1,7333333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1.2" calcext:value-type="float">
            <text:p>21,2</text:p>
          </table:table-cell>
          <table:table-cell table:formula="of:=COM.MICROSOFT.STDEV.S([.B97:.B108])" office:value-type="float" office:value="0.353767600483022" calcext:value-type="float">
            <text:p>0,353767600483022</text:p>
          </table:table-cell>
          <table:table-cell table:formula="of:=AVERAGE([.B97:.B108])" office:value-type="float" office:value="20.7166666666667" calcext:value-type="float">
            <text:p>20,7166666666667</text:p>
          </table:table-cell>
          <table:table-cell table:formula="of:=[.D108]-[.C108]" office:value-type="float" office:value="20.3628990661836" calcext:value-type="float">
            <text:p>20,3628990661836</text:p>
          </table:table-cell>
          <table:table-cell table:formula="of:=[.D108]-[.D96]" office:value-type="float" office:value="1.66666666666666" calcext:value-type="float">
            <text:p>1,66666666666666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21.3" calcext:value-type="float">
            <text:p>21,3</text:p>
          </table:table-cell>
          <table:table-cell table:formula="of:=COM.MICROSOFT.STDEV.S([.B98:.B109])" office:value-type="float" office:value="0.350216383328244" calcext:value-type="float">
            <text:p>0,350216383328244</text:p>
          </table:table-cell>
          <table:table-cell table:formula="of:=AVERAGE([.B98:.B109])" office:value-type="float" office:value="20.8083333333333" calcext:value-type="float">
            <text:p>20,8083333333333</text:p>
          </table:table-cell>
          <table:table-cell table:formula="of:=[.D109]-[.C109]" office:value-type="float" office:value="20.4581169500051" calcext:value-type="float">
            <text:p>20,4581169500051</text:p>
          </table:table-cell>
          <table:table-cell table:formula="of:=[.D109]-[.D97]" office:value-type="float" office:value="1.60833333333333" calcext:value-type="float">
            <text:p>1,608333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21.4" calcext:value-type="float">
            <text:p>21,4</text:p>
          </table:table-cell>
          <table:table-cell table:formula="of:=COM.MICROSOFT.STDEV.S([.B99:.B110])" office:value-type="float" office:value="0.349024614917317" calcext:value-type="float">
            <text:p>0,349024614917317</text:p>
          </table:table-cell>
          <table:table-cell table:formula="of:=AVERAGE([.B99:.B110])" office:value-type="float" office:value="20.9" calcext:value-type="float">
            <text:p>20,9</text:p>
          </table:table-cell>
          <table:table-cell table:formula="of:=[.D110]-[.C110]" office:value-type="float" office:value="20.5509753850827" calcext:value-type="float">
            <text:p>20,5509753850827</text:p>
          </table:table-cell>
          <table:table-cell table:formula="of:=[.D110]-[.D98]" office:value-type="float" office:value="1.54166666666667" calcext:value-type="float">
            <text:p>1,5416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1.5" calcext:value-type="float">
            <text:p>21,5</text:p>
          </table:table-cell>
          <table:table-cell table:formula="of:=COM.MICROSOFT.STDEV.S([.B100:.B111])" office:value-type="float" office:value="0.333030165163895" calcext:value-type="float">
            <text:p>0,333030165163895</text:p>
          </table:table-cell>
          <table:table-cell table:formula="of:=AVERAGE([.B100:.B111])" office:value-type="float" office:value="21" calcext:value-type="float">
            <text:p>21</text:p>
          </table:table-cell>
          <table:table-cell table:formula="of:=[.D111]-[.C111]" office:value-type="float" office:value="20.6669698348361" calcext:value-type="float">
            <text:p>20,6669698348361</text:p>
          </table:table-cell>
          <table:table-cell table:formula="of:=[.D111]-[.D99]" office:value-type="float" office:value="1.46666666666667" calcext:value-type="float">
            <text:p>1,46666666666667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21.7" calcext:value-type="float">
            <text:p>21,7</text:p>
          </table:table-cell>
          <table:table-cell table:formula="of:=COM.MICROSOFT.STDEV.S([.B101:.B112])" office:value-type="float" office:value="0.331548250522065" calcext:value-type="float">
            <text:p>0,331548250522065</text:p>
          </table:table-cell>
          <table:table-cell table:formula="of:=AVERAGE([.B101:.B112])" office:value-type="float" office:value="21.1083333333333" calcext:value-type="float">
            <text:p>21,1083333333333</text:p>
          </table:table-cell>
          <table:table-cell table:formula="of:=[.D112]-[.C112]" office:value-type="float" office:value="20.7767850828113" calcext:value-type="float">
            <text:p>20,7767850828113</text:p>
          </table:table-cell>
          <table:table-cell table:formula="of:=[.D112]-[.D100]" office:value-type="float" office:value="1.40833333333333" calcext:value-type="float">
            <text:p>1,4083333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1.8" calcext:value-type="float">
            <text:p>21,8</text:p>
          </table:table-cell>
          <table:table-cell table:formula="of:=COM.MICROSOFT.STDEV.S([.B102:.B113])" office:value-type="float" office:value="0.34498572653829" calcext:value-type="float">
            <text:p>0,34498572653829</text:p>
          </table:table-cell>
          <table:table-cell table:formula="of:=AVERAGE([.B102:.B113])" office:value-type="float" office:value="21.2083333333333" calcext:value-type="float">
            <text:p>21,2083333333333</text:p>
          </table:table-cell>
          <table:table-cell table:formula="of:=[.D113]-[.C113]" office:value-type="float" office:value="20.863347606795" calcext:value-type="float">
            <text:p>20,863347606795</text:p>
          </table:table-cell>
          <table:table-cell table:formula="of:=[.D113]-[.D101]" office:value-type="float" office:value="1.35" calcext:value-type="float">
            <text:p>1,3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1.8" calcext:value-type="float">
            <text:p>21,8</text:p>
          </table:table-cell>
          <table:table-cell table:formula="of:=COM.MICROSOFT.STDEV.S([.B103:.B114])" office:value-type="float" office:value="0.343775825476164" calcext:value-type="float">
            <text:p>0,343775825476164</text:p>
          </table:table-cell>
          <table:table-cell table:formula="of:=AVERAGE([.B103:.B114])" office:value-type="float" office:value="21.3" calcext:value-type="float">
            <text:p>21,3</text:p>
          </table:table-cell>
          <table:table-cell table:formula="of:=[.D114]-[.C114]" office:value-type="float" office:value="20.9562241745238" calcext:value-type="float">
            <text:p>20,9562241745238</text:p>
          </table:table-cell>
          <table:table-cell table:formula="of:=[.D114]-[.D102]" office:value-type="float" office:value="1.29166666666667" calcext:value-type="float">
            <text:p>1,29166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2" calcext:value-type="float">
            <text:p>22</text:p>
          </table:table-cell>
          <table:table-cell table:formula="of:=COM.MICROSOFT.STDEV.S([.B104:.B115])" office:value-type="float" office:value="0.359292233552173" calcext:value-type="float">
            <text:p>0,359292233552173</text:p>
          </table:table-cell>
          <table:table-cell table:formula="of:=AVERAGE([.B104:.B115])" office:value-type="float" office:value="21.4" calcext:value-type="float">
            <text:p>21,4</text:p>
          </table:table-cell>
          <table:table-cell table:formula="of:=[.D115]-[.C115]" office:value-type="float" office:value="21.0407077664478" calcext:value-type="float">
            <text:p>21,0407077664478</text:p>
          </table:table-cell>
          <table:table-cell table:formula="of:=[.D115]-[.D103]" office:value-type="float" office:value="1.25" calcext:value-type="float">
            <text:p>1,25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22.1" calcext:value-type="float">
            <text:p>22,1</text:p>
          </table:table-cell>
          <table:table-cell table:formula="of:=COM.MICROSOFT.STDEV.S([.B105:.B116])" office:value-type="float" office:value="0.374165738677394" calcext:value-type="float">
            <text:p>0,374165738677394</text:p>
          </table:table-cell>
          <table:table-cell table:formula="of:=AVERAGE([.B105:.B116])" office:value-type="float" office:value="21.5" calcext:value-type="float">
            <text:p>21,5</text:p>
          </table:table-cell>
          <table:table-cell table:formula="of:=[.D116]-[.C116]" office:value-type="float" office:value="21.1258342613226" calcext:value-type="float">
            <text:p>21,1258342613226</text:p>
          </table:table-cell>
          <table:table-cell table:formula="of:=[.D116]-[.D104]" office:value-type="float" office:value="1.21666666666667" calcext:value-type="float">
            <text:p>1,216666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2.2" calcext:value-type="float">
            <text:p>22,2</text:p>
          </table:table-cell>
          <table:table-cell table:formula="of:=COM.MICROSOFT.STDEV.S([.B106:.B117])" office:value-type="float" office:value="0.388470193076754" calcext:value-type="float">
            <text:p>0,388470193076754</text:p>
          </table:table-cell>
          <table:table-cell table:formula="of:=AVERAGE([.B106:.B117])" office:value-type="float" office:value="21.6" calcext:value-type="float">
            <text:p>21,6</text:p>
          </table:table-cell>
          <table:table-cell table:formula="of:=[.D117]-[.C117]" office:value-type="float" office:value="21.2115298069232" calcext:value-type="float">
            <text:p>21,2115298069232</text:p>
          </table:table-cell>
          <table:table-cell table:formula="of:=[.D117]-[.D105]" office:value-type="float" office:value="1.19166666666667" calcext:value-type="float">
            <text:p>1,1916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22.3" calcext:value-type="float">
            <text:p>22,3</text:p>
          </table:table-cell>
          <table:table-cell table:formula="of:=COM.MICROSOFT.STDEV.S([.B107:.B118])" office:value-type="float" office:value="0.402266307087956" calcext:value-type="float">
            <text:p>0,402266307087956</text:p>
          </table:table-cell>
          <table:table-cell table:formula="of:=AVERAGE([.B107:.B118])" office:value-type="float" office:value="21.7" calcext:value-type="float">
            <text:p>21,7</text:p>
          </table:table-cell>
          <table:table-cell table:formula="of:=[.D118]-[.C118]" office:value-type="float" office:value="21.297733692912" calcext:value-type="float">
            <text:p>21,297733692912</text:p>
          </table:table-cell>
          <table:table-cell table:formula="of:=[.D118]-[.D106]" office:value-type="float" office:value="1.175" calcext:value-type="float">
            <text:p>1,17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2.4" calcext:value-type="float">
            <text:p>22,4</text:p>
          </table:table-cell>
          <table:table-cell table:formula="of:=COM.MICROSOFT.STDEV.S([.B108:.B119])" office:value-type="float" office:value="0.401040313850532" calcext:value-type="float">
            <text:p>0,401040313850532</text:p>
          </table:table-cell>
          <table:table-cell table:formula="of:=AVERAGE([.B108:.B119])" office:value-type="float" office:value="21.8083333333333" calcext:value-type="float">
            <text:p>21,8083333333333</text:p>
          </table:table-cell>
          <table:table-cell table:formula="of:=[.D119]-[.C119]" office:value-type="float" office:value="21.4072930194828" calcext:value-type="float">
            <text:p>21,4072930194828</text:p>
          </table:table-cell>
          <table:table-cell table:formula="of:=[.D119]-[.D107]" office:value-type="float" office:value="1.18333333333333" calcext:value-type="float">
            <text:p>1,18333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2.5" calcext:value-type="float">
            <text:p>22,5</text:p>
          </table:table-cell>
          <table:table-cell table:formula="of:=COM.MICROSOFT.STDEV.S([.B109:.B120])" office:value-type="float" office:value="0.397339637940626" calcext:value-type="float">
            <text:p>0,397339637940626</text:p>
          </table:table-cell>
          <table:table-cell table:formula="of:=AVERAGE([.B109:.B120])" office:value-type="float" office:value="21.9166666666667" calcext:value-type="float">
            <text:p>21,9166666666667</text:p>
          </table:table-cell>
          <table:table-cell table:formula="of:=[.D120]-[.C120]" office:value-type="float" office:value="21.519327028726" calcext:value-type="float">
            <text:p>21,519327028726</text:p>
          </table:table-cell>
          <table:table-cell table:formula="of:=[.D120]-[.D108]" office:value-type="float" office:value="1.2" calcext:value-type="float">
            <text:p>1,2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2.7" calcext:value-type="float">
            <text:p>22,7</text:p>
          </table:table-cell>
          <table:table-cell table:formula="of:=COM.MICROSOFT.STDEV.S([.B110:.B121])" office:value-type="float" office:value="0.405268336096498" calcext:value-type="float">
            <text:p>0,405268336096498</text:p>
          </table:table-cell>
          <table:table-cell table:formula="of:=AVERAGE([.B110:.B121])" office:value-type="float" office:value="22.0333333333333" calcext:value-type="float">
            <text:p>22,0333333333333</text:p>
          </table:table-cell>
          <table:table-cell table:formula="of:=[.D121]-[.C121]" office:value-type="float" office:value="21.6280649972368" calcext:value-type="float">
            <text:p>21,6280649972368</text:p>
          </table:table-cell>
          <table:table-cell table:formula="of:=[.D121]-[.D109]" office:value-type="float" office:value="1.225" calcext:value-type="float">
            <text:p>1,22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2.8" calcext:value-type="float">
            <text:p>22,8</text:p>
          </table:table-cell>
          <table:table-cell table:formula="of:=COM.MICROSOFT.STDEV.S([.B111:.B122])" office:value-type="float" office:value="0.407876986803174" calcext:value-type="float">
            <text:p>0,407876986803174</text:p>
          </table:table-cell>
          <table:table-cell table:formula="of:=AVERAGE([.B111:.B122])" office:value-type="float" office:value="22.15" calcext:value-type="float">
            <text:p>22,15</text:p>
          </table:table-cell>
          <table:table-cell table:formula="of:=[.D122]-[.C122]" office:value-type="float" office:value="21.7421230131968" calcext:value-type="float">
            <text:p>21,7421230131968</text:p>
          </table:table-cell>
          <table:table-cell table:formula="of:=[.D122]-[.D110]" office:value-type="float" office:value="1.25" calcext:value-type="float">
            <text:p>1,2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3.1" calcext:value-type="float">
            <text:p>23,1</text:p>
          </table:table-cell>
          <table:table-cell table:formula="of:=COM.MICROSOFT.STDEV.S([.B112:.B123])" office:value-type="float" office:value="0.436584540044721" calcext:value-type="float">
            <text:p>0,436584540044721</text:p>
          </table:table-cell>
          <table:table-cell table:formula="of:=AVERAGE([.B112:.B123])" office:value-type="float" office:value="22.2833333333333" calcext:value-type="float">
            <text:p>22,2833333333333</text:p>
          </table:table-cell>
          <table:table-cell table:formula="of:=[.D123]-[.C123]" office:value-type="float" office:value="21.8467487932886" calcext:value-type="float">
            <text:p>21,8467487932886</text:p>
          </table:table-cell>
          <table:table-cell table:formula="of:=[.D123]-[.D111]" office:value-type="float" office:value="1.28333333333334" calcext:value-type="float">
            <text:p>1,28333333333334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23.2" calcext:value-type="float">
            <text:p>23,2</text:p>
          </table:table-cell>
          <table:table-cell table:formula="of:=COM.MICROSOFT.STDEV.S([.B113:.B124])" office:value-type="float" office:value="0.467990546395065" calcext:value-type="float">
            <text:p>0,467990546395065</text:p>
          </table:table-cell>
          <table:table-cell table:formula="of:=AVERAGE([.B113:.B124])" office:value-type="float" office:value="22.4083333333333" calcext:value-type="float">
            <text:p>22,4083333333333</text:p>
          </table:table-cell>
          <table:table-cell table:formula="of:=[.D124]-[.C124]" office:value-type="float" office:value="21.9403427869383" calcext:value-type="float">
            <text:p>21,9403427869383</text:p>
          </table:table-cell>
          <table:table-cell table:formula="of:=[.D124]-[.D112]" office:value-type="float" office:value="1.3" calcext:value-type="float">
            <text:p>1,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3.3" calcext:value-type="float">
            <text:p>23,3</text:p>
          </table:table-cell>
          <table:table-cell table:formula="of:=COM.MICROSOFT.STDEV.S([.B114:.B125])" office:value-type="float" office:value="0.490516116560976" calcext:value-type="float">
            <text:p>0,490516116560976</text:p>
          </table:table-cell>
          <table:table-cell table:formula="of:=AVERAGE([.B114:.B125])" office:value-type="float" office:value="22.5333333333333" calcext:value-type="float">
            <text:p>22,5333333333333</text:p>
          </table:table-cell>
          <table:table-cell table:formula="of:=[.D125]-[.C125]" office:value-type="float" office:value="22.0428172167724" calcext:value-type="float">
            <text:p>22,0428172167724</text:p>
          </table:table-cell>
          <table:table-cell table:formula="of:=[.D125]-[.D113]" office:value-type="float" office:value="1.325" calcext:value-type="float">
            <text:p>1,32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3.4" calcext:value-type="float">
            <text:p>23,4</text:p>
          </table:table-cell>
          <table:table-cell table:formula="of:=COM.MICROSOFT.STDEV.S([.B115:.B126])" office:value-type="float" office:value="0.490516116560976" calcext:value-type="float">
            <text:p>0,490516116560976</text:p>
          </table:table-cell>
          <table:table-cell table:formula="of:=AVERAGE([.B115:.B126])" office:value-type="float" office:value="22.6666666666667" calcext:value-type="float">
            <text:p>22,6666666666667</text:p>
          </table:table-cell>
          <table:table-cell table:formula="of:=[.D126]-[.C126]" office:value-type="float" office:value="22.1761505501057" calcext:value-type="float">
            <text:p>22,1761505501057</text:p>
          </table:table-cell>
          <table:table-cell table:formula="of:=[.D126]-[.D114]" office:value-type="float" office:value="1.36666666666666" calcext:value-type="float">
            <text:p>1,36666666666666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3.5" calcext:value-type="float">
            <text:p>23,5</text:p>
          </table:table-cell>
          <table:table-cell table:formula="of:=COM.MICROSOFT.STDEV.S([.B116:.B127])" office:value-type="float" office:value="0.496273995679684" calcext:value-type="float">
            <text:p>0,496273995679684</text:p>
          </table:table-cell>
          <table:table-cell table:formula="of:=AVERAGE([.B116:.B127])" office:value-type="float" office:value="22.7916666666667" calcext:value-type="float">
            <text:p>22,7916666666667</text:p>
          </table:table-cell>
          <table:table-cell table:formula="of:=[.D127]-[.C127]" office:value-type="float" office:value="22.295392670987" calcext:value-type="float">
            <text:p>22,295392670987</text:p>
          </table:table-cell>
          <table:table-cell table:formula="of:=[.D127]-[.D115]" office:value-type="float" office:value="1.39166666666667" calcext:value-type="float">
            <text:p>1,3916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23.7" calcext:value-type="float">
            <text:p>23,7</text:p>
          </table:table-cell>
          <table:table-cell table:formula="of:=COM.MICROSOFT.STDEV.S([.B117:.B128])" office:value-type="float" office:value="0.508339542932764" calcext:value-type="float">
            <text:p>0,508339542932764</text:p>
          </table:table-cell>
          <table:table-cell table:formula="of:=AVERAGE([.B117:.B128])" office:value-type="float" office:value="22.925" calcext:value-type="float">
            <text:p>22,925</text:p>
          </table:table-cell>
          <table:table-cell table:formula="of:=[.D128]-[.C128]" office:value-type="float" office:value="22.4166604570672" calcext:value-type="float">
            <text:p>22,4166604570672</text:p>
          </table:table-cell>
          <table:table-cell table:formula="of:=[.D128]-[.D116]" office:value-type="float" office:value="1.425" calcext:value-type="float">
            <text:p>1,425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4" calcext:value-type="float">
            <text:p>24</text:p>
          </table:table-cell>
          <table:table-cell table:formula="of:=COM.MICROSOFT.STDEV.S([.B118:.B129])" office:value-type="float" office:value="0.539570536293786" calcext:value-type="float">
            <text:p>0,539570536293786</text:p>
          </table:table-cell>
          <table:table-cell table:formula="of:=AVERAGE([.B118:.B129])" office:value-type="float" office:value="23.075" calcext:value-type="float">
            <text:p>23,075</text:p>
          </table:table-cell>
          <table:table-cell table:formula="of:=[.D129]-[.C129]" office:value-type="float" office:value="22.5354294637062" calcext:value-type="float">
            <text:p>22,5354294637062</text:p>
          </table:table-cell>
          <table:table-cell table:formula="of:=[.D129]-[.D117]" office:value-type="float" office:value="1.475" calcext:value-type="float">
            <text:p>1,475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4.2" calcext:value-type="float">
            <text:p>24,2</text:p>
          </table:table-cell>
          <table:table-cell table:formula="of:=COM.MICROSOFT.STDEV.S([.B119:.B130])" office:value-type="float" office:value="0.569422887002643" calcext:value-type="float">
            <text:p>0,569422887002643</text:p>
          </table:table-cell>
          <table:table-cell table:formula="of:=AVERAGE([.B119:.B130])" office:value-type="float" office:value="23.2333333333333" calcext:value-type="float">
            <text:p>23,2333333333333</text:p>
          </table:table-cell>
          <table:table-cell table:formula="of:=[.D130]-[.C130]" office:value-type="float" office:value="22.6639104463307" calcext:value-type="float">
            <text:p>22,6639104463307</text:p>
          </table:table-cell>
          <table:table-cell table:formula="of:=[.D130]-[.D118]" office:value-type="float" office:value="1.53333333333334" calcext:value-type="float">
            <text:p>1,53333333333334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.4" calcext:value-type="float">
            <text:p>24,4</text:p>
          </table:table-cell>
          <table:table-cell table:formula="of:=COM.MICROSOFT.STDEV.S([.B120:.B131])" office:value-type="float" office:value="0.595437196138647" calcext:value-type="float">
            <text:p>0,595437196138647</text:p>
          </table:table-cell>
          <table:table-cell table:formula="of:=AVERAGE([.B120:.B131])" office:value-type="float" office:value="23.4" calcext:value-type="float">
            <text:p>23,4</text:p>
          </table:table-cell>
          <table:table-cell table:formula="of:=[.D131]-[.C131]" office:value-type="float" office:value="22.8045628038613" calcext:value-type="float">
            <text:p>22,8045628038613</text:p>
          </table:table-cell>
          <table:table-cell table:formula="of:=[.D131]-[.D119]" office:value-type="float" office:value="1.59166666666667" calcext:value-type="float">
            <text:p>1,591666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4.5" calcext:value-type="float">
            <text:p>24,5</text:p>
          </table:table-cell>
          <table:table-cell table:formula="of:=COM.MICROSOFT.STDEV.S([.B121:.B132])" office:value-type="float" office:value="0.600504838120444" calcext:value-type="float">
            <text:p>0,600504838120444</text:p>
          </table:table-cell>
          <table:table-cell table:formula="of:=AVERAGE([.B121:.B132])" office:value-type="float" office:value="23.5666666666667" calcext:value-type="float">
            <text:p>23,5666666666667</text:p>
          </table:table-cell>
          <table:table-cell table:formula="of:=[.D132]-[.C132]" office:value-type="float" office:value="22.9661618285462" calcext:value-type="float">
            <text:p>22,9661618285462</text:p>
          </table:table-cell>
          <table:table-cell table:formula="of:=[.D132]-[.D120]" office:value-type="float" office:value="1.65" calcext:value-type="float">
            <text:p>1,65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4.6" calcext:value-type="float">
            <text:p>24,6</text:p>
          </table:table-cell>
          <table:table-cell table:formula="of:=COM.MICROSOFT.STDEV.S([.B122:.B133])" office:value-type="float" office:value="0.601702131079369" calcext:value-type="float">
            <text:p>0,601702131079369</text:p>
          </table:table-cell>
          <table:table-cell table:formula="of:=AVERAGE([.B122:.B133])" office:value-type="float" office:value="23.725" calcext:value-type="float">
            <text:p>23,725</text:p>
          </table:table-cell>
          <table:table-cell table:formula="of:=[.D133]-[.C133]" office:value-type="float" office:value="23.1232978689206" calcext:value-type="float">
            <text:p>23,1232978689206</text:p>
          </table:table-cell>
          <table:table-cell table:formula="of:=[.D133]-[.D121]" office:value-type="float" office:value="1.69166666666667" calcext:value-type="float">
            <text:p>1,69166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4.7" calcext:value-type="float">
            <text:p>24,7</text:p>
          </table:table-cell>
          <table:table-cell table:formula="of:=COM.MICROSOFT.STDEV.S([.B123:.B134])" office:value-type="float" office:value="0.585946527708231" calcext:value-type="float">
            <text:p>0,585946527708231</text:p>
          </table:table-cell>
          <table:table-cell table:formula="of:=AVERAGE([.B123:.B134])" office:value-type="float" office:value="23.8833333333333" calcext:value-type="float">
            <text:p>23,8833333333333</text:p>
          </table:table-cell>
          <table:table-cell table:formula="of:=[.D134]-[.C134]" office:value-type="float" office:value="23.2973868056251" calcext:value-type="float">
            <text:p>23,2973868056251</text:p>
          </table:table-cell>
          <table:table-cell table:formula="of:=[.D134]-[.D122]" office:value-type="float" office:value="1.73333333333333" calcext:value-type="float">
            <text:p>1,733333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4.7" calcext:value-type="float">
            <text:p>24,7</text:p>
          </table:table-cell>
          <table:table-cell table:formula="of:=COM.MICROSOFT.STDEV.S([.B124:.B135])" office:value-type="float" office:value="0.573400277980294" calcext:value-type="float">
            <text:p>0,573400277980294</text:p>
          </table:table-cell>
          <table:table-cell table:formula="of:=AVERAGE([.B124:.B135])" office:value-type="float" office:value="24.0166666666667" calcext:value-type="float">
            <text:p>24,0166666666667</text:p>
          </table:table-cell>
          <table:table-cell table:formula="of:=[.D135]-[.C135]" office:value-type="float" office:value="23.4432663886864" calcext:value-type="float">
            <text:p>23,4432663886864</text:p>
          </table:table-cell>
          <table:table-cell table:formula="of:=[.D135]-[.D123]" office:value-type="float" office:value="1.73333333333333" calcext:value-type="float">
            <text:p>1,73333333333333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4.8" calcext:value-type="float">
            <text:p>24,8</text:p>
          </table:table-cell>
          <table:table-cell table:formula="of:=COM.MICROSOFT.STDEV.S([.B125:.B136])" office:value-type="float" office:value="0.551856371300952" calcext:value-type="float">
            <text:p>0,551856371300952</text:p>
          </table:table-cell>
          <table:table-cell table:formula="of:=AVERAGE([.B125:.B136])" office:value-type="float" office:value="24.15" calcext:value-type="float">
            <text:p>24,15</text:p>
          </table:table-cell>
          <table:table-cell table:formula="of:=[.D136]-[.C136]" office:value-type="float" office:value="23.598143628699" calcext:value-type="float">
            <text:p>23,598143628699</text:p>
          </table:table-cell>
          <table:table-cell table:formula="of:=[.D136]-[.D124]" office:value-type="float" office:value="1.74166666666667" calcext:value-type="float">
            <text:p>1,7416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4.9" calcext:value-type="float">
            <text:p>24,9</text:p>
          </table:table-cell>
          <table:table-cell table:formula="of:=COM.MICROSOFT.STDEV.S([.B126:.B137])" office:value-type="float" office:value="0.520198097464861" calcext:value-type="float">
            <text:p>0,520198097464861</text:p>
          </table:table-cell>
          <table:table-cell table:formula="of:=AVERAGE([.B126:.B137])" office:value-type="float" office:value="24.2833333333333" calcext:value-type="float">
            <text:p>24,2833333333333</text:p>
          </table:table-cell>
          <table:table-cell table:formula="of:=[.D137]-[.C137]" office:value-type="float" office:value="23.7631352358685" calcext:value-type="float">
            <text:p>23,7631352358685</text:p>
          </table:table-cell>
          <table:table-cell table:formula="of:=[.D137]-[.D125]" office:value-type="float" office:value="1.74999999999999" calcext:value-type="float">
            <text:p>1,74999999999999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1" calcext:value-type="float">
            <text:p>25,1</text:p>
          </table:table-cell>
          <table:table-cell table:formula="of:=COM.MICROSOFT.STDEV.S([.B127:.B138])" office:value-type="float" office:value="0.488271533994243" calcext:value-type="float">
            <text:p>0,488271533994243</text:p>
          </table:table-cell>
          <table:table-cell table:formula="of:=AVERAGE([.B127:.B138])" office:value-type="float" office:value="24.425" calcext:value-type="float">
            <text:p>24,425</text:p>
          </table:table-cell>
          <table:table-cell table:formula="of:=[.D138]-[.C138]" office:value-type="float" office:value="23.9367284660058" calcext:value-type="float">
            <text:p>23,9367284660058</text:p>
          </table:table-cell>
          <table:table-cell table:formula="of:=[.D138]-[.D126]" office:value-type="float" office:value="1.75833333333334" calcext:value-type="float">
            <text:p>1,75833333333334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28:.B139])" office:value-type="float" office:value="0.468718433280546" calcext:value-type="float">
            <text:p>0,468718433280546</text:p>
          </table:table-cell>
          <table:table-cell table:formula="of:=AVERAGE([.B128:.B139])" office:value-type="float" office:value="24.5833333333333" calcext:value-type="float">
            <text:p>24,5833333333333</text:p>
          </table:table-cell>
          <table:table-cell table:formula="of:=[.D139]-[.C139]" office:value-type="float" office:value="24.1146149000528" calcext:value-type="float">
            <text:p>24,1146149000528</text:p>
          </table:table-cell>
          <table:table-cell table:formula="of:=[.D139]-[.D127]" office:value-type="float" office:value="1.79166666666667" calcext:value-type="float">
            <text:p>1,79166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29:.B140])" office:value-type="float" office:value="0.519323569364004" calcext:value-type="float">
            <text:p>0,519323569364004</text:p>
          </table:table-cell>
          <table:table-cell table:formula="of:=AVERAGE([.B129:.B140])" office:value-type="float" office:value="24.7666666666667" calcext:value-type="float">
            <text:p>24,7666666666667</text:p>
          </table:table-cell>
          <table:table-cell table:formula="of:=[.D140]-[.C140]" office:value-type="float" office:value="24.2473430973027" calcext:value-type="float">
            <text:p>24,2473430973027</text:p>
          </table:table-cell>
          <table:table-cell table:formula="of:=[.D140]-[.D128]" office:value-type="float" office:value="1.84166666666666" calcext:value-type="float">
            <text:p>1,84166666666666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30:.B141])" office:value-type="float" office:value="0.552884995439212" calcext:value-type="float">
            <text:p>0,552884995439212</text:p>
          </table:table-cell>
          <table:table-cell table:formula="of:=AVERAGE([.B130:.B141])" office:value-type="float" office:value="24.925" calcext:value-type="float">
            <text:p>24,925</text:p>
          </table:table-cell>
          <table:table-cell table:formula="of:=[.D141]-[.C141]" office:value-type="float" office:value="24.3721150045608" calcext:value-type="float">
            <text:p>24,3721150045608</text:p>
          </table:table-cell>
          <table:table-cell table:formula="of:=[.D141]-[.D129]" office:value-type="float" office:value="1.85" calcext:value-type="float">
            <text:p>1,8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9" calcext:value-type="float">
            <text:p>25,9</text:p>
          </table:table-cell>
          <table:table-cell table:formula="of:=COM.MICROSOFT.STDEV.S([.B131:.B142])" office:value-type="float" office:value="0.567824129836204" calcext:value-type="float">
            <text:p>0,567824129836204</text:p>
          </table:table-cell>
          <table:table-cell table:formula="of:=AVERAGE([.B131:.B142])" office:value-type="float" office:value="25.0666666666667" calcext:value-type="float">
            <text:p>25,0666666666667</text:p>
          </table:table-cell>
          <table:table-cell table:formula="of:=[.D142]-[.C142]" office:value-type="float" office:value="24.4988425368305" calcext:value-type="float">
            <text:p>24,4988425368305</text:p>
          </table:table-cell>
          <table:table-cell table:formula="of:=[.D142]-[.D130]" office:value-type="float" office:value="1.83333333333333" calcext:value-type="float">
            <text:p>1,8333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32:.B143])" office:value-type="float" office:value="0.562192676989487" calcext:value-type="float">
            <text:p>0,562192676989487</text:p>
          </table:table-cell>
          <table:table-cell table:formula="of:=AVERAGE([.B132:.B143])" office:value-type="float" office:value="25.1833333333333" calcext:value-type="float">
            <text:p>25,1833333333333</text:p>
          </table:table-cell>
          <table:table-cell table:formula="of:=[.D143]-[.C143]" office:value-type="float" office:value="24.6211406563438" calcext:value-type="float">
            <text:p>24,6211406563438</text:p>
          </table:table-cell>
          <table:table-cell table:formula="of:=[.D143]-[.D131]" office:value-type="float" office:value="1.78333333333334" calcext:value-type="float">
            <text:p>1,78333333333334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COM.MICROSOFT.STDEV.S([.B133:.B144])" office:value-type="float" office:value="0.543487615202764" calcext:value-type="float">
            <text:p>0,543487615202764</text:p>
          </table:table-cell>
          <table:table-cell table:formula="of:=AVERAGE([.B133:.B144])" office:value-type="float" office:value="25.2916666666667" calcext:value-type="float">
            <text:p>25,2916666666667</text:p>
          </table:table-cell>
          <table:table-cell table:formula="of:=[.D144]-[.C144]" office:value-type="float" office:value="24.7481790514639" calcext:value-type="float">
            <text:p>24,7481790514639</text:p>
          </table:table-cell>
          <table:table-cell table:formula="of:=[.D144]-[.D132]" office:value-type="float" office:value="1.725" calcext:value-type="float">
            <text:p>1,725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34:.B145])" office:value-type="float" office:value="0.507817671885085" calcext:value-type="float">
            <text:p>0,507817671885085</text:p>
          </table:table-cell>
          <table:table-cell table:formula="of:=AVERAGE([.B134:.B145])" office:value-type="float" office:value="25.3833333333333" calcext:value-type="float">
            <text:p>25,3833333333333</text:p>
          </table:table-cell>
          <table:table-cell table:formula="of:=[.D145]-[.C145]" office:value-type="float" office:value="24.8755156614482" calcext:value-type="float">
            <text:p>24,8755156614482</text:p>
          </table:table-cell>
          <table:table-cell table:formula="of:=[.D145]-[.D133]" office:value-type="float" office:value="1.65833333333333" calcext:value-type="float">
            <text:p>1,658333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35:.B146])" office:value-type="float" office:value="0.465800061152526" calcext:value-type="float">
            <text:p>0,465800061152526</text:p>
          </table:table-cell>
          <table:table-cell table:formula="of:=AVERAGE([.B135:.B146])" office:value-type="float" office:value="25.4666666666667" calcext:value-type="float">
            <text:p>25,4666666666667</text:p>
          </table:table-cell>
          <table:table-cell table:formula="of:=[.D146]-[.C146]" office:value-type="float" office:value="25.0008666055141" calcext:value-type="float">
            <text:p>25,0008666055141</text:p>
          </table:table-cell>
          <table:table-cell table:formula="of:=[.D146]-[.D134]" office:value-type="float" office:value="1.58333333333334" calcext:value-type="float">
            <text:p>1,58333333333334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36:.B147])" office:value-type="float" office:value="0.401134754052913" calcext:value-type="float">
            <text:p>0,401134754052913</text:p>
          </table:table-cell>
          <table:table-cell table:formula="of:=AVERAGE([.B136:.B147])" office:value-type="float" office:value="25.55" calcext:value-type="float">
            <text:p>25,55</text:p>
          </table:table-cell>
          <table:table-cell table:formula="of:=[.D147]-[.C147]" office:value-type="float" office:value="25.1488652459471" calcext:value-type="float">
            <text:p>25,1488652459471</text:p>
          </table:table-cell>
          <table:table-cell table:formula="of:=[.D147]-[.D135]" office:value-type="float" office:value="1.53333333333334" calcext:value-type="float">
            <text:p>1,53333333333334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7" calcext:value-type="float">
            <text:p>25,7</text:p>
          </table:table-cell>
          <table:table-cell table:formula="of:=COM.MICROSOFT.STDEV.S([.B137:.B148])" office:value-type="float" office:value="0.325087400835249" calcext:value-type="float">
            <text:p>0,325087400835249</text:p>
          </table:table-cell>
          <table:table-cell table:formula="of:=AVERAGE([.B137:.B148])" office:value-type="float" office:value="25.625" calcext:value-type="float">
            <text:p>25,625</text:p>
          </table:table-cell>
          <table:table-cell table:formula="of:=[.D148]-[.C148]" office:value-type="float" office:value="25.2999125991647" calcext:value-type="float">
            <text:p>25,2999125991647</text:p>
          </table:table-cell>
          <table:table-cell table:formula="of:=[.D148]-[.D136]" office:value-type="float" office:value="1.475" calcext:value-type="float">
            <text:p>1,475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38:.B149])" office:value-type="float" office:value="0.237888438329627" calcext:value-type="float">
            <text:p>0,237888438329627</text:p>
          </table:table-cell>
          <table:table-cell table:formula="of:=AVERAGE([.B138:.B149])" office:value-type="float" office:value="25.675" calcext:value-type="float">
            <text:p>25,675</text:p>
          </table:table-cell>
          <table:table-cell table:formula="of:=[.D149]-[.C149]" office:value-type="float" office:value="25.4371115616704" calcext:value-type="float">
            <text:p>25,4371115616704</text:p>
          </table:table-cell>
          <table:table-cell table:formula="of:=[.D149]-[.D137]" office:value-type="float" office:value="1.39166666666668" calcext:value-type="float">
            <text:p>1,39166666666668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39:.B150])" office:value-type="float" office:value="0.180906806746658" calcext:value-type="float">
            <text:p>0,180906806746658</text:p>
          </table:table-cell>
          <table:table-cell table:formula="of:=AVERAGE([.B139:.B150])" office:value-type="float" office:value="25.7" calcext:value-type="float">
            <text:p>25,7</text:p>
          </table:table-cell>
          <table:table-cell table:formula="of:=[.D150]-[.C150]" office:value-type="float" office:value="25.5190931932533" calcext:value-type="float">
            <text:p>25,5190931932533</text:p>
          </table:table-cell>
          <table:table-cell table:formula="of:=[.D150]-[.D138]" office:value-type="float" office:value="1.275" calcext:value-type="float">
            <text:p>1,275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0:.B151])" office:value-type="float" office:value="0.180906806746658" calcext:value-type="float">
            <text:p>0,180906806746658</text:p>
          </table:table-cell>
          <table:table-cell table:formula="of:=AVERAGE([.B140:.B151])" office:value-type="float" office:value="25.7" calcext:value-type="float">
            <text:p>25,7</text:p>
          </table:table-cell>
          <table:table-cell table:formula="of:=[.D151]-[.C151]" office:value-type="float" office:value="25.5190931932533" calcext:value-type="float">
            <text:p>25,5190931932533</text:p>
          </table:table-cell>
          <table:table-cell table:formula="of:=[.D151]-[.D139]" office:value-type="float" office:value="1.11666666666666" calcext:value-type="float">
            <text:p>1,11666666666666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1:.B152])" office:value-type="float" office:value="0.188092498199125" calcext:value-type="float">
            <text:p>0,188092498199125</text:p>
          </table:table-cell>
          <table:table-cell table:formula="of:=AVERAGE([.B141:.B152])" office:value-type="float" office:value="25.6583333333333" calcext:value-type="float">
            <text:p>25,6583333333333</text:p>
          </table:table-cell>
          <table:table-cell table:formula="of:=[.D152]-[.C152]" office:value-type="float" office:value="25.4702408351342" calcext:value-type="float">
            <text:p>25,4702408351342</text:p>
          </table:table-cell>
          <table:table-cell table:formula="of:=[.D152]-[.D140]" office:value-type="float" office:value="0.891666666666666" calcext:value-type="float">
            <text:p>0,891666666666666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2:.B153])" office:value-type="float" office:value="0.185047086554813" calcext:value-type="float">
            <text:p>0,185047086554813</text:p>
          </table:table-cell>
          <table:table-cell table:formula="of:=AVERAGE([.B142:.B153])" office:value-type="float" office:value="25.6166666666667" calcext:value-type="float">
            <text:p>25,6166666666667</text:p>
          </table:table-cell>
          <table:table-cell table:formula="of:=[.D153]-[.C153]" office:value-type="float" office:value="25.4316195801118" calcext:value-type="float">
            <text:p>25,4316195801118</text:p>
          </table:table-cell>
          <table:table-cell table:formula="of:=[.D153]-[.D141]" office:value-type="float" office:value="0.691666666666663" calcext:value-type="float">
            <text:p>0,69166666666666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3:.B154])" office:value-type="float" office:value="0.171225529107613" calcext:value-type="float">
            <text:p>0,171225529107613</text:p>
          </table:table-cell>
          <table:table-cell table:formula="of:=AVERAGE([.B143:.B154])" office:value-type="float" office:value="25.575" calcext:value-type="float">
            <text:p>25,575</text:p>
          </table:table-cell>
          <table:table-cell table:formula="of:=[.D154]-[.C154]" office:value-type="float" office:value="25.4037744708924" calcext:value-type="float">
            <text:p>25,4037744708924</text:p>
          </table:table-cell>
          <table:table-cell table:formula="of:=[.D154]-[.D142]" office:value-type="float" office:value="0.508333333333326" calcext:value-type="float">
            <text:p>0,508333333333326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4:.B155])" office:value-type="float" office:value="0.162135371797393" calcext:value-type="float">
            <text:p>0,162135371797393</text:p>
          </table:table-cell>
          <table:table-cell table:formula="of:=AVERAGE([.B144:.B155])" office:value-type="float" office:value="25.5416666666667" calcext:value-type="float">
            <text:p>25,5416666666667</text:p>
          </table:table-cell>
          <table:table-cell table:formula="of:=[.D155]-[.C155]" office:value-type="float" office:value="25.3795312948693" calcext:value-type="float">
            <text:p>25,3795312948693</text:p>
          </table:table-cell>
          <table:table-cell table:formula="of:=[.D155]-[.D143]" office:value-type="float" office:value="0.358333333333334" calcext:value-type="float">
            <text:p>0,358333333333334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5:.B156])" office:value-type="float" office:value="0.144337567297407" calcext:value-type="float">
            <text:p>0,144337567297407</text:p>
          </table:table-cell>
          <table:table-cell table:formula="of:=AVERAGE([.B145:.B156])" office:value-type="float" office:value="25.5083333333333" calcext:value-type="float">
            <text:p>25,5083333333333</text:p>
          </table:table-cell>
          <table:table-cell table:formula="of:=[.D156]-[.C156]" office:value-type="float" office:value="25.3639957660359" calcext:value-type="float">
            <text:p>25,3639957660359</text:p>
          </table:table-cell>
          <table:table-cell table:formula="of:=[.D156]-[.D144]" office:value-type="float" office:value="0.216666666666669" calcext:value-type="float">
            <text:p>0,216666666666669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6:.B157])" office:value-type="float" office:value="0.133711584684305" calcext:value-type="float">
            <text:p>0,133711584684305</text:p>
          </table:table-cell>
          <table:table-cell table:formula="of:=AVERAGE([.B146:.B157])" office:value-type="float" office:value="25.4833333333333" calcext:value-type="float">
            <text:p>25,4833333333333</text:p>
          </table:table-cell>
          <table:table-cell table:formula="of:=[.D157]-[.C157]" office:value-type="float" office:value="25.349621748649" calcext:value-type="float">
            <text:p>25,349621748649</text:p>
          </table:table-cell>
          <table:table-cell table:formula="of:=[.D157]-[.D145]" office:value-type="float" office:value="0.100000000000001" calcext:value-type="float">
            <text:p>0,100000000000001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7:.B158])" office:value-type="float" office:value="0.116450015288132" calcext:value-type="float">
            <text:p>0,116450015288132</text:p>
          </table:table-cell>
          <table:table-cell table:formula="of:=AVERAGE([.B147:.B158])" office:value-type="float" office:value="25.4583333333333" calcext:value-type="float">
            <text:p>25,4583333333333</text:p>
          </table:table-cell>
          <table:table-cell table:formula="of:=[.D158]-[.C158]" office:value-type="float" office:value="25.3418833180452" calcext:value-type="float">
            <text:p>25,3418833180452</text:p>
          </table:table-cell>
          <table:table-cell table:formula="of:=[.D158]-[.D146]" office:value-type="float" office:value="-0.00833333333333641" calcext:value-type="float">
            <text:p>-0,008333333333336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8:.B159])" office:value-type="float" office:value="0.0887625364598597" calcext:value-type="float">
            <text:p>0,08876253645986</text:p>
          </table:table-cell>
          <table:table-cell table:formula="of:=AVERAGE([.B148:.B159])" office:value-type="float" office:value="25.4333333333333" calcext:value-type="float">
            <text:p>25,4333333333333</text:p>
          </table:table-cell>
          <table:table-cell table:formula="of:=[.D159]-[.C159]" office:value-type="float" office:value="25.3445707968735" calcext:value-type="float">
            <text:p>25,3445707968735</text:p>
          </table:table-cell>
          <table:table-cell table:formula="of:=[.D159]-[.D147]" office:value-type="float" office:value="-0.116666666666671" calcext:value-type="float">
            <text:p>-0,116666666666671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49:.B160])" office:value-type="float" office:value="0.0288675134594817" calcext:value-type="float">
            <text:p>0,028867513459482</text:p>
          </table:table-cell>
          <table:table-cell table:formula="of:=AVERAGE([.B149:.B160])" office:value-type="float" office:value="25.4083333333333" calcext:value-type="float">
            <text:p>25,4083333333333</text:p>
          </table:table-cell>
          <table:table-cell table:formula="of:=[.D160]-[.C160]" office:value-type="float" office:value="25.3794658198739" calcext:value-type="float">
            <text:p>25,3794658198739</text:p>
          </table:table-cell>
          <table:table-cell table:formula="of:=[.D160]-[.D148]" office:value-type="float" office:value="-0.216666666666669" calcext:value-type="float">
            <text:p>-0,216666666666669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50:.B161])" office:value-type="float" office:value="0" calcext:value-type="float">
            <text:p>0</text:p>
          </table:table-cell>
          <table:table-cell table:formula="of:=AVERAGE([.B150:.B161])" office:value-type="float" office:value="25.4" calcext:value-type="float">
            <text:p>25,4</text:p>
          </table:table-cell>
          <table:table-cell table:formula="of:=[.D161]-[.C161]" office:value-type="float" office:value="25.4" calcext:value-type="float">
            <text:p>25,4</text:p>
          </table:table-cell>
          <table:table-cell table:formula="of:=[.D161]-[.D149]" office:value-type="float" office:value="-0.275000000000002" calcext:value-type="float">
            <text:p>-0,275000000000002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51:.B162])" office:value-type="float" office:value="0" calcext:value-type="float">
            <text:p>0</text:p>
          </table:table-cell>
          <table:table-cell table:formula="of:=AVERAGE([.B151:.B162])" office:value-type="float" office:value="25.4" calcext:value-type="float">
            <text:p>25,4</text:p>
          </table:table-cell>
          <table:table-cell table:formula="of:=[.D162]-[.C162]" office:value-type="float" office:value="25.4" calcext:value-type="float">
            <text:p>25,4</text:p>
          </table:table-cell>
          <table:table-cell table:formula="of:=[.D162]-[.D150]" office:value-type="float" office:value="-0.299999999999997" calcext:value-type="float">
            <text:p>-0,29999999999999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3" calcext:value-type="float">
            <text:p>25,3</text:p>
          </table:table-cell>
          <table:table-cell table:formula="of:=COM.MICROSOFT.STDEV.S([.B152:.B163])" office:value-type="float" office:value="0.0288675134594807" calcext:value-type="float">
            <text:p>0,028867513459481</text:p>
          </table:table-cell>
          <table:table-cell table:formula="of:=AVERAGE([.B152:.B163])" office:value-type="float" office:value="25.3916666666667" calcext:value-type="float">
            <text:p>25,3916666666667</text:p>
          </table:table-cell>
          <table:table-cell table:formula="of:=[.D163]-[.C163]" office:value-type="float" office:value="25.3627991532072" calcext:value-type="float">
            <text:p>25,3627991532072</text:p>
          </table:table-cell>
          <table:table-cell table:formula="of:=[.D163]-[.D151]" office:value-type="float" office:value="-0.308333333333319" calcext:value-type="float">
            <text:p>-0,308333333333319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53:.B164])" office:value-type="float" office:value="0.0288675134594807" calcext:value-type="float">
            <text:p>0,028867513459481</text:p>
          </table:table-cell>
          <table:table-cell table:formula="of:=AVERAGE([.B153:.B164])" office:value-type="float" office:value="25.3916666666667" calcext:value-type="float">
            <text:p>25,3916666666667</text:p>
          </table:table-cell>
          <table:table-cell table:formula="of:=[.D164]-[.C164]" office:value-type="float" office:value="25.3627991532072" calcext:value-type="float">
            <text:p>25,3627991532072</text:p>
          </table:table-cell>
          <table:table-cell table:formula="of:=[.D164]-[.D152]" office:value-type="float" office:value="-0.266666666666659" calcext:value-type="float">
            <text:p>-0,266666666666659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54:.B165])" office:value-type="float" office:value="0.0288675134594807" calcext:value-type="float">
            <text:p>0,028867513459481</text:p>
          </table:table-cell>
          <table:table-cell table:formula="of:=AVERAGE([.B154:.B165])" office:value-type="float" office:value="25.3916666666667" calcext:value-type="float">
            <text:p>25,3916666666667</text:p>
          </table:table-cell>
          <table:table-cell table:formula="of:=[.D165]-[.C165]" office:value-type="float" office:value="25.3627991532072" calcext:value-type="float">
            <text:p>25,3627991532072</text:p>
          </table:table-cell>
          <table:table-cell table:formula="of:=[.D165]-[.D153]" office:value-type="float" office:value="-0.224999999999994" calcext:value-type="float">
            <text:p>-0,224999999999994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4" calcext:value-type="float">
            <text:p>25,4</text:p>
          </table:table-cell>
          <table:table-cell table:formula="of:=COM.MICROSOFT.STDEV.S([.B155:.B166])" office:value-type="float" office:value="0.0288675134594807" calcext:value-type="float">
            <text:p>0,028867513459481</text:p>
          </table:table-cell>
          <table:table-cell table:formula="of:=AVERAGE([.B155:.B166])" office:value-type="float" office:value="25.3916666666667" calcext:value-type="float">
            <text:p>25,3916666666667</text:p>
          </table:table-cell>
          <table:table-cell table:formula="of:=[.D166]-[.C166]" office:value-type="float" office:value="25.3627991532072" calcext:value-type="float">
            <text:p>25,3627991532072</text:p>
          </table:table-cell>
          <table:table-cell table:formula="of:=[.D166]-[.D154]" office:value-type="float" office:value="-0.183333333333326" calcext:value-type="float">
            <text:p>-0,183333333333326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56:.B167])" office:value-type="float" office:value="0.0426401432711219" calcext:value-type="float">
            <text:p>0,042640143271122</text:p>
          </table:table-cell>
          <table:table-cell table:formula="of:=AVERAGE([.B156:.B167])" office:value-type="float" office:value="25.4" calcext:value-type="float">
            <text:p>25,4</text:p>
          </table:table-cell>
          <table:table-cell table:formula="of:=[.D167]-[.C167]" office:value-type="float" office:value="25.3573598567289" calcext:value-type="float">
            <text:p>25,3573598567289</text:p>
          </table:table-cell>
          <table:table-cell table:formula="of:=[.D167]-[.D155]" office:value-type="float" office:value="-0.141666666666666" calcext:value-type="float">
            <text:p>-0,141666666666666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5" calcext:value-type="float">
            <text:p>25,5</text:p>
          </table:table-cell>
          <table:table-cell table:formula="of:=COM.MICROSOFT.STDEV.S([.B157:.B168])" office:value-type="float" office:value="0.0514928650544438" calcext:value-type="float">
            <text:p>0,051492865054444</text:p>
          </table:table-cell>
          <table:table-cell table:formula="of:=AVERAGE([.B157:.B168])" office:value-type="float" office:value="25.4083333333333" calcext:value-type="float">
            <text:p>25,4083333333333</text:p>
          </table:table-cell>
          <table:table-cell table:formula="of:=[.D168]-[.C168]" office:value-type="float" office:value="25.3568404682789" calcext:value-type="float">
            <text:p>25,3568404682789</text:p>
          </table:table-cell>
          <table:table-cell table:formula="of:=[.D168]-[.D156]" office:value-type="float" office:value="-0.0999999999999979" calcext:value-type="float">
            <text:p>-0,099999999999998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6" calcext:value-type="float">
            <text:p>26</text:p>
          </table:table-cell>
          <table:table-cell table:formula="of:=COM.MICROSOFT.STDEV.S([.B158:.B169])" office:value-type="float" office:value="0.178164037455443" calcext:value-type="float">
            <text:p>0,178164037455443</text:p>
          </table:table-cell>
          <table:table-cell table:formula="of:=AVERAGE([.B158:.B169])" office:value-type="float" office:value="25.4583333333333" calcext:value-type="float">
            <text:p>25,4583333333333</text:p>
          </table:table-cell>
          <table:table-cell table:formula="of:=[.D169]-[.C169]" office:value-type="float" office:value="25.2801692958779" calcext:value-type="float">
            <text:p>25,2801692958779</text:p>
          </table:table-cell>
          <table:table-cell table:formula="of:=[.D169]-[.D157]" office:value-type="float" office:value="-0.0250000000000021" calcext:value-type="float">
            <text:p>-0,025000000000002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159:.B170])" office:value-type="float" office:value="0.372847356856867" calcext:value-type="float">
            <text:p>0,372847356856867</text:p>
          </table:table-cell>
          <table:table-cell table:formula="of:=AVERAGE([.B159:.B170])" office:value-type="float" office:value="25.5583333333333" calcext:value-type="float">
            <text:p>25,5583333333333</text:p>
          </table:table-cell>
          <table:table-cell table:formula="of:=[.D170]-[.C170]" office:value-type="float" office:value="25.1854859764765" calcext:value-type="float">
            <text:p>25,1854859764765</text:p>
          </table:table-cell>
          <table:table-cell table:formula="of:=[.D170]-[.D158]" office:value-type="float" office:value="0.100000000000005" calcext:value-type="float">
            <text:p>0,100000000000005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6.6" calcext:value-type="float">
            <text:p>26,6</text:p>
          </table:table-cell>
          <table:table-cell table:formula="of:=COM.MICROSOFT.STDEV.S([.B160:.B171])" office:value-type="float" office:value="0.473782330790942" calcext:value-type="float">
            <text:p>0,473782330790942</text:p>
          </table:table-cell>
          <table:table-cell table:formula="of:=AVERAGE([.B160:.B171])" office:value-type="float" office:value="25.6583333333333" calcext:value-type="float">
            <text:p>25,6583333333333</text:p>
          </table:table-cell>
          <table:table-cell table:formula="of:=[.D171]-[.C171]" office:value-type="float" office:value="25.1845510025424" calcext:value-type="float">
            <text:p>25,1845510025424</text:p>
          </table:table-cell>
          <table:table-cell table:formula="of:=[.D171]-[.D159]" office:value-type="float" office:value="0.225000000000005" calcext:value-type="float">
            <text:p>0,225000000000005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7.1" calcext:value-type="float">
            <text:p>27,1</text:p>
          </table:table-cell>
          <table:table-cell table:formula="of:=COM.MICROSOFT.STDEV.S([.B161:.B172])" office:value-type="float" office:value="0.620849857416869" calcext:value-type="float">
            <text:p>0,620849857416869</text:p>
          </table:table-cell>
          <table:table-cell table:formula="of:=AVERAGE([.B161:.B172])" office:value-type="float" office:value="25.8" calcext:value-type="float">
            <text:p>25,8</text:p>
          </table:table-cell>
          <table:table-cell table:formula="of:=[.D172]-[.C172]" office:value-type="float" office:value="25.1791501425831" calcext:value-type="float">
            <text:p>25,1791501425831</text:p>
          </table:table-cell>
          <table:table-cell table:formula="of:=[.D172]-[.D160]" office:value-type="float" office:value="0.391666666666669" calcext:value-type="float">
            <text:p>0,391666666666669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162:.B173])" office:value-type="float" office:value="0.851157856669195" calcext:value-type="float">
            <text:p>0,851157856669195</text:p>
          </table:table-cell>
          <table:table-cell table:formula="of:=AVERAGE([.B162:.B173])" office:value-type="float" office:value="26.0083333333333" calcext:value-type="float">
            <text:p>26,0083333333333</text:p>
          </table:table-cell>
          <table:table-cell table:formula="of:=[.D173]-[.C173]" office:value-type="float" office:value="25.1571754766641" calcext:value-type="float">
            <text:p>25,1571754766641</text:p>
          </table:table-cell>
          <table:table-cell table:formula="of:=[.D173]-[.D161]" office:value-type="float" office:value="0.608333333333334" calcext:value-type="float">
            <text:p>0,608333333333334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7.9" calcext:value-type="float">
            <text:p>27,9</text:p>
          </table:table-cell>
          <table:table-cell table:formula="of:=COM.MICROSOFT.STDEV.S([.B163:.B174])" office:value-type="float" office:value="0.984270226506867" calcext:value-type="float">
            <text:p>0,984270226506867</text:p>
          </table:table-cell>
          <table:table-cell table:formula="of:=AVERAGE([.B163:.B174])" office:value-type="float" office:value="26.2166666666667" calcext:value-type="float">
            <text:p>26,2166666666667</text:p>
          </table:table-cell>
          <table:table-cell table:formula="of:=[.D174]-[.C174]" office:value-type="float" office:value="25.2323964401598" calcext:value-type="float">
            <text:p>25,2323964401598</text:p>
          </table:table-cell>
          <table:table-cell table:formula="of:=[.D174]-[.D162]" office:value-type="float" office:value="0.816666666666663" calcext:value-type="float">
            <text:p>0,81666666666666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8.5" calcext:value-type="float">
            <text:p>28,5</text:p>
          </table:table-cell>
          <table:table-cell table:formula="of:=COM.MICROSOFT.STDEV.S([.B164:.B175])" office:value-type="float" office:value="1.1352479371432" calcext:value-type="float">
            <text:p>1,1352479371432</text:p>
          </table:table-cell>
          <table:table-cell table:formula="of:=AVERAGE([.B164:.B175])" office:value-type="float" office:value="26.4833333333333" calcext:value-type="float">
            <text:p>26,4833333333333</text:p>
          </table:table-cell>
          <table:table-cell table:formula="of:=[.D175]-[.C175]" office:value-type="float" office:value="25.3480853961901" calcext:value-type="float">
            <text:p>25,3480853961901</text:p>
          </table:table-cell>
          <table:table-cell table:formula="of:=[.D175]-[.D163]" office:value-type="float" office:value="1.09166666666666" calcext:value-type="float">
            <text:p>1,09166666666666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65:.B176])" office:value-type="float" office:value="1.24349824237426" calcext:value-type="float">
            <text:p>1,24349824237426</text:p>
          </table:table-cell>
          <table:table-cell table:formula="of:=AVERAGE([.B165:.B176])" office:value-type="float" office:value="26.7583333333333" calcext:value-type="float">
            <text:p>26,7583333333333</text:p>
          </table:table-cell>
          <table:table-cell table:formula="of:=[.D176]-[.C176]" office:value-type="float" office:value="25.5148350909591" calcext:value-type="float">
            <text:p>25,5148350909591</text:p>
          </table:table-cell>
          <table:table-cell table:formula="of:=[.D176]-[.D164]" office:value-type="float" office:value="1.36666666666666" calcext:value-type="float">
            <text:p>1,36666666666666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66:.B177])" office:value-type="float" office:value="1.28015150618506" calcext:value-type="float">
            <text:p>1,28015150618506</text:p>
          </table:table-cell>
          <table:table-cell table:formula="of:=AVERAGE([.B166:.B177])" office:value-type="float" office:value="27.0333333333333" calcext:value-type="float">
            <text:p>27,0333333333333</text:p>
          </table:table-cell>
          <table:table-cell table:formula="of:=[.D177]-[.C177]" office:value-type="float" office:value="25.7531818271483" calcext:value-type="float">
            <text:p>25,7531818271483</text:p>
          </table:table-cell>
          <table:table-cell table:formula="of:=[.D177]-[.D165]" office:value-type="float" office:value="1.64166666666667" calcext:value-type="float">
            <text:p>1,64166666666667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67:.B178])" office:value-type="float" office:value="1.25151423435288" calcext:value-type="float">
            <text:p>1,25151423435288</text:p>
          </table:table-cell>
          <table:table-cell table:formula="of:=AVERAGE([.B167:.B178])" office:value-type="float" office:value="27.3083333333333" calcext:value-type="float">
            <text:p>27,3083333333333</text:p>
          </table:table-cell>
          <table:table-cell table:formula="of:=[.D178]-[.C178]" office:value-type="float" office:value="26.0568190989804" calcext:value-type="float">
            <text:p>26,0568190989804</text:p>
          </table:table-cell>
          <table:table-cell table:formula="of:=[.D178]-[.D166]" office:value-type="float" office:value="1.91666666666666" calcext:value-type="float">
            <text:p>1,91666666666666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68:.B179])" office:value-type="float" office:value="1.16940155635265" calcext:value-type="float">
            <text:p>1,16940155635265</text:p>
          </table:table-cell>
          <table:table-cell table:formula="of:=AVERAGE([.B168:.B179])" office:value-type="float" office:value="27.575" calcext:value-type="float">
            <text:p>27,575</text:p>
          </table:table-cell>
          <table:table-cell table:formula="of:=[.D179]-[.C179]" office:value-type="float" office:value="26.4055984436473" calcext:value-type="float">
            <text:p>26,4055984436473</text:p>
          </table:table-cell>
          <table:table-cell table:formula="of:=[.D179]-[.D167]" office:value-type="float" office:value="2.175" calcext:value-type="float">
            <text:p>2,175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69:.B180])" office:value-type="float" office:value="1.00675747132098" calcext:value-type="float">
            <text:p>1,00675747132098</text:p>
          </table:table-cell>
          <table:table-cell table:formula="of:=AVERAGE([.B169:.B180])" office:value-type="float" office:value="27.8416666666667" calcext:value-type="float">
            <text:p>27,8416666666667</text:p>
          </table:table-cell>
          <table:table-cell table:formula="of:=[.D180]-[.C180]" office:value-type="float" office:value="26.8349091953457" calcext:value-type="float">
            <text:p>26,8349091953457</text:p>
          </table:table-cell>
          <table:table-cell table:formula="of:=[.D180]-[.D168]" office:value-type="float" office:value="2.43333333333333" calcext:value-type="float">
            <text:p>2,43333333333333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70:.B181])" office:value-type="float" office:value="0.846740631462608" calcext:value-type="float">
            <text:p>0,846740631462608</text:p>
          </table:table-cell>
          <table:table-cell table:formula="of:=AVERAGE([.B170:.B181])" office:value-type="float" office:value="28.0666666666667" calcext:value-type="float">
            <text:p>28,0666666666667</text:p>
          </table:table-cell>
          <table:table-cell table:formula="of:=[.D181]-[.C181]" office:value-type="float" office:value="27.2199260352041" calcext:value-type="float">
            <text:p>27,2199260352041</text:p>
          </table:table-cell>
          <table:table-cell table:formula="of:=[.D181]-[.D169]" office:value-type="float" office:value="2.60833333333333" calcext:value-type="float">
            <text:p>2,6083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8.7" calcext:value-type="float">
            <text:p>28,7</text:p>
          </table:table-cell>
          <table:table-cell table:formula="of:=COM.MICROSOFT.STDEV.S([.B171:.B182])" office:value-type="float" office:value="0.724202800995478" calcext:value-type="float">
            <text:p>0,724202800995478</text:p>
          </table:table-cell>
          <table:table-cell table:formula="of:=AVERAGE([.B171:.B182])" office:value-type="float" office:value="28.2416666666667" calcext:value-type="float">
            <text:p>28,2416666666667</text:p>
          </table:table-cell>
          <table:table-cell table:formula="of:=[.D182]-[.C182]" office:value-type="float" office:value="27.5174638656712" calcext:value-type="float">
            <text:p>27,5174638656712</text:p>
          </table:table-cell>
          <table:table-cell table:formula="of:=[.D182]-[.D170]" office:value-type="float" office:value="2.68333333333332" calcext:value-type="float">
            <text:p>2,68333333333332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72:.B183])" office:value-type="float" office:value="0.510718448201485" calcext:value-type="float">
            <text:p>0,510718448201485</text:p>
          </table:table-cell>
          <table:table-cell table:formula="of:=AVERAGE([.B172:.B183])" office:value-type="float" office:value="28.4083333333333" calcext:value-type="float">
            <text:p>28,4083333333333</text:p>
          </table:table-cell>
          <table:table-cell table:formula="of:=[.D183]-[.C183]" office:value-type="float" office:value="27.8976148851318" calcext:value-type="float">
            <text:p>27,8976148851318</text:p>
          </table:table-cell>
          <table:table-cell table:formula="of:=[.D183]-[.D171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73:.B184])" office:value-type="float" office:value="0.302514712890384" calcext:value-type="float">
            <text:p>0,302514712890384</text:p>
          </table:table-cell>
          <table:table-cell table:formula="of:=AVERAGE([.B173:.B184])" office:value-type="float" office:value="28.5333333333333" calcext:value-type="float">
            <text:p>28,5333333333333</text:p>
          </table:table-cell>
          <table:table-cell table:formula="of:=[.D184]-[.C184]" office:value-type="float" office:value="28.2308186204429" calcext:value-type="float">
            <text:p>28,2308186204429</text:p>
          </table:table-cell>
          <table:table-cell table:formula="of:=[.D184]-[.D172]" office:value-type="float" office:value="2.73333333333333" calcext:value-type="float">
            <text:p>2,73333333333333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74:.B185])" office:value-type="float" office:value="0.227469611690055" calcext:value-type="float">
            <text:p>0,227469611690055</text:p>
          </table:table-cell>
          <table:table-cell table:formula="of:=AVERAGE([.B174:.B185])" office:value-type="float" office:value="28.5916666666667" calcext:value-type="float">
            <text:p>28,5916666666667</text:p>
          </table:table-cell>
          <table:table-cell table:formula="of:=[.D185]-[.C185]" office:value-type="float" office:value="28.3641970549766" calcext:value-type="float">
            <text:p>28,3641970549766</text:p>
          </table:table-cell>
          <table:table-cell table:formula="of:=[.D185]-[.D173]" office:value-type="float" office:value="2.58333333333334" calcext:value-type="float">
            <text:p>2,58333333333334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75:.B186])" office:value-type="float" office:value="0.0674199862463235" calcext:value-type="float">
            <text:p>0,067419986246324</text:p>
          </table:table-cell>
          <table:table-cell table:formula="of:=AVERAGE([.B175:.B186])" office:value-type="float" office:value="28.65" calcext:value-type="float">
            <text:p>28,65</text:p>
          </table:table-cell>
          <table:table-cell table:formula="of:=[.D186]-[.C186]" office:value-type="float" office:value="28.5825800137537" calcext:value-type="float">
            <text:p>28,5825800137537</text:p>
          </table:table-cell>
          <table:table-cell table:formula="of:=[.D186]-[.D174]" office:value-type="float" office:value="2.43333333333334" calcext:value-type="float">
            <text:p>2,43333333333334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28.6" calcext:value-type="float">
            <text:p>28,6</text:p>
          </table:table-cell>
          <table:table-cell table:formula="of:=COM.MICROSOFT.STDEV.S([.B176:.B187])" office:value-type="float" office:value="0.0514928650544426" calcext:value-type="float">
            <text:p>0,051492865054443</text:p>
          </table:table-cell>
          <table:table-cell table:formula="of:=AVERAGE([.B176:.B187])" office:value-type="float" office:value="28.6583333333333" calcext:value-type="float">
            <text:p>28,6583333333333</text:p>
          </table:table-cell>
          <table:table-cell table:formula="of:=[.D187]-[.C187]" office:value-type="float" office:value="28.6068404682789" calcext:value-type="float">
            <text:p>28,6068404682789</text:p>
          </table:table-cell>
          <table:table-cell table:formula="of:=[.D187]-[.D175]" office:value-type="float" office:value="2.17500000000001" calcext:value-type="float">
            <text:p>2,17500000000001</text:p>
          </table:table-cell>
        </table:table-row>
      </table:table>
      <table:table table:name="Num edit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 edit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77" calcext:value-type="float">
            <text:p>7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264" calcext:value-type="float">
            <text:p>26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393" calcext:value-type="float">
            <text:p>39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office:value-type="float" office:value="18" calcext:value-type="float">
            <text:p>1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 office:value-type="float" office:value="13" calcext:value-type="float">
            <text:p>1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office:value-type="float" office:value="13" calcext:value-type="float">
            <text:p>1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 office:value-type="float" office:value="11" calcext:value-type="float">
            <text:p>11</text:p>
          </table:table-cell>
          <table:table-cell table:formula="of:=COM.MICROSOFT.STDEV.S([.B2:.B13])" office:value-type="float" office:value="130.062921835409" calcext:value-type="float">
            <text:p>130,062921835409</text:p>
          </table:table-cell>
          <table:table-cell table:formula="of:=AVERAGE([.B2:.B13])" office:value-type="float" office:value="75.1818181818182" calcext:value-type="float">
            <text:p>75,1818181818182</text:p>
          </table:table-cell>
          <table:table-cell table:formula="of:=[.D13]-[.C13]" office:value-type="float" office:value="-54.8811036535905" calcext:value-type="float">
            <text:p>-54,8811036535905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office:value-type="float" office:value="7" calcext:value-type="float">
            <text:p>7</text:p>
          </table:table-cell>
          <table:table-cell table:formula="of:=COM.MICROSOFT.STDEV.S([.B3:.B14])" office:value-type="float" office:value="129.732872402557" calcext:value-type="float">
            <text:p>129,732872402557</text:p>
          </table:table-cell>
          <table:table-cell table:formula="of:=AVERAGE([.B3:.B14])" office:value-type="float" office:value="75.7272727272727" calcext:value-type="float">
            <text:p>75,7272727272727</text:p>
          </table:table-cell>
          <table:table-cell table:formula="of:=[.D14]-[.C14]" office:value-type="float" office:value="-54.0055996752844" calcext:value-type="float">
            <text:p>-54,0055996752844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 office:value-type="float" office:value="16" calcext:value-type="float">
            <text:p>16</text:p>
          </table:table-cell>
          <table:table-cell table:formula="of:=COM.MICROSOFT.STDEV.S([.B4:.B15])" office:value-type="float" office:value="124.891316387853" calcext:value-type="float">
            <text:p>124,891316387853</text:p>
          </table:table-cell>
          <table:table-cell table:formula="of:=AVERAGE([.B4:.B15])" office:value-type="float" office:value="70.75" calcext:value-type="float">
            <text:p>70,75</text:p>
          </table:table-cell>
          <table:table-cell table:formula="of:=[.D15]-[.C15]" office:value-type="float" office:value="-54.1413163878534" calcext:value-type="float">
            <text:p>-54,1413163878534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33" calcext:value-type="float">
            <text:p>33</text:p>
          </table:table-cell>
          <table:table-cell table:formula="of:=COM.MICROSOFT.STDEV.S([.B5:.B16])" office:value-type="float" office:value="124.001557908102" calcext:value-type="float">
            <text:p>124,001557908102</text:p>
          </table:table-cell>
          <table:table-cell table:formula="of:=AVERAGE([.B5:.B16])" office:value-type="float" office:value="72.75" calcext:value-type="float">
            <text:p>72,75</text:p>
          </table:table-cell>
          <table:table-cell table:formula="of:=[.D16]-[.C16]" office:value-type="float" office:value="-51.251557908102" calcext:value-type="float">
            <text:p>-51,251557908102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125" calcext:value-type="float">
            <text:p>125</text:p>
          </table:table-cell>
          <table:table-cell table:formula="of:=COM.MICROSOFT.STDEV.S([.B6:.B17])" office:value-type="float" office:value="124.921884682898" calcext:value-type="float">
            <text:p>124,921884682898</text:p>
          </table:table-cell>
          <table:table-cell table:formula="of:=AVERAGE([.B6:.B17])" office:value-type="float" office:value="76.75" calcext:value-type="float">
            <text:p>76,75</text:p>
          </table:table-cell>
          <table:table-cell table:formula="of:=[.D17]-[.C17]" office:value-type="float" office:value="-48.171884682898" calcext:value-type="float">
            <text:p>-48,171884682898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131" calcext:value-type="float">
            <text:p>131</text:p>
          </table:table-cell>
          <table:table-cell table:formula="of:=COM.MICROSOFT.STDEV.S([.B7:.B18])" office:value-type="float" office:value="112.033544760108" calcext:value-type="float">
            <text:p>112,033544760108</text:p>
          </table:table-cell>
          <table:table-cell table:formula="of:=AVERAGE([.B7:.B18])" office:value-type="float" office:value="65.6666666666667" calcext:value-type="float">
            <text:p>65,6666666666667</text:p>
          </table:table-cell>
          <table:table-cell table:formula="of:=[.D18]-[.C18]" office:value-type="float" office:value="-46.3668780934415" calcext:value-type="float">
            <text:p>-46,3668780934415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7" calcext:value-type="float">
            <text:p>37</text:p>
          </table:table-cell>
          <table:table-cell table:formula="of:=COM.MICROSOFT.STDEV.S([.B8:.B19])" office:value-type="float" office:value="43.8800016574128" calcext:value-type="float">
            <text:p>43,8800016574128</text:p>
          </table:table-cell>
          <table:table-cell table:formula="of:=AVERAGE([.B8:.B19])" office:value-type="float" office:value="36" calcext:value-type="float">
            <text:p>36</text:p>
          </table:table-cell>
          <table:table-cell table:formula="of:=[.D19]-[.C19]" office:value-type="float" office:value="-7.88000165741275" calcext:value-type="float">
            <text:p>-7,88000165741275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48" calcext:value-type="float">
            <text:p>148</text:p>
          </table:table-cell>
          <table:table-cell table:formula="of:=COM.MICROSOFT.STDEV.S([.B9:.B20])" office:value-type="float" office:value="53.8280089308024" calcext:value-type="float">
            <text:p>53,8280089308024</text:p>
          </table:table-cell>
          <table:table-cell table:formula="of:=AVERAGE([.B9:.B20])" office:value-type="float" office:value="47" calcext:value-type="float">
            <text:p>47</text:p>
          </table:table-cell>
          <table:table-cell table:formula="of:=[.D20]-[.C20]" office:value-type="float" office:value="-6.82800893080243" calcext:value-type="float">
            <text:p>-6,82800893080243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61" calcext:value-type="float">
            <text:p>61</text:p>
          </table:table-cell>
          <table:table-cell table:formula="of:=COM.MICROSOFT.STDEV.S([.B10:.B21])" office:value-type="float" office:value="53.1489473654992" calcext:value-type="float">
            <text:p>53,1489473654992</text:p>
          </table:table-cell>
          <table:table-cell table:formula="of:=AVERAGE([.B10:.B21])" office:value-type="float" office:value="50.5833333333333" calcext:value-type="float">
            <text:p>50,5833333333333</text:p>
          </table:table-cell>
          <table:table-cell table:formula="of:=[.D21]-[.C21]" office:value-type="float" office:value="-2.56561403216589" calcext:value-type="float">
            <text:p>-2,56561403216589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104" calcext:value-type="float">
            <text:p>104</text:p>
          </table:table-cell>
          <table:table-cell table:formula="of:=COM.MICROSOFT.STDEV.S([.B11:.B22])" office:value-type="float" office:value="53.7871788260047" calcext:value-type="float">
            <text:p>53,7871788260047</text:p>
          </table:table-cell>
          <table:table-cell table:formula="of:=AVERAGE([.B11:.B22])" office:value-type="float" office:value="58.1666666666667" calcext:value-type="float">
            <text:p>58,1666666666667</text:p>
          </table:table-cell>
          <table:table-cell table:formula="of:=[.D22]-[.C22]" office:value-type="float" office:value="4.37948784066199" calcext:value-type="float">
            <text:p>4,37948784066199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68" calcext:value-type="float">
            <text:p>68</text:p>
          </table:table-cell>
          <table:table-cell table:formula="of:=COM.MICROSOFT.STDEV.S([.B12:.B23])" office:value-type="float" office:value="51.8987213014663" calcext:value-type="float">
            <text:p>51,8987213014663</text:p>
          </table:table-cell>
          <table:table-cell table:formula="of:=AVERAGE([.B12:.B23])" office:value-type="float" office:value="62.75" calcext:value-type="float">
            <text:p>62,75</text:p>
          </table:table-cell>
          <table:table-cell table:formula="of:=[.D23]-[.C23]" office:value-type="float" office:value="10.8512786985337" calcext:value-type="float">
            <text:p>10,8512786985337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85" calcext:value-type="float">
            <text:p>185</text:p>
          </table:table-cell>
          <table:table-cell table:formula="of:=COM.MICROSOFT.STDEV.S([.B13:.B24])" office:value-type="float" office:value="59.9269757641951" calcext:value-type="float">
            <text:p>59,9269757641951</text:p>
          </table:table-cell>
          <table:table-cell table:formula="of:=AVERAGE([.B13:.B24])" office:value-type="float" office:value="77.1666666666667" calcext:value-type="float">
            <text:p>77,1666666666667</text:p>
          </table:table-cell>
          <table:table-cell table:formula="of:=[.D24]-[.C24]" office:value-type="float" office:value="17.2396909024716" calcext:value-type="float">
            <text:p>17,2396909024716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37" calcext:value-type="float">
            <text:p>37</text:p>
          </table:table-cell>
          <table:table-cell table:formula="of:=COM.MICROSOFT.STDEV.S([.B14:.B25])" office:value-type="float" office:value="57.7476222782192" calcext:value-type="float">
            <text:p>57,7476222782192</text:p>
          </table:table-cell>
          <table:table-cell table:formula="of:=AVERAGE([.B14:.B25])" office:value-type="float" office:value="79.3333333333333" calcext:value-type="float">
            <text:p>79,3333333333333</text:p>
          </table:table-cell>
          <table:table-cell table:formula="of:=[.D25]-[.C25]" office:value-type="float" office:value="21.5857110551141" calcext:value-type="float">
            <text:p>21,5857110551141</text:p>
          </table:table-cell>
          <table:table-cell table:formula="of:=[.D25]-[.D13]" office:value-type="float" office:value="4.15151515151514" calcext:value-type="float">
            <text:p>4,15151515151514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172" calcext:value-type="float">
            <text:p>172</text:p>
          </table:table-cell>
          <table:table-cell table:formula="of:=COM.MICROSOFT.STDEV.S([.B15:.B26])" office:value-type="float" office:value="58.5963981724805" calcext:value-type="float">
            <text:p>58,5963981724805</text:p>
          </table:table-cell>
          <table:table-cell table:formula="of:=AVERAGE([.B15:.B26])" office:value-type="float" office:value="93.0833333333333" calcext:value-type="float">
            <text:p>93,0833333333333</text:p>
          </table:table-cell>
          <table:table-cell table:formula="of:=[.D26]-[.C26]" office:value-type="float" office:value="34.4869351608528" calcext:value-type="float">
            <text:p>34,4869351608528</text:p>
          </table:table-cell>
          <table:table-cell table:formula="of:=[.D26]-[.D14]" office:value-type="float" office:value="17.3560606060606" calcext:value-type="float">
            <text:p>17,3560606060606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340" calcext:value-type="float">
            <text:p>340</text:p>
          </table:table-cell>
          <table:table-cell table:formula="of:=COM.MICROSOFT.STDEV.S([.B16:.B27])" office:value-type="float" office:value="87.410690352375" calcext:value-type="float">
            <text:p>87,410690352375</text:p>
          </table:table-cell>
          <table:table-cell table:formula="of:=AVERAGE([.B16:.B27])" office:value-type="float" office:value="120.083333333333" calcext:value-type="float">
            <text:p>120,083333333333</text:p>
          </table:table-cell>
          <table:table-cell table:formula="of:=[.D27]-[.C27]" office:value-type="float" office:value="32.6726429809583" calcext:value-type="float">
            <text:p>32,6726429809583</text:p>
          </table:table-cell>
          <table:table-cell table:formula="of:=[.D27]-[.D15]" office:value-type="float" office:value="49.3333333333333" calcext:value-type="float">
            <text:p>49,3333333333333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800" calcext:value-type="float">
            <text:p>1800</text:p>
          </table:table-cell>
          <table:table-cell table:formula="of:=COM.MICROSOFT.STDEV.S([.B17:.B28])" office:value-type="float" office:value="489.748791512423" calcext:value-type="float">
            <text:p>489,748791512423</text:p>
          </table:table-cell>
          <table:table-cell table:formula="of:=AVERAGE([.B17:.B28])" office:value-type="float" office:value="267.333333333333" calcext:value-type="float">
            <text:p>267,333333333333</text:p>
          </table:table-cell>
          <table:table-cell table:formula="of:=[.D28]-[.C28]" office:value-type="float" office:value="-222.41545817909" calcext:value-type="float">
            <text:p>-222,41545817909</text:p>
          </table:table-cell>
          <table:table-cell table:formula="of:=[.D28]-[.D16]" office:value-type="float" office:value="194.583333333333" calcext:value-type="float">
            <text:p>194,583333333333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300" calcext:value-type="float">
            <text:p>2300</text:p>
          </table:table-cell>
          <table:table-cell table:formula="of:=COM.MICROSOFT.STDEV.S([.B18:.B29])" office:value-type="float" office:value="760.122532984989" calcext:value-type="float">
            <text:p>760,122532984989</text:p>
          </table:table-cell>
          <table:table-cell table:formula="of:=AVERAGE([.B18:.B29])" office:value-type="float" office:value="448.583333333333" calcext:value-type="float">
            <text:p>448,583333333333</text:p>
          </table:table-cell>
          <table:table-cell table:formula="of:=[.D29]-[.C29]" office:value-type="float" office:value="-311.539199651655" calcext:value-type="float">
            <text:p>-311,539199651655</text:p>
          </table:table-cell>
          <table:table-cell table:formula="of:=[.D29]-[.D17]" office:value-type="float" office:value="371.833333333333" calcext:value-type="float">
            <text:p>371,833333333333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400" calcext:value-type="float">
            <text:p>2400</text:p>
          </table:table-cell>
          <table:table-cell table:formula="of:=COM.MICROSOFT.STDEV.S([.B19:.B30])" office:value-type="float" office:value="935.841219373665" calcext:value-type="float">
            <text:p>935,841219373665</text:p>
          </table:table-cell>
          <table:table-cell table:formula="of:=AVERAGE([.B19:.B30])" office:value-type="float" office:value="637.666666666667" calcext:value-type="float">
            <text:p>637,666666666667</text:p>
          </table:table-cell>
          <table:table-cell table:formula="of:=[.D30]-[.C30]" office:value-type="float" office:value="-298.174552706998" calcext:value-type="float">
            <text:p>-298,174552706998</text:p>
          </table:table-cell>
          <table:table-cell table:formula="of:=[.D30]-[.D18]"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2900" calcext:value-type="float">
            <text:p>2900</text:p>
          </table:table-cell>
          <table:table-cell table:formula="of:=COM.MICROSOFT.STDEV.S([.B20:.B31])" office:value-type="float" office:value="1116.32816330227" calcext:value-type="float">
            <text:p>1116,32816330227</text:p>
          </table:table-cell>
          <table:table-cell table:formula="of:=AVERAGE([.B20:.B31])" office:value-type="float" office:value="876.25" calcext:value-type="float">
            <text:p>876,25</text:p>
          </table:table-cell>
          <table:table-cell table:formula="of:=[.D31]-[.C31]" office:value-type="float" office:value="-240.078163302269" calcext:value-type="float">
            <text:p>-240,078163302269</text:p>
          </table:table-cell>
          <table:table-cell table:formula="of:=[.D31]-[.D19]" office:value-type="float" office:value="840.25" calcext:value-type="float">
            <text:p>840,25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2100" calcext:value-type="float">
            <text:p>2100</text:p>
          </table:table-cell>
          <table:table-cell table:formula="of:=COM.MICROSOFT.STDEV.S([.B21:.B32])" office:value-type="float" office:value="1142.47597614156" calcext:value-type="float">
            <text:p>1142,47597614156</text:p>
          </table:table-cell>
          <table:table-cell table:formula="of:=AVERAGE([.B21:.B32])" office:value-type="float" office:value="1038.91666666667" calcext:value-type="float">
            <text:p>1038,91666666667</text:p>
          </table:table-cell>
          <table:table-cell table:formula="of:=[.D32]-[.C32]" office:value-type="float" office:value="-103.559309474892" calcext:value-type="float">
            <text:p>-103,559309474892</text:p>
          </table:table-cell>
          <table:table-cell table:formula="of:=[.D32]-[.D20]" office:value-type="float" office:value="991.916666666667" calcext:value-type="float">
            <text:p>991,916666666667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2700" calcext:value-type="float">
            <text:p>2700</text:p>
          </table:table-cell>
          <table:table-cell table:formula="of:=COM.MICROSOFT.STDEV.S([.B22:.B33])" office:value-type="float" office:value="1190.12152422525" calcext:value-type="float">
            <text:p>1190,12152422525</text:p>
          </table:table-cell>
          <table:table-cell table:formula="of:=AVERAGE([.B22:.B33])" office:value-type="float" office:value="1258.83333333333" calcext:value-type="float">
            <text:p>1258,83333333333</text:p>
          </table:table-cell>
          <table:table-cell table:formula="of:=[.D33]-[.C33]" office:value-type="float" office:value="68.711809108079" calcext:value-type="float">
            <text:p>68,711809108079</text:p>
          </table:table-cell>
          <table:table-cell table:formula="of:=[.D33]-[.D21]" office:value-type="float" office:value="1208.25" calcext:value-type="float">
            <text:p>1208,25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5700" calcext:value-type="float">
            <text:p>5700</text:p>
          </table:table-cell>
          <table:table-cell table:formula="of:=COM.MICROSOFT.STDEV.S([.B23:.B34])" office:value-type="float" office:value="1688.49049494368" calcext:value-type="float">
            <text:p>1688,49049494368</text:p>
          </table:table-cell>
          <table:table-cell table:formula="of:=AVERAGE([.B23:.B34])" office:value-type="float" office:value="1725.16666666667" calcext:value-type="float">
            <text:p>1725,16666666667</text:p>
          </table:table-cell>
          <table:table-cell table:formula="of:=[.D34]-[.C34]" office:value-type="float" office:value="36.6761717229872" calcext:value-type="float">
            <text:p>36,6761717229872</text:p>
          </table:table-cell>
          <table:table-cell table:formula="of:=[.D34]-[.D22]" office:value-type="float" office:value="1667" calcext:value-type="float">
            <text:p>1667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6500" calcext:value-type="float">
            <text:p>6500</text:p>
          </table:table-cell>
          <table:table-cell table:formula="of:=COM.MICROSOFT.STDEV.S([.B24:.B35])" office:value-type="float" office:value="2088.19804151954" calcext:value-type="float">
            <text:p>2088,19804151954</text:p>
          </table:table-cell>
          <table:table-cell table:formula="of:=AVERAGE([.B24:.B35])" office:value-type="float" office:value="2261.16666666667" calcext:value-type="float">
            <text:p>2261,16666666667</text:p>
          </table:table-cell>
          <table:table-cell table:formula="of:=[.D35]-[.C35]" office:value-type="float" office:value="172.968625147122" calcext:value-type="float">
            <text:p>172,968625147122</text:p>
          </table:table-cell>
          <table:table-cell table:formula="of:=[.D35]-[.D23]" office:value-type="float" office:value="2198.41666666667" calcext:value-type="float">
            <text:p>2198,41666666667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5800" calcext:value-type="float">
            <text:p>5800</text:p>
          </table:table-cell>
          <table:table-cell table:formula="of:=COM.MICROSOFT.STDEV.S([.B25:.B36])" office:value-type="float" office:value="2206.43280425599" calcext:value-type="float">
            <text:p>2206,43280425599</text:p>
          </table:table-cell>
          <table:table-cell table:formula="of:=AVERAGE([.B25:.B36])" office:value-type="float" office:value="2729.08333333333" calcext:value-type="float">
            <text:p>2729,08333333333</text:p>
          </table:table-cell>
          <table:table-cell table:formula="of:=[.D36]-[.C36]" office:value-type="float" office:value="522.650529077339" calcext:value-type="float">
            <text:p>522,650529077339</text:p>
          </table:table-cell>
          <table:table-cell table:formula="of:=[.D36]-[.D24]" office:value-type="float" office:value="2651.91666666667" calcext:value-type="float">
            <text:p>2651,91666666667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0000" calcext:value-type="float">
            <text:p>10000</text:p>
          </table:table-cell>
          <table:table-cell table:formula="of:=COM.MICROSOFT.STDEV.S([.B26:.B37])" office:value-type="float" office:value="2874.63734735147" calcext:value-type="float">
            <text:p>2874,63734735147</text:p>
          </table:table-cell>
          <table:table-cell table:formula="of:=AVERAGE([.B26:.B37])" office:value-type="float" office:value="3559.33333333333" calcext:value-type="float">
            <text:p>3559,33333333333</text:p>
          </table:table-cell>
          <table:table-cell table:formula="of:=[.D37]-[.C37]" office:value-type="float" office:value="684.695985981866" calcext:value-type="float">
            <text:p>684,695985981866</text:p>
          </table:table-cell>
          <table:table-cell table:formula="of:=[.D37]-[.D25]" office:value-type="float" office:value="3480" calcext:value-type="float">
            <text:p>3480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27:.B38])" office:value-type="float" office:value="3554.91081591239" calcext:value-type="float">
            <text:p>3554,91081591239</text:p>
          </table:table-cell>
          <table:table-cell table:formula="of:=AVERAGE([.B27:.B38])" office:value-type="float" office:value="4545" calcext:value-type="float">
            <text:p>4545</text:p>
          </table:table-cell>
          <table:table-cell table:formula="of:=[.D38]-[.C38]" office:value-type="float" office:value="990.089184087608" calcext:value-type="float">
            <text:p>990,089184087608</text:p>
          </table:table-cell>
          <table:table-cell table:formula="of:=[.D38]-[.D26]" office:value-type="float" office:value="4451.91666666667" calcext:value-type="float">
            <text:p>4451,91666666667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28:.B39])" office:value-type="float" office:value="4039.12681832911" calcext:value-type="float">
            <text:p>4039,12681832911</text:p>
          </table:table-cell>
          <table:table-cell table:formula="of:=AVERAGE([.B28:.B39])" office:value-type="float" office:value="5600" calcext:value-type="float">
            <text:p>5600</text:p>
          </table:table-cell>
          <table:table-cell table:formula="of:=[.D39]-[.C39]" office:value-type="float" office:value="1560.87318167089" calcext:value-type="float">
            <text:p>1560,87318167089</text:p>
          </table:table-cell>
          <table:table-cell table:formula="of:=[.D39]-[.D27]" office:value-type="float" office:value="5479.91666666667" calcext:value-type="float">
            <text:p>5479,91666666667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3000" calcext:value-type="float">
            <text:p>13000</text:p>
          </table:table-cell>
          <table:table-cell table:formula="of:=COM.MICROSOFT.STDEV.S([.B29:.B40])" office:value-type="float" office:value="4362.30408954912" calcext:value-type="float">
            <text:p>4362,30408954912</text:p>
          </table:table-cell>
          <table:table-cell table:formula="of:=AVERAGE([.B29:.B40])" office:value-type="float" office:value="6533.33333333333" calcext:value-type="float">
            <text:p>6533,33333333333</text:p>
          </table:table-cell>
          <table:table-cell table:formula="of:=[.D40]-[.C40]" office:value-type="float" office:value="2171.02924378421" calcext:value-type="float">
            <text:p>2171,02924378421</text:p>
          </table:table-cell>
          <table:table-cell table:formula="of:=[.D40]-[.D28]" office:value-type="float" office:value="6266" calcext:value-type="float">
            <text:p>6266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30:.B41])" office:value-type="float" office:value="4763.9667072597" calcext:value-type="float">
            <text:p>4763,9667072597</text:p>
          </table:table-cell>
          <table:table-cell table:formula="of:=AVERAGE([.B30:.B41])" office:value-type="float" office:value="7591.66666666667" calcext:value-type="float">
            <text:p>7591,66666666667</text:p>
          </table:table-cell>
          <table:table-cell table:formula="of:=[.D41]-[.C41]" office:value-type="float" office:value="2827.69995940697" calcext:value-type="float">
            <text:p>2827,69995940697</text:p>
          </table:table-cell>
          <table:table-cell table:formula="of:=[.D41]-[.D29]" office:value-type="float" office:value="7143.08333333333" calcext:value-type="float">
            <text:p>7143,08333333333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31:.B42])" office:value-type="float" office:value="5647.59938273589" calcext:value-type="float">
            <text:p>5647,59938273589</text:p>
          </table:table-cell>
          <table:table-cell table:formula="of:=AVERAGE([.B31:.B42])" office:value-type="float" office:value="9058.33333333333" calcext:value-type="float">
            <text:p>9058,33333333333</text:p>
          </table:table-cell>
          <table:table-cell table:formula="of:=[.D42]-[.C42]" office:value-type="float" office:value="3410.73395059744" calcext:value-type="float">
            <text:p>3410,73395059744</text:p>
          </table:table-cell>
          <table:table-cell table:formula="of:=[.D42]-[.D30]" office:value-type="float" office:value="8420.66666666667" calcext:value-type="float">
            <text:p>8420,66666666667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32:.B43])" office:value-type="float" office:value="6092.29518375961" calcext:value-type="float">
            <text:p>6092,29518375961</text:p>
          </table:table-cell>
          <table:table-cell table:formula="of:=AVERAGE([.B32:.B43])" office:value-type="float" office:value="10483.3333333333" calcext:value-type="float">
            <text:p>10483,3333333333</text:p>
          </table:table-cell>
          <table:table-cell table:formula="of:=[.D43]-[.C43]" office:value-type="float" office:value="4391.03814957372" calcext:value-type="float">
            <text:p>4391,03814957372</text:p>
          </table:table-cell>
          <table:table-cell table:formula="of:=[.D43]-[.D31]" office:value-type="float" office:value="9607.08333333333" calcext:value-type="float">
            <text:p>9607,08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33:.B44])" office:value-type="float" office:value="6454.47343109624" calcext:value-type="float">
            <text:p>6454,47343109624</text:p>
          </table:table-cell>
          <table:table-cell table:formula="of:=AVERAGE([.B33:.B44])" office:value-type="float" office:value="12225" calcext:value-type="float">
            <text:p>12225</text:p>
          </table:table-cell>
          <table:table-cell table:formula="of:=[.D44]-[.C44]" office:value-type="float" office:value="5770.52656890376" calcext:value-type="float">
            <text:p>5770,52656890376</text:p>
          </table:table-cell>
          <table:table-cell table:formula="of:=[.D44]-[.D32]" office:value-type="float" office:value="11186.0833333333" calcext:value-type="float">
            <text:p>11186,0833333333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1000" calcext:value-type="float">
            <text:p>21000</text:p>
          </table:table-cell>
          <table:table-cell table:formula="of:=COM.MICROSOFT.STDEV.S([.B34:.B45])" office:value-type="float" office:value="6154.30374172859" calcext:value-type="float">
            <text:p>6154,30374172859</text:p>
          </table:table-cell>
          <table:table-cell table:formula="of:=AVERAGE([.B34:.B45])" office:value-type="float" office:value="13750" calcext:value-type="float">
            <text:p>13750</text:p>
          </table:table-cell>
          <table:table-cell table:formula="of:=[.D45]-[.C45]" office:value-type="float" office:value="7595.69625827141" calcext:value-type="float">
            <text:p>7595,69625827141</text:p>
          </table:table-cell>
          <table:table-cell table:formula="of:=[.D45]-[.D33]" office:value-type="float" office:value="12491.1666666667" calcext:value-type="float">
            <text:p>12491,1666666667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3000" calcext:value-type="float">
            <text:p>23000</text:p>
          </table:table-cell>
          <table:table-cell table:formula="of:=COM.MICROSOFT.STDEV.S([.B35:.B46])" office:value-type="float" office:value="6123.34702494304" calcext:value-type="float">
            <text:p>6123,34702494304</text:p>
          </table:table-cell>
          <table:table-cell table:formula="of:=AVERAGE([.B35:.B46])" office:value-type="float" office:value="15191.6666666667" calcext:value-type="float">
            <text:p>15191,6666666667</text:p>
          </table:table-cell>
          <table:table-cell table:formula="of:=[.D46]-[.C46]" office:value-type="float" office:value="9068.31964172362" calcext:value-type="float">
            <text:p>9068,31964172362</text:p>
          </table:table-cell>
          <table:table-cell table:formula="of:=[.D46]-[.D34]" office:value-type="float" office:value="13466.5" calcext:value-type="float">
            <text:p>13466,5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8000" calcext:value-type="float">
            <text:p>28000</text:p>
          </table:table-cell>
          <table:table-cell table:formula="of:=COM.MICROSOFT.STDEV.S([.B36:.B47])" office:value-type="float" office:value="6483.80266276642" calcext:value-type="float">
            <text:p>6483,80266276642</text:p>
          </table:table-cell>
          <table:table-cell table:formula="of:=AVERAGE([.B36:.B47])" office:value-type="float" office:value="16983.3333333333" calcext:value-type="float">
            <text:p>16983,3333333333</text:p>
          </table:table-cell>
          <table:table-cell table:formula="of:=[.D47]-[.C47]" office:value-type="float" office:value="10499.5306705669" calcext:value-type="float">
            <text:p>10499,5306705669</text:p>
          </table:table-cell>
          <table:table-cell table:formula="of:=[.D47]-[.D35]" office:value-type="float" office:value="14722.1666666667" calcext:value-type="float">
            <text:p>14722,166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37:.B48])" office:value-type="float" office:value="6780.09564605817" calcext:value-type="float">
            <text:p>6780,09564605817</text:p>
          </table:table-cell>
          <table:table-cell table:formula="of:=AVERAGE([.B37:.B48])" office:value-type="float" office:value="19166.6666666667" calcext:value-type="float">
            <text:p>19166,6666666667</text:p>
          </table:table-cell>
          <table:table-cell table:formula="of:=[.D48]-[.C48]" office:value-type="float" office:value="12386.5710206085" calcext:value-type="float">
            <text:p>12386,5710206085</text:p>
          </table:table-cell>
          <table:table-cell table:formula="of:=[.D48]-[.D36]" office:value-type="float" office:value="16437.5833333333" calcext:value-type="float">
            <text:p>16437,58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3000" calcext:value-type="float">
            <text:p>33000</text:p>
          </table:table-cell>
          <table:table-cell table:formula="of:=COM.MICROSOFT.STDEV.S([.B38:.B49])" office:value-type="float" office:value="7191.64077034559" calcext:value-type="float">
            <text:p>7191,64077034559</text:p>
          </table:table-cell>
          <table:table-cell table:formula="of:=AVERAGE([.B38:.B49])" office:value-type="float" office:value="21083.3333333333" calcext:value-type="float">
            <text:p>21083,3333333333</text:p>
          </table:table-cell>
          <table:table-cell table:formula="of:=[.D49]-[.C49]" office:value-type="float" office:value="13891.6925629877" calcext:value-type="float">
            <text:p>13891,6925629877</text:p>
          </table:table-cell>
          <table:table-cell table:formula="of:=[.D49]-[.D37]" office:value-type="float" office:value="17524" calcext:value-type="float">
            <text:p>17524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2000" calcext:value-type="float">
            <text:p>32000</text:p>
          </table:table-cell>
          <table:table-cell table:formula="of:=COM.MICROSOFT.STDEV.S([.B39:.B50])" office:value-type="float" office:value="7212.67823160907" calcext:value-type="float">
            <text:p>7212,67823160907</text:p>
          </table:table-cell>
          <table:table-cell table:formula="of:=AVERAGE([.B39:.B50])" office:value-type="float" office:value="22750" calcext:value-type="float">
            <text:p>22750</text:p>
          </table:table-cell>
          <table:table-cell table:formula="of:=[.D50]-[.C50]" office:value-type="float" office:value="15537.3217683909" calcext:value-type="float">
            <text:p>15537,3217683909</text:p>
          </table:table-cell>
          <table:table-cell table:formula="of:=[.D50]-[.D38]" office:value-type="float" office:value="18205" calcext:value-type="float">
            <text:p>18205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40:.B51])" office:value-type="float" office:value="6707.63924510138" calcext:value-type="float">
            <text:p>6707,63924510138</text:p>
          </table:table-cell>
          <table:table-cell table:formula="of:=AVERAGE([.B40:.B51])" office:value-type="float" office:value="24083.3333333333" calcext:value-type="float">
            <text:p>24083,3333333333</text:p>
          </table:table-cell>
          <table:table-cell table:formula="of:=[.D51]-[.C51]" office:value-type="float" office:value="17375.694088232" calcext:value-type="float">
            <text:p>17375,694088232</text:p>
          </table:table-cell>
          <table:table-cell table:formula="of:=[.D51]-[.D39]" office:value-type="float" office:value="18483.3333333333" calcext:value-type="float">
            <text:p>18483,33333333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41:.B52])" office:value-type="float" office:value="8321.20329293933" calcext:value-type="float">
            <text:p>8321,20329293933</text:p>
          </table:table-cell>
          <table:table-cell table:formula="of:=AVERAGE([.B41:.B52])" office:value-type="float" office:value="26833.3333333333" calcext:value-type="float">
            <text:p>26833,3333333333</text:p>
          </table:table-cell>
          <table:table-cell table:formula="of:=[.D52]-[.C52]" office:value-type="float" office:value="18512.130040394" calcext:value-type="float">
            <text:p>18512,130040394</text:p>
          </table:table-cell>
          <table:table-cell table:formula="of:=[.D52]-[.D40]" office:value-type="float" office:value="20300" calcext:value-type="float">
            <text:p>20300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42:.B53])" office:value-type="float" office:value="11005.1640770884" calcext:value-type="float">
            <text:p>11005,1640770884</text:p>
          </table:table-cell>
          <table:table-cell table:formula="of:=AVERAGE([.B42:.B53])" office:value-type="float" office:value="30250" calcext:value-type="float">
            <text:p>30250</text:p>
          </table:table-cell>
          <table:table-cell table:formula="of:=[.D53]-[.C53]" office:value-type="float" office:value="19244.8359229116" calcext:value-type="float">
            <text:p>19244,8359229116</text:p>
          </table:table-cell>
          <table:table-cell table:formula="of:=[.D53]-[.D41]" office:value-type="float" office:value="22658.3333333333" calcext:value-type="float">
            <text:p>22658,3333333333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43:.B54])" office:value-type="float" office:value="11357.4831825728" calcext:value-type="float">
            <text:p>11357,4831825728</text:p>
          </table:table-cell>
          <table:table-cell table:formula="of:=AVERAGE([.B43:.B54])" office:value-type="float" office:value="32416.6666666667" calcext:value-type="float">
            <text:p>32416,6666666667</text:p>
          </table:table-cell>
          <table:table-cell table:formula="of:=[.D54]-[.C54]" office:value-type="float" office:value="21059.1834840939" calcext:value-type="float">
            <text:p>21059,1834840939</text:p>
          </table:table-cell>
          <table:table-cell table:formula="of:=[.D54]-[.D42]" office:value-type="float" office:value="23358.3333333333" calcext:value-type="float">
            <text:p>23358,3333333333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44:.B55])" office:value-type="float" office:value="15392.5897165428" calcext:value-type="float">
            <text:p>15392,5897165428</text:p>
          </table:table-cell>
          <table:table-cell table:formula="of:=AVERAGE([.B44:.B55])" office:value-type="float" office:value="36750" calcext:value-type="float">
            <text:p>36750</text:p>
          </table:table-cell>
          <table:table-cell table:formula="of:=[.D55]-[.C55]" office:value-type="float" office:value="21357.4102834572" calcext:value-type="float">
            <text:p>21357,4102834572</text:p>
          </table:table-cell>
          <table:table-cell table:formula="of:=[.D55]-[.D43]" office:value-type="float" office:value="26266.6666666667" calcext:value-type="float">
            <text:p>26266,66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45:.B56])" office:value-type="float" office:value="16978.3730526559" calcext:value-type="float">
            <text:p>16978,3730526559</text:p>
          </table:table-cell>
          <table:table-cell table:formula="of:=AVERAGE([.B45:.B56])" office:value-type="float" office:value="40416.6666666667" calcext:value-type="float">
            <text:p>40416,6666666667</text:p>
          </table:table-cell>
          <table:table-cell table:formula="of:=[.D56]-[.C56]" office:value-type="float" office:value="23438.2936140108" calcext:value-type="float">
            <text:p>23438,2936140108</text:p>
          </table:table-cell>
          <table:table-cell table:formula="of:=[.D56]-[.D44]" office:value-type="float" office:value="28191.6666666667" calcext:value-type="float">
            <text:p>28191,6666666667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46:.B57])" office:value-type="float" office:value="18605.9618988597" calcext:value-type="float">
            <text:p>18605,9618988597</text:p>
          </table:table-cell>
          <table:table-cell table:formula="of:=AVERAGE([.B46:.B57])" office:value-type="float" office:value="45000" calcext:value-type="float">
            <text:p>45000</text:p>
          </table:table-cell>
          <table:table-cell table:formula="of:=[.D57]-[.C57]" office:value-type="float" office:value="26394.0381011403" calcext:value-type="float">
            <text:p>26394,0381011403</text:p>
          </table:table-cell>
          <table:table-cell table:formula="of:=[.D57]-[.D45]" office:value-type="float" office:value="31250" calcext:value-type="float">
            <text:p>31250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47:.B58])" office:value-type="float" office:value="18398.7812508098" calcext:value-type="float">
            <text:p>18398,7812508098</text:p>
          </table:table-cell>
          <table:table-cell table:formula="of:=AVERAGE([.B47:.B58])" office:value-type="float" office:value="48833.3333333333" calcext:value-type="float">
            <text:p>48833,3333333333</text:p>
          </table:table-cell>
          <table:table-cell table:formula="of:=[.D58]-[.C58]" office:value-type="float" office:value="30434.5520825235" calcext:value-type="float">
            <text:p>30434,5520825235</text:p>
          </table:table-cell>
          <table:table-cell table:formula="of:=[.D58]-[.D46]" office:value-type="float" office:value="33641.6666666667" calcext:value-type="float">
            <text:p>33641,6666666667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48:.B59])" office:value-type="float" office:value="17611.1190772056" calcext:value-type="float">
            <text:p>17611,1190772056</text:p>
          </table:table-cell>
          <table:table-cell table:formula="of:=AVERAGE([.B48:.B59])" office:value-type="float" office:value="51833.3333333333" calcext:value-type="float">
            <text:p>51833,3333333333</text:p>
          </table:table-cell>
          <table:table-cell table:formula="of:=[.D59]-[.C59]" office:value-type="float" office:value="34222.2142561277" calcext:value-type="float">
            <text:p>34222,2142561277</text:p>
          </table:table-cell>
          <table:table-cell table:formula="of:=[.D59]-[.D47]" office:value-type="float" office:value="34850" calcext:value-type="float">
            <text:p>34850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49:.B60])" office:value-type="float" office:value="16848.7028544867" calcext:value-type="float">
            <text:p>16848,7028544867</text:p>
          </table:table-cell>
          <table:table-cell table:formula="of:=AVERAGE([.B49:.B60])" office:value-type="float" office:value="54666.6666666667" calcext:value-type="float">
            <text:p>54666,6666666667</text:p>
          </table:table-cell>
          <table:table-cell table:formula="of:=[.D60]-[.C60]" office:value-type="float" office:value="37817.96381218" calcext:value-type="float">
            <text:p>37817,96381218</text:p>
          </table:table-cell>
          <table:table-cell table:formula="of:=[.D60]-[.D48]" office:value-type="float" office:value="35500" calcext:value-type="float">
            <text:p>35500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72000" calcext:value-type="float">
            <text:p>72000</text:p>
          </table:table-cell>
          <table:table-cell table:formula="of:=COM.MICROSOFT.STDEV.S([.B50:.B61])" office:value-type="float" office:value="16030.9832587532" calcext:value-type="float">
            <text:p>16030,9832587532</text:p>
          </table:table-cell>
          <table:table-cell table:formula="of:=AVERAGE([.B50:.B61])" office:value-type="float" office:value="57916.6666666667" calcext:value-type="float">
            <text:p>57916,6666666667</text:p>
          </table:table-cell>
          <table:table-cell table:formula="of:=[.D61]-[.C61]" office:value-type="float" office:value="41885.6834079135" calcext:value-type="float">
            <text:p>41885,6834079135</text:p>
          </table:table-cell>
          <table:table-cell table:formula="of:=[.D61]-[.D49]" office:value-type="float" office:value="36833.3333333333" calcext:value-type="float">
            <text:p>36833,3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51:.B62])" office:value-type="float" office:value="14525.5782756634" calcext:value-type="float">
            <text:p>14525,5782756634</text:p>
          </table:table-cell>
          <table:table-cell table:formula="of:=AVERAGE([.B51:.B62])" office:value-type="float" office:value="61583.3333333333" calcext:value-type="float">
            <text:p>61583,3333333333</text:p>
          </table:table-cell>
          <table:table-cell table:formula="of:=[.D62]-[.C62]" office:value-type="float" office:value="47057.7550576699" calcext:value-type="float">
            <text:p>47057,7550576699</text:p>
          </table:table-cell>
          <table:table-cell table:formula="of:=[.D62]-[.D50]" office:value-type="float" office:value="38833.3333333333" calcext:value-type="float">
            <text:p>38833,3333333333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52:.B63])" office:value-type="float" office:value="12807.1357950452" calcext:value-type="float">
            <text:p>12807,1357950452</text:p>
          </table:table-cell>
          <table:table-cell table:formula="of:=AVERAGE([.B52:.B63])" office:value-type="float" office:value="66750" calcext:value-type="float">
            <text:p>66750</text:p>
          </table:table-cell>
          <table:table-cell table:formula="of:=[.D63]-[.C63]" office:value-type="float" office:value="53942.8642049548" calcext:value-type="float">
            <text:p>53942,8642049548</text:p>
          </table:table-cell>
          <table:table-cell table:formula="of:=[.D63]-[.D51]" office:value-type="float" office:value="42666.6666666667" calcext:value-type="float">
            <text:p>42666,6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84000" calcext:value-type="float">
            <text:p>84000</text:p>
          </table:table-cell>
          <table:table-cell table:formula="of:=COM.MICROSOFT.STDEV.S([.B53:.B64])" office:value-type="float" office:value="11874.0230858132" calcext:value-type="float">
            <text:p>11874,0230858132</text:p>
          </table:table-cell>
          <table:table-cell table:formula="of:=AVERAGE([.B53:.B64])" office:value-type="float" office:value="69916.6666666667" calcext:value-type="float">
            <text:p>69916,6666666667</text:p>
          </table:table-cell>
          <table:table-cell table:formula="of:=[.D64]-[.C64]" office:value-type="float" office:value="58042.6435808535" calcext:value-type="float">
            <text:p>58042,6435808535</text:p>
          </table:table-cell>
          <table:table-cell table:formula="of:=[.D64]-[.D52]" office:value-type="float" office:value="43083.3333333333" calcext:value-type="float">
            <text:p>43083,333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54:.B65])" office:value-type="float" office:value="14357.9774046178" calcext:value-type="float">
            <text:p>14357,9774046178</text:p>
          </table:table-cell>
          <table:table-cell table:formula="of:=AVERAGE([.B54:.B65])" office:value-type="float" office:value="73833.3333333333" calcext:value-type="float">
            <text:p>73833,3333333333</text:p>
          </table:table-cell>
          <table:table-cell table:formula="of:=[.D65]-[.C65]" office:value-type="float" office:value="59475.3559287155" calcext:value-type="float">
            <text:p>59475,3559287155</text:p>
          </table:table-cell>
          <table:table-cell table:formula="of:=[.D65]-[.D53]" office:value-type="float" office:value="43583.3333333333" calcext:value-type="float">
            <text:p>43583,33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87000" calcext:value-type="float">
            <text:p>87000</text:p>
          </table:table-cell>
          <table:table-cell table:formula="of:=COM.MICROSOFT.STDEV.S([.B55:.B66])" office:value-type="float" office:value="11779.2189893897" calcext:value-type="float">
            <text:p>11779,2189893897</text:p>
          </table:table-cell>
          <table:table-cell table:formula="of:=AVERAGE([.B55:.B66])" office:value-type="float" office:value="77250" calcext:value-type="float">
            <text:p>77250</text:p>
          </table:table-cell>
          <table:table-cell table:formula="of:=[.D66]-[.C66]" office:value-type="float" office:value="65470.7810106103" calcext:value-type="float">
            <text:p>65470,7810106103</text:p>
          </table:table-cell>
          <table:table-cell table:formula="of:=[.D66]-[.D54]" office:value-type="float" office:value="44833.3333333333" calcext:value-type="float">
            <text:p>44833,33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56:.B67])" office:value-type="float" office:value="15108.6970739613" calcext:value-type="float">
            <text:p>15108,6970739613</text:p>
          </table:table-cell>
          <table:table-cell table:formula="of:=AVERAGE([.B56:.B67])" office:value-type="float" office:value="80500" calcext:value-type="float">
            <text:p>80500</text:p>
          </table:table-cell>
          <table:table-cell table:formula="of:=[.D67]-[.C67]" office:value-type="float" office:value="65391.3029260387" calcext:value-type="float">
            <text:p>65391,3029260387</text:p>
          </table:table-cell>
          <table:table-cell table:formula="of:=[.D67]-[.D55]" office:value-type="float" office:value="43750" calcext:value-type="float">
            <text:p>43750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57:.B68])" office:value-type="float" office:value="14858.9326261303" calcext:value-type="float">
            <text:p>14858,9326261303</text:p>
          </table:table-cell>
          <table:table-cell table:formula="of:=AVERAGE([.B57:.B68])" office:value-type="float" office:value="82666.6666666667" calcext:value-type="float">
            <text:p>82666,6666666667</text:p>
          </table:table-cell>
          <table:table-cell table:formula="of:=[.D68]-[.C68]" office:value-type="float" office:value="67807.7340405364" calcext:value-type="float">
            <text:p>67807,7340405364</text:p>
          </table:table-cell>
          <table:table-cell table:formula="of:=[.D68]-[.D56]" office:value-type="float" office:value="42250" calcext:value-type="float">
            <text:p>42250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58:.B69])" office:value-type="float" office:value="15773.7315198594" calcext:value-type="float">
            <text:p>15773,7315198594</text:p>
          </table:table-cell>
          <table:table-cell table:formula="of:=AVERAGE([.B58:.B69])" office:value-type="float" office:value="84916.6666666667" calcext:value-type="float">
            <text:p>84916,6666666667</text:p>
          </table:table-cell>
          <table:table-cell table:formula="of:=[.D69]-[.C69]" office:value-type="float" office:value="69142.9351468073" calcext:value-type="float">
            <text:p>69142,9351468073</text:p>
          </table:table-cell>
          <table:table-cell table:formula="of:=[.D69]-[.D57]" office:value-type="float" office:value="39916.6666666667" calcext:value-type="float">
            <text:p>39916,66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59:.B70])" office:value-type="float" office:value="14961.3137488293" calcext:value-type="float">
            <text:p>14961,3137488293</text:p>
          </table:table-cell>
          <table:table-cell table:formula="of:=AVERAGE([.B59:.B70])" office:value-type="float" office:value="86250" calcext:value-type="float">
            <text:p>86250</text:p>
          </table:table-cell>
          <table:table-cell table:formula="of:=[.D70]-[.C70]" office:value-type="float" office:value="71288.6862511707" calcext:value-type="float">
            <text:p>71288,6862511707</text:p>
          </table:table-cell>
          <table:table-cell table:formula="of:=[.D70]-[.D58]" office:value-type="float" office:value="37416.6666666667" calcext:value-type="float">
            <text:p>37416,666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60:.B71])" office:value-type="float" office:value="13514.0218987091" calcext:value-type="float">
            <text:p>13514,0218987091</text:p>
          </table:table-cell>
          <table:table-cell table:formula="of:=AVERAGE([.B60:.B71])" office:value-type="float" office:value="89083.3333333333" calcext:value-type="float">
            <text:p>89083,3333333333</text:p>
          </table:table-cell>
          <table:table-cell table:formula="of:=[.D71]-[.C71]" office:value-type="float" office:value="75569.3114346243" calcext:value-type="float">
            <text:p>75569,3114346243</text:p>
          </table:table-cell>
          <table:table-cell table:formula="of:=[.D71]-[.D59]" office:value-type="float" office:value="37250" calcext:value-type="float">
            <text:p>37250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61:.B72])" office:value-type="float" office:value="11421.3383496405" calcext:value-type="float">
            <text:p>11421,3383496405</text:p>
          </table:table-cell>
          <table:table-cell table:formula="of:=AVERAGE([.B61:.B72])" office:value-type="float" office:value="91416.6666666667" calcext:value-type="float">
            <text:p>91416,6666666667</text:p>
          </table:table-cell>
          <table:table-cell table:formula="of:=[.D72]-[.C72]" office:value-type="float" office:value="79995.3283170261" calcext:value-type="float">
            <text:p>79995,3283170261</text:p>
          </table:table-cell>
          <table:table-cell table:formula="of:=[.D72]-[.D60]" office:value-type="float" office:value="36750" calcext:value-type="float">
            <text:p>36750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0000" calcext:value-type="float">
            <text:p>90000</text:p>
          </table:table-cell>
          <table:table-cell table:formula="of:=COM.MICROSOFT.STDEV.S([.B62:.B73])" office:value-type="float" office:value="9690.27941555429" calcext:value-type="float">
            <text:p>9690,27941555429</text:p>
          </table:table-cell>
          <table:table-cell table:formula="of:=AVERAGE([.B62:.B73])" office:value-type="float" office:value="92916.6666666667" calcext:value-type="float">
            <text:p>92916,6666666667</text:p>
          </table:table-cell>
          <table:table-cell table:formula="of:=[.D73]-[.C73]" office:value-type="float" office:value="83226.3872511124" calcext:value-type="float">
            <text:p>83226,3872511124</text:p>
          </table:table-cell>
          <table:table-cell table:formula="of:=[.D73]-[.D61]" office:value-type="float" office:value="35000" calcext:value-type="float">
            <text:p>35000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63:.B74])" office:value-type="float" office:value="8753.78705925543" calcext:value-type="float">
            <text:p>8753,78705925543</text:p>
          </table:table-cell>
          <table:table-cell table:formula="of:=AVERAGE([.B63:.B74])" office:value-type="float" office:value="95416.6666666667" calcext:value-type="float">
            <text:p>95416,6666666667</text:p>
          </table:table-cell>
          <table:table-cell table:formula="of:=[.D74]-[.C74]" office:value-type="float" office:value="86662.8796074112" calcext:value-type="float">
            <text:p>86662,8796074112</text:p>
          </table:table-cell>
          <table:table-cell table:formula="of:=[.D74]-[.D62]" office:value-type="float" office:value="33833.3333333333" calcext:value-type="float">
            <text:p>33833,33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64:.B75])" office:value-type="float" office:value="8645.80823289529" calcext:value-type="float">
            <text:p>8645,80823289529</text:p>
          </table:table-cell>
          <table:table-cell table:formula="of:=AVERAGE([.B64:.B75])" office:value-type="float" office:value="95750" calcext:value-type="float">
            <text:p>95750</text:p>
          </table:table-cell>
          <table:table-cell table:formula="of:=[.D75]-[.C75]" office:value-type="float" office:value="87104.1917671047" calcext:value-type="float">
            <text:p>87104,1917671047</text:p>
          </table:table-cell>
          <table:table-cell table:formula="of:=[.D75]-[.D63]" office:value-type="float" office:value="29000" calcext:value-type="float">
            <text:p>29000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84000" calcext:value-type="float">
            <text:p>84000</text:p>
          </table:table-cell>
          <table:table-cell table:formula="of:=COM.MICROSOFT.STDEV.S([.B65:.B76])" office:value-type="float" office:value="8645.80823289529" calcext:value-type="float">
            <text:p>8645,80823289529</text:p>
          </table:table-cell>
          <table:table-cell table:formula="of:=AVERAGE([.B65:.B76])" office:value-type="float" office:value="95750" calcext:value-type="float">
            <text:p>95750</text:p>
          </table:table-cell>
          <table:table-cell table:formula="of:=[.D76]-[.C76]" office:value-type="float" office:value="87104.1917671047" calcext:value-type="float">
            <text:p>87104,1917671047</text:p>
          </table:table-cell>
          <table:table-cell table:formula="of:=[.D76]-[.D64]" office:value-type="float" office:value="25833.3333333333" calcext:value-type="float">
            <text:p>25833,333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66:.B77])" office:value-type="float" office:value="10127.5950658674" calcext:value-type="float">
            <text:p>10127,5950658674</text:p>
          </table:table-cell>
          <table:table-cell table:formula="of:=AVERAGE([.B66:.B77])" office:value-type="float" office:value="96750" calcext:value-type="float">
            <text:p>96750</text:p>
          </table:table-cell>
          <table:table-cell table:formula="of:=[.D77]-[.C77]" office:value-type="float" office:value="86622.4049341326" calcext:value-type="float">
            <text:p>86622,4049341326</text:p>
          </table:table-cell>
          <table:table-cell table:formula="of:=[.D77]-[.D65]" office:value-type="float" office:value="22916.6666666667" calcext:value-type="float">
            <text:p>22916,6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67:.B78])" office:value-type="float" office:value="9732.79367536746" calcext:value-type="float">
            <text:p>9732,79367536746</text:p>
          </table:table-cell>
          <table:table-cell table:formula="of:=AVERAGE([.B67:.B78])" office:value-type="float" office:value="98000" calcext:value-type="float">
            <text:p>98000</text:p>
          </table:table-cell>
          <table:table-cell table:formula="of:=[.D78]-[.C78]" office:value-type="float" office:value="88267.2063246326" calcext:value-type="float">
            <text:p>88267,2063246326</text:p>
          </table:table-cell>
          <table:table-cell table:formula="of:=[.D78]-[.D66]" office:value-type="float" office:value="20750" calcext:value-type="float">
            <text:p>20750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68:.B79])" office:value-type="float" office:value="9614.93472140969" calcext:value-type="float">
            <text:p>9614,93472140969</text:p>
          </table:table-cell>
          <table:table-cell table:formula="of:=AVERAGE([.B68:.B79])" office:value-type="float" office:value="97916.6666666667" calcext:value-type="float">
            <text:p>97916,6666666667</text:p>
          </table:table-cell>
          <table:table-cell table:formula="of:=[.D79]-[.C79]" office:value-type="float" office:value="88301.731945257" calcext:value-type="float">
            <text:p>88301,731945257</text:p>
          </table:table-cell>
          <table:table-cell table:formula="of:=[.D79]-[.D67]" office:value-type="float" office:value="17416.6666666667" calcext:value-type="float">
            <text:p>17416,666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69:.B80])" office:value-type="float" office:value="10066.4459136943" calcext:value-type="float">
            <text:p>10066,4459136943</text:p>
          </table:table-cell>
          <table:table-cell table:formula="of:=AVERAGE([.B69:.B80])" office:value-type="float" office:value="99333.3333333333" calcext:value-type="float">
            <text:p>99333,3333333333</text:p>
          </table:table-cell>
          <table:table-cell table:formula="of:=[.D80]-[.C80]" office:value-type="float" office:value="89266.887419639" calcext:value-type="float">
            <text:p>89266,887419639</text:p>
          </table:table-cell>
          <table:table-cell table:formula="of:=[.D80]-[.D68]" office:value-type="float" office:value="16666.6666666667" calcext:value-type="float">
            <text:p>16666,6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70:.B81])" office:value-type="float" office:value="10785.793124909" calcext:value-type="float">
            <text:p>10785,793124909</text:p>
          </table:table-cell>
          <table:table-cell table:formula="of:=AVERAGE([.B70:.B81])" office:value-type="float" office:value="100166.666666667" calcext:value-type="float">
            <text:p>100166,666666667</text:p>
          </table:table-cell>
          <table:table-cell table:formula="of:=[.D81]-[.C81]" office:value-type="float" office:value="89380.8735417577" calcext:value-type="float">
            <text:p>89380,8735417577</text:p>
          </table:table-cell>
          <table:table-cell table:formula="of:=[.D81]-[.D69]" office:value-type="float" office:value="15250" calcext:value-type="float">
            <text:p>15250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71:.B82])" office:value-type="float" office:value="9698.48473013213" calcext:value-type="float">
            <text:p>9698,48473013213</text:p>
          </table:table-cell>
          <table:table-cell table:formula="of:=AVERAGE([.B71:.B82])" office:value-type="float" office:value="101333.333333333" calcext:value-type="float">
            <text:p>101333,333333333</text:p>
          </table:table-cell>
          <table:table-cell table:formula="of:=[.D82]-[.C82]" office:value-type="float" office:value="91634.8486032012" calcext:value-type="float">
            <text:p>91634,8486032012</text:p>
          </table:table-cell>
          <table:table-cell table:formula="of:=[.D82]-[.D70]" office:value-type="float" office:value="15083.3333333333" calcext:value-type="float">
            <text:p>15083,3333333333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72:.B83])" office:value-type="float" office:value="9698.48473013213" calcext:value-type="float">
            <text:p>9698,48473013213</text:p>
          </table:table-cell>
          <table:table-cell table:formula="of:=AVERAGE([.B72:.B83])" office:value-type="float" office:value="101333.333333333" calcext:value-type="float">
            <text:p>101333,333333333</text:p>
          </table:table-cell>
          <table:table-cell table:formula="of:=[.D83]-[.C83]" office:value-type="float" office:value="91634.8486032012" calcext:value-type="float">
            <text:p>91634,8486032012</text:p>
          </table:table-cell>
          <table:table-cell table:formula="of:=[.D83]-[.D71]" office:value-type="float" office:value="12250" calcext:value-type="float">
            <text:p>12250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73:.B84])" office:value-type="float" office:value="10036.2977599946" calcext:value-type="float">
            <text:p>10036,2977599946</text:p>
          </table:table-cell>
          <table:table-cell table:formula="of:=AVERAGE([.B73:.B84])" office:value-type="float" office:value="103000" calcext:value-type="float">
            <text:p>103000</text:p>
          </table:table-cell>
          <table:table-cell table:formula="of:=[.D84]-[.C84]" office:value-type="float" office:value="92963.7022400054" calcext:value-type="float">
            <text:p>92963,7022400054</text:p>
          </table:table-cell>
          <table:table-cell table:formula="of:=[.D84]-[.D72]" office:value-type="float" office:value="11583.3333333333" calcext:value-type="float">
            <text:p>11583,3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74:.B85])" office:value-type="float" office:value="9777.83516971219" calcext:value-type="float">
            <text:p>9777,83516971219</text:p>
          </table:table-cell>
          <table:table-cell table:formula="of:=AVERAGE([.B74:.B85])" office:value-type="float" office:value="105166.666666667" calcext:value-type="float">
            <text:p>105166,666666667</text:p>
          </table:table-cell>
          <table:table-cell table:formula="of:=[.D85]-[.C85]" office:value-type="float" office:value="95388.8314969545" calcext:value-type="float">
            <text:p>95388,8314969545</text:p>
          </table:table-cell>
          <table:table-cell table:formula="of:=[.D85]-[.D73]" office:value-type="float" office:value="12250" calcext:value-type="float">
            <text:p>12250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75:.B86])" office:value-type="float" office:value="10269.1063610494" calcext:value-type="float">
            <text:p>10269,1063610494</text:p>
          </table:table-cell>
          <table:table-cell table:formula="of:=AVERAGE([.B75:.B86])" office:value-type="float" office:value="106000" calcext:value-type="float">
            <text:p>106000</text:p>
          </table:table-cell>
          <table:table-cell table:formula="of:=[.D86]-[.C86]" office:value-type="float" office:value="95730.8936389506" calcext:value-type="float">
            <text:p>95730,8936389506</text:p>
          </table:table-cell>
          <table:table-cell table:formula="of:=[.D86]-[.D74]" office:value-type="float" office:value="10583.3333333333" calcext:value-type="float">
            <text:p>10583,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76:.B87])" office:value-type="float" office:value="9735.9066751833" calcext:value-type="float">
            <text:p>9735,9066751833</text:p>
          </table:table-cell>
          <table:table-cell table:formula="of:=AVERAGE([.B76:.B87])" office:value-type="float" office:value="106666.666666667" calcext:value-type="float">
            <text:p>106666,666666667</text:p>
          </table:table-cell>
          <table:table-cell table:formula="of:=[.D87]-[.C87]" office:value-type="float" office:value="96930.7599914834" calcext:value-type="float">
            <text:p>96930,7599914834</text:p>
          </table:table-cell>
          <table:table-cell table:formula="of:=[.D87]-[.D75]" office:value-type="float" office:value="10916.6666666667" calcext:value-type="float">
            <text:p>10916,6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77:.B88])" office:value-type="float" office:value="13883.4433769148" calcext:value-type="float">
            <text:p>13883,4433769148</text:p>
          </table:table-cell>
          <table:table-cell table:formula="of:=AVERAGE([.B77:.B88])" office:value-type="float" office:value="112250" calcext:value-type="float">
            <text:p>112250</text:p>
          </table:table-cell>
          <table:table-cell table:formula="of:=[.D88]-[.C88]" office:value-type="float" office:value="98366.5566230852" calcext:value-type="float">
            <text:p>98366,5566230852</text:p>
          </table:table-cell>
          <table:table-cell table:formula="of:=[.D88]-[.D76]" office:value-type="float" office:value="16500" calcext:value-type="float">
            <text:p>16500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78:.B89])" office:value-type="float" office:value="14097.8721798717" calcext:value-type="float">
            <text:p>14097,8721798717</text:p>
          </table:table-cell>
          <table:table-cell table:formula="of:=AVERAGE([.B78:.B89])" office:value-type="float" office:value="112750" calcext:value-type="float">
            <text:p>112750</text:p>
          </table:table-cell>
          <table:table-cell table:formula="of:=[.D89]-[.C89]" office:value-type="float" office:value="98652.1278201283" calcext:value-type="float">
            <text:p>98652,1278201283</text:p>
          </table:table-cell>
          <table:table-cell table:formula="of:=[.D89]-[.D77]" office:value-type="float" office:value="16000" calcext:value-type="float">
            <text:p>16000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79:.B90])" office:value-type="float" office:value="14610.861464242" calcext:value-type="float">
            <text:p>14610,861464242</text:p>
          </table:table-cell>
          <table:table-cell table:formula="of:=AVERAGE([.B79:.B90])" office:value-type="float" office:value="112250" calcext:value-type="float">
            <text:p>112250</text:p>
          </table:table-cell>
          <table:table-cell table:formula="of:=[.D90]-[.C90]" office:value-type="float" office:value="97639.138535758" calcext:value-type="float">
            <text:p>97639,138535758</text:p>
          </table:table-cell>
          <table:table-cell table:formula="of:=[.D90]-[.D78]" office:value-type="float" office:value="14250" calcext:value-type="float">
            <text:p>14250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80:.B91])" office:value-type="float" office:value="14610.861464242" calcext:value-type="float">
            <text:p>14610,861464242</text:p>
          </table:table-cell>
          <table:table-cell table:formula="of:=AVERAGE([.B80:.B91])" office:value-type="float" office:value="112250" calcext:value-type="float">
            <text:p>112250</text:p>
          </table:table-cell>
          <table:table-cell table:formula="of:=[.D91]-[.C91]" office:value-type="float" office:value="97639.138535758" calcext:value-type="float">
            <text:p>97639,138535758</text:p>
          </table:table-cell>
          <table:table-cell table:formula="of:=[.D91]-[.D79]" office:value-type="float" office:value="14333.3333333333" calcext:value-type="float">
            <text:p>14333,33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81:.B92])" office:value-type="float" office:value="15535.6384035565" calcext:value-type="float">
            <text:p>15535,6384035565</text:p>
          </table:table-cell>
          <table:table-cell table:formula="of:=AVERAGE([.B81:.B92])" office:value-type="float" office:value="110916.666666667" calcext:value-type="float">
            <text:p>110916,666666667</text:p>
          </table:table-cell>
          <table:table-cell table:formula="of:=[.D92]-[.C92]" office:value-type="float" office:value="95381.0282631101" calcext:value-type="float">
            <text:p>95381,0282631101</text:p>
          </table:table-cell>
          <table:table-cell table:formula="of:=[.D92]-[.D80]" office:value-type="float" office:value="11583.3333333333" calcext:value-type="float">
            <text:p>11583,33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82:.B93])" office:value-type="float" office:value="15642.7928995103" calcext:value-type="float">
            <text:p>15642,7928995103</text:p>
          </table:table-cell>
          <table:table-cell table:formula="of:=AVERAGE([.B82:.B93])" office:value-type="float" office:value="110166.666666667" calcext:value-type="float">
            <text:p>110166,666666667</text:p>
          </table:table-cell>
          <table:table-cell table:formula="of:=[.D93]-[.C93]" office:value-type="float" office:value="94523.8737671564" calcext:value-type="float">
            <text:p>94523,8737671564</text:p>
          </table:table-cell>
          <table:table-cell table:formula="of:=[.D93]-[.D81]"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83:.B94])" office:value-type="float" office:value="15942.1301949117" calcext:value-type="float">
            <text:p>15942,1301949117</text:p>
          </table:table-cell>
          <table:table-cell table:formula="of:=AVERAGE([.B83:.B94])" office:value-type="float" office:value="109833.333333333" calcext:value-type="float">
            <text:p>109833,333333333</text:p>
          </table:table-cell>
          <table:table-cell table:formula="of:=[.D94]-[.C94]" office:value-type="float" office:value="93891.2031384216" calcext:value-type="float">
            <text:p>93891,2031384216</text:p>
          </table:table-cell>
          <table:table-cell table:formula="of:=[.D94]-[.D82]" office:value-type="float" office:value="8500" calcext:value-type="float">
            <text:p>8500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84:.B95])" office:value-type="float" office:value="16166.5104647249" calcext:value-type="float">
            <text:p>16166,5104647249</text:p>
          </table:table-cell>
          <table:table-cell table:formula="of:=AVERAGE([.B84:.B95])" office:value-type="float" office:value="109583.333333333" calcext:value-type="float">
            <text:p>109583,333333333</text:p>
          </table:table-cell>
          <table:table-cell table:formula="of:=[.D95]-[.C95]" office:value-type="float" office:value="93416.8228686084" calcext:value-type="float">
            <text:p>93416,8228686084</text:p>
          </table:table-cell>
          <table:table-cell table:formula="of:=[.D95]-[.D83]" office:value-type="float" office:value="8250" calcext:value-type="float">
            <text:p>8250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85:.B96])" office:value-type="float" office:value="16692.1774457016" calcext:value-type="float">
            <text:p>16692,1774457016</text:p>
          </table:table-cell>
          <table:table-cell table:formula="of:=AVERAGE([.B85:.B96])" office:value-type="float" office:value="107916.666666667" calcext:value-type="float">
            <text:p>107916,666666667</text:p>
          </table:table-cell>
          <table:table-cell table:formula="of:=[.D96]-[.C96]" office:value-type="float" office:value="91224.4892209651" calcext:value-type="float">
            <text:p>91224,4892209651</text:p>
          </table:table-cell>
          <table:table-cell table:formula="of:=[.D96]-[.D84]" office:value-type="float" office:value="4916.66666666666" calcext:value-type="float">
            <text:p>4916,66666666666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86:.B97])" office:value-type="float" office:value="17145.5445224028" calcext:value-type="float">
            <text:p>17145,5445224028</text:p>
          </table:table-cell>
          <table:table-cell table:formula="of:=AVERAGE([.B86:.B97])" office:value-type="float" office:value="105833.333333333" calcext:value-type="float">
            <text:p>105833,333333333</text:p>
          </table:table-cell>
          <table:table-cell table:formula="of:=[.D97]-[.C97]" office:value-type="float" office:value="88687.7888109305" calcext:value-type="float">
            <text:p>88687,7888109305</text:p>
          </table:table-cell>
          <table:table-cell table:formula="of:=[.D97]-[.D85]" office:value-type="float" office:value="666.666666666672" calcext:value-type="float">
            <text:p>666,666666666672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02000" calcext:value-type="float">
            <text:p>102000</text:p>
          </table:table-cell>
          <table:table-cell table:formula="of:=COM.MICROSOFT.STDEV.S([.B87:.B98])" office:value-type="float" office:value="16864.8819273733" calcext:value-type="float">
            <text:p>16864,8819273733</text:p>
          </table:table-cell>
          <table:table-cell table:formula="of:=AVERAGE([.B87:.B98])" office:value-type="float" office:value="104666.666666667" calcext:value-type="float">
            <text:p>104666,666666667</text:p>
          </table:table-cell>
          <table:table-cell table:formula="of:=[.D98]-[.C98]" office:value-type="float" office:value="87801.7847392934" calcext:value-type="float">
            <text:p>87801,7847392934</text:p>
          </table:table-cell>
          <table:table-cell table:formula="of:=[.D98]-[.D86]" office:value-type="float" office:value="-1333.33333333334" calcext:value-type="float">
            <text:p>-1333,33333333334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88:.B99])" office:value-type="float" office:value="17007.1286301487" calcext:value-type="float">
            <text:p>17007,1286301487</text:p>
          </table:table-cell>
          <table:table-cell table:formula="of:=AVERAGE([.B88:.B99])" office:value-type="float" office:value="104166.666666667" calcext:value-type="float">
            <text:p>104166,666666667</text:p>
          </table:table-cell>
          <table:table-cell table:formula="of:=[.D99]-[.C99]" office:value-type="float" office:value="87159.538036518" calcext:value-type="float">
            <text:p>87159,538036518</text:p>
          </table:table-cell>
          <table:table-cell table:formula="of:=[.D99]-[.D87]" office:value-type="float" office:value="-2500" calcext:value-type="float">
            <text:p>-25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89:.B100])" office:value-type="float" office:value="8850.61203156784" calcext:value-type="float">
            <text:p>8850,61203156784</text:p>
          </table:table-cell>
          <table:table-cell table:formula="of:=AVERAGE([.B89:.B100])" office:value-type="float" office:value="99166.6666666667" calcext:value-type="float">
            <text:p>99166,6666666667</text:p>
          </table:table-cell>
          <table:table-cell table:formula="of:=[.D100]-[.C100]" office:value-type="float" office:value="90316.0546350988" calcext:value-type="float">
            <text:p>90316,0546350988</text:p>
          </table:table-cell>
          <table:table-cell table:formula="of:=[.D100]-[.D88]" office:value-type="float" office:value="-13083.3333333333" calcext:value-type="float">
            <text:p>-13083,333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28000" calcext:value-type="float">
            <text:p>128000</text:p>
          </table:table-cell>
          <table:table-cell table:formula="of:=COM.MICROSOFT.STDEV.S([.B90:.B101])" office:value-type="float" office:value="10497.8352746909" calcext:value-type="float">
            <text:p>10497,8352746909</text:p>
          </table:table-cell>
          <table:table-cell table:formula="of:=AVERAGE([.B90:.B101])" office:value-type="float" office:value="99750" calcext:value-type="float">
            <text:p>99750</text:p>
          </table:table-cell>
          <table:table-cell table:formula="of:=[.D101]-[.C101]" office:value-type="float" office:value="89252.1647253091" calcext:value-type="float">
            <text:p>89252,1647253091</text:p>
          </table:table-cell>
          <table:table-cell table:formula="of:=[.D101]-[.D89]" office:value-type="float" office:value="-13000" calcext:value-type="float">
            <text:p>-1300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91:.B102])" office:value-type="float" office:value="10492.0604903581" calcext:value-type="float">
            <text:p>10492,0604903581</text:p>
          </table:table-cell>
          <table:table-cell table:formula="of:=AVERAGE([.B91:.B102])" office:value-type="float" office:value="100416.666666667" calcext:value-type="float">
            <text:p>100416,666666667</text:p>
          </table:table-cell>
          <table:table-cell table:formula="of:=[.D102]-[.C102]" office:value-type="float" office:value="89924.6061763086" calcext:value-type="float">
            <text:p>89924,6061763086</text:p>
          </table:table-cell>
          <table:table-cell table:formula="of:=[.D102]-[.D90]" office:value-type="float" office:value="-11833.3333333333" calcext:value-type="float">
            <text:p>-11833,333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92:.B103])" office:value-type="float" office:value="10171.2607603259" calcext:value-type="float">
            <text:p>10171,2607603259</text:p>
          </table:table-cell>
          <table:table-cell table:formula="of:=AVERAGE([.B92:.B103])" office:value-type="float" office:value="100000" calcext:value-type="float">
            <text:p>100000</text:p>
          </table:table-cell>
          <table:table-cell table:formula="of:=[.D103]-[.C103]" office:value-type="float" office:value="89828.7392396741" calcext:value-type="float">
            <text:p>89828,7392396741</text:p>
          </table:table-cell>
          <table:table-cell table:formula="of:=[.D103]-[.D91]" office:value-type="float" office:value="-12250" calcext:value-type="float">
            <text:p>-12250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93:.B104])" office:value-type="float" office:value="9995.45351192685" calcext:value-type="float">
            <text:p>9995,45351192685</text:p>
          </table:table-cell>
          <table:table-cell table:formula="of:=AVERAGE([.B93:.B104])" office:value-type="float" office:value="100500" calcext:value-type="float">
            <text:p>100500</text:p>
          </table:table-cell>
          <table:table-cell table:formula="of:=[.D104]-[.C104]" office:value-type="float" office:value="90504.5464880731" calcext:value-type="float">
            <text:p>90504,5464880731</text:p>
          </table:table-cell>
          <table:table-cell table:formula="of:=[.D104]-[.D92]" office:value-type="float" office:value="-10416.6666666667" calcext:value-type="float">
            <text:p>-10416,666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94:.B105])" office:value-type="float" office:value="11610.7969606141" calcext:value-type="float">
            <text:p>11610,7969606141</text:p>
          </table:table-cell>
          <table:table-cell table:formula="of:=AVERAGE([.B94:.B105])" office:value-type="float" office:value="101916.666666667" calcext:value-type="float">
            <text:p>101916,666666667</text:p>
          </table:table-cell>
          <table:table-cell table:formula="of:=[.D105]-[.C105]" office:value-type="float" office:value="90305.8697060525" calcext:value-type="float">
            <text:p>90305,8697060525</text:p>
          </table:table-cell>
          <table:table-cell table:formula="of:=[.D105]-[.D93]" office:value-type="float" office:value="-8250" calcext:value-type="float">
            <text:p>-8250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95:.B106])" office:value-type="float" office:value="11412.3803057217" calcext:value-type="float">
            <text:p>11412,3803057217</text:p>
          </table:table-cell>
          <table:table-cell table:formula="of:=AVERAGE([.B95:.B106])" office:value-type="float" office:value="102666.666666667" calcext:value-type="float">
            <text:p>102666,666666667</text:p>
          </table:table-cell>
          <table:table-cell table:formula="of:=[.D106]-[.C106]" office:value-type="float" office:value="91254.286360945" calcext:value-type="float">
            <text:p>91254,286360945</text:p>
          </table:table-cell>
          <table:table-cell table:formula="of:=[.D106]-[.D94]" office:value-type="float" office:value="-7166.66666666667" calcext:value-type="float">
            <text:p>-7166,66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7000" calcext:value-type="float">
            <text:p>97000</text:p>
          </table:table-cell>
          <table:table-cell table:formula="of:=COM.MICROSOFT.STDEV.S([.B96:.B107])" office:value-type="float" office:value="11304.3300901857" calcext:value-type="float">
            <text:p>11304,3300901857</text:p>
          </table:table-cell>
          <table:table-cell table:formula="of:=AVERAGE([.B96:.B107])" office:value-type="float" office:value="102833.333333333" calcext:value-type="float">
            <text:p>102833,333333333</text:p>
          </table:table-cell>
          <table:table-cell table:formula="of:=[.D107]-[.C107]" office:value-type="float" office:value="91529.0032431476" calcext:value-type="float">
            <text:p>91529,0032431476</text:p>
          </table:table-cell>
          <table:table-cell table:formula="of:=[.D107]-[.D95]" office:value-type="float" office:value="-6750" calcext:value-type="float">
            <text:p>-6750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05000" calcext:value-type="float">
            <text:p>105000</text:p>
          </table:table-cell>
          <table:table-cell table:formula="of:=COM.MICROSOFT.STDEV.S([.B97:.B108])" office:value-type="float" office:value="10963.7833549622" calcext:value-type="float">
            <text:p>10963,7833549622</text:p>
          </table:table-cell>
          <table:table-cell table:formula="of:=AVERAGE([.B97:.B108])" office:value-type="float" office:value="103750" calcext:value-type="float">
            <text:p>103750</text:p>
          </table:table-cell>
          <table:table-cell table:formula="of:=[.D108]-[.C108]" office:value-type="float" office:value="92786.2166450378" calcext:value-type="float">
            <text:p>92786,2166450378</text:p>
          </table:table-cell>
          <table:table-cell table:formula="of:=[.D108]-[.D96]" office:value-type="float" office:value="-4166.66666666666" calcext:value-type="float">
            <text:p>-4166,66666666666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94000" calcext:value-type="float">
            <text:p>94000</text:p>
          </table:table-cell>
          <table:table-cell table:formula="of:=COM.MICROSOFT.STDEV.S([.B98:.B109])" office:value-type="float" office:value="10677.0782520313" calcext:value-type="float">
            <text:p>10677,0782520313</text:p>
          </table:table-cell>
          <table:table-cell table:formula="of:=AVERAGE([.B98:.B109])" office:value-type="float" office:value="104000" calcext:value-type="float">
            <text:p>104000</text:p>
          </table:table-cell>
          <table:table-cell table:formula="of:=[.D109]-[.C109]" office:value-type="float" office:value="93322.9217479687" calcext:value-type="float">
            <text:p>93322,9217479687</text:p>
          </table:table-cell>
          <table:table-cell table:formula="of:=[.D109]-[.D97]" office:value-type="float" office:value="-1833.33333333333" calcext:value-type="float">
            <text:p>-1833,333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99:.B110])" office:value-type="float" office:value="12011.0428987308" calcext:value-type="float">
            <text:p>12011,0428987308</text:p>
          </table:table-cell>
          <table:table-cell table:formula="of:=AVERAGE([.B99:.B110])" office:value-type="float" office:value="102583.333333333" calcext:value-type="float">
            <text:p>102583,333333333</text:p>
          </table:table-cell>
          <table:table-cell table:formula="of:=[.D110]-[.C110]" office:value-type="float" office:value="90572.2904346025" calcext:value-type="float">
            <text:p>90572,2904346025</text:p>
          </table:table-cell>
          <table:table-cell table:formula="of:=[.D110]-[.D98]" office:value-type="float" office:value="-2083.33333333333" calcext:value-type="float">
            <text:p>-2083,33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98000" calcext:value-type="float">
            <text:p>98000</text:p>
          </table:table-cell>
          <table:table-cell table:formula="of:=COM.MICROSOFT.STDEV.S([.B100:.B111])" office:value-type="float" office:value="11972.1899973786" calcext:value-type="float">
            <text:p>11972,1899973786</text:p>
          </table:table-cell>
          <table:table-cell table:formula="of:=AVERAGE([.B100:.B111])" office:value-type="float" office:value="102666.666666667" calcext:value-type="float">
            <text:p>102666,666666667</text:p>
          </table:table-cell>
          <table:table-cell table:formula="of:=[.D111]-[.C111]" office:value-type="float" office:value="90694.476669288" calcext:value-type="float">
            <text:p>90694,476669288</text:p>
          </table:table-cell>
          <table:table-cell table:formula="of:=[.D111]-[.D99]" office:value-type="float" office:value="-1500" calcext:value-type="float">
            <text:p>-1500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101:.B112])" office:value-type="float" office:value="12437.7236541487" calcext:value-type="float">
            <text:p>12437,7236541487</text:p>
          </table:table-cell>
          <table:table-cell table:formula="of:=AVERAGE([.B101:.B112])" office:value-type="float" office:value="105166.666666667" calcext:value-type="float">
            <text:p>105166,666666667</text:p>
          </table:table-cell>
          <table:table-cell table:formula="of:=[.D112]-[.C112]" office:value-type="float" office:value="92728.943012518" calcext:value-type="float">
            <text:p>92728,943012518</text:p>
          </table:table-cell>
          <table:table-cell table:formula="of:=[.D112]-[.D100]" office:value-type="float" office:value="6000" calcext:value-type="float">
            <text:p>6000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102:.B113])" office:value-type="float" office:value="10402.1413879328" calcext:value-type="float">
            <text:p>10402,1413879328</text:p>
          </table:table-cell>
          <table:table-cell table:formula="of:=AVERAGE([.B102:.B113])" office:value-type="float" office:value="103750" calcext:value-type="float">
            <text:p>103750</text:p>
          </table:table-cell>
          <table:table-cell table:formula="of:=[.D113]-[.C113]" office:value-type="float" office:value="93347.8586120672" calcext:value-type="float">
            <text:p>93347,8586120672</text:p>
          </table:table-cell>
          <table:table-cell table:formula="of:=[.D113]-[.D101]" office:value-type="float" office:value="4000" calcext:value-type="float">
            <text:p>4000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103:.B114])" office:value-type="float" office:value="10402.1413879328" calcext:value-type="float">
            <text:p>10402,1413879328</text:p>
          </table:table-cell>
          <table:table-cell table:formula="of:=AVERAGE([.B103:.B114])" office:value-type="float" office:value="103750" calcext:value-type="float">
            <text:p>103750</text:p>
          </table:table-cell>
          <table:table-cell table:formula="of:=[.D114]-[.C114]" office:value-type="float" office:value="93347.8586120672" calcext:value-type="float">
            <text:p>93347,8586120672</text:p>
          </table:table-cell>
          <table:table-cell table:formula="of:=[.D114]-[.D102]" office:value-type="float" office:value="3333.33333333334" calcext:value-type="float">
            <text:p>3333,33333333334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20000" calcext:value-type="float">
            <text:p>120000</text:p>
          </table:table-cell>
          <table:table-cell table:formula="of:=COM.MICROSOFT.STDEV.S([.B104:.B115])" office:value-type="float" office:value="11417.6896245973" calcext:value-type="float">
            <text:p>11417,6896245973</text:p>
          </table:table-cell>
          <table:table-cell table:formula="of:=AVERAGE([.B104:.B115])" office:value-type="float" office:value="105000" calcext:value-type="float">
            <text:p>105000</text:p>
          </table:table-cell>
          <table:table-cell table:formula="of:=[.D115]-[.C115]" office:value-type="float" office:value="93582.3103754027" calcext:value-type="float">
            <text:p>93582,3103754027</text:p>
          </table:table-cell>
          <table:table-cell table:formula="of:=[.D115]-[.D103]" office:value-type="float" office:value="5000" calcext:value-type="float">
            <text:p>5000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105:.B116])" office:value-type="float" office:value="11956.9936426218" calcext:value-type="float">
            <text:p>11956,9936426218</text:p>
          </table:table-cell>
          <table:table-cell table:formula="of:=AVERAGE([.B105:.B116])" office:value-type="float" office:value="104333.333333333" calcext:value-type="float">
            <text:p>104333,333333333</text:p>
          </table:table-cell>
          <table:table-cell table:formula="of:=[.D116]-[.C116]" office:value-type="float" office:value="92376.3396907116" calcext:value-type="float">
            <text:p>92376,3396907116</text:p>
          </table:table-cell>
          <table:table-cell table:formula="of:=[.D116]-[.D104]" office:value-type="float" office:value="3833.33333333333" calcext:value-type="float">
            <text:p>3833,3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15000" calcext:value-type="float">
            <text:p>115000</text:p>
          </table:table-cell>
          <table:table-cell table:formula="of:=COM.MICROSOFT.STDEV.S([.B106:.B117])" office:value-type="float" office:value="11304.3300901857" calcext:value-type="float">
            <text:p>11304,3300901857</text:p>
          </table:table-cell>
          <table:table-cell table:formula="of:=AVERAGE([.B106:.B117])" office:value-type="float" office:value="103833.333333333" calcext:value-type="float">
            <text:p>103833,333333333</text:p>
          </table:table-cell>
          <table:table-cell table:formula="of:=[.D117]-[.C117]" office:value-type="float" office:value="92529.0032431476" calcext:value-type="float">
            <text:p>92529,0032431476</text:p>
          </table:table-cell>
          <table:table-cell table:formula="of:=[.D117]-[.D105]" office:value-type="float" office:value="1916.66666666667" calcext:value-type="float">
            <text:p>1916,6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10000" calcext:value-type="float">
            <text:p>110000</text:p>
          </table:table-cell>
          <table:table-cell table:formula="of:=COM.MICROSOFT.STDEV.S([.B107:.B118])" office:value-type="float" office:value="11444.1992716702" calcext:value-type="float">
            <text:p>11444,1992716702</text:p>
          </table:table-cell>
          <table:table-cell table:formula="of:=AVERAGE([.B107:.B118])" office:value-type="float" office:value="104333.333333333" calcext:value-type="float">
            <text:p>104333,333333333</text:p>
          </table:table-cell>
          <table:table-cell table:formula="of:=[.D118]-[.C118]" office:value-type="float" office:value="92889.1340616631" calcext:value-type="float">
            <text:p>92889,1340616631</text:p>
          </table:table-cell>
          <table:table-cell table:formula="of:=[.D118]-[.D106]" office:value-type="float" office:value="1666.66666666667" calcext:value-type="float">
            <text:p>1666,66666666667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108:.B119])" office:value-type="float" office:value="11301.3139488157" calcext:value-type="float">
            <text:p>11301,3139488157</text:p>
          </table:table-cell>
          <table:table-cell table:formula="of:=AVERAGE([.B108:.B119])" office:value-type="float" office:value="104583.333333333" calcext:value-type="float">
            <text:p>104583,333333333</text:p>
          </table:table-cell>
          <table:table-cell table:formula="of:=[.D119]-[.C119]" office:value-type="float" office:value="93282.0193845176" calcext:value-type="float">
            <text:p>93282,0193845176</text:p>
          </table:table-cell>
          <table:table-cell table:formula="of:=[.D119]-[.D107]" office:value-type="float" office:value="1750" calcext:value-type="float">
            <text:p>1750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109:.B120])" office:value-type="float" office:value="11866.6836908288" calcext:value-type="float">
            <text:p>11866,6836908288</text:p>
          </table:table-cell>
          <table:table-cell table:formula="of:=AVERAGE([.B109:.B120])" office:value-type="float" office:value="103500" calcext:value-type="float">
            <text:p>103500</text:p>
          </table:table-cell>
          <table:table-cell table:formula="of:=[.D120]-[.C120]" office:value-type="float" office:value="91633.3163091712" calcext:value-type="float">
            <text:p>91633,3163091712</text:p>
          </table:table-cell>
          <table:table-cell table:formula="of:=[.D120]-[.D108]" office:value-type="float" office:value="-250" calcext:value-type="float">
            <text:p>-250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110:.B121])" office:value-type="float" office:value="11797.213332997" calcext:value-type="float">
            <text:p>11797,213332997</text:p>
          </table:table-cell>
          <table:table-cell table:formula="of:=AVERAGE([.B110:.B121])" office:value-type="float" office:value="103583.333333333" calcext:value-type="float">
            <text:p>103583,333333333</text:p>
          </table:table-cell>
          <table:table-cell table:formula="of:=[.D121]-[.C121]" office:value-type="float" office:value="91786.1200003363" calcext:value-type="float">
            <text:p>91786,1200003363</text:p>
          </table:table-cell>
          <table:table-cell table:formula="of:=[.D121]-[.D109]" office:value-type="float" office:value="-416.666666666672" calcext:value-type="float">
            <text:p>-416,666666666672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111:.B122])" office:value-type="float" office:value="10273.5317464567" calcext:value-type="float">
            <text:p>10273,5317464567</text:p>
          </table:table-cell>
          <table:table-cell table:formula="of:=AVERAGE([.B111:.B122])" office:value-type="float" office:value="105500" calcext:value-type="float">
            <text:p>105500</text:p>
          </table:table-cell>
          <table:table-cell table:formula="of:=[.D122]-[.C122]" office:value-type="float" office:value="95226.4682535433" calcext:value-type="float">
            <text:p>95226,4682535433</text:p>
          </table:table-cell>
          <table:table-cell table:formula="of:=[.D122]-[.D110]" office:value-type="float" office:value="2916.66666666667" calcext:value-type="float">
            <text:p>2916,66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112:.B123])" office:value-type="float" office:value="14803.766924385" calcext:value-type="float">
            <text:p>14803,766924385</text:p>
          </table:table-cell>
          <table:table-cell table:formula="of:=AVERAGE([.B112:.B123])" office:value-type="float" office:value="109333.333333333" calcext:value-type="float">
            <text:p>109333,333333333</text:p>
          </table:table-cell>
          <table:table-cell table:formula="of:=[.D123]-[.C123]" office:value-type="float" office:value="94529.5664089483" calcext:value-type="float">
            <text:p>94529,5664089483</text:p>
          </table:table-cell>
          <table:table-cell table:formula="of:=[.D123]-[.D111]" office:value-type="float" office:value="6666.66666666667" calcext:value-type="float">
            <text:p>6666,66666666667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113:.B124])" office:value-type="float" office:value="14355.6028550992" calcext:value-type="float">
            <text:p>14355,6028550992</text:p>
          </table:table-cell>
          <table:table-cell table:formula="of:=AVERAGE([.B113:.B124])" office:value-type="float" office:value="108083.333333333" calcext:value-type="float">
            <text:p>108083,333333333</text:p>
          </table:table-cell>
          <table:table-cell table:formula="of:=[.D124]-[.C124]" office:value-type="float" office:value="93727.7304782341" calcext:value-type="float">
            <text:p>93727,7304782341</text:p>
          </table:table-cell>
          <table:table-cell table:formula="of:=[.D124]-[.D112]" office:value-type="float" office:value="2916.66666666667" calcext:value-type="float">
            <text:p>2916,666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13000" calcext:value-type="float">
            <text:p>113000</text:p>
          </table:table-cell>
          <table:table-cell table:formula="of:=COM.MICROSOFT.STDEV.S([.B114:.B125])" office:value-type="float" office:value="14404.0713941327" calcext:value-type="float">
            <text:p>14404,0713941327</text:p>
          </table:table-cell>
          <table:table-cell table:formula="of:=AVERAGE([.B114:.B125])" office:value-type="float" office:value="108250" calcext:value-type="float">
            <text:p>108250</text:p>
          </table:table-cell>
          <table:table-cell table:formula="of:=[.D125]-[.C125]" office:value-type="float" office:value="93845.9286058673" calcext:value-type="float">
            <text:p>93845,9286058673</text:p>
          </table:table-cell>
          <table:table-cell table:formula="of:=[.D125]-[.D113]" office:value-type="float" office:value="4500" calcext:value-type="float">
            <text:p>4500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86000" calcext:value-type="float">
            <text:p>86000</text:p>
          </table:table-cell>
          <table:table-cell table:formula="of:=COM.MICROSOFT.STDEV.S([.B115:.B126])" office:value-type="float" office:value="15760.2780316961" calcext:value-type="float">
            <text:p>15760,2780316961</text:p>
          </table:table-cell>
          <table:table-cell table:formula="of:=AVERAGE([.B115:.B126])" office:value-type="float" office:value="106750" calcext:value-type="float">
            <text:p>106750</text:p>
          </table:table-cell>
          <table:table-cell table:formula="of:=[.D126]-[.C126]" office:value-type="float" office:value="90989.7219683039" calcext:value-type="float">
            <text:p>90989,7219683039</text:p>
          </table:table-cell>
          <table:table-cell table:formula="of:=[.D126]-[.D114]" office:value-type="float" office:value="3000" calcext:value-type="float">
            <text:p>3000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000" calcext:value-type="float">
            <text:p>91000</text:p>
          </table:table-cell>
          <table:table-cell table:formula="of:=COM.MICROSOFT.STDEV.S([.B116:.B127])" office:value-type="float" office:value="15767.2464497153" calcext:value-type="float">
            <text:p>15767,2464497153</text:p>
          </table:table-cell>
          <table:table-cell table:formula="of:=AVERAGE([.B116:.B127])" office:value-type="float" office:value="104333.333333333" calcext:value-type="float">
            <text:p>104333,333333333</text:p>
          </table:table-cell>
          <table:table-cell table:formula="of:=[.D127]-[.C127]" office:value-type="float" office:value="88566.086883618" calcext:value-type="float">
            <text:p>88566,086883618</text:p>
          </table:table-cell>
          <table:table-cell table:formula="of:=[.D127]-[.D115]" office:value-type="float" office:value="-666.666666666672" calcext:value-type="float">
            <text:p>-666,666666666672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07000" calcext:value-type="float">
            <text:p>107000</text:p>
          </table:table-cell>
          <table:table-cell table:formula="of:=COM.MICROSOFT.STDEV.S([.B117:.B128])" office:value-type="float" office:value="15287.8938042393" calcext:value-type="float">
            <text:p>15287,8938042393</text:p>
          </table:table-cell>
          <table:table-cell table:formula="of:=AVERAGE([.B117:.B128])" office:value-type="float" office:value="105583.333333333" calcext:value-type="float">
            <text:p>105583,333333333</text:p>
          </table:table-cell>
          <table:table-cell table:formula="of:=[.D128]-[.C128]" office:value-type="float" office:value="90295.4395290941" calcext:value-type="float">
            <text:p>90295,4395290941</text:p>
          </table:table-cell>
          <table:table-cell table:formula="of:=[.D128]-[.D116]"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118:.B129])" office:value-type="float" office:value="21275.0743330966" calcext:value-type="float">
            <text:p>21275,0743330966</text:p>
          </table:table-cell>
          <table:table-cell table:formula="of:=AVERAGE([.B118:.B129])" office:value-type="float" office:value="109083.333333333" calcext:value-type="float">
            <text:p>109083,333333333</text:p>
          </table:table-cell>
          <table:table-cell table:formula="of:=[.D129]-[.C129]" office:value-type="float" office:value="87808.2590002367" calcext:value-type="float">
            <text:p>87808,2590002367</text:p>
          </table:table-cell>
          <table:table-cell table:formula="of:=[.D129]-[.D117]" office:value-type="float" office:value="5250" calcext:value-type="float">
            <text:p>5250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119:.B130])" office:value-type="float" office:value="23550.5581224477" calcext:value-type="float">
            <text:p>23550,5581224477</text:p>
          </table:table-cell>
          <table:table-cell table:formula="of:=AVERAGE([.B119:.B130])" office:value-type="float" office:value="111916.666666667" calcext:value-type="float">
            <text:p>111916,666666667</text:p>
          </table:table-cell>
          <table:table-cell table:formula="of:=[.D130]-[.C130]" office:value-type="float" office:value="88366.108544219" calcext:value-type="float">
            <text:p>88366,108544219</text:p>
          </table:table-cell>
          <table:table-cell table:formula="of:=[.D130]-[.D118]" office:value-type="float" office:value="7583.33333333333" calcext:value-type="float">
            <text:p>7583,3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04000" calcext:value-type="float">
            <text:p>104000</text:p>
          </table:table-cell>
          <table:table-cell table:formula="of:=COM.MICROSOFT.STDEV.S([.B120:.B131])" office:value-type="float" office:value="23394.3466364302" calcext:value-type="float">
            <text:p>23394,3466364302</text:p>
          </table:table-cell>
          <table:table-cell table:formula="of:=AVERAGE([.B120:.B131])" office:value-type="float" office:value="112250" calcext:value-type="float">
            <text:p>112250</text:p>
          </table:table-cell>
          <table:table-cell table:formula="of:=[.D131]-[.C131]" office:value-type="float" office:value="88855.6533635698" calcext:value-type="float">
            <text:p>88855,6533635698</text:p>
          </table:table-cell>
          <table:table-cell table:formula="of:=[.D131]-[.D119]" office:value-type="float" office:value="7666.66666666667" calcext:value-type="float">
            <text:p>7666,666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121:.B132])" office:value-type="float" office:value="23106.3089902199" calcext:value-type="float">
            <text:p>23106,3089902199</text:p>
          </table:table-cell>
          <table:table-cell table:formula="of:=AVERAGE([.B121:.B132])" office:value-type="float" office:value="112583.333333333" calcext:value-type="float">
            <text:p>112583,333333333</text:p>
          </table:table-cell>
          <table:table-cell table:formula="of:=[.D132]-[.C132]" office:value-type="float" office:value="89477.0243431135" calcext:value-type="float">
            <text:p>89477,0243431135</text:p>
          </table:table-cell>
          <table:table-cell table:formula="of:=[.D132]-[.D120]" office:value-type="float" office:value="9083.33333333333" calcext:value-type="float">
            <text:p>9083,333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122:.B133])" office:value-type="float" office:value="24392.4665469162" calcext:value-type="float">
            <text:p>24392,4665469162</text:p>
          </table:table-cell>
          <table:table-cell table:formula="of:=AVERAGE([.B122:.B133])" office:value-type="float" office:value="111416.666666667" calcext:value-type="float">
            <text:p>111416,666666667</text:p>
          </table:table-cell>
          <table:table-cell table:formula="of:=[.D133]-[.C133]" office:value-type="float" office:value="87024.2001197505" calcext:value-type="float">
            <text:p>87024,2001197505</text:p>
          </table:table-cell>
          <table:table-cell table:formula="of:=[.D133]-[.D121]" office:value-type="float" office:value="7833.33333333333" calcext:value-type="float">
            <text:p>7833,333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82000" calcext:value-type="float">
            <text:p>82000</text:p>
          </table:table-cell>
          <table:table-cell table:formula="of:=COM.MICROSOFT.STDEV.S([.B123:.B134])" office:value-type="float" office:value="25835.581524852" calcext:value-type="float">
            <text:p>25835,581524852</text:p>
          </table:table-cell>
          <table:table-cell table:formula="of:=AVERAGE([.B123:.B134])" office:value-type="float" office:value="109250" calcext:value-type="float">
            <text:p>109250</text:p>
          </table:table-cell>
          <table:table-cell table:formula="of:=[.D134]-[.C134]" office:value-type="float" office:value="83414.418475148" calcext:value-type="float">
            <text:p>83414,418475148</text:p>
          </table:table-cell>
          <table:table-cell table:formula="of:=[.D134]-[.D122]" office:value-type="float" office:value="3750" calcext:value-type="float">
            <text:p>3750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80000" calcext:value-type="float">
            <text:p>80000</text:p>
          </table:table-cell>
          <table:table-cell table:formula="of:=COM.MICROSOFT.STDEV.S([.B124:.B135])" office:value-type="float" office:value="24585.5032427032" calcext:value-type="float">
            <text:p>24585,5032427032</text:p>
          </table:table-cell>
          <table:table-cell table:formula="of:=AVERAGE([.B124:.B135])" office:value-type="float" office:value="103916.666666667" calcext:value-type="float">
            <text:p>103916,666666667</text:p>
          </table:table-cell>
          <table:table-cell table:formula="of:=[.D135]-[.C135]" office:value-type="float" office:value="79331.1634239635" calcext:value-type="float">
            <text:p>79331,1634239635</text:p>
          </table:table-cell>
          <table:table-cell table:formula="of:=[.D135]-[.D123]" office:value-type="float" office:value="-5416.66666666667" calcext:value-type="float">
            <text:p>-5416,66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125:.B136])" office:value-type="float" office:value="25164.3085389292" calcext:value-type="float">
            <text:p>25164,3085389292</text:p>
          </table:table-cell>
          <table:table-cell table:formula="of:=AVERAGE([.B125:.B136])" office:value-type="float" office:value="102166.666666667" calcext:value-type="float">
            <text:p>102166,666666667</text:p>
          </table:table-cell>
          <table:table-cell table:formula="of:=[.D136]-[.C136]" office:value-type="float" office:value="77002.3581277375" calcext:value-type="float">
            <text:p>77002,3581277375</text:p>
          </table:table-cell>
          <table:table-cell table:formula="of:=[.D136]-[.D124]" office:value-type="float" office:value="-5916.66666666667" calcext:value-type="float">
            <text:p>-5916,6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126:.B137])" office:value-type="float" office:value="25178.7548732994" calcext:value-type="float">
            <text:p>25178,7548732994</text:p>
          </table:table-cell>
          <table:table-cell table:formula="of:=AVERAGE([.B126:.B137])" office:value-type="float" office:value="100166.666666667" calcext:value-type="float">
            <text:p>100166,666666667</text:p>
          </table:table-cell>
          <table:table-cell table:formula="of:=[.D137]-[.C137]" office:value-type="float" office:value="74987.9117933673" calcext:value-type="float">
            <text:p>74987,9117933673</text:p>
          </table:table-cell>
          <table:table-cell table:formula="of:=[.D137]-[.D125]" office:value-type="float" office:value="-8083.33333333334" calcext:value-type="float">
            <text:p>-8083,33333333334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89000" calcext:value-type="float">
            <text:p>89000</text:p>
          </table:table-cell>
          <table:table-cell table:formula="of:=COM.MICROSOFT.STDEV.S([.B127:.B138])" office:value-type="float" office:value="25039.8167773333" calcext:value-type="float">
            <text:p>25039,8167773333</text:p>
          </table:table-cell>
          <table:table-cell table:formula="of:=AVERAGE([.B127:.B138])" office:value-type="float" office:value="100416.666666667" calcext:value-type="float">
            <text:p>100416,666666667</text:p>
          </table:table-cell>
          <table:table-cell table:formula="of:=[.D138]-[.C138]" office:value-type="float" office:value="75376.8498893333" calcext:value-type="float">
            <text:p>75376,8498893333</text:p>
          </table:table-cell>
          <table:table-cell table:formula="of:=[.D138]-[.D126]" office:value-type="float" office:value="-6333.33333333334" calcext:value-type="float">
            <text:p>-6333,33333333334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128:.B139])" office:value-type="float" office:value="35080.3190960229" calcext:value-type="float">
            <text:p>35080,3190960229</text:p>
          </table:table-cell>
          <table:table-cell table:formula="of:=AVERAGE([.B128:.B139])" office:value-type="float" office:value="108416.666666667" calcext:value-type="float">
            <text:p>108416,666666667</text:p>
          </table:table-cell>
          <table:table-cell table:formula="of:=[.D139]-[.C139]" office:value-type="float" office:value="73336.3475706438" calcext:value-type="float">
            <text:p>73336,3475706438</text:p>
          </table:table-cell>
          <table:table-cell table:formula="of:=[.D139]-[.D127]" office:value-type="float" office:value="4083.33333333333" calcext:value-type="float">
            <text:p>4083,3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04000" calcext:value-type="float">
            <text:p>204000</text:p>
          </table:table-cell>
          <table:table-cell table:formula="of:=COM.MICROSOFT.STDEV.S([.B129:.B140])" office:value-type="float" office:value="44606.3591063794" calcext:value-type="float">
            <text:p>44606,3591063794</text:p>
          </table:table-cell>
          <table:table-cell table:formula="of:=AVERAGE([.B129:.B140])" office:value-type="float" office:value="116500" calcext:value-type="float">
            <text:p>116500</text:p>
          </table:table-cell>
          <table:table-cell table:formula="of:=[.D140]-[.C140]" office:value-type="float" office:value="71893.6408936206" calcext:value-type="float">
            <text:p>71893,6408936206</text:p>
          </table:table-cell>
          <table:table-cell table:formula="of:=[.D140]-[.D128]" office:value-type="float" office:value="10916.6666666667" calcext:value-type="float">
            <text:p>10916,66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3000" calcext:value-type="float">
            <text:p>73000</text:p>
          </table:table-cell>
          <table:table-cell table:formula="of:=COM.MICROSOFT.STDEV.S([.B130:.B141])" office:value-type="float" office:value="44262.645856092" calcext:value-type="float">
            <text:p>44262,645856092</text:p>
          </table:table-cell>
          <table:table-cell table:formula="of:=AVERAGE([.B130:.B141])" office:value-type="float" office:value="109500" calcext:value-type="float">
            <text:p>109500</text:p>
          </table:table-cell>
          <table:table-cell table:formula="of:=[.D141]-[.C141]" office:value-type="float" office:value="65237.354143908" calcext:value-type="float">
            <text:p>65237,354143908</text:p>
          </table:table-cell>
          <table:table-cell table:formula="of:=[.D141]-[.D129]" office:value-type="float" office:value="416.666666666672" calcext:value-type="float">
            <text:p>416,666666666672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131:.B142])" office:value-type="float" office:value="46421.243177901" calcext:value-type="float">
            <text:p>46421,243177901</text:p>
          </table:table-cell>
          <table:table-cell table:formula="of:=AVERAGE([.B131:.B142])" office:value-type="float" office:value="101250" calcext:value-type="float">
            <text:p>101250</text:p>
          </table:table-cell>
          <table:table-cell table:formula="of:=[.D142]-[.C142]" office:value-type="float" office:value="54828.756822099" calcext:value-type="float">
            <text:p>54828,756822099</text:p>
          </table:table-cell>
          <table:table-cell table:formula="of:=[.D142]-[.D130]" office:value-type="float" office:value="-10666.6666666667" calcext:value-type="float">
            <text:p>-10666,66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132:.B143])" office:value-type="float" office:value="48961.0234592969" calcext:value-type="float">
            <text:p>48961,0234592969</text:p>
          </table:table-cell>
          <table:table-cell table:formula="of:=AVERAGE([.B132:.B143])" office:value-type="float" office:value="96500" calcext:value-type="float">
            <text:p>96500</text:p>
          </table:table-cell>
          <table:table-cell table:formula="of:=[.D143]-[.C143]" office:value-type="float" office:value="47538.9765407031" calcext:value-type="float">
            <text:p>47538,9765407031</text:p>
          </table:table-cell>
          <table:table-cell table:formula="of:=[.D143]-[.D131]" office:value-type="float" office:value="-15750" calcext:value-type="float">
            <text:p>-15750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33:.B144])" office:value-type="float" office:value="51519.5608629883" calcext:value-type="float">
            <text:p>51519,5608629883</text:p>
          </table:table-cell>
          <table:table-cell table:formula="of:=AVERAGE([.B133:.B144])" office:value-type="float" office:value="91916.6666666667" calcext:value-type="float">
            <text:p>91916,6666666667</text:p>
          </table:table-cell>
          <table:table-cell table:formula="of:=[.D144]-[.C144]" office:value-type="float" office:value="40397.1058036784" calcext:value-type="float">
            <text:p>40397,1058036784</text:p>
          </table:table-cell>
          <table:table-cell table:formula="of:=[.D144]-[.D132]" office:value-type="float" office:value="-20666.6666666667" calcext:value-type="float">
            <text:p>-20666,6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134:.B145])" office:value-type="float" office:value="53793.0940706795" calcext:value-type="float">
            <text:p>53793,0940706795</text:p>
          </table:table-cell>
          <table:table-cell table:formula="of:=AVERAGE([.B134:.B145])" office:value-type="float" office:value="88333.3333333333" calcext:value-type="float">
            <text:p>88333,3333333333</text:p>
          </table:table-cell>
          <table:table-cell table:formula="of:=[.D145]-[.C145]" office:value-type="float" office:value="34540.2392626539" calcext:value-type="float">
            <text:p>34540,2392626539</text:p>
          </table:table-cell>
          <table:table-cell table:formula="of:=[.D145]-[.D133]" office:value-type="float" office:value="-23083.3333333333" calcext:value-type="float">
            <text:p>-23083,33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43000" calcext:value-type="float">
            <text:p>43000</text:p>
          </table:table-cell>
          <table:table-cell table:formula="of:=COM.MICROSOFT.STDEV.S([.B135:.B146])" office:value-type="float" office:value="55365.657772721" calcext:value-type="float">
            <text:p>55365,657772721</text:p>
          </table:table-cell>
          <table:table-cell table:formula="of:=AVERAGE([.B135:.B146])" office:value-type="float" office:value="85083.3333333333" calcext:value-type="float">
            <text:p>85083,3333333333</text:p>
          </table:table-cell>
          <table:table-cell table:formula="of:=[.D146]-[.C146]" office:value-type="float" office:value="29717.6755606123" calcext:value-type="float">
            <text:p>29717,6755606123</text:p>
          </table:table-cell>
          <table:table-cell table:formula="of:=[.D146]-[.D134]" office:value-type="float" office:value="-24166.6666666667" calcext:value-type="float">
            <text:p>-24166,6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136:.B147])" office:value-type="float" office:value="56950.2707046537" calcext:value-type="float">
            <text:p>56950,2707046537</text:p>
          </table:table-cell>
          <table:table-cell table:formula="of:=AVERAGE([.B136:.B147])" office:value-type="float" office:value="81666.6666666667" calcext:value-type="float">
            <text:p>81666,6666666667</text:p>
          </table:table-cell>
          <table:table-cell table:formula="of:=[.D147]-[.C147]" office:value-type="float" office:value="24716.395962013" calcext:value-type="float">
            <text:p>24716,395962013</text:p>
          </table:table-cell>
          <table:table-cell table:formula="of:=[.D147]-[.D135]" office:value-type="float" office:value="-22250" calcext:value-type="float">
            <text:p>-22250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137:.B148])" office:value-type="float" office:value="58063.3796863915" calcext:value-type="float">
            <text:p>58063,3796863915</text:p>
          </table:table-cell>
          <table:table-cell table:formula="of:=AVERAGE([.B137:.B148])" office:value-type="float" office:value="78083.3333333333" calcext:value-type="float">
            <text:p>78083,3333333333</text:p>
          </table:table-cell>
          <table:table-cell table:formula="of:=[.D148]-[.C148]" office:value-type="float" office:value="20019.9536469418" calcext:value-type="float">
            <text:p>20019,9536469418</text:p>
          </table:table-cell>
          <table:table-cell table:formula="of:=[.D148]-[.D136]" office:value-type="float" office:value="-24083.3333333333" calcext:value-type="float">
            <text:p>-24083,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138:.B149])" office:value-type="float" office:value="58171.1164400236" calcext:value-type="float">
            <text:p>58171,1164400236</text:p>
          </table:table-cell>
          <table:table-cell table:formula="of:=AVERAGE([.B138:.B149])" office:value-type="float" office:value="75666.6666666667" calcext:value-type="float">
            <text:p>75666,6666666667</text:p>
          </table:table-cell>
          <table:table-cell table:formula="of:=[.D149]-[.C149]" office:value-type="float" office:value="17495.550226643" calcext:value-type="float">
            <text:p>17495,550226643</text:p>
          </table:table-cell>
          <table:table-cell table:formula="of:=[.D149]-[.D137]" office:value-type="float" office:value="-24500" calcext:value-type="float">
            <text:p>-24500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139:.B150])" office:value-type="float" office:value="58681.6656102047" calcext:value-type="float">
            <text:p>58681,6656102047</text:p>
          </table:table-cell>
          <table:table-cell table:formula="of:=AVERAGE([.B139:.B150])" office:value-type="float" office:value="71916.6666666667" calcext:value-type="float">
            <text:p>71916,6666666667</text:p>
          </table:table-cell>
          <table:table-cell table:formula="of:=[.D150]-[.C150]" office:value-type="float" office:value="13235.001056462" calcext:value-type="float">
            <text:p>13235,001056462</text:p>
          </table:table-cell>
          <table:table-cell table:formula="of:=[.D150]-[.D138]" office:value-type="float" office:value="-28500" calcext:value-type="float">
            <text:p>-2850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40:.B151])" office:value-type="float" office:value="46292.4661715319" calcext:value-type="float">
            <text:p>46292,4661715319</text:p>
          </table:table-cell>
          <table:table-cell table:formula="of:=AVERAGE([.B140:.B151])" office:value-type="float" office:value="60416.6666666667" calcext:value-type="float">
            <text:p>60416,6666666667</text:p>
          </table:table-cell>
          <table:table-cell table:formula="of:=[.D151]-[.C151]" office:value-type="float" office:value="14124.2004951348" calcext:value-type="float">
            <text:p>14124,2004951348</text:p>
          </table:table-cell>
          <table:table-cell table:formula="of:=[.D151]-[.D139]" office:value-type="float" office:value="-48000" calcext:value-type="float">
            <text:p>-48000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41:.B152])" office:value-type="float" office:value="9928.15097680237" calcext:value-type="float">
            <text:p>9928,15097680237</text:p>
          </table:table-cell>
          <table:table-cell table:formula="of:=AVERAGE([.B141:.B152])" office:value-type="float" office:value="47250" calcext:value-type="float">
            <text:p>47250</text:p>
          </table:table-cell>
          <table:table-cell table:formula="of:=[.D152]-[.C152]" office:value-type="float" office:value="37321.8490231976" calcext:value-type="float">
            <text:p>37321,8490231976</text:p>
          </table:table-cell>
          <table:table-cell table:formula="of:=[.D152]-[.D140]" office:value-type="float" office:value="-69250" calcext:value-type="float">
            <text:p>-69250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142:.B153])" office:value-type="float" office:value="5913.51815501542" calcext:value-type="float">
            <text:p>5913,51815501542</text:p>
          </table:table-cell>
          <table:table-cell table:formula="of:=AVERAGE([.B142:.B153])" office:value-type="float" office:value="45333.3333333333" calcext:value-type="float">
            <text:p>45333,3333333333</text:p>
          </table:table-cell>
          <table:table-cell table:formula="of:=[.D153]-[.C153]" office:value-type="float" office:value="39419.8151783179" calcext:value-type="float">
            <text:p>39419,8151783179</text:p>
          </table:table-cell>
          <table:table-cell table:formula="of:=[.D153]-[.D141]" office:value-type="float" office:value="-64166.6666666667" calcext:value-type="float">
            <text:p>-64166,6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43:.B154])" office:value-type="float" office:value="6045.28366128956" calcext:value-type="float">
            <text:p>6045,28366128956</text:p>
          </table:table-cell>
          <table:table-cell table:formula="of:=AVERAGE([.B143:.B154])" office:value-type="float" office:value="45000" calcext:value-type="float">
            <text:p>45000</text:p>
          </table:table-cell>
          <table:table-cell table:formula="of:=[.D154]-[.C154]" office:value-type="float" office:value="38954.7163387104" calcext:value-type="float">
            <text:p>38954,7163387104</text:p>
          </table:table-cell>
          <table:table-cell table:formula="of:=[.D154]-[.D142]" office:value-type="float" office:value="-56250" calcext:value-type="float">
            <text:p>-56250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144:.B155])" office:value-type="float" office:value="6171.16952719121" calcext:value-type="float">
            <text:p>6171,16952719121</text:p>
          </table:table-cell>
          <table:table-cell table:formula="of:=AVERAGE([.B144:.B155])" office:value-type="float" office:value="44416.6666666667" calcext:value-type="float">
            <text:p>44416,6666666667</text:p>
          </table:table-cell>
          <table:table-cell table:formula="of:=[.D155]-[.C155]" office:value-type="float" office:value="38245.4971394755" calcext:value-type="float">
            <text:p>38245,4971394755</text:p>
          </table:table-cell>
          <table:table-cell table:formula="of:=[.D155]-[.D143]" office:value-type="float" office:value="-52083.3333333333" calcext:value-type="float">
            <text:p>-52083,33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68000" calcext:value-type="float">
            <text:p>68000</text:p>
          </table:table-cell>
          <table:table-cell table:formula="of:=COM.MICROSOFT.STDEV.S([.B145:.B156])" office:value-type="float" office:value="9058.73092991541" calcext:value-type="float">
            <text:p>9058,73092991541</text:p>
          </table:table-cell>
          <table:table-cell table:formula="of:=AVERAGE([.B145:.B156])" office:value-type="float" office:value="46666.6666666667" calcext:value-type="float">
            <text:p>46666,6666666667</text:p>
          </table:table-cell>
          <table:table-cell table:formula="of:=[.D156]-[.C156]" office:value-type="float" office:value="37607.9357367513" calcext:value-type="float">
            <text:p>37607,9357367513</text:p>
          </table:table-cell>
          <table:table-cell table:formula="of:=[.D156]-[.D144]" office:value-type="float" office:value="-45250" calcext:value-type="float">
            <text:p>-4525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41000" calcext:value-type="float">
            <text:p>41000</text:p>
          </table:table-cell>
          <table:table-cell table:formula="of:=COM.MICROSOFT.STDEV.S([.B146:.B157])" office:value-type="float" office:value="8836.47742787437" calcext:value-type="float">
            <text:p>8836,47742787437</text:p>
          </table:table-cell>
          <table:table-cell table:formula="of:=AVERAGE([.B146:.B157])" office:value-type="float" office:value="46916.6666666667" calcext:value-type="float">
            <text:p>46916,6666666667</text:p>
          </table:table-cell>
          <table:table-cell table:formula="of:=[.D157]-[.C157]" office:value-type="float" office:value="38080.1892387923" calcext:value-type="float">
            <text:p>38080,1892387923</text:p>
          </table:table-cell>
          <table:table-cell table:formula="of:=[.D157]-[.D145]" office:value-type="float" office:value="-41416.6666666667" calcext:value-type="float">
            <text:p>-41416,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44000" calcext:value-type="float">
            <text:p>44000</text:p>
          </table:table-cell>
          <table:table-cell table:formula="of:=COM.MICROSOFT.STDEV.S([.B147:.B158])" office:value-type="float" office:value="8800.82640747705" calcext:value-type="float">
            <text:p>8800,82640747705</text:p>
          </table:table-cell>
          <table:table-cell table:formula="of:=AVERAGE([.B147:.B158])" office:value-type="float" office:value="47000" calcext:value-type="float">
            <text:p>47000</text:p>
          </table:table-cell>
          <table:table-cell table:formula="of:=[.D158]-[.C158]" office:value-type="float" office:value="38199.1735925229" calcext:value-type="float">
            <text:p>38199,1735925229</text:p>
          </table:table-cell>
          <table:table-cell table:formula="of:=[.D158]-[.D146]" office:value-type="float" office:value="-38083.3333333333" calcext:value-type="float">
            <text:p>-38083,33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8000" calcext:value-type="float">
            <text:p>38000</text:p>
          </table:table-cell>
          <table:table-cell table:formula="of:=COM.MICROSOFT.STDEV.S([.B148:.B159])" office:value-type="float" office:value="8887.7682374387" calcext:value-type="float">
            <text:p>8887,7682374387</text:p>
          </table:table-cell>
          <table:table-cell table:formula="of:=AVERAGE([.B148:.B159])" office:value-type="float" office:value="46916.6666666667" calcext:value-type="float">
            <text:p>46916,6666666667</text:p>
          </table:table-cell>
          <table:table-cell table:formula="of:=[.D159]-[.C159]" office:value-type="float" office:value="38028.898429228" calcext:value-type="float">
            <text:p>38028,898429228</text:p>
          </table:table-cell>
          <table:table-cell table:formula="of:=[.D159]-[.D147]" office:value-type="float" office:value="-34750" calcext:value-type="float">
            <text:p>-34750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39000" calcext:value-type="float">
            <text:p>39000</text:p>
          </table:table-cell>
          <table:table-cell table:formula="of:=COM.MICROSOFT.STDEV.S([.B149:.B160])" office:value-type="float" office:value="9078.7797871874" calcext:value-type="float">
            <text:p>9078,7797871874</text:p>
          </table:table-cell>
          <table:table-cell table:formula="of:=AVERAGE([.B149:.B160])" office:value-type="float" office:value="46666.6666666667" calcext:value-type="float">
            <text:p>46666,6666666667</text:p>
          </table:table-cell>
          <table:table-cell table:formula="of:=[.D160]-[.C160]" office:value-type="float" office:value="37587.8868794793" calcext:value-type="float">
            <text:p>37587,8868794793</text:p>
          </table:table-cell>
          <table:table-cell table:formula="of:=[.D160]-[.D148]" office:value-type="float" office:value="-31416.6666666667" calcext:value-type="float">
            <text:p>-31416,66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46000" calcext:value-type="float">
            <text:p>46000</text:p>
          </table:table-cell>
          <table:table-cell table:formula="of:=COM.MICROSOFT.STDEV.S([.B150:.B161])" office:value-type="float" office:value="8050.97396705404" calcext:value-type="float">
            <text:p>8050,97396705404</text:p>
          </table:table-cell>
          <table:table-cell table:formula="of:=AVERAGE([.B150:.B161])" office:value-type="float" office:value="45500" calcext:value-type="float">
            <text:p>45500</text:p>
          </table:table-cell>
          <table:table-cell table:formula="of:=[.D161]-[.C161]" office:value-type="float" office:value="37449.026032946" calcext:value-type="float">
            <text:p>37449,026032946</text:p>
          </table:table-cell>
          <table:table-cell table:formula="of:=[.D161]-[.D149]" office:value-type="float" office:value="-30166.6666666667" calcext:value-type="float">
            <text:p>-30166,6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151:.B162])" office:value-type="float" office:value="8105.36672192997" calcext:value-type="float">
            <text:p>8105,36672192997</text:p>
          </table:table-cell>
          <table:table-cell table:formula="of:=AVERAGE([.B151:.B162])" office:value-type="float" office:value="45333.3333333333" calcext:value-type="float">
            <text:p>45333,3333333333</text:p>
          </table:table-cell>
          <table:table-cell table:formula="of:=[.D162]-[.C162]" office:value-type="float" office:value="37227.9666114034" calcext:value-type="float">
            <text:p>37227,9666114034</text:p>
          </table:table-cell>
          <table:table-cell table:formula="of:=[.D162]-[.D150]" office:value-type="float" office:value="-26583.3333333333" calcext:value-type="float">
            <text:p>-26583,33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51000" calcext:value-type="float">
            <text:p>51000</text:p>
          </table:table-cell>
          <table:table-cell table:formula="of:=COM.MICROSOFT.STDEV.S([.B152:.B163])" office:value-type="float" office:value="8207.53534038303" calcext:value-type="float">
            <text:p>8207,53534038303</text:p>
          </table:table-cell>
          <table:table-cell table:formula="of:=AVERAGE([.B152:.B163])" office:value-type="float" office:value="45500" calcext:value-type="float">
            <text:p>45500</text:p>
          </table:table-cell>
          <table:table-cell table:formula="of:=[.D163]-[.C163]" office:value-type="float" office:value="37292.464659617" calcext:value-type="float">
            <text:p>37292,464659617</text:p>
          </table:table-cell>
          <table:table-cell table:formula="of:=[.D163]-[.D151]" office:value-type="float" office:value="-14916.6666666667" calcext:value-type="float">
            <text:p>-14916,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153:.B164])" office:value-type="float" office:value="8752.48882353246" calcext:value-type="float">
            <text:p>8752,48882353246</text:p>
          </table:table-cell>
          <table:table-cell table:formula="of:=AVERAGE([.B153:.B164])" office:value-type="float" office:value="46333.3333333333" calcext:value-type="float">
            <text:p>46333,3333333333</text:p>
          </table:table-cell>
          <table:table-cell table:formula="of:=[.D164]-[.C164]" office:value-type="float" office:value="37580.8445098009" calcext:value-type="float">
            <text:p>37580,8445098009</text:p>
          </table:table-cell>
          <table:table-cell table:formula="of:=[.D164]-[.D152]" office:value-type="float" office:value="-916.666666666672" calcext:value-type="float">
            <text:p>-916,666666666672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154:.B165])" office:value-type="float" office:value="8752.48882353246" calcext:value-type="float">
            <text:p>8752,48882353246</text:p>
          </table:table-cell>
          <table:table-cell table:formula="of:=AVERAGE([.B154:.B165])" office:value-type="float" office:value="46333.3333333333" calcext:value-type="float">
            <text:p>46333,3333333333</text:p>
          </table:table-cell>
          <table:table-cell table:formula="of:=[.D165]-[.C165]" office:value-type="float" office:value="37580.8445098009" calcext:value-type="float">
            <text:p>37580,8445098009</text:p>
          </table:table-cell>
          <table:table-cell table:formula="of:=[.D165]-[.D153]"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155:.B166])" office:value-type="float" office:value="8605.84720179286" calcext:value-type="float">
            <text:p>8605,84720179286</text:p>
          </table:table-cell>
          <table:table-cell table:formula="of:=AVERAGE([.B155:.B166])" office:value-type="float" office:value="46666.6666666667" calcext:value-type="float">
            <text:p>46666,6666666667</text:p>
          </table:table-cell>
          <table:table-cell table:formula="of:=[.D166]-[.C166]" office:value-type="float" office:value="38060.8194648738" calcext:value-type="float">
            <text:p>38060,8194648738</text:p>
          </table:table-cell>
          <table:table-cell table:formula="of:=[.D166]-[.D154]" office:value-type="float" office:value="1666.66666666666" calcext:value-type="float">
            <text:p>1666,66666666666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156:.B167])" office:value-type="float" office:value="11765.3832247081" calcext:value-type="float">
            <text:p>11765,3832247081</text:p>
          </table:table-cell>
          <table:table-cell table:formula="of:=AVERAGE([.B156:.B167])" office:value-type="float" office:value="49666.6666666667" calcext:value-type="float">
            <text:p>49666,6666666667</text:p>
          </table:table-cell>
          <table:table-cell table:formula="of:=[.D167]-[.C167]" office:value-type="float" office:value="37901.2834419586" calcext:value-type="float">
            <text:p>37901,2834419586</text:p>
          </table:table-cell>
          <table:table-cell table:formula="of:=[.D167]-[.D155]" office:value-type="float" office:value="5250" calcext:value-type="float">
            <text:p>5250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52000" calcext:value-type="float">
            <text:p>52000</text:p>
          </table:table-cell>
          <table:table-cell table:formula="of:=COM.MICROSOFT.STDEV.S([.B157:.B168])" office:value-type="float" office:value="10316.2126007679" calcext:value-type="float">
            <text:p>10316,2126007679</text:p>
          </table:table-cell>
          <table:table-cell table:formula="of:=AVERAGE([.B157:.B168])" office:value-type="float" office:value="48333.3333333333" calcext:value-type="float">
            <text:p>48333,3333333333</text:p>
          </table:table-cell>
          <table:table-cell table:formula="of:=[.D168]-[.C168]" office:value-type="float" office:value="38017.1207325654" calcext:value-type="float">
            <text:p>38017,1207325654</text:p>
          </table:table-cell>
          <table:table-cell table:formula="of:=[.D168]-[.D156]" office:value-type="float" office:value="1666.66666666666" calcext:value-type="float">
            <text:p>1666,66666666666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304000" calcext:value-type="float">
            <text:p>304000</text:p>
          </table:table-cell>
          <table:table-cell table:formula="of:=COM.MICROSOFT.STDEV.S([.B158:.B169])" office:value-type="float" office:value="74295.6318304845" calcext:value-type="float">
            <text:p>74295,6318304845</text:p>
          </table:table-cell>
          <table:table-cell table:formula="of:=AVERAGE([.B158:.B169])" office:value-type="float" office:value="70250" calcext:value-type="float">
            <text:p>70250</text:p>
          </table:table-cell>
          <table:table-cell table:formula="of:=[.D169]-[.C169]" office:value-type="float" office:value="-4045.63183048455" calcext:value-type="float">
            <text:p>-4045,63183048455</text:p>
          </table:table-cell>
          <table:table-cell table:formula="of:=[.D169]-[.D157]" office:value-type="float" office:value="23333.3333333333" calcext:value-type="float">
            <text:p>23333,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96000" calcext:value-type="float">
            <text:p>296000</text:p>
          </table:table-cell>
          <table:table-cell table:formula="of:=COM.MICROSOFT.STDEV.S([.B159:.B170])" office:value-type="float" office:value="98026.0865094779" calcext:value-type="float">
            <text:p>98026,0865094779</text:p>
          </table:table-cell>
          <table:table-cell table:formula="of:=AVERAGE([.B159:.B170])" office:value-type="float" office:value="91250" calcext:value-type="float">
            <text:p>91250</text:p>
          </table:table-cell>
          <table:table-cell table:formula="of:=[.D170]-[.C170]" office:value-type="float" office:value="-6776.08650947786" calcext:value-type="float">
            <text:p>-6776,08650947786</text:p>
          </table:table-cell>
          <table:table-cell table:formula="of:=[.D170]-[.D158]" office:value-type="float" office:value="44250" calcext:value-type="float">
            <text:p>44250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60000" calcext:value-type="float">
            <text:p>60000</text:p>
          </table:table-cell>
          <table:table-cell table:formula="of:=COM.MICROSOFT.STDEV.S([.B160:.B171])" office:value-type="float" office:value="97141.3761982862" calcext:value-type="float">
            <text:p>97141,3761982862</text:p>
          </table:table-cell>
          <table:table-cell table:formula="of:=AVERAGE([.B160:.B171])" office:value-type="float" office:value="93083.3333333333" calcext:value-type="float">
            <text:p>93083,3333333333</text:p>
          </table:table-cell>
          <table:table-cell table:formula="of:=[.D171]-[.C171]" office:value-type="float" office:value="-4058.04286495291" calcext:value-type="float">
            <text:p>-4058,04286495291</text:p>
          </table:table-cell>
          <table:table-cell table:formula="of:=[.D171]-[.D159]" office:value-type="float" office:value="46166.6666666667" calcext:value-type="float">
            <text:p>46166,6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344000" calcext:value-type="float">
            <text:p>344000</text:p>
          </table:table-cell>
          <table:table-cell table:formula="of:=COM.MICROSOFT.STDEV.S([.B161:.B172])" office:value-type="float" office:value="119119.115327321" calcext:value-type="float">
            <text:p>119119,115327321</text:p>
          </table:table-cell>
          <table:table-cell table:formula="of:=AVERAGE([.B161:.B172])" office:value-type="float" office:value="118500" calcext:value-type="float">
            <text:p>118500</text:p>
          </table:table-cell>
          <table:table-cell table:formula="of:=[.D172]-[.C172]" office:value-type="float" office:value="-619.115327321153" calcext:value-type="float">
            <text:p>-619,115327321153</text:p>
          </table:table-cell>
          <table:table-cell table:formula="of:=[.D172]-[.D160]" office:value-type="float" office:value="71833.3333333333" calcext:value-type="float">
            <text:p>71833,333333333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389000" calcext:value-type="float">
            <text:p>389000</text:p>
          </table:table-cell>
          <table:table-cell table:formula="of:=COM.MICROSOFT.STDEV.S([.B162:.B173])" office:value-type="float" office:value="139542.406935431" calcext:value-type="float">
            <text:p>139542,406935431</text:p>
          </table:table-cell>
          <table:table-cell table:formula="of:=AVERAGE([.B162:.B173])" office:value-type="float" office:value="147083.333333333" calcext:value-type="float">
            <text:p>147083,333333333</text:p>
          </table:table-cell>
          <table:table-cell table:formula="of:=[.D173]-[.C173]" office:value-type="float" office:value="7540.92639790263" calcext:value-type="float">
            <text:p>7540,92639790263</text:p>
          </table:table-cell>
          <table:table-cell table:formula="of:=[.D173]-[.D161]" office:value-type="float" office:value="101583.333333333" calcext:value-type="float">
            <text:p>101583,3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163:.B174])" office:value-type="float" office:value="137644.552116212" calcext:value-type="float">
            <text:p>137644,552116212</text:p>
          </table:table-cell>
          <table:table-cell table:formula="of:=AVERAGE([.B163:.B174])" office:value-type="float" office:value="149750" calcext:value-type="float">
            <text:p>149750</text:p>
          </table:table-cell>
          <table:table-cell table:formula="of:=[.D174]-[.C174]" office:value-type="float" office:value="12105.4478837875" calcext:value-type="float">
            <text:p>12105,4478837875</text:p>
          </table:table-cell>
          <table:table-cell table:formula="of:=[.D174]-[.D162]" office:value-type="float" office:value="104416.666666667" calcext:value-type="float">
            <text:p>104416,6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304000" calcext:value-type="float">
            <text:p>304000</text:p>
          </table:table-cell>
          <table:table-cell table:formula="of:=COM.MICROSOFT.STDEV.S([.B164:.B175])" office:value-type="float" office:value="140490.590647937" calcext:value-type="float">
            <text:p>140490,590647937</text:p>
          </table:table-cell>
          <table:table-cell table:formula="of:=AVERAGE([.B164:.B175])" office:value-type="float" office:value="170833.333333333" calcext:value-type="float">
            <text:p>170833,333333333</text:p>
          </table:table-cell>
          <table:table-cell table:formula="of:=[.D175]-[.C175]" office:value-type="float" office:value="30342.7426853968" calcext:value-type="float">
            <text:p>30342,7426853968</text:p>
          </table:table-cell>
          <table:table-cell table:formula="of:=[.D175]-[.D163]" office:value-type="float" office:value="125333.333333333" calcext:value-type="float">
            <text:p>125333,333333333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165:.B176])" office:value-type="float" office:value="136330.036264496" calcext:value-type="float">
            <text:p>136330,036264496</text:p>
          </table:table-cell>
          <table:table-cell table:formula="of:=AVERAGE([.B165:.B176])" office:value-type="float" office:value="177666.666666667" calcext:value-type="float">
            <text:p>177666,666666667</text:p>
          </table:table-cell>
          <table:table-cell table:formula="of:=[.D176]-[.C176]" office:value-type="float" office:value="41336.6304021707" calcext:value-type="float">
            <text:p>41336,6304021707</text:p>
          </table:table-cell>
          <table:table-cell table:formula="of:=[.D176]-[.D164]" office:value-type="float" office:value="131333.333333333" calcext:value-type="float">
            <text:p>131333,333333333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166:.B177])" office:value-type="float" office:value="134814.434754524" calcext:value-type="float">
            <text:p>134814,434754524</text:p>
          </table:table-cell>
          <table:table-cell table:formula="of:=AVERAGE([.B166:.B177])" office:value-type="float" office:value="179250" calcext:value-type="float">
            <text:p>179250</text:p>
          </table:table-cell>
          <table:table-cell table:formula="of:=[.D177]-[.C177]" office:value-type="float" office:value="44435.565245476" calcext:value-type="float">
            <text:p>44435,565245476</text:p>
          </table:table-cell>
          <table:table-cell table:formula="of:=[.D177]-[.D165]" office:value-type="float" office:value="132916.666666667" calcext:value-type="float">
            <text:p>132916,666666667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66000" calcext:value-type="float">
            <text:p>66000</text:p>
          </table:table-cell>
          <table:table-cell table:formula="of:=COM.MICROSOFT.STDEV.S([.B167:.B178])" office:value-type="float" office:value="133037.930339775" calcext:value-type="float">
            <text:p>133037,930339775</text:p>
          </table:table-cell>
          <table:table-cell table:formula="of:=AVERAGE([.B167:.B178])" office:value-type="float" office:value="181000" calcext:value-type="float">
            <text:p>181000</text:p>
          </table:table-cell>
          <table:table-cell table:formula="of:=[.D178]-[.C178]" office:value-type="float" office:value="47962.0696602247" calcext:value-type="float">
            <text:p>47962,0696602247</text:p>
          </table:table-cell>
          <table:table-cell table:formula="of:=[.D178]-[.D166]" office:value-type="float" office:value="134333.333333333" calcext:value-type="float">
            <text:p>134333,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49000" calcext:value-type="float">
            <text:p>49000</text:p>
          </table:table-cell>
          <table:table-cell table:formula="of:=COM.MICROSOFT.STDEV.S([.B168:.B179])" office:value-type="float" office:value="135186.151119652" calcext:value-type="float">
            <text:p>135186,151119652</text:p>
          </table:table-cell>
          <table:table-cell table:formula="of:=AVERAGE([.B168:.B179])" office:value-type="float" office:value="178750" calcext:value-type="float">
            <text:p>178750</text:p>
          </table:table-cell>
          <table:table-cell table:formula="of:=[.D179]-[.C179]" office:value-type="float" office:value="43563.8488803477" calcext:value-type="float">
            <text:p>43563,8488803477</text:p>
          </table:table-cell>
          <table:table-cell table:formula="of:=[.D179]-[.D167]" office:value-type="float" office:value="129083.333333333" calcext:value-type="float">
            <text:p>129083,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57000" calcext:value-type="float">
            <text:p>57000</text:p>
          </table:table-cell>
          <table:table-cell table:formula="of:=COM.MICROSOFT.STDEV.S([.B169:.B180])" office:value-type="float" office:value="134767.026809793" calcext:value-type="float">
            <text:p>134767,026809793</text:p>
          </table:table-cell>
          <table:table-cell table:formula="of:=AVERAGE([.B169:.B180])" office:value-type="float" office:value="179166.666666667" calcext:value-type="float">
            <text:p>179166,666666667</text:p>
          </table:table-cell>
          <table:table-cell table:formula="of:=[.D180]-[.C180]" office:value-type="float" office:value="44399.6398568735" calcext:value-type="float">
            <text:p>44399,6398568735</text:p>
          </table:table-cell>
          <table:table-cell table:formula="of:=[.D180]-[.D168]" office:value-type="float" office:value="130833.333333333" calcext:value-type="float">
            <text:p>130833,333333333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93000" calcext:value-type="float">
            <text:p>93000</text:p>
          </table:table-cell>
          <table:table-cell table:formula="of:=COM.MICROSOFT.STDEV.S([.B170:.B181])" office:value-type="float" office:value="130702.617580614" calcext:value-type="float">
            <text:p>130702,617580614</text:p>
          </table:table-cell>
          <table:table-cell table:formula="of:=AVERAGE([.B170:.B181])" office:value-type="float" office:value="161583.333333333" calcext:value-type="float">
            <text:p>161583,333333333</text:p>
          </table:table-cell>
          <table:table-cell table:formula="of:=[.D181]-[.C181]" office:value-type="float" office:value="30880.7157527192" calcext:value-type="float">
            <text:p>30880,7157527192</text:p>
          </table:table-cell>
          <table:table-cell table:formula="of:=[.D181]-[.D169]" office:value-type="float" office:value="91333.3333333333" calcext:value-type="float">
            <text:p>91333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171:.B182])" office:value-type="float" office:value="124290.074934698" calcext:value-type="float">
            <text:p>124290,074934698</text:p>
          </table:table-cell>
          <table:table-cell table:formula="of:=AVERAGE([.B171:.B182])" office:value-type="float" office:value="145750" calcext:value-type="float">
            <text:p>145750</text:p>
          </table:table-cell>
          <table:table-cell table:formula="of:=[.D182]-[.C182]" office:value-type="float" office:value="21459.9250653025" calcext:value-type="float">
            <text:p>21459,9250653025</text:p>
          </table:table-cell>
          <table:table-cell table:formula="of:=[.D182]-[.D170]" office:value-type="float" office:value="54500" calcext:value-type="float">
            <text:p>54500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172:.B183])" office:value-type="float" office:value="123639.015123083" calcext:value-type="float">
            <text:p>123639,015123083</text:p>
          </table:table-cell>
          <table:table-cell table:formula="of:=AVERAGE([.B172:.B183])" office:value-type="float" office:value="146666.666666667" calcext:value-type="float">
            <text:p>146666,666666667</text:p>
          </table:table-cell>
          <table:table-cell table:formula="of:=[.D183]-[.C183]" office:value-type="float" office:value="23027.6515435832" calcext:value-type="float">
            <text:p>23027,6515435832</text:p>
          </table:table-cell>
          <table:table-cell table:formula="of:=[.D183]-[.D171]" office:value-type="float" office:value="53583.3333333333" calcext:value-type="float">
            <text:p>53583,3333333333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173:.B184])" office:value-type="float" office:value="108507.505675316" calcext:value-type="float">
            <text:p>108507,505675316</text:p>
          </table:table-cell>
          <table:table-cell table:formula="of:=AVERAGE([.B173:.B184])" office:value-type="float" office:value="123333.333333333" calcext:value-type="float">
            <text:p>123333,333333333</text:p>
          </table:table-cell>
          <table:table-cell table:formula="of:=[.D184]-[.C184]" office:value-type="float" office:value="14825.8276580171" calcext:value-type="float">
            <text:p>14825,8276580171</text:p>
          </table:table-cell>
          <table:table-cell table:formula="of:=[.D184]-[.D172]" office:value-type="float" office:value="4833.33333333333" calcext:value-type="float">
            <text:p>4833,33333333333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174:.B185])" office:value-type="float" office:value="69295.5899598148" calcext:value-type="float">
            <text:p>69295,5899598148</text:p>
          </table:table-cell>
          <table:table-cell table:formula="of:=AVERAGE([.B174:.B185])" office:value-type="float" office:value="97666.6666666667" calcext:value-type="float">
            <text:p>97666,6666666667</text:p>
          </table:table-cell>
          <table:table-cell table:formula="of:=[.D185]-[.C185]" office:value-type="float" office:value="28371.0767068518" calcext:value-type="float">
            <text:p>28371,0767068518</text:p>
          </table:table-cell>
          <table:table-cell table:formula="of:=[.D185]-[.D173]" office:value-type="float" office:value="-49416.6666666667" calcext:value-type="float">
            <text:p>-49416,6666666667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56000" calcext:value-type="float">
            <text:p>56000</text:p>
          </table:table-cell>
          <table:table-cell table:formula="of:=COM.MICROSOFT.STDEV.S([.B175:.B186])" office:value-type="float" office:value="70045.2234869255" calcext:value-type="float">
            <text:p>70045,2234869255</text:p>
          </table:table-cell>
          <table:table-cell table:formula="of:=AVERAGE([.B175:.B186])" office:value-type="float" office:value="96166.6666666667" calcext:value-type="float">
            <text:p>96166,6666666667</text:p>
          </table:table-cell>
          <table:table-cell table:formula="of:=[.D186]-[.C186]" office:value-type="float" office:value="26121.4431797412" calcext:value-type="float">
            <text:p>26121,4431797412</text:p>
          </table:table-cell>
          <table:table-cell table:formula="of:=[.D186]-[.D174]" office:value-type="float" office:value="-53583.3333333333" calcext:value-type="float">
            <text:p>-53583,3333333333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55000" calcext:value-type="float">
            <text:p>55000</text:p>
          </table:table-cell>
          <table:table-cell table:formula="of:=COM.MICROSOFT.STDEV.S([.B176:.B187])" office:value-type="float" office:value="25766.2864059126" calcext:value-type="float">
            <text:p>25766,2864059126</text:p>
          </table:table-cell>
          <table:table-cell table:formula="of:=AVERAGE([.B176:.B187])" office:value-type="float" office:value="75416.6666666667" calcext:value-type="float">
            <text:p>75416,6666666667</text:p>
          </table:table-cell>
          <table:table-cell table:formula="of:=[.D187]-[.C187]" office:value-type="float" office:value="49650.3802607541" calcext:value-type="float">
            <text:p>49650,3802607541</text:p>
          </table:table-cell>
          <table:table-cell table:formula="of:=[.D187]-[.D175]" office:value-type="float" office:value="-95416.6666666667" calcext:value-type="float">
            <text:p>-95416,6666666667</text:p>
          </table:table-cell>
        </table:table-row>
      </table:table>
      <table:table table:name="Num redirect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 redirects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1-12-01" calcext:value-type="date">
            <text:p>2001-12-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6" calcext:value-type="float">
            <text:p>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6-01" calcext:value-type="date">
            <text:p>2002-06-01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office:value-type="float" office:value="26" calcext:value-type="float">
            <text:p>2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2-09-01" calcext:value-type="date">
            <text:p>2002-09-01</text:p>
          </table:table-cell>
          <table:table-cell office:value-type="float" office:value="26" calcext:value-type="float">
            <text:p>26</text:p>
          </table:table-cell>
          <table:table-cell table:formula="of:=COM.MICROSOFT.STDEV.S([.B2:.B13])" office:value-type="float" office:value="7.64489662745314" calcext:value-type="float">
            <text:p>7,64489662745314</text:p>
          </table:table-cell>
          <table:table-cell table:formula="of:=AVERAGE([.B2:.B13])" office:value-type="float" office:value="22.2222222222222" calcext:value-type="float">
            <text:p>22,2222222222222</text:p>
          </table:table-cell>
          <table:table-cell table:formula="of:=[.D13]-[.C13]" office:value-type="float" office:value="14.5773255947691" calcext:value-type="float">
            <text:p>14,5773255947691</text:p>
          </table:table-cell>
          <table:table-cell/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office:value-type="float" office:value="26" calcext:value-type="float">
            <text:p>26</text:p>
          </table:table-cell>
          <table:table-cell table:formula="of:=COM.MICROSOFT.STDEV.S([.B3:.B14])" office:value-type="float" office:value="7.30600970282532" calcext:value-type="float">
            <text:p>7,30600970282532</text:p>
          </table:table-cell>
          <table:table-cell table:formula="of:=AVERAGE([.B3:.B14])" office:value-type="float" office:value="22.6" calcext:value-type="float">
            <text:p>22,6</text:p>
          </table:table-cell>
          <table:table-cell table:formula="of:=[.D14]-[.C14]" office:value-type="float" office:value="15.2939902971747" calcext:value-type="float">
            <text:p>15,2939902971747</text:p>
          </table:table-cell>
          <table:table-cell/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 office:value-type="float" office:value="26" calcext:value-type="float">
            <text:p>26</text:p>
          </table:table-cell>
          <table:table-cell table:formula="of:=COM.MICROSOFT.STDEV.S([.B4:.B15])" office:value-type="float" office:value="7.00649049745371" calcext:value-type="float">
            <text:p>7,00649049745371</text:p>
          </table:table-cell>
          <table:table-cell table:formula="of:=AVERAGE([.B4:.B15])" office:value-type="float" office:value="22.9090909090909" calcext:value-type="float">
            <text:p>22,9090909090909</text:p>
          </table:table-cell>
          <table:table-cell table:formula="of:=[.D15]-[.C15]" office:value-type="float" office:value="15.9026004116372" calcext:value-type="float">
            <text:p>15,9026004116372</text:p>
          </table:table-cell>
          <table:table-cell/>
        </table:table-row>
        <table:table-row table:style-name="ro1">
          <table:table-cell office:value-type="date" office:date-value="2002-12-01" calcext:value-type="date">
            <text:p>2002-12-01</text:p>
          </table:table-cell>
          <table:table-cell office:value-type="float" office:value="26" calcext:value-type="float">
            <text:p>26</text:p>
          </table:table-cell>
          <table:table-cell table:formula="of:=COM.MICROSOFT.STDEV.S([.B5:.B16])" office:value-type="float" office:value="6.73975091707716" calcext:value-type="float">
            <text:p>6,73975091707716</text:p>
          </table:table-cell>
          <table:table-cell table:formula="of:=AVERAGE([.B5:.B16])" office:value-type="float" office:value="23.1666666666667" calcext:value-type="float">
            <text:p>23,1666666666667</text:p>
          </table:table-cell>
          <table:table-cell table:formula="of:=[.D16]-[.C16]" office:value-type="float" office:value="16.4269157495895" calcext:value-type="float">
            <text:p>16,4269157495895</text:p>
          </table:table-cell>
          <table:table-cell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31" calcext:value-type="float">
            <text:p>31</text:p>
          </table:table-cell>
          <table:table-cell table:formula="of:=COM.MICROSOFT.STDEV.S([.B6:.B17])" office:value-type="float" office:value="4.41330632601825" calcext:value-type="float">
            <text:p>4,41330632601825</text:p>
          </table:table-cell>
          <table:table-cell table:formula="of:=AVERAGE([.B6:.B17])" office:value-type="float" office:value="25.25" calcext:value-type="float">
            <text:p>25,25</text:p>
          </table:table-cell>
          <table:table-cell table:formula="of:=[.D17]-[.C17]" office:value-type="float" office:value="20.8366936739817" calcext:value-type="float">
            <text:p>20,8366936739817</text:p>
          </table:table-cell>
          <table:table-cell/>
        </table:table-row>
        <table:table-row table:style-name="ro1">
          <table:table-cell office:value-type="date" office:date-value="2003-02-01" calcext:value-type="date">
            <text:p>2003-02-01</text:p>
          </table:table-cell>
          <table:table-cell office:value-type="float" office:value="34" calcext:value-type="float">
            <text:p>34</text:p>
          </table:table-cell>
          <table:table-cell table:formula="of:=COM.MICROSOFT.STDEV.S([.B7:.B18])" office:value-type="float" office:value="2.60971378902095" calcext:value-type="float">
            <text:p>2,60971378902095</text:p>
          </table:table-cell>
          <table:table-cell table:formula="of:=AVERAGE([.B7:.B18])" office:value-type="float" office:value="27.0833333333333" calcext:value-type="float">
            <text:p>27,0833333333333</text:p>
          </table:table-cell>
          <table:table-cell table:formula="of:=[.D18]-[.C18]" office:value-type="float" office:value="24.4736195443124" calcext:value-type="float">
            <text:p>24,4736195443124</text:p>
          </table:table-cell>
          <table:table-cell/>
        </table:table-row>
        <table:table-row table:style-name="ro1">
          <table:table-cell office:value-type="date" office:date-value="2003-03-01" calcext:value-type="date">
            <text:p>2003-03-01</text:p>
          </table:table-cell>
          <table:table-cell office:value-type="float" office:value="34" calcext:value-type="float">
            <text:p>34</text:p>
          </table:table-cell>
          <table:table-cell table:formula="of:=COM.MICROSOFT.STDEV.S([.B8:.B19])" office:value-type="float" office:value="3.2508740083525" calcext:value-type="float">
            <text:p>3,2508740083525</text:p>
          </table:table-cell>
          <table:table-cell table:formula="of:=AVERAGE([.B8:.B19])" office:value-type="float" office:value="27.75" calcext:value-type="float">
            <text:p>27,75</text:p>
          </table:table-cell>
          <table:table-cell table:formula="of:=[.D19]-[.C19]" office:value-type="float" office:value="24.4991259916475" calcext:value-type="float">
            <text:p>24,4991259916475</text:p>
          </table:table-cell>
          <table:table-cell/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41" calcext:value-type="float">
            <text:p>41</text:p>
          </table:table-cell>
          <table:table-cell table:formula="of:=COM.MICROSOFT.STDEV.S([.B9:.B20])" office:value-type="float" office:value="4.95433694306862" calcext:value-type="float">
            <text:p>4,95433694306862</text:p>
          </table:table-cell>
          <table:table-cell table:formula="of:=AVERAGE([.B9:.B20])" office:value-type="float" office:value="29" calcext:value-type="float">
            <text:p>29</text:p>
          </table:table-cell>
          <table:table-cell table:formula="of:=[.D20]-[.C20]" office:value-type="float" office:value="24.0456630569314" calcext:value-type="float">
            <text:p>24,0456630569314</text:p>
          </table:table-cell>
          <table:table-cell/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42" calcext:value-type="float">
            <text:p>42</text:p>
          </table:table-cell>
          <table:table-cell table:formula="of:=COM.MICROSOFT.STDEV.S([.B10:.B21])" office:value-type="float" office:value="6.09520427479795" calcext:value-type="float">
            <text:p>6,09520427479795</text:p>
          </table:table-cell>
          <table:table-cell table:formula="of:=AVERAGE([.B10:.B21])" office:value-type="float" office:value="30.3333333333333" calcext:value-type="float">
            <text:p>30,3333333333333</text:p>
          </table:table-cell>
          <table:table-cell table:formula="of:=[.D21]-[.C21]" office:value-type="float" office:value="24.2381290585354" calcext:value-type="float">
            <text:p>24,2381290585354</text:p>
          </table:table-cell>
          <table:table-cell/>
        </table:table-row>
        <table:table-row table:style-name="ro1">
          <table:table-cell office:value-type="date" office:date-value="2003-06-01" calcext:value-type="date">
            <text:p>2003-06-01</text:p>
          </table:table-cell>
          <table:table-cell office:value-type="float" office:value="42" calcext:value-type="float">
            <text:p>42</text:p>
          </table:table-cell>
          <table:table-cell table:formula="of:=COM.MICROSOFT.STDEV.S([.B11:.B22])" office:value-type="float" office:value="6.77338821261471" calcext:value-type="float">
            <text:p>6,77338821261471</text:p>
          </table:table-cell>
          <table:table-cell table:formula="of:=AVERAGE([.B11:.B22])" office:value-type="float" office:value="31.6666666666667" calcext:value-type="float">
            <text:p>31,6666666666667</text:p>
          </table:table-cell>
          <table:table-cell table:formula="of:=[.D22]-[.C22]" office:value-type="float" office:value="24.893278454052" calcext:value-type="float">
            <text:p>24,893278454052</text:p>
          </table:table-cell>
          <table:table-cell/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43" calcext:value-type="float">
            <text:p>43</text:p>
          </table:table-cell>
          <table:table-cell table:formula="of:=COM.MICROSOFT.STDEV.S([.B12:.B23])" office:value-type="float" office:value="7.24202800995479" calcext:value-type="float">
            <text:p>7,24202800995479</text:p>
          </table:table-cell>
          <table:table-cell table:formula="of:=AVERAGE([.B12:.B23])" office:value-type="float" office:value="33.0833333333333" calcext:value-type="float">
            <text:p>33,0833333333333</text:p>
          </table:table-cell>
          <table:table-cell table:formula="of:=[.D23]-[.C23]" office:value-type="float" office:value="25.8413053233785" calcext:value-type="float">
            <text:p>25,8413053233785</text:p>
          </table:table-cell>
          <table:table-cell/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49" calcext:value-type="float">
            <text:p>49</text:p>
          </table:table-cell>
          <table:table-cell table:formula="of:=COM.MICROSOFT.STDEV.S([.B13:.B24])" office:value-type="float" office:value="8.17979773032872" calcext:value-type="float">
            <text:p>8,17979773032872</text:p>
          </table:table-cell>
          <table:table-cell table:formula="of:=AVERAGE([.B13:.B24])" office:value-type="float" office:value="35" calcext:value-type="float">
            <text:p>35</text:p>
          </table:table-cell>
          <table:table-cell table:formula="of:=[.D24]-[.C24]" office:value-type="float" office:value="26.8202022696713" calcext:value-type="float">
            <text:p>26,8202022696713</text:p>
          </table:table-cell>
          <table:table-cell/>
        </table:table-row>
        <table:table-row table:style-name="ro1">
          <table:table-cell office:value-type="date" office:date-value="2003-09-01" calcext:value-type="date">
            <text:p>2003-09-01</text:p>
          </table:table-cell>
          <table:table-cell office:value-type="float" office:value="49" calcext:value-type="float">
            <text:p>49</text:p>
          </table:table-cell>
          <table:table-cell table:formula="of:=COM.MICROSOFT.STDEV.S([.B14:.B25])" office:value-type="float" office:value="8.56481526981526" calcext:value-type="float">
            <text:p>8,56481526981526</text:p>
          </table:table-cell>
          <table:table-cell table:formula="of:=AVERAGE([.B14:.B25])" office:value-type="float" office:value="36.9166666666667" calcext:value-type="float">
            <text:p>36,9166666666667</text:p>
          </table:table-cell>
          <table:table-cell table:formula="of:=[.D25]-[.C25]" office:value-type="float" office:value="28.3518513968514" calcext:value-type="float">
            <text:p>28,3518513968514</text:p>
          </table:table-cell>
          <table:table-cell table:formula="of:=[.D25]-[.D13]" office:value-type="float" office:value="14.6944444444444" calcext:value-type="float">
            <text:p>14,6944444444444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57" calcext:value-type="float">
            <text:p>57</text:p>
          </table:table-cell>
          <table:table-cell table:formula="of:=COM.MICROSOFT.STDEV.S([.B15:.B26])" office:value-type="float" office:value="9.58692291139816" calcext:value-type="float">
            <text:p>9,58692291139816</text:p>
          </table:table-cell>
          <table:table-cell table:formula="of:=AVERAGE([.B15:.B26])" office:value-type="float" office:value="39.5" calcext:value-type="float">
            <text:p>39,5</text:p>
          </table:table-cell>
          <table:table-cell table:formula="of:=[.D26]-[.C26]" office:value-type="float" office:value="29.9130770886018" calcext:value-type="float">
            <text:p>29,9130770886018</text:p>
          </table:table-cell>
          <table:table-cell table:formula="of:=[.D26]-[.D14]" office:value-type="float" office:value="16.9" calcext:value-type="float">
            <text:p>16,9</text:p>
          </table:table-cell>
        </table:table-row>
        <table:table-row table:style-name="ro1">
          <table:table-cell office:value-type="date" office:date-value="2003-11-01" calcext:value-type="date">
            <text:p>2003-11-01</text:p>
          </table:table-cell>
          <table:table-cell office:value-type="float" office:value="80" calcext:value-type="float">
            <text:p>80</text:p>
          </table:table-cell>
          <table:table-cell table:formula="of:=COM.MICROSOFT.STDEV.S([.B16:.B27])" office:value-type="float" office:value="14.2254573340767" calcext:value-type="float">
            <text:p>14,2254573340767</text:p>
          </table:table-cell>
          <table:table-cell table:formula="of:=AVERAGE([.B16:.B27])" office:value-type="float" office:value="44" calcext:value-type="float">
            <text:p>44</text:p>
          </table:table-cell>
          <table:table-cell table:formula="of:=[.D27]-[.C27]" office:value-type="float" office:value="29.7745426659233" calcext:value-type="float">
            <text:p>29,7745426659233</text:p>
          </table:table-cell>
          <table:table-cell table:formula="of:=[.D27]-[.D15]" office:value-type="float" office:value="21.0909090909091" calcext:value-type="float">
            <text:p>21,0909090909091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71" calcext:value-type="float">
            <text:p>171</text:p>
          </table:table-cell>
          <table:table-cell table:formula="of:=COM.MICROSOFT.STDEV.S([.B17:.B28])" office:value-type="float" office:value="38.4694881061799" calcext:value-type="float">
            <text:p>38,4694881061799</text:p>
          </table:table-cell>
          <table:table-cell table:formula="of:=AVERAGE([.B17:.B28])" office:value-type="float" office:value="56.0833333333333" calcext:value-type="float">
            <text:p>56,0833333333333</text:p>
          </table:table-cell>
          <table:table-cell table:formula="of:=[.D28]-[.C28]" office:value-type="float" office:value="17.6138452271535" calcext:value-type="float">
            <text:p>17,6138452271535</text:p>
          </table:table-cell>
          <table:table-cell table:formula="of:=[.D28]-[.D16]" office:value-type="float" office:value="32.9166666666667" calcext:value-type="float">
            <text:p>32,9166666666667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48" calcext:value-type="float">
            <text:p>248</text:p>
          </table:table-cell>
          <table:table-cell table:formula="of:=COM.MICROSOFT.STDEV.S([.B18:.B29])" office:value-type="float" office:value="66.4404495268758" calcext:value-type="float">
            <text:p>66,4404495268758</text:p>
          </table:table-cell>
          <table:table-cell table:formula="of:=AVERAGE([.B18:.B29])" office:value-type="float" office:value="74.1666666666667" calcext:value-type="float">
            <text:p>74,1666666666667</text:p>
          </table:table-cell>
          <table:table-cell table:formula="of:=[.D29]-[.C29]" office:value-type="float" office:value="7.72621713979085" calcext:value-type="float">
            <text:p>7,72621713979085</text:p>
          </table:table-cell>
          <table:table-cell table:formula="of:=[.D29]-[.D17]" office:value-type="float" office:value="48.9166666666667" calcext:value-type="float">
            <text:p>48,9166666666667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88" calcext:value-type="float">
            <text:p>288</text:p>
          </table:table-cell>
          <table:table-cell table:formula="of:=COM.MICROSOFT.STDEV.S([.B19:.B30])" office:value-type="float" office:value="89.0825289812597" calcext:value-type="float">
            <text:p>89,0825289812597</text:p>
          </table:table-cell>
          <table:table-cell table:formula="of:=AVERAGE([.B19:.B30])" office:value-type="float" office:value="95.3333333333333" calcext:value-type="float">
            <text:p>95,3333333333333</text:p>
          </table:table-cell>
          <table:table-cell table:formula="of:=[.D30]-[.C30]" office:value-type="float" office:value="6.25080435207366" calcext:value-type="float">
            <text:p>6,25080435207366</text:p>
          </table:table-cell>
          <table:table-cell table:formula="of:=[.D30]-[.D18]" office:value-type="float" office:value="68.25" calcext:value-type="float">
            <text:p>68,25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369" calcext:value-type="float">
            <text:p>369</text:p>
          </table:table-cell>
          <table:table-cell table:formula="of:=COM.MICROSOFT.STDEV.S([.B20:.B31])" office:value-type="float" office:value="116.413155301593" calcext:value-type="float">
            <text:p>116,413155301593</text:p>
          </table:table-cell>
          <table:table-cell table:formula="of:=AVERAGE([.B20:.B31])" office:value-type="float" office:value="123.25" calcext:value-type="float">
            <text:p>123,25</text:p>
          </table:table-cell>
          <table:table-cell table:formula="of:=[.D31]-[.C31]" office:value-type="float" office:value="6.83684469840735" calcext:value-type="float">
            <text:p>6,83684469840735</text:p>
          </table:table-cell>
          <table:table-cell table:formula="of:=[.D31]-[.D19]" office:value-type="float" office:value="95.5" calcext:value-type="float">
            <text:p>95,5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397" calcext:value-type="float">
            <text:p>397</text:p>
          </table:table-cell>
          <table:table-cell table:formula="of:=COM.MICROSOFT.STDEV.S([.B21:.B32])" office:value-type="float" office:value="137.074935268224" calcext:value-type="float">
            <text:p>137,074935268224</text:p>
          </table:table-cell>
          <table:table-cell table:formula="of:=AVERAGE([.B21:.B32])" office:value-type="float" office:value="152.916666666667" calcext:value-type="float">
            <text:p>152,916666666667</text:p>
          </table:table-cell>
          <table:table-cell table:formula="of:=[.D32]-[.C32]" office:value-type="float" office:value="15.8417313984424" calcext:value-type="float">
            <text:p>15,8417313984424</text:p>
          </table:table-cell>
          <table:table-cell table:formula="of:=[.D32]-[.D20]" office:value-type="float" office:value="123.916666666667" calcext:value-type="float">
            <text:p>123,916666666667</text:p>
          </table:table-cell>
        </table:table-row>
        <table:table-row table:style-name="ro1">
          <table:table-cell office:value-type="date" office:date-value="2004-05-01" calcext:value-type="date">
            <text:p>2004-05-01</text:p>
          </table:table-cell>
          <table:table-cell office:value-type="float" office:value="470" calcext:value-type="float">
            <text:p>470</text:p>
          </table:table-cell>
          <table:table-cell table:formula="of:=COM.MICROSOFT.STDEV.S([.B22:.B33])" office:value-type="float" office:value="159.447602298648" calcext:value-type="float">
            <text:p>159,447602298648</text:p>
          </table:table-cell>
          <table:table-cell table:formula="of:=AVERAGE([.B22:.B33])" office:value-type="float" office:value="188.583333333333" calcext:value-type="float">
            <text:p>188,583333333333</text:p>
          </table:table-cell>
          <table:table-cell table:formula="of:=[.D33]-[.C33]" office:value-type="float" office:value="29.1357310346851" calcext:value-type="float">
            <text:p>29,1357310346851</text:p>
          </table:table-cell>
          <table:table-cell table:formula="of:=[.D33]-[.D21]" office:value-type="float" office:value="158.25" calcext:value-type="float">
            <text:p>158,25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776" calcext:value-type="float">
            <text:p>776</text:p>
          </table:table-cell>
          <table:table-cell table:formula="of:=COM.MICROSOFT.STDEV.S([.B23:.B34])" office:value-type="float" office:value="225.294605108309" calcext:value-type="float">
            <text:p>225,294605108309</text:p>
          </table:table-cell>
          <table:table-cell table:formula="of:=AVERAGE([.B23:.B34])" office:value-type="float" office:value="249.75" calcext:value-type="float">
            <text:p>249,75</text:p>
          </table:table-cell>
          <table:table-cell table:formula="of:=[.D34]-[.C34]" office:value-type="float" office:value="24.4553948916906" calcext:value-type="float">
            <text:p>24,4553948916906</text:p>
          </table:table-cell>
          <table:table-cell table:formula="of:=[.D34]-[.D22]" office:value-type="float" office:value="218.083333333333" calcext:value-type="float">
            <text:p>218,083333333333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1000" calcext:value-type="float">
            <text:p>1000</text:p>
          </table:table-cell>
          <table:table-cell table:formula="of:=COM.MICROSOFT.STDEV.S([.B24:.B35])" office:value-type="float" office:value="301.834241084257" calcext:value-type="float">
            <text:p>301,834241084257</text:p>
          </table:table-cell>
          <table:table-cell table:formula="of:=AVERAGE([.B24:.B35])" office:value-type="float" office:value="329.5" calcext:value-type="float">
            <text:p>329,5</text:p>
          </table:table-cell>
          <table:table-cell table:formula="of:=[.D35]-[.C35]" office:value-type="float" office:value="27.6657589157435" calcext:value-type="float">
            <text:p>27,6657589157435</text:p>
          </table:table-cell>
          <table:table-cell table:formula="of:=[.D35]-[.D23]" office:value-type="float" office:value="296.416666666667" calcext:value-type="float">
            <text:p>296,416666666667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400" calcext:value-type="float">
            <text:p>1400</text:p>
          </table:table-cell>
          <table:table-cell table:formula="of:=COM.MICROSOFT.STDEV.S([.B25:.B36])" office:value-type="float" office:value="417.49609869344" calcext:value-type="float">
            <text:p>417,49609869344</text:p>
          </table:table-cell>
          <table:table-cell table:formula="of:=AVERAGE([.B25:.B36])" office:value-type="float" office:value="442.083333333333" calcext:value-type="float">
            <text:p>442,083333333333</text:p>
          </table:table-cell>
          <table:table-cell table:formula="of:=[.D36]-[.C36]" office:value-type="float" office:value="24.5872346398935" calcext:value-type="float">
            <text:p>24,5872346398935</text:p>
          </table:table-cell>
          <table:table-cell table:formula="of:=[.D36]-[.D24]" office:value-type="float" office:value="407.083333333333" calcext:value-type="float">
            <text:p>407,083333333333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800" calcext:value-type="float">
            <text:p>1800</text:p>
          </table:table-cell>
          <table:table-cell table:formula="of:=COM.MICROSOFT.STDEV.S([.B26:.B37])" office:value-type="float" office:value="551.959814083993" calcext:value-type="float">
            <text:p>551,959814083993</text:p>
          </table:table-cell>
          <table:table-cell table:formula="of:=AVERAGE([.B26:.B37])" office:value-type="float" office:value="588" calcext:value-type="float">
            <text:p>588</text:p>
          </table:table-cell>
          <table:table-cell table:formula="of:=[.D37]-[.C37]" office:value-type="float" office:value="36.0401859160067" calcext:value-type="float">
            <text:p>36,0401859160067</text:p>
          </table:table-cell>
          <table:table-cell table:formula="of:=[.D37]-[.D25]" office:value-type="float" office:value="551.083333333333" calcext:value-type="float">
            <text:p>551,083333333333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500" calcext:value-type="float">
            <text:p>2500</text:p>
          </table:table-cell>
          <table:table-cell table:formula="of:=COM.MICROSOFT.STDEV.S([.B27:.B38])" office:value-type="float" office:value="752.431508007489" calcext:value-type="float">
            <text:p>752,431508007489</text:p>
          </table:table-cell>
          <table:table-cell table:formula="of:=AVERAGE([.B27:.B38])" office:value-type="float" office:value="791.583333333333" calcext:value-type="float">
            <text:p>791,583333333333</text:p>
          </table:table-cell>
          <table:table-cell table:formula="of:=[.D38]-[.C38]" office:value-type="float" office:value="39.1518253258441" calcext:value-type="float">
            <text:p>39,1518253258441</text:p>
          </table:table-cell>
          <table:table-cell table:formula="of:=[.D38]-[.D26]" office:value-type="float" office:value="752.083333333333" calcext:value-type="float">
            <text:p>752,083333333333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100" calcext:value-type="float">
            <text:p>3100</text:p>
          </table:table-cell>
          <table:table-cell table:formula="of:=COM.MICROSOFT.STDEV.S([.B28:.B39])" office:value-type="float" office:value="967.193139027474" calcext:value-type="float">
            <text:p>967,193139027474</text:p>
          </table:table-cell>
          <table:table-cell table:formula="of:=AVERAGE([.B28:.B39])" office:value-type="float" office:value="1043.25" calcext:value-type="float">
            <text:p>1043,25</text:p>
          </table:table-cell>
          <table:table-cell table:formula="of:=[.D39]-[.C39]" office:value-type="float" office:value="76.0568609725262" calcext:value-type="float">
            <text:p>76,0568609725262</text:p>
          </table:table-cell>
          <table:table-cell table:formula="of:=[.D39]-[.D27]" office:value-type="float" office:value="999.25" calcext:value-type="float">
            <text:p>999,25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800" calcext:value-type="float">
            <text:p>3800</text:p>
          </table:table-cell>
          <table:table-cell table:formula="of:=COM.MICROSOFT.STDEV.S([.B29:.B40])" office:value-type="float" office:value="1207.23081572011" calcext:value-type="float">
            <text:p>1207,23081572011</text:p>
          </table:table-cell>
          <table:table-cell table:formula="of:=AVERAGE([.B29:.B40])" office:value-type="float" office:value="1345.66666666667" calcext:value-type="float">
            <text:p>1345,66666666667</text:p>
          </table:table-cell>
          <table:table-cell table:formula="of:=[.D40]-[.C40]" office:value-type="float" office:value="138.435850946556" calcext:value-type="float">
            <text:p>138,435850946556</text:p>
          </table:table-cell>
          <table:table-cell table:formula="of:=[.D40]-[.D28]" office:value-type="float" office:value="1289.58333333333" calcext:value-type="float">
            <text:p>1289,58333333333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500" calcext:value-type="float">
            <text:p>4500</text:p>
          </table:table-cell>
          <table:table-cell table:formula="of:=COM.MICROSOFT.STDEV.S([.B30:.B41])" office:value-type="float" office:value="1454.45366187633" calcext:value-type="float">
            <text:p>1454,45366187633</text:p>
          </table:table-cell>
          <table:table-cell table:formula="of:=AVERAGE([.B30:.B41])" office:value-type="float" office:value="1700" calcext:value-type="float">
            <text:p>1700</text:p>
          </table:table-cell>
          <table:table-cell table:formula="of:=[.D41]-[.C41]" office:value-type="float" office:value="245.546338123674" calcext:value-type="float">
            <text:p>245,546338123674</text:p>
          </table:table-cell>
          <table:table-cell table:formula="of:=[.D41]-[.D29]" office:value-type="float" office:value="1625.83333333333" calcext:value-type="float">
            <text:p>1625,83333333333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100" calcext:value-type="float">
            <text:p>5100</text:p>
          </table:table-cell>
          <table:table-cell table:formula="of:=COM.MICROSOFT.STDEV.S([.B31:.B42])" office:value-type="float" office:value="1676.2087633054" calcext:value-type="float">
            <text:p>1676,2087633054</text:p>
          </table:table-cell>
          <table:table-cell table:formula="of:=AVERAGE([.B31:.B42])" office:value-type="float" office:value="2101" calcext:value-type="float">
            <text:p>2101</text:p>
          </table:table-cell>
          <table:table-cell table:formula="of:=[.D42]-[.C42]" office:value-type="float" office:value="424.7912366946" calcext:value-type="float">
            <text:p>424,7912366946</text:p>
          </table:table-cell>
          <table:table-cell table:formula="of:=[.D42]-[.D30]" office:value-type="float" office:value="2005.66666666667" calcext:value-type="float">
            <text:p>2005,66666666667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000" calcext:value-type="float">
            <text:p>6000</text:p>
          </table:table-cell>
          <table:table-cell table:formula="of:=COM.MICROSOFT.STDEV.S([.B32:.B43])" office:value-type="float" office:value="1918.0118553525" calcext:value-type="float">
            <text:p>1918,0118553525</text:p>
          </table:table-cell>
          <table:table-cell table:formula="of:=AVERAGE([.B32:.B43])" office:value-type="float" office:value="2570.25" calcext:value-type="float">
            <text:p>2570,25</text:p>
          </table:table-cell>
          <table:table-cell table:formula="of:=[.D43]-[.C43]" office:value-type="float" office:value="652.238144647503" calcext:value-type="float">
            <text:p>652,238144647503</text:p>
          </table:table-cell>
          <table:table-cell table:formula="of:=[.D43]-[.D31]" office:value-type="float" office:value="2447" calcext:value-type="float">
            <text:p>2447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7100" calcext:value-type="float">
            <text:p>7100</text:p>
          </table:table-cell>
          <table:table-cell table:formula="of:=COM.MICROSOFT.STDEV.S([.B33:.B44])" office:value-type="float" office:value="2185.02963713345" calcext:value-type="float">
            <text:p>2185,02963713345</text:p>
          </table:table-cell>
          <table:table-cell table:formula="of:=AVERAGE([.B33:.B44])" office:value-type="float" office:value="3128.83333333333" calcext:value-type="float">
            <text:p>3128,83333333333</text:p>
          </table:table-cell>
          <table:table-cell table:formula="of:=[.D44]-[.C44]" office:value-type="float" office:value="943.803696199888" calcext:value-type="float">
            <text:p>943,803696199888</text:p>
          </table:table-cell>
          <table:table-cell table:formula="of:=[.D44]-[.D32]" office:value-type="float" office:value="2975.91666666667" calcext:value-type="float">
            <text:p>2975,91666666667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8000" calcext:value-type="float">
            <text:p>8000</text:p>
          </table:table-cell>
          <table:table-cell table:formula="of:=COM.MICROSOFT.STDEV.S([.B34:.B45])" office:value-type="float" office:value="2420.58773228672" calcext:value-type="float">
            <text:p>2420,58773228672</text:p>
          </table:table-cell>
          <table:table-cell table:formula="of:=AVERAGE([.B34:.B45])" office:value-type="float" office:value="3756.33333333333" calcext:value-type="float">
            <text:p>3756,33333333333</text:p>
          </table:table-cell>
          <table:table-cell table:formula="of:=[.D45]-[.C45]" office:value-type="float" office:value="1335.74560104661" calcext:value-type="float">
            <text:p>1335,74560104661</text:p>
          </table:table-cell>
          <table:table-cell table:formula="of:=[.D45]-[.D33]" office:value-type="float" office:value="3567.75" calcext:value-type="float">
            <text:p>3567,75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900" calcext:value-type="float">
            <text:p>8900</text:p>
          </table:table-cell>
          <table:table-cell table:formula="of:=COM.MICROSOFT.STDEV.S([.B35:.B46])" office:value-type="float" office:value="2637.60681242859" calcext:value-type="float">
            <text:p>2637,60681242859</text:p>
          </table:table-cell>
          <table:table-cell table:formula="of:=AVERAGE([.B35:.B46])" office:value-type="float" office:value="4433.33333333333" calcext:value-type="float">
            <text:p>4433,33333333333</text:p>
          </table:table-cell>
          <table:table-cell table:formula="of:=[.D46]-[.C46]" office:value-type="float" office:value="1795.72652090475" calcext:value-type="float">
            <text:p>1795,72652090475</text:p>
          </table:table-cell>
          <table:table-cell table:formula="of:=[.D46]-[.D34]" office:value-type="float" office:value="4183.58333333333" calcext:value-type="float">
            <text:p>4183,5833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800" calcext:value-type="float">
            <text:p>9800</text:p>
          </table:table-cell>
          <table:table-cell table:formula="of:=COM.MICROSOFT.STDEV.S([.B36:.B47])" office:value-type="float" office:value="2813.71101873837" calcext:value-type="float">
            <text:p>2813,71101873837</text:p>
          </table:table-cell>
          <table:table-cell table:formula="of:=AVERAGE([.B36:.B47])" office:value-type="float" office:value="5166.66666666667" calcext:value-type="float">
            <text:p>5166,66666666667</text:p>
          </table:table-cell>
          <table:table-cell table:formula="of:=[.D47]-[.C47]" office:value-type="float" office:value="2352.9556479283" calcext:value-type="float">
            <text:p>2352,9556479283</text:p>
          </table:table-cell>
          <table:table-cell table:formula="of:=[.D47]-[.D35]" office:value-type="float" office:value="4837.16666666667" calcext:value-type="float">
            <text:p>4837,16666666667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1000" calcext:value-type="float">
            <text:p>11000</text:p>
          </table:table-cell>
          <table:table-cell table:formula="of:=COM.MICROSOFT.STDEV.S([.B37:.B48])" office:value-type="float" office:value="3003.73504863932" calcext:value-type="float">
            <text:p>3003,73504863932</text:p>
          </table:table-cell>
          <table:table-cell table:formula="of:=AVERAGE([.B37:.B48])" office:value-type="float" office:value="5966.66666666667" calcext:value-type="float">
            <text:p>5966,66666666667</text:p>
          </table:table-cell>
          <table:table-cell table:formula="of:=[.D48]-[.C48]" office:value-type="float" office:value="2962.93161802735" calcext:value-type="float">
            <text:p>2962,93161802735</text:p>
          </table:table-cell>
          <table:table-cell table:formula="of:=[.D48]-[.D36]" office:value-type="float" office:value="5524.58333333333" calcext:value-type="float">
            <text:p>5524,58333333333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12000" calcext:value-type="float">
            <text:p>12000</text:p>
          </table:table-cell>
          <table:table-cell table:formula="of:=COM.MICROSOFT.STDEV.S([.B38:.B49])" office:value-type="float" office:value="3156.76282212515" calcext:value-type="float">
            <text:p>3156,76282212515</text:p>
          </table:table-cell>
          <table:table-cell table:formula="of:=AVERAGE([.B38:.B49])" office:value-type="float" office:value="6816.66666666667" calcext:value-type="float">
            <text:p>6816,66666666667</text:p>
          </table:table-cell>
          <table:table-cell table:formula="of:=[.D49]-[.C49]" office:value-type="float" office:value="3659.90384454152" calcext:value-type="float">
            <text:p>3659,90384454152</text:p>
          </table:table-cell>
          <table:table-cell table:formula="of:=[.D49]-[.D37]" office:value-type="float" office:value="6228.66666666667" calcext:value-type="float">
            <text:p>6228,66666666667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4000" calcext:value-type="float">
            <text:p>14000</text:p>
          </table:table-cell>
          <table:table-cell table:formula="of:=COM.MICROSOFT.STDEV.S([.B39:.B50])" office:value-type="float" office:value="3458.35615180497" calcext:value-type="float">
            <text:p>3458,35615180497</text:p>
          </table:table-cell>
          <table:table-cell table:formula="of:=AVERAGE([.B39:.B50])" office:value-type="float" office:value="7775" calcext:value-type="float">
            <text:p>7775</text:p>
          </table:table-cell>
          <table:table-cell table:formula="of:=[.D50]-[.C50]" office:value-type="float" office:value="4316.64384819503" calcext:value-type="float">
            <text:p>4316,64384819503</text:p>
          </table:table-cell>
          <table:table-cell table:formula="of:=[.D50]-[.D38]" office:value-type="float" office:value="6983.41666666667" calcext:value-type="float">
            <text:p>6983,41666666667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5000" calcext:value-type="float">
            <text:p>15000</text:p>
          </table:table-cell>
          <table:table-cell table:formula="of:=COM.MICROSOFT.STDEV.S([.B40:.B51])" office:value-type="float" office:value="3694.05747194878" calcext:value-type="float">
            <text:p>3694,05747194878</text:p>
          </table:table-cell>
          <table:table-cell table:formula="of:=AVERAGE([.B40:.B51])" office:value-type="float" office:value="8766.66666666667" calcext:value-type="float">
            <text:p>8766,66666666667</text:p>
          </table:table-cell>
          <table:table-cell table:formula="of:=[.D51]-[.C51]" office:value-type="float" office:value="5072.60919471789" calcext:value-type="float">
            <text:p>5072,60919471789</text:p>
          </table:table-cell>
          <table:table-cell table:formula="of:=[.D51]-[.D39]" office:value-type="float" office:value="7723.41666666667" calcext:value-type="float">
            <text:p>7723,41666666667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7000" calcext:value-type="float">
            <text:p>17000</text:p>
          </table:table-cell>
          <table:table-cell table:formula="of:=COM.MICROSOFT.STDEV.S([.B41:.B52])" office:value-type="float" office:value="4030.64022285053" calcext:value-type="float">
            <text:p>4030,64022285053</text:p>
          </table:table-cell>
          <table:table-cell table:formula="of:=AVERAGE([.B41:.B52])" office:value-type="float" office:value="9866.66666666667" calcext:value-type="float">
            <text:p>9866,66666666667</text:p>
          </table:table-cell>
          <table:table-cell table:formula="of:=[.D52]-[.C52]" office:value-type="float" office:value="5836.02644381613" calcext:value-type="float">
            <text:p>5836,02644381613</text:p>
          </table:table-cell>
          <table:table-cell table:formula="of:=[.D52]-[.D40]" office:value-type="float" office:value="8521" calcext:value-type="float">
            <text:p>8521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8000" calcext:value-type="float">
            <text:p>18000</text:p>
          </table:table-cell>
          <table:table-cell table:formula="of:=COM.MICROSOFT.STDEV.S([.B42:.B53])" office:value-type="float" office:value="4273.26963031042" calcext:value-type="float">
            <text:p>4273,26963031042</text:p>
          </table:table-cell>
          <table:table-cell table:formula="of:=AVERAGE([.B42:.B53])" office:value-type="float" office:value="10991.6666666667" calcext:value-type="float">
            <text:p>10991,6666666667</text:p>
          </table:table-cell>
          <table:table-cell table:formula="of:=[.D53]-[.C53]" office:value-type="float" office:value="6718.39703635625" calcext:value-type="float">
            <text:p>6718,39703635625</text:p>
          </table:table-cell>
          <table:table-cell table:formula="of:=[.D53]-[.D41]" office:value-type="float" office:value="9291.66666666667" calcext:value-type="float">
            <text:p>9291,66666666667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0000" calcext:value-type="float">
            <text:p>20000</text:p>
          </table:table-cell>
          <table:table-cell table:formula="of:=COM.MICROSOFT.STDEV.S([.B43:.B54])" office:value-type="float" office:value="4560.7681437019" calcext:value-type="float">
            <text:p>4560,7681437019</text:p>
          </table:table-cell>
          <table:table-cell table:formula="of:=AVERAGE([.B43:.B54])" office:value-type="float" office:value="12233.3333333333" calcext:value-type="float">
            <text:p>12233,3333333333</text:p>
          </table:table-cell>
          <table:table-cell table:formula="of:=[.D54]-[.C54]" office:value-type="float" office:value="7672.56518963143" calcext:value-type="float">
            <text:p>7672,56518963143</text:p>
          </table:table-cell>
          <table:table-cell table:formula="of:=[.D54]-[.D42]" office:value-type="float" office:value="10132.3333333333" calcext:value-type="float">
            <text:p>10132,3333333333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22000" calcext:value-type="float">
            <text:p>22000</text:p>
          </table:table-cell>
          <table:table-cell table:formula="of:=COM.MICROSOFT.STDEV.S([.B44:.B55])" office:value-type="float" office:value="4899.04134097744" calcext:value-type="float">
            <text:p>4899,04134097744</text:p>
          </table:table-cell>
          <table:table-cell table:formula="of:=AVERAGE([.B44:.B55])" office:value-type="float" office:value="13566.6666666667" calcext:value-type="float">
            <text:p>13566,6666666667</text:p>
          </table:table-cell>
          <table:table-cell table:formula="of:=[.D55]-[.C55]" office:value-type="float" office:value="8667.62532568922" calcext:value-type="float">
            <text:p>8667,62532568922</text:p>
          </table:table-cell>
          <table:table-cell table:formula="of:=[.D55]-[.D43]" office:value-type="float" office:value="10996.4166666667" calcext:value-type="float">
            <text:p>10996,4166666667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24000" calcext:value-type="float">
            <text:p>24000</text:p>
          </table:table-cell>
          <table:table-cell table:formula="of:=COM.MICROSOFT.STDEV.S([.B45:.B56])" office:value-type="float" office:value="5284.99161433927" calcext:value-type="float">
            <text:p>5284,99161433927</text:p>
          </table:table-cell>
          <table:table-cell table:formula="of:=AVERAGE([.B45:.B56])" office:value-type="float" office:value="14975" calcext:value-type="float">
            <text:p>14975</text:p>
          </table:table-cell>
          <table:table-cell table:formula="of:=[.D56]-[.C56]" office:value-type="float" office:value="9690.00838566073" calcext:value-type="float">
            <text:p>9690,00838566073</text:p>
          </table:table-cell>
          <table:table-cell table:formula="of:=[.D56]-[.D44]" office:value-type="float" office:value="11846.1666666667" calcext:value-type="float">
            <text:p>11846,1666666667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5000" calcext:value-type="float">
            <text:p>25000</text:p>
          </table:table-cell>
          <table:table-cell table:formula="of:=COM.MICROSOFT.STDEV.S([.B46:.B57])" office:value-type="float" office:value="5518.6392152304" calcext:value-type="float">
            <text:p>5518,6392152304</text:p>
          </table:table-cell>
          <table:table-cell table:formula="of:=AVERAGE([.B46:.B57])" office:value-type="float" office:value="16391.6666666667" calcext:value-type="float">
            <text:p>16391,6666666667</text:p>
          </table:table-cell>
          <table:table-cell table:formula="of:=[.D57]-[.C57]" office:value-type="float" office:value="10873.0274514363" calcext:value-type="float">
            <text:p>10873,0274514363</text:p>
          </table:table-cell>
          <table:table-cell table:formula="of:=[.D57]-[.D45]" office:value-type="float" office:value="12635.3333333333" calcext:value-type="float">
            <text:p>12635,3333333333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27000" calcext:value-type="float">
            <text:p>27000</text:p>
          </table:table-cell>
          <table:table-cell table:formula="of:=COM.MICROSOFT.STDEV.S([.B47:.B58])" office:value-type="float" office:value="5753.41795646885" calcext:value-type="float">
            <text:p>5753,41795646885</text:p>
          </table:table-cell>
          <table:table-cell table:formula="of:=AVERAGE([.B47:.B58])" office:value-type="float" office:value="17900" calcext:value-type="float">
            <text:p>17900</text:p>
          </table:table-cell>
          <table:table-cell table:formula="of:=[.D58]-[.C58]" office:value-type="float" office:value="12146.5820435312" calcext:value-type="float">
            <text:p>12146,5820435312</text:p>
          </table:table-cell>
          <table:table-cell table:formula="of:=[.D58]-[.D46]" office:value-type="float" office:value="13466.6666666667" calcext:value-type="float">
            <text:p>13466,6666666667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29000" calcext:value-type="float">
            <text:p>29000</text:p>
          </table:table-cell>
          <table:table-cell table:formula="of:=COM.MICROSOFT.STDEV.S([.B48:.B59])" office:value-type="float" office:value="5962.00088438894" calcext:value-type="float">
            <text:p>5962,00088438894</text:p>
          </table:table-cell>
          <table:table-cell table:formula="of:=AVERAGE([.B48:.B59])" office:value-type="float" office:value="19500" calcext:value-type="float">
            <text:p>19500</text:p>
          </table:table-cell>
          <table:table-cell table:formula="of:=[.D59]-[.C59]" office:value-type="float" office:value="13537.9991156111" calcext:value-type="float">
            <text:p>13537,9991156111</text:p>
          </table:table-cell>
          <table:table-cell table:formula="of:=[.D59]-[.D47]" office:value-type="float" office:value="14333.3333333333" calcext:value-type="float">
            <text:p>14333,3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31000" calcext:value-type="float">
            <text:p>31000</text:p>
          </table:table-cell>
          <table:table-cell table:formula="of:=COM.MICROSOFT.STDEV.S([.B49:.B60])" office:value-type="float" office:value="6161.95561244131" calcext:value-type="float">
            <text:p>6161,95561244131</text:p>
          </table:table-cell>
          <table:table-cell table:formula="of:=AVERAGE([.B49:.B60])" office:value-type="float" office:value="21166.6666666667" calcext:value-type="float">
            <text:p>21166,6666666667</text:p>
          </table:table-cell>
          <table:table-cell table:formula="of:=[.D60]-[.C60]" office:value-type="float" office:value="15004.7110542254" calcext:value-type="float">
            <text:p>15004,7110542254</text:p>
          </table:table-cell>
          <table:table-cell table:formula="of:=[.D60]-[.D48]" office:value-type="float" office:value="15200" calcext:value-type="float">
            <text:p>15200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4000" calcext:value-type="float">
            <text:p>34000</text:p>
          </table:table-cell>
          <table:table-cell table:formula="of:=COM.MICROSOFT.STDEV.S([.B50:.B61])" office:value-type="float" office:value="6452.62455411468" calcext:value-type="float">
            <text:p>6452,62455411468</text:p>
          </table:table-cell>
          <table:table-cell table:formula="of:=AVERAGE([.B50:.B61])" office:value-type="float" office:value="23000" calcext:value-type="float">
            <text:p>23000</text:p>
          </table:table-cell>
          <table:table-cell table:formula="of:=[.D61]-[.C61]" office:value-type="float" office:value="16547.3754458853" calcext:value-type="float">
            <text:p>16547,3754458853</text:p>
          </table:table-cell>
          <table:table-cell table:formula="of:=[.D61]-[.D49]" office:value-type="float" office:value="16183.3333333333" calcext:value-type="float">
            <text:p>16183,3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37000" calcext:value-type="float">
            <text:p>37000</text:p>
          </table:table-cell>
          <table:table-cell table:formula="of:=COM.MICROSOFT.STDEV.S([.B51:.B62])" office:value-type="float" office:value="6934.21468757157" calcext:value-type="float">
            <text:p>6934,21468757157</text:p>
          </table:table-cell>
          <table:table-cell table:formula="of:=AVERAGE([.B51:.B62])" office:value-type="float" office:value="24916.6666666667" calcext:value-type="float">
            <text:p>24916,6666666667</text:p>
          </table:table-cell>
          <table:table-cell table:formula="of:=[.D62]-[.C62]" office:value-type="float" office:value="17982.4519790951" calcext:value-type="float">
            <text:p>17982,4519790951</text:p>
          </table:table-cell>
          <table:table-cell table:formula="of:=[.D62]-[.D50]" office:value-type="float" office:value="17141.6666666667" calcext:value-type="float">
            <text:p>17141,66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40000" calcext:value-type="float">
            <text:p>40000</text:p>
          </table:table-cell>
          <table:table-cell table:formula="of:=COM.MICROSOFT.STDEV.S([.B52:.B63])" office:value-type="float" office:value="7422.32504616371" calcext:value-type="float">
            <text:p>7422,32504616371</text:p>
          </table:table-cell>
          <table:table-cell table:formula="of:=AVERAGE([.B52:.B63])" office:value-type="float" office:value="27000" calcext:value-type="float">
            <text:p>27000</text:p>
          </table:table-cell>
          <table:table-cell table:formula="of:=[.D63]-[.C63]" office:value-type="float" office:value="19577.6749538363" calcext:value-type="float">
            <text:p>19577,6749538363</text:p>
          </table:table-cell>
          <table:table-cell table:formula="of:=[.D63]-[.D51]" office:value-type="float" office:value="18233.3333333333" calcext:value-type="float">
            <text:p>18233,3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42000" calcext:value-type="float">
            <text:p>42000</text:p>
          </table:table-cell>
          <table:table-cell table:formula="of:=COM.MICROSOFT.STDEV.S([.B53:.B64])" office:value-type="float" office:value="7856.18845049538" calcext:value-type="float">
            <text:p>7856,18845049538</text:p>
          </table:table-cell>
          <table:table-cell table:formula="of:=AVERAGE([.B53:.B64])" office:value-type="float" office:value="29083.3333333333" calcext:value-type="float">
            <text:p>29083,3333333333</text:p>
          </table:table-cell>
          <table:table-cell table:formula="of:=[.D64]-[.C64]" office:value-type="float" office:value="21227.144882838" calcext:value-type="float">
            <text:p>21227,144882838</text:p>
          </table:table-cell>
          <table:table-cell table:formula="of:=[.D64]-[.D52]" office:value-type="float" office:value="19216.6666666667" calcext:value-type="float">
            <text:p>19216,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45000" calcext:value-type="float">
            <text:p>45000</text:p>
          </table:table-cell>
          <table:table-cell table:formula="of:=COM.MICROSOFT.STDEV.S([.B54:.B65])" office:value-type="float" office:value="8249.88521499579" calcext:value-type="float">
            <text:p>8249,88521499579</text:p>
          </table:table-cell>
          <table:table-cell table:formula="of:=AVERAGE([.B54:.B65])" office:value-type="float" office:value="31333.3333333333" calcext:value-type="float">
            <text:p>31333,3333333333</text:p>
          </table:table-cell>
          <table:table-cell table:formula="of:=[.D65]-[.C65]" office:value-type="float" office:value="23083.4481183375" calcext:value-type="float">
            <text:p>23083,4481183375</text:p>
          </table:table-cell>
          <table:table-cell table:formula="of:=[.D65]-[.D53]" office:value-type="float" office:value="20341.6666666667" calcext:value-type="float">
            <text:p>20341,6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47000" calcext:value-type="float">
            <text:p>47000</text:p>
          </table:table-cell>
          <table:table-cell table:formula="of:=COM.MICROSOFT.STDEV.S([.B55:.B66])" office:value-type="float" office:value="8554.19443455913" calcext:value-type="float">
            <text:p>8554,19443455913</text:p>
          </table:table-cell>
          <table:table-cell table:formula="of:=AVERAGE([.B55:.B66])" office:value-type="float" office:value="33583.3333333333" calcext:value-type="float">
            <text:p>33583,3333333333</text:p>
          </table:table-cell>
          <table:table-cell table:formula="of:=[.D66]-[.C66]" office:value-type="float" office:value="25029.1388987742" calcext:value-type="float">
            <text:p>25029,1388987742</text:p>
          </table:table-cell>
          <table:table-cell table:formula="of:=[.D66]-[.D54]" office:value-type="float" office:value="21350" calcext:value-type="float">
            <text:p>21350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50000" calcext:value-type="float">
            <text:p>50000</text:p>
          </table:table-cell>
          <table:table-cell table:formula="of:=COM.MICROSOFT.STDEV.S([.B56:.B67])" office:value-type="float" office:value="8918.40113405305" calcext:value-type="float">
            <text:p>8918,40113405305</text:p>
          </table:table-cell>
          <table:table-cell table:formula="of:=AVERAGE([.B56:.B67])" office:value-type="float" office:value="35916.6666666667" calcext:value-type="float">
            <text:p>35916,6666666667</text:p>
          </table:table-cell>
          <table:table-cell table:formula="of:=[.D67]-[.C67]" office:value-type="float" office:value="26998.2655326136" calcext:value-type="float">
            <text:p>26998,2655326136</text:p>
          </table:table-cell>
          <table:table-cell table:formula="of:=[.D67]-[.D55]" office:value-type="float" office:value="22350" calcext:value-type="float">
            <text:p>22350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4000" calcext:value-type="float">
            <text:p>54000</text:p>
          </table:table-cell>
          <table:table-cell table:formula="of:=COM.MICROSOFT.STDEV.S([.B57:.B68])" office:value-type="float" office:value="9462.44570858289" calcext:value-type="float">
            <text:p>9462,44570858289</text:p>
          </table:table-cell>
          <table:table-cell table:formula="of:=AVERAGE([.B57:.B68])" office:value-type="float" office:value="38416.6666666667" calcext:value-type="float">
            <text:p>38416,6666666667</text:p>
          </table:table-cell>
          <table:table-cell table:formula="of:=[.D68]-[.C68]" office:value-type="float" office:value="28954.2209580838" calcext:value-type="float">
            <text:p>28954,2209580838</text:p>
          </table:table-cell>
          <table:table-cell table:formula="of:=[.D68]-[.D56]" office:value-type="float" office:value="23441.6666666667" calcext:value-type="float">
            <text:p>23441,666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9000" calcext:value-type="float">
            <text:p>59000</text:p>
          </table:table-cell>
          <table:table-cell table:formula="of:=COM.MICROSOFT.STDEV.S([.B58:.B69])" office:value-type="float" office:value="10145.5319319303" calcext:value-type="float">
            <text:p>10145,5319319303</text:p>
          </table:table-cell>
          <table:table-cell table:formula="of:=AVERAGE([.B58:.B69])" office:value-type="float" office:value="41250" calcext:value-type="float">
            <text:p>41250</text:p>
          </table:table-cell>
          <table:table-cell table:formula="of:=[.D69]-[.C69]" office:value-type="float" office:value="31104.4680680697" calcext:value-type="float">
            <text:p>31104,4680680697</text:p>
          </table:table-cell>
          <table:table-cell table:formula="of:=[.D69]-[.D57]" office:value-type="float" office:value="24858.3333333333" calcext:value-type="float">
            <text:p>24858,3333333333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2000" calcext:value-type="float">
            <text:p>62000</text:p>
          </table:table-cell>
          <table:table-cell table:formula="of:=COM.MICROSOFT.STDEV.S([.B59:.B70])" office:value-type="float" office:value="10692.6766215636" calcext:value-type="float">
            <text:p>10692,6766215636</text:p>
          </table:table-cell>
          <table:table-cell table:formula="of:=AVERAGE([.B59:.B70])" office:value-type="float" office:value="44166.6666666667" calcext:value-type="float">
            <text:p>44166,6666666667</text:p>
          </table:table-cell>
          <table:table-cell table:formula="of:=[.D70]-[.C70]" office:value-type="float" office:value="33473.990045103" calcext:value-type="float">
            <text:p>33473,990045103</text:p>
          </table:table-cell>
          <table:table-cell table:formula="of:=[.D70]-[.D58]" office:value-type="float" office:value="26266.6666666667" calcext:value-type="float">
            <text:p>26266,666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4000" calcext:value-type="float">
            <text:p>64000</text:p>
          </table:table-cell>
          <table:table-cell table:formula="of:=COM.MICROSOFT.STDEV.S([.B60:.B71])" office:value-type="float" office:value="10949.9550296572" calcext:value-type="float">
            <text:p>10949,9550296572</text:p>
          </table:table-cell>
          <table:table-cell table:formula="of:=AVERAGE([.B60:.B71])" office:value-type="float" office:value="47083.3333333333" calcext:value-type="float">
            <text:p>47083,3333333333</text:p>
          </table:table-cell>
          <table:table-cell table:formula="of:=[.D71]-[.C71]" office:value-type="float" office:value="36133.3783036761" calcext:value-type="float">
            <text:p>36133,3783036761</text:p>
          </table:table-cell>
          <table:table-cell table:formula="of:=[.D71]-[.D59]" office:value-type="float" office:value="27583.3333333333" calcext:value-type="float">
            <text:p>27583,3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67000" calcext:value-type="float">
            <text:p>67000</text:p>
          </table:table-cell>
          <table:table-cell table:formula="of:=COM.MICROSOFT.STDEV.S([.B61:.B72])" office:value-type="float" office:value="11073.7883255365" calcext:value-type="float">
            <text:p>11073,7883255365</text:p>
          </table:table-cell>
          <table:table-cell table:formula="of:=AVERAGE([.B61:.B72])" office:value-type="float" office:value="50083.3333333333" calcext:value-type="float">
            <text:p>50083,3333333333</text:p>
          </table:table-cell>
          <table:table-cell table:formula="of:=[.D72]-[.C72]" office:value-type="float" office:value="39009.5450077969" calcext:value-type="float">
            <text:p>39009,5450077969</text:p>
          </table:table-cell>
          <table:table-cell table:formula="of:=[.D72]-[.D60]" office:value-type="float" office:value="28916.6666666667" calcext:value-type="float">
            <text:p>28916,666666666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69000" calcext:value-type="float">
            <text:p>69000</text:p>
          </table:table-cell>
          <table:table-cell table:formula="of:=COM.MICROSOFT.STDEV.S([.B62:.B73])" office:value-type="float" office:value="11061.8098141143" calcext:value-type="float">
            <text:p>11061,8098141143</text:p>
          </table:table-cell>
          <table:table-cell table:formula="of:=AVERAGE([.B62:.B73])" office:value-type="float" office:value="53000" calcext:value-type="float">
            <text:p>53000</text:p>
          </table:table-cell>
          <table:table-cell table:formula="of:=[.D73]-[.C73]" office:value-type="float" office:value="41938.1901858857" calcext:value-type="float">
            <text:p>41938,1901858857</text:p>
          </table:table-cell>
          <table:table-cell table:formula="of:=[.D73]-[.D61]" office:value-type="float" office:value="30000" calcext:value-type="float">
            <text:p>30000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71000" calcext:value-type="float">
            <text:p>71000</text:p>
          </table:table-cell>
          <table:table-cell table:formula="of:=COM.MICROSOFT.STDEV.S([.B63:.B74])" office:value-type="float" office:value="10944.7649032713" calcext:value-type="float">
            <text:p>10944,7649032713</text:p>
          </table:table-cell>
          <table:table-cell table:formula="of:=AVERAGE([.B63:.B74])" office:value-type="float" office:value="55833.3333333333" calcext:value-type="float">
            <text:p>55833,3333333333</text:p>
          </table:table-cell>
          <table:table-cell table:formula="of:=[.D74]-[.C74]" office:value-type="float" office:value="44888.568430062" calcext:value-type="float">
            <text:p>44888,568430062</text:p>
          </table:table-cell>
          <table:table-cell table:formula="of:=[.D74]-[.D62]" office:value-type="float" office:value="30916.6666666667" calcext:value-type="float">
            <text:p>30916,66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74000" calcext:value-type="float">
            <text:p>74000</text:p>
          </table:table-cell>
          <table:table-cell table:formula="of:=COM.MICROSOFT.STDEV.S([.B64:.B75])" office:value-type="float" office:value="10873.9332461821" calcext:value-type="float">
            <text:p>10873,9332461821</text:p>
          </table:table-cell>
          <table:table-cell table:formula="of:=AVERAGE([.B64:.B75])" office:value-type="float" office:value="58666.6666666667" calcext:value-type="float">
            <text:p>58666,6666666667</text:p>
          </table:table-cell>
          <table:table-cell table:formula="of:=[.D75]-[.C75]" office:value-type="float" office:value="47792.7334204846" calcext:value-type="float">
            <text:p>47792,7334204846</text:p>
          </table:table-cell>
          <table:table-cell table:formula="of:=[.D75]-[.D63]" office:value-type="float" office:value="31666.6666666667" calcext:value-type="float">
            <text:p>31666,6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76000" calcext:value-type="float">
            <text:p>76000</text:p>
          </table:table-cell>
          <table:table-cell table:formula="of:=COM.MICROSOFT.STDEV.S([.B65:.B76])" office:value-type="float" office:value="10561.5081567669" calcext:value-type="float">
            <text:p>10561,5081567669</text:p>
          </table:table-cell>
          <table:table-cell table:formula="of:=AVERAGE([.B65:.B76])" office:value-type="float" office:value="61500" calcext:value-type="float">
            <text:p>61500</text:p>
          </table:table-cell>
          <table:table-cell table:formula="of:=[.D76]-[.C76]" office:value-type="float" office:value="50938.4918432331" calcext:value-type="float">
            <text:p>50938,4918432331</text:p>
          </table:table-cell>
          <table:table-cell table:formula="of:=[.D76]-[.D64]" office:value-type="float" office:value="32416.6666666667" calcext:value-type="float">
            <text:p>32416,66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79000" calcext:value-type="float">
            <text:p>79000</text:p>
          </table:table-cell>
          <table:table-cell table:formula="of:=COM.MICROSOFT.STDEV.S([.B66:.B77])" office:value-type="float" office:value="10289.7418761982" calcext:value-type="float">
            <text:p>10289,7418761982</text:p>
          </table:table-cell>
          <table:table-cell table:formula="of:=AVERAGE([.B66:.B77])" office:value-type="float" office:value="64333.3333333333" calcext:value-type="float">
            <text:p>64333,3333333333</text:p>
          </table:table-cell>
          <table:table-cell table:formula="of:=[.D77]-[.C77]" office:value-type="float" office:value="54043.5914571351" calcext:value-type="float">
            <text:p>54043,5914571351</text:p>
          </table:table-cell>
          <table:table-cell table:formula="of:=[.D77]-[.D65]" office:value-type="float" office:value="33000" calcext:value-type="float">
            <text:p>33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81000" calcext:value-type="float">
            <text:p>81000</text:p>
          </table:table-cell>
          <table:table-cell table:formula="of:=COM.MICROSOFT.STDEV.S([.B67:.B78])" office:value-type="float" office:value="9749.90287441911" calcext:value-type="float">
            <text:p>9749,90287441911</text:p>
          </table:table-cell>
          <table:table-cell table:formula="of:=AVERAGE([.B67:.B78])" office:value-type="float" office:value="67166.6666666667" calcext:value-type="float">
            <text:p>67166,6666666667</text:p>
          </table:table-cell>
          <table:table-cell table:formula="of:=[.D78]-[.C78]" office:value-type="float" office:value="57416.7637922475" calcext:value-type="float">
            <text:p>57416,7637922475</text:p>
          </table:table-cell>
          <table:table-cell table:formula="of:=[.D78]-[.D66]" office:value-type="float" office:value="33583.3333333333" calcext:value-type="float">
            <text:p>33583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85000" calcext:value-type="float">
            <text:p>85000</text:p>
          </table:table-cell>
          <table:table-cell table:formula="of:=COM.MICROSOFT.STDEV.S([.B68:.B79])" office:value-type="float" office:value="9375.58079009056" calcext:value-type="float">
            <text:p>9375,58079009056</text:p>
          </table:table-cell>
          <table:table-cell table:formula="of:=AVERAGE([.B68:.B79])" office:value-type="float" office:value="70083.3333333333" calcext:value-type="float">
            <text:p>70083,3333333333</text:p>
          </table:table-cell>
          <table:table-cell table:formula="of:=[.D79]-[.C79]" office:value-type="float" office:value="60707.7525432428" calcext:value-type="float">
            <text:p>60707,7525432428</text:p>
          </table:table-cell>
          <table:table-cell table:formula="of:=[.D79]-[.D67]" office:value-type="float" office:value="34166.6666666667" calcext:value-type="float">
            <text:p>34166,666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88000" calcext:value-type="float">
            <text:p>88000</text:p>
          </table:table-cell>
          <table:table-cell table:formula="of:=COM.MICROSOFT.STDEV.S([.B69:.B80])" office:value-type="float" office:value="9209.26740086344" calcext:value-type="float">
            <text:p>9209,26740086344</text:p>
          </table:table-cell>
          <table:table-cell table:formula="of:=AVERAGE([.B69:.B80])" office:value-type="float" office:value="72916.6666666667" calcext:value-type="float">
            <text:p>72916,6666666667</text:p>
          </table:table-cell>
          <table:table-cell table:formula="of:=[.D80]-[.C80]" office:value-type="float" office:value="63707.3992658032" calcext:value-type="float">
            <text:p>63707,3992658032</text:p>
          </table:table-cell>
          <table:table-cell table:formula="of:=[.D80]-[.D68]" office:value-type="float" office:value="34500" calcext:value-type="float">
            <text:p>34500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92000" calcext:value-type="float">
            <text:p>92000</text:p>
          </table:table-cell>
          <table:table-cell table:formula="of:=COM.MICROSOFT.STDEV.S([.B70:.B81])" office:value-type="float" office:value="9594.82183579279" calcext:value-type="float">
            <text:p>9594,82183579279</text:p>
          </table:table-cell>
          <table:table-cell table:formula="of:=AVERAGE([.B70:.B81])" office:value-type="float" office:value="75666.6666666667" calcext:value-type="float">
            <text:p>75666,6666666667</text:p>
          </table:table-cell>
          <table:table-cell table:formula="of:=[.D81]-[.C81]" office:value-type="float" office:value="66071.8448308739" calcext:value-type="float">
            <text:p>66071,8448308739</text:p>
          </table:table-cell>
          <table:table-cell table:formula="of:=[.D81]-[.D69]" office:value-type="float" office:value="34416.6666666667" calcext:value-type="float">
            <text:p>34416,6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95000" calcext:value-type="float">
            <text:p>95000</text:p>
          </table:table-cell>
          <table:table-cell table:formula="of:=COM.MICROSOFT.STDEV.S([.B71:.B82])" office:value-type="float" office:value="10040.4484989768" calcext:value-type="float">
            <text:p>10040,4484989768</text:p>
          </table:table-cell>
          <table:table-cell table:formula="of:=AVERAGE([.B71:.B82])" office:value-type="float" office:value="78416.6666666667" calcext:value-type="float">
            <text:p>78416,6666666667</text:p>
          </table:table-cell>
          <table:table-cell table:formula="of:=[.D82]-[.C82]" office:value-type="float" office:value="68376.2181676898" calcext:value-type="float">
            <text:p>68376,2181676898</text:p>
          </table:table-cell>
          <table:table-cell table:formula="of:=[.D82]-[.D70]" office:value-type="float" office:value="34250" calcext:value-type="float">
            <text:p>34250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6000" calcext:value-type="float">
            <text:p>96000</text:p>
          </table:table-cell>
          <table:table-cell table:formula="of:=COM.MICROSOFT.STDEV.S([.B72:.B83])" office:value-type="float" office:value="10112.623374533" calcext:value-type="float">
            <text:p>10112,623374533</text:p>
          </table:table-cell>
          <table:table-cell table:formula="of:=AVERAGE([.B72:.B83])" office:value-type="float" office:value="81083.3333333333" calcext:value-type="float">
            <text:p>81083,3333333333</text:p>
          </table:table-cell>
          <table:table-cell table:formula="of:=[.D83]-[.C83]" office:value-type="float" office:value="70970.7099588003" calcext:value-type="float">
            <text:p>70970,7099588003</text:p>
          </table:table-cell>
          <table:table-cell table:formula="of:=[.D83]-[.D71]" office:value-type="float" office:value="34000" calcext:value-type="float">
            <text:p>34000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99000" calcext:value-type="float">
            <text:p>99000</text:p>
          </table:table-cell>
          <table:table-cell table:formula="of:=COM.MICROSOFT.STDEV.S([.B73:.B84])" office:value-type="float" office:value="10279.0607989782" calcext:value-type="float">
            <text:p>10279,0607989782</text:p>
          </table:table-cell>
          <table:table-cell table:formula="of:=AVERAGE([.B73:.B84])" office:value-type="float" office:value="83750" calcext:value-type="float">
            <text:p>83750</text:p>
          </table:table-cell>
          <table:table-cell table:formula="of:=[.D84]-[.C84]" office:value-type="float" office:value="73470.9392010218" calcext:value-type="float">
            <text:p>73470,9392010218</text:p>
          </table:table-cell>
          <table:table-cell table:formula="of:=[.D84]-[.D72]" office:value-type="float" office:value="33666.6666666667" calcext:value-type="float">
            <text:p>33666,66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00000" calcext:value-type="float">
            <text:p>100000</text:p>
          </table:table-cell>
          <table:table-cell table:formula="of:=COM.MICROSOFT.STDEV.S([.B74:.B85])" office:value-type="float" office:value="10129.4649713625" calcext:value-type="float">
            <text:p>10129,4649713625</text:p>
          </table:table-cell>
          <table:table-cell table:formula="of:=AVERAGE([.B74:.B85])" office:value-type="float" office:value="86333.3333333333" calcext:value-type="float">
            <text:p>86333,3333333333</text:p>
          </table:table-cell>
          <table:table-cell table:formula="of:=[.D85]-[.C85]" office:value-type="float" office:value="76203.8683619708" calcext:value-type="float">
            <text:p>76203,8683619708</text:p>
          </table:table-cell>
          <table:table-cell table:formula="of:=[.D85]-[.D73]" office:value-type="float" office:value="33333.3333333333" calcext:value-type="float">
            <text:p>33333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03000" calcext:value-type="float">
            <text:p>103000</text:p>
          </table:table-cell>
          <table:table-cell table:formula="of:=COM.MICROSOFT.STDEV.S([.B75:.B86])" office:value-type="float" office:value="9936.15985817825" calcext:value-type="float">
            <text:p>9936,15985817825</text:p>
          </table:table-cell>
          <table:table-cell table:formula="of:=AVERAGE([.B75:.B86])" office:value-type="float" office:value="89000" calcext:value-type="float">
            <text:p>89000</text:p>
          </table:table-cell>
          <table:table-cell table:formula="of:=[.D86]-[.C86]" office:value-type="float" office:value="79063.8401418218" calcext:value-type="float">
            <text:p>79063,8401418218</text:p>
          </table:table-cell>
          <table:table-cell table:formula="of:=[.D86]-[.D74]" office:value-type="float" office:value="33166.6666666667" calcext:value-type="float">
            <text:p>33166,66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06000" calcext:value-type="float">
            <text:p>106000</text:p>
          </table:table-cell>
          <table:table-cell table:formula="of:=COM.MICROSOFT.STDEV.S([.B76:.B87])" office:value-type="float" office:value="9838.08308502621" calcext:value-type="float">
            <text:p>9838,08308502621</text:p>
          </table:table-cell>
          <table:table-cell table:formula="of:=AVERAGE([.B76:.B87])" office:value-type="float" office:value="91666.6666666667" calcext:value-type="float">
            <text:p>91666,6666666667</text:p>
          </table:table-cell>
          <table:table-cell table:formula="of:=[.D87]-[.C87]" office:value-type="float" office:value="81828.5835816404" calcext:value-type="float">
            <text:p>81828,5835816404</text:p>
          </table:table-cell>
          <table:table-cell table:formula="of:=[.D87]-[.D75]" office:value-type="float" office:value="33000" calcext:value-type="float">
            <text:p>33000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08000" calcext:value-type="float">
            <text:p>108000</text:p>
          </table:table-cell>
          <table:table-cell table:formula="of:=COM.MICROSOFT.STDEV.S([.B77:.B88])" office:value-type="float" office:value="9537.8035715618" calcext:value-type="float">
            <text:p>9537,8035715618</text:p>
          </table:table-cell>
          <table:table-cell table:formula="of:=AVERAGE([.B77:.B88])" office:value-type="float" office:value="94333.3333333333" calcext:value-type="float">
            <text:p>94333,3333333333</text:p>
          </table:table-cell>
          <table:table-cell table:formula="of:=[.D88]-[.C88]" office:value-type="float" office:value="84795.5297617715" calcext:value-type="float">
            <text:p>84795,5297617715</text:p>
          </table:table-cell>
          <table:table-cell table:formula="of:=[.D88]-[.D76]" office:value-type="float" office:value="32833.3333333333" calcext:value-type="float">
            <text:p>32833,3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11000" calcext:value-type="float">
            <text:p>111000</text:p>
          </table:table-cell>
          <table:table-cell table:formula="of:=COM.MICROSOFT.STDEV.S([.B78:.B89])" office:value-type="float" office:value="9332.25101949734" calcext:value-type="float">
            <text:p>9332,25101949734</text:p>
          </table:table-cell>
          <table:table-cell table:formula="of:=AVERAGE([.B78:.B89])" office:value-type="float" office:value="97000" calcext:value-type="float">
            <text:p>97000</text:p>
          </table:table-cell>
          <table:table-cell table:formula="of:=[.D89]-[.C89]" office:value-type="float" office:value="87667.7489805027" calcext:value-type="float">
            <text:p>87667,7489805027</text:p>
          </table:table-cell>
          <table:table-cell table:formula="of:=[.D89]-[.D77]" office:value-type="float" office:value="32666.6666666667" calcext:value-type="float">
            <text:p>32666,6666666667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12000" calcext:value-type="float">
            <text:p>112000</text:p>
          </table:table-cell>
          <table:table-cell table:formula="of:=COM.MICROSOFT.STDEV.S([.B79:.B90])" office:value-type="float" office:value="8774.53270792378" calcext:value-type="float">
            <text:p>8774,53270792378</text:p>
          </table:table-cell>
          <table:table-cell table:formula="of:=AVERAGE([.B79:.B90])" office:value-type="float" office:value="99583.3333333333" calcext:value-type="float">
            <text:p>99583,3333333333</text:p>
          </table:table-cell>
          <table:table-cell table:formula="of:=[.D90]-[.C90]" office:value-type="float" office:value="90808.8006254096" calcext:value-type="float">
            <text:p>90808,8006254096</text:p>
          </table:table-cell>
          <table:table-cell table:formula="of:=[.D90]-[.D78]" office:value-type="float" office:value="32416.6666666667" calcext:value-type="float">
            <text:p>32416,66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14000" calcext:value-type="float">
            <text:p>114000</text:p>
          </table:table-cell>
          <table:table-cell table:formula="of:=COM.MICROSOFT.STDEV.S([.B80:.B91])" office:value-type="float" office:value="8377.45893346056" calcext:value-type="float">
            <text:p>8377,45893346056</text:p>
          </table:table-cell>
          <table:table-cell table:formula="of:=AVERAGE([.B80:.B91])" office:value-type="float" office:value="102000" calcext:value-type="float">
            <text:p>102000</text:p>
          </table:table-cell>
          <table:table-cell table:formula="of:=[.D91]-[.C91]" office:value-type="float" office:value="93622.5410665394" calcext:value-type="float">
            <text:p>93622,5410665394</text:p>
          </table:table-cell>
          <table:table-cell table:formula="of:=[.D91]-[.D79]" office:value-type="float" office:value="31916.6666666667" calcext:value-type="float">
            <text:p>31916,6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16000" calcext:value-type="float">
            <text:p>116000</text:p>
          </table:table-cell>
          <table:table-cell table:formula="of:=COM.MICROSOFT.STDEV.S([.B81:.B92])" office:value-type="float" office:value="8015.13719423593" calcext:value-type="float">
            <text:p>8015,13719423593</text:p>
          </table:table-cell>
          <table:table-cell table:formula="of:=AVERAGE([.B81:.B92])" office:value-type="float" office:value="104333.333333333" calcext:value-type="float">
            <text:p>104333,333333333</text:p>
          </table:table-cell>
          <table:table-cell table:formula="of:=[.D92]-[.C92]" office:value-type="float" office:value="96318.1961390974" calcext:value-type="float">
            <text:p>96318,1961390974</text:p>
          </table:table-cell>
          <table:table-cell table:formula="of:=[.D92]-[.D80]" office:value-type="float" office:value="31416.6666666667" calcext:value-type="float">
            <text:p>31416,6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18000" calcext:value-type="float">
            <text:p>118000</text:p>
          </table:table-cell>
          <table:table-cell table:formula="of:=COM.MICROSOFT.STDEV.S([.B82:.B93])" office:value-type="float" office:value="7891.30706998069" calcext:value-type="float">
            <text:p>7891,30706998069</text:p>
          </table:table-cell>
          <table:table-cell table:formula="of:=AVERAGE([.B82:.B93])" office:value-type="float" office:value="106500" calcext:value-type="float">
            <text:p>106500</text:p>
          </table:table-cell>
          <table:table-cell table:formula="of:=[.D93]-[.C93]" office:value-type="float" office:value="98608.6929300193" calcext:value-type="float">
            <text:p>98608,6929300193</text:p>
          </table:table-cell>
          <table:table-cell table:formula="of:=[.D93]-[.D81]" office:value-type="float" office:value="30833.3333333333" calcext:value-type="float">
            <text:p>30833,3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19000" calcext:value-type="float">
            <text:p>119000</text:p>
          </table:table-cell>
          <table:table-cell table:formula="of:=COM.MICROSOFT.STDEV.S([.B83:.B94])" office:value-type="float" office:value="7751.83262789575" calcext:value-type="float">
            <text:p>7751,83262789575</text:p>
          </table:table-cell>
          <table:table-cell table:formula="of:=AVERAGE([.B83:.B94])" office:value-type="float" office:value="108500" calcext:value-type="float">
            <text:p>108500</text:p>
          </table:table-cell>
          <table:table-cell table:formula="of:=[.D94]-[.C94]" office:value-type="float" office:value="100748.167372104" calcext:value-type="float">
            <text:p>100748,167372104</text:p>
          </table:table-cell>
          <table:table-cell table:formula="of:=[.D94]-[.D82]" office:value-type="float" office:value="30083.3333333333" calcext:value-type="float">
            <text:p>30083,33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21000" calcext:value-type="float">
            <text:p>121000</text:p>
          </table:table-cell>
          <table:table-cell table:formula="of:=COM.MICROSOFT.STDEV.S([.B84:.B95])" office:value-type="float" office:value="7440.16536147286" calcext:value-type="float">
            <text:p>7440,16536147286</text:p>
          </table:table-cell>
          <table:table-cell table:formula="of:=AVERAGE([.B84:.B95])" office:value-type="float" office:value="110583.333333333" calcext:value-type="float">
            <text:p>110583,333333333</text:p>
          </table:table-cell>
          <table:table-cell table:formula="of:=[.D95]-[.C95]" office:value-type="float" office:value="103143.16797186" calcext:value-type="float">
            <text:p>103143,16797186</text:p>
          </table:table-cell>
          <table:table-cell table:formula="of:=[.D95]-[.D83]" office:value-type="float" office:value="29500" calcext:value-type="float">
            <text:p>29500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22000" calcext:value-type="float">
            <text:p>122000</text:p>
          </table:table-cell>
          <table:table-cell table:formula="of:=COM.MICROSOFT.STDEV.S([.B85:.B96])" office:value-type="float" office:value="7141.42842854285" calcext:value-type="float">
            <text:p>7141,42842854285</text:p>
          </table:table-cell>
          <table:table-cell table:formula="of:=AVERAGE([.B85:.B96])" office:value-type="float" office:value="112500" calcext:value-type="float">
            <text:p>112500</text:p>
          </table:table-cell>
          <table:table-cell table:formula="of:=[.D96]-[.C96]" office:value-type="float" office:value="105358.571571457" calcext:value-type="float">
            <text:p>105358,571571457</text:p>
          </table:table-cell>
          <table:table-cell table:formula="of:=[.D96]-[.D84]" office:value-type="float" office:value="28750" calcext:value-type="float">
            <text:p>28750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25000" calcext:value-type="float">
            <text:p>125000</text:p>
          </table:table-cell>
          <table:table-cell table:formula="of:=COM.MICROSOFT.STDEV.S([.B86:.B97])" office:value-type="float" office:value="6801.84912469775" calcext:value-type="float">
            <text:p>6801,84912469775</text:p>
          </table:table-cell>
          <table:table-cell table:formula="of:=AVERAGE([.B86:.B97])" office:value-type="float" office:value="114583.333333333" calcext:value-type="float">
            <text:p>114583,333333333</text:p>
          </table:table-cell>
          <table:table-cell table:formula="of:=[.D97]-[.C97]" office:value-type="float" office:value="107781.484208636" calcext:value-type="float">
            <text:p>107781,484208636</text:p>
          </table:table-cell>
          <table:table-cell table:formula="of:=[.D97]-[.D85]" office:value-type="float" office:value="28250" calcext:value-type="float">
            <text:p>28250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27000" calcext:value-type="float">
            <text:p>127000</text:p>
          </table:table-cell>
          <table:table-cell table:formula="of:=COM.MICROSOFT.STDEV.S([.B87:.B98])" office:value-type="float" office:value="6612.0871870913" calcext:value-type="float">
            <text:p>6612,0871870913</text:p>
          </table:table-cell>
          <table:table-cell table:formula="of:=AVERAGE([.B87:.B98])" office:value-type="float" office:value="116583.333333333" calcext:value-type="float">
            <text:p>116583,333333333</text:p>
          </table:table-cell>
          <table:table-cell table:formula="of:=[.D98]-[.C98]" office:value-type="float" office:value="109971.246146242" calcext:value-type="float">
            <text:p>109971,246146242</text:p>
          </table:table-cell>
          <table:table-cell table:formula="of:=[.D98]-[.D86]" office:value-type="float" office:value="27583.3333333333" calcext:value-type="float">
            <text:p>27583,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29000" calcext:value-type="float">
            <text:p>129000</text:p>
          </table:table-cell>
          <table:table-cell table:formula="of:=COM.MICROSOFT.STDEV.S([.B88:.B99])" office:value-type="float" office:value="6598.89797962164" calcext:value-type="float">
            <text:p>6598,89797962164</text:p>
          </table:table-cell>
          <table:table-cell table:formula="of:=AVERAGE([.B88:.B99])" office:value-type="float" office:value="118500" calcext:value-type="float">
            <text:p>118500</text:p>
          </table:table-cell>
          <table:table-cell table:formula="of:=[.D99]-[.C99]" office:value-type="float" office:value="111901.102020378" calcext:value-type="float">
            <text:p>111901,102020378</text:p>
          </table:table-cell>
          <table:table-cell table:formula="of:=[.D99]-[.D87]" office:value-type="float" office:value="26833.3333333333" calcext:value-type="float">
            <text:p>26833,3333333333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31000" calcext:value-type="float">
            <text:p>131000</text:p>
          </table:table-cell>
          <table:table-cell table:formula="of:=COM.MICROSOFT.STDEV.S([.B89:.B100])" office:value-type="float" office:value="6612.0871870913" calcext:value-type="float">
            <text:p>6612,0871870913</text:p>
          </table:table-cell>
          <table:table-cell table:formula="of:=AVERAGE([.B89:.B100])" office:value-type="float" office:value="120416.666666667" calcext:value-type="float">
            <text:p>120416,666666667</text:p>
          </table:table-cell>
          <table:table-cell table:formula="of:=[.D100]-[.C100]" office:value-type="float" office:value="113804.579479575" calcext:value-type="float">
            <text:p>113804,579479575</text:p>
          </table:table-cell>
          <table:table-cell table:formula="of:=[.D100]-[.D88]" office:value-type="float" office:value="26083.3333333333" calcext:value-type="float">
            <text:p>26083,333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33000" calcext:value-type="float">
            <text:p>133000</text:p>
          </table:table-cell>
          <table:table-cell table:formula="of:=COM.MICROSOFT.STDEV.S([.B90:.B101])" office:value-type="float" office:value="6810.75352926265" calcext:value-type="float">
            <text:p>6810,75352926265</text:p>
          </table:table-cell>
          <table:table-cell table:formula="of:=AVERAGE([.B90:.B101])" office:value-type="float" office:value="122250" calcext:value-type="float">
            <text:p>122250</text:p>
          </table:table-cell>
          <table:table-cell table:formula="of:=[.D101]-[.C101]" office:value-type="float" office:value="115439.246470737" calcext:value-type="float">
            <text:p>115439,246470737</text:p>
          </table:table-cell>
          <table:table-cell table:formula="of:=[.D101]-[.D89]" office:value-type="float" office:value="25250" calcext:value-type="float">
            <text:p>2525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35000" calcext:value-type="float">
            <text:p>135000</text:p>
          </table:table-cell>
          <table:table-cell table:formula="of:=COM.MICROSOFT.STDEV.S([.B91:.B102])" office:value-type="float" office:value="6899.71453076579" calcext:value-type="float">
            <text:p>6899,71453076579</text:p>
          </table:table-cell>
          <table:table-cell table:formula="of:=AVERAGE([.B91:.B102])" office:value-type="float" office:value="124166.666666667" calcext:value-type="float">
            <text:p>124166,666666667</text:p>
          </table:table-cell>
          <table:table-cell table:formula="of:=[.D102]-[.C102]" office:value-type="float" office:value="117266.952135901" calcext:value-type="float">
            <text:p>117266,952135901</text:p>
          </table:table-cell>
          <table:table-cell table:formula="of:=[.D102]-[.D90]" office:value-type="float" office:value="24583.3333333333" calcext:value-type="float">
            <text:p>24583,333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136000" calcext:value-type="float">
            <text:p>136000</text:p>
          </table:table-cell>
          <table:table-cell table:formula="of:=COM.MICROSOFT.STDEV.S([.B92:.B103])" office:value-type="float" office:value="6875.51650952329" calcext:value-type="float">
            <text:p>6875,51650952329</text:p>
          </table:table-cell>
          <table:table-cell table:formula="of:=AVERAGE([.B92:.B103])" office:value-type="float" office:value="126000" calcext:value-type="float">
            <text:p>126000</text:p>
          </table:table-cell>
          <table:table-cell table:formula="of:=[.D103]-[.C103]" office:value-type="float" office:value="119124.483490477" calcext:value-type="float">
            <text:p>119124,483490477</text:p>
          </table:table-cell>
          <table:table-cell table:formula="of:=[.D103]-[.D91]" office:value-type="float" office:value="24000" calcext:value-type="float">
            <text:p>24000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38000" calcext:value-type="float">
            <text:p>138000</text:p>
          </table:table-cell>
          <table:table-cell table:formula="of:=COM.MICROSOFT.STDEV.S([.B93:.B104])" office:value-type="float" office:value="6899.71453076579" calcext:value-type="float">
            <text:p>6899,71453076579</text:p>
          </table:table-cell>
          <table:table-cell table:formula="of:=AVERAGE([.B93:.B104])" office:value-type="float" office:value="127833.333333333" calcext:value-type="float">
            <text:p>127833,333333333</text:p>
          </table:table-cell>
          <table:table-cell table:formula="of:=[.D104]-[.C104]" office:value-type="float" office:value="120933.618802568" calcext:value-type="float">
            <text:p>120933,618802568</text:p>
          </table:table-cell>
          <table:table-cell table:formula="of:=[.D104]-[.D92]" office:value-type="float" office:value="23500" calcext:value-type="float">
            <text:p>23500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40000" calcext:value-type="float">
            <text:p>140000</text:p>
          </table:table-cell>
          <table:table-cell table:formula="of:=COM.MICROSOFT.STDEV.S([.B94:.B105])" office:value-type="float" office:value="6971.80468788825" calcext:value-type="float">
            <text:p>6971,80468788825</text:p>
          </table:table-cell>
          <table:table-cell table:formula="of:=AVERAGE([.B94:.B105])" office:value-type="float" office:value="129666.666666667" calcext:value-type="float">
            <text:p>129666,666666667</text:p>
          </table:table-cell>
          <table:table-cell table:formula="of:=[.D105]-[.C105]" office:value-type="float" office:value="122694.861978778" calcext:value-type="float">
            <text:p>122694,861978778</text:p>
          </table:table-cell>
          <table:table-cell table:formula="of:=[.D105]-[.D93]" office:value-type="float" office:value="23166.6666666667" calcext:value-type="float">
            <text:p>23166,6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42000" calcext:value-type="float">
            <text:p>142000</text:p>
          </table:table-cell>
          <table:table-cell table:formula="of:=COM.MICROSOFT.STDEV.S([.B95:.B106])" office:value-type="float" office:value="6934.21468757157" calcext:value-type="float">
            <text:p>6934,21468757157</text:p>
          </table:table-cell>
          <table:table-cell table:formula="of:=AVERAGE([.B95:.B106])" office:value-type="float" office:value="131583.333333333" calcext:value-type="float">
            <text:p>131583,333333333</text:p>
          </table:table-cell>
          <table:table-cell table:formula="of:=[.D106]-[.C106]" office:value-type="float" office:value="124649.118645762" calcext:value-type="float">
            <text:p>124649,118645762</text:p>
          </table:table-cell>
          <table:table-cell table:formula="of:=[.D106]-[.D94]" office:value-type="float" office:value="23083.3333333333" calcext:value-type="float">
            <text:p>23083,33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44000" calcext:value-type="float">
            <text:p>144000</text:p>
          </table:table-cell>
          <table:table-cell table:formula="of:=COM.MICROSOFT.STDEV.S([.B96:.B107])" office:value-type="float" office:value="6921.63932237811" calcext:value-type="float">
            <text:p>6921,63932237811</text:p>
          </table:table-cell>
          <table:table-cell table:formula="of:=AVERAGE([.B96:.B107])" office:value-type="float" office:value="133500" calcext:value-type="float">
            <text:p>133500</text:p>
          </table:table-cell>
          <table:table-cell table:formula="of:=[.D107]-[.C107]" office:value-type="float" office:value="126578.360677622" calcext:value-type="float">
            <text:p>126578,360677622</text:p>
          </table:table-cell>
          <table:table-cell table:formula="of:=[.D107]-[.D95]" office:value-type="float" office:value="22916.6666666667" calcext:value-type="float">
            <text:p>22916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45000" calcext:value-type="float">
            <text:p>145000</text:p>
          </table:table-cell>
          <table:table-cell table:formula="of:=COM.MICROSOFT.STDEV.S([.B97:.B108])" office:value-type="float" office:value="6625.82184725149" calcext:value-type="float">
            <text:p>6625,82184725149</text:p>
          </table:table-cell>
          <table:table-cell table:formula="of:=AVERAGE([.B97:.B108])" office:value-type="float" office:value="135416.666666667" calcext:value-type="float">
            <text:p>135416,666666667</text:p>
          </table:table-cell>
          <table:table-cell table:formula="of:=[.D108]-[.C108]" office:value-type="float" office:value="128790.844819415" calcext:value-type="float">
            <text:p>128790,844819415</text:p>
          </table:table-cell>
          <table:table-cell table:formula="of:=[.D108]-[.D96]" office:value-type="float" office:value="22916.6666666667" calcext:value-type="float">
            <text:p>22916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47000" calcext:value-type="float">
            <text:p>147000</text:p>
          </table:table-cell>
          <table:table-cell table:formula="of:=COM.MICROSOFT.STDEV.S([.B98:.B109])" office:value-type="float" office:value="6524.42961630991" calcext:value-type="float">
            <text:p>6524,42961630991</text:p>
          </table:table-cell>
          <table:table-cell table:formula="of:=AVERAGE([.B98:.B109])" office:value-type="float" office:value="137250" calcext:value-type="float">
            <text:p>137250</text:p>
          </table:table-cell>
          <table:table-cell table:formula="of:=[.D109]-[.C109]" office:value-type="float" office:value="130725.57038369" calcext:value-type="float">
            <text:p>130725,57038369</text:p>
          </table:table-cell>
          <table:table-cell table:formula="of:=[.D109]-[.D97]" office:value-type="float" office:value="22666.6666666667" calcext:value-type="float">
            <text:p>22666,6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49000" calcext:value-type="float">
            <text:p>149000</text:p>
          </table:table-cell>
          <table:table-cell table:formula="of:=COM.MICROSOFT.STDEV.S([.B99:.B110])" office:value-type="float" office:value="6473.1379679036" calcext:value-type="float">
            <text:p>6473,1379679036</text:p>
          </table:table-cell>
          <table:table-cell table:formula="of:=AVERAGE([.B99:.B110])" office:value-type="float" office:value="139083.333333333" calcext:value-type="float">
            <text:p>139083,333333333</text:p>
          </table:table-cell>
          <table:table-cell table:formula="of:=[.D110]-[.C110]" office:value-type="float" office:value="132610.19536543" calcext:value-type="float">
            <text:p>132610,19536543</text:p>
          </table:table-cell>
          <table:table-cell table:formula="of:=[.D110]-[.D98]" office:value-type="float" office:value="22500" calcext:value-type="float">
            <text:p>22500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151000" calcext:value-type="float">
            <text:p>151000</text:p>
          </table:table-cell>
          <table:table-cell table:formula="of:=COM.MICROSOFT.STDEV.S([.B100:.B111])" office:value-type="float" office:value="6473.1379679036" calcext:value-type="float">
            <text:p>6473,1379679036</text:p>
          </table:table-cell>
          <table:table-cell table:formula="of:=AVERAGE([.B100:.B111])" office:value-type="float" office:value="140916.666666667" calcext:value-type="float">
            <text:p>140916,666666667</text:p>
          </table:table-cell>
          <table:table-cell table:formula="of:=[.D111]-[.C111]" office:value-type="float" office:value="134443.528698763" calcext:value-type="float">
            <text:p>134443,528698763</text:p>
          </table:table-cell>
          <table:table-cell table:formula="of:=[.D111]-[.D99]" office:value-type="float" office:value="22416.6666666667" calcext:value-type="float">
            <text:p>22416,6666666667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2000" calcext:value-type="float">
            <text:p>152000</text:p>
          </table:table-cell>
          <table:table-cell table:formula="of:=COM.MICROSOFT.STDEV.S([.B101:.B112])" office:value-type="float" office:value="6386.53887390336" calcext:value-type="float">
            <text:p>6386,53887390336</text:p>
          </table:table-cell>
          <table:table-cell table:formula="of:=AVERAGE([.B101:.B112])" office:value-type="float" office:value="142666.666666667" calcext:value-type="float">
            <text:p>142666,666666667</text:p>
          </table:table-cell>
          <table:table-cell table:formula="of:=[.D112]-[.C112]" office:value-type="float" office:value="136280.127792763" calcext:value-type="float">
            <text:p>136280,127792763</text:p>
          </table:table-cell>
          <table:table-cell table:formula="of:=[.D112]-[.D100]" office:value-type="float" office:value="22250" calcext:value-type="float">
            <text:p>22250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154000" calcext:value-type="float">
            <text:p>154000</text:p>
          </table:table-cell>
          <table:table-cell table:formula="of:=COM.MICROSOFT.STDEV.S([.B102:.B113])" office:value-type="float" office:value="6374.07153072413" calcext:value-type="float">
            <text:p>6374,07153072413</text:p>
          </table:table-cell>
          <table:table-cell table:formula="of:=AVERAGE([.B102:.B113])" office:value-type="float" office:value="144416.666666667" calcext:value-type="float">
            <text:p>144416,666666667</text:p>
          </table:table-cell>
          <table:table-cell table:formula="of:=[.D113]-[.C113]" office:value-type="float" office:value="138042.595135943" calcext:value-type="float">
            <text:p>138042,595135943</text:p>
          </table:table-cell>
          <table:table-cell table:formula="of:=[.D113]-[.D101]" office:value-type="float" office:value="22166.6666666667" calcext:value-type="float">
            <text:p>22166,66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57000" calcext:value-type="float">
            <text:p>157000</text:p>
          </table:table-cell>
          <table:table-cell table:formula="of:=COM.MICROSOFT.STDEV.S([.B103:.B114])" office:value-type="float" office:value="6579.92815655722" calcext:value-type="float">
            <text:p>6579,92815655722</text:p>
          </table:table-cell>
          <table:table-cell table:formula="of:=AVERAGE([.B103:.B114])" office:value-type="float" office:value="146250" calcext:value-type="float">
            <text:p>146250</text:p>
          </table:table-cell>
          <table:table-cell table:formula="of:=[.D114]-[.C114]" office:value-type="float" office:value="139670.071843443" calcext:value-type="float">
            <text:p>139670,071843443</text:p>
          </table:table-cell>
          <table:table-cell table:formula="of:=[.D114]-[.D102]" office:value-type="float" office:value="22083.3333333333" calcext:value-type="float">
            <text:p>22083,3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158000" calcext:value-type="float">
            <text:p>158000</text:p>
          </table:table-cell>
          <table:table-cell table:formula="of:=COM.MICROSOFT.STDEV.S([.B104:.B115])" office:value-type="float" office:value="6529.07251290625" calcext:value-type="float">
            <text:p>6529,07251290625</text:p>
          </table:table-cell>
          <table:table-cell table:formula="of:=AVERAGE([.B104:.B115])" office:value-type="float" office:value="148083.333333333" calcext:value-type="float">
            <text:p>148083,333333333</text:p>
          </table:table-cell>
          <table:table-cell table:formula="of:=[.D115]-[.C115]" office:value-type="float" office:value="141554.260820427" calcext:value-type="float">
            <text:p>141554,260820427</text:p>
          </table:table-cell>
          <table:table-cell table:formula="of:=[.D115]-[.D103]" office:value-type="float" office:value="22083.3333333333" calcext:value-type="float">
            <text:p>22083,33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9000" calcext:value-type="float">
            <text:p>159000</text:p>
          </table:table-cell>
          <table:table-cell table:formula="of:=COM.MICROSOFT.STDEV.S([.B105:.B116])" office:value-type="float" office:value="6393.65215497276" calcext:value-type="float">
            <text:p>6393,65215497276</text:p>
          </table:table-cell>
          <table:table-cell table:formula="of:=AVERAGE([.B105:.B116])" office:value-type="float" office:value="149833.333333333" calcext:value-type="float">
            <text:p>149833,333333333</text:p>
          </table:table-cell>
          <table:table-cell table:formula="of:=[.D116]-[.C116]" office:value-type="float" office:value="143439.681178361" calcext:value-type="float">
            <text:p>143439,681178361</text:p>
          </table:table-cell>
          <table:table-cell table:formula="of:=[.D116]-[.D104]" office:value-type="float" office:value="22000" calcext:value-type="float">
            <text:p>22000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61000" calcext:value-type="float">
            <text:p>161000</text:p>
          </table:table-cell>
          <table:table-cell table:formula="of:=COM.MICROSOFT.STDEV.S([.B106:.B117])" office:value-type="float" office:value="6331.13997107419" calcext:value-type="float">
            <text:p>6331,13997107419</text:p>
          </table:table-cell>
          <table:table-cell table:formula="of:=AVERAGE([.B106:.B117])" office:value-type="float" office:value="151583.333333333" calcext:value-type="float">
            <text:p>151583,333333333</text:p>
          </table:table-cell>
          <table:table-cell table:formula="of:=[.D117]-[.C117]" office:value-type="float" office:value="145252.193362259" calcext:value-type="float">
            <text:p>145252,193362259</text:p>
          </table:table-cell>
          <table:table-cell table:formula="of:=[.D117]-[.D105]" office:value-type="float" office:value="21916.6666666667" calcext:value-type="float">
            <text:p>21916,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63000" calcext:value-type="float">
            <text:p>163000</text:p>
          </table:table-cell>
          <table:table-cell table:formula="of:=COM.MICROSOFT.STDEV.S([.B107:.B118])" office:value-type="float" office:value="6343.69168879007" calcext:value-type="float">
            <text:p>6343,69168879007</text:p>
          </table:table-cell>
          <table:table-cell table:formula="of:=AVERAGE([.B107:.B118])" office:value-type="float" office:value="153333.333333333" calcext:value-type="float">
            <text:p>153333,333333333</text:p>
          </table:table-cell>
          <table:table-cell table:formula="of:=[.D118]-[.C118]" office:value-type="float" office:value="146989.641644543" calcext:value-type="float">
            <text:p>146989,641644543</text:p>
          </table:table-cell>
          <table:table-cell table:formula="of:=[.D118]-[.D106]" office:value-type="float" office:value="21750" calcext:value-type="float">
            <text:p>21750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65000" calcext:value-type="float">
            <text:p>165000</text:p>
          </table:table-cell>
          <table:table-cell table:formula="of:=COM.MICROSOFT.STDEV.S([.B108:.B119])" office:value-type="float" office:value="6430.86779572249" calcext:value-type="float">
            <text:p>6430,86779572249</text:p>
          </table:table-cell>
          <table:table-cell table:formula="of:=AVERAGE([.B108:.B119])" office:value-type="float" office:value="155083.333333333" calcext:value-type="float">
            <text:p>155083,333333333</text:p>
          </table:table-cell>
          <table:table-cell table:formula="of:=[.D119]-[.C119]" office:value-type="float" office:value="148652.465537611" calcext:value-type="float">
            <text:p>148652,465537611</text:p>
          </table:table-cell>
          <table:table-cell table:formula="of:=[.D119]-[.D107]" office:value-type="float" office:value="21583.3333333333" calcext:value-type="float">
            <text:p>21583,3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68000" calcext:value-type="float">
            <text:p>168000</text:p>
          </table:table-cell>
          <table:table-cell table:formula="of:=COM.MICROSOFT.STDEV.S([.B109:.B120])" office:value-type="float" office:value="6578.20091459111" calcext:value-type="float">
            <text:p>6578,20091459111</text:p>
          </table:table-cell>
          <table:table-cell table:formula="of:=AVERAGE([.B109:.B120])" office:value-type="float" office:value="157000" calcext:value-type="float">
            <text:p>157000</text:p>
          </table:table-cell>
          <table:table-cell table:formula="of:=[.D120]-[.C120]" office:value-type="float" office:value="150421.799085409" calcext:value-type="float">
            <text:p>150421,799085409</text:p>
          </table:table-cell>
          <table:table-cell table:formula="of:=[.D120]-[.D108]" office:value-type="float" office:value="21583.3333333333" calcext:value-type="float">
            <text:p>21583,3333333333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69000" calcext:value-type="float">
            <text:p>169000</text:p>
          </table:table-cell>
          <table:table-cell table:formula="of:=COM.MICROSOFT.STDEV.S([.B110:.B121])" office:value-type="float" office:value="6603.48851790178" calcext:value-type="float">
            <text:p>6603,48851790178</text:p>
          </table:table-cell>
          <table:table-cell table:formula="of:=AVERAGE([.B110:.B121])" office:value-type="float" office:value="158833.333333333" calcext:value-type="float">
            <text:p>158833,333333333</text:p>
          </table:table-cell>
          <table:table-cell table:formula="of:=[.D121]-[.C121]" office:value-type="float" office:value="152229.844815432" calcext:value-type="float">
            <text:p>152229,844815432</text:p>
          </table:table-cell>
          <table:table-cell table:formula="of:=[.D121]-[.D109]" office:value-type="float" office:value="21583.3333333333" calcext:value-type="float">
            <text:p>21583,33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71000" calcext:value-type="float">
            <text:p>171000</text:p>
          </table:table-cell>
          <table:table-cell table:formula="of:=COM.MICROSOFT.STDEV.S([.B111:.B122])" office:value-type="float" office:value="6678.77687949377" calcext:value-type="float">
            <text:p>6678,77687949377</text:p>
          </table:table-cell>
          <table:table-cell table:formula="of:=AVERAGE([.B111:.B122])" office:value-type="float" office:value="160666.666666667" calcext:value-type="float">
            <text:p>160666,666666667</text:p>
          </table:table-cell>
          <table:table-cell table:formula="of:=[.D122]-[.C122]" office:value-type="float" office:value="153987.889787173" calcext:value-type="float">
            <text:p>153987,889787173</text:p>
          </table:table-cell>
          <table:table-cell table:formula="of:=[.D122]-[.D110]" office:value-type="float" office:value="21583.3333333333" calcext:value-type="float">
            <text:p>21583,33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73000" calcext:value-type="float">
            <text:p>173000</text:p>
          </table:table-cell>
          <table:table-cell table:formula="of:=COM.MICROSOFT.STDEV.S([.B112:.B123])" office:value-type="float" office:value="6802.40599146561" calcext:value-type="float">
            <text:p>6802,40599146561</text:p>
          </table:table-cell>
          <table:table-cell table:formula="of:=AVERAGE([.B112:.B123])" office:value-type="float" office:value="162500" calcext:value-type="float">
            <text:p>162500</text:p>
          </table:table-cell>
          <table:table-cell table:formula="of:=[.D123]-[.C123]" office:value-type="float" office:value="155697.594008534" calcext:value-type="float">
            <text:p>155697,594008534</text:p>
          </table:table-cell>
          <table:table-cell table:formula="of:=[.D123]-[.D111]" office:value-type="float" office:value="21583.3333333333" calcext:value-type="float">
            <text:p>21583,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74000" calcext:value-type="float">
            <text:p>174000</text:p>
          </table:table-cell>
          <table:table-cell table:formula="of:=COM.MICROSOFT.STDEV.S([.B113:.B124])" office:value-type="float" office:value="6678.77687949377" calcext:value-type="float">
            <text:p>6678,77687949377</text:p>
          </table:table-cell>
          <table:table-cell table:formula="of:=AVERAGE([.B113:.B124])" office:value-type="float" office:value="164333.333333333" calcext:value-type="float">
            <text:p>164333,333333333</text:p>
          </table:table-cell>
          <table:table-cell table:formula="of:=[.D124]-[.C124]" office:value-type="float" office:value="157654.55645384" calcext:value-type="float">
            <text:p>157654,55645384</text:p>
          </table:table-cell>
          <table:table-cell table:formula="of:=[.D124]-[.D112]" office:value-type="float" office:value="21666.6666666667" calcext:value-type="float">
            <text:p>21666,66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76000" calcext:value-type="float">
            <text:p>176000</text:p>
          </table:table-cell>
          <table:table-cell table:formula="of:=COM.MICROSOFT.STDEV.S([.B114:.B125])" office:value-type="float" office:value="6603.48851790178" calcext:value-type="float">
            <text:p>6603,48851790178</text:p>
          </table:table-cell>
          <table:table-cell table:formula="of:=AVERAGE([.B114:.B125])" office:value-type="float" office:value="166166.666666667" calcext:value-type="float">
            <text:p>166166,666666667</text:p>
          </table:table-cell>
          <table:table-cell table:formula="of:=[.D125]-[.C125]" office:value-type="float" office:value="159563.178148765" calcext:value-type="float">
            <text:p>159563,178148765</text:p>
          </table:table-cell>
          <table:table-cell table:formula="of:=[.D125]-[.D113]" office:value-type="float" office:value="21750" calcext:value-type="float">
            <text:p>21750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7000" calcext:value-type="float">
            <text:p>177000</text:p>
          </table:table-cell>
          <table:table-cell table:formula="of:=COM.MICROSOFT.STDEV.S([.B115:.B126])" office:value-type="float" office:value="6603.48851790178" calcext:value-type="float">
            <text:p>6603,48851790178</text:p>
          </table:table-cell>
          <table:table-cell table:formula="of:=AVERAGE([.B115:.B126])" office:value-type="float" office:value="167833.333333333" calcext:value-type="float">
            <text:p>167833,333333333</text:p>
          </table:table-cell>
          <table:table-cell table:formula="of:=[.D126]-[.C126]" office:value-type="float" office:value="161229.844815432" calcext:value-type="float">
            <text:p>161229,844815432</text:p>
          </table:table-cell>
          <table:table-cell table:formula="of:=[.D126]-[.D114]" office:value-type="float" office:value="21583.3333333333" calcext:value-type="float">
            <text:p>21583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79000" calcext:value-type="float">
            <text:p>179000</text:p>
          </table:table-cell>
          <table:table-cell table:formula="of:=COM.MICROSOFT.STDEV.S([.B116:.B127])" office:value-type="float" office:value="6542.98143514148" calcext:value-type="float">
            <text:p>6542,98143514148</text:p>
          </table:table-cell>
          <table:table-cell table:formula="of:=AVERAGE([.B116:.B127])" office:value-type="float" office:value="169583.333333333" calcext:value-type="float">
            <text:p>169583,333333333</text:p>
          </table:table-cell>
          <table:table-cell table:formula="of:=[.D127]-[.C127]" office:value-type="float" office:value="163040.351898192" calcext:value-type="float">
            <text:p>163040,351898192</text:p>
          </table:table-cell>
          <table:table-cell table:formula="of:=[.D127]-[.D115]" office:value-type="float" office:value="21500" calcext:value-type="float">
            <text:p>21500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80000" calcext:value-type="float">
            <text:p>180000</text:p>
          </table:table-cell>
          <table:table-cell table:formula="of:=COM.MICROSOFT.STDEV.S([.B117:.B128])" office:value-type="float" office:value="6257.11715980412" calcext:value-type="float">
            <text:p>6257,11715980412</text:p>
          </table:table-cell>
          <table:table-cell table:formula="of:=AVERAGE([.B117:.B128])" office:value-type="float" office:value="171333.333333333" calcext:value-type="float">
            <text:p>171333,333333333</text:p>
          </table:table-cell>
          <table:table-cell table:formula="of:=[.D128]-[.C128]" office:value-type="float" office:value="165076.216173529" calcext:value-type="float">
            <text:p>165076,216173529</text:p>
          </table:table-cell>
          <table:table-cell table:formula="of:=[.D128]-[.D116]" office:value-type="float" office:value="21500" calcext:value-type="float">
            <text:p>21500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82000" calcext:value-type="float">
            <text:p>182000</text:p>
          </table:table-cell>
          <table:table-cell table:formula="of:=COM.MICROSOFT.STDEV.S([.B118:.B129])" office:value-type="float" office:value="6037.1325724196" calcext:value-type="float">
            <text:p>6037,1325724196</text:p>
          </table:table-cell>
          <table:table-cell table:formula="of:=AVERAGE([.B118:.B129])" office:value-type="float" office:value="173083.333333333" calcext:value-type="float">
            <text:p>173083,333333333</text:p>
          </table:table-cell>
          <table:table-cell table:formula="of:=[.D129]-[.C129]" office:value-type="float" office:value="167046.200760914" calcext:value-type="float">
            <text:p>167046,200760914</text:p>
          </table:table-cell>
          <table:table-cell table:formula="of:=[.D129]-[.D117]" office:value-type="float" office:value="21500" calcext:value-type="float">
            <text:p>21500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84000" calcext:value-type="float">
            <text:p>184000</text:p>
          </table:table-cell>
          <table:table-cell table:formula="of:=COM.MICROSOFT.STDEV.S([.B119:.B130])" office:value-type="float" office:value="5890.41337233387" calcext:value-type="float">
            <text:p>5890,41337233387</text:p>
          </table:table-cell>
          <table:table-cell table:formula="of:=AVERAGE([.B119:.B130])" office:value-type="float" office:value="174833.333333333" calcext:value-type="float">
            <text:p>174833,333333333</text:p>
          </table:table-cell>
          <table:table-cell table:formula="of:=[.D130]-[.C130]" office:value-type="float" office:value="168942.919960999" calcext:value-type="float">
            <text:p>168942,919960999</text:p>
          </table:table-cell>
          <table:table-cell table:formula="of:=[.D130]-[.D118]" office:value-type="float" office:value="21500" calcext:value-type="float">
            <text:p>21500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86000" calcext:value-type="float">
            <text:p>186000</text:p>
          </table:table-cell>
          <table:table-cell table:formula="of:=COM.MICROSOFT.STDEV.S([.B120:.B131])" office:value-type="float" office:value="5822.50076440658" calcext:value-type="float">
            <text:p>5822,50076440658</text:p>
          </table:table-cell>
          <table:table-cell table:formula="of:=AVERAGE([.B120:.B131])" office:value-type="float" office:value="176583.333333333" calcext:value-type="float">
            <text:p>176583,333333333</text:p>
          </table:table-cell>
          <table:table-cell table:formula="of:=[.D131]-[.C131]" office:value-type="float" office:value="170760.832568927" calcext:value-type="float">
            <text:p>170760,832568927</text:p>
          </table:table-cell>
          <table:table-cell table:formula="of:=[.D131]-[.D119]" office:value-type="float" office:value="21500" calcext:value-type="float">
            <text:p>21500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87000" calcext:value-type="float">
            <text:p>187000</text:p>
          </table:table-cell>
          <table:table-cell table:formula="of:=COM.MICROSOFT.STDEV.S([.B121:.B132])" office:value-type="float" office:value="5859.46527708231" calcext:value-type="float">
            <text:p>5859,46527708231</text:p>
          </table:table-cell>
          <table:table-cell table:formula="of:=AVERAGE([.B121:.B132])" office:value-type="float" office:value="178166.666666667" calcext:value-type="float">
            <text:p>178166,666666667</text:p>
          </table:table-cell>
          <table:table-cell table:formula="of:=[.D132]-[.C132]" office:value-type="float" office:value="172307.201389584" calcext:value-type="float">
            <text:p>172307,201389584</text:p>
          </table:table-cell>
          <table:table-cell table:formula="of:=[.D132]-[.D120]" office:value-type="float" office:value="21166.6666666667" calcext:value-type="float">
            <text:p>21166,66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88000" calcext:value-type="float">
            <text:p>188000</text:p>
          </table:table-cell>
          <table:table-cell table:formula="of:=COM.MICROSOFT.STDEV.S([.B122:.B133])" office:value-type="float" office:value="5722.7615711298" calcext:value-type="float">
            <text:p>5722,7615711298</text:p>
          </table:table-cell>
          <table:table-cell table:formula="of:=AVERAGE([.B122:.B133])" office:value-type="float" office:value="179750" calcext:value-type="float">
            <text:p>179750</text:p>
          </table:table-cell>
          <table:table-cell table:formula="of:=[.D133]-[.C133]" office:value-type="float" office:value="174027.23842887" calcext:value-type="float">
            <text:p>174027,23842887</text:p>
          </table:table-cell>
          <table:table-cell table:formula="of:=[.D133]-[.D121]" office:value-type="float" office:value="20916.6666666667" calcext:value-type="float">
            <text:p>20916,6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89000" calcext:value-type="float">
            <text:p>189000</text:p>
          </table:table-cell>
          <table:table-cell table:formula="of:=COM.MICROSOFT.STDEV.S([.B123:.B134])" office:value-type="float" office:value="5577.95987468863" calcext:value-type="float">
            <text:p>5577,95987468863</text:p>
          </table:table-cell>
          <table:table-cell table:formula="of:=AVERAGE([.B123:.B134])" office:value-type="float" office:value="181250" calcext:value-type="float">
            <text:p>181250</text:p>
          </table:table-cell>
          <table:table-cell table:formula="of:=[.D134]-[.C134]" office:value-type="float" office:value="175672.040125311" calcext:value-type="float">
            <text:p>175672,040125311</text:p>
          </table:table-cell>
          <table:table-cell table:formula="of:=[.D134]-[.D122]" office:value-type="float" office:value="20583.3333333333" calcext:value-type="float">
            <text:p>20583,33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00" calcext:value-type="float">
            <text:p>190000</text:p>
          </table:table-cell>
          <table:table-cell table:formula="of:=COM.MICROSOFT.STDEV.S([.B124:.B135])" office:value-type="float" office:value="5449.49260913066" calcext:value-type="float">
            <text:p>5449,49260913066</text:p>
          </table:table-cell>
          <table:table-cell table:formula="of:=AVERAGE([.B124:.B135])" office:value-type="float" office:value="182666.666666667" calcext:value-type="float">
            <text:p>182666,666666667</text:p>
          </table:table-cell>
          <table:table-cell table:formula="of:=[.D135]-[.C135]" office:value-type="float" office:value="177217.174057536" calcext:value-type="float">
            <text:p>177217,174057536</text:p>
          </table:table-cell>
          <table:table-cell table:formula="of:=[.D135]-[.D123]" office:value-type="float" office:value="20166.6666666667" calcext:value-type="float">
            <text:p>20166,6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91000" calcext:value-type="float">
            <text:p>191000</text:p>
          </table:table-cell>
          <table:table-cell table:formula="of:=COM.MICROSOFT.STDEV.S([.B125:.B136])" office:value-type="float" office:value="5195.42339395205" calcext:value-type="float">
            <text:p>5195,42339395205</text:p>
          </table:table-cell>
          <table:table-cell table:formula="of:=AVERAGE([.B125:.B136])" office:value-type="float" office:value="184083.333333333" calcext:value-type="float">
            <text:p>184083,333333333</text:p>
          </table:table-cell>
          <table:table-cell table:formula="of:=[.D136]-[.C136]" office:value-type="float" office:value="178887.909939381" calcext:value-type="float">
            <text:p>178887,909939381</text:p>
          </table:table-cell>
          <table:table-cell table:formula="of:=[.D136]-[.D124]" office:value-type="float" office:value="19750" calcext:value-type="float">
            <text:p>19750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93000" calcext:value-type="float">
            <text:p>193000</text:p>
          </table:table-cell>
          <table:table-cell table:formula="of:=COM.MICROSOFT.STDEV.S([.B126:.B137])" office:value-type="float" office:value="5107.92610468369" calcext:value-type="float">
            <text:p>5107,92610468369</text:p>
          </table:table-cell>
          <table:table-cell table:formula="of:=AVERAGE([.B126:.B137])" office:value-type="float" office:value="185500" calcext:value-type="float">
            <text:p>185500</text:p>
          </table:table-cell>
          <table:table-cell table:formula="of:=[.D137]-[.C137]" office:value-type="float" office:value="180392.073895316" calcext:value-type="float">
            <text:p>180392,073895316</text:p>
          </table:table-cell>
          <table:table-cell table:formula="of:=[.D137]-[.D125]" office:value-type="float" office:value="19333.3333333333" calcext:value-type="float">
            <text:p>19333,33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94000" calcext:value-type="float">
            <text:p>194000</text:p>
          </table:table-cell>
          <table:table-cell table:formula="of:=COM.MICROSOFT.STDEV.S([.B127:.B138])" office:value-type="float" office:value="4888.9175848561" calcext:value-type="float">
            <text:p>4888,9175848561</text:p>
          </table:table-cell>
          <table:table-cell table:formula="of:=AVERAGE([.B127:.B138])" office:value-type="float" office:value="186916.666666667" calcext:value-type="float">
            <text:p>186916,666666667</text:p>
          </table:table-cell>
          <table:table-cell table:formula="of:=[.D138]-[.C138]" office:value-type="float" office:value="182027.749081811" calcext:value-type="float">
            <text:p>182027,749081811</text:p>
          </table:table-cell>
          <table:table-cell table:formula="of:=[.D138]-[.D126]" office:value-type="float" office:value="19083.3333333333" calcext:value-type="float">
            <text:p>19083,33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95000" calcext:value-type="float">
            <text:p>195000</text:p>
          </table:table-cell>
          <table:table-cell table:formula="of:=COM.MICROSOFT.STDEV.S([.B128:.B139])" office:value-type="float" office:value="4712.1699305676" calcext:value-type="float">
            <text:p>4712,1699305676</text:p>
          </table:table-cell>
          <table:table-cell table:formula="of:=AVERAGE([.B128:.B139])" office:value-type="float" office:value="188250" calcext:value-type="float">
            <text:p>188250</text:p>
          </table:table-cell>
          <table:table-cell table:formula="of:=[.D139]-[.C139]" office:value-type="float" office:value="183537.830069432" calcext:value-type="float">
            <text:p>183537,830069432</text:p>
          </table:table-cell>
          <table:table-cell table:formula="of:=[.D139]-[.D127]" office:value-type="float" office:value="18666.6666666667" calcext:value-type="float">
            <text:p>18666,6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96000" calcext:value-type="float">
            <text:p>196000</text:p>
          </table:table-cell>
          <table:table-cell table:formula="of:=COM.MICROSOFT.STDEV.S([.B129:.B140])" office:value-type="float" office:value="4420.16728053122" calcext:value-type="float">
            <text:p>4420,16728053122</text:p>
          </table:table-cell>
          <table:table-cell table:formula="of:=AVERAGE([.B129:.B140])" office:value-type="float" office:value="189583.333333333" calcext:value-type="float">
            <text:p>189583,333333333</text:p>
          </table:table-cell>
          <table:table-cell table:formula="of:=[.D140]-[.C140]" office:value-type="float" office:value="185163.166052802" calcext:value-type="float">
            <text:p>185163,166052802</text:p>
          </table:table-cell>
          <table:table-cell table:formula="of:=[.D140]-[.D128]" office:value-type="float" office:value="18250" calcext:value-type="float">
            <text:p>18250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97000" calcext:value-type="float">
            <text:p>197000</text:p>
          </table:table-cell>
          <table:table-cell table:formula="of:=COM.MICROSOFT.STDEV.S([.B130:.B141])" office:value-type="float" office:value="4195.95765065147" calcext:value-type="float">
            <text:p>4195,95765065147</text:p>
          </table:table-cell>
          <table:table-cell table:formula="of:=AVERAGE([.B130:.B141])" office:value-type="float" office:value="190833.333333333" calcext:value-type="float">
            <text:p>190833,333333333</text:p>
          </table:table-cell>
          <table:table-cell table:formula="of:=[.D141]-[.C141]" office:value-type="float" office:value="186637.375682682" calcext:value-type="float">
            <text:p>186637,375682682</text:p>
          </table:table-cell>
          <table:table-cell table:formula="of:=[.D141]-[.D129]" office:value-type="float" office:value="17750" calcext:value-type="float">
            <text:p>17750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99000" calcext:value-type="float">
            <text:p>199000</text:p>
          </table:table-cell>
          <table:table-cell table:formula="of:=COM.MICROSOFT.STDEV.S([.B131:.B142])" office:value-type="float" office:value="4209.47704230549" calcext:value-type="float">
            <text:p>4209,47704230549</text:p>
          </table:table-cell>
          <table:table-cell table:formula="of:=AVERAGE([.B131:.B142])" office:value-type="float" office:value="192083.333333333" calcext:value-type="float">
            <text:p>192083,333333333</text:p>
          </table:table-cell>
          <table:table-cell table:formula="of:=[.D142]-[.C142]" office:value-type="float" office:value="187873.856291028" calcext:value-type="float">
            <text:p>187873,856291028</text:p>
          </table:table-cell>
          <table:table-cell table:formula="of:=[.D142]-[.D130]" office:value-type="float" office:value="17250" calcext:value-type="float">
            <text:p>17250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02000" calcext:value-type="float">
            <text:p>202000</text:p>
          </table:table-cell>
          <table:table-cell table:formula="of:=COM.MICROSOFT.STDEV.S([.B132:.B143])" office:value-type="float" office:value="4621.26179804397" calcext:value-type="float">
            <text:p>4621,26179804397</text:p>
          </table:table-cell>
          <table:table-cell table:formula="of:=AVERAGE([.B132:.B143])" office:value-type="float" office:value="193416.666666667" calcext:value-type="float">
            <text:p>193416,666666667</text:p>
          </table:table-cell>
          <table:table-cell table:formula="of:=[.D143]-[.C143]" office:value-type="float" office:value="188795.404868623" calcext:value-type="float">
            <text:p>188795,404868623</text:p>
          </table:table-cell>
          <table:table-cell table:formula="of:=[.D143]-[.D131]" office:value-type="float" office:value="16833.3333333333" calcext:value-type="float">
            <text:p>16833,3333333333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05000" calcext:value-type="float">
            <text:p>205000</text:p>
          </table:table-cell>
          <table:table-cell table:formula="of:=COM.MICROSOFT.STDEV.S([.B133:.B144])" office:value-type="float" office:value="5230.30215246315" calcext:value-type="float">
            <text:p>5230,30215246315</text:p>
          </table:table-cell>
          <table:table-cell table:formula="of:=AVERAGE([.B133:.B144])" office:value-type="float" office:value="194916.666666667" calcext:value-type="float">
            <text:p>194916,666666667</text:p>
          </table:table-cell>
          <table:table-cell table:formula="of:=[.D144]-[.C144]" office:value-type="float" office:value="189686.364514204" calcext:value-type="float">
            <text:p>189686,364514204</text:p>
          </table:table-cell>
          <table:table-cell table:formula="of:=[.D144]-[.D132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07000" calcext:value-type="float">
            <text:p>207000</text:p>
          </table:table-cell>
          <table:table-cell table:formula="of:=COM.MICROSOFT.STDEV.S([.B134:.B145])" office:value-type="float" office:value="5791.84379498054" calcext:value-type="float">
            <text:p>5791,84379498054</text:p>
          </table:table-cell>
          <table:table-cell table:formula="of:=AVERAGE([.B134:.B145])" office:value-type="float" office:value="196500" calcext:value-type="float">
            <text:p>196500</text:p>
          </table:table-cell>
          <table:table-cell table:formula="of:=[.D145]-[.C145]" office:value-type="float" office:value="190708.156205019" calcext:value-type="float">
            <text:p>190708,156205019</text:p>
          </table:table-cell>
          <table:table-cell table:formula="of:=[.D145]-[.D133]" office:value-type="float" office:value="16750" calcext:value-type="float">
            <text:p>16750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09000" calcext:value-type="float">
            <text:p>209000</text:p>
          </table:table-cell>
          <table:table-cell table:formula="of:=COM.MICROSOFT.STDEV.S([.B135:.B146])" office:value-type="float" office:value="6293.33461735991" calcext:value-type="float">
            <text:p>6293,33461735991</text:p>
          </table:table-cell>
          <table:table-cell table:formula="of:=AVERAGE([.B135:.B146])" office:value-type="float" office:value="198166.666666667" calcext:value-type="float">
            <text:p>198166,666666667</text:p>
          </table:table-cell>
          <table:table-cell table:formula="of:=[.D146]-[.C146]" office:value-type="float" office:value="191873.332049307" calcext:value-type="float">
            <text:p>191873,332049307</text:p>
          </table:table-cell>
          <table:table-cell table:formula="of:=[.D146]-[.D134]" office:value-type="float" office:value="16916.6666666667" calcext:value-type="float">
            <text:p>16916,6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10000" calcext:value-type="float">
            <text:p>210000</text:p>
          </table:table-cell>
          <table:table-cell table:formula="of:=COM.MICROSOFT.STDEV.S([.B136:.B147])" office:value-type="float" office:value="6575.89721957576" calcext:value-type="float">
            <text:p>6575,89721957576</text:p>
          </table:table-cell>
          <table:table-cell table:formula="of:=AVERAGE([.B136:.B147])" office:value-type="float" office:value="199833.333333333" calcext:value-type="float">
            <text:p>199833,333333333</text:p>
          </table:table-cell>
          <table:table-cell table:formula="of:=[.D147]-[.C147]" office:value-type="float" office:value="193257.436113758" calcext:value-type="float">
            <text:p>193257,436113758</text:p>
          </table:table-cell>
          <table:table-cell table:formula="of:=[.D147]-[.D135]" office:value-type="float" office:value="17166.6666666667" calcext:value-type="float">
            <text:p>17166,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11000" calcext:value-type="float">
            <text:p>211000</text:p>
          </table:table-cell>
          <table:table-cell table:formula="of:=COM.MICROSOFT.STDEV.S([.B137:.B148])" office:value-type="float" office:value="6667.42419938506" calcext:value-type="float">
            <text:p>6667,42419938506</text:p>
          </table:table-cell>
          <table:table-cell table:formula="of:=AVERAGE([.B137:.B148])" office:value-type="float" office:value="201500" calcext:value-type="float">
            <text:p>201500</text:p>
          </table:table-cell>
          <table:table-cell table:formula="of:=[.D148]-[.C148]" office:value-type="float" office:value="194832.575800615" calcext:value-type="float">
            <text:p>194832,575800615</text:p>
          </table:table-cell>
          <table:table-cell table:formula="of:=[.D148]-[.D136]" office:value-type="float" office:value="17416.6666666667" calcext:value-type="float">
            <text:p>17416,66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13000" calcext:value-type="float">
            <text:p>213000</text:p>
          </table:table-cell>
          <table:table-cell table:formula="of:=COM.MICROSOFT.STDEV.S([.B138:.B149])" office:value-type="float" office:value="6846.80859078066" calcext:value-type="float">
            <text:p>6846,80859078066</text:p>
          </table:table-cell>
          <table:table-cell table:formula="of:=AVERAGE([.B138:.B149])" office:value-type="float" office:value="203166.666666667" calcext:value-type="float">
            <text:p>203166,666666667</text:p>
          </table:table-cell>
          <table:table-cell table:formula="of:=[.D149]-[.C149]" office:value-type="float" office:value="196319.858075886" calcext:value-type="float">
            <text:p>196319,858075886</text:p>
          </table:table-cell>
          <table:table-cell table:formula="of:=[.D149]-[.D137]" office:value-type="float" office:value="17666.6666666667" calcext:value-type="float">
            <text:p>17666,6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14000" calcext:value-type="float">
            <text:p>214000</text:p>
          </table:table-cell>
          <table:table-cell table:formula="of:=COM.MICROSOFT.STDEV.S([.B139:.B150])" office:value-type="float" office:value="6846.80859078066" calcext:value-type="float">
            <text:p>6846,80859078066</text:p>
          </table:table-cell>
          <table:table-cell table:formula="of:=AVERAGE([.B139:.B150])" office:value-type="float" office:value="204833.333333333" calcext:value-type="float">
            <text:p>204833,333333333</text:p>
          </table:table-cell>
          <table:table-cell table:formula="of:=[.D150]-[.C150]" office:value-type="float" office:value="197986.524742553" calcext:value-type="float">
            <text:p>197986,524742553</text:p>
          </table:table-cell>
          <table:table-cell table:formula="of:=[.D150]-[.D138]" office:value-type="float" office:value="17916.6666666667" calcext:value-type="float">
            <text:p>17916,6666666667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16000" calcext:value-type="float">
            <text:p>216000</text:p>
          </table:table-cell>
          <table:table-cell table:formula="of:=COM.MICROSOFT.STDEV.S([.B140:.B151])" office:value-type="float" office:value="6788.47061813877" calcext:value-type="float">
            <text:p>6788,47061813877</text:p>
          </table:table-cell>
          <table:table-cell table:formula="of:=AVERAGE([.B140:.B151])" office:value-type="float" office:value="206583.333333333" calcext:value-type="float">
            <text:p>206583,333333333</text:p>
          </table:table-cell>
          <table:table-cell table:formula="of:=[.D151]-[.C151]" office:value-type="float" office:value="199794.862715195" calcext:value-type="float">
            <text:p>199794,862715195</text:p>
          </table:table-cell>
          <table:table-cell table:formula="of:=[.D151]-[.D139]" office:value-type="float" office:value="18333.3333333333" calcext:value-type="float">
            <text:p>18333,3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17000" calcext:value-type="float">
            <text:p>217000</text:p>
          </table:table-cell>
          <table:table-cell table:formula="of:=COM.MICROSOFT.STDEV.S([.B141:.B152])" office:value-type="float" office:value="6513.3894727893" calcext:value-type="float">
            <text:p>6513,3894727893</text:p>
          </table:table-cell>
          <table:table-cell table:formula="of:=AVERAGE([.B141:.B152])" office:value-type="float" office:value="208333.333333333" calcext:value-type="float">
            <text:p>208333,333333333</text:p>
          </table:table-cell>
          <table:table-cell table:formula="of:=[.D152]-[.C152]" office:value-type="float" office:value="201819.943860544" calcext:value-type="float">
            <text:p>201819,943860544</text:p>
          </table:table-cell>
          <table:table-cell table:formula="of:=[.D152]-[.D140]" office:value-type="float" office:value="18750" calcext:value-type="float">
            <text:p>18750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18000" calcext:value-type="float">
            <text:p>218000</text:p>
          </table:table-cell>
          <table:table-cell table:formula="of:=COM.MICROSOFT.STDEV.S([.B142:.B153])" office:value-type="float" office:value="5991.78730860126" calcext:value-type="float">
            <text:p>5991,78730860126</text:p>
          </table:table-cell>
          <table:table-cell table:formula="of:=AVERAGE([.B142:.B153])" office:value-type="float" office:value="210083.333333333" calcext:value-type="float">
            <text:p>210083,333333333</text:p>
          </table:table-cell>
          <table:table-cell table:formula="of:=[.D153]-[.C153]" office:value-type="float" office:value="204091.546024732" calcext:value-type="float">
            <text:p>204091,546024732</text:p>
          </table:table-cell>
          <table:table-cell table:formula="of:=[.D153]-[.D141]" office:value-type="float" office:value="19250" calcext:value-type="float">
            <text:p>19250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20000" calcext:value-type="float">
            <text:p>220000</text:p>
          </table:table-cell>
          <table:table-cell table:formula="of:=COM.MICROSOFT.STDEV.S([.B143:.B154])" office:value-type="float" office:value="5507.5705472861" calcext:value-type="float">
            <text:p>5507,5705472861</text:p>
          </table:table-cell>
          <table:table-cell table:formula="of:=AVERAGE([.B143:.B154])" office:value-type="float" office:value="211833.333333333" calcext:value-type="float">
            <text:p>211833,333333333</text:p>
          </table:table-cell>
          <table:table-cell table:formula="of:=[.D154]-[.C154]" office:value-type="float" office:value="206325.762786047" calcext:value-type="float">
            <text:p>206325,762786047</text:p>
          </table:table-cell>
          <table:table-cell table:formula="of:=[.D154]-[.D142]" office:value-type="float" office:value="19750" calcext:value-type="float">
            <text:p>19750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21000" calcext:value-type="float">
            <text:p>221000</text:p>
          </table:table-cell>
          <table:table-cell table:formula="of:=COM.MICROSOFT.STDEV.S([.B144:.B155])" office:value-type="float" office:value="5142.66173269929" calcext:value-type="float">
            <text:p>5142,66173269929</text:p>
          </table:table-cell>
          <table:table-cell table:formula="of:=AVERAGE([.B144:.B155])" office:value-type="float" office:value="213416.666666667" calcext:value-type="float">
            <text:p>213416,666666667</text:p>
          </table:table-cell>
          <table:table-cell table:formula="of:=[.D155]-[.C155]" office:value-type="float" office:value="208274.004933967" calcext:value-type="float">
            <text:p>208274,004933967</text:p>
          </table:table-cell>
          <table:table-cell table:formula="of:=[.D155]-[.D143]" office:value-type="float" office:value="20000" calcext:value-type="float">
            <text:p>20000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22000" calcext:value-type="float">
            <text:p>222000</text:p>
          </table:table-cell>
          <table:table-cell table:formula="of:=COM.MICROSOFT.STDEV.S([.B145:.B156])" office:value-type="float" office:value="4951.27776590564" calcext:value-type="float">
            <text:p>4951,27776590564</text:p>
          </table:table-cell>
          <table:table-cell table:formula="of:=AVERAGE([.B145:.B156])" office:value-type="float" office:value="214833.333333333" calcext:value-type="float">
            <text:p>214833,333333333</text:p>
          </table:table-cell>
          <table:table-cell table:formula="of:=[.D156]-[.C156]" office:value-type="float" office:value="209882.055567428" calcext:value-type="float">
            <text:p>209882,055567428</text:p>
          </table:table-cell>
          <table:table-cell table:formula="of:=[.D156]-[.D144]" office:value-type="float" office:value="19916.6666666667" calcext:value-type="float">
            <text:p>19916,66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23000" calcext:value-type="float">
            <text:p>223000</text:p>
          </table:table-cell>
          <table:table-cell table:formula="of:=COM.MICROSOFT.STDEV.S([.B146:.B157])" office:value-type="float" office:value="4802.14598493278" calcext:value-type="float">
            <text:p>4802,14598493278</text:p>
          </table:table-cell>
          <table:table-cell table:formula="of:=AVERAGE([.B146:.B157])" office:value-type="float" office:value="216166.666666667" calcext:value-type="float">
            <text:p>216166,666666667</text:p>
          </table:table-cell>
          <table:table-cell table:formula="of:=[.D157]-[.C157]" office:value-type="float" office:value="211364.520681734" calcext:value-type="float">
            <text:p>211364,520681734</text:p>
          </table:table-cell>
          <table:table-cell table:formula="of:=[.D157]-[.D145]" office:value-type="float" office:value="19666.6666666667" calcext:value-type="float">
            <text:p>19666,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24000" calcext:value-type="float">
            <text:p>224000</text:p>
          </table:table-cell>
          <table:table-cell table:formula="of:=COM.MICROSOFT.STDEV.S([.B147:.B158])" office:value-type="float" office:value="4718.5963500973" calcext:value-type="float">
            <text:p>4718,5963500973</text:p>
          </table:table-cell>
          <table:table-cell table:formula="of:=AVERAGE([.B147:.B158])" office:value-type="float" office:value="217416.666666667" calcext:value-type="float">
            <text:p>217416,666666667</text:p>
          </table:table-cell>
          <table:table-cell table:formula="of:=[.D158]-[.C158]" office:value-type="float" office:value="212698.070316569" calcext:value-type="float">
            <text:p>212698,070316569</text:p>
          </table:table-cell>
          <table:table-cell table:formula="of:=[.D158]-[.D146]" office:value-type="float" office:value="19250" calcext:value-type="float">
            <text:p>19250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25000" calcext:value-type="float">
            <text:p>225000</text:p>
          </table:table-cell>
          <table:table-cell table:formula="of:=COM.MICROSOFT.STDEV.S([.B148:.B159])" office:value-type="float" office:value="4559.37263095251" calcext:value-type="float">
            <text:p>4559,37263095251</text:p>
          </table:table-cell>
          <table:table-cell table:formula="of:=AVERAGE([.B148:.B159])" office:value-type="float" office:value="218666.666666667" calcext:value-type="float">
            <text:p>218666,666666667</text:p>
          </table:table-cell>
          <table:table-cell table:formula="of:=[.D159]-[.C159]" office:value-type="float" office:value="214107.294035714" calcext:value-type="float">
            <text:p>214107,294035714</text:p>
          </table:table-cell>
          <table:table-cell table:formula="of:=[.D159]-[.D147]" office:value-type="float" office:value="18833.3333333333" calcext:value-type="float">
            <text:p>18833,33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27000" calcext:value-type="float">
            <text:p>227000</text:p>
          </table:table-cell>
          <table:table-cell table:formula="of:=COM.MICROSOFT.STDEV.S([.B149:.B160])" office:value-type="float" office:value="4451.76165334374" calcext:value-type="float">
            <text:p>4451,76165334374</text:p>
          </table:table-cell>
          <table:table-cell table:formula="of:=AVERAGE([.B149:.B160])" office:value-type="float" office:value="220000" calcext:value-type="float">
            <text:p>220000</text:p>
          </table:table-cell>
          <table:table-cell table:formula="of:=[.D160]-[.C160]" office:value-type="float" office:value="215548.238346656" calcext:value-type="float">
            <text:p>215548,238346656</text:p>
          </table:table-cell>
          <table:table-cell table:formula="of:=[.D160]-[.D148]" office:value-type="float" office:value="18500" calcext:value-type="float">
            <text:p>18500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28000" calcext:value-type="float">
            <text:p>228000</text:p>
          </table:table-cell>
          <table:table-cell table:formula="of:=COM.MICROSOFT.STDEV.S([.B150:.B161])" office:value-type="float" office:value="4413.30632601825" calcext:value-type="float">
            <text:p>4413,30632601825</text:p>
          </table:table-cell>
          <table:table-cell table:formula="of:=AVERAGE([.B150:.B161])" office:value-type="float" office:value="221250" calcext:value-type="float">
            <text:p>221250</text:p>
          </table:table-cell>
          <table:table-cell table:formula="of:=[.D161]-[.C161]" office:value-type="float" office:value="216836.693673982" calcext:value-type="float">
            <text:p>216836,693673982</text:p>
          </table:table-cell>
          <table:table-cell table:formula="of:=[.D161]-[.D149]" office:value-type="float" office:value="18083.3333333333" calcext:value-type="float">
            <text:p>18083,33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29000" calcext:value-type="float">
            <text:p>229000</text:p>
          </table:table-cell>
          <table:table-cell table:formula="of:=COM.MICROSOFT.STDEV.S([.B151:.B162])" office:value-type="float" office:value="4295.87540025842" calcext:value-type="float">
            <text:p>4295,87540025842</text:p>
          </table:table-cell>
          <table:table-cell table:formula="of:=AVERAGE([.B151:.B162])" office:value-type="float" office:value="222500" calcext:value-type="float">
            <text:p>222500</text:p>
          </table:table-cell>
          <table:table-cell table:formula="of:=[.D162]-[.C162]" office:value-type="float" office:value="218204.124599742" calcext:value-type="float">
            <text:p>218204,124599742</text:p>
          </table:table-cell>
          <table:table-cell table:formula="of:=[.D162]-[.D150]" office:value-type="float" office:value="17666.6666666667" calcext:value-type="float">
            <text:p>17666,6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30000" calcext:value-type="float">
            <text:p>230000</text:p>
          </table:table-cell>
          <table:table-cell table:formula="of:=COM.MICROSOFT.STDEV.S([.B152:.B163])" office:value-type="float" office:value="4271.11510526516" calcext:value-type="float">
            <text:p>4271,11510526516</text:p>
          </table:table-cell>
          <table:table-cell table:formula="of:=AVERAGE([.B152:.B163])" office:value-type="float" office:value="223666.666666667" calcext:value-type="float">
            <text:p>223666,666666667</text:p>
          </table:table-cell>
          <table:table-cell table:formula="of:=[.D163]-[.C163]" office:value-type="float" office:value="219395.551561401" calcext:value-type="float">
            <text:p>219395,551561401</text:p>
          </table:table-cell>
          <table:table-cell table:formula="of:=[.D163]-[.D151]" office:value-type="float" office:value="17083.3333333333" calcext:value-type="float">
            <text:p>17083,33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32000" calcext:value-type="float">
            <text:p>232000</text:p>
          </table:table-cell>
          <table:table-cell table:formula="of:=COM.MICROSOFT.STDEV.S([.B153:.B164])" office:value-type="float" office:value="4337.11955802536" calcext:value-type="float">
            <text:p>4337,11955802536</text:p>
          </table:table-cell>
          <table:table-cell table:formula="of:=AVERAGE([.B153:.B164])" office:value-type="float" office:value="224916.666666667" calcext:value-type="float">
            <text:p>224916,666666667</text:p>
          </table:table-cell>
          <table:table-cell table:formula="of:=[.D164]-[.C164]" office:value-type="float" office:value="220579.547108641" calcext:value-type="float">
            <text:p>220579,547108641</text:p>
          </table:table-cell>
          <table:table-cell table:formula="of:=[.D164]-[.D152]" office:value-type="float" office:value="16583.3333333333" calcext:value-type="float">
            <text:p>16583,3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33000" calcext:value-type="float">
            <text:p>233000</text:p>
          </table:table-cell>
          <table:table-cell table:formula="of:=COM.MICROSOFT.STDEV.S([.B154:.B165])" office:value-type="float" office:value="4323.9992711574" calcext:value-type="float">
            <text:p>4323,9992711574</text:p>
          </table:table-cell>
          <table:table-cell table:formula="of:=AVERAGE([.B154:.B165])" office:value-type="float" office:value="226166.666666667" calcext:value-type="float">
            <text:p>226166,666666667</text:p>
          </table:table-cell>
          <table:table-cell table:formula="of:=[.D165]-[.C165]" office:value-type="float" office:value="221842.667395509" calcext:value-type="float">
            <text:p>221842,667395509</text:p>
          </table:table-cell>
          <table:table-cell table:formula="of:=[.D165]-[.D153]" office:value-type="float" office:value="16083.3333333333" calcext:value-type="float">
            <text:p>16083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35000" calcext:value-type="float">
            <text:p>235000</text:p>
          </table:table-cell>
          <table:table-cell table:formula="of:=COM.MICROSOFT.STDEV.S([.B155:.B166])" office:value-type="float" office:value="4541.89254372975" calcext:value-type="float">
            <text:p>4541,89254372975</text:p>
          </table:table-cell>
          <table:table-cell table:formula="of:=AVERAGE([.B155:.B166])" office:value-type="float" office:value="227416.666666667" calcext:value-type="float">
            <text:p>227416,666666667</text:p>
          </table:table-cell>
          <table:table-cell table:formula="of:=[.D166]-[.C166]" office:value-type="float" office:value="222874.774122937" calcext:value-type="float">
            <text:p>222874,774122937</text:p>
          </table:table-cell>
          <table:table-cell table:formula="of:=[.D166]-[.D154]" office:value-type="float" office:value="15583.3333333333" calcext:value-type="float">
            <text:p>15583,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36000" calcext:value-type="float">
            <text:p>236000</text:p>
          </table:table-cell>
          <table:table-cell table:formula="of:=COM.MICROSOFT.STDEV.S([.B156:.B167])" office:value-type="float" office:value="4677.47665721464" calcext:value-type="float">
            <text:p>4677,47665721464</text:p>
          </table:table-cell>
          <table:table-cell table:formula="of:=AVERAGE([.B156:.B167])" office:value-type="float" office:value="228666.666666667" calcext:value-type="float">
            <text:p>228666,666666667</text:p>
          </table:table-cell>
          <table:table-cell table:formula="of:=[.D167]-[.C167]" office:value-type="float" office:value="223989.190009452" calcext:value-type="float">
            <text:p>223989,190009452</text:p>
          </table:table-cell>
          <table:table-cell table:formula="of:=[.D167]-[.D155]" office:value-type="float" office:value="15250" calcext:value-type="float">
            <text:p>15250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38000" calcext:value-type="float">
            <text:p>238000</text:p>
          </table:table-cell>
          <table:table-cell table:formula="of:=COM.MICROSOFT.STDEV.S([.B157:.B168])" office:value-type="float" office:value="4880.38746598893" calcext:value-type="float">
            <text:p>4880,38746598893</text:p>
          </table:table-cell>
          <table:table-cell table:formula="of:=AVERAGE([.B157:.B168])" office:value-type="float" office:value="230000" calcext:value-type="float">
            <text:p>230000</text:p>
          </table:table-cell>
          <table:table-cell table:formula="of:=[.D168]-[.C168]" office:value-type="float" office:value="225119.612534011" calcext:value-type="float">
            <text:p>225119,612534011</text:p>
          </table:table-cell>
          <table:table-cell table:formula="of:=[.D168]-[.D156]" office:value-type="float" office:value="15166.6666666667" calcext:value-type="float">
            <text:p>15166,66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39000" calcext:value-type="float">
            <text:p>239000</text:p>
          </table:table-cell>
          <table:table-cell table:formula="of:=COM.MICROSOFT.STDEV.S([.B158:.B169])" office:value-type="float" office:value="4978.74269147129" calcext:value-type="float">
            <text:p>4978,74269147129</text:p>
          </table:table-cell>
          <table:table-cell table:formula="of:=AVERAGE([.B158:.B169])" office:value-type="float" office:value="231333.333333333" calcext:value-type="float">
            <text:p>231333,333333333</text:p>
          </table:table-cell>
          <table:table-cell table:formula="of:=[.D169]-[.C169]" office:value-type="float" office:value="226354.590641862" calcext:value-type="float">
            <text:p>226354,590641862</text:p>
          </table:table-cell>
          <table:table-cell table:formula="of:=[.D169]-[.D157]" office:value-type="float" office:value="15166.6666666667" calcext:value-type="float">
            <text:p>15166,6666666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40000" calcext:value-type="float">
            <text:p>240000</text:p>
          </table:table-cell>
          <table:table-cell table:formula="of:=COM.MICROSOFT.STDEV.S([.B159:.B170])" office:value-type="float" office:value="4978.74269147129" calcext:value-type="float">
            <text:p>4978,74269147129</text:p>
          </table:table-cell>
          <table:table-cell table:formula="of:=AVERAGE([.B159:.B170])" office:value-type="float" office:value="232666.666666667" calcext:value-type="float">
            <text:p>232666,666666667</text:p>
          </table:table-cell>
          <table:table-cell table:formula="of:=[.D170]-[.C170]" office:value-type="float" office:value="227687.923975195" calcext:value-type="float">
            <text:p>227687,923975195</text:p>
          </table:table-cell>
          <table:table-cell table:formula="of:=[.D170]-[.D158]" office:value-type="float" office:value="15250" calcext:value-type="float">
            <text:p>15250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42000" calcext:value-type="float">
            <text:p>242000</text:p>
          </table:table-cell>
          <table:table-cell table:formula="of:=COM.MICROSOFT.STDEV.S([.B160:.B171])" office:value-type="float" office:value="5017.39398734467" calcext:value-type="float">
            <text:p>5017,39398734467</text:p>
          </table:table-cell>
          <table:table-cell table:formula="of:=AVERAGE([.B160:.B171])" office:value-type="float" office:value="234083.333333333" calcext:value-type="float">
            <text:p>234083,333333333</text:p>
          </table:table-cell>
          <table:table-cell table:formula="of:=[.D171]-[.C171]" office:value-type="float" office:value="229065.939345989" calcext:value-type="float">
            <text:p>229065,939345989</text:p>
          </table:table-cell>
          <table:table-cell table:formula="of:=[.D171]-[.D159]" office:value-type="float" office:value="15416.6666666667" calcext:value-type="float">
            <text:p>15416,6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43000" calcext:value-type="float">
            <text:p>243000</text:p>
          </table:table-cell>
          <table:table-cell table:formula="of:=COM.MICROSOFT.STDEV.S([.B161:.B172])" office:value-type="float" office:value="5089.35311719625" calcext:value-type="float">
            <text:p>5089,35311719625</text:p>
          </table:table-cell>
          <table:table-cell table:formula="of:=AVERAGE([.B161:.B172])" office:value-type="float" office:value="235416.666666667" calcext:value-type="float">
            <text:p>235416,666666667</text:p>
          </table:table-cell>
          <table:table-cell table:formula="of:=[.D172]-[.C172]" office:value-type="float" office:value="230327.31354947" calcext:value-type="float">
            <text:p>230327,31354947</text:p>
          </table:table-cell>
          <table:table-cell table:formula="of:=[.D172]-[.D160]" office:value-type="float" office:value="15416.6666666667" calcext:value-type="float">
            <text:p>15416,6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44000" calcext:value-type="float">
            <text:p>244000</text:p>
          </table:table-cell>
          <table:table-cell table:formula="of:=COM.MICROSOFT.STDEV.S([.B162:.B173])" office:value-type="float" office:value="5065.48032363081" calcext:value-type="float">
            <text:p>5065,48032363081</text:p>
          </table:table-cell>
          <table:table-cell table:formula="of:=AVERAGE([.B162:.B173])" office:value-type="float" office:value="236750" calcext:value-type="float">
            <text:p>236750</text:p>
          </table:table-cell>
          <table:table-cell table:formula="of:=[.D173]-[.C173]" office:value-type="float" office:value="231684.519676369" calcext:value-type="float">
            <text:p>231684,519676369</text:p>
          </table:table-cell>
          <table:table-cell table:formula="of:=[.D173]-[.D161]" office:value-type="float" office:value="15500" calcext:value-type="float">
            <text:p>15500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45000" calcext:value-type="float">
            <text:p>245000</text:p>
          </table:table-cell>
          <table:table-cell table:formula="of:=COM.MICROSOFT.STDEV.S([.B163:.B174])" office:value-type="float" office:value="4944.38769687104" calcext:value-type="float">
            <text:p>4944,38769687104</text:p>
          </table:table-cell>
          <table:table-cell table:formula="of:=AVERAGE([.B163:.B174])" office:value-type="float" office:value="238083.333333333" calcext:value-type="float">
            <text:p>238083,333333333</text:p>
          </table:table-cell>
          <table:table-cell table:formula="of:=[.D174]-[.C174]" office:value-type="float" office:value="233138.945636462" calcext:value-type="float">
            <text:p>233138,945636462</text:p>
          </table:table-cell>
          <table:table-cell table:formula="of:=[.D174]-[.D162]" office:value-type="float" office:value="15583.3333333333" calcext:value-type="float">
            <text:p>15583,333333333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47000" calcext:value-type="float">
            <text:p>247000</text:p>
          </table:table-cell>
          <table:table-cell table:formula="of:=COM.MICROSOFT.STDEV.S([.B164:.B175])" office:value-type="float" office:value="4852.3658709391" calcext:value-type="float">
            <text:p>4852,3658709391</text:p>
          </table:table-cell>
          <table:table-cell table:formula="of:=AVERAGE([.B164:.B175])" office:value-type="float" office:value="239500" calcext:value-type="float">
            <text:p>239500</text:p>
          </table:table-cell>
          <table:table-cell table:formula="of:=[.D175]-[.C175]" office:value-type="float" office:value="234647.634129061" calcext:value-type="float">
            <text:p>234647,634129061</text:p>
          </table:table-cell>
          <table:table-cell table:formula="of:=[.D175]-[.D163]" office:value-type="float" office:value="15833.3333333333" calcext:value-type="float">
            <text:p>15833,3333333333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49000" calcext:value-type="float">
            <text:p>249000</text:p>
          </table:table-cell>
          <table:table-cell table:formula="of:=COM.MICROSOFT.STDEV.S([.B165:.B176])" office:value-type="float" office:value="4944.38769687104" calcext:value-type="float">
            <text:p>4944,38769687104</text:p>
          </table:table-cell>
          <table:table-cell table:formula="of:=AVERAGE([.B165:.B176])" office:value-type="float" office:value="240916.666666667" calcext:value-type="float">
            <text:p>240916,666666667</text:p>
          </table:table-cell>
          <table:table-cell table:formula="of:=[.D176]-[.C176]" office:value-type="float" office:value="235972.278969796" calcext:value-type="float">
            <text:p>235972,278969796</text:p>
          </table:table-cell>
          <table:table-cell table:formula="of:=[.D176]-[.D164]" office:value-type="float" office:value="16000" calcext:value-type="float">
            <text:p>16000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50000" calcext:value-type="float">
            <text:p>250000</text:p>
          </table:table-cell>
          <table:table-cell table:formula="of:=COM.MICROSOFT.STDEV.S([.B166:.B177])" office:value-type="float" office:value="4905.16116560976" calcext:value-type="float">
            <text:p>4905,16116560976</text:p>
          </table:table-cell>
          <table:table-cell table:formula="of:=AVERAGE([.B166:.B177])" office:value-type="float" office:value="242333.333333333" calcext:value-type="float">
            <text:p>242333,333333333</text:p>
          </table:table-cell>
          <table:table-cell table:formula="of:=[.D177]-[.C177]" office:value-type="float" office:value="237428.172167724" calcext:value-type="float">
            <text:p>237428,172167724</text:p>
          </table:table-cell>
          <table:table-cell table:formula="of:=[.D177]-[.D165]" office:value-type="float" office:value="16166.6666666667" calcext:value-type="float">
            <text:p>16166,6666666667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51000" calcext:value-type="float">
            <text:p>251000</text:p>
          </table:table-cell>
          <table:table-cell table:formula="of:=COM.MICROSOFT.STDEV.S([.B167:.B178])" office:value-type="float" office:value="4905.16116560976" calcext:value-type="float">
            <text:p>4905,16116560976</text:p>
          </table:table-cell>
          <table:table-cell table:formula="of:=AVERAGE([.B167:.B178])" office:value-type="float" office:value="243666.666666667" calcext:value-type="float">
            <text:p>243666,666666667</text:p>
          </table:table-cell>
          <table:table-cell table:formula="of:=[.D178]-[.C178]" office:value-type="float" office:value="238761.505501057" calcext:value-type="float">
            <text:p>238761,505501057</text:p>
          </table:table-cell>
          <table:table-cell table:formula="of:=[.D178]-[.D166]" office:value-type="float" office:value="16250" calcext:value-type="float">
            <text:p>16250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52000" calcext:value-type="float">
            <text:p>252000</text:p>
          </table:table-cell>
          <table:table-cell table:formula="of:=COM.MICROSOFT.STDEV.S([.B168:.B179])" office:value-type="float" office:value="4805.30010414637" calcext:value-type="float">
            <text:p>4805,30010414637</text:p>
          </table:table-cell>
          <table:table-cell table:formula="of:=AVERAGE([.B168:.B179])" office:value-type="float" office:value="245000" calcext:value-type="float">
            <text:p>245000</text:p>
          </table:table-cell>
          <table:table-cell table:formula="of:=[.D179]-[.C179]" office:value-type="float" office:value="240194.699895854" calcext:value-type="float">
            <text:p>240194,699895854</text:p>
          </table:table-cell>
          <table:table-cell table:formula="of:=[.D179]-[.D167]" office:value-type="float" office:value="16333.3333333333" calcext:value-type="float">
            <text:p>16333,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54000" calcext:value-type="float">
            <text:p>254000</text:p>
          </table:table-cell>
          <table:table-cell table:formula="of:=COM.MICROSOFT.STDEV.S([.B169:.B180])" office:value-type="float" office:value="4905.16116560976" calcext:value-type="float">
            <text:p>4905,16116560976</text:p>
          </table:table-cell>
          <table:table-cell table:formula="of:=AVERAGE([.B169:.B180])" office:value-type="float" office:value="246333.333333333" calcext:value-type="float">
            <text:p>246333,333333333</text:p>
          </table:table-cell>
          <table:table-cell table:formula="of:=[.D180]-[.C180]" office:value-type="float" office:value="241428.172167724" calcext:value-type="float">
            <text:p>241428,172167724</text:p>
          </table:table-cell>
          <table:table-cell table:formula="of:=[.D180]-[.D168]" office:value-type="float" office:value="16333.3333333333" calcext:value-type="float">
            <text:p>16333,3333333333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55000" calcext:value-type="float">
            <text:p>255000</text:p>
          </table:table-cell>
          <table:table-cell table:formula="of:=COM.MICROSOFT.STDEV.S([.B170:.B181])" office:value-type="float" office:value="4905.16116560976" calcext:value-type="float">
            <text:p>4905,16116560976</text:p>
          </table:table-cell>
          <table:table-cell table:formula="of:=AVERAGE([.B170:.B181])" office:value-type="float" office:value="247666.666666667" calcext:value-type="float">
            <text:p>247666,666666667</text:p>
          </table:table-cell>
          <table:table-cell table:formula="of:=[.D181]-[.C181]" office:value-type="float" office:value="242761.505501057" calcext:value-type="float">
            <text:p>242761,505501057</text:p>
          </table:table-cell>
          <table:table-cell table:formula="of:=[.D181]-[.D169]" office:value-type="float" office:value="16333.3333333333" calcext:value-type="float">
            <text:p>16333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57000" calcext:value-type="float">
            <text:p>257000</text:p>
          </table:table-cell>
          <table:table-cell table:formula="of:=COM.MICROSOFT.STDEV.S([.B171:.B182])" office:value-type="float" office:value="4944.38769687104" calcext:value-type="float">
            <text:p>4944,38769687104</text:p>
          </table:table-cell>
          <table:table-cell table:formula="of:=AVERAGE([.B171:.B182])" office:value-type="float" office:value="249083.333333333" calcext:value-type="float">
            <text:p>249083,333333333</text:p>
          </table:table-cell>
          <table:table-cell table:formula="of:=[.D182]-[.C182]" office:value-type="float" office:value="244138.945636462" calcext:value-type="float">
            <text:p>244138,945636462</text:p>
          </table:table-cell>
          <table:table-cell table:formula="of:=[.D182]-[.D170]" office:value-type="float" office:value="16416.6666666667" calcext:value-type="float">
            <text:p>16416,6666666667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58000" calcext:value-type="float">
            <text:p>258000</text:p>
          </table:table-cell>
          <table:table-cell table:formula="of:=COM.MICROSOFT.STDEV.S([.B172:.B183])" office:value-type="float" office:value="5017.39398734467" calcext:value-type="float">
            <text:p>5017,39398734467</text:p>
          </table:table-cell>
          <table:table-cell table:formula="of:=AVERAGE([.B172:.B183])" office:value-type="float" office:value="250416.666666667" calcext:value-type="float">
            <text:p>250416,666666667</text:p>
          </table:table-cell>
          <table:table-cell table:formula="of:=[.D183]-[.C183]" office:value-type="float" office:value="245399.272679322" calcext:value-type="float">
            <text:p>245399,272679322</text:p>
          </table:table-cell>
          <table:table-cell table:formula="of:=[.D183]-[.D171]" office:value-type="float" office:value="16333.3333333333" calcext:value-type="float">
            <text:p>16333,3333333333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59000" calcext:value-type="float">
            <text:p>259000</text:p>
          </table:table-cell>
          <table:table-cell table:formula="of:=COM.MICROSOFT.STDEV.S([.B173:.B184])" office:value-type="float" office:value="4993.17716307144" calcext:value-type="float">
            <text:p>4993,17716307144</text:p>
          </table:table-cell>
          <table:table-cell table:formula="of:=AVERAGE([.B173:.B184])" office:value-type="float" office:value="251750" calcext:value-type="float">
            <text:p>251750</text:p>
          </table:table-cell>
          <table:table-cell table:formula="of:=[.D184]-[.C184]" office:value-type="float" office:value="246756.822836929" calcext:value-type="float">
            <text:p>246756,822836929</text:p>
          </table:table-cell>
          <table:table-cell table:formula="of:=[.D184]-[.D172]" office:value-type="float" office:value="16333.3333333333" calcext:value-type="float">
            <text:p>16333,3333333333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261000" calcext:value-type="float">
            <text:p>261000</text:p>
          </table:table-cell>
          <table:table-cell table:formula="of:=COM.MICROSOFT.STDEV.S([.B174:.B185])" office:value-type="float" office:value="5006.05693741152" calcext:value-type="float">
            <text:p>5006,05693741152</text:p>
          </table:table-cell>
          <table:table-cell table:formula="of:=AVERAGE([.B174:.B185])" office:value-type="float" office:value="253166.666666667" calcext:value-type="float">
            <text:p>253166,666666667</text:p>
          </table:table-cell>
          <table:table-cell table:formula="of:=[.D185]-[.C185]" office:value-type="float" office:value="248160.609729255" calcext:value-type="float">
            <text:p>248160,609729255</text:p>
          </table:table-cell>
          <table:table-cell table:formula="of:=[.D185]-[.D173]" office:value-type="float" office:value="16416.6666666667" calcext:value-type="float">
            <text:p>16416,6666666667</text:p>
          </table:table-cell>
        </table:table-row>
        <table:table-row table:style-name="ro1">
          <table:table-cell office:value-type="date" office:date-value="2017-02-01" calcext:value-type="date">
            <text:p>2017-02-01</text:p>
          </table:table-cell>
          <table:table-cell office:value-type="float" office:value="262000" calcext:value-type="float">
            <text:p>262000</text:p>
          </table:table-cell>
          <table:table-cell table:formula="of:=COM.MICROSOFT.STDEV.S([.B175:.B186])" office:value-type="float" office:value="4888.9175848561" calcext:value-type="float">
            <text:p>4888,9175848561</text:p>
          </table:table-cell>
          <table:table-cell table:formula="of:=AVERAGE([.B175:.B186])" office:value-type="float" office:value="254583.333333333" calcext:value-type="float">
            <text:p>254583,333333333</text:p>
          </table:table-cell>
          <table:table-cell table:formula="of:=[.D186]-[.C186]" office:value-type="float" office:value="249694.415748477" calcext:value-type="float">
            <text:p>249694,415748477</text:p>
          </table:table-cell>
          <table:table-cell table:formula="of:=[.D186]-[.D174]" office:value-type="float" office:value="16500" calcext:value-type="float">
            <text:p>16500</text:p>
          </table:table-cell>
        </table:table-row>
        <table:table-row table:style-name="ro1">
          <table:table-cell office:value-type="date" office:date-value="2017-03-01" calcext:value-type="date">
            <text:p>2017-03-01</text:p>
          </table:table-cell>
          <table:table-cell office:value-type="float" office:value="263000" calcext:value-type="float">
            <text:p>263000</text:p>
          </table:table-cell>
          <table:table-cell table:formula="of:=COM.MICROSOFT.STDEV.S([.B176:.B187])" office:value-type="float" office:value="4813.96327616263" calcext:value-type="float">
            <text:p>4813,96327616263</text:p>
          </table:table-cell>
          <table:table-cell table:formula="of:=AVERAGE([.B176:.B187])" office:value-type="float" office:value="255916.666666667" calcext:value-type="float">
            <text:p>255916,666666667</text:p>
          </table:table-cell>
          <table:table-cell table:formula="of:=[.D187]-[.C187]" office:value-type="float" office:value="251102.703390504" calcext:value-type="float">
            <text:p>251102,703390504</text:p>
          </table:table-cell>
          <table:table-cell table:formula="of:=[.D187]-[.D175]" office:value-type="float" office:value="16416.6666666667" calcext:value-type="float">
            <text:p>16416,6666666667</text:p>
          </table:table-cell>
        </table:table-row>
      </table:table>
      <table:named-expressions>
        <table:named-range table:name="HTML_1" table:base-cell-address="$'New editors'.$A$1" table:cell-range-address=".$A$2:.$B$187"/>
        <table:named-range table:name="HTML_all" table:base-cell-address="$'New editors'.$A$1" table:cell-range-address=".$A$2:.$B$187"/>
        <table:named-range table:name="HTML_tables" table:base-cell-address="$'New editors'.$A$1" table:cell-range-address=".$A$2:.$A$2"/>
      </table:named-expressions>
      <table:database-ranges>
        <table:database-range table:name="__Anonymous_Sheet_DB__0" table:target-range-address="'New editors'.A2:'New editors'.B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9:12:02.634582162</dc:date>
    <meta:editing-duration>PT4M38S</meta:editing-duration>
    <meta:editing-cycles>1</meta:editing-cycles>
    <meta:document-statistic meta:table-count="8" meta:cell-count="8463" meta:object-count="0"/>
    <meta:generator>LibreOffice/5.2.2.2$Linux_X86_64 LibreOffice_project/20m0$Build-2</meta:generator>
  </office:meta>
</office:document-meta>
</file>